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19.7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21mm"/>
    </style:style>
    <style:style style:name="co13" style:family="table-column">
      <style:table-column-properties fo:break-before="auto" style:column-width="24.85mm"/>
    </style:style>
    <style:style style:name="co14" style:family="table-column">
      <style:table-column-properties fo:break-before="auto" style:column-width="3.81mm"/>
    </style:style>
    <style:style style:name="co15" style:family="table-column">
      <style:table-column-properties fo:break-before="auto" style:column-width="28.75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14.99mm"/>
    </style:style>
    <style:style style:name="co18" style:family="table-column">
      <style:table-column-properties fo:break-before="auto" style:column-width="30.71mm"/>
    </style:style>
    <style:style style:name="co19" style:family="table-column">
      <style:table-column-properties fo:break-before="auto" style:column-width="22.14mm"/>
    </style:style>
    <style:style style:name="co20" style:family="table-column">
      <style:table-column-properties fo:break-before="auto" style:column-width="13.49mm"/>
    </style:style>
    <style:style style:name="co21" style:family="table-column">
      <style:table-column-properties fo:break-before="auto" style:column-width="13mm"/>
    </style:style>
    <style:style style:name="co22" style:family="table-column">
      <style:table-column-properties fo:break-before="auto" style:column-width="24.18mm"/>
    </style:style>
    <style:style style:name="co23" style:family="table-column">
      <style:table-column-properties fo:break-before="auto" style:column-width="10.88mm"/>
    </style:style>
    <style:style style:name="co24" style:family="table-column">
      <style:table-column-properties fo:break-before="auto" style:column-width="27.59mm"/>
    </style:style>
    <style:style style:name="co25" style:family="table-column">
      <style:table-column-properties fo:break-before="auto" style:column-width="23.41mm"/>
    </style:style>
    <style:style style:name="co26" style:family="table-column">
      <style:table-column-properties fo:break-before="auto" style:column-width="14.01mm"/>
    </style:style>
    <style:style style:name="co27" style:family="table-column">
      <style:table-column-properties fo:break-before="auto" style:column-width="11.98mm"/>
    </style:style>
    <style:style style:name="co28" style:family="table-column">
      <style:table-column-properties fo:break-before="auto" style:column-width="18.5mm"/>
    </style:style>
    <style:style style:name="co29" style:family="table-column">
      <style:table-column-properties fo:break-before="auto" style:column-width="46.62mm"/>
    </style:style>
    <style:style style:name="co30" style:family="table-column">
      <style:table-column-properties fo:break-before="auto" style:column-width="31.4mm"/>
    </style:style>
    <style:style style:name="co31" style:family="table-column">
      <style:table-column-properties fo:break-before="auto" style:column-width="26.49mm"/>
    </style:style>
    <style:style style:name="co32" style:family="table-column">
      <style:table-column-properties fo:break-before="auto" style:column-width="27.87mm"/>
    </style:style>
    <style:style style:name="co33" style:family="table-column">
      <style:table-column-properties fo:break-before="auto" style:column-width="25.59mm"/>
    </style:style>
    <style:style style:name="co34" style:family="table-column">
      <style:table-column-properties fo:break-before="auto" style:column-width="1.8mm"/>
    </style:style>
    <style:style style:name="co35" style:family="table-column">
      <style:table-column-properties fo:break-before="auto" style:column-width="26.55mm"/>
    </style:style>
    <style:style style:name="co36" style:family="table-column">
      <style:table-column-properties fo:break-before="auto" style:column-width="26.67mm"/>
    </style:style>
    <style:style style:name="co37" style:family="table-column">
      <style:table-column-properties fo:break-before="auto" style:column-width="25.29mm"/>
    </style:style>
    <style:style style:name="co38" style:family="table-column">
      <style:table-column-properties fo:break-before="auto" style:column-width="28.56mm"/>
    </style:style>
    <style:style style:name="co39" style:family="table-column">
      <style:table-column-properties fo:break-before="auto" style:column-width="45.31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13.72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.47mm" fo:break-before="auto" style:use-optimal-row-height="false"/>
    </style:style>
    <style:style style:name="ro4" style:family="table-row">
      <style:table-row-properties style:row-height="2.29mm" fo:break-before="auto" style:use-optimal-row-height="false"/>
    </style:style>
    <style:style style:name="ro5" style:family="table-row">
      <style:table-row-properties style:row-height="3.53mm" fo:break-before="auto" style:use-optimal-row-height="false"/>
    </style:style>
    <style:style style:name="ro6" style:family="table-row">
      <style:table-row-properties style:row-height="4.06mm" fo:break-before="auto" style:use-optimal-row-height="false"/>
    </style:style>
    <style:style style:name="ro7" style:family="table-row">
      <style:table-row-properties style:row-height="3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.92mm" fo:break-before="auto" style:use-optimal-row-height="false"/>
    </style:style>
    <style:style style:name="ro10" style:family="table-row">
      <style:table-row-properties style:row-height="6.7mm" fo:break-before="auto" style:use-optimal-row-height="false"/>
    </style:style>
    <style:style style:name="ro11" style:family="table-row">
      <style:table-row-properties style:row-height="3.35mm" fo:break-before="auto" style:use-optimal-row-height="false"/>
    </style:style>
    <style:style style:name="ro12" style:family="table-row">
      <style:table-row-properties style:row-height="1.76mm" fo:break-before="auto" style:use-optimal-row-height="false"/>
    </style:style>
    <style:style style:name="ro13" style:family="table-row">
      <style:table-row-properties style:row-height="3mm" fo:break-before="page" style:use-optimal-row-height="false"/>
    </style:style>
    <style:style style:name="ro14" style:family="table-row">
      <style:table-row-properties style:row-height="1.75mm" fo:break-before="auto" style:use-optimal-row-height="false"/>
    </style:style>
    <style:style style:name="ro15" style:family="table-row">
      <style:table-row-properties style:row-height="6.53mm" fo:break-before="auto" style:use-optimal-row-height="false"/>
    </style:style>
    <style:style style:name="ro16" style:family="table-row">
      <style:table-row-properties style:row-height="3.16mm" fo:break-before="auto" style:use-optimal-row-height="false"/>
    </style:style>
    <style:style style:name="ro17" style:family="table-row">
      <style:table-row-properties style:row-height="3.18mm" fo:break-before="auto" style:use-optimal-row-height="false"/>
    </style:style>
    <style:style style:name="ro18" style:family="table-row">
      <style:table-row-properties style:row-height="8.47mm" fo:break-before="auto" style:use-optimal-row-height="false"/>
    </style:style>
    <style:style style:name="ro19" style:family="table-row">
      <style:table-row-properties style:row-height="6.77mm" fo:break-before="auto" style:use-optimal-row-height="false"/>
    </style:style>
    <style:style style:name="ro20" style:family="table-row">
      <style:table-row-properties style:row-height="4.52mm" fo:break-before="auto" style:use-optimal-row-height="true"/>
    </style:style>
    <style:style style:name="ro21" style:family="table-row">
      <style:table-row-properties style:row-height="9.74mm" fo:break-before="auto" style:use-optimal-row-height="false"/>
    </style:style>
    <style:style style:name="ro22" style:family="table-row">
      <style:table-row-properties style:row-height="9.47mm" fo:break-before="auto" style:use-optimal-row-height="true"/>
    </style:style>
    <style:style style:name="ro23" style:family="table-row">
      <style:table-row-properties style:row-height="6.05mm" fo:break-before="auto" style:use-optimal-row-height="true"/>
    </style:style>
    <style:style style:name="ro24" style:family="table-row">
      <style:table-row-properties style:row-height="2.1mm" fo:break-before="auto" style:use-optimal-row-height="false"/>
    </style:style>
    <style:style style:name="ro25" style:family="table-row">
      <style:table-row-properties style:row-height="7.2mm" fo:break-before="auto" style:use-optimal-row-height="false"/>
    </style:style>
    <style:style style:name="ro26" style:family="table-row">
      <style:table-row-properties style:row-height="22.23mm" fo:break-before="auto" style:use-optimal-row-height="false"/>
    </style:style>
    <style:style style:name="ro27" style:family="table-row">
      <style:table-row-properties style:row-height="2.8mm" fo:break-before="auto" style:use-optimal-row-height="false"/>
    </style:style>
    <style:style style:name="ro28" style:family="table-row">
      <style:table-row-properties style:row-height="5.45mm" fo:break-before="auto" style:use-optimal-row-height="true"/>
    </style:style>
    <style:style style:name="ro29" style:family="table-row">
      <style:table-row-properties style:row-height="5.52mm" fo:break-before="auto" style:use-optimal-row-height="true"/>
    </style:style>
    <style:style style:name="ro30" style:family="table-row">
      <style:table-row-properties style:row-height="2.72mm" fo:break-before="auto" style:use-optimal-row-height="false"/>
    </style:style>
    <style:style style:name="ro31" style:family="table-row">
      <style:table-row-properties style:row-height="4.52mm" fo:break-before="page" style:use-optimal-row-height="true"/>
    </style:style>
    <style:style style:name="ro32" style:family="table-row">
      <style:table-row-properties style:row-height="4.87mm" fo:break-before="auto" style:use-optimal-row-height="true"/>
    </style:style>
    <style:style style:name="ro33" style:family="table-row">
      <style:table-row-properties style:row-height="7.62mm" fo:break-before="auto" style:use-optimal-row-height="false"/>
    </style:style>
    <style:style style:name="ro34" style:family="table-row">
      <style:table-row-properties style:row-height="21.17mm" fo:break-before="auto" style:use-optimal-row-height="false"/>
    </style:style>
    <style:style style:name="ro35" style:family="table-row">
      <style:table-row-properties style:row-height="2.06mm" fo:break-before="auto" style:use-optimal-row-height="false"/>
    </style:style>
    <style:style style:name="ro36" style:family="table-row">
      <style:table-row-properties style:row-height="5.93mm" fo:break-before="auto" style:use-optimal-row-height="true"/>
    </style:style>
    <style:style style:name="ro37" style:family="table-row">
      <style:table-row-properties style:row-height="20.11mm" fo:break-before="auto" style:use-optimal-row-height="false"/>
    </style:style>
    <style:style style:name="ro38" style:family="table-row">
      <style:table-row-properties style:row-height="19.9mm" fo:break-before="auto" style:use-optimal-row-height="false"/>
    </style:style>
    <style:style style:name="ro39" style:family="table-row">
      <style:table-row-properties style:row-height="5.72mm" fo:break-before="auto" style:use-optimal-row-height="true"/>
    </style:style>
    <style:style style:name="ro40" style:family="table-row">
      <style:table-row-properties style:row-height="7.83mm" fo:break-before="auto" style:use-optimal-row-height="false"/>
    </style:style>
    <style:style style:name="ro41" style:family="table-row">
      <style:table-row-properties style:row-height="3.37mm" fo:break-before="auto" style:use-optimal-row-height="false"/>
    </style:style>
    <style:style style:name="ro42" style:family="table-row">
      <style:table-row-properties style:row-height="19.47mm" fo:break-before="auto" style:use-optimal-row-height="false"/>
    </style:style>
    <style:style style:name="ro43" style:family="table-row">
      <style:table-row-properties style:row-height="19.69mm" fo:break-before="auto" style:use-optimal-row-height="false"/>
    </style:style>
    <style:style style:name="ro44" style:family="table-row">
      <style:table-row-properties style:row-height="2.52mm" fo:break-before="auto" style:use-optimal-row-height="false"/>
    </style:style>
    <style:style style:name="ro45" style:family="table-row">
      <style:table-row-properties style:row-height="22.86mm" fo:break-before="auto" style:use-optimal-row-height="false"/>
    </style:style>
    <style:style style:name="ro46" style:family="table-row">
      <style:table-row-properties style:row-height="2.4mm" fo:break-before="auto" style:use-optimal-row-height="false"/>
    </style:style>
    <style:style style:name="ro47" style:family="table-row">
      <style:table-row-properties style:row-height="2.65mm" fo:break-before="auto" style:use-optimal-row-height="false"/>
    </style:style>
    <style:style style:name="ro48" style:family="table-row">
      <style:table-row-properties style:row-height="2.19mm" fo:break-before="auto" style:use-optimal-row-height="false"/>
    </style:style>
    <style:style style:name="ro49" style:family="table-row">
      <style:table-row-properties style:row-height="5.5mm" fo:break-before="page" style:use-optimal-row-height="false"/>
    </style:style>
    <style:style style:name="ro50" style:family="table-row">
      <style:table-row-properties style:row-height="27.09mm" fo:break-before="auto" style:use-optimal-row-height="false"/>
    </style:style>
    <style:style style:name="ro51" style:family="table-row">
      <style:table-row-properties style:row-height="27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2" style:family="table-cell" style:parent-style-name="Default" style:data-style-name="N14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3" style:family="table-cell" style:parent-style-name="Default" style:data-style-name="N140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5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1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ce17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000000" style:font-name="Sans" fo:font-size="11pt" style:font-size-asian="11pt" style:font-size-complex="11pt"/>
    </style:style>
    <style:style style:name="ce26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1pt" style:font-size-asian="11pt" style:font-size-complex="11pt"/>
    </style:style>
    <style:style style:name="ce26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1pt" style:font-size-asian="11pt" style:font-size-complex="11pt"/>
    </style:style>
    <style:style style:name="ce74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0" style:family="table-cell" style:parent-style-name="Times500">
      <style:map style:condition="cell-content()&gt;100" style:apply-style-name="Times100" style:base-cell-address="'SARS History'.J20"/>
    </style:style>
    <style:style style:name="ce60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8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3" style:family="table-cell" style:parent-style-name="Default" style:data-style-name="N1">
      <style:table-cell-properties fo:background-color="#99ffff" fo:border="none"/>
      <style:text-properties fo:color="#000000" style:text-underline-style="solid" style:text-underline-width="auto" style:text-underline-color="font-color"/>
    </style:style>
    <style:style style:name="ce18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4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3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5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28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93" style:family="table-cell" style:parent-style-name="Default">
      <style:table-cell-properties fo:background-color="#ffffff"/>
    </style:style>
    <style:style style:name="ce213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2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3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5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7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8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5" style:family="table-cell" style:parent-style-name="Default" style:data-style-name="N1">
      <style:table-cell-properties style:glyph-orientation-vertical="auto" fo:background-color="#99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5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7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8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9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4" style:family="table-cell" style:parent-style-name="Default" style:data-style-name="N1">
      <style:table-cell-properties style:glyph-orientation-vertical="auto" fo:border-bottom="none" fo:background-color="#99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7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solid" style:text-underline-width="auto" style:text-underline-color="font-color"/>
    </style:style>
    <style:style style:name="ce23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9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9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02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03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04" style:family="table-cell" style:parent-style-name="Default" style:data-style-name="N0"/>
    <style:style style:name="ce305" style:family="table-cell" style:parent-style-name="Default" style:data-style-name="N3"/>
    <style:style style:name="ce306" style:family="table-cell" style:parent-style-name="Default" style:data-style-name="N4"/>
    <style:style style:name="ce27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81" style:family="table-cell" style:parent-style-name="Default">
      <style:table-cell-properties fo:background-color="#ffffff" style:text-align-source="fix" style:repeat-content="false" fo:border="4.99pt solid #0000ff" fo:padding="0.35mm" style:vertical-align="middle"/>
      <style:paragraph-properties fo:text-align="center"/>
      <style:text-properties fo:color="#000000" style:font-name="Sans" fo:font-size="11pt" fo:font-weight="bold" style:font-size-asian="11pt" style:font-weight-asian="normal" style:font-size-complex="11pt" style:font-weight-complex="normal"/>
    </style:style>
    <style:style style:name="ce23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36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249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5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17" style:family="table-cell" style:parent-style-name="Default">
      <style:table-cell-properties fo:background-color="#ffffff" style:text-align-source="fix" style:repeat-content="false" fo:border="4.99pt solid #000000" style:vertical-align="middle"/>
      <style:paragraph-properties fo:text-align="center"/>
      <style:text-properties fo:color="#000000" style:font-name="Sans" fo:font-size="11pt" fo:font-weight="bold" style:font-size-asian="11pt" style:font-weight-asian="bold" style:font-size-complex="11pt" style:font-weight-complex="bold"/>
    </style:style>
    <style:style style:name="ce2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31" style:family="table-cell" style:parent-style-name="Default">
      <style:table-cell-properties fo:border-bottom="0.14pt solid #0000ff" fo:background-color="#ffffff" fo:border-left="none" fo:border-right="0.14pt solid #0000ff" fo:border-top="0.14pt solid #0000ff"/>
      <style:text-properties fo:color="#000000"/>
    </style:style>
    <style:style style:name="ce26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5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34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/>
    </style:style>
    <style:style style:name="ce26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63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6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5" style:family="table-cell" style:parent-style-name="Default" style:data-style-name="N3">
      <style:table-cell-properties fo:border-bottom="none" fo:background-color="#ffffff" fo:border-left="0.06pt solid #000000" fo:border-right="0.06pt solid #000000" fo:border-top="0.06pt solid #000000"/>
    </style:style>
    <style:style style:name="ce277" style:family="table-cell" style:parent-style-name="Default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446" style:family="table-cell" style:parent-style-name="Default" style:data-style-name="N3">
      <style:table-cell-properties fo:border="0.06pt solid #000000"/>
    </style:style>
    <style:style style:name="ce449" style:family="table-cell" style:parent-style-name="Default" style:data-style-name="N4">
      <style:table-cell-properties fo:border="0.06pt solid #000000"/>
      <style:map style:condition="cell-content()&lt;10" style:apply-style-name="Default" style:base-cell-address="World_E_Asian_Ratio.E6"/>
      <style:map style:condition="cell-content()&lt;=100" style:apply-style-name="Times10" style:base-cell-address="World_E_Asian_Ratio.E6"/>
      <style:map style:condition="cell-content()&lt;500" style:apply-style-name="Times100" style:base-cell-address="World_E_Asian_Ratio.E6"/>
      <style:map style:condition="cell-content()&lt;1000" style:apply-style-name="Times500" style:base-cell-address="World_E_Asian_Ratio.E6"/>
      <style:map style:condition="cell-content()&gt;=1000" style:apply-style-name="Times1000" style:base-cell-address="World_E_Asian_Ratio.E6"/>
    </style:style>
    <style:style style:name="ce287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ce459" style:family="table-cell" style:parent-style-name="Default" style:data-style-name="N0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423" style:family="table-cell" style:parent-style-name="Default" style:data-style-name="N1">
      <style:table-cell-properties fo:border="0.06pt solid #000000"/>
      <style:map style:condition="cell-content()&lt;10" style:apply-style-name="Default" style:base-cell-address="World_E_Asian_Ratio.E39"/>
      <style:map style:condition="cell-content()&lt;100" style:apply-style-name="Times10" style:base-cell-address="World_E_Asian_Ratio.E39"/>
      <style:map style:condition="cell-content()&lt;500" style:apply-style-name="Times100" style:base-cell-address="World_E_Asian_Ratio.E39"/>
      <style:map style:condition="cell-content()&lt;1000" style:apply-style-name="Times500" style:base-cell-address="World_E_Asian_Ratio.E39"/>
      <style:map style:condition="cell-content()&gt;=1000" style:apply-style-name="Times1000" style:base-cell-address="World_E_Asian_Ratio.E39"/>
    </style:style>
    <style:style style:name="ce431" style:family="table-cell" style:parent-style-name="Default" style:data-style-name="N150">
      <style:table-cell-properties fo:border="0.06pt solid #000000"/>
      <style:map style:condition="cell-content()&lt;10" style:apply-style-name="Default" style:base-cell-address="World_E_Asian_Ratio.E39"/>
      <style:map style:condition="cell-content()&lt;100" style:apply-style-name="Times10" style:base-cell-address="World_E_Asian_Ratio.E39"/>
      <style:map style:condition="cell-content()&lt;500" style:apply-style-name="Times100" style:base-cell-address="World_E_Asian_Ratio.E39"/>
      <style:map style:condition="cell-content()&lt;1000" style:apply-style-name="Times500" style:base-cell-address="World_E_Asian_Ratio.E39"/>
      <style:map style:condition="cell-content()&gt;=1000" style:apply-style-name="Times1000" style:base-cell-address="World_E_Asian_Ratio.E39"/>
    </style:style>
    <style:style style:name="ce340" style:family="table-cell" style:parent-style-name="Default" style:data-style-name="N1">
      <style:table-cell-properties fo:border-bottom="none" fo:background-color="#ffffff" fo:border-left="none" fo:border-right="none" fo:border-top="0.06pt solid #000000"/>
    </style:style>
    <style:style style:name="ce294" style:family="table-cell" style:parent-style-name="Default" style:data-style-name="N1">
      <style:table-cell-properties fo:background-color="#ffff66" fo:border="none"/>
      <style:text-properties fo:color="#000000" style:text-underline-style="solid" style:text-underline-width="auto" style:text-underline-color="font-color"/>
    </style:style>
    <style:style style:name="ce296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ce297" style:family="table-cell" style:parent-style-name="Default" style:data-style-name="N1">
      <style:table-cell-properties fo:background-color="#ff3333" fo:border="none"/>
      <style:text-properties fo:color="#ffffff"/>
    </style:style>
    <style:style style:name="ce300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1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0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2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322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none"/>
    </style:style>
    <style:style style:name="ce323" style:family="table-cell" style:parent-style-name="Default" style:data-style-name="N1">
      <style:table-cell-properties fo:border-bottom="none" fo:background-color="#ffff66" fo:border-left="none" fo:border-right="0.06pt solid #000000" fo:border-top="none"/>
      <style:text-properties fo:color="#000000" style:text-underline-style="none"/>
    </style:style>
    <style:style style:name="ce324" style:family="table-cell" style:parent-style-name="Default" style:data-style-name="N1">
      <style:table-cell-properties fo:border-bottom="none" fo:background-color="#ffcc00" fo:border-left="none" fo:border-right="0.06pt solid #000000" fo:border-top="none"/>
      <style:text-properties fo:color="#000000" style:text-underline-style="none"/>
    </style:style>
    <style:style style:name="ce325" style:family="table-cell" style:parent-style-name="Default" style:data-style-name="N1">
      <style:table-cell-properties fo:border-bottom="none" fo:background-color="#ff3333" fo:border-left="none" fo:border-right="0.06pt solid #000000" fo:border-top="none"/>
      <style:text-properties fo:color="#ffffff"/>
    </style:style>
    <style:style style:name="ce351" style:family="table-cell" style:parent-style-name="Default" style:data-style-name="N1">
      <style:table-cell-properties fo:border-bottom="none" fo:background-color="#ffffff" fo:border-left="none" fo:border-right="0.06pt solid #000000" fo:border-top="0.06pt solid #000000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60" style:family="table-cell" style:parent-style-name="Default">
      <style:table-cell-properties fo:border-bottom="none" fo:background-color="#0000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36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>
      <style:table-cell-properties fo:border-bottom="none" fo:background-color="#0000ff" fo:border-left="none" fo:border-right="none" fo:border-top="0.06pt solid #000000"/>
      <style:text-properties fo:color="#ffffff" fo:font-weight="bold" style:font-weight-asian="bold" style:font-weight-complex="bold"/>
    </style:style>
    <style:style style:name="ce366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310" style:family="table-cell" style:parent-style-name="Default" style:data-style-name="N1">
      <style:table-cell-properties fo:background-color="#ffffff" fo:border="0.06pt solid #000000"/>
    </style:style>
    <style:style style:name="ce276" style:family="table-cell" style:parent-style-name="Default" style:data-style-name="N1">
      <style:table-cell-properties fo:border="0.06pt solid #000000"/>
    </style:style>
    <style:style style:name="ce390" style:family="table-cell" style:parent-style-name="Default" style:data-style-name="N150">
      <style:table-cell-properties fo:border="0.06pt solid #000000"/>
    </style:style>
    <style:style style:name="ce278" style:family="table-cell" style:parent-style-name="Default" style:data-style-name="N2">
      <style:table-cell-properties fo:border="0.06pt solid #000000"/>
    </style:style>
    <style:style style:name="ce413" style:family="table-cell" style:parent-style-name="Default" style:data-style-name="N1">
      <style:table-cell-properties fo:border="0.06pt solid #000000"/>
      <style:map style:condition="cell-content()&lt;10" style:apply-style-name="Default" style:base-cell-address="World_EAsian_perM_Ratio.E6"/>
      <style:map style:condition="cell-content()&lt;=100" style:apply-style-name="Times10" style:base-cell-address="World_EAsian_perM_Ratio.E6"/>
      <style:map style:condition="cell-content()&lt;500" style:apply-style-name="Times100" style:base-cell-address="World_EAsian_perM_Ratio.E6"/>
      <style:map style:condition="cell-content()&lt;1000" style:apply-style-name="Times500" style:base-cell-address="World_EAsian_perM_Ratio.E6"/>
      <style:map style:condition="cell-content()&gt;=1000" style:apply-style-name="Times1000" style:base-cell-address="World_EAsian_perM_Ratio.E6"/>
    </style:style>
    <style:style style:name="ce382" style:family="table-cell" style:parent-style-name="Default" style:data-style-name="N150">
      <style:table-cell-properties fo:border="0.06pt solid #000000"/>
      <style:map style:condition="cell-content()&lt;10" style:apply-style-name="Default" style:base-cell-address="World_EAsian_perM_Ratio.E6"/>
      <style:map style:condition="cell-content()&lt;=100" style:apply-style-name="Times10" style:base-cell-address="World_EAsian_perM_Ratio.E6"/>
      <style:map style:condition="cell-content()&lt;500" style:apply-style-name="Times100" style:base-cell-address="World_EAsian_perM_Ratio.E6"/>
      <style:map style:condition="cell-content()&lt;1000" style:apply-style-name="Times500" style:base-cell-address="World_EAsian_perM_Ratio.E6"/>
      <style:map style:condition="cell-content()&gt;=1000" style:apply-style-name="Times1000" style:base-cell-address="World_EAsian_perM_Ratio.E6"/>
    </style:style>
    <style:style style:name="ce396" style:family="table-cell" style:parent-style-name="Default" style:data-style-name="N1">
      <style:table-cell-properties fo:border="0.06pt solid #000000"/>
      <style:map style:condition="cell-content()&lt;10" style:apply-style-name="Default" style:base-cell-address="World_EAsian_perM_Ratio.E37"/>
      <style:map style:condition="cell-content()&lt;100" style:apply-style-name="Times10" style:base-cell-address="World_EAsian_perM_Ratio.E37"/>
      <style:map style:condition="cell-content()&lt;500" style:apply-style-name="Times100" style:base-cell-address="World_EAsian_perM_Ratio.E37"/>
      <style:map style:condition="cell-content()&lt;1000" style:apply-style-name="Times500" style:base-cell-address="World_EAsian_perM_Ratio.E37"/>
      <style:map style:condition="cell-content()&gt;=1000" style:apply-style-name="Times1000" style:base-cell-address="World_EAsian_perM_Ratio.E37"/>
    </style:style>
    <style:style style:name="ce397" style:family="table-cell" style:parent-style-name="Default" style:data-style-name="N150">
      <style:table-cell-properties fo:border="0.06pt solid #000000"/>
      <style:map style:condition="cell-content()&lt;10" style:apply-style-name="Default" style:base-cell-address="World_EAsian_perM_Ratio.E37"/>
      <style:map style:condition="cell-content()&lt;100" style:apply-style-name="Times10" style:base-cell-address="World_EAsian_perM_Ratio.E37"/>
      <style:map style:condition="cell-content()&lt;500" style:apply-style-name="Times100" style:base-cell-address="World_EAsian_perM_Ratio.E37"/>
      <style:map style:condition="cell-content()&lt;1000" style:apply-style-name="Times500" style:base-cell-address="World_EAsian_perM_Ratio.E37"/>
      <style:map style:condition="cell-content()&gt;=1000" style:apply-style-name="Times1000" style:base-cell-address="World_EAsian_perM_Ratio.E37"/>
    </style:style>
    <style:style style:name="ce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0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36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4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43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4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48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51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52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55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56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0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1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2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3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64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5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7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8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9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0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1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3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4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5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76" style:family="table-cell" style:parent-style-name="Default" style:data-style-name="N4">
      <style:text-properties fo:font-size="11pt" style:font-size-asian="11pt" style:font-size-complex="11pt"/>
    </style:style>
    <style:style style:name="ce477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8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80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outline="false" style:text-line-through-style="none" style:text-line-through-type="none" style:font-name="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1pt" style:language-asian="zh" style:country-asian="TW" style:font-style-asian="normal" style:font-weight-asian="normal" style:font-name-complex="Noto Sans CJK T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 style:data-style-name="N4">
      <style:table-cell-properties fo:background-color="#ffffff"/>
    </style:style>
    <style:style style:name="ce482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83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50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I54"/>
      <style:map style:condition="cell-content()&lt;100" style:apply-style-name="Times10" style:base-cell-address="Euro_E_Asian.I54"/>
      <style:map style:condition="cell-content()&lt;500" style:apply-style-name="Times100" style:base-cell-address="Euro_E_Asian.I54"/>
      <style:map style:condition="cell-content()&lt;1000" style:apply-style-name="Times500" style:base-cell-address="Euro_E_Asian.I54"/>
      <style:map style:condition="cell-content()&gt;=1000" style:apply-style-name="Times1000" style:base-cell-address="Euro_E_Asian.I54"/>
    </style:style>
    <style:style style:name="ce485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I71"/>
      <style:map style:condition="cell-content()&lt;100" style:apply-style-name="Times10" style:base-cell-address="Euro_E_Asian.I71"/>
      <style:map style:condition="cell-content()&lt;500" style:apply-style-name="Times100" style:base-cell-address="Euro_E_Asian.I71"/>
      <style:map style:condition="cell-content()&lt;1000" style:apply-style-name="Times500" style:base-cell-address="Euro_E_Asian.I71"/>
      <style:map style:condition="cell-content()&gt;=1000" style:apply-style-name="Times1000" style:base-cell-address="Euro_E_Asian.I71"/>
    </style:style>
    <style:style style:name="ce28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22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88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J55"/>
      <style:map style:condition="cell-content()&lt;100" style:apply-style-name="Times10" style:base-cell-address="Euro_E_Asian.J55"/>
      <style:map style:condition="cell-content()&lt;500" style:apply-style-name="Times100" style:base-cell-address="Euro_E_Asian.J55"/>
      <style:map style:condition="cell-content()&lt;1000" style:apply-style-name="Times500" style:base-cell-address="Euro_E_Asian.J55"/>
      <style:map style:condition="cell-content()&gt;=1000" style:apply-style-name="Times1000" style:base-cell-address="Euro_E_Asian.J55"/>
    </style:style>
    <style:style style:name="ce489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J72"/>
      <style:map style:condition="cell-content()&lt;100" style:apply-style-name="Times10" style:base-cell-address="Euro_E_Asian.J72"/>
      <style:map style:condition="cell-content()&lt;500" style:apply-style-name="Times100" style:base-cell-address="Euro_E_Asian.J72"/>
      <style:map style:condition="cell-content()&lt;1000" style:apply-style-name="Times500" style:base-cell-address="Euro_E_Asian.J72"/>
      <style:map style:condition="cell-content()&gt;=1000" style:apply-style-name="Times1000" style:base-cell-address="Euro_E_Asian.J72"/>
    </style:style>
    <style:style style:name="ce490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lt;10" style:apply-style-name="Default" style:base-cell-address="Euro_E_Asian.J72"/>
      <style:map style:condition="cell-content()&lt;100" style:apply-style-name="Times10" style:base-cell-address="Euro_E_Asian.J72"/>
      <style:map style:condition="cell-content()&lt;500" style:apply-style-name="Times100" style:base-cell-address="Euro_E_Asian.J72"/>
      <style:map style:condition="cell-content()&lt;1000" style:apply-style-name="Times500" style:base-cell-address="Euro_E_Asian.J72"/>
      <style:map style:condition="cell-content()&gt;=1000" style:apply-style-name="Times1000" style:base-cell-address="Euro_E_Asian.J72"/>
    </style:style>
    <style:style style:name="ce491" style:family="table-cell" style:parent-style-name="Times100">
      <style:table-cell-properties fo:border-bottom="none" fo:border-left="none" fo:border-right="0.06pt solid #000000" fo:border-top="none"/>
    </style:style>
    <style:style style:name="ce492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380" style:family="table-cell" style:parent-style-name="Default">
      <style:table-cell-properties fo:background-color="transparent"/>
    </style:style>
    <style:style style:name="ce494" style:family="table-cell" style:parent-style-name="Default">
      <style:table-cell-properties fo:background-color="#ffffff" style:text-align-source="fix" style:repeat-content="false" fo:border="4.99pt solid #0000ff" fo:padding="0.35mm" style:vertical-align="middle"/>
      <style:paragraph-properties fo:text-align="center"/>
      <style:text-properties fo:color="#000000" style:font-name="Sans" fo:font-size="11pt" fo:font-weight="bold" style:font-size-asian="11pt" style:font-weight-asian="bold" style:font-size-complex="11pt" style:font-weight-complex="bold"/>
    </style:style>
    <style:style style:name="ce457" style:family="table-cell" style:parent-style-name="Default" style:data-style-name="N3">
      <style:table-cell-properties fo:border-bottom="none" fo:background-color="#ffffff" fo:border-left="0.06pt solid #000000" fo:border-right="0.06pt solid #000000" fo:border-top="0.06pt solid #000000"/>
      <style:text-properties style:font-name="Liberation Sans" fo:font-size="10pt"/>
    </style:style>
    <style:style style:name="ce458" style:family="table-cell" style:parent-style-name="Default" style:data-style-name="N140">
      <style:table-cell-properties fo:border="0.06pt solid #000000"/>
      <style:map style:condition="cell-content()&lt;10" style:apply-style-name="Default" style:base-cell-address="Euro_E_Asian_Ratio.E6"/>
      <style:map style:condition="cell-content()&lt;=100" style:apply-style-name="Times10" style:base-cell-address="Euro_E_Asian_Ratio.E6"/>
      <style:map style:condition="cell-content()&lt;500" style:apply-style-name="Times100" style:base-cell-address="Euro_E_Asian_Ratio.E6"/>
      <style:map style:condition="cell-content()&lt;1000" style:apply-style-name="Times500" style:base-cell-address="Euro_E_Asian_Ratio.E6"/>
      <style:map style:condition="cell-content()&gt;=1000" style:apply-style-name="Times1000" style:base-cell-address="Euro_E_Asian_Ratio.E6"/>
    </style:style>
    <style:style style:name="ce536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Ratio.E6"/>
      <style:map style:condition="cell-content()&lt;=100" style:apply-style-name="Times10" style:base-cell-address="Euro_E_Asian_Ratio.E6"/>
      <style:map style:condition="cell-content()&lt;500" style:apply-style-name="Times100" style:base-cell-address="Euro_E_Asian_Ratio.E6"/>
      <style:map style:condition="cell-content()&lt;1000" style:apply-style-name="Times500" style:base-cell-address="Euro_E_Asian_Ratio.E6"/>
      <style:map style:condition="cell-content()&gt;=1000" style:apply-style-name="Times1000" style:base-cell-address="Euro_E_Asian_Ratio.E6"/>
    </style:style>
    <style:style style:name="ce537" style:family="table-cell" style:parent-style-name="Default" style:data-style-name="N150">
      <style:table-cell-properties fo:border="0.06pt solid #000000"/>
      <style:map style:condition="cell-content()&lt;10" style:apply-style-name="Default" style:base-cell-address="Euro_E_Asian_Ratio.E6"/>
      <style:map style:condition="cell-content()&lt;=100" style:apply-style-name="Times10" style:base-cell-address="Euro_E_Asian_Ratio.E6"/>
      <style:map style:condition="cell-content()&lt;500" style:apply-style-name="Times100" style:base-cell-address="Euro_E_Asian_Ratio.E6"/>
      <style:map style:condition="cell-content()&lt;1000" style:apply-style-name="Times500" style:base-cell-address="Euro_E_Asian_Ratio.E6"/>
      <style:map style:condition="cell-content()&gt;=1000" style:apply-style-name="Times1000" style:base-cell-address="Euro_E_Asian_Ratio.E6"/>
    </style:style>
    <style:style style:name="ce538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Ratio.E27"/>
      <style:map style:condition="cell-content()&lt;100" style:apply-style-name="Times10" style:base-cell-address="Euro_E_Asian_Ratio.E27"/>
      <style:map style:condition="cell-content()&lt;500" style:apply-style-name="Times100" style:base-cell-address="Euro_E_Asian_Ratio.E27"/>
      <style:map style:condition="cell-content()&lt;1000" style:apply-style-name="Times500" style:base-cell-address="Euro_E_Asian_Ratio.E27"/>
      <style:map style:condition="cell-content()&gt;=1000" style:apply-style-name="Times1000" style:base-cell-address="Euro_E_Asian_Ratio.E27"/>
    </style:style>
    <style:style style:name="ce539" style:family="table-cell" style:parent-style-name="Default" style:data-style-name="N150">
      <style:table-cell-properties fo:border="0.06pt solid #000000"/>
      <style:map style:condition="cell-content()&lt;10" style:apply-style-name="Default" style:base-cell-address="Euro_E_Asian_Ratio.E27"/>
      <style:map style:condition="cell-content()&lt;100" style:apply-style-name="Times10" style:base-cell-address="Euro_E_Asian_Ratio.E27"/>
      <style:map style:condition="cell-content()&lt;500" style:apply-style-name="Times100" style:base-cell-address="Euro_E_Asian_Ratio.E27"/>
      <style:map style:condition="cell-content()&lt;1000" style:apply-style-name="Times500" style:base-cell-address="Euro_E_Asian_Ratio.E27"/>
      <style:map style:condition="cell-content()&gt;=1000" style:apply-style-name="Times1000" style:base-cell-address="Euro_E_Asian_Ratio.E27"/>
    </style:style>
    <style:style style:name="ce540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perM_Ratio.E6"/>
      <style:map style:condition="cell-content()&lt;=100" style:apply-style-name="Times10" style:base-cell-address="Euro_E_Asian_perM_Ratio.E6"/>
      <style:map style:condition="cell-content()&lt;500" style:apply-style-name="Times100" style:base-cell-address="Euro_E_Asian_perM_Ratio.E6"/>
      <style:map style:condition="cell-content()&lt;1000" style:apply-style-name="Times500" style:base-cell-address="Euro_E_Asian_perM_Ratio.E6"/>
      <style:map style:condition="cell-content()&gt;=1000" style:apply-style-name="Times1000" style:base-cell-address="Euro_E_Asian_perM_Ratio.E6"/>
    </style:style>
    <style:style style:name="ce541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perM_Ratio.E27"/>
      <style:map style:condition="cell-content()&lt;100" style:apply-style-name="Times10" style:base-cell-address="Euro_E_Asian_perM_Ratio.E27"/>
      <style:map style:condition="cell-content()&lt;500" style:apply-style-name="Times100" style:base-cell-address="Euro_E_Asian_perM_Ratio.E27"/>
      <style:map style:condition="cell-content()&lt;1000" style:apply-style-name="Times500" style:base-cell-address="Euro_E_Asian_perM_Ratio.E27"/>
      <style:map style:condition="cell-content()&gt;=1000" style:apply-style-name="Times1000" style:base-cell-address="Euro_E_Asian_perM_Ratio.E27"/>
    </style:style>
    <style:style style:name="ce36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8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9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29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23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5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000000" style:font-name="Sans" fo:font-size="11pt" style:font-size-asian="11pt" style:font-size-complex="11pt"/>
    </style:style>
    <style:style style:name="ce37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ffffff" fo:border="0.06pt solid #000000"/>
    </style:style>
    <style:style style:name="ce378" style:family="table-cell" style:parent-style-name="Default">
      <style:table-cell-properties fo:border-bottom="0.06pt solid #000000" fo:background-color="#ffffff" fo:border-left="none" fo:border-right="none" fo:border-top="none"/>
      <style:text-properties style:text-underline-style="solid" style:text-underline-width="auto" style:text-underline-color="font-color"/>
    </style:style>
    <style:style style:name="ce51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379" style:family="table-cell" style:parent-style-name="Default">
      <style:table-cell-properties style:glyph-orientation-vertical="auto" fo:border-bottom="none" fo:background-color="#ffffff" style:text-align-source="fix" style:repeat-content="false" fo:border-left="none" style:direction="ttb" fo:border-right="0.06pt solid #000000" style:rotation-angle="0" fo:border-top="0.06pt solid #000000"/>
      <style:paragraph-properties fo:text-align="end" fo:margin-left="0mm"/>
    </style:style>
    <style:style style:name="ce518" style:family="table-cell" style:parent-style-name="Default" style:data-style-name="N3">
      <style:table-cell-properties fo:background-color="#ffffff" fo:border="0.06pt solid #000000"/>
    </style:style>
    <style:style style:name="ce335" style:family="table-cell" style:parent-style-name="Default" style:data-style-name="N1">
      <style:table-cell-properties fo:border-bottom="none" fo:background-color="#ffffff" fo:border-left="0.06pt solid #000000" fo:border-right="0.06pt solid #000000" fo:border-top="0.06pt solid #000000"/>
    </style:style>
    <style:style style:name="ce38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58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Ratio.E7"/>
      <style:map style:condition="cell-content()&lt;=100" style:apply-style-name="Times10" style:base-cell-address="USA_Top_E_Asian_Ratio.E7"/>
      <style:map style:condition="cell-content()&lt;500" style:apply-style-name="Times100" style:base-cell-address="USA_Top_E_Asian_Ratio.E7"/>
      <style:map style:condition="cell-content()&lt;1000" style:apply-style-name="Times500" style:base-cell-address="USA_Top_E_Asian_Ratio.E7"/>
      <style:map style:condition="cell-content()&gt;=1000" style:apply-style-name="Times1000" style:base-cell-address="USA_Top_E_Asian_Ratio.E7"/>
    </style:style>
    <style:style style:name="ce559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Ratio.E7"/>
      <style:map style:condition="cell-content()&lt;=100" style:apply-style-name="Times10" style:base-cell-address="USA_Top_E_Asian_Ratio.E7"/>
      <style:map style:condition="cell-content()&lt;500" style:apply-style-name="Times100" style:base-cell-address="USA_Top_E_Asian_Ratio.E7"/>
      <style:map style:condition="cell-content()&lt;1000" style:apply-style-name="Times500" style:base-cell-address="USA_Top_E_Asian_Ratio.E7"/>
      <style:map style:condition="cell-content()&gt;=1000" style:apply-style-name="Times1000" style:base-cell-address="USA_Top_E_Asian_Ratio.E7"/>
    </style:style>
    <style:style style:name="ce388" style:family="table-cell" style:parent-style-name="Times500">
      <style:table-cell-properties fo:border-bottom="0.06pt solid #000000" fo:background-color="#ffffff" fo:border-left="none" fo:border-right="none" fo:border-top="none"/>
    </style:style>
    <style:style style:name="ce389" style:family="table-cell" style:parent-style-name="Times500">
      <style:table-cell-properties fo:background-color="transparent"/>
    </style:style>
    <style:style style:name="ce564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Ratio.E31"/>
      <style:map style:condition="cell-content()&lt;=100" style:apply-style-name="Times10" style:base-cell-address="USA_Top_E_Asian_Ratio.E31"/>
      <style:map style:condition="cell-content()&lt;500" style:apply-style-name="Times100" style:base-cell-address="USA_Top_E_Asian_Ratio.E31"/>
      <style:map style:condition="cell-content()&lt;1000" style:apply-style-name="Times500" style:base-cell-address="USA_Top_E_Asian_Ratio.E31"/>
      <style:map style:condition="cell-content()&gt;=1000" style:apply-style-name="Times1000" style:base-cell-address="USA_Top_E_Asian_Ratio.E31"/>
    </style:style>
    <style:style style:name="ce565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Ratio.E31"/>
      <style:map style:condition="cell-content()&lt;=100" style:apply-style-name="Times10" style:base-cell-address="USA_Top_E_Asian_Ratio.E31"/>
      <style:map style:condition="cell-content()&lt;500" style:apply-style-name="Times100" style:base-cell-address="USA_Top_E_Asian_Ratio.E31"/>
      <style:map style:condition="cell-content()&lt;1000" style:apply-style-name="Times500" style:base-cell-address="USA_Top_E_Asian_Ratio.E31"/>
      <style:map style:condition="cell-content()&gt;=1000" style:apply-style-name="Times1000" style:base-cell-address="USA_Top_E_Asian_Ratio.E31"/>
    </style:style>
    <style:style style:name="ce393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fo:color="#000000" style:text-underline-style="none"/>
    </style:style>
    <style:style style:name="ce394" style:family="table-cell" style:parent-style-name="Default" style:data-style-name="N1">
      <style:table-cell-properties fo:background-color="transparent" fo:border="none"/>
      <style:text-properties fo:color="#000000" style:text-underline-style="none"/>
    </style:style>
    <style:style style:name="ce33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99" style:family="table-cell" style:parent-style-name="Default" style:data-style-name="N1">
      <style:table-cell-properties fo:border-bottom="0.06pt solid #000000" fo:background-color="#ffffff" fo:border-left="none" fo:border-right="0.06pt solid #000000" fo:border-top="none"/>
      <style:text-properties fo:color="#000000" style:text-underline-style="none"/>
    </style:style>
    <style:style style:name="ce401" style:family="table-cell" style:parent-style-name="Default">
      <style:table-cell-properties style:glyph-orientation-vertical="auto" style:text-align-source="fix" style:repeat-content="false" fo:border="none" style:direction="ttb" style:rotation-angle="0"/>
      <style:paragraph-properties fo:text-align="end" fo:margin-left="0mm"/>
    </style:style>
    <style:style style:name="ce532" style:family="table-cell" style:parent-style-name="Default">
      <style:table-cell-properties fo:border-bottom="none" fo:background-color="#0000f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533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573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perM_Ratio.E7"/>
      <style:map style:condition="cell-content()&lt;=100" style:apply-style-name="Times10" style:base-cell-address="USA_Top_E_Asian_perM_Ratio.E7"/>
      <style:map style:condition="cell-content()&lt;500" style:apply-style-name="Times100" style:base-cell-address="USA_Top_E_Asian_perM_Ratio.E7"/>
      <style:map style:condition="cell-content()&lt;1000" style:apply-style-name="Times500" style:base-cell-address="USA_Top_E_Asian_perM_Ratio.E7"/>
      <style:map style:condition="cell-content()&gt;=1000" style:apply-style-name="Times1000" style:base-cell-address="USA_Top_E_Asian_perM_Ratio.E7"/>
    </style:style>
    <style:style style:name="ce574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perM_Ratio.E7"/>
      <style:map style:condition="cell-content()&lt;=100" style:apply-style-name="Times10" style:base-cell-address="USA_Top_E_Asian_perM_Ratio.E7"/>
      <style:map style:condition="cell-content()&lt;500" style:apply-style-name="Times100" style:base-cell-address="USA_Top_E_Asian_perM_Ratio.E7"/>
      <style:map style:condition="cell-content()&lt;1000" style:apply-style-name="Times500" style:base-cell-address="USA_Top_E_Asian_perM_Ratio.E7"/>
      <style:map style:condition="cell-content()&gt;=1000" style:apply-style-name="Times1000" style:base-cell-address="USA_Top_E_Asian_perM_Ratio.E7"/>
    </style:style>
    <style:style style:name="ce575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perM_Ratio.E31"/>
      <style:map style:condition="cell-content()&lt;100" style:apply-style-name="Times10" style:base-cell-address="USA_Top_E_Asian_perM_Ratio.E31"/>
      <style:map style:condition="cell-content()&lt;500" style:apply-style-name="Times100" style:base-cell-address="USA_Top_E_Asian_perM_Ratio.E31"/>
      <style:map style:condition="cell-content()&lt;1000" style:apply-style-name="Times500" style:base-cell-address="USA_Top_E_Asian_perM_Ratio.E31"/>
      <style:map style:condition="cell-content()&gt;=1000" style:apply-style-name="Times1000" style:base-cell-address="USA_Top_E_Asian_perM_Ratio.E31"/>
    </style:style>
    <style:style style:name="ce576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perM_Ratio.E31"/>
      <style:map style:condition="cell-content()&lt;100" style:apply-style-name="Times10" style:base-cell-address="USA_Top_E_Asian_perM_Ratio.E31"/>
      <style:map style:condition="cell-content()&lt;500" style:apply-style-name="Times100" style:base-cell-address="USA_Top_E_Asian_perM_Ratio.E31"/>
      <style:map style:condition="cell-content()&lt;1000" style:apply-style-name="Times500" style:base-cell-address="USA_Top_E_Asian_perM_Ratio.E31"/>
      <style:map style:condition="cell-content()&gt;=1000" style:apply-style-name="Times1000" style:base-cell-address="USA_Top_E_Asian_perM_Ratio.E31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0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36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588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589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Sans" fo:font-size="11pt" style:font-size-asian="11pt" style:font-size-complex="11pt"/>
    </style:style>
    <style:style style:name="ce18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7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4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595" style:family="table-cell" style:parent-style-name="Default">
      <style:table-cell-properties fo:background-color="#ffffff"/>
      <style:text-properties fo:color="#000000" style:font-name="Sans" fo:font-size="11pt" style:font-size-asian="11pt" style:font-size-complex="11pt"/>
    </style:style>
    <style:style style:name="ce33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8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6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7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0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1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7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4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4" style:family="table-cell" style:parent-style-name="Default" style:data-style-name="N1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6" style:family="table-cell" style:parent-style-name="Default" style:data-style-name="N1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8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9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2" style:family="table-cell" style:parent-style-name="Default" style:data-style-name="N1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3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4" style:family="table-cell" style:parent-style-name="Default">
      <style:table-cell-properties fo:border-bottom="none" fo:border-left="none" fo:border-right="0.06pt solid #000000" fo:border-top="0.06pt solid #000000"/>
    </style:style>
    <style:style style:name="ce425" style:family="table-cell" style:parent-style-name="Default" style:data-style-name="N1">
      <style:table-cell-properties fo:background-color="#ffffff"/>
    </style:style>
    <style:style style:name="ce630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27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642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29"/>
      <style:map style:condition="cell-content()&lt;100" style:apply-style-name="Times10" style:base-cell-address="CitiesRatio.E29"/>
      <style:map style:condition="cell-content()&lt;500" style:apply-style-name="Times100" style:base-cell-address="CitiesRatio.E29"/>
      <style:map style:condition="cell-content()&lt;1000" style:apply-style-name="Times500" style:base-cell-address="CitiesRatio.E29"/>
      <style:map style:condition="cell-content()&gt;=1000" style:apply-style-name="Times1000" style:base-cell-address="CitiesRatio.E29"/>
    </style:style>
    <style:style style:name="ce641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28"/>
      <style:map style:condition="cell-content()&lt;100" style:apply-style-name="Times10" style:base-cell-address="CitiesRatio.E28"/>
      <style:map style:condition="cell-content()&lt;500" style:apply-style-name="Times100" style:base-cell-address="CitiesRatio.E28"/>
      <style:map style:condition="cell-content()&lt;1000" style:apply-style-name="Times500" style:base-cell-address="CitiesRatio.E28"/>
      <style:map style:condition="cell-content()&gt;=1000" style:apply-style-name="Times1000" style:base-cell-address="CitiesRatio.E28"/>
    </style:style>
    <style:style style:name="ce429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29"/>
      <style:map style:condition="cell-content()&lt;100" style:apply-style-name="Times10" style:base-cell-address="CitiesRatio.E29"/>
      <style:map style:condition="cell-content()&lt;500" style:apply-style-name="Times100" style:base-cell-address="CitiesRatio.E29"/>
      <style:map style:condition="cell-content()&lt;1000" style:apply-style-name="Times500" style:base-cell-address="CitiesRatio.E29"/>
      <style:map style:condition="cell-content()&gt;=1000" style:apply-style-name="Times1000" style:base-cell-address="CitiesRatio.E29"/>
    </style:style>
    <style:style style:name="ce663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35"/>
      <style:map style:condition="cell-content()&lt;100" style:apply-style-name="Times10" style:base-cell-address="CitiesRatio.E35"/>
      <style:map style:condition="cell-content()&lt;500" style:apply-style-name="Times100" style:base-cell-address="CitiesRatio.E35"/>
      <style:map style:condition="cell-content()&lt;1000" style:apply-style-name="Times500" style:base-cell-address="CitiesRatio.E35"/>
      <style:map style:condition="cell-content()&gt;=1000" style:apply-style-name="Times1000" style:base-cell-address="CitiesRatio.E35"/>
    </style:style>
    <style:style style:name="ce430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29"/>
      <style:map style:condition="cell-content()&lt;100" style:apply-style-name="Times10" style:base-cell-address="CitiesRatio.E29"/>
      <style:map style:condition="cell-content()&lt;500" style:apply-style-name="Times100" style:base-cell-address="CitiesRatio.E29"/>
      <style:map style:condition="cell-content()&lt;1000" style:apply-style-name="Times500" style:base-cell-address="CitiesRatio.E29"/>
      <style:map style:condition="cell-content()&gt;=1000" style:apply-style-name="Times1000" style:base-cell-address="CitiesRatio.E29"/>
    </style:style>
    <style:style style:name="ce646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28"/>
      <style:map style:condition="cell-content()&lt;100" style:apply-style-name="Times10" style:base-cell-address="CitiesRatio.E28"/>
      <style:map style:condition="cell-content()&lt;500" style:apply-style-name="Times100" style:base-cell-address="CitiesRatio.E28"/>
      <style:map style:condition="cell-content()&lt;1000" style:apply-style-name="Times500" style:base-cell-address="CitiesRatio.E28"/>
      <style:map style:condition="cell-content()&gt;=1000" style:apply-style-name="Times1000" style:base-cell-address="CitiesRatio.E28"/>
    </style:style>
    <style:style style:name="ce644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35"/>
      <style:map style:condition="cell-content()&lt;100" style:apply-style-name="Times10" style:base-cell-address="CitiesRatio.E35"/>
      <style:map style:condition="cell-content()&lt;500" style:apply-style-name="Times100" style:base-cell-address="CitiesRatio.E35"/>
      <style:map style:condition="cell-content()&lt;1000" style:apply-style-name="Times500" style:base-cell-address="CitiesRatio.E35"/>
      <style:map style:condition="cell-content()&gt;=1000" style:apply-style-name="Times1000" style:base-cell-address="CitiesRatio.E35"/>
    </style:style>
    <style:style style:name="ce625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29"/>
      <style:map style:condition="cell-content()&lt;100" style:apply-style-name="Times10" style:base-cell-address="CitiesRatio.M29"/>
      <style:map style:condition="cell-content()&lt;500" style:apply-style-name="Times100" style:base-cell-address="CitiesRatio.M29"/>
      <style:map style:condition="cell-content()&lt;1000" style:apply-style-name="Times500" style:base-cell-address="CitiesRatio.M29"/>
      <style:map style:condition="cell-content()&gt;=1000" style:apply-style-name="Times1000" style:base-cell-address="CitiesRatio.M29"/>
    </style:style>
    <style:style style:name="ce653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28"/>
      <style:map style:condition="cell-content()&lt;100" style:apply-style-name="Times10" style:base-cell-address="CitiesRatio.M28"/>
      <style:map style:condition="cell-content()&lt;500" style:apply-style-name="Times100" style:base-cell-address="CitiesRatio.M28"/>
      <style:map style:condition="cell-content()&lt;1000" style:apply-style-name="Times500" style:base-cell-address="CitiesRatio.M28"/>
      <style:map style:condition="cell-content()&gt;=1000" style:apply-style-name="Times1000" style:base-cell-address="CitiesRatio.M28"/>
    </style:style>
    <style:style style:name="ce626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35"/>
      <style:map style:condition="cell-content()&lt;100" style:apply-style-name="Times10" style:base-cell-address="CitiesRatio.M35"/>
      <style:map style:condition="cell-content()&lt;500" style:apply-style-name="Times100" style:base-cell-address="CitiesRatio.M35"/>
      <style:map style:condition="cell-content()&lt;1000" style:apply-style-name="Times500" style:base-cell-address="CitiesRatio.M35"/>
      <style:map style:condition="cell-content()&gt;=1000" style:apply-style-name="Times1000" style:base-cell-address="CitiesRatio.M35"/>
    </style:style>
    <style:style style:name="ce435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M37"/>
      <style:map style:condition="cell-content()&lt;100" style:apply-style-name="Times10" style:base-cell-address="CitiesRatio.M37"/>
      <style:map style:condition="cell-content()&lt;500" style:apply-style-name="Times100" style:base-cell-address="CitiesRatio.M37"/>
      <style:map style:condition="cell-content()&lt;1000" style:apply-style-name="Times500" style:base-cell-address="CitiesRatio.M37"/>
      <style:map style:condition="cell-content()&gt;=1000" style:apply-style-name="Times1000" style:base-cell-address="CitiesRatio.M37"/>
    </style:style>
    <style:style style:name="ce437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38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M37"/>
      <style:map style:condition="cell-content()&lt;100" style:apply-style-name="Times10" style:base-cell-address="CitiesRatio.M37"/>
      <style:map style:condition="cell-content()&lt;500" style:apply-style-name="Times100" style:base-cell-address="CitiesRatio.M37"/>
      <style:map style:condition="cell-content()&lt;1000" style:apply-style-name="Times500" style:base-cell-address="CitiesRatio.M37"/>
      <style:map style:condition="cell-content()&gt;=1000" style:apply-style-name="Times1000" style:base-cell-address="CitiesRatio.M37"/>
    </style:style>
    <style:style style:name="ce65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50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51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52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54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55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28"/>
      <style:map style:condition="cell-content()&lt;100" style:apply-style-name="Times10" style:base-cell-address="Cities_perM_ratio.E28"/>
      <style:map style:condition="cell-content()&lt;500" style:apply-style-name="Times100" style:base-cell-address="Cities_perM_ratio.E28"/>
      <style:map style:condition="cell-content()&lt;1000" style:apply-style-name="Times500" style:base-cell-address="Cities_perM_ratio.E28"/>
      <style:map style:condition="cell-content()&gt;=1000" style:apply-style-name="Times1000" style:base-cell-address="Cities_perM_ratio.E28"/>
    </style:style>
    <style:style style:name="ce656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27"/>
      <style:map style:condition="cell-content()&lt;100" style:apply-style-name="Times10" style:base-cell-address="Cities_perM_ratio.E27"/>
      <style:map style:condition="cell-content()&lt;500" style:apply-style-name="Times100" style:base-cell-address="Cities_perM_ratio.E27"/>
      <style:map style:condition="cell-content()&lt;1000" style:apply-style-name="Times500" style:base-cell-address="Cities_perM_ratio.E27"/>
      <style:map style:condition="cell-content()&gt;=1000" style:apply-style-name="Times1000" style:base-cell-address="Cities_perM_ratio.E27"/>
    </style:style>
    <style:style style:name="ce658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_perM_ratio.E28"/>
      <style:map style:condition="cell-content()&lt;100" style:apply-style-name="Times10" style:base-cell-address="Cities_perM_ratio.E28"/>
      <style:map style:condition="cell-content()&lt;500" style:apply-style-name="Times100" style:base-cell-address="Cities_perM_ratio.E28"/>
      <style:map style:condition="cell-content()&lt;1000" style:apply-style-name="Times500" style:base-cell-address="Cities_perM_ratio.E28"/>
      <style:map style:condition="cell-content()&gt;=1000" style:apply-style-name="Times1000" style:base-cell-address="Cities_perM_ratio.E28"/>
    </style:style>
    <style:style style:name="ce659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_perM_ratio.E34"/>
      <style:map style:condition="cell-content()&lt;100" style:apply-style-name="Times10" style:base-cell-address="Cities_perM_ratio.E34"/>
      <style:map style:condition="cell-content()&lt;500" style:apply-style-name="Times100" style:base-cell-address="Cities_perM_ratio.E34"/>
      <style:map style:condition="cell-content()&lt;1000" style:apply-style-name="Times500" style:base-cell-address="Cities_perM_ratio.E34"/>
      <style:map style:condition="cell-content()&gt;=1000" style:apply-style-name="Times1000" style:base-cell-address="Cities_perM_ratio.E34"/>
    </style:style>
    <style:style style:name="ce660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E28"/>
      <style:map style:condition="cell-content()&lt;100" style:apply-style-name="Times10" style:base-cell-address="Cities_perM_ratio.E28"/>
      <style:map style:condition="cell-content()&lt;500" style:apply-style-name="Times100" style:base-cell-address="Cities_perM_ratio.E28"/>
      <style:map style:condition="cell-content()&lt;1000" style:apply-style-name="Times500" style:base-cell-address="Cities_perM_ratio.E28"/>
      <style:map style:condition="cell-content()&gt;=1000" style:apply-style-name="Times1000" style:base-cell-address="Cities_perM_ratio.E28"/>
    </style:style>
    <style:style style:name="ce661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34"/>
      <style:map style:condition="cell-content()&lt;100" style:apply-style-name="Times10" style:base-cell-address="Cities_perM_ratio.E34"/>
      <style:map style:condition="cell-content()&lt;500" style:apply-style-name="Times100" style:base-cell-address="Cities_perM_ratio.E34"/>
      <style:map style:condition="cell-content()&lt;1000" style:apply-style-name="Times500" style:base-cell-address="Cities_perM_ratio.E34"/>
      <style:map style:condition="cell-content()&gt;=1000" style:apply-style-name="Times1000" style:base-cell-address="Cities_perM_ratio.E34"/>
    </style:style>
    <style:style style:name="ce662" style:family="table-cell" style:parent-style-name="Default" style:data-style-name="N4">
      <style:table-cell-properties fo:border="0.06pt solid #000000"/>
    </style:style>
    <style:style style:name="ce346" style:family="table-cell" style:parent-style-name="Default" style:data-style-name="N2">
      <style:table-cell-properties fo:border="0.06pt solid #000000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23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6"/>
      <style:map style:condition="cell-content()&lt;=100" style:apply-style-name="Times10" style:base-cell-address="Cities_perM_ratio.M6"/>
      <style:map style:condition="cell-content()&lt;500" style:apply-style-name="Times100" style:base-cell-address="Cities_perM_ratio.M6"/>
      <style:map style:condition="cell-content()&lt;1000" style:apply-style-name="Times500" style:base-cell-address="Cities_perM_ratio.M6"/>
      <style:map style:condition="cell-content()&gt;=1000" style:apply-style-name="Times1000" style:base-cell-address="Cities_perM_ratio.M6"/>
    </style:style>
    <style:style style:name="ce666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28"/>
      <style:map style:condition="cell-content()&lt;100" style:apply-style-name="Times10" style:base-cell-address="Cities_perM_ratio.M28"/>
      <style:map style:condition="cell-content()&lt;500" style:apply-style-name="Times100" style:base-cell-address="Cities_perM_ratio.M28"/>
      <style:map style:condition="cell-content()&lt;1000" style:apply-style-name="Times500" style:base-cell-address="Cities_perM_ratio.M28"/>
      <style:map style:condition="cell-content()&gt;=1000" style:apply-style-name="Times1000" style:base-cell-address="Cities_perM_ratio.M28"/>
    </style:style>
    <style:style style:name="ce667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27"/>
      <style:map style:condition="cell-content()&lt;100" style:apply-style-name="Times10" style:base-cell-address="Cities_perM_ratio.M27"/>
      <style:map style:condition="cell-content()&lt;500" style:apply-style-name="Times100" style:base-cell-address="Cities_perM_ratio.M27"/>
      <style:map style:condition="cell-content()&lt;1000" style:apply-style-name="Times500" style:base-cell-address="Cities_perM_ratio.M27"/>
      <style:map style:condition="cell-content()&gt;=1000" style:apply-style-name="Times1000" style:base-cell-address="Cities_perM_ratio.M27"/>
    </style:style>
    <style:style style:name="ce668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34"/>
      <style:map style:condition="cell-content()&lt;100" style:apply-style-name="Times10" style:base-cell-address="Cities_perM_ratio.M34"/>
      <style:map style:condition="cell-content()&lt;500" style:apply-style-name="Times100" style:base-cell-address="Cities_perM_ratio.M34"/>
      <style:map style:condition="cell-content()&lt;1000" style:apply-style-name="Times500" style:base-cell-address="Cities_perM_ratio.M34"/>
      <style:map style:condition="cell-content()&gt;=1000" style:apply-style-name="Times1000" style:base-cell-address="Cities_perM_ratio.M34"/>
    </style:style>
    <style:style style:name="ce669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M36"/>
      <style:map style:condition="cell-content()&lt;100" style:apply-style-name="Times10" style:base-cell-address="Cities_perM_ratio.M36"/>
      <style:map style:condition="cell-content()&lt;500" style:apply-style-name="Times100" style:base-cell-address="Cities_perM_ratio.M36"/>
      <style:map style:condition="cell-content()&lt;1000" style:apply-style-name="Times500" style:base-cell-address="Cities_perM_ratio.M36"/>
      <style:map style:condition="cell-content()&gt;=1000" style:apply-style-name="Times1000" style:base-cell-address="Cities_perM_ratio.M36"/>
    </style:style>
    <style:style style:name="ce670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71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_perM_ratio.M36"/>
      <style:map style:condition="cell-content()&lt;100" style:apply-style-name="Times10" style:base-cell-address="Cities_perM_ratio.M36"/>
      <style:map style:condition="cell-content()&lt;500" style:apply-style-name="Times100" style:base-cell-address="Cities_perM_ratio.M36"/>
      <style:map style:condition="cell-content()&lt;1000" style:apply-style-name="Times500" style:base-cell-address="Cities_perM_ratio.M36"/>
      <style:map style:condition="cell-content()&gt;=1000" style:apply-style-name="Times1000" style:base-cell-address="Cities_perM_ratio.M36"/>
    </style:style>
    <style:style style:name="ce67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8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409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Sans" fo:font-size="11pt" style:font-size-asian="11pt" style:font-size-complex="11pt"/>
    </style:style>
    <style:style style:name="ce155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415" style:family="table-cell" style:parent-style-name="Default">
      <style:table-cell-properties fo:background-color="#ffffff"/>
      <style:text-properties fo:color="#000000" style:font-name="Sans" fo:font-size="11pt" style:font-size-asian="11pt" style:font-size-complex="11pt"/>
    </style:style>
    <style:style style:name="ce67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ccffcc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7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7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79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80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81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82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gr1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6.63mm" fo:padding-top="0.25mm" fo:padding-bottom="0.25mm" fo:padding-left="0.25mm" fo:padding-right="0.25mm"/>
    </style:style>
    <style:style style:name="gr2" style:family="graphic">
      <style:graphic-properties svg:stroke-width="0.5mm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9.47mm" fo:padding-top="0.25mm" fo:padding-bottom="0.25mm" fo:padding-left="0.25mm" fo:padding-right="0.25mm"/>
    </style:style>
    <style:style style:name="gr4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5.09mm" fo:padding-top="0.25mm" fo:padding-bottom="0.25mm" fo:padding-left="0.25mm" fo:padding-right="0.25mm"/>
    </style:style>
    <style:style style:name="gr5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6.69mm" fo:padding-top="0.25mm" fo:padding-bottom="0.25mm" fo:padding-left="0.25mm" fo:padding-right="0.25mm"/>
    </style:style>
    <style:style style:name="gr6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7.33mm" fo:padding-top="0.25mm" fo:padding-bottom="0.25mm" fo:padding-left="0.25mm" fo:padding-right="0.25mm"/>
    </style:style>
    <style:style style:name="gr7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2.19mm" fo:padding-top="0.25mm" fo:padding-bottom="0.25mm" fo:padding-left="0.25mm" fo:padding-right="0.25mm"/>
    </style:style>
    <style:style style:name="gr8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2.41mm" fo:padding-top="0.25mm" fo:padding-bottom="0.25mm" fo:padding-left="0.25mm" fo:padding-right="0.25mm"/>
    </style:style>
    <style:style style:name="gr9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9pt" style:font-size-asian="9pt" style:font-weight-asian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weight-asian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RS Histo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7"/>
          <table:table-cell table:number-columns-repeated="55"/>
        </table:table-row>
        <table:table-row table:style-name="ro2">
          <table:table-cell table:style-name="ce8"/>
          <table:table-cell table:style-name="ce30" office:value-type="string" calcext:value-type="string">
            <text:p>2003 SARS outbreak</text:p>
          </table:table-cell>
          <table:table-cell table:style-name="ce158" table:number-columns-repeated="2"/>
          <table:table-cell table:style-name="ce218" office:value-type="string" calcext:value-type="string">
            <text:p>2003 年 SARS 事件</text:p>
          </table:table-cell>
          <table:table-cell table:style-name="ce158" table:number-columns-repeated="3"/>
          <table:table-cell table:style-name="ce151" office:value-type="string" calcext:value-type="string">
            <text:p>Historical Data</text:p>
          </table:table-cell>
          <table:table-cell table:style-name="ce176" office:value-type="string" calcext:value-type="string">
            <text:p>歷史資料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Hong Kong and Taiwan was hit hard by SARS in 2003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Wearing face mask or face shield is a common knowledge now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香港及台灣受到 2003 年 SARS 事件重擊，市民帶口罩或面罩現在已經成為普通常識。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4">
          <table:table-cell table:style-name="ce8"/>
          <table:table-cell table:style-name="ce44"/>
          <table:table-cell table:style-name="ce161" table:number-columns-repeated="7"/>
          <table:table-cell table:style-name="ce266"/>
          <table:table-cell table:number-columns-repeated="54"/>
        </table:table-row>
        <table:table-row table:style-name="ro2">
          <table:table-cell table:style-name="ce8"/>
          <table:table-cell table:style-name="ce30"/>
          <table:table-cell table:style-name="ce162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2003 SARS outbreak</text:p>
          </table:table-cell>
          <table:table-cell table:style-name="ce16"/>
          <table:table-cell table:style-name="ce199"/>
          <table:table-cell table:style-name="ce220"/>
          <table:table-cell table:style-name="ce230" table:number-columns-repeated="2"/>
          <table:table-cell table:number-columns-repeated="3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historical data</text:p>
          </table:table-cell>
          <table:covered-table-cell table:style-name="ce16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4" office:value-type="string" calcext:value-type="string">
            <text:p>China (mainland)</text:p>
          </table:table-cell>
          <table:table-cell table:style-name="ce25" office:value-type="string" calcext:value-type="string">
            <text:p>中國大陸</text:p>
          </table:table-cell>
          <table:table-cell table:style-name="ce25" office:value-type="float" office:value="5327" calcext:value-type="float">
            <text:p>5327</text:p>
          </table:table-cell>
          <table:table-cell table:style-name="ce25" office:value-type="float" office:value="349" calcext:value-type="float">
            <text:p>349</text:p>
          </table:table-cell>
          <table:table-cell table:style-name="ce62" table:formula="of:=1433783686/1000000" office:value-type="float" office:value="1433.783686" calcext:value-type="float">
            <text:p>1,433.8</text:p>
          </table:table-cell>
          <table:table-cell table:style-name="ce65" table:formula="of:=[.F11]/[.H11]" office:value-type="float" office:value="3.71534426846589" calcext:value-type="float">
            <text:p>3.72</text:p>
          </table:table-cell>
          <table:table-cell table:style-name="ce74" table:formula="of:=[.G11]/[.H11]" office:value-type="float" office:value="0.243411892189712" calcext:value-type="float">
            <text:p>0.2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<text:s/>2003 年 SARS 事件</text:p>
          </table:table-cell>
          <table:covered-table-cell table:style-name="ce17"/>
          <table:table-cell table:style-name="ce25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office:value-type="float" office:value="299" calcext:value-type="float">
            <text:p>299</text:p>
          </table:table-cell>
          <table:table-cell table:style-name="ce62" table:formula="of:=7436154/1000000" office:value-type="float" office:value="7.436154" calcext:value-type="float">
            <text:p>7.4</text:p>
          </table:table-cell>
          <table:table-cell table:style-name="ce46" table:formula="of:=[.F12]/[.H12]" office:value-type="float" office:value="236.009098251596" calcext:value-type="float">
            <text:p>236.01</text:p>
          </table:table-cell>
          <table:table-cell table:style-name="ce46" table:formula="of:=[.G12]/[.H12]" office:value-type="float" office:value="40.2089574799016" calcext:value-type="float">
            <text:p>40.21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=</text:p>
          </table:table-cell>
          <table:table-cell table:style-name="ce45" office:value-type="string" calcext:value-type="string" table:number-columns-spanned="2" table:number-rows-spanned="1">
            <text:p>歷史數據</text:p>
          </table:table-cell>
          <table:covered-table-cell table:style-name="ce17"/>
          <table:table-cell table:style-name="ce25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73" calcext:value-type="float">
            <text:p>73</text:p>
          </table:table-cell>
          <table:table-cell table:style-name="ce62" table:formula="of:=23773876/1000000" office:value-type="float" office:value="23.773876" calcext:value-type="float">
            <text:p>23.8</text:p>
          </table:table-cell>
          <table:table-cell table:style-name="ce46" table:formula="of:=[.F13]/[.H13]" office:value-type="float" office:value="14.5537900508945" calcext:value-type="float">
            <text:p>14.55</text:p>
          </table:table-cell>
          <table:table-cell table:style-name="ce46" table:formula="of:=[.G13]/[.H13]" office:value-type="float" office:value="3.07059732287659" calcext:value-type="float">
            <text:p>3.0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5" office:value-type="string" calcext:value-type="string">
            <text:p>Canada</text:p>
          </table:table-cell>
          <table:table-cell table:style-name="ce25" office:value-type="string" calcext:value-type="string">
            <text:p>加拿大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3" calcext:value-type="float">
            <text:p>43</text:p>
          </table:table-cell>
          <table:table-cell table:style-name="ce62" table:formula="of:=37968566/1000000" office:value-type="float" office:value="37.968566" calcext:value-type="float">
            <text:p>38.0</text:p>
          </table:table-cell>
          <table:table-cell table:style-name="ce46" table:formula="of:=[.F14]/[.H14]" office:value-type="float" office:value="6.61073162468132" calcext:value-type="float">
            <text:p>6.61</text:p>
          </table:table-cell>
          <table:table-cell table:style-name="ce46" table:formula="of:=[.G14]/[.H14]" office:value-type="float" office:value="1.13251577633983" calcext:value-type="float">
            <text:p>1.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4"/>
          <table:table-cell table:style-name="ce18"/>
          <table:table-cell table:style-name="ce26" office:value-type="string" calcext:value-type="string">
            <text:p>Singapore</text:p>
          </table:table-cell>
          <table:table-cell table:style-name="ce33" office:value-type="string" calcext:value-type="string">
            <text:p>新加玻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3" calcext:value-type="float">
            <text:p>33</text:p>
          </table:table-cell>
          <table:table-cell table:style-name="ce63" table:formula="of:=5804337/1000000" office:value-type="float" office:value="5.804337" calcext:value-type="float">
            <text:p>5.8</text:p>
          </table:table-cell>
          <table:table-cell table:style-name="ce67" table:formula="of:=[.F15]/[.H15]" office:value-type="float" office:value="41.0038217973905" calcext:value-type="float">
            <text:p>41.00</text:p>
          </table:table-cell>
          <table:table-cell table:style-name="ce67" table:formula="of:=[.G15]/[.H15]" office:value-type="float" office:value="5.68540386266338" calcext:value-type="float">
            <text:p>5.69</text:p>
          </table:table-cell>
          <table:table-cell table:number-columns-repeated="54"/>
        </table:table-row>
        <table:table-row table:style-name="ro5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2">Hong Kong and China comparison  香港與中國大陸</text:span>比較</text:p>
          </table:table-cell>
          <table:table-cell table:style-name="ce159" table:number-columns-repeated="3"/>
          <table:table-cell table:style-name="ce37" office:value-type="string" calcext:value-type="string">
            <text:p>Hong Kong</text:p>
          </table:table-cell>
          <table:table-cell table:style-name="ce37" office:value-type="string" calcext:value-type="string">
            <text:p>China</text:p>
          </table:table-cell>
          <table:table-cell table:style-name="ce37"/>
          <table:table-cell table:style-name="ce159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38" office:value-type="string" calcext:value-type="string">
            <text:p>香港</text:p>
          </table:table-cell>
          <table:table-cell table:style-name="ce38" office:value-type="string" calcext:value-type="string">
            <text:p>中國大陸</text:p>
          </table:table-cell>
          <table:table-cell table:style-name="ce37"/>
          <table:table-cell table:style-name="ce159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12]" office:value-type="float" office:value="236.009098251596" calcext:value-type="float">
            <text:p>236.01</text:p>
          </table:table-cell>
          <table:table-cell table:style-name="ce39" table:formula="of:=[.I11]" office:value-type="float" office:value="3.71534426846589" calcext:value-type="float">
            <text:p>3.72</text:p>
          </table:table-cell>
          <table:table-cell table:style-name="ce19"/>
          <table:table-cell table:style-name="ce141" table:formula="of:=[.F19]/[.G19]" office:value-type="float" office:value="63.5228073626262" calcext:value-type="float">
            <text:p>64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0" table:formula="of:=[.J12]" office:value-type="float" office:value="40.2089574799016" calcext:value-type="float">
            <text:p>40.2090</text:p>
          </table:table-cell>
          <table:table-cell table:style-name="ce40" table:formula="of:=[.J11]" office:value-type="float" office:value="0.243411892189712" calcext:value-type="float">
            <text:p>0.2434</text:p>
          </table:table-cell>
          <table:table-cell table:style-name="ce19" table:number-columns-repeated="2"/>
          <table:table-cell table:style-name="ce80" table:formula="of:=[.F20]/[.G20]" office:value-type="float" office:value="165.18896064685" calcext:value-type="float">
            <text:p>165</text:p>
          </table:table-cell>
          <table:table-cell table:number-columns-repeated="54"/>
        </table:table-row>
        <table:table-row table:style-name="ro6">
          <table:table-cell table:style-name="ce8"/>
          <table:table-cell table:style-name="ce31"/>
          <table:table-cell table:style-name="ce19" table:number-columns-repeated="3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In 2003, Hong Kong cases per million was 64 times and deaths per million was 165 times of China.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在 2003 年，香港的每百萬感染病例數是中國大陸的 64 倍，每百萬死亡人數是 165 倍。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Hong Kong people did not know the importance of face mask and face shield and learned the lesson.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當時香港人還末知道口罩及面罩的重要性，上了重要的一課。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7">
          <table:table-cell table:style-name="ce8"/>
          <table:table-cell table:style-name="ce44"/>
          <table:table-cell table:style-name="ce161" table:number-columns-repeated="7"/>
          <table:table-cell table:style-name="ce61"/>
          <table:table-cell table:number-columns-repeated="54"/>
        </table:table-row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 table:number-columns-repeated="10"/>
          <table:table-cell table:number-columns-repeated="54"/>
        </table:table-row>
        <table:table-row table:style-name="ro2" table:number-rows-repeated="1047997">
          <table:table-cell table:number-columns-repeated="64"/>
        </table:table-row>
        <table:table-row table:style-name="ro8" table:number-rows-repeated="550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SARS History'.J20:'SARS History'.J20">
            <calcext:condition calcext:apply-style-name="Times100" calcext:value="&gt;100" calcext:base-cell-address="'SARS History'.J20"/>
          </calcext:conditional-format>
        </calcext:conditional-formats>
      </table:table>
      <table:table table:name="Worl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2" table:default-cell-style-name="ce2"/>
        <table:table-row table:style-name="ro1">
          <table:table-cell table:style-name="ce8"/>
          <table:table-cell table:style-name="ce22" table:number-columns-repeated="2"/>
          <table:table-cell table:style-name="ce122" table:number-columns-repeated="7"/>
          <table:table-cell table:number-columns-repeated="52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218"/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office:value-type="string" calcext:value-type="string">
            <text:p>2020-04-18</text:p>
          </table:table-cell>
          <table:table-cell table:number-columns-repeated="52"/>
        </table:table-row>
        <table:table-row table:style-name="ro9">
          <table:table-cell table:style-name="ce8"/>
          <table:table-cell table:style-name="ce44"/>
          <table:table-cell table:style-name="ce119"/>
          <table:table-cell table:style-name="ce161" table:number-columns-repeated="6"/>
          <table:table-cell table:style-name="ce61"/>
          <table:table-cell table:number-columns-repeated="52"/>
        </table:table-row>
        <table:table-row table:style-name="ro2">
          <table:table-cell table:style-name="ce8"/>
          <table:table-cell table:style-name="ce88" office:value-type="string" calcext:value-type="string">
            <text:p>World Top-20 countries and territories (Excluding China &amp; Korea) 世界前十位國家或地區 <text:s/>（不包括中國及南韓）</text:p>
          </table:table-cell>
          <table:table-cell table:style-name="ce121"/>
          <table:table-cell table:style-name="ce139" table:number-columns-repeated="6"/>
          <table:table-cell table:style-name="ce246"/>
          <table:table-cell table:number-columns-repeated="52"/>
        </table:table-row>
        <table:table-row table:style-name="ro2">
          <table:table-cell table:style-name="ce8"/>
          <table:table-cell table:style-name="ce89"/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2"/>
        </table:table-row>
        <table:table-row table:style-name="ro10">
          <table:table-cell table:style-name="ce8"/>
          <table:table-cell table:style-name="ce90"/>
          <table:table-cell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2"/>
          <table:table-cell table:number-columns-repeated="3" table:style-name="ce230" office:value-type="string" calcext:value-type="string">
            <text:p>million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1"/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2"/>
        </table:table-row>
        <table:table-row table:style-name="ro11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187" table:number-columns-repeated="2"/>
          <table:table-cell table:style-name="ce208" table:number-columns-repeated="3"/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166" office:value-type="string" calcext:value-type="string">
            <text:p>USA</text:p>
          </table:table-cell>
          <table:table-cell table:style-name="ce166" office:value-type="string" calcext:value-type="string">
            <text:p>美國</text:p>
          </table:table-cell>
          <table:table-cell table:style-name="ce154" office:value-type="float" office:value="706309" calcext:value-type="float">
            <text:p>706,309</text:p>
          </table:table-cell>
          <table:table-cell table:style-name="ce154" office:value-type="float" office:value="36607" calcext:value-type="float">
            <text:p>36,607</text:p>
          </table:table-cell>
          <table:table-cell table:style-name="ce213" table:formula="of:=329968629" office:value-type="float" office:value="329968629" calcext:value-type="float">
            <text:p>329,968,629</text:p>
          </table:table-cell>
          <table:table-cell table:style-name="ce223" table:formula="of:=[.F9]*1000000/[.H9]" office:value-type="float" office:value="2140.53378995614" calcext:value-type="float">
            <text:p>2140.53</text:p>
          </table:table-cell>
          <table:table-cell table:style-name="ce223" table:formula="of:=[.G9]*1000000/[.H9]" office:value-type="float" office:value="110.940849470875" calcext:value-type="float">
            <text:p>110.94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166" office:value-type="string" calcext:value-type="string">
            <text:p>Spain</text:p>
          </table:table-cell>
          <table:table-cell table:style-name="ce166" office:value-type="string" calcext:value-type="string">
            <text:p>西班牙</text:p>
          </table:table-cell>
          <table:table-cell table:style-name="ce154" office:value-type="float" office:value="190859" calcext:value-type="float">
            <text:p>190,859</text:p>
          </table:table-cell>
          <table:table-cell table:style-name="ce154" office:value-type="float" office:value="20002" calcext:value-type="float">
            <text:p>20,002</text:p>
          </table:table-cell>
          <table:table-cell table:style-name="ce213" office:value-type="float" office:value="47564296" calcext:value-type="float">
            <text:p>47,564,296</text:p>
          </table:table-cell>
          <table:table-cell table:style-name="ce223" table:formula="of:=[.F10]*1000000/[.H10]" office:value-type="float" office:value="4012.65268385345" calcext:value-type="float">
            <text:p>4012.65</text:p>
          </table:table-cell>
          <table:table-cell table:style-name="ce223" table:formula="of:=[.G10]*1000000/[.H10]" office:value-type="float" office:value="420.525513507022" calcext:value-type="float">
            <text:p>420.5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3" calcext:value-type="float">
            <text:p>3</text:p>
          </table:table-cell>
          <table:table-cell table:style-name="ce166" office:value-type="string" calcext:value-type="string">
            <text:p>Italy</text:p>
          </table:table-cell>
          <table:table-cell table:style-name="ce166" office:value-type="string" calcext:value-type="string">
            <text:p>意大利</text:p>
          </table:table-cell>
          <table:table-cell table:style-name="ce154" office:value-type="float" office:value="172434" calcext:value-type="float">
            <text:p>172,434</text:p>
          </table:table-cell>
          <table:table-cell table:style-name="ce154" office:value-type="float" office:value="22745" calcext:value-type="float">
            <text:p>22,745</text:p>
          </table:table-cell>
          <table:table-cell table:style-name="ce213" office:value-type="float" office:value="60238522" calcext:value-type="float">
            <text:p>60,238,522</text:p>
          </table:table-cell>
          <table:table-cell table:style-name="ce223" table:formula="of:=[.F11]*1000000/[.H11]" office:value-type="float" office:value="2862.52043169319" calcext:value-type="float">
            <text:p>2862.52</text:p>
          </table:table-cell>
          <table:table-cell table:style-name="ce223" table:formula="of:=[.G11]*1000000/[.H11]" office:value-type="float" office:value="377.582305223226" calcext:value-type="float">
            <text:p>377.5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4" calcext:value-type="float">
            <text:p>4</text:p>
          </table:table-cell>
          <table:table-cell table:style-name="ce166" office:value-type="string" calcext:value-type="string">
            <text:p>Germany</text:p>
          </table:table-cell>
          <table:table-cell table:style-name="ce166" office:value-type="string" calcext:value-type="string">
            <text:p>德國</text:p>
          </table:table-cell>
          <table:table-cell table:style-name="ce154" office:value-type="float" office:value="141397" calcext:value-type="float">
            <text:p>141,397</text:p>
          </table:table-cell>
          <table:table-cell table:style-name="ce154" office:value-type="float" office:value="4352" calcext:value-type="float">
            <text:p>4,352</text:p>
          </table:table-cell>
          <table:table-cell table:style-name="ce213" table:formula="of:=83517045" office:value-type="float" office:value="83517045" calcext:value-type="float">
            <text:p>83,517,045</text:p>
          </table:table-cell>
          <table:table-cell table:style-name="ce223" table:formula="of:=[.F12]*1000000/[.H12]" office:value-type="float" office:value="1693.03164401949" calcext:value-type="float">
            <text:p>1693.03</text:p>
          </table:table-cell>
          <table:table-cell table:style-name="ce223" table:formula="of:=[.G12]*1000000/[.H12]" office:value-type="float" office:value="52.1091233532029" calcext:value-type="float">
            <text:p>52.11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5" calcext:value-type="float">
            <text:p>5</text:p>
          </table:table-cell>
          <table:table-cell table:style-name="ce166" office:value-type="string" calcext:value-type="string">
            <text:p>France</text:p>
          </table:table-cell>
          <table:table-cell table:style-name="ce166" office:value-type="string" calcext:value-type="string">
            <text:p>法國</text:p>
          </table:table-cell>
          <table:table-cell table:style-name="ce154" office:value-type="float" office:value="109252" calcext:value-type="float">
            <text:p>109,252</text:p>
          </table:table-cell>
          <table:table-cell table:style-name="ce154" office:value-type="float" office:value="18681" calcext:value-type="float">
            <text:p>18,681</text:p>
          </table:table-cell>
          <table:table-cell table:style-name="ce213" table:formula="of:=67076000" office:value-type="float" office:value="67076000" calcext:value-type="float">
            <text:p>67,076,000</text:p>
          </table:table-cell>
          <table:table-cell table:style-name="ce223" table:formula="of:=[.F13]*1000000/[.H13]" office:value-type="float" office:value="1628.77929512791" calcext:value-type="float">
            <text:p>1628.78</text:p>
          </table:table-cell>
          <table:table-cell table:style-name="ce223" table:formula="of:=[.G13]*1000000/[.H13]" office:value-type="float" office:value="278.504979426322" calcext:value-type="float">
            <text:p>278.5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6" calcext:value-type="float">
            <text:p>6</text:p>
          </table:table-cell>
          <table:table-cell table:style-name="ce166" office:value-type="string" calcext:value-type="string">
            <text:p>United Kingdom</text:p>
          </table:table-cell>
          <table:table-cell table:style-name="ce166" office:value-type="string" calcext:value-type="string">
            <text:p>英國</text:p>
          </table:table-cell>
          <table:table-cell table:style-name="ce154" office:value-type="float" office:value="108692" calcext:value-type="float">
            <text:p>108,692</text:p>
          </table:table-cell>
          <table:table-cell table:style-name="ce154" office:value-type="float" office:value="14576" calcext:value-type="float">
            <text:p>14,576</text:p>
          </table:table-cell>
          <table:table-cell table:style-name="ce213" table:formula="of:=66435550" office:value-type="float" office:value="66435550" calcext:value-type="float">
            <text:p>66,435,550</text:p>
          </table:table-cell>
          <table:table-cell table:style-name="ce223" table:formula="of:=[.F14]*1000000/[.H14]" office:value-type="float" office:value="1636.05178251704" calcext:value-type="float">
            <text:p>1636.05</text:p>
          </table:table-cell>
          <table:table-cell table:style-name="ce223" table:formula="of:=[.G14]*1000000/[.H14]" office:value-type="float" office:value="219.400607054506" calcext:value-type="float">
            <text:p>219.4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7" calcext:value-type="float">
            <text:p>7</text:p>
          </table:table-cell>
          <table:table-cell table:style-name="ce166" office:value-type="string" calcext:value-type="string">
            <text:p>Iran</text:p>
          </table:table-cell>
          <table:table-cell table:style-name="ce166" office:value-type="string" calcext:value-type="string">
            <text:p>伊朗</text:p>
          </table:table-cell>
          <table:table-cell table:style-name="ce154" office:value-type="float" office:value="79494" calcext:value-type="float">
            <text:p>79,494</text:p>
          </table:table-cell>
          <table:table-cell table:style-name="ce154" office:value-type="float" office:value="4958" calcext:value-type="float">
            <text:p>4,958</text:p>
          </table:table-cell>
          <table:table-cell table:style-name="ce213" table:formula="of:=83341976" office:value-type="float" office:value="83341976" calcext:value-type="float">
            <text:p>83,341,976</text:p>
          </table:table-cell>
          <table:table-cell table:style-name="ce223" table:formula="of:=[.F15]*1000000/[.H15]" office:value-type="float" office:value="953.82907647882" calcext:value-type="float">
            <text:p>953.83</text:p>
          </table:table-cell>
          <table:table-cell table:style-name="ce223" table:formula="of:=[.G15]*1000000/[.H15]" office:value-type="float" office:value="59.4898301907313" calcext:value-type="float">
            <text:p>59.4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8" calcext:value-type="float">
            <text:p>8</text:p>
          </table:table-cell>
          <table:table-cell table:style-name="ce166" office:value-type="string" calcext:value-type="string">
            <text:p>Turkey</text:p>
          </table:table-cell>
          <table:table-cell table:style-name="ce166" office:value-type="string" calcext:value-type="string">
            <text:p>土耳其</text:p>
          </table:table-cell>
          <table:table-cell table:style-name="ce154" office:value-type="float" office:value="78546" calcext:value-type="float">
            <text:p>78,546</text:p>
          </table:table-cell>
          <table:table-cell table:style-name="ce154" office:value-type="float" office:value="1769" calcext:value-type="float">
            <text:p>1,769</text:p>
          </table:table-cell>
          <table:table-cell table:style-name="ce213" table:formula="of:=83154997" office:value-type="float" office:value="83154997" calcext:value-type="float">
            <text:p>83,154,997</text:p>
          </table:table-cell>
          <table:table-cell table:style-name="ce223" table:formula="of:=[.F16]*1000000/[.H16]" office:value-type="float" office:value="944.573421125853" calcext:value-type="float">
            <text:p>944.57</text:p>
          </table:table-cell>
          <table:table-cell table:style-name="ce223" table:formula="of:=[.G16]*1000000/[.H16]" office:value-type="float" office:value="21.273526111726" calcext:value-type="float">
            <text:p>21.2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9" calcext:value-type="float">
            <text:p>9</text:p>
          </table:table-cell>
          <table:table-cell table:style-name="ce166" office:value-type="string" calcext:value-type="string">
            <text:p>Belgium</text:p>
          </table:table-cell>
          <table:table-cell table:style-name="ce166" office:value-type="string" calcext:value-type="string">
            <text:p>比利時</text:p>
          </table:table-cell>
          <table:table-cell table:style-name="ce157" office:value-type="float" office:value="36138" calcext:value-type="float">
            <text:p>36,138</text:p>
          </table:table-cell>
          <table:table-cell table:style-name="ce157" office:value-type="float" office:value="5163" calcext:value-type="float">
            <text:p>5,163</text:p>
          </table:table-cell>
          <table:table-cell table:style-name="ce213" table:formula="of:=11539328" office:value-type="float" office:value="11539328" calcext:value-type="float">
            <text:p>11,539,328</text:p>
          </table:table-cell>
          <table:table-cell table:style-name="ce223" table:formula="of:=[.F17]*1000000/[.H17]" office:value-type="float" office:value="3131.72482834356" calcext:value-type="float">
            <text:p>3131.72</text:p>
          </table:table-cell>
          <table:table-cell table:style-name="ce223" table:formula="of:=[.G17]*1000000/[.H17]" office:value-type="float" office:value="447.426401260108" calcext:value-type="float">
            <text:p>447.4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166" office:value-type="string" calcext:value-type="string">
            <text:p>Brazil</text:p>
          </table:table-cell>
          <table:table-cell table:style-name="ce166" office:value-type="string" calcext:value-type="string">
            <text:p>巴西</text:p>
          </table:table-cell>
          <table:table-cell table:style-name="ce154" office:value-type="float" office:value="33682" calcext:value-type="float">
            <text:p>33,682</text:p>
          </table:table-cell>
          <table:table-cell table:style-name="ce154" office:value-type="float" office:value="2141" calcext:value-type="float">
            <text:p>2,141</text:p>
          </table:table-cell>
          <table:table-cell table:style-name="ce213" table:formula="of:=211354365" office:value-type="float" office:value="211354365" calcext:value-type="float">
            <text:p>211,354,365</text:p>
          </table:table-cell>
          <table:table-cell table:style-name="ce223" table:formula="of:=[.F18]*1000000/[.H18]" office:value-type="float" office:value="159.362689291986" calcext:value-type="float">
            <text:p>159.36</text:p>
          </table:table-cell>
          <table:table-cell table:style-name="ce223" table:formula="of:=[.G18]*1000000/[.H18]" office:value-type="float" office:value="10.1299067090476" calcext:value-type="float">
            <text:p>10.1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1" calcext:value-type="float">
            <text:p>11</text:p>
          </table:table-cell>
          <table:table-cell table:style-name="ce166" office:value-type="string" calcext:value-type="string">
            <text:p>Russia</text:p>
          </table:table-cell>
          <table:table-cell table:style-name="ce166" office:value-type="string" calcext:value-type="string">
            <text:p>俄羅斯</text:p>
          </table:table-cell>
          <table:table-cell table:style-name="ce154" office:value-type="float" office:value="32008" calcext:value-type="float">
            <text:p>32,008</text:p>
          </table:table-cell>
          <table:table-cell table:style-name="ce154" office:value-type="float" office:value="273" calcext:value-type="float">
            <text:p>273</text:p>
          </table:table-cell>
          <table:table-cell table:style-name="ce213" table:formula="of:=146745698" office:value-type="float" office:value="146745698" calcext:value-type="float">
            <text:p>146,745,698</text:p>
          </table:table-cell>
          <table:table-cell table:style-name="ce223" table:formula="of:=[.F19]*1000000/[.H19]" office:value-type="float" office:value="218.118830304654" calcext:value-type="float">
            <text:p>218.12</text:p>
          </table:table-cell>
          <table:table-cell table:style-name="ce223" table:formula="of:=[.G19]*1000000/[.H19]" office:value-type="float" office:value="1.86036118074139" calcext:value-type="float">
            <text:p>1.86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2" calcext:value-type="float">
            <text:p>12</text:p>
          </table:table-cell>
          <table:table-cell table:style-name="ce166" office:value-type="string" calcext:value-type="string">
            <text:p>Canada</text:p>
          </table:table-cell>
          <table:table-cell table:style-name="ce166" office:value-type="string" calcext:value-type="string">
            <text:p>加拿大</text:p>
          </table:table-cell>
          <table:table-cell table:style-name="ce157" office:value-type="float" office:value="31642" calcext:value-type="float">
            <text:p>31,642</text:p>
          </table:table-cell>
          <table:table-cell table:style-name="ce157" office:value-type="float" office:value="1310" calcext:value-type="float">
            <text:p>1,310</text:p>
          </table:table-cell>
          <table:table-cell table:style-name="ce213" table:formula="of:=37983772" office:value-type="float" office:value="37983772" calcext:value-type="float">
            <text:p>37,983,772</text:p>
          </table:table-cell>
          <table:table-cell table:style-name="ce223" table:formula="of:=[.F20]*1000000/[.H20]" office:value-type="float" office:value="833.039962434484" calcext:value-type="float">
            <text:p>833.04</text:p>
          </table:table-cell>
          <table:table-cell table:style-name="ce223" table:formula="of:=[.G20]*1000000/[.H20]" office:value-type="float" office:value="34.4884125778767" calcext:value-type="float">
            <text:p>34.4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3" calcext:value-type="float">
            <text:p>13</text:p>
          </table:table-cell>
          <table:table-cell table:style-name="ce166" office:value-type="string" calcext:value-type="string">
            <text:p>Netherlands</text:p>
          </table:table-cell>
          <table:table-cell table:style-name="ce166" office:value-type="string" calcext:value-type="string">
            <text:p>荷蘭</text:p>
          </table:table-cell>
          <table:table-cell table:style-name="ce157" office:value-type="float" office:value="30449" calcext:value-type="float">
            <text:p>30,449</text:p>
          </table:table-cell>
          <table:table-cell table:style-name="ce157" office:value-type="float" office:value="3459" calcext:value-type="float">
            <text:p>3,459</text:p>
          </table:table-cell>
          <table:table-cell table:style-name="ce213" table:formula="of:=17097130" office:value-type="float" office:value="17097130" calcext:value-type="float">
            <text:p>17,097,130</text:p>
          </table:table-cell>
          <table:table-cell table:style-name="ce223" table:formula="of:=[.F21]*1000000/[.H21]" office:value-type="float" office:value="1780.94218152403" calcext:value-type="float">
            <text:p>1780.94</text:p>
          </table:table-cell>
          <table:table-cell table:style-name="ce223" table:formula="of:=[.G21]*1000000/[.H21]" office:value-type="float" office:value="202.314657489298" calcext:value-type="float">
            <text:p>202.31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4" calcext:value-type="float">
            <text:p>14</text:p>
          </table:table-cell>
          <table:table-cell table:style-name="ce166" office:value-type="string" calcext:value-type="string">
            <text:p>Switzerland</text:p>
          </table:table-cell>
          <table:table-cell table:style-name="ce166" office:value-type="string" calcext:value-type="string">
            <text:p>瑞士</text:p>
          </table:table-cell>
          <table:table-cell table:style-name="ce154" office:value-type="float" office:value="26928" calcext:value-type="float">
            <text:p>26,928</text:p>
          </table:table-cell>
          <table:table-cell table:style-name="ce154" office:value-type="float" office:value="1327" calcext:value-type="float">
            <text:p>1,327</text:p>
          </table:table-cell>
          <table:table-cell table:style-name="ce213" table:formula="of:=8591365" office:value-type="float" office:value="8591365" calcext:value-type="float">
            <text:p>8,591,365</text:p>
          </table:table-cell>
          <table:table-cell table:style-name="ce223" table:formula="of:=[.F22]*1000000/[.H22]" office:value-type="float" office:value="3134.30985646635" calcext:value-type="float">
            <text:p>3134.31</text:p>
          </table:table-cell>
          <table:table-cell table:style-name="ce223" table:formula="of:=[.G22]*1000000/[.H22]" office:value-type="float" office:value="154.457411598739" calcext:value-type="float">
            <text:p>154.46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5" calcext:value-type="float">
            <text:p>15</text:p>
          </table:table-cell>
          <table:table-cell table:style-name="ce166" office:value-type="string" calcext:value-type="string">
            <text:p>Portugal</text:p>
          </table:table-cell>
          <table:table-cell table:style-name="ce166" office:value-type="string" calcext:value-type="string">
            <text:p>葡萄牙</text:p>
          </table:table-cell>
          <table:table-cell table:style-name="ce154" office:value-type="float" office:value="19022" calcext:value-type="float">
            <text:p>19,022</text:p>
          </table:table-cell>
          <table:table-cell table:style-name="ce154" office:value-type="float" office:value="657" calcext:value-type="float">
            <text:p>657</text:p>
          </table:table-cell>
          <table:table-cell table:style-name="ce213" table:formula="of:=10276617" office:value-type="float" office:value="10276617" calcext:value-type="float">
            <text:p>10,276,617</text:p>
          </table:table-cell>
          <table:table-cell table:style-name="ce223" table:formula="of:=[.F23]*1000000/[.H23]" office:value-type="float" office:value="1850.99824193117" calcext:value-type="float">
            <text:p>1851.00</text:p>
          </table:table-cell>
          <table:table-cell table:style-name="ce223" table:formula="of:=[.G23]*1000000/[.H23]" office:value-type="float" office:value="63.9315447875502" calcext:value-type="float">
            <text:p>63.9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6" calcext:value-type="float">
            <text:p>16</text:p>
          </table:table-cell>
          <table:table-cell table:style-name="ce166" office:value-type="string" calcext:value-type="string">
            <text:p>Austria</text:p>
          </table:table-cell>
          <table:table-cell table:style-name="ce166" office:value-type="string" calcext:value-type="string">
            <text:p>奧地利</text:p>
          </table:table-cell>
          <table:table-cell table:style-name="ce154" office:value-type="float" office:value="14553" calcext:value-type="float">
            <text:p>14,553</text:p>
          </table:table-cell>
          <table:table-cell table:style-name="ce154" office:value-type="float" office:value="431" calcext:value-type="float">
            <text:p>431</text:p>
          </table:table-cell>
          <table:table-cell table:style-name="ce213" table:formula="of:=8955102" office:value-type="float" office:value="8955102" calcext:value-type="float">
            <text:p>8,955,102</text:p>
          </table:table-cell>
          <table:table-cell table:style-name="ce223" table:formula="of:=[.F24]*1000000/[.H24]" office:value-type="float" office:value="1625.10711770787" calcext:value-type="float">
            <text:p>1625.11</text:p>
          </table:table-cell>
          <table:table-cell table:style-name="ce223" table:formula="of:=[.G24]*1000000/[.H24]" office:value-type="float" office:value="48.128988368865" calcext:value-type="float">
            <text:p>48.1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7" calcext:value-type="float">
            <text:p>17</text:p>
          </table:table-cell>
          <table:table-cell table:style-name="ce166" office:value-type="string" calcext:value-type="string">
            <text:p>Ireland</text:p>
          </table:table-cell>
          <table:table-cell table:style-name="ce166" office:value-type="string" calcext:value-type="string">
            <text:p>愛爾蘭</text:p>
          </table:table-cell>
          <table:table-cell table:style-name="ce154" office:value-type="float" office:value="13980" calcext:value-type="float">
            <text:p>13,980</text:p>
          </table:table-cell>
          <table:table-cell table:style-name="ce154" office:value-type="float" office:value="530" calcext:value-type="float">
            <text:p>530</text:p>
          </table:table-cell>
          <table:table-cell table:style-name="ce213" office:value-type="float" office:value="4921500" calcext:value-type="float">
            <text:p>4,921,500</text:p>
          </table:table-cell>
          <table:table-cell table:style-name="ce223" table:formula="of:=[.F25]*1000000/[.H25]" office:value-type="float" office:value="2840.59737884791" calcext:value-type="float">
            <text:p>2840.60</text:p>
          </table:table-cell>
          <table:table-cell table:style-name="ce223" table:formula="of:=[.G25]*1000000/[.H25]" office:value-type="float" office:value="107.690744691659" calcext:value-type="float">
            <text:p>107.6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8" calcext:value-type="float">
            <text:p>18</text:p>
          </table:table-cell>
          <table:table-cell table:style-name="ce166" office:value-type="string" calcext:value-type="string">
            <text:p>India</text:p>
          </table:table-cell>
          <table:table-cell table:style-name="ce166" office:value-type="string" calcext:value-type="string">
            <text:p>印度</text:p>
          </table:table-cell>
          <table:table-cell table:style-name="ce154" office:value-type="float" office:value="13835" calcext:value-type="float">
            <text:p>13,835</text:p>
          </table:table-cell>
          <table:table-cell table:style-name="ce154" office:value-type="float" office:value="452" calcext:value-type="float">
            <text:p>452</text:p>
          </table:table-cell>
          <table:table-cell table:style-name="ce213" office:value-type="float" office:value="1360979857" calcext:value-type="float">
            <text:p>1,360,979,857</text:p>
          </table:table-cell>
          <table:table-cell table:style-name="ce223" table:formula="of:=[.F26]*1000000/[.H26]" office:value-type="float" office:value="10.1654700683788" calcext:value-type="float">
            <text:p>10.17</text:p>
          </table:table-cell>
          <table:table-cell table:style-name="ce223" table:formula="of:=[.G26]*1000000/[.H26]" office:value-type="float" office:value="0.33211365890186" calcext:value-type="float">
            <text:p>0.3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9" calcext:value-type="float">
            <text:p>19</text:p>
          </table:table-cell>
          <table:table-cell table:style-name="ce166" office:value-type="string" calcext:value-type="string">
            <text:p>Peru</text:p>
          </table:table-cell>
          <table:table-cell table:style-name="ce166" office:value-type="string" calcext:value-type="string">
            <text:p>秘魯</text:p>
          </table:table-cell>
          <table:table-cell table:style-name="ce154" office:value-type="float" office:value="13489" calcext:value-type="float">
            <text:p>13,489</text:p>
          </table:table-cell>
          <table:table-cell table:style-name="ce154" office:value-type="float" office:value="300" calcext:value-type="float">
            <text:p>300</text:p>
          </table:table-cell>
          <table:table-cell table:style-name="ce213" office:value-type="float" office:value="32131400" calcext:value-type="float">
            <text:p>32,131,400</text:p>
          </table:table-cell>
          <table:table-cell table:style-name="ce223" table:formula="of:=[.F27]*1000000/[.H27]" office:value-type="float" office:value="419.807415798876" calcext:value-type="float">
            <text:p>419.81</text:p>
          </table:table-cell>
          <table:table-cell table:style-name="ce223" table:formula="of:=[.G27]*1000000/[.H27]" office:value-type="float" office:value="9.33666133439564" calcext:value-type="float">
            <text:p>9.34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20" calcext:value-type="float">
            <text:p>20</text:p>
          </table:table-cell>
          <table:table-cell table:style-name="ce166" office:value-type="string" calcext:value-type="string">
            <text:p>Sweden</text:p>
          </table:table-cell>
          <table:table-cell table:style-name="ce166" office:value-type="string" calcext:value-type="string">
            <text:p>瑞典</text:p>
          </table:table-cell>
          <table:table-cell table:style-name="ce154" office:value-type="float" office:value="13216" calcext:value-type="float">
            <text:p>13,216</text:p>
          </table:table-cell>
          <table:table-cell table:style-name="ce154" office:value-type="float" office:value="1400" calcext:value-type="float">
            <text:p>1,400</text:p>
          </table:table-cell>
          <table:table-cell table:style-name="ce213" table:formula="of:=10333456" office:value-type="float" office:value="10333456" calcext:value-type="float">
            <text:p>10,333,456</text:p>
          </table:table-cell>
          <table:table-cell table:style-name="ce223" table:formula="of:=[.F28]*1000000/[.H28]" office:value-type="float" office:value="1278.95255953091" calcext:value-type="float">
            <text:p>1278.95</text:p>
          </table:table-cell>
          <table:table-cell table:style-name="ce223" table:formula="of:=[.G28]*1000000/[.H28]" office:value-type="float" office:value="135.482262662172" calcext:value-type="float">
            <text:p>135.48</text:p>
          </table:table-cell>
          <table:table-cell table:number-columns-repeated="52"/>
        </table:table-row>
        <table:table-row table:style-name="ro7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2"/>
        </table:table-row>
        <table:table-row table:style-name="ro2">
          <table:table-cell table:style-name="ce8"/>
          <table:table-cell table:style-name="ce85"/>
          <table:table-cell table:style-name="ce158"/>
          <table:table-cell table:style-name="ce158" office:value-type="string" calcext:value-type="string">
            <text:p>World Top-20 Total</text:p>
          </table:table-cell>
          <table:table-cell table:style-name="ce158" office:value-type="string" calcext:value-type="string">
            <text:p>世界前二十位總計</text:p>
          </table:table-cell>
          <table:table-cell table:style-name="ce175" table:formula="of:=SUM([.F9:.F28])" office:value-type="float" office:value="1865925" calcext:value-type="float">
            <text:p>1,865,925</text:p>
          </table:table-cell>
          <table:table-cell table:style-name="ce175" table:formula="of:=SUM([.G9:.G28])" office:value-type="float" office:value="141133" calcext:value-type="float">
            <text:p>141,133</text:p>
          </table:table-cell>
          <table:table-cell table:style-name="ce175" table:formula="of:=SUM([.H9:.H28])" office:value-type="float" office:value="2682206605" calcext:value-type="float">
            <text:p>2,682,206,605</text:p>
          </table:table-cell>
          <table:table-cell table:style-name="ce206" table:formula="of:=[.F30]*1000000/[.H30]" office:value-type="float" office:value="695.667886478864" calcext:value-type="float">
            <text:p>695.67</text:p>
          </table:table-cell>
          <table:table-cell table:style-name="ce206" table:formula="of:=[.G30]*1000000/[.H30]" office:value-type="float" office:value="52.6182434033638" calcext:value-type="float">
            <text:p>52.62</text:p>
          </table:table-cell>
          <table:table-cell table:number-columns-repeated="52"/>
        </table:table-row>
        <table:table-row table:style-name="ro1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2"/>
        </table:table-row>
        <table:table-row table:style-name="ro3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2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2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2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218"/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18" calcext:value-type="string">
            <text:p>2020-04-18</text:p>
          </table:table-cell>
          <table:table-cell table:number-columns-repeated="52"/>
        </table:table-row>
        <table:table-row table:style-name="ro14">
          <table:table-cell table:style-name="ce8"/>
          <table:table-cell table:style-name="ce44"/>
          <table:table-cell table:style-name="ce119"/>
          <table:table-cell table:style-name="ce161" table:number-columns-repeated="6"/>
          <table:table-cell table:style-name="ce61"/>
          <table:table-cell table:number-columns-repeated="52"/>
        </table:table-row>
        <table:table-row table:style-name="ro2">
          <table:table-cell table:style-name="ce8"/>
          <table:table-cell table:style-name="ce88" office:value-type="string" calcext:value-type="string">
            <text:p>East Asian countries and territories 東亞國家或地區 </text:p>
          </table:table-cell>
          <table:table-cell table:style-name="ce121"/>
          <table:table-cell table:style-name="ce130" table:number-columns-repeated="3"/>
          <table:table-cell table:style-name="ce189" table:number-columns-repeated="3"/>
          <table:table-cell table:style-name="ce238"/>
          <table:table-cell table:number-columns-repeated="52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2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103" table:number-columns-repeated="2"/>
          <table:table-cell table:style-name="ce169" table:number-columns-repeated="7"/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204" office:value-type="string" calcext:value-type="string">
            <text:p>China</text:p>
          </table:table-cell>
          <table:table-cell table:style-name="ce204" office:value-type="string" calcext:value-type="string">
            <text:p>中國大陸</text:p>
          </table:table-cell>
          <table:table-cell table:style-name="ce41" office:value-type="float" office:value="82692" calcext:value-type="float">
            <text:p>82,692</text:p>
          </table:table-cell>
          <table:table-cell table:style-name="ce41" office:value-type="float" office:value="4632" calcext:value-type="float">
            <text:p>4,632</text:p>
          </table:table-cell>
          <table:table-cell table:style-name="ce251" table:formula="of:=1433783686" office:value-type="float" office:value="1433783686" calcext:value-type="float">
            <text:p>1,433,783,686</text:p>
          </table:table-cell>
          <table:table-cell table:style-name="ce257" table:formula="of:=[.F42]*1000000/[.H42]" office:value-type="float" office:value="57.6739718881137" calcext:value-type="float">
            <text:p>57.67</text:p>
          </table:table-cell>
          <table:table-cell table:style-name="ce46" table:formula="of:=[.G42]*1000000/[.H42]" office:value-type="float" office:value="3.23061284992191" calcext:value-type="float">
            <text:p>3.2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204" office:value-type="string" calcext:value-type="string">
            <text:p>Korea</text:p>
          </table:table-cell>
          <table:table-cell table:style-name="ce204" office:value-type="string" calcext:value-type="string">
            <text:p>南韓</text:p>
          </table:table-cell>
          <table:table-cell table:style-name="ce41" office:value-type="float" office:value="10635" calcext:value-type="float">
            <text:p>10,635</text:p>
          </table:table-cell>
          <table:table-cell table:style-name="ce41" office:value-type="float" office:value="230" calcext:value-type="float">
            <text:p>230</text:p>
          </table:table-cell>
          <table:table-cell table:style-name="ce251" table:formula="of:=51225308" office:value-type="float" office:value="51225308" calcext:value-type="float">
            <text:p>51,225,308</text:p>
          </table:table-cell>
          <table:table-cell table:style-name="ce257" table:formula="of:=[.F43]*1000000/[.H43]" office:value-type="float" office:value="207.612221677613" calcext:value-type="float">
            <text:p>207.61</text:p>
          </table:table-cell>
          <table:table-cell table:style-name="ce46" table:formula="of:=[.G43]*1000000/[.H43]" office:value-type="float" office:value="4.48996812278806" calcext:value-type="float">
            <text:p>4.4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204" office:value-type="string" calcext:value-type="string">
            <text:p>Malaysia</text:p>
          </table:table-cell>
          <table:table-cell table:style-name="ce204" office:value-type="string" calcext:value-type="string">
            <text:p>馬來西亞</text:p>
          </table:table-cell>
          <table:table-cell table:style-name="ce157" office:value-type="float" office:value="5251" calcext:value-type="float">
            <text:p>5,251</text:p>
          </table:table-cell>
          <table:table-cell table:style-name="ce157" office:value-type="float" office:value="86" calcext:value-type="float">
            <text:p>86</text:p>
          </table:table-cell>
          <table:table-cell table:style-name="ce251" table:formula="of:=31949777" office:value-type="float" office:value="31949777" calcext:value-type="float">
            <text:p>31,949,777</text:p>
          </table:table-cell>
          <table:table-cell table:style-name="ce257" table:formula="of:=[.F44]*1000000/[.H44]" office:value-type="float" office:value="164.351694849075" calcext:value-type="float">
            <text:p>164.35</text:p>
          </table:table-cell>
          <table:table-cell table:style-name="ce46" table:formula="of:=[.G44]*1000000/[.H44]" office:value-type="float" office:value="2.69172457760816" calcext:value-type="float">
            <text:p>2.6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204" office:value-type="string" calcext:value-type="string">
            <text:p>Philippines</text:p>
          </table:table-cell>
          <table:table-cell table:style-name="ce204" office:value-type="string" calcext:value-type="string">
            <text:p>菲律賓</text:p>
          </table:table-cell>
          <table:table-cell table:style-name="ce157" office:value-type="float" office:value="5878" calcext:value-type="float">
            <text:p>5,878</text:p>
          </table:table-cell>
          <table:table-cell table:style-name="ce157" office:value-type="float" office:value="387" calcext:value-type="float">
            <text:p>387</text:p>
          </table:table-cell>
          <table:table-cell table:style-name="ce251" table:formula="of:=108477674" office:value-type="float" office:value="108477674" calcext:value-type="float">
            <text:p>108,477,674</text:p>
          </table:table-cell>
          <table:table-cell table:style-name="ce257" table:formula="of:=[.F45]*1000000/[.H45]" office:value-type="float" office:value="54.1862650926678" calcext:value-type="float">
            <text:p>54.19</text:p>
          </table:table-cell>
          <table:table-cell table:style-name="ce46" table:formula="of:=[.G45]*1000000/[.H45]" office:value-type="float" office:value="3.56755437068092" calcext:value-type="float">
            <text:p>3.5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204" office:value-type="string" calcext:value-type="string">
            <text:p>Japan</text:p>
          </table:table-cell>
          <table:table-cell table:style-name="ce204" office:value-type="string" calcext:value-type="string">
            <text:p>日本</text:p>
          </table:table-cell>
          <table:table-cell table:style-name="ce157" office:value-type="float" office:value="9167" calcext:value-type="float">
            <text:p>9,167</text:p>
          </table:table-cell>
          <table:table-cell table:style-name="ce157" office:value-type="float" office:value="148" calcext:value-type="float">
            <text:p>148</text:p>
          </table:table-cell>
          <table:table-cell table:style-name="ce251" table:formula="of:=126860301" office:value-type="float" office:value="126860301" calcext:value-type="float">
            <text:p>126,860,301</text:p>
          </table:table-cell>
          <table:table-cell table:style-name="ce257" table:formula="of:=[.F46]*1000000/[.H46]" office:value-type="float" office:value="72.2605884405083" calcext:value-type="float">
            <text:p>72.26</text:p>
          </table:table-cell>
          <table:table-cell table:style-name="ce46" table:formula="of:=[.G46]*1000000/[.H46]" office:value-type="float" office:value="1.16663762290774" calcext:value-type="float">
            <text:p>1.1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04"/>
          <table:table-cell table:style-name="ce204" office:value-type="string" calcext:value-type="string">
            <text:p>Indonesia</text:p>
          </table:table-cell>
          <table:table-cell table:style-name="ce204" office:value-type="string" calcext:value-type="string">
            <text:p>印尼</text:p>
          </table:table-cell>
          <table:table-cell table:style-name="ce41" office:value-type="float" office:value="5923" calcext:value-type="float">
            <text:p>5,923</text:p>
          </table:table-cell>
          <table:table-cell table:style-name="ce41" office:value-type="float" office:value="520" calcext:value-type="float">
            <text:p>520</text:p>
          </table:table-cell>
          <table:table-cell table:style-name="ce251" table:formula="of:=266911900" office:value-type="float" office:value="266911900" calcext:value-type="float">
            <text:p>266,911,900</text:p>
          </table:table-cell>
          <table:table-cell table:style-name="ce257" table:formula="of:=[.F47]*1000000/[.H47]" office:value-type="float" office:value="22.1908427462395" calcext:value-type="float">
            <text:p>22.19</text:p>
          </table:table-cell>
          <table:table-cell table:style-name="ce46" table:formula="of:=[.G47]*1000000/[.H47]" office:value-type="float" office:value="1.94820837886958" calcext:value-type="float">
            <text:p>1.9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table:number-columns-repeated="2"/>
          <table:table-cell table:style-name="ce25" office:value-type="string" calcext:value-type="string">
            <text:p>Singapore</text:p>
          </table:table-cell>
          <table:table-cell table:style-name="ce25" office:value-type="string" calcext:value-type="string">
            <text:p>新加玻</text:p>
          </table:table-cell>
          <table:table-cell table:style-name="ce157" office:value-type="float" office:value="5050" calcext:value-type="float">
            <text:p>5,050</text:p>
          </table:table-cell>
          <table:table-cell table:style-name="ce157" office:value-type="float" office:value="10" calcext:value-type="float">
            <text:p>10</text:p>
          </table:table-cell>
          <table:table-cell table:style-name="ce251" table:formula="of:=5804337" office:value-type="float" office:value="5804337" calcext:value-type="float">
            <text:p>5,804,337</text:p>
          </table:table-cell>
          <table:table-cell table:style-name="ce257" table:formula="of:=[.F48]*1000000/[.H48]" office:value-type="float" office:value="870.039075953033" calcext:value-type="float">
            <text:p>870.04</text:p>
          </table:table-cell>
          <table:table-cell table:style-name="ce46" table:formula="of:=[.G48]*1000000/[.H48]" office:value-type="float" office:value="1.72284965535254" calcext:value-type="float">
            <text:p>1.72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04"/>
          <table:table-cell table:style-name="ce204" office:value-type="string" calcext:value-type="string">
            <text:p>Thailand</text:p>
          </table:table-cell>
          <table:table-cell table:style-name="ce204" office:value-type="string" calcext:value-type="string">
            <text:p>泰國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43" calcext:value-type="float">
            <text:p>43</text:p>
          </table:table-cell>
          <table:table-cell table:style-name="ce251" table:formula="of:=66487830" office:value-type="float" office:value="66487830" calcext:value-type="float">
            <text:p>66,487,830</text:p>
          </table:table-cell>
          <table:table-cell table:style-name="ce257" table:formula="of:=[.F49]*1000000/[.H49]" office:value-type="float" office:value="39.3004253560388" calcext:value-type="float">
            <text:p>39.30</text:p>
          </table:table-cell>
          <table:table-cell table:style-name="ce46" table:formula="of:=[.G49]*1000000/[.H49]" office:value-type="float" office:value="0.646734898702514" calcext:value-type="float">
            <text:p>0.6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4" calcext:value-type="float">
            <text:p>4</text:p>
          </table:table-cell>
          <table:table-cell table:style-name="ce251" table:formula="of:=7500700" office:value-type="float" office:value="7500700" calcext:value-type="float">
            <text:p>7,500,700</text:p>
          </table:table-cell>
          <table:table-cell table:style-name="ce257" table:formula="of:=[.F50]*1000000/[.H50]" office:value-type="float" office:value="135.720666071167" calcext:value-type="float">
            <text:p>135.72</text:p>
          </table:table-cell>
          <table:table-cell table:style-name="ce46" table:formula="of:=[.G50]*1000000/[.H50]" office:value-type="float" office:value="0.533283560201048" calcext:value-type="float">
            <text:p>0.5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204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6" calcext:value-type="float">
            <text:p>6</text:p>
          </table:table-cell>
          <table:table-cell table:style-name="ce251" table:formula="of:=23773876" office:value-type="float" office:value="23773876" calcext:value-type="float">
            <text:p>23,773,876</text:p>
          </table:table-cell>
          <table:table-cell table:style-name="ce257" table:formula="of:=[.F51]*1000000/[.H51]" office:value-type="float" office:value="16.6148759251541" calcext:value-type="float">
            <text:p>16.61</text:p>
          </table:table-cell>
          <table:table-cell table:style-name="ce46" table:formula="of:=[.G51]*1000000/[.H51]" office:value-type="float" office:value="0.25237786215424" calcext:value-type="float">
            <text:p>0.25</text:p>
          </table:table-cell>
          <table:table-cell table:number-columns-repeated="52"/>
        </table:table-row>
        <table:table-row table:style-name="ro16">
          <table:table-cell table:style-name="ce8"/>
          <table:table-cell table:style-name="ce105" table:number-columns-repeated="2"/>
          <table:table-cell table:style-name="ce216" table:number-columns-repeated="2"/>
          <table:table-cell table:style-name="ce42" table:number-columns-repeated="2"/>
          <table:table-cell table:style-name="ce252"/>
          <table:table-cell table:style-name="ce258"/>
          <table:table-cell table:style-name="ce47"/>
          <table:table-cell table:number-columns-repeated="52"/>
        </table:table-row>
        <table:table-row table:style-name="ro2">
          <table:table-cell table:style-name="ce8"/>
          <table:table-cell table:style-name="ce106" table:number-columns-repeated="2"/>
          <table:table-cell table:style-name="ce106" office:value-type="string" calcext:value-type="string">
            <text:p>East Asian Total</text:p>
          </table:table-cell>
          <table:table-cell table:style-name="ce146" office:value-type="string" calcext:value-type="string">
            <text:p>東亞總計</text:p>
          </table:table-cell>
          <table:table-cell table:style-name="ce41" table:formula="of:=SUM([.F42:.F52])" office:value-type="float" office:value="128622" calcext:value-type="float">
            <text:p>128,622</text:p>
          </table:table-cell>
          <table:table-cell table:style-name="ce41" table:formula="of:=SUM([.G42:.G52])" office:value-type="float" office:value="6066" calcext:value-type="float">
            <text:p>6,066</text:p>
          </table:table-cell>
          <table:table-cell table:style-name="ce251" table:formula="of:=SUM([.H42:.H51])" office:value-type="float" office:value="2122775389" calcext:value-type="float">
            <text:p>2,122,775,389</text:p>
          </table:table-cell>
          <table:table-cell table:style-name="ce257" table:formula="of:=[.F53]*1000000/[.H53]" office:value-type="float" office:value="60.591431701397" calcext:value-type="float">
            <text:p>60.59</text:p>
          </table:table-cell>
          <table:table-cell table:style-name="ce46" table:formula="of:=[.G53]*1000000/[.H53]" office:value-type="float" office:value="2.85757976629717" calcext:value-type="float">
            <text:p>2.86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107" table:number-columns-repeated="2"/>
          <table:table-cell table:style-name="ce147" table:number-columns-repeated="2"/>
          <table:table-cell table:style-name="ce216" table:number-columns-repeated="3"/>
          <table:table-cell table:style-name="ce258" table:number-columns-repeated="2"/>
          <table:table-cell table:number-columns-repeated="52"/>
        </table:table-row>
        <table:table-row table:style-name="ro17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2"/>
        </table:table-row>
        <table:table-row table:style-name="ro7">
          <table:table-cell table:style-name="ce8" table:number-columns-repeated="10"/>
          <table:table-cell table:number-columns-repeated="52"/>
        </table:table-row>
        <table:table-row table:style-name="ro2">
          <table:table-cell table:style-name="ce8"/>
          <table:table-cell table:style-name="ce108" office:value-type="string" calcext:value-type="string">
            <text:p>World and East Asian Top-10 Comparison 世界及東亞比較</text:p>
          </table:table-cell>
          <table:table-cell table:style-name="ce123"/>
          <table:table-cell table:style-name="ce148" table:number-columns-repeated="6"/>
          <table:table-cell table:style-name="ce289"/>
          <table:table-cell table:number-columns-repeated="52"/>
        </table:table-row>
        <table:table-row table:style-name="ro2">
          <table:table-cell table:style-name="ce8"/>
          <table:table-cell table:style-name="ce115"/>
          <table:table-cell table:style-name="ce124" table:number-columns-repeated="7"/>
          <table:table-cell table:style-name="ce24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131" office:value-type="string" calcext:value-type="string">
            <text:p>World 世界</text:p>
          </table:table-cell>
          <table:table-cell table:style-name="ce142" office:value-type="string" calcext:value-type="string">
            <text:p>East Asia 東亞</text:p>
          </table:table-cell>
          <table:table-cell table:style-name="ce171" table:number-columns-repeated="2"/>
          <table:table-cell table:style-name="ce274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228" table:formula="of:=[.I30]" office:value-type="float" office:value="695.667886478864" calcext:value-type="float">
            <text:p>695.67</text:p>
          </table:table-cell>
          <table:table-cell table:style-name="ce228" table:formula="of:=[.I53]" office:value-type="float" office:value="60.591431701397" calcext:value-type="float">
            <text:p>60.59</text:p>
          </table:table-cell>
          <table:table-cell table:style-name="ce171"/>
          <table:table-cell table:style-name="ce205" table:formula="of:=[.F60]/[.G60]" office:value-type="float" office:value="11.4812914457478" calcext:value-type="float">
            <text:p>11</text:p>
          </table:table-cell>
          <table:table-cell table:style-name="ce274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228" table:formula="of:=[.J30]" office:value-type="float" office:value="52.6182434033638" calcext:value-type="float">
            <text:p>52.62</text:p>
          </table:table-cell>
          <table:table-cell table:style-name="ce39" table:formula="of:=[.J53]" office:value-type="float" office:value="2.85757976629717" calcext:value-type="float">
            <text:p>2.86</text:p>
          </table:table-cell>
          <table:table-cell table:style-name="ce171" table:number-columns-repeated="2"/>
          <table:table-cell table:style-name="ce224" table:formula="of:=[.F61]/[.G61]" office:value-type="float" office:value="18.413569421212" calcext:value-type="float">
            <text:p>1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49" table:number-columns-repeated="2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52"/>
        </table:table-row>
        <table:table-row table:style-name="ro2">
          <table:table-cell table:style-name="ce8"/>
          <table:table-cell table:style-name="ce115"/>
          <table:table-cell table:style-name="ce124" table:number-columns-repeated="7"/>
          <table:table-cell table:style-name="ce24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19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52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49" table:number-columns-repeated="6"/>
          <table:table-cell table:style-name="ce232"/>
          <table:table-cell table:number-columns-repeated="52"/>
        </table:table-row>
        <table:table-row table:style-name="ro2">
          <table:table-cell table:style-name="ce8" table:number-columns-repeated="10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The following East Asia countries are excluded because of too few cases or zero deaths :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Vietnam, Cambodia, Macau, Myanmar, Laos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由於以下國家或地區有太少案例或無人死亡而難以計算比例，故此排除 :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<text:span text:style-name="T3">越南，柬甫寨，澳門，緬甸，</text:span>寮國</text:p>
          </table:table-cell>
          <table:table-cell table:style-name="ce8" table:number-columns-repeated="7"/>
          <table:table-cell table:number-columns-repeated="52"/>
        </table:table-row>
        <table:table-row table:style-name="ro2" table:number-rows-repeated="6">
          <table:table-cell table:style-name="ce8" table:number-columns-repeated="10"/>
          <table:table-cell table:number-columns-repeated="52"/>
        </table:table-row>
        <table:table-row table:style-name="ro2" table:number-rows-repeated="1047934">
          <table:table-cell table:number-columns-repeated="62"/>
        </table:table-row>
        <table:table-row table:style-name="ro8" table:number-rows-repeated="565">
          <table:table-cell table:number-columns-repeated="62"/>
        </table:table-row>
        <table:table-row table:style-name="ro8">
          <table:table-cell table:number-columns-repeated="62"/>
        </table:table-row>
      </table:table>
      <table:table table:name="E_Asi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2" table:default-cell-style-name="ce2"/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2"/>
        </table:table-row>
        <table:table-row table:style-name="ro18">
          <table:table-cell table:style-name="ce8"/>
          <table:table-cell table:style-name="ce286" office:value-type="string" calcext:value-type="string">
            <text:p>2019–20 Coronavirus pandemic</text:p>
          </table:table-cell>
          <table:table-cell table:style-name="ce292"/>
          <table:table-cell table:style-name="ce301"/>
          <table:table-cell table:style-name="ce292" office:value-type="string" calcext:value-type="string">
            <text:p>2019-20 冠狀病毒病疫情 COVID-19</text:p>
          </table:table-cell>
          <table:table-cell table:style-name="ce292"/>
          <table:table-cell table:style-name="ce301" table:number-columns-repeated="2"/>
          <table:table-cell table:style-name="ce302" office:value-type="string" calcext:value-type="string">
            <text:p>Date 日期 :</text:p>
          </table:table-cell>
          <table:table-cell table:style-name="ce303" table:formula="of:=[$World.J2]" office:value-type="string" office:string-value="2020-04-18" calcext:value-type="string">
            <text:p>2020-04-18</text:p>
          </table:table-cell>
          <table:table-cell table:number-columns-repeated="52"/>
        </table:table-row>
        <table:table-row table:style-name="ro19">
          <table:table-cell table:style-name="ce8"/>
          <table:table-cell table:style-name="ce291" office:value-type="string" calcext:value-type="string">
            <text:p>East Asian countries and territories 東亞國家或地區 </text:p>
          </table:table-cell>
          <table:table-cell table:style-name="ce121"/>
          <table:table-cell table:style-name="ce130" table:number-columns-repeated="3"/>
          <table:table-cell table:style-name="ce189" table:number-columns-repeated="3"/>
          <table:table-cell table:style-name="ce238"/>
          <table:table-cell table:number-columns-repeated="52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2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103" table:number-columns-repeated="2"/>
          <table:table-cell table:style-name="ce169" table:number-columns-repeated="7"/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24" office:value-type="string" calcext:value-type="string">
            <text:p>China</text:p>
          </table:table-cell>
          <table:table-cell table:style-name="ce24" office:value-type="string" calcext:value-type="string">
            <text:p>中國大陸</text:p>
          </table:table-cell>
          <table:table-cell table:style-name="ce41" office:value-type="float" office:value="82692" calcext:value-type="float">
            <text:p>82,692</text:p>
          </table:table-cell>
          <table:table-cell table:style-name="ce41" office:value-type="float" office:value="4632" calcext:value-type="float">
            <text:p>4,632</text:p>
          </table:table-cell>
          <table:table-cell table:style-name="ce41" table:formula="of:=1433783686" office:value-type="float" office:value="1433783686" calcext:value-type="float">
            <text:p>1,433,783,686</text:p>
          </table:table-cell>
          <table:table-cell table:style-name="ce46" table:formula="of:=[.F8]*1000000/[.H8]" office:value-type="float" office:value="57.6739718881137" calcext:value-type="float">
            <text:p>57.67</text:p>
          </table:table-cell>
          <table:table-cell table:style-name="ce46" table:formula="of:=[.G8]*1000000/[.H8]" office:value-type="float" office:value="3.23061284992191" calcext:value-type="float">
            <text:p>3.2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24" office:value-type="string" calcext:value-type="string">
            <text:p>Korea</text:p>
          </table:table-cell>
          <table:table-cell table:style-name="ce24" office:value-type="string" calcext:value-type="string">
            <text:p>南韓</text:p>
          </table:table-cell>
          <table:table-cell table:style-name="ce41" office:value-type="float" office:value="10635" calcext:value-type="float">
            <text:p>10,635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table:formula="of:=51225308" office:value-type="float" office:value="51225308" calcext:value-type="float">
            <text:p>51,225,308</text:p>
          </table:table-cell>
          <table:table-cell table:style-name="ce46" table:formula="of:=[.F9]*1000000/[.H9]" office:value-type="float" office:value="207.612221677613" calcext:value-type="float">
            <text:p>207.61</text:p>
          </table:table-cell>
          <table:table-cell table:style-name="ce46" table:formula="of:=[.G9]*1000000/[.H9]" office:value-type="float" office:value="4.48996812278806" calcext:value-type="float">
            <text:p>4.4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24" office:value-type="string" calcext:value-type="string">
            <text:p>Malaysia</text:p>
          </table:table-cell>
          <table:table-cell table:style-name="ce24" office:value-type="string" calcext:value-type="string">
            <text:p>馬來西亞</text:p>
          </table:table-cell>
          <table:table-cell table:style-name="ce157" office:value-type="float" office:value="5251" calcext:value-type="float">
            <text:p>5,251</text:p>
          </table:table-cell>
          <table:table-cell table:style-name="ce157" office:value-type="float" office:value="86" calcext:value-type="float">
            <text:p>86</text:p>
          </table:table-cell>
          <table:table-cell table:style-name="ce41" table:formula="of:=31949777" office:value-type="float" office:value="31949777" calcext:value-type="float">
            <text:p>31,949,777</text:p>
          </table:table-cell>
          <table:table-cell table:style-name="ce46" table:formula="of:=[.F10]*1000000/[.H10]" office:value-type="float" office:value="164.351694849075" calcext:value-type="float">
            <text:p>164.35</text:p>
          </table:table-cell>
          <table:table-cell table:style-name="ce46" table:formula="of:=[.G10]*1000000/[.H10]" office:value-type="float" office:value="2.69172457760816" calcext:value-type="float">
            <text:p>2.6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24" office:value-type="string" calcext:value-type="string">
            <text:p>Philippines</text:p>
          </table:table-cell>
          <table:table-cell table:style-name="ce24" office:value-type="string" calcext:value-type="string">
            <text:p>菲律賓</text:p>
          </table:table-cell>
          <table:table-cell table:style-name="ce157" office:value-type="float" office:value="5878" calcext:value-type="float">
            <text:p>5,878</text:p>
          </table:table-cell>
          <table:table-cell table:style-name="ce157" office:value-type="float" office:value="387" calcext:value-type="float">
            <text:p>387</text:p>
          </table:table-cell>
          <table:table-cell table:style-name="ce41" table:formula="of:=108477674" office:value-type="float" office:value="108477674" calcext:value-type="float">
            <text:p>108,477,674</text:p>
          </table:table-cell>
          <table:table-cell table:style-name="ce46" table:formula="of:=[.F11]*1000000/[.H11]" office:value-type="float" office:value="54.1862650926678" calcext:value-type="float">
            <text:p>54.19</text:p>
          </table:table-cell>
          <table:table-cell table:style-name="ce46" table:formula="of:=[.G11]*1000000/[.H11]" office:value-type="float" office:value="3.56755437068092" calcext:value-type="float">
            <text:p>3.5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24" office:value-type="string" calcext:value-type="string">
            <text:p>Japan</text:p>
          </table:table-cell>
          <table:table-cell table:style-name="ce24" office:value-type="string" calcext:value-type="string">
            <text:p>日本</text:p>
          </table:table-cell>
          <table:table-cell table:style-name="ce157" office:value-type="float" office:value="9167" calcext:value-type="float">
            <text:p>9,167</text:p>
          </table:table-cell>
          <table:table-cell table:style-name="ce157" office:value-type="float" office:value="148" calcext:value-type="float">
            <text:p>148</text:p>
          </table:table-cell>
          <table:table-cell table:style-name="ce41" table:formula="of:=126860301" office:value-type="float" office:value="126860301" calcext:value-type="float">
            <text:p>126,860,301</text:p>
          </table:table-cell>
          <table:table-cell table:style-name="ce46" table:formula="of:=[.F12]*1000000/[.H12]" office:value-type="float" office:value="72.2605884405083" calcext:value-type="float">
            <text:p>72.26</text:p>
          </table:table-cell>
          <table:table-cell table:style-name="ce46" table:formula="of:=[.G12]*1000000/[.H12]" office:value-type="float" office:value="1.16663762290774" calcext:value-type="float">
            <text:p>1.1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04"/>
          <table:table-cell table:style-name="ce24" office:value-type="string" calcext:value-type="string">
            <text:p>Indonesia</text:p>
          </table:table-cell>
          <table:table-cell table:style-name="ce24" office:value-type="string" calcext:value-type="string">
            <text:p>印尼</text:p>
          </table:table-cell>
          <table:table-cell table:style-name="ce41" office:value-type="float" office:value="5923" calcext:value-type="float">
            <text:p>5,923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table:formula="of:=266911900" office:value-type="float" office:value="266911900" calcext:value-type="float">
            <text:p>266,911,900</text:p>
          </table:table-cell>
          <table:table-cell table:style-name="ce46" table:formula="of:=[.F13]*1000000/[.H13]" office:value-type="float" office:value="22.1908427462395" calcext:value-type="float">
            <text:p>22.19</text:p>
          </table:table-cell>
          <table:table-cell table:style-name="ce46" table:formula="of:=[.G13]*1000000/[.H13]" office:value-type="float" office:value="1.94820837886958" calcext:value-type="float">
            <text:p>1.9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04"/>
          <table:table-cell table:style-name="ce25" office:value-type="string" calcext:value-type="string">
            <text:p>Singapore</text:p>
          </table:table-cell>
          <table:table-cell table:style-name="ce25" office:value-type="string" calcext:value-type="string">
            <text:p>新加玻</text:p>
          </table:table-cell>
          <table:table-cell table:style-name="ce157" office:value-type="float" office:value="5050" calcext:value-type="float">
            <text:p>5,050</text:p>
          </table:table-cell>
          <table:table-cell table:style-name="ce157" office:value-type="float" office:value="10" calcext:value-type="float">
            <text:p>10</text:p>
          </table:table-cell>
          <table:table-cell table:style-name="ce41" table:formula="of:=5804337" office:value-type="float" office:value="5804337" calcext:value-type="float">
            <text:p>5,804,337</text:p>
          </table:table-cell>
          <table:table-cell table:style-name="ce46" table:formula="of:=[.F14]*1000000/[.H14]" office:value-type="float" office:value="870.039075953033" calcext:value-type="float">
            <text:p>870.04</text:p>
          </table:table-cell>
          <table:table-cell table:style-name="ce46" table:formula="of:=[.G14]*1000000/[.H14]" office:value-type="float" office:value="1.72284965535254" calcext:value-type="float">
            <text:p>1.72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04"/>
          <table:table-cell table:style-name="ce24" office:value-type="string" calcext:value-type="string">
            <text:p>Thailand</text:p>
          </table:table-cell>
          <table:table-cell table:style-name="ce24" office:value-type="string" calcext:value-type="string">
            <text:p>泰國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43" calcext:value-type="float">
            <text:p>43</text:p>
          </table:table-cell>
          <table:table-cell table:style-name="ce41" table:formula="of:=66487830" office:value-type="float" office:value="66487830" calcext:value-type="float">
            <text:p>66,487,830</text:p>
          </table:table-cell>
          <table:table-cell table:style-name="ce46" table:formula="of:=[.F15]*1000000/[.H15]" office:value-type="float" office:value="39.3004253560388" calcext:value-type="float">
            <text:p>39.30</text:p>
          </table:table-cell>
          <table:table-cell table:style-name="ce46" table:formula="of:=[.G15]*1000000/[.H15]" office:value-type="float" office:value="0.646734898702514" calcext:value-type="float">
            <text:p>0.6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24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formula="of:=7500700" office:value-type="float" office:value="7500700" calcext:value-type="float">
            <text:p>7,500,700</text:p>
          </table:table-cell>
          <table:table-cell table:style-name="ce46" table:formula="of:=[.F16]*1000000/[.H16]" office:value-type="float" office:value="135.720666071167" calcext:value-type="float">
            <text:p>135.72</text:p>
          </table:table-cell>
          <table:table-cell table:style-name="ce46" table:formula="of:=[.G16]*1000000/[.H16]" office:value-type="float" office:value="0.533283560201048" calcext:value-type="float">
            <text:p>0.5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24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6" calcext:value-type="float">
            <text:p>6</text:p>
          </table:table-cell>
          <table:table-cell table:style-name="ce41" table:formula="of:=23773876" office:value-type="float" office:value="23773876" calcext:value-type="float">
            <text:p>23,773,876</text:p>
          </table:table-cell>
          <table:table-cell table:style-name="ce46" table:formula="of:=[.F17]*1000000/[.H17]" office:value-type="float" office:value="16.6148759251541" calcext:value-type="float">
            <text:p>16.61</text:p>
          </table:table-cell>
          <table:table-cell table:style-name="ce46" table:formula="of:=[.G17]*1000000/[.H17]" office:value-type="float" office:value="0.25237786215424" calcext:value-type="float">
            <text:p>0.25</text:p>
          </table:table-cell>
          <table:table-cell table:number-columns-repeated="52"/>
        </table:table-row>
        <table:table-row table:style-name="ro16">
          <table:table-cell table:style-name="ce8"/>
          <table:table-cell table:style-name="ce105" table:number-columns-repeated="2"/>
          <table:table-cell table:style-name="ce33" table:number-columns-repeated="2"/>
          <table:table-cell table:style-name="ce42" table:number-columns-repeated="3"/>
          <table:table-cell table:style-name="ce67" table:number-columns-repeated="2"/>
          <table:table-cell table:number-columns-repeated="52"/>
        </table:table-row>
        <table:table-row table:style-name="ro2">
          <table:table-cell table:style-name="ce8"/>
          <table:table-cell table:style-name="ce106" table:number-columns-repeated="2"/>
          <table:table-cell table:style-name="ce106" office:value-type="string" calcext:value-type="string">
            <text:p>East Asian Total</text:p>
          </table:table-cell>
          <table:table-cell table:style-name="ce146" office:value-type="string" calcext:value-type="string">
            <text:p>東亞總計</text:p>
          </table:table-cell>
          <table:table-cell table:style-name="ce41" table:formula="of:=SUM([.F8:.F18])" office:value-type="float" office:value="128622" calcext:value-type="float">
            <text:p>128,622</text:p>
          </table:table-cell>
          <table:table-cell table:style-name="ce41" table:formula="of:=SUM([.G8:.G18])" office:value-type="float" office:value="6066" calcext:value-type="float">
            <text:p>6,066</text:p>
          </table:table-cell>
          <table:table-cell table:style-name="ce41" table:formula="of:=SUM([.H8:.H17])" office:value-type="float" office:value="2122775389" calcext:value-type="float">
            <text:p>2,122,775,389</text:p>
          </table:table-cell>
          <table:table-cell table:style-name="ce46" table:formula="of:=[.F19]*1000000/[.H19]" office:value-type="float" office:value="60.591431701397" calcext:value-type="float">
            <text:p>60.59</text:p>
          </table:table-cell>
          <table:table-cell table:style-name="ce46" table:formula="of:=[.G19]*1000000/[.H19]" office:value-type="float" office:value="2.85757976629717" calcext:value-type="float">
            <text:p>2.86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107" table:number-columns-repeated="2"/>
          <table:table-cell table:style-name="ce147" table:number-columns-repeated="2"/>
          <table:table-cell table:style-name="ce33" table:number-columns-repeated="3"/>
          <table:table-cell table:style-name="ce67" table:number-columns-repeated="2"/>
          <table:table-cell table:number-columns-repeated="52"/>
        </table:table-row>
        <table:table-row table:style-name="ro17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2"/>
        </table:table-row>
        <table:table-row table:style-name="ro7">
          <table:table-cell table:style-name="ce8" table:number-columns-repeated="10"/>
          <table:table-cell table:number-columns-repeated="52"/>
        </table:table-row>
        <table:table-row table:style-name="ro2">
          <table:table-cell table:style-name="ce8"/>
          <table:table-cell table:style-name="ce108" office:value-type="string" calcext:value-type="string">
            <text:p>World and East Asian Top-10 Comparison 世界及東亞比較</text:p>
          </table:table-cell>
          <table:table-cell table:style-name="ce123"/>
          <table:table-cell table:style-name="ce148" table:number-columns-repeated="6"/>
          <table:table-cell table:style-name="ce289"/>
          <table:table-cell table:number-columns-repeated="52"/>
        </table:table-row>
        <table:table-row table:style-name="ro2">
          <table:table-cell table:style-name="ce8"/>
          <table:table-cell table:style-name="ce115"/>
          <table:table-cell table:style-name="ce124" table:number-columns-repeated="7"/>
          <table:table-cell table:style-name="ce24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131" office:value-type="string" calcext:value-type="string">
            <text:p>World 世界</text:p>
          </table:table-cell>
          <table:table-cell table:style-name="ce142" office:value-type="string" calcext:value-type="string">
            <text:p>East Asia 東亞</text:p>
          </table:table-cell>
          <table:table-cell table:style-name="ce19" table:number-columns-repeated="2"/>
          <table:table-cell table:style-name="ce5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39" table:formula="of:=[$World.I30]" office:value-type="float" office:value="695.667886478864" calcext:value-type="float">
            <text:p>695.67</text:p>
          </table:table-cell>
          <table:table-cell table:style-name="ce39" table:formula="of:=[.I19]" office:value-type="float" office:value="60.591431701397" calcext:value-type="float">
            <text:p>60.59</text:p>
          </table:table-cell>
          <table:table-cell table:style-name="ce19"/>
          <table:table-cell table:style-name="ce205" table:formula="of:=[.F26]/[.G26]" office:value-type="float" office:value="11.4812914457478" calcext:value-type="float">
            <text:p>11</text:p>
          </table:table-cell>
          <table:table-cell table:style-name="ce5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39" table:formula="of:=[$World.J30]" office:value-type="float" office:value="52.6182434033638" calcext:value-type="float">
            <text:p>52.62</text:p>
          </table:table-cell>
          <table:table-cell table:style-name="ce39" table:formula="of:=[.J19]" office:value-type="float" office:value="2.85757976629717" calcext:value-type="float">
            <text:p>2.86</text:p>
          </table:table-cell>
          <table:table-cell table:style-name="ce19" table:number-columns-repeated="2"/>
          <table:table-cell table:style-name="ce224" table:formula="of:=[.F27]/[.G27]" office:value-type="float" office:value="18.413569421212" calcext:value-type="float">
            <text:p>1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190" table:number-columns-repeated="2"/>
          <table:table-cell table:style-name="ce125" table:number-columns-repeated="2"/>
          <table:table-cell table:style-name="ce290"/>
          <table:table-cell table:number-columns-repeated="52"/>
        </table:table-row>
        <table:table-row table:style-name="ro2">
          <table:table-cell table:style-name="ce8"/>
          <table:table-cell table:style-name="ce115"/>
          <table:table-cell table:style-name="ce124" table:number-columns-repeated="7"/>
          <table:table-cell table:style-name="ce24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19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52"/>
        </table:table-row>
        <table:table-row table:style-name="ro2">
          <table:table-cell table:style-name="ce8"/>
          <table:table-cell table:style-name="ce110"/>
          <table:table-cell table:style-name="ce125" table:number-columns-repeated="7"/>
          <table:table-cell table:style-name="ce232"/>
          <table:table-cell table:number-columns-repeated="52"/>
        </table:table-row>
        <table:table-row table:style-name="ro2">
          <table:table-cell table:style-name="ce8" table:number-columns-repeated="10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The following East Asia countries are excluded because of too few cases or zero deaths :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Vietnam, Cambodia, Macau, Myanmar, Laos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由於以下國家或地區有太少案例或無人死亡而難以計算比例，故此排除 :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<text:span text:style-name="T3">越南，柬甫寨，澳門，緬甸，</text:span>寮國</text:p>
          </table:table-cell>
          <table:table-cell table:style-name="ce8" table:number-columns-repeated="7"/>
          <table:table-cell table:number-columns-repeated="52"/>
        </table:table-row>
        <table:table-row table:style-name="ro2" table:number-rows-repeated="6">
          <table:table-cell table:style-name="ce8" table:number-columns-repeated="10"/>
          <table:table-cell table:number-columns-repeated="52"/>
        </table:table-row>
        <table:table-row table:style-name="ro2" table:number-rows-repeated="1047934">
          <table:table-cell table:number-columns-repeated="62"/>
        </table:table-row>
        <table:table-row table:style-name="ro8" table:number-rows-repeated="599">
          <table:table-cell table:number-columns-repeated="62"/>
        </table:table-row>
        <table:table-row table:style-name="ro8">
          <table:table-cell table:number-columns-repeated="62"/>
        </table:table-row>
      </table:table>
      <table:table table:name="E.Asian_Sort" table:style-name="ta1">
        <office:forms form:automatic-focus="false" form:apply-design-mode="false"/>
        <table:table-column table:style-name="co13" table:default-cell-style-name="Default"/>
        <table:table-column table:style-name="co11" table:number-columns-repeated="10" table:default-cell-style-name="Default"/>
        <table:table-row table:style-name="ro20" table:number-rows-repeated="2">
          <table:table-cell table:number-columns-repeated="11"/>
        </table:table-row>
        <table:table-row table:style-name="ro21">
          <table:table-cell/>
          <table:table-cell table:style-name="ce304" table:formula="of:=COM.MICROSOFT.CONCAT([$E_Asia.E8] ; CHAR(10);[$E_Asia.D8])" office:value-type="string" office:string-value="中國大陸&#10;China" calcext:value-type="string">
            <text:p>中國大陸</text:p>
            <text:p>China</text:p>
          </table:table-cell>
          <table:table-cell table:style-name="ce304" table:formula="of:=COM.MICROSOFT.CONCAT([$E_Asia.E9] ; CHAR(10);[$E_Asia.D9])" office:value-type="string" office:string-value="南韓&#10;Korea" calcext:value-type="string">
            <text:p>南韓</text:p>
            <text:p>Korea</text:p>
          </table:table-cell>
          <table:table-cell table:style-name="ce304" table:formula="of:=COM.MICROSOFT.CONCAT([$E_Asia.E10] ; CHAR(10);[$E_Asia.D10])" office:value-type="string" office:string-value="馬來西亞&#10;Malaysia" calcext:value-type="string">
            <text:p>馬來西亞</text:p>
            <text:p>Malaysia</text:p>
          </table:table-cell>
          <table:table-cell table:style-name="ce304" table:formula="of:=COM.MICROSOFT.CONCAT([$E_Asia.E11] ; CHAR(10);[$E_Asia.D11])" office:value-type="string" office:string-value="菲律賓&#10;Philippines" calcext:value-type="string">
            <text:p>菲律賓</text:p>
            <text:p>Philippines</text:p>
          </table:table-cell>
          <table:table-cell table:style-name="ce304" table:formula="of:=COM.MICROSOFT.CONCAT([$E_Asia.E12] ; CHAR(10);[$E_Asia.D12])" office:value-type="string" office:string-value="日本&#10;Japan" calcext:value-type="string">
            <text:p>日本</text:p>
            <text:p>Japan</text:p>
          </table:table-cell>
          <table:table-cell table:style-name="ce304" table:formula="of:=COM.MICROSOFT.CONCAT([$E_Asia.E13] ; CHAR(10);[$E_Asia.D13])" office:value-type="string" office:string-value="印尼&#10;Indonesia" calcext:value-type="string">
            <text:p>印尼</text:p>
            <text:p>Indonesia</text:p>
          </table:table-cell>
          <table:table-cell table:style-name="ce304" table:formula="of:=COM.MICROSOFT.CONCAT([$E_Asia.E14] ; CHAR(10);[$E_Asia.D14])" office:value-type="string" office:string-value="新加玻&#10;Singapore" calcext:value-type="string">
            <text:p>新加玻</text:p>
            <text:p>Singapore</text:p>
          </table:table-cell>
          <table:table-cell table:style-name="ce304" table:formula="of:=COM.MICROSOFT.CONCAT([$E_Asia.E15] ; CHAR(10);[$E_Asia.D15])" office:value-type="string" office:string-value="泰國&#10;Thailand" calcext:value-type="string">
            <text:p>泰國</text:p>
            <text:p>Thailand</text:p>
          </table:table-cell>
          <table:table-cell table:style-name="ce304" table:formula="of:=COM.MICROSOFT.CONCAT([$E_Asia.E16] ; CHAR(10);[$E_Asia.D16])" office:value-type="string" office:string-value="香港&#10;Hong Kong" calcext:value-type="string">
            <text:p>香港</text:p>
            <text:p>Hong Kong</text:p>
          </table:table-cell>
          <table:table-cell table:style-name="ce304" table:formula="of:=COM.MICROSOFT.CONCAT([$E_Asia.E17] ; CHAR(10);[$E_Asia.D17])" office:value-type="string" office:string-value="台灣&#10;Taiwan" calcext:value-type="string">
            <text:p>台灣</text:p>
            <text:p>Taiwan</text:p>
          </table:table-cell>
        </table:table-row>
        <table:table-row table:style-name="ro20">
          <table:table-cell office:value-type="string" calcext:value-type="string">
            <text:p>Cases</text:p>
          </table:table-cell>
          <table:table-cell table:style-name="ce305" table:formula="of:=[$E_Asia.F8]" office:value-type="float" office:value="82692" calcext:value-type="float">
            <text:p>82,692</text:p>
          </table:table-cell>
          <table:table-cell table:style-name="ce305" table:formula="of:=[$E_Asia.F9]" office:value-type="float" office:value="10635" calcext:value-type="float">
            <text:p>10,635</text:p>
          </table:table-cell>
          <table:table-cell table:style-name="ce305" table:formula="of:=[$E_Asia.F10]" office:value-type="float" office:value="5251" calcext:value-type="float">
            <text:p>5,251</text:p>
          </table:table-cell>
          <table:table-cell table:style-name="ce305" table:formula="of:=[$E_Asia.F11]" office:value-type="float" office:value="5878" calcext:value-type="float">
            <text:p>5,878</text:p>
          </table:table-cell>
          <table:table-cell table:style-name="ce305" table:formula="of:=[$E_Asia.F12]" office:value-type="float" office:value="9167" calcext:value-type="float">
            <text:p>9,167</text:p>
          </table:table-cell>
          <table:table-cell table:style-name="ce305" table:formula="of:=[$E_Asia.F13]" office:value-type="float" office:value="5923" calcext:value-type="float">
            <text:p>5,923</text:p>
          </table:table-cell>
          <table:table-cell table:style-name="ce305" table:formula="of:=[$E_Asia.F14]" office:value-type="float" office:value="5050" calcext:value-type="float">
            <text:p>5,050</text:p>
          </table:table-cell>
          <table:table-cell table:style-name="ce305" table:formula="of:=[$E_Asia.F15]" office:value-type="float" office:value="2613" calcext:value-type="float">
            <text:p>2,613</text:p>
          </table:table-cell>
          <table:table-cell table:style-name="ce305" table:formula="of:=[$E_Asia.F16]" office:value-type="float" office:value="1018" calcext:value-type="float">
            <text:p>1,018</text:p>
          </table:table-cell>
          <table:table-cell table:style-name="ce305" table:formula="of:=[$E_Asia.F17]" office:value-type="float" office:value="395" calcext:value-type="float">
            <text:p>395</text:p>
          </table:table-cell>
        </table:table-row>
        <table:table-row table:style-name="ro20">
          <table:table-cell/>
          <table:table-cell table:style-name="ce305"/>
          <table:table-cell table:number-columns-repeated="9"/>
        </table:table-row>
        <table:table-row table:style-name="ro20">
          <table:table-cell table:number-columns-repeated="11"/>
        </table:table-row>
        <table:table-row table:style-name="ro22">
          <table:table-cell/>
          <table:table-cell table:style-name="ce305" table:formula="of:=[.B3]" office:value-type="string" office:string-value="中國大陸&#10;China" calcext:value-type="string">
            <text:p>中國大陸</text:p>
            <text:p>China</text:p>
          </table:table-cell>
          <table:table-cell table:style-name="ce305" table:formula="of:=[.C3]" office:value-type="string" office:string-value="南韓&#10;Korea" calcext:value-type="string">
            <text:p>南韓</text:p>
            <text:p>Korea</text:p>
          </table:table-cell>
          <table:table-cell table:style-name="ce305" table:formula="of:=[.D3]" office:value-type="string" office:string-value="馬來西亞&#10;Malaysia" calcext:value-type="string">
            <text:p>馬來西亞</text:p>
            <text:p>Malaysia</text:p>
          </table:table-cell>
          <table:table-cell table:style-name="ce305" table:formula="of:=[.E3]" office:value-type="string" office:string-value="菲律賓&#10;Philippines" calcext:value-type="string">
            <text:p>菲律賓</text:p>
            <text:p>Philippines</text:p>
          </table:table-cell>
          <table:table-cell table:style-name="ce305" table:formula="of:=[.F3]" office:value-type="string" office:string-value="日本&#10;Japan" calcext:value-type="string">
            <text:p>日本</text:p>
            <text:p>Japan</text:p>
          </table:table-cell>
          <table:table-cell table:style-name="ce305" table:formula="of:=[.G3]" office:value-type="string" office:string-value="印尼&#10;Indonesia" calcext:value-type="string">
            <text:p>印尼</text:p>
            <text:p>Indonesia</text:p>
          </table:table-cell>
          <table:table-cell table:style-name="ce305" table:formula="of:=[.H3]" office:value-type="string" office:string-value="新加玻&#10;Singapore" calcext:value-type="string">
            <text:p>新加玻</text:p>
            <text:p>Singapore</text:p>
          </table:table-cell>
          <table:table-cell table:style-name="ce305" table:formula="of:=[.I3]" office:value-type="string" office:string-value="泰國&#10;Thailand" calcext:value-type="string">
            <text:p>泰國</text:p>
            <text:p>Thailand</text:p>
          </table:table-cell>
          <table:table-cell table:style-name="ce305" table:formula="of:=[.J3]" office:value-type="string" office:string-value="香港&#10;Hong Kong" calcext:value-type="string">
            <text:p>香港</text:p>
            <text:p>Hong Kong</text:p>
          </table:table-cell>
          <table:table-cell table:style-name="ce305" table:formula="of:=[.K3]" office:value-type="string" office:string-value="台灣&#10;Taiwan" calcext:value-type="string">
            <text:p>台灣</text:p>
            <text:p>Taiwan</text:p>
          </table:table-cell>
        </table:table-row>
        <table:table-row table:style-name="ro20">
          <table:table-cell office:value-type="string" calcext:value-type="string">
            <text:p>Deaths</text:p>
          </table:table-cell>
          <table:table-cell table:style-name="ce305" table:formula="of:=[$E_Asia.G8]" office:value-type="float" office:value="4632" calcext:value-type="float">
            <text:p>4,632</text:p>
          </table:table-cell>
          <table:table-cell table:style-name="ce305" table:formula="of:=[$E_Asia.G13]" office:value-type="float" office:value="520" calcext:value-type="float">
            <text:p>520</text:p>
          </table:table-cell>
          <table:table-cell table:style-name="ce305" table:formula="of:=[$E_Asia.G11]" office:value-type="float" office:value="387" calcext:value-type="float">
            <text:p>387</text:p>
          </table:table-cell>
          <table:table-cell table:style-name="ce305" table:formula="of:=[$E_Asia.G9]" office:value-type="float" office:value="230" calcext:value-type="float">
            <text:p>230</text:p>
          </table:table-cell>
          <table:table-cell table:style-name="ce305" table:formula="of:=[$E_Asia.G12]" office:value-type="float" office:value="148" calcext:value-type="float">
            <text:p>148</text:p>
          </table:table-cell>
          <table:table-cell table:style-name="ce305" table:formula="of:=[$E_Asia.G10]" office:value-type="float" office:value="86" calcext:value-type="float">
            <text:p>86</text:p>
          </table:table-cell>
          <table:table-cell table:style-name="ce305" table:formula="of:=[$E_Asia.G15]" office:value-type="float" office:value="43" calcext:value-type="float">
            <text:p>43</text:p>
          </table:table-cell>
          <table:table-cell table:style-name="ce305" table:formula="of:=[$E_Asia.G14]" office:value-type="float" office:value="10" calcext:value-type="float">
            <text:p>10</text:p>
          </table:table-cell>
          <table:table-cell table:style-name="ce305" table:formula="of:=[$E_Asia.G17]" office:value-type="float" office:value="6" calcext:value-type="float">
            <text:p>6</text:p>
          </table:table-cell>
          <table:table-cell table:style-name="ce305" table:formula="of:=[$E_Asia.G16]" office:value-type="float" office:value="4" calcext:value-type="float">
            <text:p>4</text:p>
          </table:table-cell>
        </table:table-row>
        <table:table-row table:style-name="ro20" table:number-rows-repeated="2">
          <table:table-cell table:number-columns-repeated="11"/>
        </table:table-row>
        <table:table-row table:style-name="ro22">
          <table:table-cell/>
          <table:table-cell table:style-name="ce304" table:formula="of:=[.B3]" office:value-type="string" office:string-value="中國大陸&#10;China" calcext:value-type="string">
            <text:p>中國大陸</text:p>
            <text:p>China</text:p>
          </table:table-cell>
          <table:table-cell table:style-name="ce304" table:formula="of:=[.C3]" office:value-type="string" office:string-value="南韓&#10;Korea" calcext:value-type="string">
            <text:p>南韓</text:p>
            <text:p>Korea</text:p>
          </table:table-cell>
          <table:table-cell table:style-name="ce304" table:formula="of:=[.D3]" office:value-type="string" office:string-value="馬來西亞&#10;Malaysia" calcext:value-type="string">
            <text:p>馬來西亞</text:p>
            <text:p>Malaysia</text:p>
          </table:table-cell>
          <table:table-cell table:style-name="ce304" table:formula="of:=[.E3]" office:value-type="string" office:string-value="菲律賓&#10;Philippines" calcext:value-type="string">
            <text:p>菲律賓</text:p>
            <text:p>Philippines</text:p>
          </table:table-cell>
          <table:table-cell table:style-name="ce304" table:formula="of:=[.F3]" office:value-type="string" office:string-value="日本&#10;Japan" calcext:value-type="string">
            <text:p>日本</text:p>
            <text:p>Japan</text:p>
          </table:table-cell>
          <table:table-cell table:style-name="ce304" table:formula="of:=[.G3]" office:value-type="string" office:string-value="印尼&#10;Indonesia" calcext:value-type="string">
            <text:p>印尼</text:p>
            <text:p>Indonesia</text:p>
          </table:table-cell>
          <table:table-cell table:style-name="ce304" table:formula="of:=[.H3]" office:value-type="string" office:string-value="新加玻&#10;Singapore" calcext:value-type="string">
            <text:p>新加玻</text:p>
            <text:p>Singapore</text:p>
          </table:table-cell>
          <table:table-cell table:style-name="ce304" table:formula="of:=[.I3]" office:value-type="string" office:string-value="泰國&#10;Thailand" calcext:value-type="string">
            <text:p>泰國</text:p>
            <text:p>Thailand</text:p>
          </table:table-cell>
          <table:table-cell table:style-name="ce304" table:formula="of:=[.J3]" office:value-type="string" office:string-value="香港&#10;Hong Kong" calcext:value-type="string">
            <text:p>香港</text:p>
            <text:p>Hong Kong</text:p>
          </table:table-cell>
          <table:table-cell table:style-name="ce304" table:formula="of:=[.K3]" office:value-type="string" office:string-value="台灣&#10;Taiwan" calcext:value-type="string">
            <text:p>台灣</text:p>
            <text:p>Taiwan</text:p>
          </table:table-cell>
        </table:table-row>
        <table:table-row table:style-name="ro20">
          <table:table-cell office:value-type="string" calcext:value-type="string">
            <text:p>Cases per M</text:p>
          </table:table-cell>
          <table:table-cell table:style-name="ce305" table:formula="of:=[$E_Asia.I14]" office:value-type="float" office:value="870.039075953033" calcext:value-type="float">
            <text:p>870</text:p>
          </table:table-cell>
          <table:table-cell table:style-name="ce305" table:formula="of:=[$E_Asia.I9]" office:value-type="float" office:value="207.612221677613" calcext:value-type="float">
            <text:p>208</text:p>
          </table:table-cell>
          <table:table-cell table:style-name="ce305" table:formula="of:=[$E_Asia.I10]" office:value-type="float" office:value="164.351694849075" calcext:value-type="float">
            <text:p>164</text:p>
          </table:table-cell>
          <table:table-cell table:style-name="ce305" table:formula="of:=[$E_Asia.I16]" office:value-type="float" office:value="135.720666071167" calcext:value-type="float">
            <text:p>136</text:p>
          </table:table-cell>
          <table:table-cell table:style-name="ce305" table:formula="of:=[$E_Asia.I12]" office:value-type="float" office:value="72.2605884405083" calcext:value-type="float">
            <text:p>72</text:p>
          </table:table-cell>
          <table:table-cell table:style-name="ce305" table:formula="of:=[$E_Asia.I8]" office:value-type="float" office:value="57.6739718881137" calcext:value-type="float">
            <text:p>58</text:p>
          </table:table-cell>
          <table:table-cell table:style-name="ce305" table:formula="of:=[$E_Asia.I11]" office:value-type="float" office:value="54.1862650926678" calcext:value-type="float">
            <text:p>54</text:p>
          </table:table-cell>
          <table:table-cell table:style-name="ce305" table:formula="of:=[$E_Asia.I15]" office:value-type="float" office:value="39.3004253560388" calcext:value-type="float">
            <text:p>39</text:p>
          </table:table-cell>
          <table:table-cell table:style-name="ce305" table:formula="of:=[$E_Asia.I13]" office:value-type="float" office:value="22.1908427462395" calcext:value-type="float">
            <text:p>22</text:p>
          </table:table-cell>
          <table:table-cell table:style-name="ce305" table:formula="of:=[$E_Asia.I17]" office:value-type="float" office:value="16.6148759251541" calcext:value-type="float">
            <text:p>17</text:p>
          </table:table-cell>
        </table:table-row>
        <table:table-row table:style-name="ro20" table:number-rows-repeated="2">
          <table:table-cell table:number-columns-repeated="11"/>
        </table:table-row>
        <table:table-row table:style-name="ro22">
          <table:table-cell/>
          <table:table-cell table:style-name="ce304" table:formula="of:=[.B3]" office:value-type="string" office:string-value="中國大陸&#10;China" calcext:value-type="string">
            <text:p>中國大陸</text:p>
            <text:p>China</text:p>
          </table:table-cell>
          <table:table-cell table:style-name="ce304" table:formula="of:=[.C3]" office:value-type="string" office:string-value="南韓&#10;Korea" calcext:value-type="string">
            <text:p>南韓</text:p>
            <text:p>Korea</text:p>
          </table:table-cell>
          <table:table-cell table:style-name="ce304" table:formula="of:=[.D3]" office:value-type="string" office:string-value="馬來西亞&#10;Malaysia" calcext:value-type="string">
            <text:p>馬來西亞</text:p>
            <text:p>Malaysia</text:p>
          </table:table-cell>
          <table:table-cell table:style-name="ce304" table:formula="of:=[.E3]" office:value-type="string" office:string-value="菲律賓&#10;Philippines" calcext:value-type="string">
            <text:p>菲律賓</text:p>
            <text:p>Philippines</text:p>
          </table:table-cell>
          <table:table-cell table:style-name="ce304" table:formula="of:=[.F3]" office:value-type="string" office:string-value="日本&#10;Japan" calcext:value-type="string">
            <text:p>日本</text:p>
            <text:p>Japan</text:p>
          </table:table-cell>
          <table:table-cell table:style-name="ce304" table:formula="of:=[.G3]" office:value-type="string" office:string-value="印尼&#10;Indonesia" calcext:value-type="string">
            <text:p>印尼</text:p>
            <text:p>Indonesia</text:p>
          </table:table-cell>
          <table:table-cell table:style-name="ce304" table:formula="of:=[.H3]" office:value-type="string" office:string-value="新加玻&#10;Singapore" calcext:value-type="string">
            <text:p>新加玻</text:p>
            <text:p>Singapore</text:p>
          </table:table-cell>
          <table:table-cell table:style-name="ce304" table:formula="of:=[.I3]" office:value-type="string" office:string-value="泰國&#10;Thailand" calcext:value-type="string">
            <text:p>泰國</text:p>
            <text:p>Thailand</text:p>
          </table:table-cell>
          <table:table-cell table:style-name="ce304" table:formula="of:=[.J3]" office:value-type="string" office:string-value="香港&#10;Hong Kong" calcext:value-type="string">
            <text:p>香港</text:p>
            <text:p>Hong Kong</text:p>
          </table:table-cell>
          <table:table-cell table:style-name="ce304" table:formula="of:=[.K3]" office:value-type="string" office:string-value="台灣&#10;Taiwan" calcext:value-type="string">
            <text:p>台灣</text:p>
            <text:p>Taiwan</text:p>
          </table:table-cell>
        </table:table-row>
        <table:table-row table:style-name="ro20">
          <table:table-cell office:value-type="string" calcext:value-type="string">
            <text:p>Deaths per M</text:p>
          </table:table-cell>
          <table:table-cell table:style-name="ce306" table:formula="of:=[$E_Asia.J9]" office:value-type="float" office:value="4.48996812278806" calcext:value-type="float">
            <text:p>4.49</text:p>
          </table:table-cell>
          <table:table-cell table:style-name="ce306" table:formula="of:=[$E_Asia.J11]" office:value-type="float" office:value="3.56755437068092" calcext:value-type="float">
            <text:p>3.57</text:p>
          </table:table-cell>
          <table:table-cell table:style-name="ce306" table:formula="of:=[$E_Asia.J8]" office:value-type="float" office:value="3.23061284992191" calcext:value-type="float">
            <text:p>3.23</text:p>
          </table:table-cell>
          <table:table-cell table:style-name="ce306" table:formula="of:=[$E_Asia.J10]" office:value-type="float" office:value="2.69172457760816" calcext:value-type="float">
            <text:p>2.69</text:p>
          </table:table-cell>
          <table:table-cell table:style-name="ce306" table:formula="of:=[$E_Asia.J13]" office:value-type="float" office:value="1.94820837886958" calcext:value-type="float">
            <text:p>1.95</text:p>
          </table:table-cell>
          <table:table-cell table:style-name="ce306" table:formula="of:=[$E_Asia.J14]" office:value-type="float" office:value="1.72284965535254" calcext:value-type="float">
            <text:p>1.72</text:p>
          </table:table-cell>
          <table:table-cell table:style-name="ce306" table:formula="of:=[$E_Asia.J12]" office:value-type="float" office:value="1.16663762290774" calcext:value-type="float">
            <text:p>1.17</text:p>
          </table:table-cell>
          <table:table-cell table:style-name="ce306" table:formula="of:=[$E_Asia.J15]" office:value-type="float" office:value="0.646734898702514" calcext:value-type="float">
            <text:p>0.65</text:p>
          </table:table-cell>
          <table:table-cell table:style-name="ce306" table:formula="of:=[$E_Asia.J16]" office:value-type="float" office:value="0.533283560201048" calcext:value-type="float">
            <text:p>0.53</text:p>
          </table:table-cell>
          <table:table-cell table:style-name="ce306" table:formula="of:=[$E_Asia.J17]" office:value-type="float" office:value="0.25237786215424" calcext:value-type="float">
            <text:p>0.25</text:p>
          </table:table-cell>
        </table:table-row>
      </table:table>
      <table:table table:name="World_E_Asian_Ratio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ce236"/>
        <table:table-column table:style-name="co16" table:default-cell-style-name="ce236"/>
        <table:table-column table:style-name="co16" table:default-cell-style-name="ce445"/>
        <table:table-column table:style-name="co17" table:number-columns-repeated="10" table:default-cell-style-name="ce449"/>
        <table:table-column table:style-name="co11" table:number-columns-repeated="33" table:default-cell-style-name="Default"/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35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24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5">
          <table:table-cell/>
          <table:table-cell table:style-name="ce271" office:value-type="string" calcext:value-type="string">
            <text:p>World Top-20 and East Asian countries <text:s/>世界前二十位及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6">
          <table:table-cell/>
          <table:table-cell table:style-name="ce281" office:value-type="string" calcext:value-type="string" table:number-columns-spanned="2" table:number-rows-spanned="1">
            <text:p><text:span text:style-name="T2">Cases ratio </text:span></text:p>
            <text:p><text:span text:style-name="T2">確診個案倍數</text:span></text:p>
          </table:table-cell>
          <table:covered-table-cell table:style-name="ce331"/>
          <table:table-cell table:style-name="ce263"/>
          <table:table-cell table:style-name="ce277" table:formula="of:=[$'E.Asian_Sort'.B3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'E.Asian_Sort'.C3]" office:value-type="string" office:string-value="南韓&#10;Korea" calcext:value-type="string">
            <text:p>南韓</text:p>
            <text:p>Korea</text:p>
          </table:table-cell>
          <table:table-cell table:style-name="ce277" table:formula="of:=[$'E.Asian_Sort'.D3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'E.Asian_Sort'.E3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'E.Asian_Sort'.F3]" office:value-type="string" office:string-value="日本&#10;Japan" calcext:value-type="string">
            <text:p>日本</text:p>
            <text:p>Japan</text:p>
          </table:table-cell>
          <table:table-cell table:style-name="ce277" table:formula="of:=[$'E.Asian_Sort'.G3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'E.Asian_Sort'.H3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'E.Asian_Sort'.I3]" office:value-type="string" office:string-value="泰國&#10;Thailand" calcext:value-type="string">
            <text:p>泰國</text:p>
            <text:p>Thailand</text:p>
          </table:table-cell>
          <table:table-cell table:style-name="ce277" table:formula="of:=[$'E.Asian_Sort'.J3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'E.Asian_Sort'.K3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'E.Asian_Sort'.B4]" office:value-type="float" office:value="82692" calcext:value-type="float">
            <text:p>82,692</text:p>
          </table:table-cell>
          <table:table-cell table:style-name="ce446" table:formula="of:=[$'E.Asian_Sort'.C4]" office:value-type="float" office:value="10635" calcext:value-type="float">
            <text:p>10,635</text:p>
          </table:table-cell>
          <table:table-cell table:style-name="ce446" table:formula="of:=[$'E.Asian_Sort'.D4]" office:value-type="float" office:value="5251" calcext:value-type="float">
            <text:p>5,251</text:p>
          </table:table-cell>
          <table:table-cell table:style-name="ce446" table:formula="of:=[$'E.Asian_Sort'.E4]" office:value-type="float" office:value="5878" calcext:value-type="float">
            <text:p>5,878</text:p>
          </table:table-cell>
          <table:table-cell table:style-name="ce446" table:formula="of:=[$'E.Asian_Sort'.F4]" office:value-type="float" office:value="9167" calcext:value-type="float">
            <text:p>9,167</text:p>
          </table:table-cell>
          <table:table-cell table:style-name="ce446" table:formula="of:=[$'E.Asian_Sort'.G4]" office:value-type="float" office:value="5923" calcext:value-type="float">
            <text:p>5,923</text:p>
          </table:table-cell>
          <table:table-cell table:style-name="ce446" table:formula="of:=[$'E.Asian_Sort'.H4]" office:value-type="float" office:value="5050" calcext:value-type="float">
            <text:p>5,050</text:p>
          </table:table-cell>
          <table:table-cell table:style-name="ce446" table:formula="of:=[$'E.Asian_Sort'.I4]" office:value-type="float" office:value="2613" calcext:value-type="float">
            <text:p>2,613</text:p>
          </table:table-cell>
          <table:table-cell table:style-name="ce446" table:formula="of:=[$'E.Asian_Sort'.J4]" office:value-type="float" office:value="1018" calcext:value-type="float">
            <text:p>1,018</text:p>
          </table:table-cell>
          <table:table-cell table:style-name="ce446" table:formula="of:=[$'E.Asian_Sort'.K4]" office:value-type="float" office:value="395" calcext:value-type="float">
            <text:p>395</text:p>
          </table:table-cell>
          <table:table-cell table:number-columns-repeated="33"/>
        </table:table-row>
        <table:table-row table:style-name="ro2">
          <table:table-cell/>
          <table:table-cell table:formula="of:=[$World.D9]" office:value-type="string" office:string-value="USA" calcext:value-type="string">
            <text:p>USA</text:p>
          </table:table-cell>
          <table:table-cell table:formula="of:=[$World.E9]" office:value-type="string" office:string-value="美國" calcext:value-type="string">
            <text:p>美國</text:p>
          </table:table-cell>
          <table:table-cell table:formula="of:=[$World.F9]" office:value-type="float" office:value="706309" calcext:value-type="float">
            <text:p>706,309</text:p>
          </table:table-cell>
          <table:table-cell table:formula="of:=[.$D6]/[.E$5]" office:value-type="float" office:value="8.54144294490398" calcext:value-type="float">
            <text:p>8.54</text:p>
          </table:table-cell>
          <table:table-cell table:formula="of:=[.$D6]/[.F$5]" office:value-type="float" office:value="66.4136342266103" calcext:value-type="float">
            <text:p>66.41</text:p>
          </table:table-cell>
          <table:table-cell table:formula="of:=[.$D6]/[.G$5]" office:value-type="float" office:value="134.509426775852" calcext:value-type="float">
            <text:p>134.51</text:p>
          </table:table-cell>
          <table:table-cell table:formula="of:=[.$D6]/[.H$5]" office:value-type="float" office:value="120.16144947261" calcext:value-type="float">
            <text:p>120.16</text:p>
          </table:table-cell>
          <table:table-cell table:formula="of:=[.$D6]/[.I$5]" office:value-type="float" office:value="77.0490891240319" calcext:value-type="float">
            <text:p>77.05</text:p>
          </table:table-cell>
          <table:table-cell table:formula="of:=[.$D6]/[.J$5]" office:value-type="float" office:value="119.248522708087" calcext:value-type="float">
            <text:p>119.25</text:p>
          </table:table-cell>
          <table:table-cell table:formula="of:=[.$D6]/[.K$5]" office:value-type="float" office:value="139.863168316832" calcext:value-type="float">
            <text:p>139.86</text:p>
          </table:table-cell>
          <table:table-cell table:formula="of:=[.$D6]/[.L$5]" office:value-type="float" office:value="270.305778798316" calcext:value-type="float">
            <text:p>270.31</text:p>
          </table:table-cell>
          <table:table-cell table:formula="of:=[.$D6]/[.M$5]" office:value-type="float" office:value="693.820235756385" calcext:value-type="float">
            <text:p>693.82</text:p>
          </table:table-cell>
          <table:table-cell table:formula="of:=[.$D6]/[.N$5]" office:value-type="float" office:value="1788.12405063291" calcext:value-type="float">
            <text:p>1,788.12</text:p>
          </table:table-cell>
          <table:table-cell table:number-columns-repeated="33"/>
        </table:table-row>
        <table:table-row table:style-name="ro2">
          <table:table-cell/>
          <table:table-cell table:formula="of:=[$World.D10]" office:value-type="string" office:string-value="Spain" calcext:value-type="string">
            <text:p>Spain</text:p>
          </table:table-cell>
          <table:table-cell table:formula="of:=[$World.E10]" office:value-type="string" office:string-value="西班牙" calcext:value-type="string">
            <text:p>西班牙</text:p>
          </table:table-cell>
          <table:table-cell table:formula="of:=[$World.F10]" office:value-type="float" office:value="190859" calcext:value-type="float">
            <text:p>190,859</text:p>
          </table:table-cell>
          <table:table-cell table:formula="of:=[.$D7]/[.E$5]" office:value-type="float" office:value="2.30807091375224" calcext:value-type="float">
            <text:p>2.31</text:p>
          </table:table-cell>
          <table:table-cell table:formula="of:=[.$D7]/[.F$5]" office:value-type="float" office:value="17.9463093559003" calcext:value-type="float">
            <text:p>17.95</text:p>
          </table:table-cell>
          <table:table-cell table:formula="of:=[.$D7]/[.G$5]" office:value-type="float" office:value="36.3471719672443" calcext:value-type="float">
            <text:p>36.35</text:p>
          </table:table-cell>
          <table:table-cell table:formula="of:=[.$D7]/[.H$5]" office:value-type="float" office:value="32.4700578428037" calcext:value-type="float">
            <text:p>32.47</text:p>
          </table:table-cell>
          <table:table-cell table:formula="of:=[.$D7]/[.I$5]" office:value-type="float" office:value="20.8202247191011" calcext:value-type="float">
            <text:p>20.82</text:p>
          </table:table-cell>
          <table:table-cell table:formula="of:=[.$D7]/[.J$5]" office:value-type="float" office:value="32.2233665372278" calcext:value-type="float">
            <text:p>32.22</text:p>
          </table:table-cell>
          <table:table-cell table:formula="of:=[.$D7]/[.K$5]" office:value-type="float" office:value="37.7938613861386" calcext:value-type="float">
            <text:p>37.79</text:p>
          </table:table-cell>
          <table:table-cell table:formula="of:=[.$D7]/[.L$5]" office:value-type="float" office:value="73.0420972062763" calcext:value-type="float">
            <text:p>73.04</text:p>
          </table:table-cell>
          <table:table-cell table:formula="of:=[.$D7]/[.M$5]" office:value-type="float" office:value="187.484282907662" calcext:value-type="float">
            <text:p>187.48</text:p>
          </table:table-cell>
          <table:table-cell table:formula="of:=[.$D7]/[.N$5]" office:value-type="float" office:value="483.187341772152" calcext:value-type="float">
            <text:p>483.19</text:p>
          </table:table-cell>
          <table:table-cell table:number-columns-repeated="33"/>
        </table:table-row>
        <table:table-row table:style-name="ro2">
          <table:table-cell/>
          <table:table-cell table:formula="of:=[$World.D11]" office:value-type="string" office:string-value="Italy" calcext:value-type="string">
            <text:p>Italy</text:p>
          </table:table-cell>
          <table:table-cell table:formula="of:=[$World.E11]" office:value-type="string" office:string-value="意大利" calcext:value-type="string">
            <text:p>意大利</text:p>
          </table:table-cell>
          <table:table-cell table:formula="of:=[$World.F11]" office:value-type="float" office:value="172434" calcext:value-type="float">
            <text:p>172,434</text:p>
          </table:table-cell>
          <table:table-cell table:formula="of:=[.$D8]/[.E$5]" office:value-type="float" office:value="2.0852561311856" calcext:value-type="float">
            <text:p>2.09</text:p>
          </table:table-cell>
          <table:table-cell table:formula="of:=[.$D8]/[.F$5]" office:value-type="float" office:value="16.2138222849083" calcext:value-type="float">
            <text:p>16.21</text:p>
          </table:table-cell>
          <table:table-cell table:formula="of:=[.$D8]/[.G$5]" office:value-type="float" office:value="32.8383165111407" calcext:value-type="float">
            <text:p>32.84</text:p>
          </table:table-cell>
          <table:table-cell table:formula="of:=[.$D8]/[.H$5]" office:value-type="float" office:value="29.3354882613134" calcext:value-type="float">
            <text:p>29.34</text:p>
          </table:table-cell>
          <table:table-cell table:formula="of:=[.$D8]/[.I$5]" office:value-type="float" office:value="18.8102978073525" calcext:value-type="float">
            <text:p>18.81</text:p>
          </table:table-cell>
          <table:table-cell table:formula="of:=[.$D8]/[.J$5]" office:value-type="float" office:value="29.112611852102" calcext:value-type="float">
            <text:p>29.11</text:p>
          </table:table-cell>
          <table:table-cell table:formula="of:=[.$D8]/[.K$5]" office:value-type="float" office:value="34.1453465346535" calcext:value-type="float">
            <text:p>34.15</text:p>
          </table:table-cell>
          <table:table-cell table:formula="of:=[.$D8]/[.L$5]" office:value-type="float" office:value="65.9908151549943" calcext:value-type="float">
            <text:p>65.99</text:p>
          </table:table-cell>
          <table:table-cell table:formula="of:=[.$D8]/[.M$5]" office:value-type="float" office:value="169.385068762279" calcext:value-type="float">
            <text:p>169.39</text:p>
          </table:table-cell>
          <table:table-cell table:formula="of:=[.$D8]/[.N$5]" office:value-type="float" office:value="436.541772151899" calcext:value-type="float">
            <text:p>436.54</text:p>
          </table:table-cell>
          <table:table-cell table:number-columns-repeated="33"/>
        </table:table-row>
        <table:table-row table:style-name="ro2">
          <table:table-cell/>
          <table:table-cell table:formula="of:=[$World.D12]" office:value-type="string" office:string-value="Germany" calcext:value-type="string">
            <text:p>Germany</text:p>
          </table:table-cell>
          <table:table-cell table:formula="of:=[$World.E12]" office:value-type="string" office:string-value="德國" calcext:value-type="string">
            <text:p>德國</text:p>
          </table:table-cell>
          <table:table-cell table:formula="of:=[$World.F12]" office:value-type="float" office:value="141397" calcext:value-type="float">
            <text:p>141,397</text:p>
          </table:table-cell>
          <table:table-cell table:formula="of:=[.$D9]/[.E$5]" office:value-type="float" office:value="1.70992357180864" calcext:value-type="float">
            <text:p>1.71</text:p>
          </table:table-cell>
          <table:table-cell table:formula="of:=[.$D9]/[.F$5]" office:value-type="float" office:value="13.2954395862717" calcext:value-type="float">
            <text:p>13.30</text:p>
          </table:table-cell>
          <table:table-cell table:formula="of:=[.$D9]/[.G$5]" office:value-type="float" office:value="26.9276328318416" calcext:value-type="float">
            <text:p>26.93</text:p>
          </table:table-cell>
          <table:table-cell table:formula="of:=[.$D9]/[.H$5]" office:value-type="float" office:value="24.0552909152773" calcext:value-type="float">
            <text:p>24.06</text:p>
          </table:table-cell>
          <table:table-cell table:formula="of:=[.$D9]/[.I$5]" office:value-type="float" office:value="15.4245663794044" calcext:value-type="float">
            <text:p>15.42</text:p>
          </table:table-cell>
          <table:table-cell table:formula="of:=[.$D9]/[.J$5]" office:value-type="float" office:value="23.8725308120885" calcext:value-type="float">
            <text:p>23.87</text:p>
          </table:table-cell>
          <table:table-cell table:formula="of:=[.$D9]/[.K$5]" office:value-type="float" office:value="27.9994059405941" calcext:value-type="float">
            <text:p>28.00</text:p>
          </table:table-cell>
          <table:table-cell table:formula="of:=[.$D9]/[.L$5]" office:value-type="float" office:value="54.1128970531956" calcext:value-type="float">
            <text:p>54.11</text:p>
          </table:table-cell>
          <table:table-cell table:formula="of:=[.$D9]/[.M$5]" office:value-type="float" office:value="138.896856581532" calcext:value-type="float">
            <text:p>138.90</text:p>
          </table:table-cell>
          <table:table-cell table:formula="of:=[.$D9]/[.N$5]" office:value-type="float" office:value="357.967088607595" calcext:value-type="float">
            <text:p>357.97</text:p>
          </table:table-cell>
          <table:table-cell table:number-columns-repeated="33"/>
        </table:table-row>
        <table:table-row table:style-name="ro2">
          <table:table-cell/>
          <table:table-cell table:formula="of:=[$World.D13]" office:value-type="string" office:string-value="France" calcext:value-type="string">
            <text:p>France</text:p>
          </table:table-cell>
          <table:table-cell table:formula="of:=[$World.E13]" office:value-type="string" office:string-value="法國" calcext:value-type="string">
            <text:p>法國</text:p>
          </table:table-cell>
          <table:table-cell table:formula="of:=[$World.F13]" office:value-type="float" office:value="109252" calcext:value-type="float">
            <text:p>109,252</text:p>
          </table:table-cell>
          <table:table-cell table:formula="of:=[.$D10]/[.E$5]" office:value-type="float" office:value="1.32119189280704" calcext:value-type="float">
            <text:p>1.32</text:p>
          </table:table-cell>
          <table:table-cell table:formula="of:=[.$D10]/[.F$5]" office:value-type="float" office:value="10.2728725905031" calcext:value-type="float">
            <text:p>10.27</text:p>
          </table:table-cell>
          <table:table-cell table:formula="of:=[.$D10]/[.G$5]" office:value-type="float" office:value="20.8059417253856" calcext:value-type="float">
            <text:p>20.81</text:p>
          </table:table-cell>
          <table:table-cell table:formula="of:=[.$D10]/[.H$5]" office:value-type="float" office:value="18.5865940796189" calcext:value-type="float">
            <text:p>18.59</text:p>
          </table:table-cell>
          <table:table-cell table:formula="of:=[.$D10]/[.I$5]" office:value-type="float" office:value="11.9179666193957" calcext:value-type="float">
            <text:p>11.92</text:p>
          </table:table-cell>
          <table:table-cell table:formula="of:=[.$D10]/[.J$5]" office:value-type="float" office:value="18.4453824075637" calcext:value-type="float">
            <text:p>18.45</text:p>
          </table:table-cell>
          <table:table-cell table:formula="of:=[.$D10]/[.K$5]" office:value-type="float" office:value="21.6340594059406" calcext:value-type="float">
            <text:p>21.63</text:p>
          </table:table-cell>
          <table:table-cell table:formula="of:=[.$D10]/[.L$5]" office:value-type="float" office:value="41.8109452736318" calcext:value-type="float">
            <text:p>41.81</text:p>
          </table:table-cell>
          <table:table-cell table:formula="of:=[.$D10]/[.M$5]" office:value-type="float" office:value="107.320235756385" calcext:value-type="float">
            <text:p>107.32</text:p>
          </table:table-cell>
          <table:table-cell table:formula="of:=[.$D10]/[.N$5]" office:value-type="float" office:value="276.587341772152" calcext:value-type="float">
            <text:p>276.59</text:p>
          </table:table-cell>
          <table:table-cell table:number-columns-repeated="33"/>
        </table:table-row>
        <table:table-row table:style-name="ro2">
          <table:table-cell/>
          <table:table-cell table:formula="of:=[$World.D14]" office:value-type="string" office:string-value="United Kingdom" calcext:value-type="string">
            <text:p>United Kingdom</text:p>
          </table:table-cell>
          <table:table-cell table:formula="of:=[$World.E14]" office:value-type="string" office:string-value="英國" calcext:value-type="string">
            <text:p>英國</text:p>
          </table:table-cell>
          <table:table-cell table:formula="of:=[$World.F14]" office:value-type="float" office:value="108692" calcext:value-type="float">
            <text:p>108,692</text:p>
          </table:table-cell>
          <table:table-cell table:formula="of:=[.$D11]/[.E$5]" office:value-type="float" office:value="1.31441977458521" calcext:value-type="float">
            <text:p>1.31</text:p>
          </table:table-cell>
          <table:table-cell table:formula="of:=[.$D11]/[.F$5]" office:value-type="float" office:value="10.2202162670428" calcext:value-type="float">
            <text:p>10.22</text:p>
          </table:table-cell>
          <table:table-cell table:formula="of:=[.$D11]/[.G$5]" office:value-type="float" office:value="20.69929537231" calcext:value-type="float">
            <text:p>20.70</text:p>
          </table:table-cell>
          <table:table-cell table:formula="of:=[.$D11]/[.H$5]" office:value-type="float" office:value="18.4913235794488" calcext:value-type="float">
            <text:p>18.49</text:p>
          </table:table-cell>
          <table:table-cell table:formula="of:=[.$D11]/[.I$5]" office:value-type="float" office:value="11.8568779317116" calcext:value-type="float">
            <text:p>11.86</text:p>
          </table:table-cell>
          <table:table-cell table:formula="of:=[.$D11]/[.J$5]" office:value-type="float" office:value="18.3508357251393" calcext:value-type="float">
            <text:p>18.35</text:p>
          </table:table-cell>
          <table:table-cell table:formula="of:=[.$D11]/[.K$5]" office:value-type="float" office:value="21.5231683168317" calcext:value-type="float">
            <text:p>21.52</text:p>
          </table:table-cell>
          <table:table-cell table:formula="of:=[.$D11]/[.L$5]" office:value-type="float" office:value="41.5966322234979" calcext:value-type="float">
            <text:p>41.60</text:p>
          </table:table-cell>
          <table:table-cell table:formula="of:=[.$D11]/[.M$5]" office:value-type="float" office:value="106.770137524558" calcext:value-type="float">
            <text:p>106.77</text:p>
          </table:table-cell>
          <table:table-cell table:formula="of:=[.$D11]/[.N$5]" office:value-type="float" office:value="275.169620253165" calcext:value-type="float">
            <text:p>275.17</text:p>
          </table:table-cell>
          <table:table-cell table:number-columns-repeated="33"/>
        </table:table-row>
        <table:table-row table:style-name="ro2">
          <table:table-cell/>
          <table:table-cell table:formula="of:=[$World.D15]" office:value-type="string" office:string-value="Iran" calcext:value-type="string">
            <text:p>Iran</text:p>
          </table:table-cell>
          <table:table-cell table:formula="of:=[$World.E15]" office:value-type="string" office:string-value="伊朗" calcext:value-type="string">
            <text:p>伊朗</text:p>
          </table:table-cell>
          <table:table-cell table:formula="of:=[$World.F15]" office:value-type="float" office:value="79494" calcext:value-type="float">
            <text:p>79,494</text:p>
          </table:table-cell>
          <table:table-cell table:formula="of:=[.$D12]/[.E$5]" office:value-type="float" office:value="0.961326367726019" calcext:value-type="float">
            <text:p>0.96</text:p>
          </table:table-cell>
          <table:table-cell table:formula="of:=[.$D12]/[.F$5]" office:value-type="float" office:value="7.47475317348378" calcext:value-type="float">
            <text:p>7.47</text:p>
          </table:table-cell>
          <table:table-cell table:formula="of:=[.$D12]/[.G$5]" office:value-type="float" office:value="15.1388306989145" calcext:value-type="float">
            <text:p>15.14</text:p>
          </table:table-cell>
          <table:table-cell table:formula="of:=[.$D12]/[.H$5]" office:value-type="float" office:value="13.5239877509357" calcext:value-type="float">
            <text:p>13.52</text:p>
          </table:table-cell>
          <table:table-cell table:formula="of:=[.$D12]/[.I$5]" office:value-type="float" office:value="8.67175739064034" calcext:value-type="float">
            <text:p>8.67</text:p>
          </table:table-cell>
          <table:table-cell table:formula="of:=[.$D12]/[.J$5]" office:value-type="float" office:value="13.4212392368732" calcext:value-type="float">
            <text:p>13.42</text:p>
          </table:table-cell>
          <table:table-cell table:formula="of:=[.$D12]/[.K$5]" office:value-type="float" office:value="15.7413861386139" calcext:value-type="float">
            <text:p>15.74</text:p>
          </table:table-cell>
          <table:table-cell table:formula="of:=[.$D12]/[.L$5]" office:value-type="float" office:value="30.4225028702641" calcext:value-type="float">
            <text:p>30.42</text:p>
          </table:table-cell>
          <table:table-cell table:formula="of:=[.$D12]/[.M$5]" office:value-type="float" office:value="78.0884086444008" calcext:value-type="float">
            <text:p>78.09</text:p>
          </table:table-cell>
          <table:table-cell table:formula="of:=[.$D12]/[.N$5]" office:value-type="float" office:value="201.250632911392" calcext:value-type="float">
            <text:p>201.25</text:p>
          </table:table-cell>
          <table:table-cell table:number-columns-repeated="33"/>
        </table:table-row>
        <table:table-row table:style-name="ro2">
          <table:table-cell/>
          <table:table-cell table:formula="of:=[$World.D16]" office:value-type="string" office:string-value="Turkey" calcext:value-type="string">
            <text:p>Turkey</text:p>
          </table:table-cell>
          <table:table-cell table:formula="of:=[$World.E16]" office:value-type="string" office:string-value="土耳其" calcext:value-type="string">
            <text:p>土耳其</text:p>
          </table:table-cell>
          <table:table-cell table:formula="of:=[$World.F16]" office:value-type="float" office:value="78546" calcext:value-type="float">
            <text:p>78,546</text:p>
          </table:table-cell>
          <table:table-cell table:formula="of:=[.$D13]/[.E$5]" office:value-type="float" office:value="0.949862139021913" calcext:value-type="float">
            <text:p>0.95</text:p>
          </table:table-cell>
          <table:table-cell table:formula="of:=[.$D13]/[.F$5]" office:value-type="float" office:value="7.38561354019746" calcext:value-type="float">
            <text:p>7.39</text:p>
          </table:table-cell>
          <table:table-cell table:formula="of:=[.$D13]/[.G$5]" office:value-type="float" office:value="14.9582936583508" calcext:value-type="float">
            <text:p>14.96</text:p>
          </table:table-cell>
          <table:table-cell table:formula="of:=[.$D13]/[.H$5]" office:value-type="float" office:value="13.3627084042191" calcext:value-type="float">
            <text:p>13.36</text:p>
          </table:table-cell>
          <table:table-cell table:formula="of:=[.$D13]/[.I$5]" office:value-type="float" office:value="8.56834296934657" calcext:value-type="float">
            <text:p>8.57</text:p>
          </table:table-cell>
          <table:table-cell table:formula="of:=[.$D13]/[.J$5]" office:value-type="float" office:value="13.2611852101975" calcext:value-type="float">
            <text:p>13.26</text:p>
          </table:table-cell>
          <table:table-cell table:formula="of:=[.$D13]/[.K$5]" office:value-type="float" office:value="15.5536633663366" calcext:value-type="float">
            <text:p>15.55</text:p>
          </table:table-cell>
          <table:table-cell table:formula="of:=[.$D13]/[.L$5]" office:value-type="float" office:value="30.0597014925373" calcext:value-type="float">
            <text:p>30.06</text:p>
          </table:table-cell>
          <table:table-cell table:formula="of:=[.$D13]/[.M$5]" office:value-type="float" office:value="77.1571709233792" calcext:value-type="float">
            <text:p>77.16</text:p>
          </table:table-cell>
          <table:table-cell table:formula="of:=[.$D13]/[.N$5]" office:value-type="float" office:value="198.850632911392" calcext:value-type="float">
            <text:p>198.85</text:p>
          </table:table-cell>
          <table:table-cell table:number-columns-repeated="33"/>
        </table:table-row>
        <table:table-row table:style-name="ro2">
          <table:table-cell/>
          <table:table-cell table:formula="of:=[$World.D17]" office:value-type="string" office:string-value="Belgium" calcext:value-type="string">
            <text:p>Belgium</text:p>
          </table:table-cell>
          <table:table-cell table:formula="of:=[$World.E17]" office:value-type="string" office:string-value="比利時" calcext:value-type="string">
            <text:p>比利時</text:p>
          </table:table-cell>
          <table:table-cell table:formula="of:=[$World.F17]" office:value-type="float" office:value="36138" calcext:value-type="float">
            <text:p>36,138</text:p>
          </table:table-cell>
          <table:table-cell table:formula="of:=[.$D14]/[.E$5]" office:value-type="float" office:value="0.437019300536932" calcext:value-type="float">
            <text:p>0.44</text:p>
          </table:table-cell>
          <table:table-cell table:formula="of:=[.$D14]/[.F$5]" office:value-type="float" office:value="3.39802538787024" calcext:value-type="float">
            <text:p>3.40</text:p>
          </table:table-cell>
          <table:table-cell table:formula="of:=[.$D14]/[.G$5]" office:value-type="float" office:value="6.88211769186822" calcext:value-type="float">
            <text:p>6.88</text:p>
          </table:table-cell>
          <table:table-cell table:formula="of:=[.$D14]/[.H$5]" office:value-type="float" office:value="6.14800952705002" calcext:value-type="float">
            <text:p>6.15</text:p>
          </table:table-cell>
          <table:table-cell table:formula="of:=[.$D14]/[.I$5]" office:value-type="float" office:value="3.94218392058471" calcext:value-type="float">
            <text:p>3.94</text:p>
          </table:table-cell>
          <table:table-cell table:formula="of:=[.$D14]/[.J$5]" office:value-type="float" office:value="6.10130001688334" calcext:value-type="float">
            <text:p>6.10</text:p>
          </table:table-cell>
          <table:table-cell table:formula="of:=[.$D14]/[.K$5]" office:value-type="float" office:value="7.1560396039604" calcext:value-type="float">
            <text:p>7.16</text:p>
          </table:table-cell>
          <table:table-cell table:formula="of:=[.$D14]/[.L$5]" office:value-type="float" office:value="13.8300803673938" calcext:value-type="float">
            <text:p>13.83</text:p>
          </table:table-cell>
          <table:table-cell table:formula="of:=[.$D14]/[.M$5]" office:value-type="float" office:value="35.4990176817289" calcext:value-type="float">
            <text:p>35.50</text:p>
          </table:table-cell>
          <table:table-cell table:formula="of:=[.$D14]/[.N$5]" office:value-type="float" office:value="91.4886075949367" calcext:value-type="float">
            <text:p>91.49</text:p>
          </table:table-cell>
          <table:table-cell table:number-columns-repeated="33"/>
        </table:table-row>
        <table:table-row table:style-name="ro2">
          <table:table-cell/>
          <table:table-cell table:formula="of:=[$World.D18]" office:value-type="string" office:string-value="Brazil" calcext:value-type="string">
            <text:p>Brazil</text:p>
          </table:table-cell>
          <table:table-cell table:formula="of:=[$World.E18]" office:value-type="string" office:string-value="巴西" calcext:value-type="string">
            <text:p>巴西</text:p>
          </table:table-cell>
          <table:table-cell table:formula="of:=[$World.F18]" office:value-type="float" office:value="33682" calcext:value-type="float">
            <text:p>33,682</text:p>
          </table:table-cell>
          <table:table-cell table:formula="of:=[.$D15]/[.E$5]" office:value-type="float" office:value="0.407318724906883" calcext:value-type="float">
            <text:p>0.41</text:p>
          </table:table-cell>
          <table:table-cell table:formula="of:=[.$D15]/[.F$5]" office:value-type="float" office:value="3.16708979783733" calcext:value-type="float">
            <text:p>3.17</text:p>
          </table:table-cell>
          <table:table-cell table:formula="of:=[.$D15]/[.G$5]" office:value-type="float" office:value="6.41439725766521" calcext:value-type="float">
            <text:p>6.41</text:p>
          </table:table-cell>
          <table:table-cell table:formula="of:=[.$D15]/[.H$5]" office:value-type="float" office:value="5.73018033344675" calcext:value-type="float">
            <text:p>5.73</text:p>
          </table:table-cell>
          <table:table-cell table:formula="of:=[.$D15]/[.I$5]" office:value-type="float" office:value="3.67426639031308" calcext:value-type="float">
            <text:p>3.67</text:p>
          </table:table-cell>
          <table:table-cell table:formula="of:=[.$D15]/[.J$5]" office:value-type="float" office:value="5.68664528110755" calcext:value-type="float">
            <text:p>5.69</text:p>
          </table:table-cell>
          <table:table-cell table:formula="of:=[.$D15]/[.K$5]" office:value-type="float" office:value="6.66970297029703" calcext:value-type="float">
            <text:p>6.67</text:p>
          </table:table-cell>
          <table:table-cell table:formula="of:=[.$D15]/[.L$5]" office:value-type="float" office:value="12.8901645618064" calcext:value-type="float">
            <text:p>12.89</text:p>
          </table:table-cell>
          <table:table-cell table:formula="of:=[.$D15]/[.M$5]" office:value-type="float" office:value="33.0864440078585" calcext:value-type="float">
            <text:p>33.09</text:p>
          </table:table-cell>
          <table:table-cell table:formula="of:=[.$D15]/[.N$5]" office:value-type="float" office:value="85.2708860759494" calcext:value-type="float">
            <text:p>85.27</text:p>
          </table:table-cell>
          <table:table-cell table:number-columns-repeated="33"/>
        </table:table-row>
        <table:table-row table:style-name="ro2">
          <table:table-cell/>
          <table:table-cell table:formula="of:=[$World.D19]" office:value-type="string" office:string-value="Russia" calcext:value-type="string">
            <text:p>Russia</text:p>
          </table:table-cell>
          <table:table-cell table:formula="of:=[$World.E19]" office:value-type="string" office:string-value="俄羅斯" calcext:value-type="string">
            <text:p>俄羅斯</text:p>
          </table:table-cell>
          <table:table-cell table:formula="of:=[$World.F19]" office:value-type="float" office:value="32008" calcext:value-type="float">
            <text:p>32,008</text:p>
          </table:table-cell>
          <table:table-cell table:formula="of:=[.$D16]/[.E$5]" office:value-type="float" office:value="0.387074928650897" calcext:value-type="float">
            <text:p>0.39</text:p>
          </table:table-cell>
          <table:table-cell table:formula="of:=[.$D16]/[.F$5]" office:value-type="float" office:value="3.00968500235073" calcext:value-type="float">
            <text:p>3.01</text:p>
          </table:table-cell>
          <table:table-cell table:formula="of:=[.$D16]/[.G$5]" office:value-type="float" office:value="6.09560083793563" calcext:value-type="float">
            <text:p>6.10</text:p>
          </table:table-cell>
          <table:table-cell table:formula="of:=[.$D16]/[.H$5]" office:value-type="float" office:value="5.44538958829534" calcext:value-type="float">
            <text:p>5.45</text:p>
          </table:table-cell>
          <table:table-cell table:formula="of:=[.$D16]/[.I$5]" office:value-type="float" office:value="3.49165484891458" calcext:value-type="float">
            <text:p>3.49</text:p>
          </table:table-cell>
          <table:table-cell table:formula="of:=[.$D16]/[.J$5]" office:value-type="float" office:value="5.40401823400304" calcext:value-type="float">
            <text:p>5.40</text:p>
          </table:table-cell>
          <table:table-cell table:formula="of:=[.$D16]/[.K$5]" office:value-type="float" office:value="6.33821782178218" calcext:value-type="float">
            <text:p>6.34</text:p>
          </table:table-cell>
          <table:table-cell table:formula="of:=[.$D16]/[.L$5]" office:value-type="float" office:value="12.249521622656" calcext:value-type="float">
            <text:p>12.25</text:p>
          </table:table-cell>
          <table:table-cell table:formula="of:=[.$D16]/[.M$5]" office:value-type="float" office:value="31.4420432220039" calcext:value-type="float">
            <text:p>31.44</text:p>
          </table:table-cell>
          <table:table-cell table:formula="of:=[.$D16]/[.N$5]" office:value-type="float" office:value="81.0329113924051" calcext:value-type="float">
            <text:p>81.03</text:p>
          </table:table-cell>
          <table:table-cell table:number-columns-repeated="33"/>
        </table:table-row>
        <table:table-row table:style-name="ro2">
          <table:table-cell/>
          <table:table-cell table:formula="of:=[$World.D20]" office:value-type="string" office:string-value="Canada" calcext:value-type="string">
            <text:p>Canada</text:p>
          </table:table-cell>
          <table:table-cell table:formula="of:=[$World.E20]" office:value-type="string" office:string-value="加拿大" calcext:value-type="string">
            <text:p>加拿大</text:p>
          </table:table-cell>
          <table:table-cell table:formula="of:=[$World.F20]" office:value-type="float" office:value="31642" calcext:value-type="float">
            <text:p>31,642</text:p>
          </table:table-cell>
          <table:table-cell table:formula="of:=[.$D17]/[.E$5]" office:value-type="float" office:value="0.382648865670198" calcext:value-type="float">
            <text:p>0.38</text:p>
          </table:table-cell>
          <table:table-cell table:formula="of:=[.$D17]/[.F$5]" office:value-type="float" office:value="2.97527033380348" calcext:value-type="float">
            <text:p>2.98</text:p>
          </table:table-cell>
          <table:table-cell table:formula="of:=[.$D17]/[.G$5]" office:value-type="float" office:value="6.02589982860408" calcext:value-type="float">
            <text:p>6.03</text:p>
          </table:table-cell>
          <table:table-cell table:formula="of:=[.$D17]/[.H$5]" office:value-type="float" office:value="5.38312351139844" calcext:value-type="float">
            <text:p>5.38</text:p>
          </table:table-cell>
          <table:table-cell table:formula="of:=[.$D17]/[.I$5]" office:value-type="float" office:value="3.45172902803534" calcext:value-type="float">
            <text:p>3.45</text:p>
          </table:table-cell>
          <table:table-cell table:formula="of:=[.$D17]/[.J$5]" office:value-type="float" office:value="5.3422252237042" calcext:value-type="float">
            <text:p>5.34</text:p>
          </table:table-cell>
          <table:table-cell table:formula="of:=[.$D17]/[.K$5]" office:value-type="float" office:value="6.26574257425743" calcext:value-type="float">
            <text:p>6.27</text:p>
          </table:table-cell>
          <table:table-cell table:formula="of:=[.$D17]/[.L$5]" office:value-type="float" office:value="12.1094527363184" calcext:value-type="float">
            <text:p>12.11</text:p>
          </table:table-cell>
          <table:table-cell table:formula="of:=[.$D17]/[.M$5]" office:value-type="float" office:value="31.0825147347741" calcext:value-type="float">
            <text:p>31.08</text:p>
          </table:table-cell>
          <table:table-cell table:formula="of:=[.$D17]/[.N$5]" office:value-type="float" office:value="80.106329113924" calcext:value-type="float">
            <text:p>80.11</text:p>
          </table:table-cell>
          <table:table-cell table:number-columns-repeated="33"/>
        </table:table-row>
        <table:table-row table:style-name="ro2">
          <table:table-cell/>
          <table:table-cell table:formula="of:=[$World.D21]" office:value-type="string" office:string-value="Netherlands" calcext:value-type="string">
            <text:p>Netherlands</text:p>
          </table:table-cell>
          <table:table-cell table:formula="of:=[$World.E21]" office:value-type="string" office:string-value="荷蘭" calcext:value-type="string">
            <text:p>荷蘭</text:p>
          </table:table-cell>
          <table:table-cell table:formula="of:=[$World.F21]" office:value-type="float" office:value="30449" calcext:value-type="float">
            <text:p>30,449</text:p>
          </table:table-cell>
          <table:table-cell table:formula="of:=[.$D18]/[.E$5]" office:value-type="float" office:value="0.368221835244038" calcext:value-type="float">
            <text:p>0.37</text:p>
          </table:table-cell>
          <table:table-cell table:formula="of:=[.$D18]/[.F$5]" office:value-type="float" office:value="2.86309355900329" calcext:value-type="float">
            <text:p>2.86</text:p>
          </table:table-cell>
          <table:table-cell table:formula="of:=[.$D18]/[.G$5]" office:value-type="float" office:value="5.7987050085698" calcext:value-type="float">
            <text:p>5.80</text:p>
          </table:table-cell>
          <table:table-cell table:formula="of:=[.$D18]/[.H$5]" office:value-type="float" office:value="5.18016332085743" calcext:value-type="float">
            <text:p>5.18</text:p>
          </table:table-cell>
          <table:table-cell table:formula="of:=[.$D18]/[.I$5]" office:value-type="float" office:value="3.32158830587979" calcext:value-type="float">
            <text:p>3.32</text:p>
          </table:table-cell>
          <table:table-cell table:formula="of:=[.$D18]/[.J$5]" office:value-type="float" office:value="5.14080702346784" calcext:value-type="float">
            <text:p>5.14</text:p>
          </table:table-cell>
          <table:table-cell table:formula="of:=[.$D18]/[.K$5]" office:value-type="float" office:value="6.02950495049505" calcext:value-type="float">
            <text:p>6.03</text:p>
          </table:table-cell>
          <table:table-cell table:formula="of:=[.$D18]/[.L$5]" office:value-type="float" office:value="11.6528893991581" calcext:value-type="float">
            <text:p>11.65</text:p>
          </table:table-cell>
          <table:table-cell table:formula="of:=[.$D18]/[.M$5]" office:value-type="float" office:value="29.9106090373281" calcext:value-type="float">
            <text:p>29.91</text:p>
          </table:table-cell>
          <table:table-cell table:formula="of:=[.$D18]/[.N$5]" office:value-type="float" office:value="77.0860759493671" calcext:value-type="float">
            <text:p>77.09</text:p>
          </table:table-cell>
          <table:table-cell table:number-columns-repeated="33"/>
        </table:table-row>
        <table:table-row table:style-name="ro2">
          <table:table-cell/>
          <table:table-cell table:formula="of:=[$World.D22]" office:value-type="string" office:string-value="Switzerland" calcext:value-type="string">
            <text:p>Switzerland</text:p>
          </table:table-cell>
          <table:table-cell table:formula="of:=[$World.E22]" office:value-type="string" office:string-value="瑞士" calcext:value-type="string">
            <text:p>瑞士</text:p>
          </table:table-cell>
          <table:table-cell table:formula="of:=[$World.F22]" office:value-type="float" office:value="26928" calcext:value-type="float">
            <text:p>26,928</text:p>
          </table:table-cell>
          <table:table-cell table:formula="of:=[.$D19]/[.E$5]" office:value-type="float" office:value="0.325642141924249" calcext:value-type="float">
            <text:p>0.33</text:p>
          </table:table-cell>
          <table:table-cell table:formula="of:=[.$D19]/[.F$5]" office:value-type="float" office:value="2.53201692524683" calcext:value-type="float">
            <text:p>2.53</text:p>
          </table:table-cell>
          <table:table-cell table:formula="of:=[.$D19]/[.G$5]" office:value-type="float" office:value="5.12816606360693" calcext:value-type="float">
            <text:p>5.13</text:p>
          </table:table-cell>
          <table:table-cell table:formula="of:=[.$D19]/[.H$5]" office:value-type="float" office:value="4.58115005103777" calcext:value-type="float">
            <text:p>4.58</text:p>
          </table:table-cell>
          <table:table-cell table:formula="of:=[.$D19]/[.I$5]" office:value-type="float" office:value="2.93749318206611" calcext:value-type="float">
            <text:p>2.94</text:p>
          </table:table-cell>
          <table:table-cell table:formula="of:=[.$D19]/[.J$5]" office:value-type="float" office:value="4.54634475772413" calcext:value-type="float">
            <text:p>4.55</text:p>
          </table:table-cell>
          <table:table-cell table:formula="of:=[.$D19]/[.K$5]" office:value-type="float" office:value="5.33227722772277" calcext:value-type="float">
            <text:p>5.33</text:p>
          </table:table-cell>
          <table:table-cell table:formula="of:=[.$D19]/[.L$5]" office:value-type="float" office:value="10.3053960964409" calcext:value-type="float">
            <text:p>10.31</text:p>
          </table:table-cell>
          <table:table-cell table:formula="of:=[.$D19]/[.M$5]" office:value-type="float" office:value="26.4518664047151" calcext:value-type="float">
            <text:p>26.45</text:p>
          </table:table-cell>
          <table:table-cell table:formula="of:=[.$D19]/[.N$5]" office:value-type="float" office:value="68.1721518987342" calcext:value-type="float">
            <text:p>68.17</text:p>
          </table:table-cell>
          <table:table-cell table:number-columns-repeated="33"/>
        </table:table-row>
        <table:table-row table:style-name="ro2">
          <table:table-cell/>
          <table:table-cell table:formula="of:=[$World.D23]" office:value-type="string" office:string-value="Portugal" calcext:value-type="string">
            <text:p>Portugal</text:p>
          </table:table-cell>
          <table:table-cell table:formula="of:=[$World.E23]" office:value-type="string" office:string-value="葡萄牙" calcext:value-type="string">
            <text:p>葡萄牙</text:p>
          </table:table-cell>
          <table:table-cell table:formula="of:=[$World.F23]" office:value-type="float" office:value="19022" calcext:value-type="float">
            <text:p>19,022</text:p>
          </table:table-cell>
          <table:table-cell table:formula="of:=[.$D20]/[.E$5]" office:value-type="float" office:value="0.230034344313839" calcext:value-type="float">
            <text:p>0.23</text:p>
          </table:table-cell>
          <table:table-cell table:formula="of:=[.$D20]/[.F$5]" office:value-type="float" office:value="1.78862247296662" calcext:value-type="float">
            <text:p>1.79</text:p>
          </table:table-cell>
          <table:table-cell table:formula="of:=[.$D20]/[.G$5]" office:value-type="float" office:value="3.62254808607884" calcext:value-type="float">
            <text:p>3.62</text:p>
          </table:table-cell>
          <table:table-cell table:formula="of:=[.$D20]/[.H$5]" office:value-type="float" office:value="3.23613473970738" calcext:value-type="float">
            <text:p>3.24</text:p>
          </table:table-cell>
          <table:table-cell table:formula="of:=[.$D20]/[.I$5]" office:value-type="float" office:value="2.07505181629759" calcext:value-type="float">
            <text:p>2.08</text:p>
          </table:table-cell>
          <table:table-cell table:formula="of:=[.$D20]/[.J$5]" office:value-type="float" office:value="3.2115482019247" calcext:value-type="float">
            <text:p>3.21</text:p>
          </table:table-cell>
          <table:table-cell table:formula="of:=[.$D20]/[.K$5]" office:value-type="float" office:value="3.76673267326733" calcext:value-type="float">
            <text:p>3.77</text:p>
          </table:table-cell>
          <table:table-cell table:formula="of:=[.$D20]/[.L$5]" office:value-type="float" office:value="7.27975507079985" calcext:value-type="float">
            <text:p>7.28</text:p>
          </table:table-cell>
          <table:table-cell table:formula="of:=[.$D20]/[.M$5]" office:value-type="float" office:value="18.6856581532417" calcext:value-type="float">
            <text:p>18.69</text:p>
          </table:table-cell>
          <table:table-cell table:formula="of:=[.$D20]/[.N$5]" office:value-type="float" office:value="48.1569620253165" calcext:value-type="float">
            <text:p>48.16</text:p>
          </table:table-cell>
          <table:table-cell table:number-columns-repeated="33"/>
        </table:table-row>
        <table:table-row table:style-name="ro2">
          <table:table-cell/>
          <table:table-cell table:formula="of:=[$World.D24]" office:value-type="string" office:string-value="Austria" calcext:value-type="string">
            <text:p>Austria</text:p>
          </table:table-cell>
          <table:table-cell table:formula="of:=[$World.E24]" office:value-type="string" office:string-value="奧地利" calcext:value-type="string">
            <text:p>奧地利</text:p>
          </table:table-cell>
          <table:table-cell table:formula="of:=[$World.F24]" office:value-type="float" office:value="14553" calcext:value-type="float">
            <text:p>14,553</text:p>
          </table:table-cell>
          <table:table-cell table:formula="of:=[.$D21]/[.E$5]" office:value-type="float" office:value="0.175990422289943" calcext:value-type="float">
            <text:p>0.18</text:p>
          </table:table-cell>
          <table:table-cell table:formula="of:=[.$D21]/[.F$5]" office:value-type="float" office:value="1.36840620592384" calcext:value-type="float">
            <text:p>1.37</text:p>
          </table:table-cell>
          <table:table-cell table:formula="of:=[.$D21]/[.G$5]" office:value-type="float" office:value="2.77147210055228" calcext:value-type="float">
            <text:p>2.77</text:p>
          </table:table-cell>
          <table:table-cell table:formula="of:=[.$D21]/[.H$5]" office:value-type="float" office:value="2.47584212317115" calcext:value-type="float">
            <text:p>2.48</text:p>
          </table:table-cell>
          <table:table-cell table:formula="of:=[.$D21]/[.I$5]" office:value-type="float" office:value="1.58754227119014" calcext:value-type="float">
            <text:p>1.59</text:p>
          </table:table-cell>
          <table:table-cell table:formula="of:=[.$D21]/[.J$5]" office:value-type="float" office:value="2.45703190950532" calcext:value-type="float">
            <text:p>2.46</text:p>
          </table:table-cell>
          <table:table-cell table:formula="of:=[.$D21]/[.K$5]" office:value-type="float" office:value="2.88178217821782" calcext:value-type="float">
            <text:p>2.88</text:p>
          </table:table-cell>
          <table:table-cell table:formula="of:=[.$D21]/[.L$5]" office:value-type="float" office:value="5.56946039035591" calcext:value-type="float">
            <text:p>5.57</text:p>
          </table:table-cell>
          <table:table-cell table:formula="of:=[.$D21]/[.M$5]" office:value-type="float" office:value="14.2956777996071" calcext:value-type="float">
            <text:p>14.30</text:p>
          </table:table-cell>
          <table:table-cell table:formula="of:=[.$D21]/[.N$5]" office:value-type="float" office:value="36.8430379746835" calcext:value-type="float">
            <text:p>36.84</text:p>
          </table:table-cell>
          <table:table-cell table:number-columns-repeated="33"/>
        </table:table-row>
        <table:table-row table:style-name="ro2">
          <table:table-cell/>
          <table:table-cell table:formula="of:=[$World.D25]" office:value-type="string" office:string-value="Ireland" calcext:value-type="string">
            <text:p>Ireland</text:p>
          </table:table-cell>
          <table:table-cell table:formula="of:=[$World.E25]" office:value-type="string" office:string-value="愛爾蘭" calcext:value-type="string">
            <text:p>愛爾蘭</text:p>
          </table:table-cell>
          <table:table-cell table:formula="of:=[$World.F25]" office:value-type="float" office:value="13980" calcext:value-type="float">
            <text:p>13,980</text:p>
          </table:table-cell>
          <table:table-cell table:formula="of:=[.$D22]/[.E$5]" office:value-type="float" office:value="0.169061094180816" calcext:value-type="float">
            <text:p>0.17</text:p>
          </table:table-cell>
          <table:table-cell table:formula="of:=[.$D22]/[.F$5]" office:value-type="float" office:value="1.31452750352609" calcext:value-type="float">
            <text:p>1.31</text:p>
          </table:table-cell>
          <table:table-cell table:formula="of:=[.$D22]/[.G$5]" office:value-type="float" office:value="2.66235002856599" calcext:value-type="float">
            <text:p>2.66</text:p>
          </table:table-cell>
          <table:table-cell table:formula="of:=[.$D22]/[.H$5]" office:value-type="float" office:value="2.37835998638993" calcext:value-type="float">
            <text:p>2.38</text:p>
          </table:table-cell>
          <table:table-cell table:formula="of:=[.$D22]/[.I$5]" office:value-type="float" office:value="1.52503545325625" calcext:value-type="float">
            <text:p>1.53</text:p>
          </table:table-cell>
          <table:table-cell table:formula="of:=[.$D22]/[.J$5]" office:value-type="float" office:value="2.36029039338173" calcext:value-type="float">
            <text:p>2.36</text:p>
          </table:table-cell>
          <table:table-cell table:formula="of:=[.$D22]/[.K$5]" office:value-type="float" office:value="2.76831683168317" calcext:value-type="float">
            <text:p>2.77</text:p>
          </table:table-cell>
          <table:table-cell table:formula="of:=[.$D22]/[.L$5]" office:value-type="float" office:value="5.35017221584386" calcext:value-type="float">
            <text:p>5.35</text:p>
          </table:table-cell>
          <table:table-cell table:formula="of:=[.$D22]/[.M$5]" office:value-type="float" office:value="13.7328094302554" calcext:value-type="float">
            <text:p>13.73</text:p>
          </table:table-cell>
          <table:table-cell table:formula="of:=[.$D22]/[.N$5]" office:value-type="float" office:value="35.3924050632911" calcext:value-type="float">
            <text:p>35.39</text:p>
          </table:table-cell>
          <table:table-cell table:number-columns-repeated="33"/>
        </table:table-row>
        <table:table-row table:style-name="ro2">
          <table:table-cell/>
          <table:table-cell table:formula="of:=[$World.D26]" office:value-type="string" office:string-value="India" calcext:value-type="string">
            <text:p>India</text:p>
          </table:table-cell>
          <table:table-cell table:formula="of:=[$World.E26]" office:value-type="string" office:string-value="印度" calcext:value-type="string">
            <text:p>印度</text:p>
          </table:table-cell>
          <table:table-cell table:formula="of:=[$World.F26]" office:value-type="float" office:value="13835" calcext:value-type="float">
            <text:p>13,835</text:p>
          </table:table-cell>
          <table:table-cell table:formula="of:=[.$D23]/[.E$5]" office:value-type="float" office:value="0.16730759928409" calcext:value-type="float">
            <text:p>0.17</text:p>
          </table:table-cell>
          <table:table-cell table:formula="of:=[.$D23]/[.F$5]" office:value-type="float" office:value="1.30089327691584" calcext:value-type="float">
            <text:p>1.30</text:p>
          </table:table-cell>
          <table:table-cell table:formula="of:=[.$D23]/[.G$5]" office:value-type="float" office:value="2.63473624071605" calcext:value-type="float">
            <text:p>2.63</text:p>
          </table:table-cell>
          <table:table-cell table:formula="of:=[.$D23]/[.H$5]" office:value-type="float" office:value="2.35369173188159" calcext:value-type="float">
            <text:p>2.35</text:p>
          </table:table-cell>
          <table:table-cell table:formula="of:=[.$D23]/[.I$5]" office:value-type="float" office:value="1.50921784662376" calcext:value-type="float">
            <text:p>1.51</text:p>
          </table:table-cell>
          <table:table-cell table:formula="of:=[.$D23]/[.J$5]" office:value-type="float" office:value="2.33580955596826" calcext:value-type="float">
            <text:p>2.34</text:p>
          </table:table-cell>
          <table:table-cell table:formula="of:=[.$D23]/[.K$5]" office:value-type="float" office:value="2.73960396039604" calcext:value-type="float">
            <text:p>2.74</text:p>
          </table:table-cell>
          <table:table-cell table:formula="of:=[.$D23]/[.L$5]" office:value-type="float" office:value="5.29468044393418" calcext:value-type="float">
            <text:p>5.29</text:p>
          </table:table-cell>
          <table:table-cell table:formula="of:=[.$D23]/[.M$5]" office:value-type="float" office:value="13.590373280943" calcext:value-type="float">
            <text:p>13.59</text:p>
          </table:table-cell>
          <table:table-cell table:formula="of:=[.$D23]/[.N$5]" office:value-type="float" office:value="35.0253164556962" calcext:value-type="float">
            <text:p>35.03</text:p>
          </table:table-cell>
          <table:table-cell table:number-columns-repeated="33"/>
        </table:table-row>
        <table:table-row table:style-name="ro2">
          <table:table-cell/>
          <table:table-cell table:formula="of:=[$World.D27]" office:value-type="string" office:string-value="Peru" calcext:value-type="string">
            <text:p>Peru</text:p>
          </table:table-cell>
          <table:table-cell table:formula="of:=[$World.E27]" office:value-type="string" office:string-value="秘魯" calcext:value-type="string">
            <text:p>秘魯</text:p>
          </table:table-cell>
          <table:table-cell table:formula="of:=[$World.F27]" office:value-type="float" office:value="13489" calcext:value-type="float">
            <text:p>13,489</text:p>
          </table:table-cell>
          <table:table-cell table:formula="of:=[.$D24]/[.E$5]" office:value-type="float" office:value="0.163123397668456" calcext:value-type="float">
            <text:p>0.16</text:p>
          </table:table-cell>
          <table:table-cell table:formula="of:=[.$D24]/[.F$5]" office:value-type="float" office:value="1.26835919134932" calcext:value-type="float">
            <text:p>1.27</text:p>
          </table:table-cell>
          <table:table-cell table:formula="of:=[.$D24]/[.G$5]" office:value-type="float" office:value="2.56884402970863" calcext:value-type="float">
            <text:p>2.57</text:p>
          </table:table-cell>
          <table:table-cell table:formula="of:=[.$D24]/[.H$5]" office:value-type="float" office:value="2.29482817284791" calcext:value-type="float">
            <text:p>2.29</text:p>
          </table:table-cell>
          <table:table-cell table:formula="of:=[.$D24]/[.I$5]" office:value-type="float" office:value="1.47147376459038" calcext:value-type="float">
            <text:p>1.47</text:p>
          </table:table-cell>
          <table:table-cell table:formula="of:=[.$D24]/[.J$5]" office:value-type="float" office:value="2.27739321289887" calcext:value-type="float">
            <text:p>2.28</text:p>
          </table:table-cell>
          <table:table-cell table:formula="of:=[.$D24]/[.K$5]" office:value-type="float" office:value="2.67108910891089" calcext:value-type="float">
            <text:p>2.67</text:p>
          </table:table-cell>
          <table:table-cell table:formula="of:=[.$D24]/[.L$5]" office:value-type="float" office:value="5.16226559510142" calcext:value-type="float">
            <text:p>5.16</text:p>
          </table:table-cell>
          <table:table-cell table:formula="of:=[.$D24]/[.M$5]" office:value-type="float" office:value="13.2504911591356" calcext:value-type="float">
            <text:p>13.25</text:p>
          </table:table-cell>
          <table:table-cell table:formula="of:=[.$D24]/[.N$5]" office:value-type="float" office:value="34.1493670886076" calcext:value-type="float">
            <text:p>34.15</text:p>
          </table:table-cell>
          <table:table-cell table:number-columns-repeated="33"/>
        </table:table-row>
        <table:table-row table:style-name="ro2">
          <table:table-cell/>
          <table:table-cell table:formula="of:=[$World.D28]" office:value-type="string" office:string-value="Sweden" calcext:value-type="string">
            <text:p>Sweden</text:p>
          </table:table-cell>
          <table:table-cell table:formula="of:=[$World.E28]" office:value-type="string" office:string-value="瑞典" calcext:value-type="string">
            <text:p>瑞典</text:p>
          </table:table-cell>
          <table:table-cell table:formula="of:=[$World.F28]" office:value-type="float" office:value="13216" calcext:value-type="float">
            <text:p>13,216</text:p>
          </table:table-cell>
          <table:table-cell table:formula="of:=[.$D25]/[.E$5]" office:value-type="float" office:value="0.159821990035312" calcext:value-type="float">
            <text:p>0.16</text:p>
          </table:table-cell>
          <table:table-cell table:formula="of:=[.$D25]/[.F$5]" office:value-type="float" office:value="1.24268923366244" calcext:value-type="float">
            <text:p>1.24</text:p>
          </table:table-cell>
          <table:table-cell table:formula="of:=[.$D25]/[.G$5]" office:value-type="float" office:value="2.51685393258427" calcext:value-type="float">
            <text:p>2.52</text:p>
          </table:table-cell>
          <table:table-cell table:formula="of:=[.$D25]/[.H$5]" office:value-type="float" office:value="2.24838380401497" calcext:value-type="float">
            <text:p>2.25</text:p>
          </table:table-cell>
          <table:table-cell table:formula="of:=[.$D25]/[.I$5]" office:value-type="float" office:value="1.44169302934439" calcext:value-type="float">
            <text:p>1.44</text:p>
          </table:table-cell>
          <table:table-cell table:formula="of:=[.$D25]/[.J$5]" office:value-type="float" office:value="2.23130170521695" calcext:value-type="float">
            <text:p>2.23</text:p>
          </table:table-cell>
          <table:table-cell table:formula="of:=[.$D25]/[.K$5]" office:value-type="float" office:value="2.6170297029703" calcext:value-type="float">
            <text:p>2.62</text:p>
          </table:table-cell>
          <table:table-cell table:formula="of:=[.$D25]/[.L$5]" office:value-type="float" office:value="5.05778798316112" calcext:value-type="float">
            <text:p>5.06</text:p>
          </table:table-cell>
          <table:table-cell table:formula="of:=[.$D25]/[.M$5]" office:value-type="float" office:value="12.9823182711198" calcext:value-type="float">
            <text:p>12.98</text:p>
          </table:table-cell>
          <table:table-cell table:formula="of:=[.$D25]/[.N$5]" office:value-type="float" office:value="33.4582278481013" calcext:value-type="float">
            <text:p>33.46</text:p>
          </table:table-cell>
          <table:table-cell table:number-columns-repeated="33"/>
        </table:table-row>
        <table:table-row table:style-name="ro27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8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25];&quot;&gt;=&quot; &amp; 10) - COUNTIF([.E6:.N25];&quot;&gt;&quot; &amp; 100)" office:value-type="float" office:value="79" calcext:value-type="float">
            <text:p>79</text:p>
          </table:table-cell>
          <table:table-cell table:number-columns-repeated="30"/>
          <table:table-cell table:style-name="ce327" table:number-columns-repeated="3"/>
        </table:table-row>
        <table:table-row table:style-name="ro28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25];&quot;&gt;=&quot; &amp; 100) - COUNTIF([.E6:.N25];&quot;&gt;&quot; &amp; 500)" office:value-type="float" office:value="17" calcext:value-type="float">
            <text:p>17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/>500 times or more death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6:.N25];&quot;&gt;=&quot; &amp; 500) - COUNTIF([.E6:.N25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/>1000 times death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6:.N25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30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0">
          <table:table-cell/>
          <table:table-cell table:style-name="Default" table:number-columns-repeated="13"/>
          <table:table-cell table:number-columns-repeated="33"/>
        </table:table-row>
        <table:table-row table:style-name="ro31">
          <table:table-cell/>
          <table:table-cell table:style-name="Default" table:number-columns-repeated="13"/>
          <table:table-cell table:number-columns-repeated="33"/>
        </table:table-row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35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32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3">
          <table:table-cell/>
          <table:table-cell table:style-name="ce271" office:value-type="string" calcext:value-type="string">
            <text:p>World Top-20 and East Asian countries <text:s/>世界前二十位及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34">
          <table:table-cell/>
          <table:table-cell table:style-name="ce317" office:value-type="string" calcext:value-type="string" table:number-columns-spanned="2" table:number-rows-spanned="1">
            <text:p><text:span text:style-name="T2">Deaths ratio </text:span></text:p>
            <text:p><text:span text:style-name="T2">死亡人數比例</text:span></text:p>
          </table:table-cell>
          <table:covered-table-cell table:style-name="ce334"/>
          <table:table-cell table:style-name="ce263"/>
          <table:table-cell table:style-name="ce459" table:formula="of:=[$'E.Asian_Sort'.B7]" office:value-type="string" office:string-value="中國大陸&#10;China" calcext:value-type="string">
            <text:p>中國大陸</text:p>
            <text:p>China</text:p>
          </table:table-cell>
          <table:table-cell table:style-name="ce459" table:formula="of:=[$'E.Asian_Sort'.C7]" office:value-type="string" office:string-value="南韓&#10;Korea" calcext:value-type="string">
            <text:p>南韓</text:p>
            <text:p>Korea</text:p>
          </table:table-cell>
          <table:table-cell table:style-name="ce459" table:formula="of:=[$'E.Asian_Sort'.D7]" office:value-type="string" office:string-value="馬來西亞&#10;Malaysia" calcext:value-type="string">
            <text:p>馬來西亞</text:p>
            <text:p>Malaysia</text:p>
          </table:table-cell>
          <table:table-cell table:style-name="ce459" table:formula="of:=[$'E.Asian_Sort'.E7]" office:value-type="string" office:string-value="菲律賓&#10;Philippines" calcext:value-type="string">
            <text:p>菲律賓</text:p>
            <text:p>Philippines</text:p>
          </table:table-cell>
          <table:table-cell table:style-name="ce459" table:formula="of:=[$'E.Asian_Sort'.F7]" office:value-type="string" office:string-value="日本&#10;Japan" calcext:value-type="string">
            <text:p>日本</text:p>
            <text:p>Japan</text:p>
          </table:table-cell>
          <table:table-cell table:style-name="ce459" table:formula="of:=[$'E.Asian_Sort'.G7]" office:value-type="string" office:string-value="印尼&#10;Indonesia" calcext:value-type="string">
            <text:p>印尼</text:p>
            <text:p>Indonesia</text:p>
          </table:table-cell>
          <table:table-cell table:style-name="ce459" table:formula="of:=[$'E.Asian_Sort'.H7]" office:value-type="string" office:string-value="新加玻&#10;Singapore" calcext:value-type="string">
            <text:p>新加玻</text:p>
            <text:p>Singapore</text:p>
          </table:table-cell>
          <table:table-cell table:style-name="ce459" table:formula="of:=[$'E.Asian_Sort'.I7]" office:value-type="string" office:string-value="泰國&#10;Thailand" calcext:value-type="string">
            <text:p>泰國</text:p>
            <text:p>Thailand</text:p>
          </table:table-cell>
          <table:table-cell table:style-name="ce459" table:formula="of:=[$'E.Asian_Sort'.J7]" office:value-type="string" office:string-value="香港&#10;Hong Kong" calcext:value-type="string">
            <text:p>香港</text:p>
            <text:p>Hong Kong</text:p>
          </table:table-cell>
          <table:table-cell table:style-name="ce459" table:formula="of:=[$'E.Asian_Sort'.K7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'E.Asian_Sort'.B8]" office:value-type="float" office:value="4632" calcext:value-type="float">
            <text:p>4,632</text:p>
          </table:table-cell>
          <table:table-cell table:style-name="ce446" table:formula="of:=[$'E.Asian_Sort'.C8]" office:value-type="float" office:value="520" calcext:value-type="float">
            <text:p>520</text:p>
          </table:table-cell>
          <table:table-cell table:style-name="ce446" table:formula="of:=[$'E.Asian_Sort'.D8]" office:value-type="float" office:value="387" calcext:value-type="float">
            <text:p>387</text:p>
          </table:table-cell>
          <table:table-cell table:style-name="ce446" table:formula="of:=[$'E.Asian_Sort'.E8]" office:value-type="float" office:value="230" calcext:value-type="float">
            <text:p>230</text:p>
          </table:table-cell>
          <table:table-cell table:style-name="ce446" table:formula="of:=[$'E.Asian_Sort'.F8]" office:value-type="float" office:value="148" calcext:value-type="float">
            <text:p>148</text:p>
          </table:table-cell>
          <table:table-cell table:style-name="ce446" table:formula="of:=[$'E.Asian_Sort'.G8]" office:value-type="float" office:value="86" calcext:value-type="float">
            <text:p>86</text:p>
          </table:table-cell>
          <table:table-cell table:style-name="ce446" table:formula="of:=[$'E.Asian_Sort'.H8]" office:value-type="float" office:value="43" calcext:value-type="float">
            <text:p>43</text:p>
          </table:table-cell>
          <table:table-cell table:style-name="ce446" table:formula="of:=[$'E.Asian_Sort'.I8]" office:value-type="float" office:value="10" calcext:value-type="float">
            <text:p>10</text:p>
          </table:table-cell>
          <table:table-cell table:style-name="ce446" table:formula="of:=[$'E.Asian_Sort'.J8]" office:value-type="float" office:value="6" calcext:value-type="float">
            <text:p>6</text:p>
          </table:table-cell>
          <table:table-cell table:style-name="ce446" table:formula="of:=[$'E.Asian_Sort'.K8]" office:value-type="float" office:value="4" calcext:value-type="float">
            <text:p>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6]" office:value-type="string" office:string-value="USA" calcext:value-type="string">
            <text:p>USA</text:p>
          </table:table-cell>
          <table:table-cell table:style-name="ce244" table:formula="of:=[.C6]" office:value-type="string" office:string-value="美國" calcext:value-type="string">
            <text:p>美國</text:p>
          </table:table-cell>
          <table:table-cell table:formula="of:=[$World.G9]" office:value-type="float" office:value="36607" calcext:value-type="float">
            <text:p>36,607</text:p>
          </table:table-cell>
          <table:table-cell table:style-name="ce423" table:formula="of:=[.$D39]/[.E$38]" office:value-type="float" office:value="7.90306563039724" calcext:value-type="float">
            <text:p>8</text:p>
          </table:table-cell>
          <table:table-cell table:style-name="ce423" table:formula="of:=[.$D39]/[.F$38]" office:value-type="float" office:value="70.3980769230769" calcext:value-type="float">
            <text:p>70</text:p>
          </table:table-cell>
          <table:table-cell table:style-name="ce423" table:formula="of:=[.$D39]/[.G$38]" office:value-type="float" office:value="94.5917312661499" calcext:value-type="float">
            <text:p>95</text:p>
          </table:table-cell>
          <table:table-cell table:style-name="ce423" table:formula="of:=[.$D39]/[.H$38]" office:value-type="float" office:value="159.160869565217" calcext:value-type="float">
            <text:p>159</text:p>
          </table:table-cell>
          <table:table-cell table:style-name="ce423" table:formula="of:=[.$D39]/[.I$38]" office:value-type="float" office:value="247.344594594595" calcext:value-type="float">
            <text:p>247</text:p>
          </table:table-cell>
          <table:table-cell table:style-name="ce423" table:formula="of:=[.$D39]/[.J$38]" office:value-type="float" office:value="425.662790697674" calcext:value-type="float">
            <text:p>426</text:p>
          </table:table-cell>
          <table:table-cell table:style-name="ce423" table:formula="of:=[.$D39]/[.K$38]" office:value-type="float" office:value="851.325581395349" calcext:value-type="float">
            <text:p>851</text:p>
          </table:table-cell>
          <table:table-cell table:style-name="ce423" table:formula="of:=[.$D39]/[.L$38]" office:value-type="float" office:value="3660.7" calcext:value-type="float">
            <text:p>3661</text:p>
          </table:table-cell>
          <table:table-cell table:style-name="ce423" table:formula="of:=[.$D39]/[.M$38]" office:value-type="float" office:value="6101.16666666667" calcext:value-type="float">
            <text:p>6101</text:p>
          </table:table-cell>
          <table:table-cell table:style-name="ce423" table:formula="of:=[.$D39]/[.N$38]" office:value-type="float" office:value="9151.75" calcext:value-type="float">
            <text:p>915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7]" office:value-type="string" office:string-value="Spain" calcext:value-type="string">
            <text:p>Spain</text:p>
          </table:table-cell>
          <table:table-cell table:style-name="ce244" table:formula="of:=[.C7]" office:value-type="string" office:string-value="西班牙" calcext:value-type="string">
            <text:p>西班牙</text:p>
          </table:table-cell>
          <table:table-cell table:formula="of:=[$World.G11]" office:value-type="float" office:value="22745" calcext:value-type="float">
            <text:p>22,745</text:p>
          </table:table-cell>
          <table:table-cell table:style-name="ce423" table:formula="of:=[.$D40]/[.E$38]" office:value-type="float" office:value="4.91040587219344" calcext:value-type="float">
            <text:p>5</text:p>
          </table:table-cell>
          <table:table-cell table:style-name="ce423" table:formula="of:=[.$D40]/[.F$38]" office:value-type="float" office:value="43.7403846153846" calcext:value-type="float">
            <text:p>44</text:p>
          </table:table-cell>
          <table:table-cell table:style-name="ce423" table:formula="of:=[.$D40]/[.G$38]" office:value-type="float" office:value="58.7726098191215" calcext:value-type="float">
            <text:p>59</text:p>
          </table:table-cell>
          <table:table-cell table:style-name="ce423" table:formula="of:=[.$D40]/[.H$38]" office:value-type="float" office:value="98.8913043478261" calcext:value-type="float">
            <text:p>99</text:p>
          </table:table-cell>
          <table:table-cell table:style-name="ce423" table:formula="of:=[.$D40]/[.I$38]" office:value-type="float" office:value="153.682432432432" calcext:value-type="float">
            <text:p>154</text:p>
          </table:table-cell>
          <table:table-cell table:style-name="ce423" table:formula="of:=[.$D40]/[.J$38]" office:value-type="float" office:value="264.476744186046" calcext:value-type="float">
            <text:p>264</text:p>
          </table:table-cell>
          <table:table-cell table:style-name="ce423" table:formula="of:=[.$D40]/[.K$38]" office:value-type="float" office:value="528.953488372093" calcext:value-type="float">
            <text:p>529</text:p>
          </table:table-cell>
          <table:table-cell table:style-name="ce423" table:formula="of:=[.$D40]/[.L$38]" office:value-type="float" office:value="2274.5" calcext:value-type="float">
            <text:p>2275</text:p>
          </table:table-cell>
          <table:table-cell table:style-name="ce423" table:formula="of:=[.$D40]/[.M$38]" office:value-type="float" office:value="3790.83333333333" calcext:value-type="float">
            <text:p>3791</text:p>
          </table:table-cell>
          <table:table-cell table:style-name="ce423" table:formula="of:=[.$D40]/[.N$38]" office:value-type="float" office:value="5686.25" calcext:value-type="float">
            <text:p>568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8]" office:value-type="string" office:string-value="Italy" calcext:value-type="string">
            <text:p>Italy</text:p>
          </table:table-cell>
          <table:table-cell table:style-name="ce244" table:formula="of:=[.C8]" office:value-type="string" office:string-value="意大利" calcext:value-type="string">
            <text:p>意大利</text:p>
          </table:table-cell>
          <table:table-cell table:formula="of:=[$World.G10]" office:value-type="float" office:value="20002" calcext:value-type="float">
            <text:p>20,002</text:p>
          </table:table-cell>
          <table:table-cell table:style-name="ce423" table:formula="of:=[.$D41]/[.E$38]" office:value-type="float" office:value="4.31822107081174" calcext:value-type="float">
            <text:p>4</text:p>
          </table:table-cell>
          <table:table-cell table:style-name="ce423" table:formula="of:=[.$D41]/[.F$38]" office:value-type="float" office:value="38.4653846153846" calcext:value-type="float">
            <text:p>38</text:p>
          </table:table-cell>
          <table:table-cell table:style-name="ce423" table:formula="of:=[.$D41]/[.G$38]" office:value-type="float" office:value="51.6847545219638" calcext:value-type="float">
            <text:p>52</text:p>
          </table:table-cell>
          <table:table-cell table:style-name="ce423" table:formula="of:=[.$D41]/[.H$38]" office:value-type="float" office:value="86.9652173913044" calcext:value-type="float">
            <text:p>87</text:p>
          </table:table-cell>
          <table:table-cell table:style-name="ce423" table:formula="of:=[.$D41]/[.I$38]" office:value-type="float" office:value="135.148648648649" calcext:value-type="float">
            <text:p>135</text:p>
          </table:table-cell>
          <table:table-cell table:style-name="ce423" table:formula="of:=[.$D41]/[.J$38]" office:value-type="float" office:value="232.581395348837" calcext:value-type="float">
            <text:p>233</text:p>
          </table:table-cell>
          <table:table-cell table:style-name="ce423" table:formula="of:=[.$D41]/[.K$38]" office:value-type="float" office:value="465.162790697675" calcext:value-type="float">
            <text:p>465</text:p>
          </table:table-cell>
          <table:table-cell table:style-name="ce423" table:formula="of:=[.$D41]/[.L$38]" office:value-type="float" office:value="2000.2" calcext:value-type="float">
            <text:p>2000</text:p>
          </table:table-cell>
          <table:table-cell table:style-name="ce423" table:formula="of:=[.$D41]/[.M$38]" office:value-type="float" office:value="3333.66666666667" calcext:value-type="float">
            <text:p>3334</text:p>
          </table:table-cell>
          <table:table-cell table:style-name="ce423" table:formula="of:=[.$D41]/[.N$38]" office:value-type="float" office:value="5000.5" calcext:value-type="float">
            <text:p>500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9]" office:value-type="string" office:string-value="Germany" calcext:value-type="string">
            <text:p>Germany</text:p>
          </table:table-cell>
          <table:table-cell table:style-name="ce244" table:formula="of:=[.C9]" office:value-type="string" office:string-value="德國" calcext:value-type="string">
            <text:p>德國</text:p>
          </table:table-cell>
          <table:table-cell table:formula="of:=[$World.G13]" office:value-type="float" office:value="18681" calcext:value-type="float">
            <text:p>18,681</text:p>
          </table:table-cell>
          <table:table-cell table:style-name="ce423" table:formula="of:=[.$D42]/[.E$38]" office:value-type="float" office:value="4.0330310880829" calcext:value-type="float">
            <text:p>4</text:p>
          </table:table-cell>
          <table:table-cell table:style-name="ce423" table:formula="of:=[.$D42]/[.F$38]" office:value-type="float" office:value="35.925" calcext:value-type="float">
            <text:p>36</text:p>
          </table:table-cell>
          <table:table-cell table:style-name="ce423" table:formula="of:=[.$D42]/[.G$38]" office:value-type="float" office:value="48.2713178294574" calcext:value-type="float">
            <text:p>48</text:p>
          </table:table-cell>
          <table:table-cell table:style-name="ce423" table:formula="of:=[.$D42]/[.H$38]" office:value-type="float" office:value="81.2217391304348" calcext:value-type="float">
            <text:p>81</text:p>
          </table:table-cell>
          <table:table-cell table:style-name="ce423" table:formula="of:=[.$D42]/[.I$38]" office:value-type="float" office:value="126.222972972973" calcext:value-type="float">
            <text:p>126</text:p>
          </table:table-cell>
          <table:table-cell table:style-name="ce423" table:formula="of:=[.$D42]/[.J$38]" office:value-type="float" office:value="217.220930232558" calcext:value-type="float">
            <text:p>217</text:p>
          </table:table-cell>
          <table:table-cell table:style-name="ce423" table:formula="of:=[.$D42]/[.K$38]" office:value-type="float" office:value="434.441860465116" calcext:value-type="float">
            <text:p>434</text:p>
          </table:table-cell>
          <table:table-cell table:style-name="ce423" table:formula="of:=[.$D42]/[.L$38]" office:value-type="float" office:value="1868.1" calcext:value-type="float">
            <text:p>1868</text:p>
          </table:table-cell>
          <table:table-cell table:style-name="ce423" table:formula="of:=[.$D42]/[.M$38]" office:value-type="float" office:value="3113.5" calcext:value-type="float">
            <text:p>3114</text:p>
          </table:table-cell>
          <table:table-cell table:style-name="ce423" table:formula="of:=[.$D42]/[.N$38]" office:value-type="float" office:value="4670.25" calcext:value-type="float">
            <text:p>467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0]" office:value-type="string" office:string-value="France" calcext:value-type="string">
            <text:p>France</text:p>
          </table:table-cell>
          <table:table-cell table:style-name="ce244" table:formula="of:=[.C10]" office:value-type="string" office:string-value="法國" calcext:value-type="string">
            <text:p>法國</text:p>
          </table:table-cell>
          <table:table-cell table:formula="of:=[$World.G14]" office:value-type="float" office:value="14576" calcext:value-type="float">
            <text:p>14,576</text:p>
          </table:table-cell>
          <table:table-cell table:style-name="ce423" table:formula="of:=[.$D43]/[.E$38]" office:value-type="float" office:value="3.14680483592401" calcext:value-type="float">
            <text:p>3</text:p>
          </table:table-cell>
          <table:table-cell table:style-name="ce423" table:formula="of:=[.$D43]/[.F$38]" office:value-type="float" office:value="28.0307692307692" calcext:value-type="float">
            <text:p>28</text:p>
          </table:table-cell>
          <table:table-cell table:style-name="ce423" table:formula="of:=[.$D43]/[.G$38]" office:value-type="float" office:value="37.6640826873385" calcext:value-type="float">
            <text:p>38</text:p>
          </table:table-cell>
          <table:table-cell table:style-name="ce423" table:formula="of:=[.$D43]/[.H$38]" office:value-type="float" office:value="63.3739130434783" calcext:value-type="float">
            <text:p>63</text:p>
          </table:table-cell>
          <table:table-cell table:style-name="ce423" table:formula="of:=[.$D43]/[.I$38]" office:value-type="float" office:value="98.4864864864865" calcext:value-type="float">
            <text:p>98</text:p>
          </table:table-cell>
          <table:table-cell table:style-name="ce423" table:formula="of:=[.$D43]/[.J$38]" office:value-type="float" office:value="169.488372093023" calcext:value-type="float">
            <text:p>169</text:p>
          </table:table-cell>
          <table:table-cell table:style-name="ce423" table:formula="of:=[.$D43]/[.K$38]" office:value-type="float" office:value="338.976744186046" calcext:value-type="float">
            <text:p>339</text:p>
          </table:table-cell>
          <table:table-cell table:style-name="ce423" table:formula="of:=[.$D43]/[.L$38]" office:value-type="float" office:value="1457.6" calcext:value-type="float">
            <text:p>1458</text:p>
          </table:table-cell>
          <table:table-cell table:style-name="ce423" table:formula="of:=[.$D43]/[.M$38]" office:value-type="float" office:value="2429.33333333333" calcext:value-type="float">
            <text:p>2429</text:p>
          </table:table-cell>
          <table:table-cell table:style-name="ce423" table:formula="of:=[.$D43]/[.N$38]" office:value-type="float" office:value="3644" calcext:value-type="float">
            <text:p>364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1]" office:value-type="string" office:string-value="United Kingdom" calcext:value-type="string">
            <text:p>United Kingdom</text:p>
          </table:table-cell>
          <table:table-cell table:style-name="ce244" table:formula="of:=[.C11]" office:value-type="string" office:string-value="英國" calcext:value-type="string">
            <text:p>英國</text:p>
          </table:table-cell>
          <table:table-cell table:formula="of:=[$World.G17]" office:value-type="float" office:value="5163" calcext:value-type="float">
            <text:p>5,163</text:p>
          </table:table-cell>
          <table:table-cell table:style-name="ce423" table:formula="of:=[.$D44]/[.E$38]" office:value-type="float" office:value="1.11463730569948" calcext:value-type="float">
            <text:p>1</text:p>
          </table:table-cell>
          <table:table-cell table:style-name="ce423" table:formula="of:=[.$D44]/[.F$38]" office:value-type="float" office:value="9.92884615384615" calcext:value-type="float">
            <text:p>10</text:p>
          </table:table-cell>
          <table:table-cell table:style-name="ce423" table:formula="of:=[.$D44]/[.G$38]" office:value-type="float" office:value="13.3410852713178" calcext:value-type="float">
            <text:p>13</text:p>
          </table:table-cell>
          <table:table-cell table:style-name="ce423" table:formula="of:=[.$D44]/[.H$38]" office:value-type="float" office:value="22.4478260869565" calcext:value-type="float">
            <text:p>22</text:p>
          </table:table-cell>
          <table:table-cell table:style-name="ce423" table:formula="of:=[.$D44]/[.I$38]" office:value-type="float" office:value="34.8851351351351" calcext:value-type="float">
            <text:p>35</text:p>
          </table:table-cell>
          <table:table-cell table:style-name="ce423" table:formula="of:=[.$D44]/[.J$38]" office:value-type="float" office:value="60.0348837209302" calcext:value-type="float">
            <text:p>60</text:p>
          </table:table-cell>
          <table:table-cell table:style-name="ce423" table:formula="of:=[.$D44]/[.K$38]" office:value-type="float" office:value="120.06976744186" calcext:value-type="float">
            <text:p>120</text:p>
          </table:table-cell>
          <table:table-cell table:style-name="ce423" table:formula="of:=[.$D44]/[.L$38]" office:value-type="float" office:value="516.3" calcext:value-type="float">
            <text:p>516</text:p>
          </table:table-cell>
          <table:table-cell table:style-name="ce423" table:formula="of:=[.$D44]/[.M$38]" office:value-type="float" office:value="860.5" calcext:value-type="float">
            <text:p>861</text:p>
          </table:table-cell>
          <table:table-cell table:style-name="ce423" table:formula="of:=[.$D44]/[.N$38]" office:value-type="float" office:value="1290.75" calcext:value-type="float">
            <text:p>129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2]" office:value-type="string" office:string-value="Iran" calcext:value-type="string">
            <text:p>Iran</text:p>
          </table:table-cell>
          <table:table-cell table:style-name="ce244" table:formula="of:=[.C12]" office:value-type="string" office:string-value="伊朗" calcext:value-type="string">
            <text:p>伊朗</text:p>
          </table:table-cell>
          <table:table-cell table:formula="of:=[$World.G15]" office:value-type="float" office:value="4958" calcext:value-type="float">
            <text:p>4,958</text:p>
          </table:table-cell>
          <table:table-cell table:style-name="ce423" table:formula="of:=[.$D45]/[.E$38]" office:value-type="float" office:value="1.07037996545769" calcext:value-type="float">
            <text:p>1</text:p>
          </table:table-cell>
          <table:table-cell table:style-name="ce423" table:formula="of:=[.$D45]/[.F$38]" office:value-type="float" office:value="9.53461538461539" calcext:value-type="float">
            <text:p>10</text:p>
          </table:table-cell>
          <table:table-cell table:style-name="ce423" table:formula="of:=[.$D45]/[.G$38]" office:value-type="float" office:value="12.8113695090439" calcext:value-type="float">
            <text:p>13</text:p>
          </table:table-cell>
          <table:table-cell table:style-name="ce423" table:formula="of:=[.$D45]/[.H$38]" office:value-type="float" office:value="21.5565217391304" calcext:value-type="float">
            <text:p>22</text:p>
          </table:table-cell>
          <table:table-cell table:style-name="ce423" table:formula="of:=[.$D45]/[.I$38]" office:value-type="float" office:value="33.5" calcext:value-type="float">
            <text:p>34</text:p>
          </table:table-cell>
          <table:table-cell table:style-name="ce423" table:formula="of:=[.$D45]/[.J$38]" office:value-type="float" office:value="57.6511627906977" calcext:value-type="float">
            <text:p>58</text:p>
          </table:table-cell>
          <table:table-cell table:style-name="ce423" table:formula="of:=[.$D45]/[.K$38]" office:value-type="float" office:value="115.302325581395" calcext:value-type="float">
            <text:p>115</text:p>
          </table:table-cell>
          <table:table-cell table:style-name="ce423" table:formula="of:=[.$D45]/[.L$38]" office:value-type="float" office:value="495.8" calcext:value-type="float">
            <text:p>496</text:p>
          </table:table-cell>
          <table:table-cell table:style-name="ce423" table:formula="of:=[.$D45]/[.M$38]" office:value-type="float" office:value="826.333333333333" calcext:value-type="float">
            <text:p>826</text:p>
          </table:table-cell>
          <table:table-cell table:style-name="ce423" table:formula="of:=[.$D45]/[.N$38]" office:value-type="float" office:value="1239.5" calcext:value-type="float">
            <text:p>124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3]" office:value-type="string" office:string-value="Turkey" calcext:value-type="string">
            <text:p>Turkey</text:p>
          </table:table-cell>
          <table:table-cell table:style-name="ce244" table:formula="of:=[.C13]" office:value-type="string" office:string-value="土耳其" calcext:value-type="string">
            <text:p>土耳其</text:p>
          </table:table-cell>
          <table:table-cell table:formula="of:=[$World.G12]" office:value-type="float" office:value="4352" calcext:value-type="float">
            <text:p>4,352</text:p>
          </table:table-cell>
          <table:table-cell table:style-name="ce431" table:formula="of:=[.$D46]/[.E$38]" office:value-type="float" office:value="0.939550949913644" calcext:value-type="float">
            <text:p>0.9</text:p>
          </table:table-cell>
          <table:table-cell table:style-name="ce423" table:formula="of:=[.$D46]/[.F$38]" office:value-type="float" office:value="8.36923076923077" calcext:value-type="float">
            <text:p>8</text:p>
          </table:table-cell>
          <table:table-cell table:style-name="ce423" table:formula="of:=[.$D46]/[.G$38]" office:value-type="float" office:value="11.2454780361757" calcext:value-type="float">
            <text:p>11</text:p>
          </table:table-cell>
          <table:table-cell table:style-name="ce423" table:formula="of:=[.$D46]/[.H$38]" office:value-type="float" office:value="18.9217391304348" calcext:value-type="float">
            <text:p>19</text:p>
          </table:table-cell>
          <table:table-cell table:style-name="ce423" table:formula="of:=[.$D46]/[.I$38]" office:value-type="float" office:value="29.4054054054054" calcext:value-type="float">
            <text:p>29</text:p>
          </table:table-cell>
          <table:table-cell table:style-name="ce423" table:formula="of:=[.$D46]/[.J$38]" office:value-type="float" office:value="50.6046511627907" calcext:value-type="float">
            <text:p>51</text:p>
          </table:table-cell>
          <table:table-cell table:style-name="ce423" table:formula="of:=[.$D46]/[.K$38]" office:value-type="float" office:value="101.209302325581" calcext:value-type="float">
            <text:p>101</text:p>
          </table:table-cell>
          <table:table-cell table:style-name="ce423" table:formula="of:=[.$D46]/[.L$38]" office:value-type="float" office:value="435.2" calcext:value-type="float">
            <text:p>435</text:p>
          </table:table-cell>
          <table:table-cell table:style-name="ce423" table:formula="of:=[.$D46]/[.M$38]" office:value-type="float" office:value="725.333333333333" calcext:value-type="float">
            <text:p>725</text:p>
          </table:table-cell>
          <table:table-cell table:style-name="ce423" table:formula="of:=[.$D46]/[.N$38]" office:value-type="float" office:value="1088" calcext:value-type="float">
            <text:p>108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4]" office:value-type="string" office:string-value="Belgium" calcext:value-type="string">
            <text:p>Belgium</text:p>
          </table:table-cell>
          <table:table-cell table:style-name="ce244" table:formula="of:=[.C14]" office:value-type="string" office:string-value="比利時" calcext:value-type="string">
            <text:p>比利時</text:p>
          </table:table-cell>
          <table:table-cell table:formula="of:=[$World.G21]" office:value-type="float" office:value="3459" calcext:value-type="float">
            <text:p>3,459</text:p>
          </table:table-cell>
          <table:table-cell table:style-name="ce423" table:formula="of:=[.$D47]/[.E$38]" office:value-type="float" office:value="0.746761658031088" calcext:value-type="float">
            <text:p>1</text:p>
          </table:table-cell>
          <table:table-cell table:style-name="ce423" table:formula="of:=[.$D47]/[.F$38]" office:value-type="float" office:value="6.65192307692308" calcext:value-type="float">
            <text:p>7</text:p>
          </table:table-cell>
          <table:table-cell table:style-name="ce423" table:formula="of:=[.$D47]/[.G$38]" office:value-type="float" office:value="8.93798449612403" calcext:value-type="float">
            <text:p>9</text:p>
          </table:table-cell>
          <table:table-cell table:style-name="ce423" table:formula="of:=[.$D47]/[.H$38]" office:value-type="float" office:value="15.0391304347826" calcext:value-type="float">
            <text:p>15</text:p>
          </table:table-cell>
          <table:table-cell table:style-name="ce423" table:formula="of:=[.$D47]/[.I$38]" office:value-type="float" office:value="23.3716216216216" calcext:value-type="float">
            <text:p>23</text:p>
          </table:table-cell>
          <table:table-cell table:style-name="ce423" table:formula="of:=[.$D47]/[.J$38]" office:value-type="float" office:value="40.2209302325581" calcext:value-type="float">
            <text:p>40</text:p>
          </table:table-cell>
          <table:table-cell table:style-name="ce423" table:formula="of:=[.$D47]/[.K$38]" office:value-type="float" office:value="80.4418604651163" calcext:value-type="float">
            <text:p>80</text:p>
          </table:table-cell>
          <table:table-cell table:style-name="ce423" table:formula="of:=[.$D47]/[.L$38]" office:value-type="float" office:value="345.9" calcext:value-type="float">
            <text:p>346</text:p>
          </table:table-cell>
          <table:table-cell table:style-name="ce423" table:formula="of:=[.$D47]/[.M$38]" office:value-type="float" office:value="576.5" calcext:value-type="float">
            <text:p>577</text:p>
          </table:table-cell>
          <table:table-cell table:style-name="ce423" table:formula="of:=[.$D47]/[.N$38]" office:value-type="float" office:value="864.75" calcext:value-type="float">
            <text:p>86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5]" office:value-type="string" office:string-value="Brazil" calcext:value-type="string">
            <text:p>Brazil</text:p>
          </table:table-cell>
          <table:table-cell table:style-name="ce244" table:formula="of:=[.C15]" office:value-type="string" office:string-value="巴西" calcext:value-type="string">
            <text:p>巴西</text:p>
          </table:table-cell>
          <table:table-cell table:formula="of:=[$World.G18]" office:value-type="float" office:value="2141" calcext:value-type="float">
            <text:p>2,141</text:p>
          </table:table-cell>
          <table:table-cell table:style-name="ce431" table:formula="of:=[.$D48]/[.E$38]" office:value-type="float" office:value="0.462219343696028" calcext:value-type="float">
            <text:p>0.5</text:p>
          </table:table-cell>
          <table:table-cell table:style-name="ce423" table:formula="of:=[.$D48]/[.F$38]" office:value-type="float" office:value="4.11730769230769" calcext:value-type="float">
            <text:p>4</text:p>
          </table:table-cell>
          <table:table-cell table:style-name="ce423" table:formula="of:=[.$D48]/[.G$38]" office:value-type="float" office:value="5.53229974160207" calcext:value-type="float">
            <text:p>6</text:p>
          </table:table-cell>
          <table:table-cell table:style-name="ce423" table:formula="of:=[.$D48]/[.H$38]" office:value-type="float" office:value="9.30869565217391" calcext:value-type="float">
            <text:p>9</text:p>
          </table:table-cell>
          <table:table-cell table:style-name="ce423" table:formula="of:=[.$D48]/[.I$38]" office:value-type="float" office:value="14.4662162162162" calcext:value-type="float">
            <text:p>14</text:p>
          </table:table-cell>
          <table:table-cell table:style-name="ce423" table:formula="of:=[.$D48]/[.J$38]" office:value-type="float" office:value="24.8953488372093" calcext:value-type="float">
            <text:p>25</text:p>
          </table:table-cell>
          <table:table-cell table:style-name="ce423" table:formula="of:=[.$D48]/[.K$38]" office:value-type="float" office:value="49.7906976744186" calcext:value-type="float">
            <text:p>50</text:p>
          </table:table-cell>
          <table:table-cell table:style-name="ce423" table:formula="of:=[.$D48]/[.L$38]" office:value-type="float" office:value="214.1" calcext:value-type="float">
            <text:p>214</text:p>
          </table:table-cell>
          <table:table-cell table:style-name="ce423" table:formula="of:=[.$D48]/[.M$38]" office:value-type="float" office:value="356.833333333333" calcext:value-type="float">
            <text:p>357</text:p>
          </table:table-cell>
          <table:table-cell table:style-name="ce423" table:formula="of:=[.$D48]/[.N$38]" office:value-type="float" office:value="535.25" calcext:value-type="float">
            <text:p>53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6]" office:value-type="string" office:string-value="Russia" calcext:value-type="string">
            <text:p>Russia</text:p>
          </table:table-cell>
          <table:table-cell table:style-name="ce244" table:formula="of:=[.C16]" office:value-type="string" office:string-value="俄羅斯" calcext:value-type="string">
            <text:p>俄羅斯</text:p>
          </table:table-cell>
          <table:table-cell table:formula="of:=[$World.G16]" office:value-type="float" office:value="1769" calcext:value-type="float">
            <text:p>1,769</text:p>
          </table:table-cell>
          <table:table-cell table:style-name="ce431" table:formula="of:=[.$D49]/[.E$38]" office:value-type="float" office:value="0.381908462867012" calcext:value-type="float">
            <text:p>0.4</text:p>
          </table:table-cell>
          <table:table-cell table:style-name="ce423" table:formula="of:=[.$D49]/[.F$38]" office:value-type="float" office:value="3.40192307692308" calcext:value-type="float">
            <text:p>3</text:p>
          </table:table-cell>
          <table:table-cell table:style-name="ce423" table:formula="of:=[.$D49]/[.G$38]" office:value-type="float" office:value="4.57105943152455" calcext:value-type="float">
            <text:p>5</text:p>
          </table:table-cell>
          <table:table-cell table:style-name="ce423" table:formula="of:=[.$D49]/[.H$38]" office:value-type="float" office:value="7.69130434782609" calcext:value-type="float">
            <text:p>8</text:p>
          </table:table-cell>
          <table:table-cell table:style-name="ce423" table:formula="of:=[.$D49]/[.I$38]" office:value-type="float" office:value="11.9527027027027" calcext:value-type="float">
            <text:p>12</text:p>
          </table:table-cell>
          <table:table-cell table:style-name="ce423" table:formula="of:=[.$D49]/[.J$38]" office:value-type="float" office:value="20.5697674418605" calcext:value-type="float">
            <text:p>21</text:p>
          </table:table-cell>
          <table:table-cell table:style-name="ce423" table:formula="of:=[.$D49]/[.K$38]" office:value-type="float" office:value="41.1395348837209" calcext:value-type="float">
            <text:p>41</text:p>
          </table:table-cell>
          <table:table-cell table:style-name="ce423" table:formula="of:=[.$D49]/[.L$38]" office:value-type="float" office:value="176.9" calcext:value-type="float">
            <text:p>177</text:p>
          </table:table-cell>
          <table:table-cell table:style-name="ce423" table:formula="of:=[.$D49]/[.M$38]" office:value-type="float" office:value="294.833333333333" calcext:value-type="float">
            <text:p>295</text:p>
          </table:table-cell>
          <table:table-cell table:style-name="ce423" table:formula="of:=[.$D49]/[.N$38]" office:value-type="float" office:value="442.25" calcext:value-type="float">
            <text:p>44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7]" office:value-type="string" office:string-value="Canada" calcext:value-type="string">
            <text:p>Canada</text:p>
          </table:table-cell>
          <table:table-cell table:style-name="ce244" table:formula="of:=[.C17]" office:value-type="string" office:string-value="加拿大" calcext:value-type="string">
            <text:p>加拿大</text:p>
          </table:table-cell>
          <table:table-cell table:formula="of:=[$World.G28]" office:value-type="float" office:value="1400" calcext:value-type="float">
            <text:p>1,400</text:p>
          </table:table-cell>
          <table:table-cell table:style-name="ce431" table:formula="of:=[.$D50]/[.E$38]" office:value-type="float" office:value="0.302245250431779" calcext:value-type="float">
            <text:p>0.3</text:p>
          </table:table-cell>
          <table:table-cell table:style-name="ce423" table:formula="of:=[.$D50]/[.F$38]" office:value-type="float" office:value="2.69230769230769" calcext:value-type="float">
            <text:p>3</text:p>
          </table:table-cell>
          <table:table-cell table:style-name="ce423" table:formula="of:=[.$D50]/[.G$38]" office:value-type="float" office:value="3.61757105943152" calcext:value-type="float">
            <text:p>4</text:p>
          </table:table-cell>
          <table:table-cell table:style-name="ce423" table:formula="of:=[.$D50]/[.H$38]" office:value-type="float" office:value="6.08695652173913" calcext:value-type="float">
            <text:p>6</text:p>
          </table:table-cell>
          <table:table-cell table:style-name="ce423" table:formula="of:=[.$D50]/[.I$38]" office:value-type="float" office:value="9.45945945945946" calcext:value-type="float">
            <text:p>9</text:p>
          </table:table-cell>
          <table:table-cell table:style-name="ce423" table:formula="of:=[.$D50]/[.J$38]" office:value-type="float" office:value="16.2790697674419" calcext:value-type="float">
            <text:p>16</text:p>
          </table:table-cell>
          <table:table-cell table:style-name="ce423" table:formula="of:=[.$D50]/[.K$38]" office:value-type="float" office:value="32.5581395348837" calcext:value-type="float">
            <text:p>33</text:p>
          </table:table-cell>
          <table:table-cell table:style-name="ce423" table:formula="of:=[.$D50]/[.L$38]" office:value-type="float" office:value="140" calcext:value-type="float">
            <text:p>140</text:p>
          </table:table-cell>
          <table:table-cell table:style-name="ce423" table:formula="of:=[.$D50]/[.M$38]" office:value-type="float" office:value="233.333333333333" calcext:value-type="float">
            <text:p>233</text:p>
          </table:table-cell>
          <table:table-cell table:style-name="ce423" table:formula="of:=[.$D50]/[.N$38]" office:value-type="float" office:value="350" calcext:value-type="float">
            <text:p>35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8]" office:value-type="string" office:string-value="Netherlands" calcext:value-type="string">
            <text:p>Netherlands</text:p>
          </table:table-cell>
          <table:table-cell table:style-name="ce244" table:formula="of:=[.C18]" office:value-type="string" office:string-value="荷蘭" calcext:value-type="string">
            <text:p>荷蘭</text:p>
          </table:table-cell>
          <table:table-cell table:formula="of:=[$World.G22]" office:value-type="float" office:value="1327" calcext:value-type="float">
            <text:p>1,327</text:p>
          </table:table-cell>
          <table:table-cell table:style-name="ce431" table:formula="of:=[.$D51]/[.E$38]" office:value-type="float" office:value="0.286485319516408" calcext:value-type="float">
            <text:p>0.3</text:p>
          </table:table-cell>
          <table:table-cell table:style-name="ce423" table:formula="of:=[.$D51]/[.F$38]" office:value-type="float" office:value="2.55192307692308" calcext:value-type="float">
            <text:p>3</text:p>
          </table:table-cell>
          <table:table-cell table:style-name="ce423" table:formula="of:=[.$D51]/[.G$38]" office:value-type="float" office:value="3.42894056847545" calcext:value-type="float">
            <text:p>3</text:p>
          </table:table-cell>
          <table:table-cell table:style-name="ce423" table:formula="of:=[.$D51]/[.H$38]" office:value-type="float" office:value="5.7695652173913" calcext:value-type="float">
            <text:p>6</text:p>
          </table:table-cell>
          <table:table-cell table:style-name="ce423" table:formula="of:=[.$D51]/[.I$38]" office:value-type="float" office:value="8.96621621621622" calcext:value-type="float">
            <text:p>9</text:p>
          </table:table-cell>
          <table:table-cell table:style-name="ce423" table:formula="of:=[.$D51]/[.J$38]" office:value-type="float" office:value="15.4302325581395" calcext:value-type="float">
            <text:p>15</text:p>
          </table:table-cell>
          <table:table-cell table:style-name="ce423" table:formula="of:=[.$D51]/[.K$38]" office:value-type="float" office:value="30.8604651162791" calcext:value-type="float">
            <text:p>31</text:p>
          </table:table-cell>
          <table:table-cell table:style-name="ce423" table:formula="of:=[.$D51]/[.L$38]" office:value-type="float" office:value="132.7" calcext:value-type="float">
            <text:p>133</text:p>
          </table:table-cell>
          <table:table-cell table:style-name="ce423" table:formula="of:=[.$D51]/[.M$38]" office:value-type="float" office:value="221.166666666667" calcext:value-type="float">
            <text:p>221</text:p>
          </table:table-cell>
          <table:table-cell table:style-name="ce423" table:formula="of:=[.$D51]/[.N$38]" office:value-type="float" office:value="331.75" calcext:value-type="float">
            <text:p>33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9]" office:value-type="string" office:string-value="Switzerland" calcext:value-type="string">
            <text:p>Switzerland</text:p>
          </table:table-cell>
          <table:table-cell table:style-name="ce244" table:formula="of:=[.C19]" office:value-type="string" office:string-value="瑞士" calcext:value-type="string">
            <text:p>瑞士</text:p>
          </table:table-cell>
          <table:table-cell table:formula="of:=[$World.G20]" office:value-type="float" office:value="1310" calcext:value-type="float">
            <text:p>1,310</text:p>
          </table:table-cell>
          <table:table-cell table:style-name="ce431" table:formula="of:=[.$D52]/[.E$38]" office:value-type="float" office:value="0.282815198618307" calcext:value-type="float">
            <text:p>0.3</text:p>
          </table:table-cell>
          <table:table-cell table:style-name="ce423" table:formula="of:=[.$D52]/[.F$38]" office:value-type="float" office:value="2.51923076923077" calcext:value-type="float">
            <text:p>3</text:p>
          </table:table-cell>
          <table:table-cell table:style-name="ce423" table:formula="of:=[.$D52]/[.G$38]" office:value-type="float" office:value="3.38501291989664" calcext:value-type="float">
            <text:p>3</text:p>
          </table:table-cell>
          <table:table-cell table:style-name="ce423" table:formula="of:=[.$D52]/[.H$38]" office:value-type="float" office:value="5.69565217391304" calcext:value-type="float">
            <text:p>6</text:p>
          </table:table-cell>
          <table:table-cell table:style-name="ce423" table:formula="of:=[.$D52]/[.I$38]" office:value-type="float" office:value="8.85135135135135" calcext:value-type="float">
            <text:p>9</text:p>
          </table:table-cell>
          <table:table-cell table:style-name="ce423" table:formula="of:=[.$D52]/[.J$38]" office:value-type="float" office:value="15.2325581395349" calcext:value-type="float">
            <text:p>15</text:p>
          </table:table-cell>
          <table:table-cell table:style-name="ce423" table:formula="of:=[.$D52]/[.K$38]" office:value-type="float" office:value="30.4651162790698" calcext:value-type="float">
            <text:p>30</text:p>
          </table:table-cell>
          <table:table-cell table:style-name="ce423" table:formula="of:=[.$D52]/[.L$38]" office:value-type="float" office:value="131" calcext:value-type="float">
            <text:p>131</text:p>
          </table:table-cell>
          <table:table-cell table:style-name="ce423" table:formula="of:=[.$D52]/[.M$38]" office:value-type="float" office:value="218.333333333333" calcext:value-type="float">
            <text:p>218</text:p>
          </table:table-cell>
          <table:table-cell table:style-name="ce423" table:formula="of:=[.$D52]/[.N$38]" office:value-type="float" office:value="327.5" calcext:value-type="float">
            <text:p>32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0]" office:value-type="string" office:string-value="Portugal" calcext:value-type="string">
            <text:p>Portugal</text:p>
          </table:table-cell>
          <table:table-cell table:style-name="ce244" table:formula="of:=[.C20]" office:value-type="string" office:string-value="葡萄牙" calcext:value-type="string">
            <text:p>葡萄牙</text:p>
          </table:table-cell>
          <table:table-cell table:formula="of:=[$World.G23]" office:value-type="float" office:value="657" calcext:value-type="float">
            <text:p>657</text:p>
          </table:table-cell>
          <table:table-cell table:style-name="ce431" table:formula="of:=[.$D53]/[.E$38]" office:value-type="float" office:value="0.141839378238342" calcext:value-type="float">
            <text:p>0.1</text:p>
          </table:table-cell>
          <table:table-cell table:style-name="ce423" table:formula="of:=[.$D53]/[.F$38]" office:value-type="float" office:value="1.26346153846154" calcext:value-type="float">
            <text:p>1</text:p>
          </table:table-cell>
          <table:table-cell table:style-name="ce423" table:formula="of:=[.$D53]/[.G$38]" office:value-type="float" office:value="1.69767441860465" calcext:value-type="float">
            <text:p>2</text:p>
          </table:table-cell>
          <table:table-cell table:style-name="ce423" table:formula="of:=[.$D53]/[.H$38]" office:value-type="float" office:value="2.85652173913043" calcext:value-type="float">
            <text:p>3</text:p>
          </table:table-cell>
          <table:table-cell table:style-name="ce423" table:formula="of:=[.$D53]/[.I$38]" office:value-type="float" office:value="4.43918918918919" calcext:value-type="float">
            <text:p>4</text:p>
          </table:table-cell>
          <table:table-cell table:style-name="ce423" table:formula="of:=[.$D53]/[.J$38]" office:value-type="float" office:value="7.63953488372093" calcext:value-type="float">
            <text:p>8</text:p>
          </table:table-cell>
          <table:table-cell table:style-name="ce423" table:formula="of:=[.$D53]/[.K$38]" office:value-type="float" office:value="15.2790697674419" calcext:value-type="float">
            <text:p>15</text:p>
          </table:table-cell>
          <table:table-cell table:style-name="ce423" table:formula="of:=[.$D53]/[.L$38]" office:value-type="float" office:value="65.7" calcext:value-type="float">
            <text:p>66</text:p>
          </table:table-cell>
          <table:table-cell table:style-name="ce423" table:formula="of:=[.$D53]/[.M$38]" office:value-type="float" office:value="109.5" calcext:value-type="float">
            <text:p>110</text:p>
          </table:table-cell>
          <table:table-cell table:style-name="ce423" table:formula="of:=[.$D53]/[.N$38]" office:value-type="float" office:value="164.25" calcext:value-type="float">
            <text:p>16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1]" office:value-type="string" office:string-value="Austria" calcext:value-type="string">
            <text:p>Austria</text:p>
          </table:table-cell>
          <table:table-cell table:style-name="ce244" table:formula="of:=[.C21]" office:value-type="string" office:string-value="奧地利" calcext:value-type="string">
            <text:p>奧地利</text:p>
          </table:table-cell>
          <table:table-cell table:formula="of:=[$World.G25]" office:value-type="float" office:value="530" calcext:value-type="float">
            <text:p>530</text:p>
          </table:table-cell>
          <table:table-cell table:style-name="ce431" table:formula="of:=[.$D54]/[.E$38]" office:value-type="float" office:value="0.114421416234888" calcext:value-type="float">
            <text:p>0.1</text:p>
          </table:table-cell>
          <table:table-cell table:style-name="ce423" table:formula="of:=[.$D54]/[.F$38]" office:value-type="float" office:value="1.01923076923077" calcext:value-type="float">
            <text:p>1</text:p>
          </table:table-cell>
          <table:table-cell table:style-name="ce423" table:formula="of:=[.$D54]/[.G$38]" office:value-type="float" office:value="1.36950904392765" calcext:value-type="float">
            <text:p>1</text:p>
          </table:table-cell>
          <table:table-cell table:style-name="ce423" table:formula="of:=[.$D54]/[.H$38]" office:value-type="float" office:value="2.30434782608696" calcext:value-type="float">
            <text:p>2</text:p>
          </table:table-cell>
          <table:table-cell table:style-name="ce423" table:formula="of:=[.$D54]/[.I$38]" office:value-type="float" office:value="3.58108108108108" calcext:value-type="float">
            <text:p>4</text:p>
          </table:table-cell>
          <table:table-cell table:style-name="ce423" table:formula="of:=[.$D54]/[.J$38]" office:value-type="float" office:value="6.16279069767442" calcext:value-type="float">
            <text:p>6</text:p>
          </table:table-cell>
          <table:table-cell table:style-name="ce423" table:formula="of:=[.$D54]/[.K$38]" office:value-type="float" office:value="12.3255813953488" calcext:value-type="float">
            <text:p>12</text:p>
          </table:table-cell>
          <table:table-cell table:style-name="ce423" table:formula="of:=[.$D54]/[.L$38]" office:value-type="float" office:value="53" calcext:value-type="float">
            <text:p>53</text:p>
          </table:table-cell>
          <table:table-cell table:style-name="ce423" table:formula="of:=[.$D54]/[.M$38]" office:value-type="float" office:value="88.3333333333333" calcext:value-type="float">
            <text:p>88</text:p>
          </table:table-cell>
          <table:table-cell table:style-name="ce423" table:formula="of:=[.$D54]/[.N$38]" office:value-type="float" office:value="132.5" calcext:value-type="float">
            <text:p>13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2]" office:value-type="string" office:string-value="Ireland" calcext:value-type="string">
            <text:p>Ireland</text:p>
          </table:table-cell>
          <table:table-cell table:style-name="ce244" table:formula="of:=[.C22]" office:value-type="string" office:string-value="愛爾蘭" calcext:value-type="string">
            <text:p>愛爾蘭</text:p>
          </table:table-cell>
          <table:table-cell table:formula="of:=[$World.G26]" office:value-type="float" office:value="452" calcext:value-type="float">
            <text:p>452</text:p>
          </table:table-cell>
          <table:table-cell table:style-name="ce431" table:formula="of:=[.$D55]/[.E$38]" office:value-type="float" office:value="0.0975820379965458" calcext:value-type="float">
            <text:p>0.1</text:p>
          </table:table-cell>
          <table:table-cell table:style-name="ce423" table:formula="of:=[.$D55]/[.F$38]" office:value-type="float" office:value="0.869230769230769" calcext:value-type="float">
            <text:p>1</text:p>
          </table:table-cell>
          <table:table-cell table:style-name="ce423" table:formula="of:=[.$D55]/[.G$38]" office:value-type="float" office:value="1.16795865633075" calcext:value-type="float">
            <text:p>1</text:p>
          </table:table-cell>
          <table:table-cell table:style-name="ce423" table:formula="of:=[.$D55]/[.H$38]" office:value-type="float" office:value="1.96521739130435" calcext:value-type="float">
            <text:p>2</text:p>
          </table:table-cell>
          <table:table-cell table:style-name="ce423" table:formula="of:=[.$D55]/[.I$38]" office:value-type="float" office:value="3.05405405405405" calcext:value-type="float">
            <text:p>3</text:p>
          </table:table-cell>
          <table:table-cell table:style-name="ce423" table:formula="of:=[.$D55]/[.J$38]" office:value-type="float" office:value="5.25581395348837" calcext:value-type="float">
            <text:p>5</text:p>
          </table:table-cell>
          <table:table-cell table:style-name="ce423" table:formula="of:=[.$D55]/[.K$38]" office:value-type="float" office:value="10.5116279069767" calcext:value-type="float">
            <text:p>11</text:p>
          </table:table-cell>
          <table:table-cell table:style-name="ce423" table:formula="of:=[.$D55]/[.L$38]" office:value-type="float" office:value="45.2" calcext:value-type="float">
            <text:p>45</text:p>
          </table:table-cell>
          <table:table-cell table:style-name="ce423" table:formula="of:=[.$D55]/[.M$38]" office:value-type="float" office:value="75.3333333333333" calcext:value-type="float">
            <text:p>75</text:p>
          </table:table-cell>
          <table:table-cell table:style-name="ce423" table:formula="of:=[.$D55]/[.N$38]" office:value-type="float" office:value="113" calcext:value-type="float">
            <text:p>11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3]" office:value-type="string" office:string-value="India" calcext:value-type="string">
            <text:p>India</text:p>
          </table:table-cell>
          <table:table-cell table:style-name="ce244" table:formula="of:=[.C23]" office:value-type="string" office:string-value="印度" calcext:value-type="string">
            <text:p>印度</text:p>
          </table:table-cell>
          <table:table-cell table:formula="of:=[$World.G24]" office:value-type="float" office:value="431" calcext:value-type="float">
            <text:p>431</text:p>
          </table:table-cell>
          <table:table-cell table:style-name="ce431" table:formula="of:=[.$D56]/[.E$38]" office:value-type="float" office:value="0.0930483592400691" calcext:value-type="float">
            <text:p>0.1</text:p>
          </table:table-cell>
          <table:table-cell table:style-name="ce423" table:formula="of:=[.$D56]/[.F$38]" office:value-type="float" office:value="0.828846153846154" calcext:value-type="float">
            <text:p>1</text:p>
          </table:table-cell>
          <table:table-cell table:style-name="ce423" table:formula="of:=[.$D56]/[.G$38]" office:value-type="float" office:value="1.11369509043928" calcext:value-type="float">
            <text:p>1</text:p>
          </table:table-cell>
          <table:table-cell table:style-name="ce423" table:formula="of:=[.$D56]/[.H$38]" office:value-type="float" office:value="1.87391304347826" calcext:value-type="float">
            <text:p>2</text:p>
          </table:table-cell>
          <table:table-cell table:style-name="ce423" table:formula="of:=[.$D56]/[.I$38]" office:value-type="float" office:value="2.91216216216216" calcext:value-type="float">
            <text:p>3</text:p>
          </table:table-cell>
          <table:table-cell table:style-name="ce423" table:formula="of:=[.$D56]/[.J$38]" office:value-type="float" office:value="5.01162790697674" calcext:value-type="float">
            <text:p>5</text:p>
          </table:table-cell>
          <table:table-cell table:style-name="ce423" table:formula="of:=[.$D56]/[.K$38]" office:value-type="float" office:value="10.0232558139535" calcext:value-type="float">
            <text:p>10</text:p>
          </table:table-cell>
          <table:table-cell table:style-name="ce423" table:formula="of:=[.$D56]/[.L$38]" office:value-type="float" office:value="43.1" calcext:value-type="float">
            <text:p>43</text:p>
          </table:table-cell>
          <table:table-cell table:style-name="ce423" table:formula="of:=[.$D56]/[.M$38]" office:value-type="float" office:value="71.8333333333333" calcext:value-type="float">
            <text:p>72</text:p>
          </table:table-cell>
          <table:table-cell table:style-name="ce423" table:formula="of:=[.$D56]/[.N$38]" office:value-type="float" office:value="107.75" calcext:value-type="float">
            <text:p>10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4]" office:value-type="string" office:string-value="Peru" calcext:value-type="string">
            <text:p>Peru</text:p>
          </table:table-cell>
          <table:table-cell table:style-name="ce244" table:formula="of:=[.C24]" office:value-type="string" office:string-value="秘魯" calcext:value-type="string">
            <text:p>秘魯</text:p>
          </table:table-cell>
          <table:table-cell table:formula="of:=[$World.G27]" office:value-type="float" office:value="300" calcext:value-type="float">
            <text:p>300</text:p>
          </table:table-cell>
          <table:table-cell table:style-name="ce431" table:formula="of:=[.$D57]/[.E$38]" office:value-type="float" office:value="0.0647668393782383" calcext:value-type="float">
            <text:p>0.1</text:p>
          </table:table-cell>
          <table:table-cell table:style-name="ce423" table:formula="of:=[.$D57]/[.F$38]" office:value-type="float" office:value="0.576923076923077" calcext:value-type="float">
            <text:p>1</text:p>
          </table:table-cell>
          <table:table-cell table:style-name="ce423" table:formula="of:=[.$D57]/[.G$38]" office:value-type="float" office:value="0.775193798449612" calcext:value-type="float">
            <text:p>1</text:p>
          </table:table-cell>
          <table:table-cell table:style-name="ce423" table:formula="of:=[.$D57]/[.H$38]" office:value-type="float" office:value="1.30434782608696" calcext:value-type="float">
            <text:p>1</text:p>
          </table:table-cell>
          <table:table-cell table:style-name="ce423" table:formula="of:=[.$D57]/[.I$38]" office:value-type="float" office:value="2.02702702702703" calcext:value-type="float">
            <text:p>2</text:p>
          </table:table-cell>
          <table:table-cell table:style-name="ce423" table:formula="of:=[.$D57]/[.J$38]" office:value-type="float" office:value="3.48837209302326" calcext:value-type="float">
            <text:p>3</text:p>
          </table:table-cell>
          <table:table-cell table:style-name="ce423" table:formula="of:=[.$D57]/[.K$38]" office:value-type="float" office:value="6.97674418604651" calcext:value-type="float">
            <text:p>7</text:p>
          </table:table-cell>
          <table:table-cell table:style-name="ce423" table:formula="of:=[.$D57]/[.L$38]" office:value-type="float" office:value="30" calcext:value-type="float">
            <text:p>30</text:p>
          </table:table-cell>
          <table:table-cell table:style-name="ce423" table:formula="of:=[.$D57]/[.M$38]" office:value-type="float" office:value="50" calcext:value-type="float">
            <text:p>50</text:p>
          </table:table-cell>
          <table:table-cell table:style-name="ce423" table:formula="of:=[.$D57]/[.N$38]" office:value-type="float" office:value="75" calcext:value-type="float">
            <text:p>7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5]" office:value-type="string" office:string-value="Sweden" calcext:value-type="string">
            <text:p>Sweden</text:p>
          </table:table-cell>
          <table:table-cell table:style-name="ce244" table:formula="of:=[.C25]" office:value-type="string" office:string-value="瑞典" calcext:value-type="string">
            <text:p>瑞典</text:p>
          </table:table-cell>
          <table:table-cell table:formula="of:=[$World.G19]" office:value-type="float" office:value="273" calcext:value-type="float">
            <text:p>273</text:p>
          </table:table-cell>
          <table:table-cell table:style-name="ce431" table:formula="of:=[.$D58]/[.E$38]" office:value-type="float" office:value="0.0589378238341969" calcext:value-type="float">
            <text:p>0.1</text:p>
          </table:table-cell>
          <table:table-cell table:style-name="ce423" table:formula="of:=[.$D58]/[.F$38]" office:value-type="float" office:value="0.525" calcext:value-type="float">
            <text:p>1</text:p>
          </table:table-cell>
          <table:table-cell table:style-name="ce423" table:formula="of:=[.$D58]/[.G$38]" office:value-type="float" office:value="0.705426356589147" calcext:value-type="float">
            <text:p>1</text:p>
          </table:table-cell>
          <table:table-cell table:style-name="ce423" table:formula="of:=[.$D58]/[.H$38]" office:value-type="float" office:value="1.18695652173913" calcext:value-type="float">
            <text:p>1</text:p>
          </table:table-cell>
          <table:table-cell table:style-name="ce423" table:formula="of:=[.$D58]/[.I$38]" office:value-type="float" office:value="1.84459459459459" calcext:value-type="float">
            <text:p>2</text:p>
          </table:table-cell>
          <table:table-cell table:style-name="ce423" table:formula="of:=[.$D58]/[.J$38]" office:value-type="float" office:value="3.17441860465116" calcext:value-type="float">
            <text:p>3</text:p>
          </table:table-cell>
          <table:table-cell table:style-name="ce423" table:formula="of:=[.$D58]/[.K$38]" office:value-type="float" office:value="6.34883720930233" calcext:value-type="float">
            <text:p>6</text:p>
          </table:table-cell>
          <table:table-cell table:style-name="ce423" table:formula="of:=[.$D58]/[.L$38]" office:value-type="float" office:value="27.3" calcext:value-type="float">
            <text:p>27</text:p>
          </table:table-cell>
          <table:table-cell table:style-name="ce423" table:formula="of:=[.$D58]/[.M$38]" office:value-type="float" office:value="45.5" calcext:value-type="float">
            <text:p>46</text:p>
          </table:table-cell>
          <table:table-cell table:style-name="ce423" table:formula="of:=[.$D58]/[.N$38]" office:value-type="float" office:value="68.25" calcext:value-type="float">
            <text:p>68</text:p>
          </table:table-cell>
          <table:table-cell table:number-columns-repeated="33"/>
        </table:table-row>
        <table:table-row table:style-name="ro35">
          <table:table-cell/>
          <table:table-cell table:style-name="ce249"/>
          <table:table-cell table:style-name="ce259" table:number-columns-repeated="2"/>
          <table:table-cell table:style-name="ce340" table:number-columns-repeated="9"/>
          <table:table-cell table:style-name="ce351"/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9:.N58];&quot;&gt;=&quot; &amp; 10) - COUNTIF([.E39:.N58];&quot;&gt;&quot; &amp; 100)" office:value-type="float" office:value="60" calcext:value-type="float">
            <text:p>60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9:.N58];&quot;&gt;=&quot; &amp; 100) - COUNTIF([.E39:.N58];&quot;&gt;&quot; &amp; 500)" office:value-type="float" office:value="38" calcext:value-type="float">
            <text:p>38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9:.N58];&quot;&gt;=&quot; &amp; 500) - COUNTIF([.E39:.N58];&quot;&gt;&quot; &amp; 1000)" office:value-type="float" office:value="9" calcext:value-type="float">
            <text:p>9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9:.N58];&quot;&gt;&quot; &amp; 1000)" office:value-type="float" office:value="18" calcext:value-type="float">
            <text:p>18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World_E_Asian_Ratio.E39:World_E_Asian_Ratio.N58">
            <calcext:condition calcext:apply-style-name="Default" calcext:value="&lt;10" calcext:base-cell-address="World_E_Asian_Ratio.E39"/>
            <calcext:condition calcext:apply-style-name="Times10" calcext:value="&lt;100" calcext:base-cell-address="World_E_Asian_Ratio.E39"/>
            <calcext:condition calcext:apply-style-name="Times100" calcext:value="&lt;500" calcext:base-cell-address="World_E_Asian_Ratio.E39"/>
            <calcext:condition calcext:apply-style-name="Times500" calcext:value="&lt;1000" calcext:base-cell-address="World_E_Asian_Ratio.E39"/>
            <calcext:condition calcext:apply-style-name="Times1000" calcext:value="&gt;=1000" calcext:base-cell-address="World_E_Asian_Ratio.E39"/>
          </calcext:conditional-format>
          <calcext:conditional-format calcext:target-range-address="World_E_Asian_Ratio.E39:World_E_Asian_Ratio.N58 World_E_Asian_Ratio.E6:World_E_Asian_Ratio.N25">
            <calcext:condition calcext:apply-style-name="Default" calcext:value="&lt;10" calcext:base-cell-address="World_E_Asian_Ratio.E6"/>
            <calcext:condition calcext:apply-style-name="Times10" calcext:value="&lt;=100" calcext:base-cell-address="World_E_Asian_Ratio.E6"/>
            <calcext:condition calcext:apply-style-name="Times100" calcext:value="&lt;500" calcext:base-cell-address="World_E_Asian_Ratio.E6"/>
            <calcext:condition calcext:apply-style-name="Times500" calcext:value="&lt;1000" calcext:base-cell-address="World_E_Asian_Ratio.E6"/>
            <calcext:condition calcext:apply-style-name="Times1000" calcext:value="&gt;=1000" calcext:base-cell-address="World_E_Asian_Ratio.E6"/>
          </calcext:conditional-format>
        </calcext:conditional-formats>
      </table:table>
      <table:table table:name="World_EAsian_perM_Ratio" table:style-name="ta1">
        <office:forms form:automatic-focus="false" form:apply-design-mode="false"/>
        <table:table-column table:style-name="co14" table:default-cell-style-name="Default"/>
        <table:table-column table:style-name="co18" table:default-cell-style-name="ce236"/>
        <table:table-column table:style-name="co19" table:default-cell-style-name="ce236"/>
        <table:table-column table:style-name="co20" table:default-cell-style-name="ce310"/>
        <table:table-column table:style-name="co21" table:number-columns-repeated="7" table:default-cell-style-name="ce413"/>
        <table:table-column table:style-name="co21" table:number-columns-repeated="2" table:default-cell-style-name="ce396"/>
        <table:table-column table:style-name="co21" table:default-cell-style-name="ce413"/>
        <table:table-column table:style-name="co11" table:number-columns-repeated="33" table:default-cell-style-name="Default"/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24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6">
          <table:table-cell/>
          <table:table-cell table:style-name="ce233" office:value-type="string" calcext:value-type="string">
            <text:p>World Top-20 and East Asian countries <text:s/>世界前二十位及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7">
          <table:table-cell/>
          <table:table-cell table:style-name="ce360" office:value-type="string" calcext:value-type="string" table:number-columns-spanned="2" table:number-rows-spanned="1">
            <text:p><text:span text:style-name="T2">Cases per million ratio </text:span></text:p>
            <text:p><text:span text:style-name="T2">每百萬確診個案比例</text:span></text:p>
          </table:table-cell>
          <table:covered-table-cell table:style-name="ce365"/>
          <table:table-cell table:style-name="ce263"/>
          <table:table-cell table:style-name="ce277" table:formula="of:=[$'E.Asian_Sort'.B11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'E.Asian_Sort'.C11]" office:value-type="string" office:string-value="南韓&#10;Korea" calcext:value-type="string">
            <text:p>南韓</text:p>
            <text:p>Korea</text:p>
          </table:table-cell>
          <table:table-cell table:style-name="ce277" table:formula="of:=[$'E.Asian_Sort'.D11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'E.Asian_Sort'.E11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'E.Asian_Sort'.F11]" office:value-type="string" office:string-value="日本&#10;Japan" calcext:value-type="string">
            <text:p>日本</text:p>
            <text:p>Japan</text:p>
          </table:table-cell>
          <table:table-cell table:style-name="ce277" table:formula="of:=[$'E.Asian_Sort'.G11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'E.Asian_Sort'.H11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'E.Asian_Sort'.I11]" office:value-type="string" office:string-value="泰國&#10;Thailand" calcext:value-type="string">
            <text:p>泰國</text:p>
            <text:p>Thailand</text:p>
          </table:table-cell>
          <table:table-cell table:style-name="ce277" table:formula="of:=[$'E.Asian_Sort'.J11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'E.Asian_Sort'.K11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'E.Asian_Sort'.B12]" office:value-type="float" office:value="870.039075953033" calcext:value-type="float">
            <text:p>870.04</text:p>
          </table:table-cell>
          <table:table-cell table:style-name="ce278" table:formula="of:=[$'E.Asian_Sort'.C12]" office:value-type="float" office:value="207.612221677613" calcext:value-type="float">
            <text:p>207.61</text:p>
          </table:table-cell>
          <table:table-cell table:style-name="ce278" table:formula="of:=[$'E.Asian_Sort'.D12]" office:value-type="float" office:value="164.351694849075" calcext:value-type="float">
            <text:p>164.35</text:p>
          </table:table-cell>
          <table:table-cell table:style-name="ce278" table:formula="of:=[$'E.Asian_Sort'.E12]" office:value-type="float" office:value="135.720666071167" calcext:value-type="float">
            <text:p>135.72</text:p>
          </table:table-cell>
          <table:table-cell table:style-name="ce278" table:formula="of:=[$'E.Asian_Sort'.F12]" office:value-type="float" office:value="72.2605884405083" calcext:value-type="float">
            <text:p>72.26</text:p>
          </table:table-cell>
          <table:table-cell table:style-name="ce278" table:formula="of:=[$'E.Asian_Sort'.G12]" office:value-type="float" office:value="57.6739718881137" calcext:value-type="float">
            <text:p>57.67</text:p>
          </table:table-cell>
          <table:table-cell table:style-name="ce278" table:formula="of:=[$'E.Asian_Sort'.H12]" office:value-type="float" office:value="54.1862650926678" calcext:value-type="float">
            <text:p>54.19</text:p>
          </table:table-cell>
          <table:table-cell table:style-name="ce278" table:formula="of:=[$'E.Asian_Sort'.I12]" office:value-type="float" office:value="39.3004253560388" calcext:value-type="float">
            <text:p>39.30</text:p>
          </table:table-cell>
          <table:table-cell table:style-name="ce278" table:formula="of:=[$'E.Asian_Sort'.J12]" office:value-type="float" office:value="22.1908427462395" calcext:value-type="float">
            <text:p>22.19</text:p>
          </table:table-cell>
          <table:table-cell table:style-name="ce278" table:formula="of:=[$'E.Asian_Sort'.K12]" office:value-type="float" office:value="16.6148759251541" calcext:value-type="float">
            <text:p>16.61</text:p>
          </table:table-cell>
          <table:table-cell table:number-columns-repeated="33"/>
        </table:table-row>
        <table:table-row table:style-name="ro2">
          <table:table-cell/>
          <table:table-cell table:formula="of:=[$World.D10]" office:value-type="string" office:string-value="Spain" calcext:value-type="string">
            <text:p>Spain</text:p>
          </table:table-cell>
          <table:table-cell table:formula="of:=[$World.E10]" office:value-type="string" office:string-value="西班牙" calcext:value-type="string">
            <text:p>西班牙</text:p>
          </table:table-cell>
          <table:table-cell table:formula="of:=[$World.I10]" office:value-type="float" office:value="4012.65268385345" calcext:value-type="float">
            <text:p>4013</text:p>
          </table:table-cell>
          <table:table-cell table:formula="of:=[.$D6]/[.E$5]" office:value-type="float" office:value="4.61203731505741" calcext:value-type="float">
            <text:p>5</text:p>
          </table:table-cell>
          <table:table-cell table:formula="of:=[.$D6]/[.F$5]" office:value-type="float" office:value="19.3276323109939" calcext:value-type="float">
            <text:p>19</text:p>
          </table:table-cell>
          <table:table-cell table:formula="of:=[.$D6]/[.G$5]" office:value-type="float" office:value="24.4150368363301" calcext:value-type="float">
            <text:p>24</text:p>
          </table:table-cell>
          <table:table-cell table:formula="of:=[.$D6]/[.H$5]" office:value-type="float" office:value="29.5655245439878" calcext:value-type="float">
            <text:p>30</text:p>
          </table:table-cell>
          <table:table-cell table:formula="of:=[.$D6]/[.I$5]" office:value-type="float" office:value="55.5303073286906" calcext:value-type="float">
            <text:p>56</text:p>
          </table:table-cell>
          <table:table-cell table:formula="of:=[.$D6]/[.J$5]" office:value-type="float" office:value="69.5747588121366" calcext:value-type="float">
            <text:p>70</text:p>
          </table:table-cell>
          <table:table-cell table:formula="of:=[.$D6]/[.K$5]" office:value-type="float" office:value="74.0529482331201" calcext:value-type="float">
            <text:p>74</text:p>
          </table:table-cell>
          <table:table-cell table:style-name="ce413" table:formula="of:=[.$D6]/[.L$5]" office:value-type="float" office:value="102.102016644888" calcext:value-type="float">
            <text:p>102</text:p>
          </table:table-cell>
          <table:table-cell table:style-name="ce413" table:formula="of:=[.$D6]/[.M$5]" office:value-type="float" office:value="180.824709081112" calcext:value-type="float">
            <text:p>181</text:p>
          </table:table-cell>
          <table:table-cell table:formula="of:=[.$D6]/[.N$5]" office:value-type="float" office:value="241.509638827846" calcext:value-type="float">
            <text:p>242</text:p>
          </table:table-cell>
          <table:table-cell table:number-columns-repeated="33"/>
        </table:table-row>
        <table:table-row table:style-name="ro2">
          <table:table-cell/>
          <table:table-cell table:formula="of:=[$World.D22]" office:value-type="string" office:string-value="Switzerland" calcext:value-type="string">
            <text:p>Switzerland</text:p>
          </table:table-cell>
          <table:table-cell table:formula="of:=[$World.E22]" office:value-type="string" office:string-value="瑞士" calcext:value-type="string">
            <text:p>瑞士</text:p>
          </table:table-cell>
          <table:table-cell table:formula="of:=[$World.I22]" office:value-type="float" office:value="3134.30985646635" calcext:value-type="float">
            <text:p>3134</text:p>
          </table:table-cell>
          <table:table-cell table:formula="of:=[.$D7]/[.E$5]" office:value-type="float" office:value="3.60249320185194" calcext:value-type="float">
            <text:p>4</text:p>
          </table:table-cell>
          <table:table-cell table:formula="of:=[.$D7]/[.F$5]" office:value-type="float" office:value="15.0969429022026" calcext:value-type="float">
            <text:p>15</text:p>
          </table:table-cell>
          <table:table-cell table:formula="of:=[.$D7]/[.G$5]" office:value-type="float" office:value="19.0707486122647" calcext:value-type="float">
            <text:p>19</text:p>
          </table:table-cell>
          <table:table-cell table:formula="of:=[.$D7]/[.H$5]" office:value-type="float" office:value="23.0938290180718" calcext:value-type="float">
            <text:p>23</text:p>
          </table:table-cell>
          <table:table-cell table:formula="of:=[.$D7]/[.I$5]" office:value-type="float" office:value="43.3750945585892" calcext:value-type="float">
            <text:p>43</text:p>
          </table:table-cell>
          <table:table-cell table:formula="of:=[.$D7]/[.J$5]" office:value-type="float" office:value="54.3453095713062" calcext:value-type="float">
            <text:p>54</text:p>
          </table:table-cell>
          <table:table-cell table:formula="of:=[.$D7]/[.K$5]" office:value-type="float" office:value="57.8432532876392" calcext:value-type="float">
            <text:p>58</text:p>
          </table:table-cell>
          <table:table-cell table:style-name="ce413" table:formula="of:=[.$D7]/[.L$5]" office:value-type="float" office:value="79.7525682755679" calcext:value-type="float">
            <text:p>80</text:p>
          </table:table-cell>
          <table:table-cell table:style-name="ce413" table:formula="of:=[.$D7]/[.M$5]" office:value-type="float" office:value="141.243390001378" calcext:value-type="float">
            <text:p>141</text:p>
          </table:table-cell>
          <table:table-cell table:formula="of:=[.$D7]/[.N$5]" office:value-type="float" office:value="188.644794615718" calcext:value-type="float">
            <text:p>189</text:p>
          </table:table-cell>
          <table:table-cell table:number-columns-repeated="33"/>
        </table:table-row>
        <table:table-row table:style-name="ro2">
          <table:table-cell/>
          <table:table-cell table:formula="of:=[$World.D17]" office:value-type="string" office:string-value="Belgium" calcext:value-type="string">
            <text:p>Belgium</text:p>
          </table:table-cell>
          <table:table-cell table:formula="of:=[$World.E17]" office:value-type="string" office:string-value="比利時" calcext:value-type="string">
            <text:p>比利時</text:p>
          </table:table-cell>
          <table:table-cell table:formula="of:=[$World.I17]" office:value-type="float" office:value="3131.72482834356" calcext:value-type="float">
            <text:p>3132</text:p>
          </table:table-cell>
          <table:table-cell table:formula="of:=[.$D8]/[.E$5]" office:value-type="float" office:value="3.59952203860855" calcext:value-type="float">
            <text:p>4</text:p>
          </table:table-cell>
          <table:table-cell table:formula="of:=[.$D8]/[.F$5]" office:value-type="float" office:value="15.0844916693132" calcext:value-type="float">
            <text:p>15</text:p>
          </table:table-cell>
          <table:table-cell table:formula="of:=[.$D8]/[.G$5]" office:value-type="float" office:value="19.0550199754218" calcext:value-type="float">
            <text:p>19</text:p>
          </table:table-cell>
          <table:table-cell table:formula="of:=[.$D8]/[.H$5]" office:value-type="float" office:value="23.0747823378748" calcext:value-type="float">
            <text:p>23</text:p>
          </table:table-cell>
          <table:table-cell table:formula="of:=[.$D8]/[.I$5]" office:value-type="float" office:value="43.3393208653689" calcext:value-type="float">
            <text:p>43</text:p>
          </table:table-cell>
          <table:table-cell table:formula="of:=[.$D8]/[.J$5]" office:value-type="float" office:value="54.3004881720135" calcext:value-type="float">
            <text:p>54</text:p>
          </table:table-cell>
          <table:table-cell table:formula="of:=[.$D8]/[.K$5]" office:value-type="float" office:value="57.7955469524938" calcext:value-type="float">
            <text:p>58</text:p>
          </table:table-cell>
          <table:table-cell table:style-name="ce413" table:formula="of:=[.$D8]/[.L$5]" office:value-type="float" office:value="79.6867921904652" calcext:value-type="float">
            <text:p>80</text:p>
          </table:table-cell>
          <table:table-cell table:style-name="ce413" table:formula="of:=[.$D8]/[.M$5]" office:value-type="float" office:value="141.126899241998" calcext:value-type="float">
            <text:p>141</text:p>
          </table:table-cell>
          <table:table-cell table:formula="of:=[.$D8]/[.N$5]" office:value-type="float" office:value="188.489209456104" calcext:value-type="float">
            <text:p>188</text:p>
          </table:table-cell>
          <table:table-cell table:number-columns-repeated="33"/>
        </table:table-row>
        <table:table-row table:style-name="ro2">
          <table:table-cell/>
          <table:table-cell table:formula="of:=[$World.D11]" office:value-type="string" office:string-value="Italy" calcext:value-type="string">
            <text:p>Italy</text:p>
          </table:table-cell>
          <table:table-cell table:formula="of:=[$World.E11]" office:value-type="string" office:string-value="意大利" calcext:value-type="string">
            <text:p>意大利</text:p>
          </table:table-cell>
          <table:table-cell table:formula="of:=[$World.I11]" office:value-type="float" office:value="2862.52043169319" calcext:value-type="float">
            <text:p>2863</text:p>
          </table:table-cell>
          <table:table-cell table:formula="of:=[.$D9]/[.E$5]" office:value-type="float" office:value="3.29010559503619" calcext:value-type="float">
            <text:p>3</text:p>
          </table:table-cell>
          <table:table-cell table:formula="of:=[.$D9]/[.F$5]" office:value-type="float" office:value="13.7878223572898" calcext:value-type="float">
            <text:p>14</text:p>
          </table:table-cell>
          <table:table-cell table:formula="of:=[.$D9]/[.G$5]" office:value-type="float" office:value="17.4170423634624" calcext:value-type="float">
            <text:p>17</text:p>
          </table:table-cell>
          <table:table-cell table:formula="of:=[.$D9]/[.H$5]" office:value-type="float" office:value="21.0912642455807" calcext:value-type="float">
            <text:p>21</text:p>
          </table:table-cell>
          <table:table-cell table:formula="of:=[.$D9]/[.I$5]" office:value-type="float" office:value="39.6138544325568" calcext:value-type="float">
            <text:p>40</text:p>
          </table:table-cell>
          <table:table-cell table:formula="of:=[.$D9]/[.J$5]" office:value-type="float" office:value="49.632795141046" calcext:value-type="float">
            <text:p>50</text:p>
          </table:table-cell>
          <table:table-cell table:formula="of:=[.$D9]/[.K$5]" office:value-type="float" office:value="52.8274171840003" calcext:value-type="float">
            <text:p>53</text:p>
          </table:table-cell>
          <table:table-cell table:style-name="ce413" table:formula="of:=[.$D9]/[.L$5]" office:value-type="float" office:value="72.8368816815705" calcext:value-type="float">
            <text:p>73</text:p>
          </table:table-cell>
          <table:table-cell table:style-name="ce413" table:formula="of:=[.$D9]/[.M$5]" office:value-type="float" office:value="128.99557103023" calcext:value-type="float">
            <text:p>129</text:p>
          </table:table-cell>
          <table:table-cell table:formula="of:=[.$D9]/[.N$5]" office:value-type="float" office:value="172.286596938077" calcext:value-type="float">
            <text:p>172</text:p>
          </table:table-cell>
          <table:table-cell table:number-columns-repeated="33"/>
        </table:table-row>
        <table:table-row table:style-name="ro2">
          <table:table-cell/>
          <table:table-cell table:formula="of:=[$World.D25]" office:value-type="string" office:string-value="Ireland" calcext:value-type="string">
            <text:p>Ireland</text:p>
          </table:table-cell>
          <table:table-cell table:formula="of:=[$World.E25]" office:value-type="string" office:string-value="愛爾蘭" calcext:value-type="string">
            <text:p>愛爾蘭</text:p>
          </table:table-cell>
          <table:table-cell table:formula="of:=[$World.I25]" office:value-type="float" office:value="2840.59737884791" calcext:value-type="float">
            <text:p>2841</text:p>
          </table:table-cell>
          <table:table-cell table:formula="of:=[.$D10]/[.E$5]" office:value-type="float" office:value="3.26490781547524" calcext:value-type="float">
            <text:p>3</text:p>
          </table:table-cell>
          <table:table-cell table:formula="of:=[.$D10]/[.F$5]" office:value-type="float" office:value="13.6822261998568" calcext:value-type="float">
            <text:p>14</text:p>
          </table:table-cell>
          <table:table-cell table:formula="of:=[.$D10]/[.G$5]" office:value-type="float" office:value="17.2836512666112" calcext:value-type="float">
            <text:p>17</text:p>
          </table:table-cell>
          <table:table-cell table:formula="of:=[.$D10]/[.H$5]" office:value-type="float" office:value="20.9297335555251" calcext:value-type="float">
            <text:p>21</text:p>
          </table:table-cell>
          <table:table-cell table:formula="of:=[.$D10]/[.I$5]" office:value-type="float" office:value="39.310465637663" calcext:value-type="float">
            <text:p>39</text:p>
          </table:table-cell>
          <table:table-cell table:formula="of:=[.$D10]/[.J$5]" office:value-type="float" office:value="49.2526747483009" calcext:value-type="float">
            <text:p>49</text:p>
          </table:table-cell>
          <table:table-cell table:formula="of:=[.$D10]/[.K$5]" office:value-type="float" office:value="52.4228302871586" calcext:value-type="float">
            <text:p>52</text:p>
          </table:table-cell>
          <table:table-cell table:style-name="ce413" table:formula="of:=[.$D10]/[.L$5]" office:value-type="float" office:value="72.2790492243726" calcext:value-type="float">
            <text:p>72</text:p>
          </table:table-cell>
          <table:table-cell table:style-name="ce413" table:formula="of:=[.$D10]/[.M$5]" office:value-type="float" office:value="128.007638616126" calcext:value-type="float">
            <text:p>128</text:p>
          </table:table-cell>
          <table:table-cell table:formula="of:=[.$D10]/[.N$5]" office:value-type="float" office:value="170.967113545963" calcext:value-type="float">
            <text:p>171</text:p>
          </table:table-cell>
          <table:table-cell table:number-columns-repeated="33"/>
        </table:table-row>
        <table:table-row table:style-name="ro2">
          <table:table-cell/>
          <table:table-cell table:formula="of:=[$World.D9]" office:value-type="string" office:string-value="USA" calcext:value-type="string">
            <text:p>USA</text:p>
          </table:table-cell>
          <table:table-cell table:formula="of:=[$World.E9]" office:value-type="string" office:string-value="美國" calcext:value-type="string">
            <text:p>美國</text:p>
          </table:table-cell>
          <table:table-cell table:formula="of:=[$World.I9]" office:value-type="float" office:value="2140.53378995614" calcext:value-type="float">
            <text:p>2141</text:p>
          </table:table-cell>
          <table:table-cell table:formula="of:=[.$D11]/[.E$5]" office:value-type="float" office:value="2.46027316372131" calcext:value-type="float">
            <text:p>2</text:p>
          </table:table-cell>
          <table:table-cell table:formula="of:=[.$D11]/[.F$5]" office:value-type="float" office:value="10.3102494287645" calcext:value-type="float">
            <text:p>10</text:p>
          </table:table-cell>
          <table:table-cell table:formula="of:=[.$D11]/[.G$5]" office:value-type="float" office:value="13.0241053608957" calcext:value-type="float">
            <text:p>13</text:p>
          </table:table-cell>
          <table:table-cell table:formula="of:=[.$D11]/[.H$5]" office:value-type="float" office:value="15.7716127684911" calcext:value-type="float">
            <text:p>16</text:p>
          </table:table-cell>
          <table:table-cell table:formula="of:=[.$D11]/[.I$5]" office:value-type="float" office:value="29.6224240094367" calcext:value-type="float">
            <text:p>30</text:p>
          </table:table-cell>
          <table:table-cell table:formula="of:=[.$D11]/[.J$5]" office:value-type="float" office:value="37.1143814077644" calcext:value-type="float">
            <text:p>37</text:p>
          </table:table-cell>
          <table:table-cell table:formula="of:=[.$D11]/[.K$5]" office:value-type="float" office:value="39.5032539388986" calcext:value-type="float">
            <text:p>40</text:p>
          </table:table-cell>
          <table:table-cell table:style-name="ce413" table:formula="of:=[.$D11]/[.L$5]" office:value-type="float" office:value="54.4659191488172" calcext:value-type="float">
            <text:p>54</text:p>
          </table:table-cell>
          <table:table-cell table:style-name="ce413" table:formula="of:=[.$D11]/[.M$5]" office:value-type="float" office:value="96.4602297638685" calcext:value-type="float">
            <text:p>96</text:p>
          </table:table-cell>
          <table:table-cell table:formula="of:=[.$D11]/[.N$5]" office:value-type="float" office:value="128.832366825892" calcext:value-type="float">
            <text:p>129</text:p>
          </table:table-cell>
          <table:table-cell table:number-columns-repeated="33"/>
        </table:table-row>
        <table:table-row table:style-name="ro2">
          <table:table-cell/>
          <table:table-cell table:formula="of:=[$World.D23]" office:value-type="string" office:string-value="Portugal" calcext:value-type="string">
            <text:p>Portugal</text:p>
          </table:table-cell>
          <table:table-cell table:formula="of:=[$World.E23]" office:value-type="string" office:string-value="葡萄牙" calcext:value-type="string">
            <text:p>葡萄牙</text:p>
          </table:table-cell>
          <table:table-cell table:formula="of:=[$World.I23]" office:value-type="float" office:value="1850.99824193117" calcext:value-type="float">
            <text:p>1851</text:p>
          </table:table-cell>
          <table:table-cell table:formula="of:=[.$D12]/[.E$5]" office:value-type="float" office:value="2.12748863021308" calcext:value-type="float">
            <text:p>2</text:p>
          </table:table-cell>
          <table:table-cell table:formula="of:=[.$D12]/[.F$5]" office:value-type="float" office:value="8.91565162674027" calcext:value-type="float">
            <text:p>9</text:p>
          </table:table-cell>
          <table:table-cell table:formula="of:=[.$D12]/[.G$5]" office:value-type="float" office:value="11.2624225970469" calcext:value-type="float">
            <text:p>11</text:p>
          </table:table-cell>
          <table:table-cell table:formula="of:=[.$D12]/[.H$5]" office:value-type="float" office:value="13.6382932350227" calcext:value-type="float">
            <text:p>14</text:p>
          </table:table-cell>
          <table:table-cell table:formula="of:=[.$D12]/[.I$5]" office:value-type="float" office:value="25.6155987915195" calcext:value-type="float">
            <text:p>26</text:p>
          </table:table-cell>
          <table:table-cell table:formula="of:=[.$D12]/[.J$5]" office:value-type="float" office:value="32.0941697152759" calcext:value-type="float">
            <text:p>32</text:p>
          </table:table-cell>
          <table:table-cell table:formula="of:=[.$D12]/[.K$5]" office:value-type="float" office:value="34.1599155942128" calcext:value-type="float">
            <text:p>34</text:p>
          </table:table-cell>
          <table:table-cell table:style-name="ce413" table:formula="of:=[.$D12]/[.L$5]" office:value-type="float" office:value="47.0986821430611" calcext:value-type="float">
            <text:p>47</text:p>
          </table:table-cell>
          <table:table-cell table:style-name="ce413" table:formula="of:=[.$D12]/[.M$5]" office:value-type="float" office:value="83.4127060021119" calcext:value-type="float">
            <text:p>83</text:p>
          </table:table-cell>
          <table:table-cell table:formula="of:=[.$D12]/[.N$5]" office:value-type="float" office:value="111.406082733898" calcext:value-type="float">
            <text:p>111</text:p>
          </table:table-cell>
          <table:table-cell table:number-columns-repeated="33"/>
        </table:table-row>
        <table:table-row table:style-name="ro2">
          <table:table-cell/>
          <table:table-cell table:formula="of:=[$World.D21]" office:value-type="string" office:string-value="Netherlands" calcext:value-type="string">
            <text:p>Netherlands</text:p>
          </table:table-cell>
          <table:table-cell table:formula="of:=[$World.E21]" office:value-type="string" office:string-value="荷蘭" calcext:value-type="string">
            <text:p>荷蘭</text:p>
          </table:table-cell>
          <table:table-cell table:formula="of:=[$World.I21]" office:value-type="float" office:value="1780.94218152403" calcext:value-type="float">
            <text:p>1781</text:p>
          </table:table-cell>
          <table:table-cell table:formula="of:=[.$D13]/[.E$5]" office:value-type="float" office:value="2.04696803942191" calcext:value-type="float">
            <text:p>2</text:p>
          </table:table-cell>
          <table:table-cell table:formula="of:=[.$D13]/[.F$5]" office:value-type="float" office:value="8.57821455371514" calcext:value-type="float">
            <text:p>9</text:p>
          </table:table-cell>
          <table:table-cell table:formula="of:=[.$D13]/[.G$5]" office:value-type="float" office:value="10.8361655969504" calcext:value-type="float">
            <text:p>11</text:p>
          </table:table-cell>
          <table:table-cell table:formula="of:=[.$D13]/[.H$5]" office:value-type="float" office:value="13.1221149518245" calcext:value-type="float">
            <text:p>13</text:p>
          </table:table-cell>
          <table:table-cell table:formula="of:=[.$D13]/[.I$5]" office:value-type="float" office:value="24.6461068192141" calcext:value-type="float">
            <text:p>25</text:p>
          </table:table-cell>
          <table:table-cell table:formula="of:=[.$D13]/[.J$5]" office:value-type="float" office:value="30.879478614357" calcext:value-type="float">
            <text:p>31</text:p>
          </table:table-cell>
          <table:table-cell table:formula="of:=[.$D13]/[.K$5]" office:value-type="float" office:value="32.8670407247725" calcext:value-type="float">
            <text:p>33</text:p>
          </table:table-cell>
          <table:table-cell table:style-name="ce413" table:formula="of:=[.$D13]/[.L$5]" office:value-type="float" office:value="45.3161044795251" calcext:value-type="float">
            <text:p>45</text:p>
          </table:table-cell>
          <table:table-cell table:style-name="ce413" table:formula="of:=[.$D13]/[.M$5]" office:value-type="float" office:value="80.2557253859066" calcext:value-type="float">
            <text:p>80</text:p>
          </table:table-cell>
          <table:table-cell table:formula="of:=[.$D13]/[.N$5]" office:value-type="float" office:value="107.189616675245" calcext:value-type="float">
            <text:p>107</text:p>
          </table:table-cell>
          <table:table-cell table:number-columns-repeated="33"/>
        </table:table-row>
        <table:table-row table:style-name="ro2">
          <table:table-cell/>
          <table:table-cell table:formula="of:=[$World.D12]" office:value-type="string" office:string-value="Germany" calcext:value-type="string">
            <text:p>Germany</text:p>
          </table:table-cell>
          <table:table-cell table:formula="of:=[$World.E12]" office:value-type="string" office:string-value="德國" calcext:value-type="string">
            <text:p>德國</text:p>
          </table:table-cell>
          <table:table-cell table:formula="of:=[$World.I12]" office:value-type="float" office:value="1693.03164401949" calcext:value-type="float">
            <text:p>1693</text:p>
          </table:table-cell>
          <table:table-cell table:formula="of:=[.$D14]/[.E$5]" office:value-type="float" office:value="1.94592598288182" calcext:value-type="float">
            <text:p>2</text:p>
          </table:table-cell>
          <table:table-cell table:formula="of:=[.$D14]/[.F$5]" office:value-type="float" office:value="8.1547783186314" calcext:value-type="float">
            <text:p>8</text:p>
          </table:table-cell>
          <table:table-cell table:formula="of:=[.$D14]/[.G$5]" office:value-type="float" office:value="10.3012728014409" calcext:value-type="float">
            <text:p>10</text:p>
          </table:table-cell>
          <table:table-cell table:formula="of:=[.$D14]/[.H$5]" office:value-type="float" office:value="12.4743835484254" calcext:value-type="float">
            <text:p>12</text:p>
          </table:table-cell>
          <table:table-cell table:formula="of:=[.$D14]/[.I$5]" office:value-type="float" office:value="23.4295302675726" calcext:value-type="float">
            <text:p>23</text:p>
          </table:table-cell>
          <table:table-cell table:formula="of:=[.$D14]/[.J$5]" office:value-type="float" office:value="29.3552115207869" calcext:value-type="float">
            <text:p>29</text:p>
          </table:table-cell>
          <table:table-cell table:formula="of:=[.$D14]/[.K$5]" office:value-type="float" office:value="31.2446639591069" calcext:value-type="float">
            <text:p>31</text:p>
          </table:table-cell>
          <table:table-cell table:style-name="ce413" table:formula="of:=[.$D14]/[.L$5]" office:value-type="float" office:value="43.0792193387633" calcext:value-type="float">
            <text:p>43</text:p>
          </table:table-cell>
          <table:table-cell table:style-name="ce413" table:formula="of:=[.$D14]/[.M$5]" office:value-type="float" office:value="76.2941571611289" calcext:value-type="float">
            <text:p>76</text:p>
          </table:table-cell>
          <table:table-cell table:formula="of:=[.$D14]/[.N$5]" office:value-type="float" office:value="101.898542706318" calcext:value-type="float">
            <text:p>102</text:p>
          </table:table-cell>
          <table:table-cell table:number-columns-repeated="33"/>
        </table:table-row>
        <table:table-row table:style-name="ro2">
          <table:table-cell/>
          <table:table-cell table:formula="of:=[$World.D14]" office:value-type="string" office:string-value="United Kingdom" calcext:value-type="string">
            <text:p>United Kingdom</text:p>
          </table:table-cell>
          <table:table-cell table:formula="of:=[$World.E14]" office:value-type="string" office:string-value="英國" calcext:value-type="string">
            <text:p>英國</text:p>
          </table:table-cell>
          <table:table-cell table:formula="of:=[$World.I14]" office:value-type="float" office:value="1636.05178251704" calcext:value-type="float">
            <text:p>1636</text:p>
          </table:table-cell>
          <table:table-cell table:formula="of:=[.$D15]/[.E$5]" office:value-type="float" office:value="1.88043483072864" calcext:value-type="float">
            <text:p>2</text:p>
          </table:table-cell>
          <table:table-cell table:formula="of:=[.$D15]/[.F$5]" office:value-type="float" office:value="7.88032500831071" calcext:value-type="float">
            <text:p>8</text:p>
          </table:table-cell>
          <table:table-cell table:formula="of:=[.$D15]/[.G$5]" office:value-type="float" office:value="9.95457810167053" calcext:value-type="float">
            <text:p>10</text:p>
          </table:table-cell>
          <table:table-cell table:formula="of:=[.$D15]/[.H$5]" office:value-type="float" office:value="12.054551674976" calcext:value-type="float">
            <text:p>12</text:p>
          </table:table-cell>
          <table:table-cell table:formula="of:=[.$D15]/[.I$5]" office:value-type="float" office:value="22.6409972271952" calcext:value-type="float">
            <text:p>23</text:p>
          </table:table-cell>
          <table:table-cell table:formula="of:=[.$D15]/[.J$5]" office:value-type="float" office:value="28.3672465924655" calcext:value-type="float">
            <text:p>28</text:p>
          </table:table-cell>
          <table:table-cell table:formula="of:=[.$D15]/[.K$5]" office:value-type="float" office:value="30.193108525179" calcext:value-type="float">
            <text:p>30</text:p>
          </table:table-cell>
          <table:table-cell table:style-name="ce413" table:formula="of:=[.$D15]/[.L$5]" office:value-type="float" office:value="41.6293657815499" calcext:value-type="float">
            <text:p>42</text:p>
          </table:table-cell>
          <table:table-cell table:style-name="ce413" table:formula="of:=[.$D15]/[.M$5]" office:value-type="float" office:value="73.726437577243" calcext:value-type="float">
            <text:p>74</text:p>
          </table:table-cell>
          <table:table-cell table:formula="of:=[.$D15]/[.N$5]" office:value-type="float" office:value="98.4690941952889" calcext:value-type="float">
            <text:p>98</text:p>
          </table:table-cell>
          <table:table-cell table:number-columns-repeated="33"/>
        </table:table-row>
        <table:table-row table:style-name="ro2">
          <table:table-cell/>
          <table:table-cell table:formula="of:=[$World.D13]" office:value-type="string" office:string-value="France" calcext:value-type="string">
            <text:p>France</text:p>
          </table:table-cell>
          <table:table-cell table:formula="of:=[$World.E13]" office:value-type="string" office:string-value="法國" calcext:value-type="string">
            <text:p>法國</text:p>
          </table:table-cell>
          <table:table-cell table:formula="of:=[$World.I13]" office:value-type="float" office:value="1628.77929512791" calcext:value-type="float">
            <text:p>1629</text:p>
          </table:table-cell>
          <table:table-cell table:formula="of:=[.$D16]/[.E$5]" office:value-type="float" office:value="1.87207602525641" calcext:value-type="float">
            <text:p>2</text:p>
          </table:table-cell>
          <table:table-cell table:formula="of:=[.$D16]/[.F$5]" office:value-type="float" office:value="7.84529582105786" calcext:value-type="float">
            <text:p>8</text:p>
          </table:table-cell>
          <table:table-cell table:formula="of:=[.$D16]/[.G$5]" office:value-type="float" office:value="9.91032855866579" calcext:value-type="float">
            <text:p>10</text:p>
          </table:table-cell>
          <table:table-cell table:formula="of:=[.$D16]/[.H$5]" office:value-type="float" office:value="12.0009674449567" calcext:value-type="float">
            <text:p>12</text:p>
          </table:table-cell>
          <table:table-cell table:formula="of:=[.$D16]/[.I$5]" office:value-type="float" office:value="22.5403547117372" calcext:value-type="float">
            <text:p>23</text:p>
          </table:table-cell>
          <table:table-cell table:formula="of:=[.$D16]/[.J$5]" office:value-type="float" office:value="28.2411500683135" calcext:value-type="float">
            <text:p>28</text:p>
          </table:table-cell>
          <table:table-cell table:formula="of:=[.$D16]/[.K$5]" office:value-type="float" office:value="30.0588957799993" calcext:value-type="float">
            <text:p>30</text:p>
          </table:table-cell>
          <table:table-cell table:style-name="ce413" table:formula="of:=[.$D16]/[.L$5]" office:value-type="float" office:value="41.4443172146899" calcext:value-type="float">
            <text:p>41</text:p>
          </table:table-cell>
          <table:table-cell table:style-name="ce413" table:formula="of:=[.$D16]/[.M$5]" office:value-type="float" office:value="73.3987128724046" calcext:value-type="float">
            <text:p>73</text:p>
          </table:table-cell>
          <table:table-cell table:formula="of:=[.$D16]/[.N$5]" office:value-type="float" office:value="98.0313847942746" calcext:value-type="float">
            <text:p>98</text:p>
          </table:table-cell>
          <table:table-cell table:number-columns-repeated="33"/>
        </table:table-row>
        <table:table-row table:style-name="ro2">
          <table:table-cell/>
          <table:table-cell table:formula="of:=[$World.D24]" office:value-type="string" office:string-value="Austria" calcext:value-type="string">
            <text:p>Austria</text:p>
          </table:table-cell>
          <table:table-cell table:formula="of:=[$World.E24]" office:value-type="string" office:string-value="奧地利" calcext:value-type="string">
            <text:p>奧地利</text:p>
          </table:table-cell>
          <table:table-cell table:formula="of:=[$World.I24]" office:value-type="float" office:value="1625.10711770787" calcext:value-type="float">
            <text:p>1625</text:p>
          </table:table-cell>
          <table:table-cell table:formula="of:=[.$D17]/[.E$5]" office:value-type="float" office:value="1.86785532124261" calcext:value-type="float">
            <text:p>2</text:p>
          </table:table-cell>
          <table:table-cell table:formula="of:=[.$D17]/[.F$5]" office:value-type="float" office:value="7.82760814645773" calcext:value-type="float">
            <text:p>8</text:p>
          </table:table-cell>
          <table:table-cell table:formula="of:=[.$D17]/[.G$5]" office:value-type="float" office:value="9.88798514794882" calcext:value-type="float">
            <text:p>10</text:p>
          </table:table-cell>
          <table:table-cell table:formula="of:=[.$D17]/[.H$5]" office:value-type="float" office:value="11.9739105675751" calcext:value-type="float">
            <text:p>12</text:p>
          </table:table-cell>
          <table:table-cell table:formula="of:=[.$D17]/[.I$5]" office:value-type="float" office:value="22.4895361742842" calcext:value-type="float">
            <text:p>22</text:p>
          </table:table-cell>
          <table:table-cell table:formula="of:=[.$D17]/[.J$5]" office:value-type="float" office:value="28.177478756978" calcext:value-type="float">
            <text:p>28</text:p>
          </table:table-cell>
          <table:table-cell table:formula="of:=[.$D17]/[.K$5]" office:value-type="float" office:value="29.9911262554941" calcext:value-type="float">
            <text:p>30</text:p>
          </table:table-cell>
          <table:table-cell table:style-name="ce413" table:formula="of:=[.$D17]/[.L$5]" office:value-type="float" office:value="41.3508785969962" calcext:value-type="float">
            <text:p>41</text:p>
          </table:table-cell>
          <table:table-cell table:style-name="ce413" table:formula="of:=[.$D17]/[.M$5]" office:value-type="float" office:value="73.2332312157575" calcext:value-type="float">
            <text:p>73</text:p>
          </table:table-cell>
          <table:table-cell table:formula="of:=[.$D17]/[.N$5]" office:value-type="float" office:value="97.8103673496313" calcext:value-type="float">
            <text:p>98</text:p>
          </table:table-cell>
          <table:table-cell table:number-columns-repeated="33"/>
        </table:table-row>
        <table:table-row table:style-name="ro2">
          <table:table-cell/>
          <table:table-cell table:formula="of:=[$World.D28]" office:value-type="string" office:string-value="Sweden" calcext:value-type="string">
            <text:p>Sweden</text:p>
          </table:table-cell>
          <table:table-cell table:formula="of:=[$World.E28]" office:value-type="string" office:string-value="瑞典" calcext:value-type="string">
            <text:p>瑞典</text:p>
          </table:table-cell>
          <table:table-cell table:formula="of:=[$World.I28]" office:value-type="float" office:value="1278.95255953091" calcext:value-type="float">
            <text:p>1279</text:p>
          </table:table-cell>
          <table:table-cell table:formula="of:=[.$D18]/[.E$5]" office:value-type="float" office:value="1.46999438861979" calcext:value-type="float">
            <text:p>1</text:p>
          </table:table-cell>
          <table:table-cell table:style-name="ce382" table:formula="of:=[.$D18]/[.F$5]" office:value-type="float" office:value="6.16029513675214" calcext:value-type="float">
            <text:p>6.2</text:p>
          </table:table-cell>
          <table:table-cell table:formula="of:=[.$D18]/[.G$5]" office:value-type="float" office:value="7.78180328901003" calcext:value-type="float">
            <text:p>8</text:p>
          </table:table-cell>
          <table:table-cell table:formula="of:=[.$D18]/[.H$5]" office:value-type="float" office:value="9.42341794034722" calcext:value-type="float">
            <text:p>9</text:p>
          </table:table-cell>
          <table:table-cell table:formula="of:=[.$D18]/[.I$5]" office:value-type="float" office:value="17.6991716665006" calcext:value-type="float">
            <text:p>18</text:p>
          </table:table-cell>
          <table:table-cell table:formula="of:=[.$D18]/[.J$5]" office:value-type="float" office:value="22.1755588814318" calcext:value-type="float">
            <text:p>22</text:p>
          </table:table-cell>
          <table:table-cell table:formula="of:=[.$D18]/[.K$5]" office:value-type="float" office:value="23.6028919384585" calcext:value-type="float">
            <text:p>24</text:p>
          </table:table-cell>
          <table:table-cell table:style-name="ce382" table:formula="of:=[.$D18]/[.L$5]" office:value-type="float" office:value="32.5429699028533" calcext:value-type="float">
            <text:p>32.5</text:p>
          </table:table-cell>
          <table:table-cell table:style-name="ce413" table:formula="of:=[.$D18]/[.M$5]" office:value-type="float" office:value="57.6342491430453" calcext:value-type="float">
            <text:p>58</text:p>
          </table:table-cell>
          <table:table-cell table:formula="of:=[.$D18]/[.N$5]" office:value-type="float" office:value="76.976353316887" calcext:value-type="float">
            <text:p>77</text:p>
          </table:table-cell>
          <table:table-cell table:number-columns-repeated="33"/>
        </table:table-row>
        <table:table-row table:style-name="ro2">
          <table:table-cell/>
          <table:table-cell table:formula="of:=[$World.D15]" office:value-type="string" office:string-value="Iran" calcext:value-type="string">
            <text:p>Iran</text:p>
          </table:table-cell>
          <table:table-cell table:formula="of:=[$World.E15]" office:value-type="string" office:string-value="伊朗" calcext:value-type="string">
            <text:p>伊朗</text:p>
          </table:table-cell>
          <table:table-cell table:formula="of:=[$World.I15]" office:value-type="float" office:value="953.82907647882" calcext:value-type="float">
            <text:p>954</text:p>
          </table:table-cell>
          <table:table-cell table:formula="of:=[.$D19]/[.E$5]" office:value-type="float" office:value="1.09630601985779" calcext:value-type="float">
            <text:p>1</text:p>
          </table:table-cell>
          <table:table-cell table:formula="of:=[.$D19]/[.F$5]" office:value-type="float" office:value="4.59428192026169" calcext:value-type="float">
            <text:p>5</text:p>
          </table:table-cell>
          <table:table-cell table:formula="of:=[.$D19]/[.G$5]" office:value-type="float" office:value="5.80358527701662" calcext:value-type="float">
            <text:p>6</text:p>
          </table:table-cell>
          <table:table-cell table:formula="of:=[.$D19]/[.H$5]" office:value-type="float" office:value="7.02788384473938" calcext:value-type="float">
            <text:p>7</text:p>
          </table:table-cell>
          <table:table-cell table:formula="of:=[.$D19]/[.I$5]" office:value-type="float" office:value="13.1998520502515" calcext:value-type="float">
            <text:p>13</text:p>
          </table:table-cell>
          <table:table-cell table:formula="of:=[.$D19]/[.J$5]" office:value-type="float" office:value="16.5382935361072" calcext:value-type="float">
            <text:p>17</text:p>
          </table:table-cell>
          <table:table-cell table:formula="of:=[.$D19]/[.K$5]" office:value-type="float" office:value="17.6027831932614" calcext:value-type="float">
            <text:p>18</text:p>
          </table:table-cell>
          <table:table-cell table:style-name="ce413" table:formula="of:=[.$D19]/[.L$5]" office:value-type="float" office:value="24.2701972774515" calcext:value-type="float">
            <text:p>24</text:p>
          </table:table-cell>
          <table:table-cell table:style-name="ce413" table:formula="of:=[.$D19]/[.M$5]" office:value-type="float" office:value="42.9830037275379" calcext:value-type="float">
            <text:p>43</text:p>
          </table:table-cell>
          <table:table-cell table:formula="of:=[.$D19]/[.N$5]" office:value-type="float" office:value="57.4081371883595" calcext:value-type="float">
            <text:p>57</text:p>
          </table:table-cell>
          <table:table-cell table:number-columns-repeated="33"/>
        </table:table-row>
        <table:table-row table:style-name="ro2">
          <table:table-cell/>
          <table:table-cell table:formula="of:=[$World.D16]" office:value-type="string" office:string-value="Turkey" calcext:value-type="string">
            <text:p>Turkey</text:p>
          </table:table-cell>
          <table:table-cell table:formula="of:=[$World.E16]" office:value-type="string" office:string-value="土耳其" calcext:value-type="string">
            <text:p>土耳其</text:p>
          </table:table-cell>
          <table:table-cell table:formula="of:=[$World.I16]" office:value-type="float" office:value="944.573421125853" calcext:value-type="float">
            <text:p>945</text:p>
          </table:table-cell>
          <table:table-cell table:formula="of:=[.$D20]/[.E$5]" office:value-type="float" office:value="1.08566781335789" calcext:value-type="float">
            <text:p>1</text:p>
          </table:table-cell>
          <table:table-cell table:formula="of:=[.$D20]/[.F$5]" office:value-type="float" office:value="4.54970046316742" calcext:value-type="float">
            <text:p>5</text:p>
          </table:table-cell>
          <table:table-cell table:formula="of:=[.$D20]/[.G$5]" office:value-type="float" office:value="5.74726912304286" calcext:value-type="float">
            <text:p>6</text:p>
          </table:table-cell>
          <table:table-cell table:formula="of:=[.$D20]/[.H$5]" office:value-type="float" office:value="6.95968748510676" calcext:value-type="float">
            <text:p>7</text:p>
          </table:table-cell>
          <table:table-cell table:formula="of:=[.$D20]/[.I$5]" office:value-type="float" office:value="13.0717648653459" calcext:value-type="float">
            <text:p>13</text:p>
          </table:table-cell>
          <table:table-cell table:formula="of:=[.$D20]/[.J$5]" office:value-type="float" office:value="16.3778111720536" calcext:value-type="float">
            <text:p>16</text:p>
          </table:table-cell>
          <table:table-cell table:formula="of:=[.$D20]/[.K$5]" office:value-type="float" office:value="17.4319713586177" calcext:value-type="float">
            <text:p>17</text:p>
          </table:table-cell>
          <table:table-cell table:style-name="ce413" table:formula="of:=[.$D20]/[.L$5]" office:value-type="float" office:value="24.0346869675982" calcext:value-type="float">
            <text:p>24</text:p>
          </table:table-cell>
          <table:table-cell table:style-name="ce413" table:formula="of:=[.$D20]/[.M$5]" office:value-type="float" office:value="42.5659102688167" calcext:value-type="float">
            <text:p>43</text:p>
          </table:table-cell>
          <table:table-cell table:formula="of:=[.$D20]/[.N$5]" office:value-type="float" office:value="56.851066801878" calcext:value-type="float">
            <text:p>57</text:p>
          </table:table-cell>
          <table:table-cell table:number-columns-repeated="33"/>
        </table:table-row>
        <table:table-row table:style-name="ro2">
          <table:table-cell/>
          <table:table-cell table:formula="of:=[$World.D20]" office:value-type="string" office:string-value="Canada" calcext:value-type="string">
            <text:p>Canada</text:p>
          </table:table-cell>
          <table:table-cell table:formula="of:=[$World.E20]" office:value-type="string" office:string-value="加拿大" calcext:value-type="string">
            <text:p>加拿大</text:p>
          </table:table-cell>
          <table:table-cell table:formula="of:=[$World.I20]" office:value-type="float" office:value="833.039962434484" calcext:value-type="float">
            <text:p>833</text:p>
          </table:table-cell>
          <table:table-cell table:formula="of:=[.$D21]/[.E$5]" office:value-type="float" office:value="0.957474193353878" calcext:value-type="float">
            <text:p>1</text:p>
          </table:table-cell>
          <table:table-cell table:style-name="ce382" table:formula="of:=[.$D21]/[.F$5]" office:value-type="float" office:value="4.01248036220168" calcext:value-type="float">
            <text:p>4.0</text:p>
          </table:table-cell>
          <table:table-cell table:formula="of:=[.$D21]/[.G$5]" office:value-type="float" office:value="5.06864235990671" calcext:value-type="float">
            <text:p>5</text:p>
          </table:table-cell>
          <table:table-cell table:formula="of:=[.$D21]/[.H$5]" office:value-type="float" office:value="6.13790063480583" calcext:value-type="float">
            <text:p>6</text:p>
          </table:table-cell>
          <table:table-cell table:formula="of:=[.$D21]/[.I$5]" office:value-type="float" office:value="11.5282753768373" calcext:value-type="float">
            <text:p>12</text:p>
          </table:table-cell>
          <table:table-cell table:formula="of:=[.$D21]/[.J$5]" office:value-type="float" office:value="14.4439499337858" calcext:value-type="float">
            <text:p>14</text:p>
          </table:table-cell>
          <table:table-cell table:formula="of:=[.$D21]/[.K$5]" office:value-type="float" office:value="15.3736368618476" calcext:value-type="float">
            <text:p>15</text:p>
          </table:table-cell>
          <table:table-cell table:style-name="ce382" table:formula="of:=[.$D21]/[.L$5]" office:value-type="float" office:value="21.1967161904135" calcext:value-type="float">
            <text:p>21.2</text:p>
          </table:table-cell>
          <table:table-cell table:style-name="ce413" table:formula="of:=[.$D21]/[.M$5]" office:value-type="float" office:value="37.5398073863442" calcext:value-type="float">
            <text:p>38</text:p>
          </table:table-cell>
          <table:table-cell table:formula="of:=[.$D21]/[.N$5]" office:value-type="float" office:value="50.1381994176255" calcext:value-type="float">
            <text:p>50</text:p>
          </table:table-cell>
          <table:table-cell table:number-columns-repeated="33"/>
        </table:table-row>
        <table:table-row table:style-name="ro2">
          <table:table-cell/>
          <table:table-cell table:formula="of:=[$World.D27]" office:value-type="string" office:string-value="Peru" calcext:value-type="string">
            <text:p>Peru</text:p>
          </table:table-cell>
          <table:table-cell table:formula="of:=[$World.E27]" office:value-type="string" office:string-value="秘魯" calcext:value-type="string">
            <text:p>秘魯</text:p>
          </table:table-cell>
          <table:table-cell table:formula="of:=[$World.I27]" office:value-type="float" office:value="419.807415798876" calcext:value-type="float">
            <text:p>420</text:p>
          </table:table-cell>
          <table:table-cell table:formula="of:=[.$D22]/[.E$5]" office:value-type="float" office:value="0.482515587405109" calcext:value-type="float">
            <text:p>0</text:p>
          </table:table-cell>
          <table:table-cell table:formula="of:=[.$D22]/[.F$5]" office:value-type="float" office:value="2.02207467559769" calcext:value-type="float">
            <text:p>2</text:p>
          </table:table-cell>
          <table:table-cell table:formula="of:=[.$D22]/[.G$5]" office:value-type="float" office:value="2.55432361792427" calcext:value-type="float">
            <text:p>3</text:p>
          </table:table-cell>
          <table:table-cell table:formula="of:=[.$D22]/[.H$5]" office:value-type="float" office:value="3.09317238082773" calcext:value-type="float">
            <text:p>3</text:p>
          </table:table-cell>
          <table:table-cell table:formula="of:=[.$D22]/[.I$5]" office:value-type="float" office:value="5.80963184578134" calcext:value-type="float">
            <text:p>6</text:p>
          </table:table-cell>
          <table:table-cell table:formula="of:=[.$D22]/[.J$5]" office:value-type="float" office:value="7.27897528218264" calcext:value-type="float">
            <text:p>7</text:p>
          </table:table-cell>
          <table:table-cell table:formula="of:=[.$D22]/[.K$5]" office:value-type="float" office:value="7.74748757975721" calcext:value-type="float">
            <text:p>8</text:p>
          </table:table-cell>
          <table:table-cell table:style-name="ce413" table:formula="of:=[.$D22]/[.L$5]" office:value-type="float" office:value="10.6820069247512" calcext:value-type="float">
            <text:p>11</text:p>
          </table:table-cell>
          <table:table-cell table:style-name="ce413" table:formula="of:=[.$D22]/[.M$5]" office:value-type="float" office:value="18.9180474396367" calcext:value-type="float">
            <text:p>19</text:p>
          </table:table-cell>
          <table:table-cell table:formula="of:=[.$D22]/[.N$5]" office:value-type="float" office:value="25.2669606255264" calcext:value-type="float">
            <text:p>25</text:p>
          </table:table-cell>
          <table:table-cell table:number-columns-repeated="33"/>
        </table:table-row>
        <table:table-row table:style-name="ro2">
          <table:table-cell/>
          <table:table-cell table:formula="of:=[$World.D19]" office:value-type="string" office:string-value="Russia" calcext:value-type="string">
            <text:p>Russia</text:p>
          </table:table-cell>
          <table:table-cell table:formula="of:=[$World.E19]" office:value-type="string" office:string-value="俄羅斯" calcext:value-type="string">
            <text:p>俄羅斯</text:p>
          </table:table-cell>
          <table:table-cell table:formula="of:=[$World.I19]" office:value-type="float" office:value="218.118830304654" calcext:value-type="float">
            <text:p>218</text:p>
          </table:table-cell>
          <table:table-cell table:style-name="ce382" table:formula="of:=[.$D23]/[.E$5]" office:value-type="float" office:value="0.25070003903644" calcext:value-type="float">
            <text:p>0.3</text:p>
          </table:table-cell>
          <table:table-cell table:style-name="ce382" table:formula="of:=[.$D23]/[.F$5]" office:value-type="float" office:value="1.05060688885337" calcext:value-type="float">
            <text:p>1.1</text:p>
          </table:table-cell>
          <table:table-cell table:style-name="ce382" table:formula="of:=[.$D23]/[.G$5]" office:value-type="float" office:value="1.32714682683956" calcext:value-type="float">
            <text:p>1.3</text:p>
          </table:table-cell>
          <table:table-cell table:style-name="ce382" table:formula="of:=[.$D23]/[.H$5]" office:value-type="float" office:value="1.60711582560522" calcext:value-type="float">
            <text:p>1.6</text:p>
          </table:table-cell>
          <table:table-cell table:style-name="ce382" table:formula="of:=[.$D23]/[.I$5]" office:value-type="float" office:value="3.01850337800985" calcext:value-type="float">
            <text:p>3.0</text:p>
          </table:table-cell>
          <table:table-cell table:style-name="ce382" table:formula="of:=[.$D23]/[.J$5]" office:value-type="float" office:value="3.78192836671281" calcext:value-type="float">
            <text:p>3.8</text:p>
          </table:table-cell>
          <table:table-cell table:style-name="ce382" table:formula="of:=[.$D23]/[.K$5]" office:value-type="float" office:value="4.02535273342116" calcext:value-type="float">
            <text:p>4.0</text:p>
          </table:table-cell>
          <table:table-cell table:style-name="ce382" table:formula="of:=[.$D23]/[.L$5]" office:value-type="float" office:value="5.55003739345376" calcext:value-type="float">
            <text:p>5.6</text:p>
          </table:table-cell>
          <table:table-cell table:style-name="ce382" table:formula="of:=[.$D23]/[.M$5]" office:value-type="float" office:value="9.82922698335181" calcext:value-type="float">
            <text:p>9.8</text:p>
          </table:table-cell>
          <table:table-cell table:formula="of:=[.$D23]/[.N$5]" office:value-type="float" office:value="13.1279241137415" calcext:value-type="float">
            <text:p>13</text:p>
          </table:table-cell>
          <table:table-cell table:number-columns-repeated="33"/>
        </table:table-row>
        <table:table-row table:style-name="ro2">
          <table:table-cell/>
          <table:table-cell table:formula="of:=[$World.D18]" office:value-type="string" office:string-value="Brazil" calcext:value-type="string">
            <text:p>Brazil</text:p>
          </table:table-cell>
          <table:table-cell table:formula="of:=[$World.E18]" office:value-type="string" office:string-value="巴西" calcext:value-type="string">
            <text:p>巴西</text:p>
          </table:table-cell>
          <table:table-cell table:formula="of:=[$World.I18]" office:value-type="float" office:value="159.362689291986" calcext:value-type="float">
            <text:p>159</text:p>
          </table:table-cell>
          <table:table-cell table:formula="of:=[.$D24]/[.E$5]" office:value-type="float" office:value="0.183167277995441" calcext:value-type="float">
            <text:p>0</text:p>
          </table:table-cell>
          <table:table-cell table:formula="of:=[.$D24]/[.F$5]" office:value-type="float" office:value="0.767597822537873" calcext:value-type="float">
            <text:p>1</text:p>
          </table:table-cell>
          <table:table-cell table:formula="of:=[.$D24]/[.G$5]" office:value-type="float" office:value="0.969644331555749" calcext:value-type="float">
            <text:p>1</text:p>
          </table:table-cell>
          <table:table-cell table:formula="of:=[.$D24]/[.H$5]" office:value-type="float" office:value="1.17419619211434" calcext:value-type="float">
            <text:p>1</text:p>
          </table:table-cell>
          <table:table-cell table:formula="of:=[.$D24]/[.I$5]" office:value-type="float" office:value="2.20538875659985" calcext:value-type="float">
            <text:p>2</text:p>
          </table:table-cell>
          <table:table-cell table:formula="of:=[.$D24]/[.J$5]" office:value-type="float" office:value="2.76316480510734" calcext:value-type="float">
            <text:p>3</text:p>
          </table:table-cell>
          <table:table-cell table:formula="of:=[.$D24]/[.K$5]" office:value-type="float" office:value="2.9410163077202" calcext:value-type="float">
            <text:p>3</text:p>
          </table:table-cell>
          <table:table-cell table:style-name="ce413" table:formula="of:=[.$D24]/[.L$5]" office:value-type="float" office:value="4.05498637351259" calcext:value-type="float">
            <text:p>4</text:p>
          </table:table-cell>
          <table:table-cell table:style-name="ce413" table:formula="of:=[.$D24]/[.M$5]" office:value-type="float" office:value="7.18146179098998" calcext:value-type="float">
            <text:p>7</text:p>
          </table:table-cell>
          <table:table-cell table:formula="of:=[.$D24]/[.N$5]" office:value-type="float" office:value="9.59156661836507" calcext:value-type="float">
            <text:p>10</text:p>
          </table:table-cell>
          <table:table-cell table:number-columns-repeated="33"/>
        </table:table-row>
        <table:table-row table:style-name="ro2">
          <table:table-cell/>
          <table:table-cell table:formula="of:=[$World.D26]" office:value-type="string" office:string-value="India" calcext:value-type="string">
            <text:p>India</text:p>
          </table:table-cell>
          <table:table-cell table:formula="of:=[$World.E26]" office:value-type="string" office:string-value="印度" calcext:value-type="string">
            <text:p>印度</text:p>
          </table:table-cell>
          <table:table-cell table:formula="of:=[$World.I26]" office:value-type="float" office:value="10.1654700683788" calcext:value-type="float">
            <text:p>10</text:p>
          </table:table-cell>
          <table:table-cell table:style-name="ce382" table:formula="of:=[.$D25]/[.E$5]" office:value-type="float" office:value="0.0116839235723334" calcext:value-type="float">
            <text:p>0.0</text:p>
          </table:table-cell>
          <table:table-cell table:style-name="ce382" table:formula="of:=[.$D25]/[.F$5]" office:value-type="float" office:value="0.048963736268687" calcext:value-type="float">
            <text:p>0.0</text:p>
          </table:table-cell>
          <table:table-cell table:style-name="ce382" table:formula="of:=[.$D25]/[.G$5]" office:value-type="float" office:value="0.0618519333050616" calcext:value-type="float">
            <text:p>0.1</text:p>
          </table:table-cell>
          <table:table-cell table:style-name="ce382" table:formula="of:=[.$D25]/[.H$5]" office:value-type="float" office:value="0.0748999423790659" calcext:value-type="float">
            <text:p>0.1</text:p>
          </table:table-cell>
          <table:table-cell table:style-name="ce382" table:formula="of:=[.$D25]/[.I$5]" office:value-type="float" office:value="0.14067793091317" calcext:value-type="float">
            <text:p>0.1</text:p>
          </table:table-cell>
          <table:table-cell table:style-name="ce382" table:formula="of:=[.$D25]/[.J$5]" office:value-type="float" office:value="0.176257499450526" calcext:value-type="float">
            <text:p>0.2</text:p>
          </table:table-cell>
          <table:table-cell table:style-name="ce382" table:formula="of:=[.$D25]/[.K$5]" office:value-type="float" office:value="0.187602338913637" calcext:value-type="float">
            <text:p>0.2</text:p>
          </table:table-cell>
          <table:table-cell table:style-name="ce382" table:formula="of:=[.$D25]/[.L$5]" office:value-type="float" office:value="0.2586605609554" calcext:value-type="float">
            <text:p>0.3</text:p>
          </table:table-cell>
          <table:table-cell table:style-name="ce382" table:formula="of:=[.$D25]/[.M$5]" office:value-type="float" office:value="0.458093015421935" calcext:value-type="float">
            <text:p>0.5</text:p>
          </table:table-cell>
          <table:table-cell table:style-name="ce382" table:formula="of:=[.$D25]/[.N$5]" office:value-type="float" office:value="0.611829430094557" calcext:value-type="float">
            <text:p>0.6</text:p>
          </table:table-cell>
          <table:table-cell table:number-columns-repeated="33"/>
        </table:table-row>
        <table:table-row table:style-name="ro27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9">
          <table:table-cell/>
          <table:table-cell table:style-name="ce250"/>
          <table:table-cell table:style-name="ce141" office:value-type="string" calcext:value-type="string">
            <text:p><text:s/>10 times or more deaths 十倍或以上確診 ( 每百萬人 )</text:p>
          </table:table-cell>
          <table:table-cell table:style-name="ce153" table:number-columns-repeated="5"/>
          <table:table-cell table:style-name="ce141" table:number-columns-repeated="2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25];&quot;&gt;=&quot; &amp; 10) - COUNTIF([.E6:.N25];&quot;&gt;&quot; &amp; 100)" office:value-type="float" office:value="112" calcext:value-type="float">
            <text:p>112</text:p>
          </table:table-cell>
          <table:table-cell table:number-columns-repeated="30"/>
          <table:table-cell table:style-name="ce327" table:number-columns-repeated="3"/>
        </table:table-row>
        <table:table-row table:style-name="ro29">
          <table:table-cell/>
          <table:table-cell table:style-name="ce250"/>
          <table:table-cell table:style-name="ce287" office:value-type="string" calcext:value-type="string">
            <text:p><text:s/>100 times or more cases 一百倍或以上確診 (每百萬人 )</text:p>
          </table:table-cell>
          <table:table-cell table:style-name="ce294" table:number-columns-repeated="5"/>
          <table:table-cell table:style-name="ce287" table:number-columns-repeated="2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25];&quot;&gt;=&quot; &amp; 100) - COUNTIF([.E6:.N25];&quot;&gt;&quot; &amp; 500)" office:value-type="float" office:value="15" calcext:value-type="float">
            <text:p>15</text:p>
          </table:table-cell>
          <table:table-cell table:number-columns-repeated="33"/>
        </table:table-row>
        <table:table-row table:style-name="ro30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0">
          <table:table-cell/>
          <table:table-cell table:style-name="Default" table:number-columns-repeated="13"/>
          <table:table-cell table:number-columns-repeated="33"/>
        </table:table-row>
        <table:table-row table:style-name="ro31">
          <table:table-cell/>
          <table:table-cell table:style-name="Default" table:number-columns-repeated="13"/>
          <table:table-cell table:number-columns-repeated="33"/>
        </table:table-row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32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6">
          <table:table-cell/>
          <table:table-cell table:style-name="ce233" office:value-type="string" calcext:value-type="string">
            <text:p>World Top-20 and East Asian countries <text:s/>世界前二十位及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8">
          <table:table-cell/>
          <table:table-cell table:style-name="ce362" office:value-type="string" calcext:value-type="string" table:number-columns-spanned="2" table:number-rows-spanned="1">
            <text:p><text:span text:style-name="T2">Deaths per million ratio </text:span></text:p>
            <text:p><text:span text:style-name="T2">每百萬死亡人數比例</text:span></text:p>
          </table:table-cell>
          <table:covered-table-cell table:style-name="ce366"/>
          <table:table-cell table:style-name="ce263"/>
          <table:table-cell table:style-name="ce277" table:formula="of:=[$'E.Asian_Sort'.B15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'E.Asian_Sort'.C15]" office:value-type="string" office:string-value="南韓&#10;Korea" calcext:value-type="string">
            <text:p>南韓</text:p>
            <text:p>Korea</text:p>
          </table:table-cell>
          <table:table-cell table:style-name="ce277" table:formula="of:=[$'E.Asian_Sort'.D15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'E.Asian_Sort'.E15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'E.Asian_Sort'.F15]" office:value-type="string" office:string-value="日本&#10;Japan" calcext:value-type="string">
            <text:p>日本</text:p>
            <text:p>Japan</text:p>
          </table:table-cell>
          <table:table-cell table:style-name="ce277" table:formula="of:=[$'E.Asian_Sort'.G15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'E.Asian_Sort'.H15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'E.Asian_Sort'.I15]" office:value-type="string" office:string-value="泰國&#10;Thailand" calcext:value-type="string">
            <text:p>泰國</text:p>
            <text:p>Thailand</text:p>
          </table:table-cell>
          <table:table-cell table:style-name="ce277" table:formula="of:=[$'E.Asian_Sort'.J15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'E.Asian_Sort'.K15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'E.Asian_Sort'.B16]" office:value-type="float" office:value="4.48996812278806" calcext:value-type="float">
            <text:p>4.49</text:p>
          </table:table-cell>
          <table:table-cell table:style-name="ce278" table:formula="of:=[$'E.Asian_Sort'.C16]" office:value-type="float" office:value="3.56755437068092" calcext:value-type="float">
            <text:p>3.57</text:p>
          </table:table-cell>
          <table:table-cell table:style-name="ce278" table:formula="of:=[$'E.Asian_Sort'.D16]" office:value-type="float" office:value="3.23061284992191" calcext:value-type="float">
            <text:p>3.23</text:p>
          </table:table-cell>
          <table:table-cell table:style-name="ce278" table:formula="of:=[$'E.Asian_Sort'.E16]" office:value-type="float" office:value="2.69172457760816" calcext:value-type="float">
            <text:p>2.69</text:p>
          </table:table-cell>
          <table:table-cell table:style-name="ce278" table:formula="of:=[$'E.Asian_Sort'.F16]" office:value-type="float" office:value="1.94820837886958" calcext:value-type="float">
            <text:p>1.95</text:p>
          </table:table-cell>
          <table:table-cell table:style-name="ce278" table:formula="of:=[$'E.Asian_Sort'.G16]" office:value-type="float" office:value="1.72284965535254" calcext:value-type="float">
            <text:p>1.72</text:p>
          </table:table-cell>
          <table:table-cell table:style-name="ce278" table:formula="of:=[$'E.Asian_Sort'.H16]" office:value-type="float" office:value="1.16663762290774" calcext:value-type="float">
            <text:p>1.17</text:p>
          </table:table-cell>
          <table:table-cell table:style-name="ce278" table:formula="of:=[$'E.Asian_Sort'.I16]" office:value-type="float" office:value="0.646734898702514" calcext:value-type="float">
            <text:p>0.65</text:p>
          </table:table-cell>
          <table:table-cell table:style-name="ce278" table:formula="of:=[$'E.Asian_Sort'.J16]" office:value-type="float" office:value="0.533283560201048" calcext:value-type="float">
            <text:p>0.53</text:p>
          </table:table-cell>
          <table:table-cell table:style-name="ce278" table:formula="of:=[$'E.Asian_Sort'.K16]" office:value-type="float" office:value="0.25237786215424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17]" office:value-type="string" office:string-value="Belgium" calcext:value-type="string">
            <text:p>Belgium</text:p>
          </table:table-cell>
          <table:table-cell table:style-name="ce244" table:formula="of:=[$World.E17]" office:value-type="string" office:string-value="比利時" calcext:value-type="string">
            <text:p>比利時</text:p>
          </table:table-cell>
          <table:table-cell table:style-name="ce276" table:formula="of:=[$World.J17]" office:value-type="float" office:value="447.426401260108" calcext:value-type="float">
            <text:p>447</text:p>
          </table:table-cell>
          <table:table-cell table:style-name="ce396" table:formula="of:=[.$D37]/[.E$36]" office:value-type="float" office:value="99.6502400516549" calcext:value-type="float">
            <text:p>100</text:p>
          </table:table-cell>
          <table:table-cell table:style-name="ce396" table:formula="of:=[.$D37]/[.F$36]" office:value-type="float" office:value="125.415440038468" calcext:value-type="float">
            <text:p>125</text:p>
          </table:table-cell>
          <table:table-cell table:style-name="ce396" table:formula="of:=[.$D37]/[.G$36]" office:value-type="float" office:value="138.495827895603" calcext:value-type="float">
            <text:p>138</text:p>
          </table:table-cell>
          <table:table-cell table:style-name="ce396" table:formula="of:=[.$D37]/[.H$36]" office:value-type="float" office:value="166.222950513639" calcext:value-type="float">
            <text:p>166</text:p>
          </table:table-cell>
          <table:table-cell table:style-name="ce396" table:formula="of:=[.$D37]/[.I$36]" office:value-type="float" office:value="229.660443981727" calcext:value-type="float">
            <text:p>230</text:p>
          </table:table-cell>
          <table:table-cell table:style-name="ce396" table:formula="of:=[.$D37]/[.J$36]" office:value-type="float" office:value="259.701361561089" calcext:value-type="float">
            <text:p>260</text:p>
          </table:table-cell>
          <table:table-cell table:style-name="ce396" table:formula="of:=[.$D37]/[.K$36]" office:value-type="float" office:value="383.517891481109" calcext:value-type="float">
            <text:p>384</text:p>
          </table:table-cell>
          <table:table-cell table:formula="of:=[.$D37]/[.L$36]" office:value-type="float" office:value="691.823500104508" calcext:value-type="float">
            <text:p>692</text:p>
          </table:table-cell>
          <table:table-cell table:formula="of:=[.$D37]/[.M$36]" office:value-type="float" office:value="839.002801982923" calcext:value-type="float">
            <text:p>839</text:p>
          </table:table-cell>
          <table:table-cell table:style-name="ce396" table:formula="of:=[.$D37]/[.N$36]" office:value-type="float" office:value="1772.84329711401" calcext:value-type="float">
            <text:p>177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10]" office:value-type="string" office:string-value="Spain" calcext:value-type="string">
            <text:p>Spain</text:p>
          </table:table-cell>
          <table:table-cell table:style-name="ce244" table:formula="of:=[$World.E10]" office:value-type="string" office:string-value="西班牙" calcext:value-type="string">
            <text:p>西班牙</text:p>
          </table:table-cell>
          <table:table-cell table:style-name="ce276" table:formula="of:=[$World.J10]" office:value-type="float" office:value="420.525513507022" calcext:value-type="float">
            <text:p>421</text:p>
          </table:table-cell>
          <table:table-cell table:style-name="ce396" table:formula="of:=[.$D38]/[.E$36]" office:value-type="float" office:value="93.658908483719" calcext:value-type="float">
            <text:p>94</text:p>
          </table:table-cell>
          <table:table-cell table:style-name="ce396" table:formula="of:=[.$D38]/[.F$36]" office:value-type="float" office:value="117.875011790432" calcext:value-type="float">
            <text:p>118</text:p>
          </table:table-cell>
          <table:table-cell table:style-name="ce396" table:formula="of:=[.$D38]/[.G$36]" office:value-type="float" office:value="130.168959588329" calcext:value-type="float">
            <text:p>130</text:p>
          </table:table-cell>
          <table:table-cell table:style-name="ce396" table:formula="of:=[.$D38]/[.H$36]" office:value-type="float" office:value="156.229027666975" calcext:value-type="float">
            <text:p>156</text:p>
          </table:table-cell>
          <table:table-cell table:style-name="ce396" table:formula="of:=[.$D38]/[.I$36]" office:value-type="float" office:value="215.852430401221" calcext:value-type="float">
            <text:p>216</text:p>
          </table:table-cell>
          <table:table-cell table:style-name="ce396" table:formula="of:=[.$D38]/[.J$36]" office:value-type="float" office:value="244.087179749281" calcext:value-type="float">
            <text:p>244</text:p>
          </table:table-cell>
          <table:table-cell table:style-name="ce396" table:formula="of:=[.$D38]/[.K$36]" office:value-type="float" office:value="360.459413660003" calcext:value-type="float">
            <text:p>360</text:p>
          </table:table-cell>
          <table:table-cell table:formula="of:=[.$D38]/[.L$36]" office:value-type="float" office:value="650.228577970177" calcext:value-type="float">
            <text:p>650</text:p>
          </table:table-cell>
          <table:table-cell table:formula="of:=[.$D38]/[.M$36]" office:value-type="float" office:value="788.55892979053" calcext:value-type="float">
            <text:p>789</text:p>
          </table:table-cell>
          <table:table-cell table:style-name="ce396" table:formula="of:=[.$D38]/[.N$36]" office:value-type="float" office:value="1666.25356882538" calcext:value-type="float">
            <text:p>166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11]" office:value-type="string" office:string-value="Italy" calcext:value-type="string">
            <text:p>Italy</text:p>
          </table:table-cell>
          <table:table-cell table:style-name="ce244" table:formula="of:=[$World.E11]" office:value-type="string" office:string-value="意大利" calcext:value-type="string">
            <text:p>意大利</text:p>
          </table:table-cell>
          <table:table-cell table:style-name="ce276" table:formula="of:=[$World.J11]" office:value-type="float" office:value="377.582305223226" calcext:value-type="float">
            <text:p>378</text:p>
          </table:table-cell>
          <table:table-cell table:style-name="ce396" table:formula="of:=[.$D39]/[.E$36]" office:value-type="float" office:value="84.0946516539554" calcext:value-type="float">
            <text:p>84</text:p>
          </table:table-cell>
          <table:table-cell table:style-name="ce396" table:formula="of:=[.$D39]/[.F$36]" office:value-type="float" office:value="105.837855850578" calcext:value-type="float">
            <text:p>106</text:p>
          </table:table-cell>
          <table:table-cell table:style-name="ce396" table:formula="of:=[.$D39]/[.G$36]" office:value-type="float" office:value="116.87637075806" calcext:value-type="float">
            <text:p>117</text:p>
          </table:table-cell>
          <table:table-cell table:style-name="ce396" table:formula="of:=[.$D39]/[.H$36]" office:value-type="float" office:value="140.275237802651" calcext:value-type="float">
            <text:p>140</text:p>
          </table:table-cell>
          <table:table-cell table:style-name="ce396" table:formula="of:=[.$D39]/[.I$36]" office:value-type="float" office:value="193.810020179829" calcext:value-type="float">
            <text:p>194</text:p>
          </table:table-cell>
          <table:table-cell table:style-name="ce396" table:formula="of:=[.$D39]/[.J$36]" office:value-type="float" office:value="219.161494475246" calcext:value-type="float">
            <text:p>219</text:p>
          </table:table-cell>
          <table:table-cell table:style-name="ce396" table:formula="of:=[.$D39]/[.K$36]" office:value-type="float" office:value="323.650033060083" calcext:value-type="float">
            <text:p>324</text:p>
          </table:table-cell>
          <table:table-cell table:formula="of:=[.$D39]/[.L$36]" office:value-type="float" office:value="583.828560946278" calcext:value-type="float">
            <text:p>584</text:p>
          </table:table-cell>
          <table:table-cell table:formula="of:=[.$D39]/[.M$36]" office:value-type="float" office:value="708.032899196962" calcext:value-type="float">
            <text:p>708</text:p>
          </table:table-cell>
          <table:table-cell table:style-name="ce396" table:formula="of:=[.$D39]/[.N$36]" office:value-type="float" office:value="1496.09915069519" calcext:value-type="float">
            <text:p>149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13]" office:value-type="string" office:string-value="France" calcext:value-type="string">
            <text:p>France</text:p>
          </table:table-cell>
          <table:table-cell table:style-name="ce244" table:formula="of:=[$World.E13]" office:value-type="string" office:string-value="法國" calcext:value-type="string">
            <text:p>法國</text:p>
          </table:table-cell>
          <table:table-cell table:style-name="ce276" table:formula="of:=[$World.J13]" office:value-type="float" office:value="278.504979426322" calcext:value-type="float">
            <text:p>279</text:p>
          </table:table-cell>
          <table:table-cell table:style-name="ce396" table:formula="of:=[.$D40]/[.E$36]" office:value-type="float" office:value="62.0282754375958" calcext:value-type="float">
            <text:p>62</text:p>
          </table:table-cell>
          <table:table-cell table:style-name="ce396" table:formula="of:=[.$D40]/[.F$36]" office:value-type="float" office:value="78.0660784640447" calcext:value-type="float">
            <text:p>78</text:p>
          </table:table-cell>
          <table:table-cell table:style-name="ce396" table:formula="of:=[.$D40]/[.G$36]" office:value-type="float" office:value="86.2080949851526" calcext:value-type="float">
            <text:p>86</text:p>
          </table:table-cell>
          <table:table-cell table:style-name="ce396" table:formula="of:=[.$D40]/[.H$36]" office:value-type="float" office:value="103.467116116984" calcext:value-type="float">
            <text:p>103</text:p>
          </table:table-cell>
          <table:table-cell table:style-name="ce396" table:formula="of:=[.$D40]/[.I$36]" office:value-type="float" office:value="142.954410034886" calcext:value-type="float">
            <text:p>143</text:p>
          </table:table-cell>
          <table:table-cell table:style-name="ce396" table:formula="of:=[.$D40]/[.J$36]" office:value-type="float" office:value="161.653675676844" calcext:value-type="float">
            <text:p>162</text:p>
          </table:table-cell>
          <table:table-cell table:style-name="ce396" table:formula="of:=[.$D40]/[.K$36]" office:value-type="float" office:value="238.724496756906" calcext:value-type="float">
            <text:p>239</text:p>
          </table:table-cell>
          <table:table-cell table:formula="of:=[.$D40]/[.L$36]" office:value-type="float" office:value="430.632365726763" calcext:value-type="float">
            <text:p>431</text:p>
          </table:table-cell>
          <table:table-cell table:formula="of:=[.$D40]/[.M$36]" office:value-type="float" office:value="522.245574795754" calcext:value-type="float">
            <text:p>522</text:p>
          </table:table-cell>
          <table:table-cell table:style-name="ce396" table:formula="of:=[.$D40]/[.N$36]" office:value-type="float" office:value="1103.52380771066" calcext:value-type="float">
            <text:p>110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14]" office:value-type="string" office:string-value="United Kingdom" calcext:value-type="string">
            <text:p>United Kingdom</text:p>
          </table:table-cell>
          <table:table-cell table:style-name="ce244" table:formula="of:=[$World.E14]" office:value-type="string" office:string-value="英國" calcext:value-type="string">
            <text:p>英國</text:p>
          </table:table-cell>
          <table:table-cell table:style-name="ce276" table:formula="of:=[$World.J14]" office:value-type="float" office:value="219.400607054506" calcext:value-type="float">
            <text:p>219</text:p>
          </table:table-cell>
          <table:table-cell table:style-name="ce396" table:formula="of:=[.$D41]/[.E$36]" office:value-type="float" office:value="48.8646246598002" calcext:value-type="float">
            <text:p>49</text:p>
          </table:table-cell>
          <table:table-cell table:style-name="ce396" table:formula="of:=[.$D41]/[.F$36]" office:value-type="float" office:value="61.4988824998988" calcext:value-type="float">
            <text:p>61</text:p>
          </table:table-cell>
          <table:table-cell table:style-name="ce396" table:formula="of:=[.$D41]/[.G$36]" office:value-type="float" office:value="67.9129989406838" calcext:value-type="float">
            <text:p>68</text:p>
          </table:table-cell>
          <table:table-cell table:style-name="ce396" table:formula="of:=[.$D41]/[.H$36]" office:value-type="float" office:value="81.5093077797221" calcext:value-type="float">
            <text:p>82</text:p>
          </table:table-cell>
          <table:table-cell table:style-name="ce396" table:formula="of:=[.$D41]/[.I$36]" office:value-type="float" office:value="112.616601711676" calcext:value-type="float">
            <text:p>113</text:p>
          </table:table-cell>
          <table:table-cell table:style-name="ce396" table:formula="of:=[.$D41]/[.J$36]" office:value-type="float" office:value="127.347506134893" calcext:value-type="float">
            <text:p>127</text:p>
          </table:table-cell>
          <table:table-cell table:style-name="ce396" table:formula="of:=[.$D41]/[.K$36]" office:value-type="float" office:value="188.062344935928" calcext:value-type="float">
            <text:p>188</text:p>
          </table:table-cell>
          <table:table-cell table:formula="of:=[.$D41]/[.L$36]" office:value-type="float" office:value="339.243494505507" calcext:value-type="float">
            <text:p>339</text:p>
          </table:table-cell>
          <table:table-cell table:formula="of:=[.$D41]/[.M$36]" office:value-type="float" office:value="411.414533333434" calcext:value-type="float">
            <text:p>411</text:p>
          </table:table-cell>
          <table:table-cell table:style-name="ce396" table:formula="of:=[.$D41]/[.N$36]" office:value-type="float" office:value="869.333804406426" calcext:value-type="float">
            <text:p>86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21]" office:value-type="string" office:string-value="Netherlands" calcext:value-type="string">
            <text:p>Netherlands</text:p>
          </table:table-cell>
          <table:table-cell table:style-name="ce244" table:formula="of:=[$World.E21]" office:value-type="string" office:string-value="荷蘭" calcext:value-type="string">
            <text:p>荷蘭</text:p>
          </table:table-cell>
          <table:table-cell table:style-name="ce276" table:formula="of:=[$World.J21]" office:value-type="float" office:value="202.314657489298" calcext:value-type="float">
            <text:p>202</text:p>
          </table:table-cell>
          <table:table-cell table:style-name="ce396" table:formula="of:=[.$D42]/[.E$36]" office:value-type="float" office:value="45.0592636643643" calcext:value-type="float">
            <text:p>45</text:p>
          </table:table-cell>
          <table:table-cell table:style-name="ce396" table:formula="of:=[.$D42]/[.F$36]" office:value-type="float" office:value="56.7096213450794" calcext:value-type="float">
            <text:p>57</text:p>
          </table:table-cell>
          <table:table-cell table:style-name="ce396" table:formula="of:=[.$D42]/[.G$36]" office:value-type="float" office:value="62.6242347467256" calcext:value-type="float">
            <text:p>63</text:p>
          </table:table-cell>
          <table:table-cell table:style-name="ce396" table:formula="of:=[.$D42]/[.H$36]" office:value-type="float" office:value="75.1617231466796" calcext:value-type="float">
            <text:p>75</text:p>
          </table:table-cell>
          <table:table-cell table:style-name="ce396" table:formula="of:=[.$D42]/[.I$36]" office:value-type="float" office:value="103.846518515996" calcext:value-type="float">
            <text:p>104</text:p>
          </table:table-cell>
          <table:table-cell table:style-name="ce396" table:formula="of:=[.$D42]/[.J$36]" office:value-type="float" office:value="117.430245210746" calcext:value-type="float">
            <text:p>117</text:p>
          </table:table-cell>
          <table:table-cell table:style-name="ce396" table:formula="of:=[.$D42]/[.K$36]" office:value-type="float" office:value="173.416880714894" calcext:value-type="float">
            <text:p>173</text:p>
          </table:table-cell>
          <table:table-cell table:formula="of:=[.$D42]/[.L$36]" office:value-type="float" office:value="312.824710550155" calcext:value-type="float">
            <text:p>313</text:p>
          </table:table-cell>
          <table:table-cell table:formula="of:=[.$D42]/[.M$36]" office:value-type="float" office:value="379.375387857494" calcext:value-type="float">
            <text:p>379</text:p>
          </table:table-cell>
          <table:table-cell table:style-name="ce396" table:formula="of:=[.$D42]/[.N$36]" office:value-type="float" office:value="801.633930022173" calcext:value-type="float">
            <text:p>80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22]" office:value-type="string" office:string-value="Switzerland" calcext:value-type="string">
            <text:p>Switzerland</text:p>
          </table:table-cell>
          <table:table-cell table:style-name="ce244" table:formula="of:=[$World.E22]" office:value-type="string" office:string-value="瑞士" calcext:value-type="string">
            <text:p>瑞士</text:p>
          </table:table-cell>
          <table:table-cell table:style-name="ce276" table:formula="of:=[$World.J22]" office:value-type="float" office:value="154.457411598739" calcext:value-type="float">
            <text:p>154</text:p>
          </table:table-cell>
          <table:table-cell table:style-name="ce396" table:formula="of:=[.$D43]/[.E$36]" office:value-type="float" office:value="34.4005586175138" calcext:value-type="float">
            <text:p>34</text:p>
          </table:table-cell>
          <table:table-cell table:style-name="ce396" table:formula="of:=[.$D43]/[.F$36]" office:value-type="float" office:value="43.2950406777566" calcext:value-type="float">
            <text:p>43</text:p>
          </table:table-cell>
          <table:table-cell table:style-name="ce396" table:formula="of:=[.$D43]/[.G$36]" office:value-type="float" office:value="47.8105606502718" calcext:value-type="float">
            <text:p>48</text:p>
          </table:table-cell>
          <table:table-cell table:style-name="ce396" table:formula="of:=[.$D43]/[.H$36]" office:value-type="float" office:value="57.3823239136852" calcext:value-type="float">
            <text:p>57</text:p>
          </table:table-cell>
          <table:table-cell table:style-name="ce396" table:formula="of:=[.$D43]/[.I$36]" office:value-type="float" office:value="79.2817715363489" calcext:value-type="float">
            <text:p>79</text:p>
          </table:table-cell>
          <table:table-cell table:style-name="ce396" table:formula="of:=[.$D43]/[.J$36]" office:value-type="float" office:value="89.652286906679" calcext:value-type="float">
            <text:p>90</text:p>
          </table:table-cell>
          <table:table-cell table:style-name="ce396" table:formula="of:=[.$D43]/[.K$36]" office:value-type="float" office:value="132.395363020925" calcext:value-type="float">
            <text:p>132</text:p>
          </table:table-cell>
          <table:table-cell table:formula="of:=[.$D43]/[.L$36]" office:value-type="float" office:value="238.826468014348" calcext:value-type="float">
            <text:p>239</text:p>
          </table:table-cell>
          <table:table-cell table:formula="of:=[.$D43]/[.M$36]" office:value-type="float" office:value="289.634676794665" calcext:value-type="float">
            <text:p>290</text:p>
          </table:table-cell>
          <table:table-cell table:style-name="ce396" table:formula="of:=[.$D43]/[.N$36]" office:value-type="float" office:value="612.00855843823" calcext:value-type="float">
            <text:p>61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28]" office:value-type="string" office:string-value="Sweden" calcext:value-type="string">
            <text:p>Sweden</text:p>
          </table:table-cell>
          <table:table-cell table:style-name="ce244" table:formula="of:=[$World.E28]" office:value-type="string" office:string-value="瑞典" calcext:value-type="string">
            <text:p>瑞典</text:p>
          </table:table-cell>
          <table:table-cell table:style-name="ce276" table:formula="of:=[$World.J28]" office:value-type="float" office:value="135.482262662172" calcext:value-type="float">
            <text:p>135</text:p>
          </table:table-cell>
          <table:table-cell table:style-name="ce396" table:formula="of:=[.$D44]/[.E$36]" office:value-type="float" office:value="30.1744375365508" calcext:value-type="float">
            <text:p>30</text:p>
          </table:table-cell>
          <table:table-cell table:style-name="ce396" table:formula="of:=[.$D44]/[.F$36]" office:value-type="float" office:value="37.9762292554251" calcext:value-type="float">
            <text:p>38</text:p>
          </table:table-cell>
          <table:table-cell table:style-name="ce396" table:formula="of:=[.$D44]/[.G$36]" office:value-type="float" office:value="41.9370159644623" calcext:value-type="float">
            <text:p>42</text:p>
          </table:table-cell>
          <table:table-cell table:style-name="ce396" table:formula="of:=[.$D44]/[.H$36]" office:value-type="float" office:value="50.3328846454864" calcext:value-type="float">
            <text:p>50</text:p>
          </table:table-cell>
          <table:table-cell table:style-name="ce396" table:formula="of:=[.$D44]/[.I$36]" office:value-type="float" office:value="69.5419771989605" calcext:value-type="float">
            <text:p>70</text:p>
          </table:table-cell>
          <table:table-cell table:style-name="ce396" table:formula="of:=[.$D44]/[.J$36]" office:value-type="float" office:value="78.6384710013765" calcext:value-type="float">
            <text:p>79</text:p>
          </table:table-cell>
          <table:table-cell table:style-name="ce396" table:formula="of:=[.$D44]/[.K$36]" office:value-type="float" office:value="116.130544739758" calcext:value-type="float">
            <text:p>116</text:p>
          </table:table-cell>
          <table:table-cell table:formula="of:=[.$D44]/[.L$36]" office:value-type="float" office:value="209.486549951113" calcext:value-type="float">
            <text:p>209</text:p>
          </table:table-cell>
          <table:table-cell table:formula="of:=[.$D44]/[.M$36]" office:value-type="float" office:value="254.052951887539" calcext:value-type="float">
            <text:p>254</text:p>
          </table:table-cell>
          <table:table-cell table:style-name="ce396" table:formula="of:=[.$D44]/[.N$36]" office:value-type="float" office:value="536.823085454986" calcext:value-type="float">
            <text:p>53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9]" office:value-type="string" office:string-value="USA" calcext:value-type="string">
            <text:p>USA</text:p>
          </table:table-cell>
          <table:table-cell table:style-name="ce244" table:formula="of:=[$World.E9]" office:value-type="string" office:string-value="美國" calcext:value-type="string">
            <text:p>美國</text:p>
          </table:table-cell>
          <table:table-cell table:style-name="ce276" table:formula="of:=[$World.J9]" office:value-type="float" office:value="110.940849470875" calcext:value-type="float">
            <text:p>111</text:p>
          </table:table-cell>
          <table:table-cell table:style-name="ce396" table:formula="of:=[.$D45]/[.E$36]" office:value-type="float" office:value="24.7086051475096" calcext:value-type="float">
            <text:p>25</text:p>
          </table:table-cell>
          <table:table-cell table:style-name="ce396" table:formula="of:=[.$D45]/[.F$36]" office:value-type="float" office:value="31.0971713234745" calcext:value-type="float">
            <text:p>31</text:p>
          </table:table-cell>
          <table:table-cell table:style-name="ce396" table:formula="of:=[.$D45]/[.G$36]" office:value-type="float" office:value="34.3404965635411" calcext:value-type="float">
            <text:p>34</text:p>
          </table:table-cell>
          <table:table-cell table:style-name="ce396" table:formula="of:=[.$D45]/[.H$36]" office:value-type="float" office:value="41.2155279161049" calcext:value-type="float">
            <text:p>41</text:p>
          </table:table-cell>
          <table:table-cell table:style-name="ce396" table:formula="of:=[.$D45]/[.I$36]" office:value-type="float" office:value="56.9450633074716" calcext:value-type="float">
            <text:p>57</text:p>
          </table:table-cell>
          <table:table-cell table:style-name="ce396" table:formula="of:=[.$D45]/[.J$36]" office:value-type="float" office:value="64.393807739523" calcext:value-type="float">
            <text:p>64</text:p>
          </table:table-cell>
          <table:table-cell table:style-name="ce396" table:formula="of:=[.$D45]/[.K$36]" office:value-type="float" office:value="95.0945240342628" calcext:value-type="float">
            <text:p>95</text:p>
          </table:table-cell>
          <table:table-cell table:formula="of:=[.$D45]/[.L$36]" office:value-type="float" office:value="171.539914876166" calcext:value-type="float">
            <text:p>172</text:p>
          </table:table-cell>
          <table:table-cell table:formula="of:=[.$D45]/[.M$36]" office:value-type="float" office:value="208.033507406548" calcext:value-type="float">
            <text:p>208</text:p>
          </table:table-cell>
          <table:table-cell table:style-name="ce396" table:formula="of:=[.$D45]/[.N$36]" office:value-type="float" office:value="439.582333109208" calcext:value-type="float">
            <text:p>44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25]" office:value-type="string" office:string-value="Ireland" calcext:value-type="string">
            <text:p>Ireland</text:p>
          </table:table-cell>
          <table:table-cell table:style-name="ce244" table:formula="of:=[$World.E25]" office:value-type="string" office:string-value="愛爾蘭" calcext:value-type="string">
            <text:p>愛爾蘭</text:p>
          </table:table-cell>
          <table:table-cell table:style-name="ce276" table:formula="of:=[$World.J25]" office:value-type="float" office:value="107.690744691659" calcext:value-type="float">
            <text:p>108</text:p>
          </table:table-cell>
          <table:table-cell table:style-name="ce396" table:formula="of:=[.$D46]/[.E$36]" office:value-type="float" office:value="23.9847459373026" calcext:value-type="float">
            <text:p>24</text:p>
          </table:table-cell>
          <table:table-cell table:style-name="ce396" table:formula="of:=[.$D46]/[.F$36]" office:value-type="float" office:value="30.1861537350879" calcext:value-type="float">
            <text:p>30</text:p>
          </table:table-cell>
          <table:table-cell table:style-name="ce396" table:formula="of:=[.$D46]/[.G$36]" office:value-type="float" office:value="33.3344630552875" calcext:value-type="float">
            <text:p>33</text:p>
          </table:table-cell>
          <table:table-cell table:style-name="ce396" table:formula="of:=[.$D46]/[.H$36]" office:value-type="float" office:value="40.0080846263075" calcext:value-type="float">
            <text:p>40</text:p>
          </table:table-cell>
          <table:table-cell table:style-name="ce396" table:formula="of:=[.$D46]/[.I$36]" office:value-type="float" office:value="55.2768101501262" calcext:value-type="float">
            <text:p>55</text:p>
          </table:table-cell>
          <table:table-cell table:style-name="ce396" table:formula="of:=[.$D46]/[.J$36]" office:value-type="float" office:value="62.507337397135" calcext:value-type="float">
            <text:p>63</text:p>
          </table:table-cell>
          <table:table-cell table:style-name="ce396" table:formula="of:=[.$D46]/[.K$36]" office:value-type="float" office:value="92.3086505844461" calcext:value-type="float">
            <text:p>92</text:p>
          </table:table-cell>
          <table:table-cell table:formula="of:=[.$D46]/[.L$36]" office:value-type="float" office:value="166.514509898429" calcext:value-type="float">
            <text:p>167</text:p>
          </table:table-cell>
          <table:table-cell table:formula="of:=[.$D46]/[.M$36]" office:value-type="float" office:value="201.938992177182" calcext:value-type="float">
            <text:p>202</text:p>
          </table:table-cell>
          <table:table-cell table:style-name="ce396" table:formula="of:=[.$D46]/[.N$36]" office:value-type="float" office:value="426.704401774527" calcext:value-type="float">
            <text:p>42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23]" office:value-type="string" office:string-value="Portugal" calcext:value-type="string">
            <text:p>Portugal</text:p>
          </table:table-cell>
          <table:table-cell table:style-name="ce244" table:formula="of:=[$World.E23]" office:value-type="string" office:string-value="葡萄牙" calcext:value-type="string">
            <text:p>葡萄牙</text:p>
          </table:table-cell>
          <table:table-cell table:style-name="ce276" table:formula="of:=[$World.J23]" office:value-type="float" office:value="63.9315447875502" calcext:value-type="float">
            <text:p>64</text:p>
          </table:table-cell>
          <table:table-cell table:style-name="ce396" table:formula="of:=[.$D47]/[.E$36]" office:value-type="float" office:value="14.2387524898176" calcext:value-type="float">
            <text:p>14</text:p>
          </table:table-cell>
          <table:table-cell table:style-name="ce397" table:formula="of:=[.$D47]/[.F$36]" office:value-type="float" office:value="17.920272025272" calcext:value-type="float">
            <text:p>17.9</text:p>
          </table:table-cell>
          <table:table-cell table:style-name="ce396" table:formula="of:=[.$D47]/[.G$36]" office:value-type="float" office:value="19.7892931643281" calcext:value-type="float">
            <text:p>20</text:p>
          </table:table-cell>
          <table:table-cell table:style-name="ce396" table:formula="of:=[.$D47]/[.H$36]" office:value-type="float" office:value="23.7511465026482" calcext:value-type="float">
            <text:p>24</text:p>
          </table:table-cell>
          <table:table-cell table:style-name="ce396" table:formula="of:=[.$D47]/[.I$36]" office:value-type="float" office:value="32.8155578638079" calcext:value-type="float">
            <text:p>33</text:p>
          </table:table-cell>
          <table:table-cell table:style-name="ce396" table:formula="of:=[.$D47]/[.J$36]" office:value-type="float" office:value="37.1080230877535" calcext:value-type="float">
            <text:p>37</text:p>
          </table:table-cell>
          <table:table-cell table:style-name="ce396" table:formula="of:=[.$D47]/[.K$36]" office:value-type="float" office:value="54.7998311834027" calcext:value-type="float">
            <text:p>55</text:p>
          </table:table-cell>
          <table:table-cell table:formula="of:=[.$D47]/[.L$36]" office:value-type="float" office:value="98.8527832900471" calcext:value-type="float">
            <text:p>99</text:p>
          </table:table-cell>
          <table:table-cell table:formula="of:=[.$D47]/[.M$36]" office:value-type="float" office:value="119.882834496994" calcext:value-type="float">
            <text:p>120</text:p>
          </table:table-cell>
          <table:table-cell table:style-name="ce396" table:formula="of:=[.$D47]/[.N$36]" office:value-type="float" office:value="253.316769711278" calcext:value-type="float">
            <text:p>25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15]" office:value-type="string" office:string-value="Iran" calcext:value-type="string">
            <text:p>Iran</text:p>
          </table:table-cell>
          <table:table-cell table:style-name="ce244" table:formula="of:=[$World.E15]" office:value-type="string" office:string-value="伊朗" calcext:value-type="string">
            <text:p>伊朗</text:p>
          </table:table-cell>
          <table:table-cell table:style-name="ce276" table:formula="of:=[$World.J15]" office:value-type="float" office:value="59.4898301907313" calcext:value-type="float">
            <text:p>59</text:p>
          </table:table-cell>
          <table:table-cell table:style-name="ce396" table:formula="of:=[.$D48]/[.E$36]" office:value-type="float" office:value="13.2494994538605" calcext:value-type="float">
            <text:p>13</text:p>
          </table:table-cell>
          <table:table-cell table:style-name="ce396" table:formula="of:=[.$D48]/[.F$36]" office:value-type="float" office:value="16.6752413585155" calcext:value-type="float">
            <text:p>17</text:p>
          </table:table-cell>
          <table:table-cell table:style-name="ce396" table:formula="of:=[.$D48]/[.G$36]" office:value-type="float" office:value="18.4144101922238" calcext:value-type="float">
            <text:p>18</text:p>
          </table:table-cell>
          <table:table-cell table:style-name="ce396" table:formula="of:=[.$D48]/[.H$36]" office:value-type="float" office:value="22.101009399555" calcext:value-type="float">
            <text:p>22</text:p>
          </table:table-cell>
          <table:table-cell table:style-name="ce396" table:formula="of:=[.$D48]/[.I$36]" office:value-type="float" office:value="30.535660782472" calcext:value-type="float">
            <text:p>31</text:p>
          </table:table-cell>
          <table:table-cell table:style-name="ce396" table:formula="of:=[.$D48]/[.J$36]" office:value-type="float" office:value="34.5299022499778" calcext:value-type="float">
            <text:p>35</text:p>
          </table:table-cell>
          <table:table-cell table:style-name="ce396" table:formula="of:=[.$D48]/[.K$36]" office:value-type="float" office:value="50.992552462399" calcext:value-type="float">
            <text:p>51</text:p>
          </table:table-cell>
          <table:table-cell table:formula="of:=[.$D48]/[.L$36]" office:value-type="float" office:value="91.984877126749" calcext:value-type="float">
            <text:p>92</text:p>
          </table:table-cell>
          <table:table-cell table:formula="of:=[.$D48]/[.M$36]" office:value-type="float" office:value="111.553842327904" calcext:value-type="float">
            <text:p>112</text:p>
          </table:table-cell>
          <table:table-cell table:style-name="ce396" table:formula="of:=[.$D48]/[.N$36]" office:value-type="float" office:value="235.717307702584" calcext:value-type="float">
            <text:p>23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12]" office:value-type="string" office:string-value="Germany" calcext:value-type="string">
            <text:p>Germany</text:p>
          </table:table-cell>
          <table:table-cell table:style-name="ce244" table:formula="of:=[$World.E12]" office:value-type="string" office:string-value="德國" calcext:value-type="string">
            <text:p>德國</text:p>
          </table:table-cell>
          <table:table-cell table:style-name="ce276" table:formula="of:=[$World.J12]" office:value-type="float" office:value="52.1091233532029" calcext:value-type="float">
            <text:p>52</text:p>
          </table:table-cell>
          <table:table-cell table:style-name="ce396" table:formula="of:=[.$D49]/[.E$36]" office:value-type="float" office:value="11.6056777972948" calcext:value-type="float">
            <text:p>12</text:p>
          </table:table-cell>
          <table:table-cell table:style-name="ce396" table:formula="of:=[.$D49]/[.F$36]" office:value-type="float" office:value="14.6063992132675" calcext:value-type="float">
            <text:p>15</text:p>
          </table:table-cell>
          <table:table-cell table:style-name="ce396" table:formula="of:=[.$D49]/[.G$36]" office:value-type="float" office:value="16.1297951113092" calcext:value-type="float">
            <text:p>16</text:p>
          </table:table-cell>
          <table:table-cell table:style-name="ce396" table:formula="of:=[.$D49]/[.H$36]" office:value-type="float" office:value="19.3590101255852" calcext:value-type="float">
            <text:p>19</text:p>
          </table:table-cell>
          <table:table-cell table:style-name="ce396" table:formula="of:=[.$D49]/[.I$36]" office:value-type="float" office:value="26.7472021568034" calcext:value-type="float">
            <text:p>27</text:p>
          </table:table-cell>
          <table:table-cell table:style-name="ce396" table:formula="of:=[.$D49]/[.J$36]" office:value-type="float" office:value="30.245891271656" calcext:value-type="float">
            <text:p>30</text:p>
          </table:table-cell>
          <table:table-cell table:style-name="ce396" table:formula="of:=[.$D49]/[.K$36]" office:value-type="float" office:value="44.6660748204963" calcext:value-type="float">
            <text:p>45</text:p>
          </table:table-cell>
          <table:table-cell table:formula="of:=[.$D49]/[.L$36]" office:value-type="float" office:value="80.5726170920183" calcext:value-type="float">
            <text:p>81</text:p>
          </table:table-cell>
          <table:table-cell table:formula="of:=[.$D49]/[.M$36]" office:value-type="float" office:value="97.7137253838423" calcext:value-type="float">
            <text:p>98</text:p>
          </table:table-cell>
          <table:table-cell table:style-name="ce396" table:formula="of:=[.$D49]/[.N$36]" office:value-type="float" office:value="206.472639511292" calcext:value-type="float">
            <text:p>20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24]" office:value-type="string" office:string-value="Austria" calcext:value-type="string">
            <text:p>Austria</text:p>
          </table:table-cell>
          <table:table-cell table:style-name="ce244" table:formula="of:=[$World.E24]" office:value-type="string" office:string-value="奧地利" calcext:value-type="string">
            <text:p>奧地利</text:p>
          </table:table-cell>
          <table:table-cell table:style-name="ce276" table:formula="of:=[$World.J24]" office:value-type="float" office:value="48.128988368865" calcext:value-type="float">
            <text:p>48</text:p>
          </table:table-cell>
          <table:table-cell table:style-name="ce396" table:formula="of:=[.$D50]/[.E$36]" office:value-type="float" office:value="10.719227186624" calcext:value-type="float">
            <text:p>11</text:p>
          </table:table-cell>
          <table:table-cell table:style-name="ce396" table:formula="of:=[.$D50]/[.F$36]" office:value-type="float" office:value="13.4907511892184" calcext:value-type="float">
            <text:p>13</text:p>
          </table:table-cell>
          <table:table-cell table:style-name="ce396" table:formula="of:=[.$D50]/[.G$36]" office:value-type="float" office:value="14.8977889350092" calcext:value-type="float">
            <text:p>15</text:p>
          </table:table-cell>
          <table:table-cell table:style-name="ce396" table:formula="of:=[.$D50]/[.H$36]" office:value-type="float" office:value="17.8803540188469" calcext:value-type="float">
            <text:p>18</text:p>
          </table:table-cell>
          <table:table-cell table:style-name="ce396" table:formula="of:=[.$D50]/[.I$36]" office:value-type="float" office:value="24.7042302511763" calcext:value-type="float">
            <text:p>25</text:p>
          </table:table-cell>
          <table:table-cell table:style-name="ce396" table:formula="of:=[.$D50]/[.J$36]" office:value-type="float" office:value="27.9356867961973" calcext:value-type="float">
            <text:p>28</text:p>
          </table:table-cell>
          <table:table-cell table:style-name="ce396" table:formula="of:=[.$D50]/[.K$36]" office:value-type="float" office:value="41.25444561689" calcext:value-type="float">
            <text:p>41</text:p>
          </table:table-cell>
          <table:table-cell table:formula="of:=[.$D50]/[.L$36]" office:value-type="float" office:value="74.4184185288622" calcext:value-type="float">
            <text:p>74</text:p>
          </table:table-cell>
          <table:table-cell table:formula="of:=[.$D50]/[.M$36]" office:value-type="float" office:value="90.2502757645865" calcext:value-type="float">
            <text:p>90</text:p>
          </table:table-cell>
          <table:table-cell table:style-name="ce396" table:formula="of:=[.$D50]/[.N$36]" office:value-type="float" office:value="190.702100247807" calcext:value-type="float">
            <text:p>19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20]" office:value-type="string" office:string-value="Canada" calcext:value-type="string">
            <text:p>Canada</text:p>
          </table:table-cell>
          <table:table-cell table:style-name="ce244" table:formula="of:=[$World.E20]" office:value-type="string" office:string-value="加拿大" calcext:value-type="string">
            <text:p>加拿大</text:p>
          </table:table-cell>
          <table:table-cell table:style-name="ce276" table:formula="of:=[$World.J20]" office:value-type="float" office:value="34.4884125778767" calcext:value-type="float">
            <text:p>34</text:p>
          </table:table-cell>
          <table:table-cell table:style-name="ce397" table:formula="of:=[.$D51]/[.E$36]" office:value-type="float" office:value="7.68121546405568" calcext:value-type="float">
            <text:p>7.7</text:p>
          </table:table-cell>
          <table:table-cell table:style-name="ce397" table:formula="of:=[.$D51]/[.F$36]" office:value-type="float" office:value="9.66724231628012" calcext:value-type="float">
            <text:p>9.7</text:p>
          </table:table-cell>
          <table:table-cell table:style-name="ce397" table:formula="of:=[.$D51]/[.G$36]" office:value-type="float" office:value="10.6755015781945" calcext:value-type="float">
            <text:p>10.7</text:p>
          </table:table-cell>
          <table:table-cell table:style-name="ce397" table:formula="of:=[.$D51]/[.H$36]" office:value-type="float" office:value="12.8127568714785" calcext:value-type="float">
            <text:p>12.8</text:p>
          </table:table-cell>
          <table:table-cell table:style-name="ce396" table:formula="of:=[.$D51]/[.I$36]" office:value-type="float" office:value="17.7026302483557" calcext:value-type="float">
            <text:p>18</text:p>
          </table:table-cell>
          <table:table-cell table:style-name="ce396" table:formula="of:=[.$D51]/[.J$36]" office:value-type="float" office:value="20.0182369197035" calcext:value-type="float">
            <text:p>20</text:p>
          </table:table-cell>
          <table:table-cell table:style-name="ce396" table:formula="of:=[.$D51]/[.K$36]" office:value-type="float" office:value="29.5622324367677" calcext:value-type="float">
            <text:p>30</text:p>
          </table:table-cell>
          <table:table-cell table:formula="of:=[.$D51]/[.L$36]" office:value-type="float" office:value="53.3269700569239" calcext:value-type="float">
            <text:p>53</text:p>
          </table:table-cell>
          <table:table-cell table:formula="of:=[.$D51]/[.M$36]" office:value-type="float" office:value="64.6718090557199" calcext:value-type="float">
            <text:p>65</text:p>
          </table:table-cell>
          <table:table-cell table:style-name="ce396" table:formula="of:=[.$D51]/[.N$36]" office:value-type="float" office:value="136.653874010547" calcext:value-type="float">
            <text:p>13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16]" office:value-type="string" office:string-value="Turkey" calcext:value-type="string">
            <text:p>Turkey</text:p>
          </table:table-cell>
          <table:table-cell table:style-name="ce244" table:formula="of:=[$World.E16]" office:value-type="string" office:string-value="土耳其" calcext:value-type="string">
            <text:p>土耳其</text:p>
          </table:table-cell>
          <table:table-cell table:style-name="ce276" table:formula="of:=[$World.J16]" office:value-type="float" office:value="21.273526111726" calcext:value-type="float">
            <text:p>21</text:p>
          </table:table-cell>
          <table:table-cell table:style-name="ce397" table:formula="of:=[.$D52]/[.E$36]" office:value-type="float" office:value="4.73801272747482" calcext:value-type="float">
            <text:p>4.7</text:p>
          </table:table-cell>
          <table:table-cell table:style-name="ce397" table:formula="of:=[.$D52]/[.F$36]" office:value-type="float" office:value="5.9630558924504" calcext:value-type="float">
            <text:p>6.0</text:p>
          </table:table-cell>
          <table:table-cell table:style-name="ce397" table:formula="of:=[.$D52]/[.G$36]" office:value-type="float" office:value="6.58498158089115" calcext:value-type="float">
            <text:p>6.6</text:p>
          </table:table-cell>
          <table:table-cell table:style-name="ce397" table:formula="of:=[.$D52]/[.H$36]" office:value-type="float" office:value="7.90330715434098" calcext:value-type="float">
            <text:p>7.9</text:p>
          </table:table-cell>
          <table:table-cell table:style-name="ce396" table:formula="of:=[.$D52]/[.I$36]" office:value-type="float" office:value="10.9195332195777" calcext:value-type="float">
            <text:p>11</text:p>
          </table:table-cell>
          <table:table-cell table:style-name="ce396" table:formula="of:=[.$D52]/[.J$36]" office:value-type="float" office:value="12.3478714730758" calcext:value-type="float">
            <text:p>12</text:p>
          </table:table-cell>
          <table:table-cell table:style-name="ce396" table:formula="of:=[.$D52]/[.K$36]" office:value-type="float" office:value="18.2349049044927" calcext:value-type="float">
            <text:p>18</text:p>
          </table:table-cell>
          <table:table-cell table:formula="of:=[.$D52]/[.L$36]" office:value-type="float" office:value="32.8937345957442" calcext:value-type="float">
            <text:p>33</text:p>
          </table:table-cell>
          <table:table-cell table:formula="of:=[.$D52]/[.M$36]" office:value-type="float" office:value="39.8915843265559" calcext:value-type="float">
            <text:p>40</text:p>
          </table:table-cell>
          <table:table-cell table:style-name="ce396" table:formula="of:=[.$D52]/[.N$36]" office:value-type="float" office:value="84.2923619771561" calcext:value-type="float">
            <text:p>8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18]" office:value-type="string" office:string-value="Brazil" calcext:value-type="string">
            <text:p>Brazil</text:p>
          </table:table-cell>
          <table:table-cell table:style-name="ce244" table:formula="of:=[$World.E18]" office:value-type="string" office:string-value="巴西" calcext:value-type="string">
            <text:p>巴西</text:p>
          </table:table-cell>
          <table:table-cell table:style-name="ce276" table:formula="of:=[$World.J18]" office:value-type="float" office:value="10.1299067090476" calcext:value-type="float">
            <text:p>10</text:p>
          </table:table-cell>
          <table:table-cell table:style-name="ce396" table:formula="of:=[.$D53]/[.E$36]" office:value-type="float" office:value="2.25611996166187" calcext:value-type="float">
            <text:p>2</text:p>
          </table:table-cell>
          <table:table-cell table:style-name="ce396" table:formula="of:=[.$D53]/[.F$36]" office:value-type="float" office:value="2.83945405073509" calcext:value-type="float">
            <text:p>3</text:p>
          </table:table-cell>
          <table:table-cell table:style-name="ce396" table:formula="of:=[.$D53]/[.G$36]" office:value-type="float" office:value="3.13559908897548" calcext:value-type="float">
            <text:p>3</text:p>
          </table:table-cell>
          <table:table-cell table:style-name="ce396" table:formula="of:=[.$D53]/[.H$36]" office:value-type="float" office:value="3.76335186494041" calcext:value-type="float">
            <text:p>4</text:p>
          </table:table-cell>
          <table:table-cell table:style-name="ce396" table:formula="of:=[.$D53]/[.I$36]" office:value-type="float" office:value="5.19960124333586" calcext:value-type="float">
            <text:p>5</text:p>
          </table:table-cell>
          <table:table-cell table:style-name="ce396" table:formula="of:=[.$D53]/[.J$36]" office:value-type="float" office:value="5.87973923178734" calcext:value-type="float">
            <text:p>6</text:p>
          </table:table-cell>
          <table:table-cell table:style-name="ce396" table:formula="of:=[.$D53]/[.K$36]" office:value-type="float" office:value="8.68299333926825" calcext:value-type="float">
            <text:p>9</text:p>
          </table:table-cell>
          <table:table-cell table:formula="of:=[.$D53]/[.L$36]" office:value-type="float" office:value="15.6631515159772" calcext:value-type="float">
            <text:p>16</text:p>
          </table:table-cell>
          <table:table-cell table:formula="of:=[.$D53]/[.M$36]" office:value-type="float" office:value="18.9953478131384" calcext:value-type="float">
            <text:p>19</text:p>
          </table:table-cell>
          <table:table-cell table:style-name="ce396" table:formula="of:=[.$D53]/[.N$36]" office:value-type="float" office:value="40.137857665411" calcext:value-type="float">
            <text:p>4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27]" office:value-type="string" office:string-value="Peru" calcext:value-type="string">
            <text:p>Peru</text:p>
          </table:table-cell>
          <table:table-cell table:style-name="ce244" table:formula="of:=[$World.E27]" office:value-type="string" office:string-value="秘魯" calcext:value-type="string">
            <text:p>秘魯</text:p>
          </table:table-cell>
          <table:table-cell table:style-name="ce276" table:formula="of:=[$World.J27]" office:value-type="float" office:value="9.33666133439564" calcext:value-type="float">
            <text:p>9</text:p>
          </table:table-cell>
          <table:table-cell table:style-name="ce397" table:formula="of:=[.$D54]/[.E$36]" office:value-type="float" office:value="2.07944935889612" calcext:value-type="float">
            <text:p>2.1</text:p>
          </table:table-cell>
          <table:table-cell table:style-name="ce397" table:formula="of:=[.$D54]/[.F$36]" office:value-type="float" office:value="2.61710414594567" calcext:value-type="float">
            <text:p>2.6</text:p>
          </table:table-cell>
          <table:table-cell table:style-name="ce397" table:formula="of:=[.$D54]/[.G$36]" office:value-type="float" office:value="2.89005887369677" calcext:value-type="float">
            <text:p>2.9</text:p>
          </table:table-cell>
          <table:table-cell table:style-name="ce397" table:formula="of:=[.$D54]/[.H$36]" office:value-type="float" office:value="3.46865404137748" calcext:value-type="float">
            <text:p>3.5</text:p>
          </table:table-cell>
          <table:table-cell table:style-name="ce397" table:formula="of:=[.$D54]/[.I$36]" office:value-type="float" office:value="4.79243464696168" calcext:value-type="float">
            <text:p>4.8</text:p>
          </table:table-cell>
          <table:table-cell table:style-name="ce397" table:formula="of:=[.$D54]/[.J$36]" office:value-type="float" office:value="5.4193128839702" calcext:value-type="float">
            <text:p>5.4</text:p>
          </table:table-cell>
          <table:table-cell table:style-name="ce397" table:formula="of:=[.$D54]/[.K$36]" office:value-type="float" office:value="8.00305180551684" calcext:value-type="float">
            <text:p>8.0</text:p>
          </table:table-cell>
          <table:table-cell table:style-name="ce397" table:formula="of:=[.$D54]/[.L$36]" office:value-type="float" office:value="14.436612827183" calcext:value-type="float">
            <text:p>14.4</text:p>
          </table:table-cell>
          <table:table-cell table:formula="of:=[.$D54]/[.M$36]" office:value-type="float" office:value="17.5078739177253" calcext:value-type="float">
            <text:p>18</text:p>
          </table:table-cell>
          <table:table-cell table:style-name="ce396" table:formula="of:=[.$D54]/[.N$36]" office:value-type="float" office:value="36.9947714696527" calcext:value-type="float">
            <text:p>3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19]" office:value-type="string" office:string-value="Russia" calcext:value-type="string">
            <text:p>Russia</text:p>
          </table:table-cell>
          <table:table-cell table:style-name="ce244" table:formula="of:=[$World.E19]" office:value-type="string" office:string-value="俄羅斯" calcext:value-type="string">
            <text:p>俄羅斯</text:p>
          </table:table-cell>
          <table:table-cell table:style-name="ce276" table:formula="of:=[$World.J19]" office:value-type="float" office:value="1.86036118074139" calcext:value-type="float">
            <text:p>2</text:p>
          </table:table-cell>
          <table:table-cell table:style-name="ce396" table:formula="of:=[.$D55]/[.E$36]" office:value-type="float" office:value="0.414337280324876" calcext:value-type="float">
            <text:p>0</text:p>
          </table:table-cell>
          <table:table-cell table:style-name="ce396" table:formula="of:=[.$D55]/[.F$36]" office:value-type="float" office:value="0.521466805392041" calcext:value-type="float">
            <text:p>1</text:p>
          </table:table-cell>
          <table:table-cell table:style-name="ce396" table:formula="of:=[.$D55]/[.G$36]" office:value-type="float" office:value="0.575853953155161" calcext:value-type="float">
            <text:p>1</text:p>
          </table:table-cell>
          <table:table-cell table:style-name="ce396" table:formula="of:=[.$D55]/[.H$36]" office:value-type="float" office:value="0.691140986792375" calcext:value-type="float">
            <text:p>1</text:p>
          </table:table-cell>
          <table:table-cell table:style-name="ce396" table:formula="of:=[.$D55]/[.I$36]" office:value-type="float" office:value="0.954908725842171" calcext:value-type="float">
            <text:p>1</text:p>
          </table:table-cell>
          <table:table-cell table:style-name="ce396" table:formula="of:=[.$D55]/[.J$36]" office:value-type="float" office:value="1.0798163234741" calcext:value-type="float">
            <text:p>1</text:p>
          </table:table-cell>
          <table:table-cell table:style-name="ce396" table:formula="of:=[.$D55]/[.K$36]" office:value-type="float" office:value="1.59463499565925" calcext:value-type="float">
            <text:p>2</text:p>
          </table:table-cell>
          <table:table-cell table:formula="of:=[.$D55]/[.L$36]" office:value-type="float" office:value="2.87654367264496" calcext:value-type="float">
            <text:p>3</text:p>
          </table:table-cell>
          <table:table-cell table:formula="of:=[.$D55]/[.M$36]" office:value-type="float" office:value="3.48850277709674" calcext:value-type="float">
            <text:p>3</text:p>
          </table:table-cell>
          <table:table-cell table:style-name="ce396" table:formula="of:=[.$D55]/[.N$36]" office:value-type="float" office:value="7.37133267102658" calcext:value-type="float">
            <text:p>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.D26]" office:value-type="string" office:string-value="India" calcext:value-type="string">
            <text:p>India</text:p>
          </table:table-cell>
          <table:table-cell table:style-name="ce244" table:formula="of:=[$World.E26]" office:value-type="string" office:string-value="印度" calcext:value-type="string">
            <text:p>印度</text:p>
          </table:table-cell>
          <table:table-cell table:style-name="ce390" table:formula="of:=[$World.J26]" office:value-type="float" office:value="0.33211365890186" calcext:value-type="float">
            <text:p>0.3</text:p>
          </table:table-cell>
          <table:table-cell table:style-name="ce397" table:formula="of:=[.$D56]/[.E$36]" office:value-type="float" office:value="0.0739679324706727" calcext:value-type="float">
            <text:p>0.1</text:p>
          </table:table-cell>
          <table:table-cell table:style-name="ce397" table:formula="of:=[.$D56]/[.F$36]" office:value-type="float" office:value="0.0930928093573725" calcext:value-type="float">
            <text:p>0.1</text:p>
          </table:table-cell>
          <table:table-cell table:style-name="ce397" table:formula="of:=[.$D56]/[.G$36]" office:value-type="float" office:value="0.102802060887577" calcext:value-type="float">
            <text:p>0.1</text:p>
          </table:table-cell>
          <table:table-cell table:style-name="ce397" table:formula="of:=[.$D56]/[.H$36]" office:value-type="float" office:value="0.123383224890331" calcext:value-type="float">
            <text:p>0.1</text:p>
          </table:table-cell>
          <table:table-cell table:style-name="ce397" table:formula="of:=[.$D56]/[.I$36]" office:value-type="float" office:value="0.17047132252586" calcext:value-type="float">
            <text:p>0.2</text:p>
          </table:table-cell>
          <table:table-cell table:style-name="ce397" table:formula="of:=[.$D56]/[.J$36]" office:value-type="float" office:value="0.192769959856944" calcext:value-type="float">
            <text:p>0.2</text:p>
          </table:table-cell>
          <table:table-cell table:style-name="ce397" table:formula="of:=[.$D56]/[.K$36]" office:value-type="float" office:value="0.284675937395279" calcext:value-type="float">
            <text:p>0.3</text:p>
          </table:table-cell>
          <table:table-cell table:style-name="ce397" table:formula="of:=[.$D56]/[.L$36]" office:value-type="float" office:value="0.513523639389415" calcext:value-type="float">
            <text:p>0.5</text:p>
          </table:table-cell>
          <table:table-cell table:style-name="ce397" table:formula="of:=[.$D56]/[.M$36]" office:value-type="float" office:value="0.622771230331295" calcext:value-type="float">
            <text:p>0.6</text:p>
          </table:table-cell>
          <table:table-cell table:style-name="ce397" table:formula="of:=[.$D56]/[.N$36]" office:value-type="float" office:value="1.31593815743985" calcext:value-type="float">
            <text:p>1.3</text:p>
          </table:table-cell>
          <table:table-cell table:number-columns-repeated="33"/>
        </table:table-row>
        <table:table-row table:style-name="ro35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39">
          <table:table-cell/>
          <table:table-cell table:style-name="Default"/>
          <table:table-cell table:style-name="Times10" office:value-type="string" calcext:value-type="string">
            <text:p><text:span text:style-name="T4"> 10 times or more deaths per million  十倍或以上每百萬人</text:span>死亡</text:p>
          </table:table-cell>
          <table:table-cell table:style-name="ce141"/>
          <table:table-cell table:style-name="Times10"/>
          <table:table-cell table:style-name="ce141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7:.N56];&quot;&gt;=&quot; &amp; 10) - COUNTIF([.E37:.N56];&quot;&gt;&quot; &amp; 100)" office:value-type="float" office:value="93" calcext:value-type="float">
            <text:p>93</text:p>
          </table:table-cell>
          <table:table-cell table:number-columns-repeated="33"/>
        </table:table-row>
        <table:table-row table:style-name="ro39">
          <table:table-cell/>
          <table:table-cell table:style-name="Default"/>
          <table:table-cell table:style-name="Times100" office:value-type="string" calcext:value-type="string">
            <text:p><text:span text:style-name="T4"> 100 times or more deaths per million 一百倍或以上每百萬人</text:span>死亡</text:p>
          </table:table-cell>
          <table:table-cell table:style-name="ce287"/>
          <table:table-cell table:style-name="Times100"/>
          <table:table-cell table:style-name="ce287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7:.N56];&quot;&gt;=&quot; &amp; 100) - COUNTIF([.E37:.N56];&quot;&gt;&quot; &amp; 500)" office:value-type="float" office:value="52" calcext:value-type="float">
            <text:p>52</text:p>
          </table:table-cell>
          <table:table-cell table:number-columns-repeated="33"/>
        </table:table-row>
        <table:table-row table:style-name="ro39">
          <table:table-cell/>
          <table:table-cell table:style-name="Default"/>
          <table:table-cell table:style-name="Times500" office:value-type="string" calcext:value-type="string">
            <text:p><text:span text:style-name="T4"> 500 times or more deaths 五百倍或以上每百萬人</text:span>死亡</text:p>
          </table:table-cell>
          <table:table-cell table:style-name="ce296"/>
          <table:table-cell table:style-name="Times500"/>
          <table:table-cell table:style-name="ce296" table:number-columns-repeated="5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7:.N56];&quot;&gt;=&quot; &amp; 500) - COUNTIF([.E37:.N56];&quot;&gt;&quot; &amp; 1000)" office:value-type="float" office:value="11" calcext:value-type="float">
            <text:p>11</text:p>
          </table:table-cell>
          <table:table-cell table:number-columns-repeated="33"/>
        </table:table-row>
        <table:table-row table:style-name="ro29">
          <table:table-cell/>
          <table:table-cell table:style-name="Default"/>
          <table:table-cell table:style-name="Times1000" office:value-type="string" calcext:value-type="string">
            <text:p><text:s/>1000 times deaths per million 一千倍或以上每百萬人死亡</text:p>
          </table:table-cell>
          <table:table-cell table:style-name="ce297"/>
          <table:table-cell table:style-name="Times1000"/>
          <table:table-cell table:style-name="ce297" table:number-columns-repeated="5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7:.N56];&quot;&gt;&quot; &amp; 1000)" office:value-type="float" office:value="4" calcext:value-type="float">
            <text:p>4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World_EAsian_perM_Ratio.E37:World_EAsian_perM_Ratio.N56">
            <calcext:condition calcext:apply-style-name="Default" calcext:value="&lt;10" calcext:base-cell-address="World_EAsian_perM_Ratio.E37"/>
            <calcext:condition calcext:apply-style-name="Times10" calcext:value="&lt;100" calcext:base-cell-address="World_EAsian_perM_Ratio.E37"/>
            <calcext:condition calcext:apply-style-name="Times100" calcext:value="&lt;500" calcext:base-cell-address="World_EAsian_perM_Ratio.E37"/>
            <calcext:condition calcext:apply-style-name="Times500" calcext:value="&lt;1000" calcext:base-cell-address="World_EAsian_perM_Ratio.E37"/>
            <calcext:condition calcext:apply-style-name="Times1000" calcext:value="&gt;=1000" calcext:base-cell-address="World_EAsian_perM_Ratio.E37"/>
          </calcext:conditional-format>
          <calcext:conditional-format calcext:target-range-address="World_EAsian_perM_Ratio.E6:World_EAsian_perM_Ratio.N25 World_EAsian_perM_Ratio.E37:World_EAsian_perM_Ratio.N56">
            <calcext:condition calcext:apply-style-name="Default" calcext:value="&lt;10" calcext:base-cell-address="World_EAsian_perM_Ratio.E6"/>
            <calcext:condition calcext:apply-style-name="Times10" calcext:value="&lt;=100" calcext:base-cell-address="World_EAsian_perM_Ratio.E6"/>
            <calcext:condition calcext:apply-style-name="Times100" calcext:value="&lt;500" calcext:base-cell-address="World_EAsian_perM_Ratio.E6"/>
            <calcext:condition calcext:apply-style-name="Times500" calcext:value="&lt;1000" calcext:base-cell-address="World_EAsian_perM_Ratio.E6"/>
            <calcext:condition calcext:apply-style-name="Times1000" calcext:value="&gt;=1000" calcext:base-cell-address="World_EAsian_perM_Ratio.E6"/>
          </calcext:conditional-format>
        </calcext:conditional-formats>
      </table:table>
      <table:table table:name="Euro_E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2" table:number-columns-repeated="2" table:default-cell-style-name="ce47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column table:style-name="co11" table:number-columns-repeated="960" table:default-cell-style-name="Default"/>
        <table:table-row table:style-name="ro1">
          <table:table-cell table:style-name="ce8"/>
          <table:table-cell table:style-name="ce22"/>
          <table:table-cell table:style-name="ce122" table:number-columns-repeated="3"/>
          <table:table-cell table:style-name="ce442" table:number-columns-repeated="2"/>
          <table:table-cell table:style-name="ce122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443"/>
          <table:table-cell table:style-name="ce477"/>
          <table:table-cell table:style-name="ce158"/>
          <table:table-cell table:style-name="ce222" office:value-type="string" calcext:value-type="string">
            <text:p>Date 日期 :</text:p>
          </table:table-cell>
          <table:table-cell table:style-name="ce245" table:formula="of:=[$World.J2]" office:value-type="string" office:string-value="2020-04-18" calcext:value-type="string">
            <text:p>2020-04-18</text:p>
          </table:table-cell>
          <table:table-cell table:number-columns-repeated="1014"/>
        </table:table-row>
        <table:table-row table:style-name="ro9">
          <table:table-cell table:style-name="ce8"/>
          <table:table-cell table:style-name="ce31"/>
          <table:table-cell table:style-name="ce159" table:number-columns-repeated="3"/>
          <table:table-cell table:style-name="ce444" table:number-columns-repeated="2"/>
          <table:table-cell table:style-name="ce159" table:number-columns-repeated="2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88" office:value-type="string" calcext:value-type="string">
            <text:p>European Top-10 countries and territories 歐洲前十位國家或地區 <text:s text:c="2"/>COVID-19</text:p>
          </table:table-cell>
          <table:table-cell table:style-name="ce139" table:number-columns-repeated="3"/>
          <table:table-cell table:style-name="ce448" table:number-columns-repeated="2"/>
          <table:table-cell table:style-name="ce139" table:number-columns-repeated="2"/>
          <table:table-cell table:style-name="ce246"/>
          <table:table-cell table:number-columns-repeated="101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451" office:value-type="string" calcext:value-type="string">
            <text:p>Cases</text:p>
          </table:table-cell>
          <table:table-cell table:style-name="ce451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1014"/>
        </table:table-row>
        <table:table-row table:style-name="ro10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452" table:number-columns-repeated="2"/>
          <table:table-cell table:style-name="ce230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455" office:value-type="string" calcext:value-type="string">
            <text:p>確診個案</text:p>
          </table:table-cell>
          <table:table-cell table:style-name="ce455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11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456" table:number-columns-repeated="2"/>
          <table:table-cell table:style-name="ce208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420" table:formula="of:=[$World.D10]" office:value-type="string" office:string-value="Spain" calcext:value-type="string">
            <text:p>Spain</text:p>
          </table:table-cell>
          <table:table-cell table:style-name="ce420" table:formula="of:=[$World.E10]" office:value-type="string" office:string-value="西班牙" calcext:value-type="string">
            <text:p>西班牙</text:p>
          </table:table-cell>
          <table:table-cell table:style-name="ce154" table:formula="of:=[$World.F10]" office:value-type="float" office:value="190859" calcext:value-type="float">
            <text:p>190,859</text:p>
          </table:table-cell>
          <table:table-cell table:style-name="ce154" table:formula="of:=[$World.G10]" office:value-type="float" office:value="20002" calcext:value-type="float">
            <text:p>20,002</text:p>
          </table:table-cell>
          <table:table-cell table:style-name="ce154" table:formula="of:=[$World.H10]" office:value-type="float" office:value="47564296" calcext:value-type="float">
            <text:p>47,564,296</text:p>
          </table:table-cell>
          <table:table-cell table:style-name="ce420" table:formula="of:=[.F9]*1000000/[.H9]" office:value-type="float" office:value="4012.65268385345" calcext:value-type="float">
            <text:p>4,012.65</text:p>
          </table:table-cell>
          <table:table-cell table:style-name="ce223" table:formula="of:=[.G9]*1000000/[.H9]" office:value-type="float" office:value="420.525513507022" calcext:value-type="float">
            <text:p>420.5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420" table:formula="of:=[$World.D11]" office:value-type="string" office:string-value="Italy" calcext:value-type="string">
            <text:p>Italy</text:p>
          </table:table-cell>
          <table:table-cell table:style-name="ce420" table:formula="of:=[$World.E11]" office:value-type="string" office:string-value="意大利" calcext:value-type="string">
            <text:p>意大利</text:p>
          </table:table-cell>
          <table:table-cell table:style-name="ce154" table:formula="of:=[$World.F11]" office:value-type="float" office:value="172434" calcext:value-type="float">
            <text:p>172,434</text:p>
          </table:table-cell>
          <table:table-cell table:style-name="ce154" table:formula="of:=[$World.G11]" office:value-type="float" office:value="22745" calcext:value-type="float">
            <text:p>22,745</text:p>
          </table:table-cell>
          <table:table-cell table:style-name="ce154" table:formula="of:=[$World.H11]" office:value-type="float" office:value="60238522" calcext:value-type="float">
            <text:p>60,238,522</text:p>
          </table:table-cell>
          <table:table-cell table:style-name="ce420" table:formula="of:=[.F10]*1000000/[.H10]" office:value-type="float" office:value="2862.52043169319" calcext:value-type="float">
            <text:p>2,862.52</text:p>
          </table:table-cell>
          <table:table-cell table:style-name="ce223" table:formula="of:=[.G10]*1000000/[.H10]" office:value-type="float" office:value="377.582305223226" calcext:value-type="float">
            <text:p>377.5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style-name="ce420" table:formula="of:=[$World.D12]" office:value-type="string" office:string-value="Germany" calcext:value-type="string">
            <text:p>Germany</text:p>
          </table:table-cell>
          <table:table-cell table:style-name="ce420" table:formula="of:=[$World.E12]" office:value-type="string" office:string-value="德國" calcext:value-type="string">
            <text:p>德國</text:p>
          </table:table-cell>
          <table:table-cell table:style-name="ce154" table:formula="of:=[$World.F12]" office:value-type="float" office:value="141397" calcext:value-type="float">
            <text:p>141,397</text:p>
          </table:table-cell>
          <table:table-cell table:style-name="ce154" table:formula="of:=[$World.G12]" office:value-type="float" office:value="4352" calcext:value-type="float">
            <text:p>4,352</text:p>
          </table:table-cell>
          <table:table-cell table:style-name="ce154" table:formula="of:=[$World.H12]" office:value-type="float" office:value="83517045" calcext:value-type="float">
            <text:p>83,517,045</text:p>
          </table:table-cell>
          <table:table-cell table:style-name="ce420" table:formula="of:=[.F11]*1000000/[.H11]" office:value-type="float" office:value="1693.03164401949" calcext:value-type="float">
            <text:p>1,693.03</text:p>
          </table:table-cell>
          <table:table-cell table:style-name="ce223" table:formula="of:=[.G11]*1000000/[.H11]" office:value-type="float" office:value="52.1091233532029" calcext:value-type="float">
            <text:p>52.11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6" calcext:value-type="float">
            <text:p>6</text:p>
          </table:table-cell>
          <table:table-cell table:style-name="ce420" table:formula="of:=[$World.D13]" office:value-type="string" office:string-value="France" calcext:value-type="string">
            <text:p>France</text:p>
          </table:table-cell>
          <table:table-cell table:style-name="ce420" table:formula="of:=[$World.E13]" office:value-type="string" office:string-value="法國" calcext:value-type="string">
            <text:p>法國</text:p>
          </table:table-cell>
          <table:table-cell table:style-name="ce154" table:formula="of:=[$World.F13]" office:value-type="float" office:value="109252" calcext:value-type="float">
            <text:p>109,252</text:p>
          </table:table-cell>
          <table:table-cell table:style-name="ce154" table:formula="of:=[$World.G13]" office:value-type="float" office:value="18681" calcext:value-type="float">
            <text:p>18,681</text:p>
          </table:table-cell>
          <table:table-cell table:style-name="ce154" table:formula="of:=[$World.H13]" office:value-type="float" office:value="67076000" calcext:value-type="float">
            <text:p>67,076,000</text:p>
          </table:table-cell>
          <table:table-cell table:style-name="ce420" table:formula="of:=[.F12]*1000000/[.H12]" office:value-type="float" office:value="1628.77929512791" calcext:value-type="float">
            <text:p>1,628.78</text:p>
          </table:table-cell>
          <table:table-cell table:style-name="ce223" table:formula="of:=[.G12]*1000000/[.H12]" office:value-type="float" office:value="278.504979426322" calcext:value-type="float">
            <text:p>278.5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 office:value-type="float" office:value="8" calcext:value-type="float">
            <text:p>8</text:p>
          </table:table-cell>
          <table:table-cell table:style-name="ce420" table:formula="of:=[$World.D14]" office:value-type="string" office:string-value="United Kingdom" calcext:value-type="string">
            <text:p>United Kingdom</text:p>
          </table:table-cell>
          <table:table-cell table:style-name="ce420" table:formula="of:=[$World.E14]" office:value-type="string" office:string-value="英國" calcext:value-type="string">
            <text:p>英國</text:p>
          </table:table-cell>
          <table:table-cell table:style-name="ce154" table:formula="of:=[$World.F14]" office:value-type="float" office:value="108692" calcext:value-type="float">
            <text:p>108,692</text:p>
          </table:table-cell>
          <table:table-cell table:style-name="ce154" table:formula="of:=[$World.G14]" office:value-type="float" office:value="14576" calcext:value-type="float">
            <text:p>14,576</text:p>
          </table:table-cell>
          <table:table-cell table:style-name="ce154" table:formula="of:=[$World.H14]" office:value-type="float" office:value="66435550" calcext:value-type="float">
            <text:p>66,435,550</text:p>
          </table:table-cell>
          <table:table-cell table:style-name="ce420" table:formula="of:=[$World.I14]" office:value-type="float" office:value="1636.05178251704" calcext:value-type="float">
            <text:p>1,636.05</text:p>
          </table:table-cell>
          <table:table-cell table:style-name="ce420" table:formula="of:=[$World.J14]" office:value-type="float" office:value="219.400607054506" calcext:value-type="float">
            <text:p>219.4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420" table:formula="of:=[$World.D17]" office:value-type="string" office:string-value="Belgium" calcext:value-type="string">
            <text:p>Belgium</text:p>
          </table:table-cell>
          <table:table-cell table:style-name="ce420" table:formula="of:=[$World.E17]" office:value-type="string" office:string-value="比利時" calcext:value-type="string">
            <text:p>比利時</text:p>
          </table:table-cell>
          <table:table-cell table:style-name="ce154" table:formula="of:=[$World.F17]" office:value-type="float" office:value="36138" calcext:value-type="float">
            <text:p>36,138</text:p>
          </table:table-cell>
          <table:table-cell table:style-name="ce154" table:formula="of:=[$World.G17]" office:value-type="float" office:value="5163" calcext:value-type="float">
            <text:p>5,163</text:p>
          </table:table-cell>
          <table:table-cell table:style-name="ce154" table:formula="of:=[$World.H17]" office:value-type="float" office:value="11539328" calcext:value-type="float">
            <text:p>11,539,328</text:p>
          </table:table-cell>
          <table:table-cell table:style-name="ce420" table:formula="of:=[$World.I17]" office:value-type="float" office:value="3131.72482834356" calcext:value-type="float">
            <text:p>3,131.72</text:p>
          </table:table-cell>
          <table:table-cell table:style-name="ce420" table:formula="of:=[$World.J17]" office:value-type="float" office:value="447.426401260108" calcext:value-type="float">
            <text:p>447.4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 office:value-type="float" office:value="11" calcext:value-type="float">
            <text:p>11</text:p>
          </table:table-cell>
          <table:table-cell table:style-name="ce420" table:formula="of:=[$World.D21]" office:value-type="string" office:string-value="Netherlands" calcext:value-type="string">
            <text:p>Netherlands</text:p>
          </table:table-cell>
          <table:table-cell table:style-name="ce420" table:formula="of:=[$World.E21]" office:value-type="string" office:string-value="荷蘭" calcext:value-type="string">
            <text:p>荷蘭</text:p>
          </table:table-cell>
          <table:table-cell table:style-name="ce154" table:formula="of:=[$World.F21]" office:value-type="float" office:value="30449" calcext:value-type="float">
            <text:p>30,449</text:p>
          </table:table-cell>
          <table:table-cell table:style-name="ce154" table:formula="of:=[$World.G21]" office:value-type="float" office:value="3459" calcext:value-type="float">
            <text:p>3,459</text:p>
          </table:table-cell>
          <table:table-cell table:style-name="ce154" table:formula="of:=[$World.H21]" office:value-type="float" office:value="17097130" calcext:value-type="float">
            <text:p>17,097,130</text:p>
          </table:table-cell>
          <table:table-cell table:style-name="ce420" table:formula="of:=[$World.I21]" office:value-type="float" office:value="1780.94218152403" calcext:value-type="float">
            <text:p>1,780.94</text:p>
          </table:table-cell>
          <table:table-cell table:style-name="ce420" table:formula="of:=[$World.J21]" office:value-type="float" office:value="202.314657489298" calcext:value-type="float">
            <text:p>202.31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 office:value-type="float" office:value="12" calcext:value-type="float">
            <text:p>12</text:p>
          </table:table-cell>
          <table:table-cell table:style-name="ce420" table:formula="of:=[$World.D22]" office:value-type="string" office:string-value="Switzerland" calcext:value-type="string">
            <text:p>Switzerland</text:p>
          </table:table-cell>
          <table:table-cell table:style-name="ce420" table:formula="of:=[$World.E22]" office:value-type="string" office:string-value="瑞士" calcext:value-type="string">
            <text:p>瑞士</text:p>
          </table:table-cell>
          <table:table-cell table:style-name="ce154" table:formula="of:=[$World.F22]" office:value-type="float" office:value="26928" calcext:value-type="float">
            <text:p>26,928</text:p>
          </table:table-cell>
          <table:table-cell table:style-name="ce154" table:formula="of:=[$World.G22]" office:value-type="float" office:value="1327" calcext:value-type="float">
            <text:p>1,327</text:p>
          </table:table-cell>
          <table:table-cell table:style-name="ce154" table:formula="of:=[$World.H22]" office:value-type="float" office:value="8591365" calcext:value-type="float">
            <text:p>8,591,365</text:p>
          </table:table-cell>
          <table:table-cell table:style-name="ce420" table:formula="of:=[$World.I22]" office:value-type="float" office:value="3134.30985646635" calcext:value-type="float">
            <text:p>3,134.31</text:p>
          </table:table-cell>
          <table:table-cell table:style-name="ce420" table:formula="of:=[$World.J22]" office:value-type="float" office:value="154.457411598739" calcext:value-type="float">
            <text:p>154.46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 office:value-type="float" office:value="13" calcext:value-type="float">
            <text:p>13</text:p>
          </table:table-cell>
          <table:table-cell table:style-name="ce420" table:formula="of:=[$World.D23]" office:value-type="string" office:string-value="Portugal" calcext:value-type="string">
            <text:p>Portugal</text:p>
          </table:table-cell>
          <table:table-cell table:style-name="ce420" table:formula="of:=[$World.E23]" office:value-type="string" office:string-value="葡萄牙" calcext:value-type="string">
            <text:p>葡萄牙</text:p>
          </table:table-cell>
          <table:table-cell table:style-name="ce154" table:formula="of:=[$World.F23]" office:value-type="float" office:value="19022" calcext:value-type="float">
            <text:p>19,022</text:p>
          </table:table-cell>
          <table:table-cell table:style-name="ce154" table:formula="of:=[$World.G23]" office:value-type="float" office:value="657" calcext:value-type="float">
            <text:p>657</text:p>
          </table:table-cell>
          <table:table-cell table:style-name="ce154" table:formula="of:=[$World.H23]" office:value-type="float" office:value="10276617" calcext:value-type="float">
            <text:p>10,276,617</text:p>
          </table:table-cell>
          <table:table-cell table:style-name="ce420" table:formula="of:=[$World.I23]" office:value-type="float" office:value="1850.99824193117" calcext:value-type="float">
            <text:p>1,851.00</text:p>
          </table:table-cell>
          <table:table-cell table:style-name="ce420" table:formula="of:=[$World.J23]" office:value-type="float" office:value="63.9315447875502" calcext:value-type="float">
            <text:p>63.9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6" calcext:value-type="float">
            <text:p>16</text:p>
          </table:table-cell>
          <table:table-cell table:style-name="ce420" table:formula="of:=[$World.D24]" office:value-type="string" office:string-value="Austria" calcext:value-type="string">
            <text:p>Austria</text:p>
          </table:table-cell>
          <table:table-cell table:style-name="ce420" table:formula="of:=[$World.E24]" office:value-type="string" office:string-value="奧地利" calcext:value-type="string">
            <text:p>奧地利</text:p>
          </table:table-cell>
          <table:table-cell table:style-name="ce154" table:formula="of:=[$World.F24]" office:value-type="float" office:value="14553" calcext:value-type="float">
            <text:p>14,553</text:p>
          </table:table-cell>
          <table:table-cell table:style-name="ce154" table:formula="of:=[$World.G24]" office:value-type="float" office:value="431" calcext:value-type="float">
            <text:p>431</text:p>
          </table:table-cell>
          <table:table-cell table:style-name="ce154" table:formula="of:=[$World.H24]" office:value-type="float" office:value="8955102" calcext:value-type="float">
            <text:p>8,955,102</text:p>
          </table:table-cell>
          <table:table-cell table:style-name="ce420" table:formula="of:=[$World.I24]" office:value-type="float" office:value="1625.10711770787" calcext:value-type="float">
            <text:p>1,625.11</text:p>
          </table:table-cell>
          <table:table-cell table:style-name="ce420" table:formula="of:=[$World.J24]" office:value-type="float" office:value="48.128988368865" calcext:value-type="float">
            <text:p>48.13</text:p>
          </table:table-cell>
          <table:table-cell table:number-columns-repeated="1014"/>
        </table:table-row>
        <table:table-row table:style-name="ro7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460"/>
          <table:table-cell table:style-name="ce461"/>
          <table:table-cell table:style-name="ce202"/>
          <table:table-cell table:style-name="ce225"/>
          <table:table-cell table:style-name="ce267"/>
          <table:table-cell table:number-columns-repeated="1014"/>
        </table:table-row>
        <table:table-row table:style-name="ro2">
          <table:table-cell table:style-name="ce8"/>
          <table:table-cell table:style-name="ce95" office:value-type="string" calcext:value-type="string">
            <text:p>Euro Top-10 Total</text:p>
          </table:table-cell>
          <table:table-cell table:style-name="ce159"/>
          <table:table-cell table:style-name="ce159" office:value-type="string" calcext:value-type="string">
            <text:p>歐洲前十位總計</text:p>
          </table:table-cell>
          <table:table-cell table:style-name="ce159"/>
          <table:table-cell table:style-name="ce420" table:formula="of:=SUM([.F9:.F18])" office:value-type="float" office:value="849724" calcext:value-type="float">
            <text:p>849,724.00</text:p>
          </table:table-cell>
          <table:table-cell table:style-name="ce420" table:formula="of:=SUM([.G9:.G18])" office:value-type="float" office:value="91393" calcext:value-type="float">
            <text:p>91,393.00</text:p>
          </table:table-cell>
          <table:table-cell table:style-name="ce154" table:formula="of:=SUM([.H9:.H18])" office:value-type="float" office:value="381290955" calcext:value-type="float">
            <text:p>381,290,955</text:p>
          </table:table-cell>
          <table:table-cell table:style-name="ce223" table:formula="of:=[.F20]*1000000/[.H20]" office:value-type="float" office:value="2228.5448654296" calcext:value-type="float">
            <text:p>2228.54</text:p>
          </table:table-cell>
          <table:table-cell table:style-name="ce223" table:formula="of:=[.G20]*1000000/[.H20]" office:value-type="float" office:value="239.693595668956" calcext:value-type="float">
            <text:p>239.69</text:p>
          </table:table-cell>
          <table:table-cell table:number-columns-repeated="1014"/>
        </table:table-row>
        <table:table-row table:style-name="ro12">
          <table:table-cell table:style-name="ce8"/>
          <table:table-cell table:style-name="ce95"/>
          <table:table-cell table:style-name="ce159" table:number-columns-repeated="3"/>
          <table:table-cell table:style-name="ce461" table:number-columns-repeated="2"/>
          <table:table-cell table:style-name="ce202"/>
          <table:table-cell table:style-name="ce225" table:number-columns-repeated="2"/>
          <table:table-cell table:number-columns-repeated="1014"/>
        </table:table-row>
        <table:table-row table:style-name="ro3">
          <table:table-cell table:style-name="ce8"/>
          <table:table-cell table:style-name="ce96"/>
          <table:table-cell table:style-name="ce161" table:number-columns-repeated="3"/>
          <table:table-cell table:style-name="ce462" table:number-columns-repeated="2"/>
          <table:table-cell table:style-name="ce161" table:number-columns-repeated="2"/>
          <table:table-cell table:style-name="ce268"/>
          <table:table-cell table:number-columns-repeated="1014"/>
        </table:table-row>
        <table:table-row table:style-name="ro4">
          <table:table-cell table:style-name="ce8"/>
          <table:table-cell table:style-name="ce122" table:number-columns-repeated="4"/>
          <table:table-cell table:style-name="ce442" table:number-columns-repeated="2"/>
          <table:table-cell table:style-name="ce122" table:number-columns-repeated="2"/>
          <table:table-cell table:style-name="ce269"/>
          <table:table-cell table:number-columns-repeated="1014"/>
        </table:table-row>
        <table:table-row table:style-name="ro13">
          <table:table-cell table:style-name="ce8"/>
          <table:table-cell table:style-name="ce122" table:number-columns-repeated="4"/>
          <table:table-cell table:style-name="ce442" table:number-columns-repeated="2"/>
          <table:table-cell table:style-name="ce122" table:number-columns-repeated="2"/>
          <table:table-cell table:style-name="ce269"/>
          <table:table-cell table:number-columns-repeated="101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443"/>
          <table:table-cell table:style-name="ce477"/>
          <table:table-cell table:style-name="ce158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18" calcext:value-type="string">
            <text:p>2020-04-18</text:p>
          </table:table-cell>
          <table:table-cell table:number-columns-repeated="1014"/>
        </table:table-row>
        <table:table-row table:style-name="ro14">
          <table:table-cell table:style-name="ce8"/>
          <table:table-cell table:style-name="ce31"/>
          <table:table-cell table:style-name="ce159" table:number-columns-repeated="3"/>
          <table:table-cell table:style-name="ce444" table:number-columns-repeated="2"/>
          <table:table-cell table:style-name="ce159" table:number-columns-repeated="2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98" office:value-type="string" calcext:value-type="string">
            <text:p><text:span text:style-name="T6">East Asian Top-10 countries and territories  東亞</text:span>前十位國家或地區</text:p>
          </table:table-cell>
          <table:table-cell table:style-name="ce140"/>
          <table:table-cell table:style-name="ce168" table:number-columns-repeated="2"/>
          <table:table-cell table:style-name="ce463"/>
          <table:table-cell table:style-name="ce478"/>
          <table:table-cell table:style-name="ce140" table:number-columns-repeated="2"/>
          <table:table-cell table:style-name="ce288"/>
          <table:table-cell table:number-columns-repeated="101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451" office:value-type="string" calcext:value-type="string">
            <text:p>Cases</text:p>
          </table:table-cell>
          <table:table-cell table:style-name="ce451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101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452" table:number-columns-repeated="2"/>
          <table:table-cell table:style-name="ce230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455" office:value-type="string" calcext:value-type="string">
            <text:p>確診個案</text:p>
          </table:table-cell>
          <table:table-cell table:style-name="ce455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3">
          <table:table-cell table:style-name="ce8"/>
          <table:table-cell table:style-name="ce103"/>
          <table:table-cell table:style-name="ce143"/>
          <table:table-cell table:style-name="ce169" table:number-columns-repeated="2"/>
          <table:table-cell table:style-name="ce464" table:number-columns-repeated="2"/>
          <table:table-cell table:style-name="ce169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436" table:formula="of:=[$World.D42]" office:value-type="string" office:string-value="China" calcext:value-type="string">
            <text:p>China</text:p>
          </table:table-cell>
          <table:table-cell table:style-name="ce436" table:formula="of:=[$World.E42]" office:value-type="string" office:string-value="中國大陸" calcext:value-type="string">
            <text:p>中國大陸</text:p>
          </table:table-cell>
          <table:table-cell table:style-name="ce41" table:formula="of:=[$World.F42]" office:value-type="float" office:value="82692" calcext:value-type="float">
            <text:p>82,692</text:p>
          </table:table-cell>
          <table:table-cell table:style-name="ce41" table:formula="of:=[$World.G42]" office:value-type="float" office:value="4632" calcext:value-type="float">
            <text:p>4,632</text:p>
          </table:table-cell>
          <table:table-cell table:style-name="ce41" table:formula="of:=[$World.H42]" office:value-type="float" office:value="1433783686" calcext:value-type="float">
            <text:p>1,433,783,686</text:p>
          </table:table-cell>
          <table:table-cell table:style-name="ce46" table:formula="of:=[.F32]*1000000/[.H32]" office:value-type="float" office:value="57.6739718881137" calcext:value-type="float">
            <text:p>57.67</text:p>
          </table:table-cell>
          <table:table-cell table:style-name="ce46" table:formula="of:=[.G32]*1000000/[.H32]" office:value-type="float" office:value="3.23061284992191" calcext:value-type="float">
            <text:p>3.2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436" table:formula="of:=[$World.D43]" office:value-type="string" office:string-value="Korea" calcext:value-type="string">
            <text:p>Korea</text:p>
          </table:table-cell>
          <table:table-cell table:style-name="ce436" table:formula="of:=[$World.E43]" office:value-type="string" office:string-value="南韓" calcext:value-type="string">
            <text:p>南韓</text:p>
          </table:table-cell>
          <table:table-cell table:style-name="ce41" table:formula="of:=[$World.F43]" office:value-type="float" office:value="10635" calcext:value-type="float">
            <text:p>10,635</text:p>
          </table:table-cell>
          <table:table-cell table:style-name="ce41" table:formula="of:=[$World.G43]" office:value-type="float" office:value="230" calcext:value-type="float">
            <text:p>230</text:p>
          </table:table-cell>
          <table:table-cell table:style-name="ce41" table:formula="of:=[$World.H43]" office:value-type="float" office:value="51225308" calcext:value-type="float">
            <text:p>51,225,308</text:p>
          </table:table-cell>
          <table:table-cell table:style-name="ce46" table:formula="of:=[.F33]*1000000/[.H33]" office:value-type="float" office:value="207.612221677613" calcext:value-type="float">
            <text:p>207.61</text:p>
          </table:table-cell>
          <table:table-cell table:style-name="ce46" table:formula="of:=[.G33]*1000000/[.H33]" office:value-type="float" office:value="4.48996812278806" calcext:value-type="float">
            <text:p>4.49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436" table:formula="of:=[$World.D44]" office:value-type="string" office:string-value="Malaysia" calcext:value-type="string">
            <text:p>Malaysia</text:p>
          </table:table-cell>
          <table:table-cell table:style-name="ce436" table:formula="of:=[$World.E44]" office:value-type="string" office:string-value="馬來西亞" calcext:value-type="string">
            <text:p>馬來西亞</text:p>
          </table:table-cell>
          <table:table-cell table:style-name="ce41" table:formula="of:=[$World.F44]" office:value-type="float" office:value="5251" calcext:value-type="float">
            <text:p>5,251</text:p>
          </table:table-cell>
          <table:table-cell table:style-name="ce41" table:formula="of:=[$World.G44]" office:value-type="float" office:value="86" calcext:value-type="float">
            <text:p>86</text:p>
          </table:table-cell>
          <table:table-cell table:style-name="ce41" table:formula="of:=[$World.H44]" office:value-type="float" office:value="31949777" calcext:value-type="float">
            <text:p>31,949,777</text:p>
          </table:table-cell>
          <table:table-cell table:style-name="ce46" table:formula="of:=[.F34]*1000000/[.H34]" office:value-type="float" office:value="164.351694849075" calcext:value-type="float">
            <text:p>164.35</text:p>
          </table:table-cell>
          <table:table-cell table:style-name="ce46" table:formula="of:=[.G34]*1000000/[.H34]" office:value-type="float" office:value="2.69172457760816" calcext:value-type="float">
            <text:p>2.69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4" calcext:value-type="float">
            <text:p>34</text:p>
          </table:table-cell>
          <table:table-cell table:style-name="ce436" table:formula="of:=[$World.D45]" office:value-type="string" office:string-value="Philippines" calcext:value-type="string">
            <text:p>Philippines</text:p>
          </table:table-cell>
          <table:table-cell table:style-name="ce436" table:formula="of:=[$World.E45]" office:value-type="string" office:string-value="菲律賓" calcext:value-type="string">
            <text:p>菲律賓</text:p>
          </table:table-cell>
          <table:table-cell table:style-name="ce41" table:formula="of:=[$World.F45]" office:value-type="float" office:value="5878" calcext:value-type="float">
            <text:p>5,878</text:p>
          </table:table-cell>
          <table:table-cell table:style-name="ce41" table:formula="of:=[$World.G45]" office:value-type="float" office:value="387" calcext:value-type="float">
            <text:p>387</text:p>
          </table:table-cell>
          <table:table-cell table:style-name="ce41" table:formula="of:=[$World.H45]" office:value-type="float" office:value="108477674" calcext:value-type="float">
            <text:p>108,477,674</text:p>
          </table:table-cell>
          <table:table-cell table:style-name="ce46" table:formula="of:=[.F35]*1000000/[.H35]" office:value-type="float" office:value="54.1862650926678" calcext:value-type="float">
            <text:p>54.19</text:p>
          </table:table-cell>
          <table:table-cell table:style-name="ce46" table:formula="of:=[.G35]*1000000/[.H35]" office:value-type="float" office:value="3.56755437068092" calcext:value-type="float">
            <text:p>3.5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3" calcext:value-type="float">
            <text:p>33</text:p>
          </table:table-cell>
          <table:table-cell table:style-name="ce436" table:formula="of:=[$World.D46]" office:value-type="string" office:string-value="Japan" calcext:value-type="string">
            <text:p>Japan</text:p>
          </table:table-cell>
          <table:table-cell table:style-name="ce436" table:formula="of:=[$World.E46]" office:value-type="string" office:string-value="日本" calcext:value-type="string">
            <text:p>日本</text:p>
          </table:table-cell>
          <table:table-cell table:style-name="ce41" table:formula="of:=[$World.F46]" office:value-type="float" office:value="9167" calcext:value-type="float">
            <text:p>9,167</text:p>
          </table:table-cell>
          <table:table-cell table:style-name="ce41" table:formula="of:=[$World.G46]" office:value-type="float" office:value="148" calcext:value-type="float">
            <text:p>148</text:p>
          </table:table-cell>
          <table:table-cell table:style-name="ce41" table:formula="of:=[$World.H46]" office:value-type="float" office:value="126860301" calcext:value-type="float">
            <text:p>126,860,301</text:p>
          </table:table-cell>
          <table:table-cell table:style-name="ce46" table:formula="of:=[.F36]*1000000/[.H36]" office:value-type="float" office:value="72.2605884405083" calcext:value-type="float">
            <text:p>72.26</text:p>
          </table:table-cell>
          <table:table-cell table:style-name="ce46" table:formula="of:=[.G36]*1000000/[.H36]" office:value-type="float" office:value="1.16663762290774" calcext:value-type="float">
            <text:p>1.1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436" table:formula="of:=[$World.D47]" office:value-type="string" office:string-value="Indonesia" calcext:value-type="string">
            <text:p>Indonesia</text:p>
          </table:table-cell>
          <table:table-cell table:style-name="ce436" table:formula="of:=[$World.E47]" office:value-type="string" office:string-value="印尼" calcext:value-type="string">
            <text:p>印尼</text:p>
          </table:table-cell>
          <table:table-cell table:style-name="ce41" table:formula="of:=[$World.F47]" office:value-type="float" office:value="5923" calcext:value-type="float">
            <text:p>5,923</text:p>
          </table:table-cell>
          <table:table-cell table:style-name="ce41" table:formula="of:=[$World.G47]" office:value-type="float" office:value="520" calcext:value-type="float">
            <text:p>520</text:p>
          </table:table-cell>
          <table:table-cell table:style-name="ce41" table:formula="of:=[$World.H47]" office:value-type="float" office:value="266911900" calcext:value-type="float">
            <text:p>266,911,900</text:p>
          </table:table-cell>
          <table:table-cell table:style-name="ce46" table:formula="of:=[.F37]*1000000/[.H37]" office:value-type="float" office:value="22.1908427462395" calcext:value-type="float">
            <text:p>22.19</text:p>
          </table:table-cell>
          <table:table-cell table:style-name="ce46" table:formula="of:=[.G37]*1000000/[.H37]" office:value-type="float" office:value="1.94820837886958" calcext:value-type="float">
            <text:p>1.95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35" calcext:value-type="float">
            <text:p>35</text:p>
          </table:table-cell>
          <table:table-cell table:style-name="ce436" table:formula="of:=[$World.D49]" office:value-type="string" office:string-value="Thailand" calcext:value-type="string">
            <text:p>Thailand</text:p>
          </table:table-cell>
          <table:table-cell table:style-name="ce436" table:formula="of:=[$World.E49]" office:value-type="string" office:string-value="泰國" calcext:value-type="string">
            <text:p>泰國</text:p>
          </table:table-cell>
          <table:table-cell table:style-name="ce41" table:formula="of:=[$World.F49]" office:value-type="float" office:value="2613" calcext:value-type="float">
            <text:p>2,613</text:p>
          </table:table-cell>
          <table:table-cell table:style-name="ce41" table:formula="of:=[$World.G49]" office:value-type="float" office:value="43" calcext:value-type="float">
            <text:p>43</text:p>
          </table:table-cell>
          <table:table-cell table:style-name="ce41" table:formula="of:=[$World.H49]" office:value-type="float" office:value="66487830" calcext:value-type="float">
            <text:p>66,487,830</text:p>
          </table:table-cell>
          <table:table-cell table:style-name="ce46" table:formula="of:=[.F38]*1000000/[.H38]" office:value-type="float" office:value="39.3004253560388" calcext:value-type="float">
            <text:p>39.30</text:p>
          </table:table-cell>
          <table:table-cell table:style-name="ce46" table:formula="of:=[.G38]*1000000/[.H38]" office:value-type="float" office:value="0.646734898702514" calcext:value-type="float">
            <text:p>0.65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48" calcext:value-type="float">
            <text:p>48</text:p>
          </table:table-cell>
          <table:table-cell table:style-name="ce436" table:formula="of:=[$World.D48]" office:value-type="string" office:string-value="Singapore" calcext:value-type="string">
            <text:p>Singapore</text:p>
          </table:table-cell>
          <table:table-cell table:style-name="ce436" table:formula="of:=[$World.E48]" office:value-type="string" office:string-value="新加玻" calcext:value-type="string">
            <text:p>新加玻</text:p>
          </table:table-cell>
          <table:table-cell table:style-name="ce41" table:formula="of:=[$World.F48]" office:value-type="float" office:value="5050" calcext:value-type="float">
            <text:p>5,050</text:p>
          </table:table-cell>
          <table:table-cell table:style-name="ce41" table:formula="of:=[$World.G48]" office:value-type="float" office:value="10" calcext:value-type="float">
            <text:p>10</text:p>
          </table:table-cell>
          <table:table-cell table:style-name="ce41" table:formula="of:=[$World.H48]" office:value-type="float" office:value="5804337" calcext:value-type="float">
            <text:p>5,804,337</text:p>
          </table:table-cell>
          <table:table-cell table:style-name="ce46" table:formula="of:=[.F39]*1000000/[.H39]" office:value-type="float" office:value="870.039075953033" calcext:value-type="float">
            <text:p>870.04</text:p>
          </table:table-cell>
          <table:table-cell table:style-name="ce46" table:formula="of:=[.G39]*1000000/[.H39]" office:value-type="float" office:value="1.72284965535254" calcext:value-type="float">
            <text:p>1.72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436" table:formula="of:=[$World.D50]" office:value-type="string" office:string-value="Hong Kong" calcext:value-type="string">
            <text:p>Hong Kong</text:p>
          </table:table-cell>
          <table:table-cell table:style-name="ce436" table:formula="of:=[$World.E50]" office:value-type="string" office:string-value="香港" calcext:value-type="string">
            <text:p>香港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table:formula="of:=[$World.G50]" office:value-type="float" office:value="4" calcext:value-type="float">
            <text:p>4</text:p>
          </table:table-cell>
          <table:table-cell table:style-name="ce41" table:formula="of:=[$World.H50]" office:value-type="float" office:value="7500700" calcext:value-type="float">
            <text:p>7,500,700</text:p>
          </table:table-cell>
          <table:table-cell table:style-name="ce46" table:formula="of:=[.F40]*1000000/[.H40]" office:value-type="float" office:value="135.720666071167" calcext:value-type="float">
            <text:p>135.72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436" table:formula="of:=[$World.D51]" office:value-type="string" office:string-value="Taiwan" calcext:value-type="string">
            <text:p>Taiwan</text:p>
          </table:table-cell>
          <table:table-cell table:style-name="ce436" table:formula="of:=[$World.E51]" office:value-type="string" office:string-value="台灣" calcext:value-type="string">
            <text:p>台灣</text:p>
          </table:table-cell>
          <table:table-cell table:style-name="ce41" table:formula="of:=[$World.F51]" office:value-type="float" office:value="395" calcext:value-type="float">
            <text:p>395</text:p>
          </table:table-cell>
          <table:table-cell table:style-name="ce41" table:formula="of:=[$World.G51]" office:value-type="float" office:value="6" calcext:value-type="float">
            <text:p>6</text:p>
          </table:table-cell>
          <table:table-cell table:style-name="ce41" table:formula="of:=[$World.H51]" office:value-type="float" office:value="23773876" calcext:value-type="float">
            <text:p>23,773,876</text:p>
          </table:table-cell>
          <table:table-cell table:style-name="ce46" table:formula="of:=[.F41]*1000000/[.H41]" office:value-type="float" office:value="16.6148759251541" calcext:value-type="float">
            <text:p>16.61</text:p>
          </table:table-cell>
          <table:table-cell table:style-name="ce46" table:formula="of:=[.G41]*1000000/[.H41]" office:value-type="float" office:value="0.25237786215424" calcext:value-type="float">
            <text:p>0.25</text:p>
          </table:table-cell>
          <table:table-cell table:number-columns-repeated="1014"/>
        </table:table-row>
        <table:table-row table:style-name="ro16">
          <table:table-cell table:style-name="ce8"/>
          <table:table-cell table:style-name="ce105"/>
          <table:table-cell table:style-name="ce145"/>
          <table:table-cell table:style-name="ce33" table:number-columns-repeated="2"/>
          <table:table-cell table:style-name="ce465" table:number-columns-repeated="2"/>
          <table:table-cell table:style-name="ce42"/>
          <table:table-cell table:style-name="ce67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前十位總計</text:p>
          </table:table-cell>
          <table:table-cell table:style-name="ce146"/>
          <table:table-cell table:style-name="ce436" table:formula="of:=SUM([.F32:.F42])" office:value-type="float" office:value="128622" calcext:value-type="float">
            <text:p>128,622.00</text:p>
          </table:table-cell>
          <table:table-cell table:style-name="ce436" table:formula="of:=SUM([.G32:.G42])" office:value-type="float" office:value="6066" calcext:value-type="float">
            <text:p>6,066.00</text:p>
          </table:table-cell>
          <table:table-cell table:style-name="ce41" table:formula="of:=SUM([.H32:.H41])" office:value-type="float" office:value="2122775389" calcext:value-type="float">
            <text:p>2,122,775,389</text:p>
          </table:table-cell>
          <table:table-cell table:style-name="ce46" table:formula="of:=[.F43]*1000000/[.H43]" office:value-type="float" office:value="60.591431701397" calcext:value-type="float">
            <text:p>60.59</text:p>
          </table:table-cell>
          <table:table-cell table:style-name="ce46" table:formula="of:=[.G43]*1000000/[.H43]" office:value-type="float" office:value="2.85757976629717" calcext:value-type="float">
            <text:p>2.86</text:p>
          </table:table-cell>
          <table:table-cell table:number-columns-repeated="1014"/>
        </table:table-row>
        <table:table-row table:style-name="ro3">
          <table:table-cell table:style-name="ce8"/>
          <table:table-cell table:style-name="ce107"/>
          <table:table-cell table:style-name="ce147" table:number-columns-repeated="3"/>
          <table:table-cell table:style-name="ce465" table:number-columns-repeated="2"/>
          <table:table-cell table:style-name="ce33"/>
          <table:table-cell table:style-name="ce67" table:number-columns-repeated="2"/>
          <table:table-cell table:number-columns-repeated="1014"/>
        </table:table-row>
        <table:table-row table:style-name="ro2" table:number-rows-repeated="3">
          <table:table-cell table:style-name="ce8"/>
          <table:table-cell table:style-name="ce76" table:number-columns-repeated="4"/>
          <table:table-cell table:style-name="ce466" table:number-columns-repeated="2"/>
          <table:table-cell table:style-name="ce76"/>
          <table:table-cell table:style-name="ce185" table:number-columns-repeated="2"/>
          <table:table-cell table:style-name="ce492" table:number-columns-repeated="54"/>
          <table:table-cell table:style-name="ce380" table:number-columns-repeated="96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443"/>
          <table:table-cell table:style-name="ce477"/>
          <table:table-cell table:style-name="ce158"/>
          <table:table-cell table:style-name="ce222" office:value-type="string" calcext:value-type="string">
            <text:p>Date 日期 :</text:p>
          </table:table-cell>
          <table:table-cell table:style-name="ce522" table:formula="of:=[$World.J46]" office:value-type="float" office:value="1.16663762290774" calcext:value-type="float">
            <text:p>1.1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444" table:number-columns-repeated="2"/>
          <table:table-cell table:style-name="ce159" table:number-columns-repeated="2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108" office:value-type="string" calcext:value-type="string">
            <text:p>European and East Asian Comparison 歐洲 東亞 比較</text:p>
          </table:table-cell>
          <table:table-cell table:style-name="ce148" table:number-columns-repeated="3"/>
          <table:table-cell table:style-name="ce467" table:number-columns-repeated="2"/>
          <table:table-cell table:style-name="ce148" table:number-columns-repeated="2"/>
          <table:table-cell table:style-name="ce289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8" table:number-columns-repeated="2"/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 office:value-type="string" calcext:value-type="string">
            <text:p>Europe</text:p>
          </table:table-cell>
          <table:table-cell table:style-name="ce480" office:value-type="string" calcext:value-type="string">
            <text:p>East Asia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70" office:value-type="string" calcext:value-type="string">
            <text:p>歐洲</text:p>
          </table:table-cell>
          <table:table-cell table:style-name="ce470" office:value-type="string" calcext:value-type="string">
            <text:p>東亞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468" table:formula="of:=[.I20]" office:value-type="float" office:value="2228.5448654296" calcext:value-type="float">
            <text:p>2,228.54</text:p>
          </table:table-cell>
          <table:table-cell table:style-name="ce468" table:formula="of:=[.I43]" office:value-type="float" office:value="60.591431701397" calcext:value-type="float">
            <text:p>60.59</text:p>
          </table:table-cell>
          <table:table-cell table:style-name="ce19"/>
          <table:table-cell table:style-name="ce450" table:formula="of:=[.F54]/[.G54]" office:value-type="float" office:value="36.7798680911219" calcext:value-type="float">
            <text:p>36.78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68" table:formula="of:=[.J20]" office:value-type="float" office:value="239.693595668956" calcext:value-type="float">
            <text:p>239.69</text:p>
          </table:table-cell>
          <table:table-cell table:style-name="ce468" table:formula="of:=[.J43]" office:value-type="float" office:value="2.85757976629717" calcext:value-type="float">
            <text:p>2.86</text:p>
          </table:table-cell>
          <table:table-cell table:style-name="ce19" table:number-columns-repeated="2"/>
          <table:table-cell table:style-name="ce488" table:formula="of:=[.F55]/[.G55]" office:value-type="float" office:value="83.8799317156242" calcext:value-type="float">
            <text:p>83.8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90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8" table:number-columns-repeated="2"/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468"/>
          <table:table-cell table:style-name="ce481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32"/>
          <table:table-cell table:number-columns-repeated="1014"/>
        </table:table-row>
        <table:table-row table:style-name="ro2" table:number-rows-repeated="3">
          <table:table-cell table:style-name="ce8" table:number-columns-repeated="5"/>
          <table:table-cell table:style-name="ce472" table:number-columns-repeated="2"/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108" office:value-type="string" calcext:value-type="string">
            <text:p><text:span text:style-name="T6">European and East Asian Comparison (Excluding China</text:span>) 歐洲 東亞 比較 (不包括中國)</text:p>
          </table:table-cell>
          <table:table-cell table:style-name="ce148" table:number-columns-repeated="3"/>
          <table:table-cell table:style-name="ce467" table:number-columns-repeated="2"/>
          <table:table-cell table:style-name="ce148" table:number-columns-repeated="2"/>
          <table:table-cell table:style-name="ce289"/>
          <table:table-cell table:number-columns-repeated="1014"/>
        </table:table-row>
        <table:table-row table:style-name="ro2">
          <table:table-cell table:style-name="ce8"/>
          <table:table-cell table:style-name="ce115"/>
          <table:table-cell table:style-name="ce124" table:number-columns-repeated="3"/>
          <table:table-cell table:style-name="ce473" table:number-columns-repeated="2"/>
          <table:table-cell table:style-name="ce124" table:number-columns-repeated="2"/>
          <table:table-cell table:style-name="ce24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 office:value-type="string" calcext:value-type="string">
            <text:p>Europe</text:p>
          </table:table-cell>
          <table:table-cell table:style-name="ce480" office:value-type="string" calcext:value-type="string">
            <text:p>East Asia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/>
          <table:table-cell table:style-name="ce480" office:value-type="string" calcext:value-type="string">
            <text:p>(Ex-China)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 office:value-type="string" calcext:value-type="string">
            <text:p>歐洲</text:p>
          </table:table-cell>
          <table:table-cell table:style-name="ce480" office:value-type="string" calcext:value-type="string">
            <text:p>東亞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70"/>
          <table:table-cell table:style-name="ce482" office:value-type="string" calcext:value-type="string">
            <text:p><text:s/>(不包括中國)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405" office:value-type="string" calcext:value-type="string">
            <text:p>Population </text:p>
          </table:table-cell>
          <table:table-cell table:style-name="ce19" office:value-type="string" calcext:value-type="string">
            <text:p>地區人口</text:p>
          </table:table-cell>
          <table:table-cell table:style-name="ce19"/>
          <table:table-cell table:style-name="ce474" table:formula="of:=[.H20]" office:value-type="float" office:value="381290955" calcext:value-type="float">
            <text:p>381,290,955</text:p>
          </table:table-cell>
          <table:table-cell table:style-name="ce474" table:formula="of:=[.H43]-[.H32]" office:value-type="float" office:value="688991703" calcext:value-type="float">
            <text:p>688,991,703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75"/>
          <table:table-cell table:style-name="ce483"/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468" table:formula="of:=[.F54]" office:value-type="float" office:value="2228.5448654296" calcext:value-type="float">
            <text:p>2,228.54</text:p>
          </table:table-cell>
          <table:table-cell table:style-name="ce468" table:formula="of:=([.F43]-[.F32])*1000000/([.H43]-[.H32])" office:value-type="float" office:value="66.6626314947076" calcext:value-type="float">
            <text:p>66.66</text:p>
          </table:table-cell>
          <table:table-cell table:style-name="ce19"/>
          <table:table-cell table:style-name="ce485" table:formula="of:=[.F71]/[.G71]" office:value-type="float" office:value="33.4301964303124" calcext:value-type="float">
            <text:p>33.43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68" table:formula="of:=[.F55]" office:value-type="float" office:value="239.693595668956" calcext:value-type="float">
            <text:p>239.69</text:p>
          </table:table-cell>
          <table:table-cell table:style-name="ce468" table:formula="of:=([.G43]-[.G32])*1000000/([.H43]-[.H32])" office:value-type="float" office:value="2.08130227658199" calcext:value-type="float">
            <text:p>2.08</text:p>
          </table:table-cell>
          <table:table-cell table:style-name="ce19" table:number-columns-repeated="2"/>
          <table:table-cell table:style-name="ce489" table:formula="of:=[.F72]/[.G72]" office:value-type="float" office:value="115.165201309726" calcext:value-type="float">
            <text:p>115.1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8" table:number-columns-repeated="2"/>
          <table:table-cell table:style-name="ce19" table:number-columns-repeated="2"/>
          <table:table-cell table:style-name="ce490"/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90"/>
          <table:table-cell table:number-columns-repeated="1014"/>
        </table:table-row>
        <table:table-row table:style-name="ro2">
          <table:table-cell table:style-name="ce8"/>
          <table:table-cell table:style-name="ce115"/>
          <table:table-cell table:style-name="ce124" table:number-columns-repeated="3"/>
          <table:table-cell table:style-name="ce473" table:number-columns-repeated="2"/>
          <table:table-cell table:style-name="ce124" table:number-columns-repeated="2"/>
          <table:table-cell table:style-name="ce24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<text:s/>10 times or more deaths 十倍或以上確診</text:p>
          </table:table-cell>
          <table:table-cell table:style-name="ce153"/>
          <table:table-cell table:style-name="ce468"/>
          <table:table-cell table:style-name="ce481"/>
          <table:table-cell table:style-name="Times10" office:value-type="string" calcext:value-type="string">
            <text:p><text:s/>10 times or more deaths 十倍或以上死亡</text:p>
          </table:table-cell>
          <table:table-cell table:style-name="ce153"/>
          <table:table-cell table:style-name="ce227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287" office:value-type="string" calcext:value-type="string">
            <text:p><text:s/>100 times or more cases 一百倍或以上確診</text:p>
          </table:table-cell>
          <table:table-cell table:style-name="ce287"/>
          <table:table-cell table:style-name="ce468"/>
          <table:table-cell table:style-name="ce481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Times100"/>
          <table:table-cell table:style-name="ce491"/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32"/>
          <table:table-cell table:number-columns-repeated="1014"/>
        </table:table-row>
        <table:table-row table:style-name="ro2">
          <table:table-cell table:style-name="ce8" table:number-columns-repeated="5"/>
          <table:table-cell table:style-name="ce472" table:number-columns-repeated="2"/>
          <table:table-cell table:style-name="ce8" table:number-columns-repeated="3"/>
          <table:table-cell table:number-columns-repeated="1014"/>
        </table:table-row>
        <table:table-row table:style-name="ro2" table:number-rows-repeated="1047931">
          <table:table-cell table:number-columns-repeated="1024"/>
        </table:table-row>
        <table:table-row table:style-name="ro8" table:number-rows-repeated="56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Euro_E_Asian.I54:Euro_E_Asian.I54">
            <calcext:condition calcext:apply-style-name="Default" calcext:value="&lt;10" calcext:base-cell-address="Euro_E_Asian.I54"/>
            <calcext:condition calcext:apply-style-name="Times10" calcext:value="&lt;100" calcext:base-cell-address="Euro_E_Asian.I54"/>
            <calcext:condition calcext:apply-style-name="Times100" calcext:value="&lt;500" calcext:base-cell-address="Euro_E_Asian.I54"/>
            <calcext:condition calcext:apply-style-name="Times500" calcext:value="&lt;1000" calcext:base-cell-address="Euro_E_Asian.I54"/>
            <calcext:condition calcext:apply-style-name="Times1000" calcext:value="&gt;=1000" calcext:base-cell-address="Euro_E_Asian.I54"/>
          </calcext:conditional-format>
          <calcext:conditional-format calcext:target-range-address="Euro_E_Asian.I54:Euro_E_Asian.I54">
            <calcext:condition calcext:apply-style-name="Default" calcext:value="&lt;10" calcext:base-cell-address="Euro_E_Asian.I54"/>
            <calcext:condition calcext:apply-style-name="Times10" calcext:value="&lt;=100" calcext:base-cell-address="Euro_E_Asian.I54"/>
            <calcext:condition calcext:apply-style-name="Times100" calcext:value="&lt;500" calcext:base-cell-address="Euro_E_Asian.I54"/>
            <calcext:condition calcext:apply-style-name="Times500" calcext:value="&lt;1000" calcext:base-cell-address="Euro_E_Asian.I54"/>
            <calcext:condition calcext:apply-style-name="Times1000" calcext:value="&gt;=1000" calcext:base-cell-address="Euro_E_Asian.I54"/>
          </calcext:conditional-format>
          <calcext:conditional-format calcext:target-range-address="Euro_E_Asian.I71:Euro_E_Asian.I71">
            <calcext:condition calcext:apply-style-name="Default" calcext:value="&lt;10" calcext:base-cell-address="Euro_E_Asian.I71"/>
            <calcext:condition calcext:apply-style-name="Times10" calcext:value="&lt;100" calcext:base-cell-address="Euro_E_Asian.I71"/>
            <calcext:condition calcext:apply-style-name="Times100" calcext:value="&lt;500" calcext:base-cell-address="Euro_E_Asian.I71"/>
            <calcext:condition calcext:apply-style-name="Times500" calcext:value="&lt;1000" calcext:base-cell-address="Euro_E_Asian.I71"/>
            <calcext:condition calcext:apply-style-name="Times1000" calcext:value="&gt;=1000" calcext:base-cell-address="Euro_E_Asian.I71"/>
          </calcext:conditional-format>
          <calcext:conditional-format calcext:target-range-address="Euro_E_Asian.I71:Euro_E_Asian.I71">
            <calcext:condition calcext:apply-style-name="Default" calcext:value="&lt;10" calcext:base-cell-address="Euro_E_Asian.I71"/>
            <calcext:condition calcext:apply-style-name="Times10" calcext:value="&lt;=100" calcext:base-cell-address="Euro_E_Asian.I71"/>
            <calcext:condition calcext:apply-style-name="Times100" calcext:value="&lt;500" calcext:base-cell-address="Euro_E_Asian.I71"/>
            <calcext:condition calcext:apply-style-name="Times500" calcext:value="&lt;1000" calcext:base-cell-address="Euro_E_Asian.I71"/>
            <calcext:condition calcext:apply-style-name="Times1000" calcext:value="&gt;=1000" calcext:base-cell-address="Euro_E_Asian.I71"/>
          </calcext:conditional-format>
          <calcext:conditional-format calcext:target-range-address="Euro_E_Asian.J55:Euro_E_Asian.J55">
            <calcext:condition calcext:apply-style-name="Default" calcext:value="&lt;10" calcext:base-cell-address="Euro_E_Asian.J55"/>
            <calcext:condition calcext:apply-style-name="Times10" calcext:value="&lt;100" calcext:base-cell-address="Euro_E_Asian.J55"/>
            <calcext:condition calcext:apply-style-name="Times100" calcext:value="&lt;500" calcext:base-cell-address="Euro_E_Asian.J55"/>
            <calcext:condition calcext:apply-style-name="Times500" calcext:value="&lt;1000" calcext:base-cell-address="Euro_E_Asian.J55"/>
            <calcext:condition calcext:apply-style-name="Times1000" calcext:value="&gt;=1000" calcext:base-cell-address="Euro_E_Asian.J55"/>
          </calcext:conditional-format>
          <calcext:conditional-format calcext:target-range-address="Euro_E_Asian.J55:Euro_E_Asian.J55">
            <calcext:condition calcext:apply-style-name="Default" calcext:value="&lt;10" calcext:base-cell-address="Euro_E_Asian.J55"/>
            <calcext:condition calcext:apply-style-name="Times10" calcext:value="&lt;=100" calcext:base-cell-address="Euro_E_Asian.J55"/>
            <calcext:condition calcext:apply-style-name="Times100" calcext:value="&lt;500" calcext:base-cell-address="Euro_E_Asian.J55"/>
            <calcext:condition calcext:apply-style-name="Times500" calcext:value="&lt;1000" calcext:base-cell-address="Euro_E_Asian.J55"/>
            <calcext:condition calcext:apply-style-name="Times1000" calcext:value="&gt;=1000" calcext:base-cell-address="Euro_E_Asian.J55"/>
          </calcext:conditional-format>
          <calcext:conditional-format calcext:target-range-address="Euro_E_Asian.J72:Euro_E_Asian.J73">
            <calcext:condition calcext:apply-style-name="Default" calcext:value="&lt;10" calcext:base-cell-address="Euro_E_Asian.J72"/>
            <calcext:condition calcext:apply-style-name="Times10" calcext:value="&lt;100" calcext:base-cell-address="Euro_E_Asian.J72"/>
            <calcext:condition calcext:apply-style-name="Times100" calcext:value="&lt;500" calcext:base-cell-address="Euro_E_Asian.J72"/>
            <calcext:condition calcext:apply-style-name="Times500" calcext:value="&lt;1000" calcext:base-cell-address="Euro_E_Asian.J72"/>
            <calcext:condition calcext:apply-style-name="Times1000" calcext:value="&gt;=1000" calcext:base-cell-address="Euro_E_Asian.J72"/>
          </calcext:conditional-format>
          <calcext:conditional-format calcext:target-range-address="Euro_E_Asian.J72:Euro_E_Asian.J73">
            <calcext:condition calcext:apply-style-name="Default" calcext:value="&lt;10" calcext:base-cell-address="Euro_E_Asian.J72"/>
            <calcext:condition calcext:apply-style-name="Times10" calcext:value="&lt;=100" calcext:base-cell-address="Euro_E_Asian.J72"/>
            <calcext:condition calcext:apply-style-name="Times100" calcext:value="&lt;500" calcext:base-cell-address="Euro_E_Asian.J72"/>
            <calcext:condition calcext:apply-style-name="Times500" calcext:value="&lt;1000" calcext:base-cell-address="Euro_E_Asian.J72"/>
            <calcext:condition calcext:apply-style-name="Times1000" calcext:value="&gt;=1000" calcext:base-cell-address="Euro_E_Asian.J72"/>
          </calcext:conditional-format>
        </calcext:conditional-formats>
      </table:table>
      <table:table table:name="Euro_E_Asian_Ratio" table:style-name="ta1">
        <office:forms form:automatic-focus="false" form:apply-design-mode="false"/>
        <table:shapes>
          <draw:custom-shape draw:z-index="0" draw:style-name="gr1" draw:text-style-name="P2" svg:width="27.85mm" svg:height="7.45mm" svg:x="197.38mm" svg:y="27.2mm">
            <text:p text:style-name="P1"><text:span text:style-name="T1">E.Asian cases</text:span></text:p>
            <text:p text:style-name="P1"><text:span text:style-name="T1">東亞確診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style-name="gr2" draw:text-style-name="P1" svg:x1="211.16mm" svg:y1="34.3mm" svg:x2="203.68mm" svg:y2="37.5mm">
            <text:p/>
          </draw:line>
          <draw:custom-shape draw:z-index="2" draw:style-name="gr3" draw:text-style-name="P2" svg:width="40.69mm" svg:height="7.45mm" svg:x="17.16mm" svg:y="102.71mm">
            <text:p text:style-name="P1"><text:span text:style-name="T1">European cases</text:span></text:p>
            <text:p text:style-name="P1"><text:span text:style-name="T1">歐洲確診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3" draw:style-name="gr2" draw:text-style-name="P1" svg:x1="51.03mm" svg:y1="101.84mm" svg:x2="57.41mm" svg:y2="97.79mm">
            <text:p/>
          </draw:line>
          <draw:line draw:z-index="4" draw:style-name="gr2" draw:text-style-name="P1" svg:x1="208.3mm" svg:y1="158.73mm" svg:x2="203.9mm" svg:y2="161.5mm">
            <text:p/>
          </draw:line>
          <draw:custom-shape draw:z-index="5" draw:style-name="gr3" draw:text-style-name="P2" svg:width="40.69mm" svg:height="7.45mm" svg:x="17.17mm" svg:y="226.36mm">
            <text:p text:style-name="P1"><text:span text:style-name="T1">European Deaths</text:span></text:p>
            <text:p text:style-name="P1"><text:span text:style-name="T1">歐洲死亡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6" draw:style-name="gr2" draw:text-style-name="P1" svg:x1="51.04mm" svg:y1="225.49mm" svg:x2="57.42mm" svg:y2="221.44mm">
            <text:p/>
          </draw:line>
          <draw:custom-shape draw:z-index="7" draw:style-name="gr4" draw:text-style-name="P2" svg:width="26.31mm" svg:height="7.45mm" svg:x="195.18mm" svg:y="151.49mm">
            <text:p text:style-name="P1"><text:span text:style-name="T1">E.Asian Deaths</text:span></text:p>
            <text:p text:style-name="P1"><text:span text:style-name="T1">東亞死亡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4" table:default-cell-style-name="Default"/>
        <table:table-column table:style-name="co15" table:default-cell-style-name="ce457"/>
        <table:table-column table:style-name="co16" table:number-columns-repeated="2" table:default-cell-style-name="ce457"/>
        <table:table-column table:style-name="co17" table:default-cell-style-name="ce538"/>
        <table:table-column table:style-name="co17" table:number-columns-repeated="9" table:default-cell-style-name="ce536"/>
        <table:table-column table:style-name="co11" table:number-columns-repeated="33" table:default-cell-style-name="Default"/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24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3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6">
          <table:table-cell/>
          <table:table-cell table:style-name="ce494" office:value-type="string" calcext:value-type="string" table:number-columns-spanned="2" table:number-rows-spanned="1">
            <text:p><text:span text:style-name="T7">Cases ratio </text:span></text:p>
            <text:p><text:span text:style-name="T7">確診個案比例分析</text:span></text:p>
          </table:table-cell>
          <table:covered-table-cell table:style-name="ce259"/>
          <table:table-cell table:style-name="ce263"/>
          <table:table-cell table:style-name="ce277" table:formula="of:=[$'E.Asian_Sort'.B3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'E.Asian_Sort'.C3]" office:value-type="string" office:string-value="南韓&#10;Korea" calcext:value-type="string">
            <text:p>南韓</text:p>
            <text:p>Korea</text:p>
          </table:table-cell>
          <table:table-cell table:style-name="ce277" table:formula="of:=[$'E.Asian_Sort'.D3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'E.Asian_Sort'.E3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'E.Asian_Sort'.F3]" office:value-type="string" office:string-value="日本&#10;Japan" calcext:value-type="string">
            <text:p>日本</text:p>
            <text:p>Japan</text:p>
          </table:table-cell>
          <table:table-cell table:style-name="ce277" table:formula="of:=[$'E.Asian_Sort'.G3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'E.Asian_Sort'.H3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'E.Asian_Sort'.I3]" office:value-type="string" office:string-value="泰國&#10;Thailand" calcext:value-type="string">
            <text:p>泰國</text:p>
            <text:p>Thailand</text:p>
          </table:table-cell>
          <table:table-cell table:style-name="ce277" table:formula="of:=[$'E.Asian_Sort'.J3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'E.Asian_Sort'.K3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'E.Asian_Sort'.B4]" office:value-type="float" office:value="82692" calcext:value-type="float">
            <text:p>82,692</text:p>
          </table:table-cell>
          <table:table-cell table:style-name="ce446" table:formula="of:=[$'E.Asian_Sort'.C4]" office:value-type="float" office:value="10635" calcext:value-type="float">
            <text:p>10,635</text:p>
          </table:table-cell>
          <table:table-cell table:style-name="ce446" table:formula="of:=[$'E.Asian_Sort'.D4]" office:value-type="float" office:value="5251" calcext:value-type="float">
            <text:p>5,251</text:p>
          </table:table-cell>
          <table:table-cell table:style-name="ce446" table:formula="of:=[$'E.Asian_Sort'.E4]" office:value-type="float" office:value="5878" calcext:value-type="float">
            <text:p>5,878</text:p>
          </table:table-cell>
          <table:table-cell table:style-name="ce446" table:formula="of:=[$'E.Asian_Sort'.F4]" office:value-type="float" office:value="9167" calcext:value-type="float">
            <text:p>9,167</text:p>
          </table:table-cell>
          <table:table-cell table:style-name="ce446" table:formula="of:=[$'E.Asian_Sort'.G4]" office:value-type="float" office:value="5923" calcext:value-type="float">
            <text:p>5,923</text:p>
          </table:table-cell>
          <table:table-cell table:style-name="ce446" table:formula="of:=[$'E.Asian_Sort'.H4]" office:value-type="float" office:value="5050" calcext:value-type="float">
            <text:p>5,050</text:p>
          </table:table-cell>
          <table:table-cell table:style-name="ce446" table:formula="of:=[$'E.Asian_Sort'.I4]" office:value-type="float" office:value="2613" calcext:value-type="float">
            <text:p>2,613</text:p>
          </table:table-cell>
          <table:table-cell table:style-name="ce446" table:formula="of:=[$'E.Asian_Sort'.J4]" office:value-type="float" office:value="1018" calcext:value-type="float">
            <text:p>1,018</text:p>
          </table:table-cell>
          <table:table-cell table:style-name="ce446" table:formula="of:=[$'E.Asian_Sort'.K4]" office:value-type="float" office:value="395" calcext:value-type="float">
            <text:p>395</text:p>
          </table:table-cell>
          <table:table-cell table:number-columns-repeated="33"/>
        </table:table-row>
        <table:table-row table:style-name="ro2">
          <table:table-cell/>
          <table:table-cell table:formula="of:=[$Euro_E_Asian.D9]" office:value-type="string" office:string-value="Spain" calcext:value-type="string">
            <text:p>Spain</text:p>
          </table:table-cell>
          <table:table-cell table:formula="of:=[$Euro_E_Asian.E9]" office:value-type="string" office:string-value="西班牙" calcext:value-type="string">
            <text:p>西班牙</text:p>
          </table:table-cell>
          <table:table-cell table:formula="of:=[$Euro_E_Asian.F9]" office:value-type="float" office:value="190859" calcext:value-type="float">
            <text:p>190,859</text:p>
          </table:table-cell>
          <table:table-cell table:style-name="ce458" table:formula="of:=[.$D6]/[.E$5]" office:value-type="float" office:value="2.30807091375224" calcext:value-type="float">
            <text:p>2.3</text:p>
          </table:table-cell>
          <table:table-cell table:formula="of:=[.$D6]/[.F$5]" office:value-type="float" office:value="17.9463093559003" calcext:value-type="float">
            <text:p>18</text:p>
          </table:table-cell>
          <table:table-cell table:formula="of:=[.$D6]/[.G$5]" office:value-type="float" office:value="36.3471719672443" calcext:value-type="float">
            <text:p>36</text:p>
          </table:table-cell>
          <table:table-cell table:formula="of:=[.$D6]/[.H$5]" office:value-type="float" office:value="32.4700578428037" calcext:value-type="float">
            <text:p>32</text:p>
          </table:table-cell>
          <table:table-cell table:formula="of:=[.$D6]/[.I$5]" office:value-type="float" office:value="20.8202247191011" calcext:value-type="float">
            <text:p>21</text:p>
          </table:table-cell>
          <table:table-cell table:formula="of:=[.$D6]/[.J$5]" office:value-type="float" office:value="32.2233665372278" calcext:value-type="float">
            <text:p>32</text:p>
          </table:table-cell>
          <table:table-cell table:formula="of:=[.$D6]/[.K$5]" office:value-type="float" office:value="37.7938613861386" calcext:value-type="float">
            <text:p>38</text:p>
          </table:table-cell>
          <table:table-cell table:formula="of:=[.$D6]/[.L$5]" office:value-type="float" office:value="73.0420972062763" calcext:value-type="float">
            <text:p>73</text:p>
          </table:table-cell>
          <table:table-cell table:formula="of:=[.$D6]/[.M$5]" office:value-type="float" office:value="187.484282907662" calcext:value-type="float">
            <text:p>187</text:p>
          </table:table-cell>
          <table:table-cell table:formula="of:=[.$D6]/[.N$5]" office:value-type="float" office:value="483.187341772152" calcext:value-type="float">
            <text:p>483</text:p>
          </table:table-cell>
          <table:table-cell table:number-columns-repeated="33"/>
        </table:table-row>
        <table:table-row table:style-name="ro2">
          <table:table-cell/>
          <table:table-cell table:formula="of:=[$Euro_E_Asian.D10]" office:value-type="string" office:string-value="Italy" calcext:value-type="string">
            <text:p>Italy</text:p>
          </table:table-cell>
          <table:table-cell table:formula="of:=[$Euro_E_Asian.E10]" office:value-type="string" office:string-value="意大利" calcext:value-type="string">
            <text:p>意大利</text:p>
          </table:table-cell>
          <table:table-cell table:formula="of:=[$Euro_E_Asian.F10]" office:value-type="float" office:value="172434" calcext:value-type="float">
            <text:p>172,434</text:p>
          </table:table-cell>
          <table:table-cell table:style-name="ce536" table:formula="of:=[.$D7]/[.E$5]" office:value-type="float" office:value="2.0852561311856" calcext:value-type="float">
            <text:p>2</text:p>
          </table:table-cell>
          <table:table-cell table:formula="of:=[.$D7]/[.F$5]" office:value-type="float" office:value="16.2138222849083" calcext:value-type="float">
            <text:p>16</text:p>
          </table:table-cell>
          <table:table-cell table:formula="of:=[.$D7]/[.G$5]" office:value-type="float" office:value="32.8383165111407" calcext:value-type="float">
            <text:p>33</text:p>
          </table:table-cell>
          <table:table-cell table:formula="of:=[.$D7]/[.H$5]" office:value-type="float" office:value="29.3354882613134" calcext:value-type="float">
            <text:p>29</text:p>
          </table:table-cell>
          <table:table-cell table:formula="of:=[.$D7]/[.I$5]" office:value-type="float" office:value="18.8102978073525" calcext:value-type="float">
            <text:p>19</text:p>
          </table:table-cell>
          <table:table-cell table:formula="of:=[.$D7]/[.J$5]" office:value-type="float" office:value="29.112611852102" calcext:value-type="float">
            <text:p>29</text:p>
          </table:table-cell>
          <table:table-cell table:formula="of:=[.$D7]/[.K$5]" office:value-type="float" office:value="34.1453465346535" calcext:value-type="float">
            <text:p>34</text:p>
          </table:table-cell>
          <table:table-cell table:formula="of:=[.$D7]/[.L$5]" office:value-type="float" office:value="65.9908151549943" calcext:value-type="float">
            <text:p>66</text:p>
          </table:table-cell>
          <table:table-cell table:formula="of:=[.$D7]/[.M$5]" office:value-type="float" office:value="169.385068762279" calcext:value-type="float">
            <text:p>169</text:p>
          </table:table-cell>
          <table:table-cell table:formula="of:=[.$D7]/[.N$5]" office:value-type="float" office:value="436.541772151899" calcext:value-type="float">
            <text:p>437</text:p>
          </table:table-cell>
          <table:table-cell table:number-columns-repeated="33"/>
        </table:table-row>
        <table:table-row table:style-name="ro2">
          <table:table-cell/>
          <table:table-cell table:formula="of:=[$Euro_E_Asian.D11]" office:value-type="string" office:string-value="Germany" calcext:value-type="string">
            <text:p>Germany</text:p>
          </table:table-cell>
          <table:table-cell table:formula="of:=[$Euro_E_Asian.E11]" office:value-type="string" office:string-value="德國" calcext:value-type="string">
            <text:p>德國</text:p>
          </table:table-cell>
          <table:table-cell table:formula="of:=[$Euro_E_Asian.F11]" office:value-type="float" office:value="141397" calcext:value-type="float">
            <text:p>141,397</text:p>
          </table:table-cell>
          <table:table-cell table:style-name="ce536" table:formula="of:=[.$D8]/[.E$5]" office:value-type="float" office:value="1.70992357180864" calcext:value-type="float">
            <text:p>2</text:p>
          </table:table-cell>
          <table:table-cell table:formula="of:=[.$D8]/[.F$5]" office:value-type="float" office:value="13.2954395862717" calcext:value-type="float">
            <text:p>13</text:p>
          </table:table-cell>
          <table:table-cell table:formula="of:=[.$D8]/[.G$5]" office:value-type="float" office:value="26.9276328318416" calcext:value-type="float">
            <text:p>27</text:p>
          </table:table-cell>
          <table:table-cell table:formula="of:=[.$D8]/[.H$5]" office:value-type="float" office:value="24.0552909152773" calcext:value-type="float">
            <text:p>24</text:p>
          </table:table-cell>
          <table:table-cell table:formula="of:=[.$D8]/[.I$5]" office:value-type="float" office:value="15.4245663794044" calcext:value-type="float">
            <text:p>15</text:p>
          </table:table-cell>
          <table:table-cell table:formula="of:=[.$D8]/[.J$5]" office:value-type="float" office:value="23.8725308120885" calcext:value-type="float">
            <text:p>24</text:p>
          </table:table-cell>
          <table:table-cell table:formula="of:=[.$D8]/[.K$5]" office:value-type="float" office:value="27.9994059405941" calcext:value-type="float">
            <text:p>28</text:p>
          </table:table-cell>
          <table:table-cell table:formula="of:=[.$D8]/[.L$5]" office:value-type="float" office:value="54.1128970531956" calcext:value-type="float">
            <text:p>54</text:p>
          </table:table-cell>
          <table:table-cell table:formula="of:=[.$D8]/[.M$5]" office:value-type="float" office:value="138.896856581532" calcext:value-type="float">
            <text:p>139</text:p>
          </table:table-cell>
          <table:table-cell table:formula="of:=[.$D8]/[.N$5]" office:value-type="float" office:value="357.967088607595" calcext:value-type="float">
            <text:p>358</text:p>
          </table:table-cell>
          <table:table-cell table:number-columns-repeated="33"/>
        </table:table-row>
        <table:table-row table:style-name="ro2">
          <table:table-cell/>
          <table:table-cell table:formula="of:=[$Euro_E_Asian.D12]" office:value-type="string" office:string-value="France" calcext:value-type="string">
            <text:p>France</text:p>
          </table:table-cell>
          <table:table-cell table:formula="of:=[$Euro_E_Asian.E12]" office:value-type="string" office:string-value="法國" calcext:value-type="string">
            <text:p>法國</text:p>
          </table:table-cell>
          <table:table-cell table:formula="of:=[$Euro_E_Asian.F12]" office:value-type="float" office:value="109252" calcext:value-type="float">
            <text:p>109,252</text:p>
          </table:table-cell>
          <table:table-cell table:style-name="ce536" table:formula="of:=[.$D9]/[.E$5]" office:value-type="float" office:value="1.32119189280704" calcext:value-type="float">
            <text:p>1</text:p>
          </table:table-cell>
          <table:table-cell table:formula="of:=[.$D9]/[.F$5]" office:value-type="float" office:value="10.2728725905031" calcext:value-type="float">
            <text:p>10</text:p>
          </table:table-cell>
          <table:table-cell table:formula="of:=[.$D9]/[.G$5]" office:value-type="float" office:value="20.8059417253856" calcext:value-type="float">
            <text:p>21</text:p>
          </table:table-cell>
          <table:table-cell table:formula="of:=[.$D9]/[.H$5]" office:value-type="float" office:value="18.5865940796189" calcext:value-type="float">
            <text:p>19</text:p>
          </table:table-cell>
          <table:table-cell table:formula="of:=[.$D9]/[.I$5]" office:value-type="float" office:value="11.9179666193957" calcext:value-type="float">
            <text:p>12</text:p>
          </table:table-cell>
          <table:table-cell table:formula="of:=[.$D9]/[.J$5]" office:value-type="float" office:value="18.4453824075637" calcext:value-type="float">
            <text:p>18</text:p>
          </table:table-cell>
          <table:table-cell table:formula="of:=[.$D9]/[.K$5]" office:value-type="float" office:value="21.6340594059406" calcext:value-type="float">
            <text:p>22</text:p>
          </table:table-cell>
          <table:table-cell table:formula="of:=[.$D9]/[.L$5]" office:value-type="float" office:value="41.8109452736318" calcext:value-type="float">
            <text:p>42</text:p>
          </table:table-cell>
          <table:table-cell table:formula="of:=[.$D9]/[.M$5]" office:value-type="float" office:value="107.320235756385" calcext:value-type="float">
            <text:p>107</text:p>
          </table:table-cell>
          <table:table-cell table:formula="of:=[.$D9]/[.N$5]" office:value-type="float" office:value="276.587341772152" calcext:value-type="float">
            <text:p>277</text:p>
          </table:table-cell>
          <table:table-cell table:number-columns-repeated="33"/>
        </table:table-row>
        <table:table-row table:style-name="ro2">
          <table:table-cell/>
          <table:table-cell table:formula="of:=[$Euro_E_Asian.D13]" office:value-type="string" office:string-value="United Kingdom" calcext:value-type="string">
            <text:p>United Kingdom</text:p>
          </table:table-cell>
          <table:table-cell table:formula="of:=[$Euro_E_Asian.E13]" office:value-type="string" office:string-value="英國" calcext:value-type="string">
            <text:p>英國</text:p>
          </table:table-cell>
          <table:table-cell table:formula="of:=[$Euro_E_Asian.F13]" office:value-type="float" office:value="108692" calcext:value-type="float">
            <text:p>108,692</text:p>
          </table:table-cell>
          <table:table-cell table:style-name="ce536" table:formula="of:=[.$D10]/[.E$5]" office:value-type="float" office:value="1.31441977458521" calcext:value-type="float">
            <text:p>1</text:p>
          </table:table-cell>
          <table:table-cell table:formula="of:=[.$D10]/[.F$5]" office:value-type="float" office:value="10.2202162670428" calcext:value-type="float">
            <text:p>10</text:p>
          </table:table-cell>
          <table:table-cell table:formula="of:=[.$D10]/[.G$5]" office:value-type="float" office:value="20.69929537231" calcext:value-type="float">
            <text:p>21</text:p>
          </table:table-cell>
          <table:table-cell table:formula="of:=[.$D10]/[.H$5]" office:value-type="float" office:value="18.4913235794488" calcext:value-type="float">
            <text:p>18</text:p>
          </table:table-cell>
          <table:table-cell table:formula="of:=[.$D10]/[.I$5]" office:value-type="float" office:value="11.8568779317116" calcext:value-type="float">
            <text:p>12</text:p>
          </table:table-cell>
          <table:table-cell table:formula="of:=[.$D10]/[.J$5]" office:value-type="float" office:value="18.3508357251393" calcext:value-type="float">
            <text:p>18</text:p>
          </table:table-cell>
          <table:table-cell table:formula="of:=[.$D10]/[.K$5]" office:value-type="float" office:value="21.5231683168317" calcext:value-type="float">
            <text:p>22</text:p>
          </table:table-cell>
          <table:table-cell table:formula="of:=[.$D10]/[.L$5]" office:value-type="float" office:value="41.5966322234979" calcext:value-type="float">
            <text:p>42</text:p>
          </table:table-cell>
          <table:table-cell table:formula="of:=[.$D10]/[.M$5]" office:value-type="float" office:value="106.770137524558" calcext:value-type="float">
            <text:p>107</text:p>
          </table:table-cell>
          <table:table-cell table:formula="of:=[.$D10]/[.N$5]" office:value-type="float" office:value="275.169620253165" calcext:value-type="float">
            <text:p>275</text:p>
          </table:table-cell>
          <table:table-cell table:number-columns-repeated="33"/>
        </table:table-row>
        <table:table-row table:style-name="ro2">
          <table:table-cell/>
          <table:table-cell table:formula="of:=[$Euro_E_Asian.D14]" office:value-type="string" office:string-value="Belgium" calcext:value-type="string">
            <text:p>Belgium</text:p>
          </table:table-cell>
          <table:table-cell table:formula="of:=[$Euro_E_Asian.E14]" office:value-type="string" office:string-value="比利時" calcext:value-type="string">
            <text:p>比利時</text:p>
          </table:table-cell>
          <table:table-cell table:formula="of:=[$Euro_E_Asian.F14]" office:value-type="float" office:value="36138" calcext:value-type="float">
            <text:p>36,138</text:p>
          </table:table-cell>
          <table:table-cell table:style-name="ce537" table:formula="of:=[.$D11]/[.E$5]" office:value-type="float" office:value="0.437019300536932" calcext:value-type="float">
            <text:p>0.4</text:p>
          </table:table-cell>
          <table:table-cell table:formula="of:=[.$D11]/[.F$5]" office:value-type="float" office:value="3.39802538787024" calcext:value-type="float">
            <text:p>3</text:p>
          </table:table-cell>
          <table:table-cell table:formula="of:=[.$D11]/[.G$5]" office:value-type="float" office:value="6.88211769186822" calcext:value-type="float">
            <text:p>7</text:p>
          </table:table-cell>
          <table:table-cell table:formula="of:=[.$D11]/[.H$5]" office:value-type="float" office:value="6.14800952705002" calcext:value-type="float">
            <text:p>6</text:p>
          </table:table-cell>
          <table:table-cell table:formula="of:=[.$D11]/[.I$5]" office:value-type="float" office:value="3.94218392058471" calcext:value-type="float">
            <text:p>4</text:p>
          </table:table-cell>
          <table:table-cell table:formula="of:=[.$D11]/[.J$5]" office:value-type="float" office:value="6.10130001688334" calcext:value-type="float">
            <text:p>6</text:p>
          </table:table-cell>
          <table:table-cell table:formula="of:=[.$D11]/[.K$5]" office:value-type="float" office:value="7.1560396039604" calcext:value-type="float">
            <text:p>7</text:p>
          </table:table-cell>
          <table:table-cell table:formula="of:=[.$D11]/[.L$5]" office:value-type="float" office:value="13.8300803673938" calcext:value-type="float">
            <text:p>14</text:p>
          </table:table-cell>
          <table:table-cell table:formula="of:=[.$D11]/[.M$5]" office:value-type="float" office:value="35.4990176817289" calcext:value-type="float">
            <text:p>35</text:p>
          </table:table-cell>
          <table:table-cell table:formula="of:=[.$D11]/[.N$5]" office:value-type="float" office:value="91.4886075949367" calcext:value-type="float">
            <text:p>91</text:p>
          </table:table-cell>
          <table:table-cell table:number-columns-repeated="33"/>
        </table:table-row>
        <table:table-row table:style-name="ro2">
          <table:table-cell/>
          <table:table-cell table:formula="of:=[$Euro_E_Asian.D15]" office:value-type="string" office:string-value="Netherlands" calcext:value-type="string">
            <text:p>Netherlands</text:p>
          </table:table-cell>
          <table:table-cell table:formula="of:=[$Euro_E_Asian.E15]" office:value-type="string" office:string-value="荷蘭" calcext:value-type="string">
            <text:p>荷蘭</text:p>
          </table:table-cell>
          <table:table-cell table:formula="of:=[$Euro_E_Asian.F15]" office:value-type="float" office:value="30449" calcext:value-type="float">
            <text:p>30,449</text:p>
          </table:table-cell>
          <table:table-cell table:style-name="ce537" table:formula="of:=[.$D12]/[.E$5]" office:value-type="float" office:value="0.368221835244038" calcext:value-type="float">
            <text:p>0.4</text:p>
          </table:table-cell>
          <table:table-cell table:formula="of:=[.$D12]/[.F$5]" office:value-type="float" office:value="2.86309355900329" calcext:value-type="float">
            <text:p>3</text:p>
          </table:table-cell>
          <table:table-cell table:formula="of:=[.$D12]/[.G$5]" office:value-type="float" office:value="5.7987050085698" calcext:value-type="float">
            <text:p>6</text:p>
          </table:table-cell>
          <table:table-cell table:formula="of:=[.$D12]/[.H$5]" office:value-type="float" office:value="5.18016332085743" calcext:value-type="float">
            <text:p>5</text:p>
          </table:table-cell>
          <table:table-cell table:formula="of:=[.$D12]/[.I$5]" office:value-type="float" office:value="3.32158830587979" calcext:value-type="float">
            <text:p>3</text:p>
          </table:table-cell>
          <table:table-cell table:formula="of:=[.$D12]/[.J$5]" office:value-type="float" office:value="5.14080702346784" calcext:value-type="float">
            <text:p>5</text:p>
          </table:table-cell>
          <table:table-cell table:formula="of:=[.$D12]/[.K$5]" office:value-type="float" office:value="6.02950495049505" calcext:value-type="float">
            <text:p>6</text:p>
          </table:table-cell>
          <table:table-cell table:formula="of:=[.$D12]/[.L$5]" office:value-type="float" office:value="11.6528893991581" calcext:value-type="float">
            <text:p>12</text:p>
          </table:table-cell>
          <table:table-cell table:formula="of:=[.$D12]/[.M$5]" office:value-type="float" office:value="29.9106090373281" calcext:value-type="float">
            <text:p>30</text:p>
          </table:table-cell>
          <table:table-cell table:formula="of:=[.$D12]/[.N$5]" office:value-type="float" office:value="77.0860759493671" calcext:value-type="float">
            <text:p>77</text:p>
          </table:table-cell>
          <table:table-cell table:number-columns-repeated="33"/>
        </table:table-row>
        <table:table-row table:style-name="ro2">
          <table:table-cell/>
          <table:table-cell table:formula="of:=[$Euro_E_Asian.D16]" office:value-type="string" office:string-value="Switzerland" calcext:value-type="string">
            <text:p>Switzerland</text:p>
          </table:table-cell>
          <table:table-cell table:formula="of:=[$Euro_E_Asian.E16]" office:value-type="string" office:string-value="瑞士" calcext:value-type="string">
            <text:p>瑞士</text:p>
          </table:table-cell>
          <table:table-cell table:formula="of:=[$Euro_E_Asian.F16]" office:value-type="float" office:value="26928" calcext:value-type="float">
            <text:p>26,928</text:p>
          </table:table-cell>
          <table:table-cell table:style-name="ce537" table:formula="of:=[.$D13]/[.E$5]" office:value-type="float" office:value="0.325642141924249" calcext:value-type="float">
            <text:p>0.3</text:p>
          </table:table-cell>
          <table:table-cell table:formula="of:=[.$D13]/[.F$5]" office:value-type="float" office:value="2.53201692524683" calcext:value-type="float">
            <text:p>3</text:p>
          </table:table-cell>
          <table:table-cell table:formula="of:=[.$D13]/[.G$5]" office:value-type="float" office:value="5.12816606360693" calcext:value-type="float">
            <text:p>5</text:p>
          </table:table-cell>
          <table:table-cell table:formula="of:=[.$D13]/[.H$5]" office:value-type="float" office:value="4.58115005103777" calcext:value-type="float">
            <text:p>5</text:p>
          </table:table-cell>
          <table:table-cell table:formula="of:=[.$D13]/[.I$5]" office:value-type="float" office:value="2.93749318206611" calcext:value-type="float">
            <text:p>3</text:p>
          </table:table-cell>
          <table:table-cell table:formula="of:=[.$D13]/[.J$5]" office:value-type="float" office:value="4.54634475772413" calcext:value-type="float">
            <text:p>5</text:p>
          </table:table-cell>
          <table:table-cell table:formula="of:=[.$D13]/[.K$5]" office:value-type="float" office:value="5.33227722772277" calcext:value-type="float">
            <text:p>5</text:p>
          </table:table-cell>
          <table:table-cell table:formula="of:=[.$D13]/[.L$5]" office:value-type="float" office:value="10.3053960964409" calcext:value-type="float">
            <text:p>10</text:p>
          </table:table-cell>
          <table:table-cell table:formula="of:=[.$D13]/[.M$5]" office:value-type="float" office:value="26.4518664047151" calcext:value-type="float">
            <text:p>26</text:p>
          </table:table-cell>
          <table:table-cell table:formula="of:=[.$D13]/[.N$5]" office:value-type="float" office:value="68.1721518987342" calcext:value-type="float">
            <text:p>68</text:p>
          </table:table-cell>
          <table:table-cell table:number-columns-repeated="33"/>
        </table:table-row>
        <table:table-row table:style-name="ro2">
          <table:table-cell/>
          <table:table-cell table:formula="of:=[$Euro_E_Asian.D17]" office:value-type="string" office:string-value="Portugal" calcext:value-type="string">
            <text:p>Portugal</text:p>
          </table:table-cell>
          <table:table-cell table:formula="of:=[$Euro_E_Asian.E17]" office:value-type="string" office:string-value="葡萄牙" calcext:value-type="string">
            <text:p>葡萄牙</text:p>
          </table:table-cell>
          <table:table-cell table:formula="of:=[$Euro_E_Asian.F17]" office:value-type="float" office:value="19022" calcext:value-type="float">
            <text:p>19,022</text:p>
          </table:table-cell>
          <table:table-cell table:style-name="ce537" table:formula="of:=[.$D14]/[.E$5]" office:value-type="float" office:value="0.230034344313839" calcext:value-type="float">
            <text:p>0.2</text:p>
          </table:table-cell>
          <table:table-cell table:formula="of:=[.$D14]/[.F$5]" office:value-type="float" office:value="1.78862247296662" calcext:value-type="float">
            <text:p>2</text:p>
          </table:table-cell>
          <table:table-cell table:formula="of:=[.$D14]/[.G$5]" office:value-type="float" office:value="3.62254808607884" calcext:value-type="float">
            <text:p>4</text:p>
          </table:table-cell>
          <table:table-cell table:formula="of:=[.$D14]/[.H$5]" office:value-type="float" office:value="3.23613473970738" calcext:value-type="float">
            <text:p>3</text:p>
          </table:table-cell>
          <table:table-cell table:formula="of:=[.$D14]/[.I$5]" office:value-type="float" office:value="2.07505181629759" calcext:value-type="float">
            <text:p>2</text:p>
          </table:table-cell>
          <table:table-cell table:formula="of:=[.$D14]/[.J$5]" office:value-type="float" office:value="3.2115482019247" calcext:value-type="float">
            <text:p>3</text:p>
          </table:table-cell>
          <table:table-cell table:formula="of:=[.$D14]/[.K$5]" office:value-type="float" office:value="3.76673267326733" calcext:value-type="float">
            <text:p>4</text:p>
          </table:table-cell>
          <table:table-cell table:formula="of:=[.$D14]/[.L$5]" office:value-type="float" office:value="7.27975507079985" calcext:value-type="float">
            <text:p>7</text:p>
          </table:table-cell>
          <table:table-cell table:formula="of:=[.$D14]/[.M$5]" office:value-type="float" office:value="18.6856581532417" calcext:value-type="float">
            <text:p>19</text:p>
          </table:table-cell>
          <table:table-cell table:formula="of:=[.$D14]/[.N$5]" office:value-type="float" office:value="48.1569620253165" calcext:value-type="float">
            <text:p>48</text:p>
          </table:table-cell>
          <table:table-cell table:number-columns-repeated="33"/>
        </table:table-row>
        <table:table-row table:style-name="ro2">
          <table:table-cell/>
          <table:table-cell table:formula="of:=[$Euro_E_Asian.D18]" office:value-type="string" office:string-value="Austria" calcext:value-type="string">
            <text:p>Austria</text:p>
          </table:table-cell>
          <table:table-cell table:formula="of:=[$Euro_E_Asian.E18]" office:value-type="string" office:string-value="奧地利" calcext:value-type="string">
            <text:p>奧地利</text:p>
          </table:table-cell>
          <table:table-cell table:formula="of:=[$Euro_E_Asian.F18]" office:value-type="float" office:value="14553" calcext:value-type="float">
            <text:p>14,553</text:p>
          </table:table-cell>
          <table:table-cell table:style-name="ce537" table:formula="of:=[.$D15]/[.E$5]" office:value-type="float" office:value="0.175990422289943" calcext:value-type="float">
            <text:p>0.2</text:p>
          </table:table-cell>
          <table:table-cell table:formula="of:=[.$D15]/[.F$5]" office:value-type="float" office:value="1.36840620592384" calcext:value-type="float">
            <text:p>1</text:p>
          </table:table-cell>
          <table:table-cell table:formula="of:=[.$D15]/[.G$5]" office:value-type="float" office:value="2.77147210055228" calcext:value-type="float">
            <text:p>3</text:p>
          </table:table-cell>
          <table:table-cell table:formula="of:=[.$D15]/[.H$5]" office:value-type="float" office:value="2.47584212317115" calcext:value-type="float">
            <text:p>2</text:p>
          </table:table-cell>
          <table:table-cell table:formula="of:=[.$D15]/[.I$5]" office:value-type="float" office:value="1.58754227119014" calcext:value-type="float">
            <text:p>2</text:p>
          </table:table-cell>
          <table:table-cell table:formula="of:=[.$D15]/[.J$5]" office:value-type="float" office:value="2.45703190950532" calcext:value-type="float">
            <text:p>2</text:p>
          </table:table-cell>
          <table:table-cell table:formula="of:=[.$D15]/[.K$5]" office:value-type="float" office:value="2.88178217821782" calcext:value-type="float">
            <text:p>3</text:p>
          </table:table-cell>
          <table:table-cell table:formula="of:=[.$D15]/[.L$5]" office:value-type="float" office:value="5.56946039035591" calcext:value-type="float">
            <text:p>6</text:p>
          </table:table-cell>
          <table:table-cell table:formula="of:=[.$D15]/[.M$5]" office:value-type="float" office:value="14.2956777996071" calcext:value-type="float">
            <text:p>14</text:p>
          </table:table-cell>
          <table:table-cell table:formula="of:=[.$D15]/[.N$5]" office:value-type="float" office:value="36.8430379746835" calcext:value-type="float">
            <text:p>37</text:p>
          </table:table-cell>
          <table:table-cell table:number-columns-repeated="33"/>
        </table:table-row>
        <table:table-row table:style-name="ro27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8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48" calcext:value-type="float">
            <text:p>48</text:p>
          </table:table-cell>
          <table:table-cell table:number-columns-repeated="30"/>
          <table:table-cell table:style-name="ce327" table:number-columns-repeated="3"/>
        </table:table-row>
        <table:table-row table:style-name="ro28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10" calcext:value-type="float">
            <text:p>10</text:p>
          </table:table-cell>
          <table:table-cell table:number-columns-repeated="33"/>
        </table:table-row>
        <table:table-row table:style-name="ro30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0">
          <table:table-cell/>
          <table:table-cell table:style-name="Default" table:number-columns-repeated="13"/>
          <table:table-cell table:number-columns-repeated="33"/>
        </table:table-row>
        <table:table-row table:style-name="ro31">
          <table:table-cell/>
          <table:table-cell table:style-name="Default" table:number-columns-repeated="13"/>
          <table:table-cell table:number-columns-repeated="33"/>
        </table:table-row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32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40">
          <table:table-cell/>
          <table:table-cell table:style-name="ce271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4">
          <table:table-cell/>
          <table:table-cell table:style-name="ce317" office:value-type="string" calcext:value-type="string" table:number-columns-spanned="2" table:number-rows-spanned="1">
            <text:p><text:span text:style-name="T7">Deaths ratio </text:span></text:p>
            <text:p><text:span text:style-name="T7">死亡人數比例分析</text:span></text:p>
          </table:table-cell>
          <table:covered-table-cell table:style-name="ce259"/>
          <table:table-cell table:style-name="ce263"/>
          <table:table-cell table:style-name="ce277" table:formula="of:=[$'E.Asian_Sort'.B7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'E.Asian_Sort'.C7]" office:value-type="string" office:string-value="南韓&#10;Korea" calcext:value-type="string">
            <text:p>南韓</text:p>
            <text:p>Korea</text:p>
          </table:table-cell>
          <table:table-cell table:style-name="ce277" table:formula="of:=[$'E.Asian_Sort'.D7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'E.Asian_Sort'.E7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'E.Asian_Sort'.F7]" office:value-type="string" office:string-value="日本&#10;Japan" calcext:value-type="string">
            <text:p>日本</text:p>
            <text:p>Japan</text:p>
          </table:table-cell>
          <table:table-cell table:style-name="ce277" table:formula="of:=[$'E.Asian_Sort'.G7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'E.Asian_Sort'.H7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'E.Asian_Sort'.I7]" office:value-type="string" office:string-value="泰國&#10;Thailand" calcext:value-type="string">
            <text:p>泰國</text:p>
            <text:p>Thailand</text:p>
          </table:table-cell>
          <table:table-cell table:style-name="ce277" table:formula="of:=[$'E.Asian_Sort'.J7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'E.Asian_Sort'.K7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'E.Asian_Sort'.B8]" office:value-type="float" office:value="4632" calcext:value-type="float">
            <text:p>4,632</text:p>
          </table:table-cell>
          <table:table-cell table:style-name="ce446" table:formula="of:=[$'E.Asian_Sort'.C8]" office:value-type="float" office:value="520" calcext:value-type="float">
            <text:p>520</text:p>
          </table:table-cell>
          <table:table-cell table:style-name="ce446" table:formula="of:=[$'E.Asian_Sort'.D8]" office:value-type="float" office:value="387" calcext:value-type="float">
            <text:p>387</text:p>
          </table:table-cell>
          <table:table-cell table:style-name="ce446" table:formula="of:=[$'E.Asian_Sort'.E8]" office:value-type="float" office:value="230" calcext:value-type="float">
            <text:p>230</text:p>
          </table:table-cell>
          <table:table-cell table:style-name="ce446" table:formula="of:=[$'E.Asian_Sort'.F8]" office:value-type="float" office:value="148" calcext:value-type="float">
            <text:p>148</text:p>
          </table:table-cell>
          <table:table-cell table:style-name="ce446" table:formula="of:=[$'E.Asian_Sort'.G8]" office:value-type="float" office:value="86" calcext:value-type="float">
            <text:p>86</text:p>
          </table:table-cell>
          <table:table-cell table:style-name="ce446" table:formula="of:=[$'E.Asian_Sort'.H8]" office:value-type="float" office:value="43" calcext:value-type="float">
            <text:p>43</text:p>
          </table:table-cell>
          <table:table-cell table:style-name="ce446" table:formula="of:=[$'E.Asian_Sort'.I8]" office:value-type="float" office:value="10" calcext:value-type="float">
            <text:p>10</text:p>
          </table:table-cell>
          <table:table-cell table:style-name="ce446" table:formula="of:=[$'E.Asian_Sort'.J8]" office:value-type="float" office:value="6" calcext:value-type="float">
            <text:p>6</text:p>
          </table:table-cell>
          <table:table-cell table:style-name="ce446" table:formula="of:=[$'E.Asian_Sort'.K8]" office:value-type="float" office:value="4" calcext:value-type="float">
            <text:p>4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9]" office:value-type="string" office:string-value="Spain" calcext:value-type="string">
            <text:p>Spain</text:p>
          </table:table-cell>
          <table:table-cell table:style-name="ce445" table:formula="of:=[$Euro_E_Asian.E9]" office:value-type="string" office:string-value="西班牙" calcext:value-type="string">
            <text:p>西班牙</text:p>
          </table:table-cell>
          <table:table-cell table:style-name="ce445" table:formula="of:=[$World.G9]" office:value-type="float" office:value="36607" calcext:value-type="float">
            <text:p>36,607</text:p>
          </table:table-cell>
          <table:table-cell table:formula="of:=[.$D27]/[.E$26]" office:value-type="float" office:value="7.90306563039724" calcext:value-type="float">
            <text:p>8</text:p>
          </table:table-cell>
          <table:table-cell table:style-name="ce538" table:formula="of:=[.$D27]/[.F$26]" office:value-type="float" office:value="70.3980769230769" calcext:value-type="float">
            <text:p>70</text:p>
          </table:table-cell>
          <table:table-cell table:style-name="ce538" table:formula="of:=[.$D27]/[.G$26]" office:value-type="float" office:value="94.5917312661499" calcext:value-type="float">
            <text:p>95</text:p>
          </table:table-cell>
          <table:table-cell table:style-name="ce538" table:formula="of:=[.$D27]/[.H$26]" office:value-type="float" office:value="159.160869565217" calcext:value-type="float">
            <text:p>159</text:p>
          </table:table-cell>
          <table:table-cell table:style-name="ce538" table:formula="of:=[.$D27]/[.I$26]" office:value-type="float" office:value="247.344594594595" calcext:value-type="float">
            <text:p>247</text:p>
          </table:table-cell>
          <table:table-cell table:style-name="ce538" table:formula="of:=[.$D27]/[.J$26]" office:value-type="float" office:value="425.662790697674" calcext:value-type="float">
            <text:p>426</text:p>
          </table:table-cell>
          <table:table-cell table:style-name="ce538" table:formula="of:=[.$D27]/[.K$26]" office:value-type="float" office:value="851.325581395349" calcext:value-type="float">
            <text:p>851</text:p>
          </table:table-cell>
          <table:table-cell table:style-name="ce538" table:formula="of:=[.$D27]/[.L$26]" office:value-type="float" office:value="3660.7" calcext:value-type="float">
            <text:p>3661</text:p>
          </table:table-cell>
          <table:table-cell table:style-name="ce538" table:formula="of:=[.$D27]/[.M$26]" office:value-type="float" office:value="6101.16666666667" calcext:value-type="float">
            <text:p>6101</text:p>
          </table:table-cell>
          <table:table-cell table:style-name="ce538" table:formula="of:=[.$D27]/[.N$26]" office:value-type="float" office:value="9151.75" calcext:value-type="float">
            <text:p>9152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1]" office:value-type="string" office:string-value="Germany" calcext:value-type="string">
            <text:p>Germany</text:p>
          </table:table-cell>
          <table:table-cell table:style-name="ce445" table:formula="of:=[$Euro_E_Asian.E11]" office:value-type="string" office:string-value="德國" calcext:value-type="string">
            <text:p>德國</text:p>
          </table:table-cell>
          <table:table-cell table:style-name="ce445" table:formula="of:=[$World.G11]" office:value-type="float" office:value="22745" calcext:value-type="float">
            <text:p>22,745</text:p>
          </table:table-cell>
          <table:table-cell table:formula="of:=[.$D28]/[.E$26]" office:value-type="float" office:value="4.91040587219344" calcext:value-type="float">
            <text:p>5</text:p>
          </table:table-cell>
          <table:table-cell table:style-name="ce538" table:formula="of:=[.$D28]/[.F$26]" office:value-type="float" office:value="43.7403846153846" calcext:value-type="float">
            <text:p>44</text:p>
          </table:table-cell>
          <table:table-cell table:style-name="ce538" table:formula="of:=[.$D28]/[.G$26]" office:value-type="float" office:value="58.7726098191215" calcext:value-type="float">
            <text:p>59</text:p>
          </table:table-cell>
          <table:table-cell table:style-name="ce538" table:formula="of:=[.$D28]/[.H$26]" office:value-type="float" office:value="98.8913043478261" calcext:value-type="float">
            <text:p>99</text:p>
          </table:table-cell>
          <table:table-cell table:style-name="ce538" table:formula="of:=[.$D28]/[.I$26]" office:value-type="float" office:value="153.682432432432" calcext:value-type="float">
            <text:p>154</text:p>
          </table:table-cell>
          <table:table-cell table:style-name="ce538" table:formula="of:=[.$D28]/[.J$26]" office:value-type="float" office:value="264.476744186046" calcext:value-type="float">
            <text:p>264</text:p>
          </table:table-cell>
          <table:table-cell table:style-name="ce538" table:formula="of:=[.$D28]/[.K$26]" office:value-type="float" office:value="528.953488372093" calcext:value-type="float">
            <text:p>529</text:p>
          </table:table-cell>
          <table:table-cell table:style-name="ce538" table:formula="of:=[.$D28]/[.L$26]" office:value-type="float" office:value="2274.5" calcext:value-type="float">
            <text:p>2275</text:p>
          </table:table-cell>
          <table:table-cell table:style-name="ce538" table:formula="of:=[.$D28]/[.M$26]" office:value-type="float" office:value="3790.83333333333" calcext:value-type="float">
            <text:p>3791</text:p>
          </table:table-cell>
          <table:table-cell table:style-name="ce538" table:formula="of:=[.$D28]/[.N$26]" office:value-type="float" office:value="5686.25" calcext:value-type="float">
            <text:p>5686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0]" office:value-type="string" office:string-value="Italy" calcext:value-type="string">
            <text:p>Italy</text:p>
          </table:table-cell>
          <table:table-cell table:style-name="ce445" table:formula="of:=[$Euro_E_Asian.E10]" office:value-type="string" office:string-value="意大利" calcext:value-type="string">
            <text:p>意大利</text:p>
          </table:table-cell>
          <table:table-cell table:style-name="ce445" table:formula="of:=[$World.G10]" office:value-type="float" office:value="20002" calcext:value-type="float">
            <text:p>20,002</text:p>
          </table:table-cell>
          <table:table-cell table:formula="of:=[.$D29]/[.E$26]" office:value-type="float" office:value="4.31822107081174" calcext:value-type="float">
            <text:p>4</text:p>
          </table:table-cell>
          <table:table-cell table:style-name="ce538" table:formula="of:=[.$D29]/[.F$26]" office:value-type="float" office:value="38.4653846153846" calcext:value-type="float">
            <text:p>38</text:p>
          </table:table-cell>
          <table:table-cell table:style-name="ce538" table:formula="of:=[.$D29]/[.G$26]" office:value-type="float" office:value="51.6847545219638" calcext:value-type="float">
            <text:p>52</text:p>
          </table:table-cell>
          <table:table-cell table:style-name="ce538" table:formula="of:=[.$D29]/[.H$26]" office:value-type="float" office:value="86.9652173913044" calcext:value-type="float">
            <text:p>87</text:p>
          </table:table-cell>
          <table:table-cell table:style-name="ce538" table:formula="of:=[.$D29]/[.I$26]" office:value-type="float" office:value="135.148648648649" calcext:value-type="float">
            <text:p>135</text:p>
          </table:table-cell>
          <table:table-cell table:style-name="ce538" table:formula="of:=[.$D29]/[.J$26]" office:value-type="float" office:value="232.581395348837" calcext:value-type="float">
            <text:p>233</text:p>
          </table:table-cell>
          <table:table-cell table:style-name="ce538" table:formula="of:=[.$D29]/[.K$26]" office:value-type="float" office:value="465.162790697675" calcext:value-type="float">
            <text:p>465</text:p>
          </table:table-cell>
          <table:table-cell table:style-name="ce538" table:formula="of:=[.$D29]/[.L$26]" office:value-type="float" office:value="2000.2" calcext:value-type="float">
            <text:p>2000</text:p>
          </table:table-cell>
          <table:table-cell table:style-name="ce538" table:formula="of:=[.$D29]/[.M$26]" office:value-type="float" office:value="3333.66666666667" calcext:value-type="float">
            <text:p>3334</text:p>
          </table:table-cell>
          <table:table-cell table:style-name="ce538" table:formula="of:=[.$D29]/[.N$26]" office:value-type="float" office:value="5000.5" calcext:value-type="float">
            <text:p>5001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3]" office:value-type="string" office:string-value="United Kingdom" calcext:value-type="string">
            <text:p>United Kingdom</text:p>
          </table:table-cell>
          <table:table-cell table:style-name="ce445" table:formula="of:=[$Euro_E_Asian.E13]" office:value-type="string" office:string-value="英國" calcext:value-type="string">
            <text:p>英國</text:p>
          </table:table-cell>
          <table:table-cell table:style-name="ce445" table:formula="of:=[$World.G13]" office:value-type="float" office:value="18681" calcext:value-type="float">
            <text:p>18,681</text:p>
          </table:table-cell>
          <table:table-cell table:formula="of:=[.$D30]/[.E$26]" office:value-type="float" office:value="4.0330310880829" calcext:value-type="float">
            <text:p>4</text:p>
          </table:table-cell>
          <table:table-cell table:style-name="ce538" table:formula="of:=[.$D30]/[.F$26]" office:value-type="float" office:value="35.925" calcext:value-type="float">
            <text:p>36</text:p>
          </table:table-cell>
          <table:table-cell table:style-name="ce538" table:formula="of:=[.$D30]/[.G$26]" office:value-type="float" office:value="48.2713178294574" calcext:value-type="float">
            <text:p>48</text:p>
          </table:table-cell>
          <table:table-cell table:style-name="ce538" table:formula="of:=[.$D30]/[.H$26]" office:value-type="float" office:value="81.2217391304348" calcext:value-type="float">
            <text:p>81</text:p>
          </table:table-cell>
          <table:table-cell table:style-name="ce538" table:formula="of:=[.$D30]/[.I$26]" office:value-type="float" office:value="126.222972972973" calcext:value-type="float">
            <text:p>126</text:p>
          </table:table-cell>
          <table:table-cell table:style-name="ce538" table:formula="of:=[.$D30]/[.J$26]" office:value-type="float" office:value="217.220930232558" calcext:value-type="float">
            <text:p>217</text:p>
          </table:table-cell>
          <table:table-cell table:style-name="ce538" table:formula="of:=[.$D30]/[.K$26]" office:value-type="float" office:value="434.441860465116" calcext:value-type="float">
            <text:p>434</text:p>
          </table:table-cell>
          <table:table-cell table:style-name="ce538" table:formula="of:=[.$D30]/[.L$26]" office:value-type="float" office:value="1868.1" calcext:value-type="float">
            <text:p>1868</text:p>
          </table:table-cell>
          <table:table-cell table:style-name="ce538" table:formula="of:=[.$D30]/[.M$26]" office:value-type="float" office:value="3113.5" calcext:value-type="float">
            <text:p>3114</text:p>
          </table:table-cell>
          <table:table-cell table:style-name="ce538" table:formula="of:=[.$D30]/[.N$26]" office:value-type="float" office:value="4670.25" calcext:value-type="float">
            <text:p>4670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4]" office:value-type="string" office:string-value="Belgium" calcext:value-type="string">
            <text:p>Belgium</text:p>
          </table:table-cell>
          <table:table-cell table:style-name="ce445" table:formula="of:=[$Euro_E_Asian.E14]" office:value-type="string" office:string-value="比利時" calcext:value-type="string">
            <text:p>比利時</text:p>
          </table:table-cell>
          <table:table-cell table:style-name="ce445" table:formula="of:=[$World.G14]" office:value-type="float" office:value="14576" calcext:value-type="float">
            <text:p>14,576</text:p>
          </table:table-cell>
          <table:table-cell table:formula="of:=[.$D31]/[.E$26]" office:value-type="float" office:value="3.14680483592401" calcext:value-type="float">
            <text:p>3</text:p>
          </table:table-cell>
          <table:table-cell table:style-name="ce538" table:formula="of:=[.$D31]/[.F$26]" office:value-type="float" office:value="28.0307692307692" calcext:value-type="float">
            <text:p>28</text:p>
          </table:table-cell>
          <table:table-cell table:style-name="ce538" table:formula="of:=[.$D31]/[.G$26]" office:value-type="float" office:value="37.6640826873385" calcext:value-type="float">
            <text:p>38</text:p>
          </table:table-cell>
          <table:table-cell table:style-name="ce538" table:formula="of:=[.$D31]/[.H$26]" office:value-type="float" office:value="63.3739130434783" calcext:value-type="float">
            <text:p>63</text:p>
          </table:table-cell>
          <table:table-cell table:style-name="ce538" table:formula="of:=[.$D31]/[.I$26]" office:value-type="float" office:value="98.4864864864865" calcext:value-type="float">
            <text:p>98</text:p>
          </table:table-cell>
          <table:table-cell table:style-name="ce538" table:formula="of:=[.$D31]/[.J$26]" office:value-type="float" office:value="169.488372093023" calcext:value-type="float">
            <text:p>169</text:p>
          </table:table-cell>
          <table:table-cell table:style-name="ce538" table:formula="of:=[.$D31]/[.K$26]" office:value-type="float" office:value="338.976744186046" calcext:value-type="float">
            <text:p>339</text:p>
          </table:table-cell>
          <table:table-cell table:style-name="ce538" table:formula="of:=[.$D31]/[.L$26]" office:value-type="float" office:value="1457.6" calcext:value-type="float">
            <text:p>1458</text:p>
          </table:table-cell>
          <table:table-cell table:style-name="ce538" table:formula="of:=[.$D31]/[.M$26]" office:value-type="float" office:value="2429.33333333333" calcext:value-type="float">
            <text:p>2429</text:p>
          </table:table-cell>
          <table:table-cell table:style-name="ce538" table:formula="of:=[.$D31]/[.N$26]" office:value-type="float" office:value="3644" calcext:value-type="float">
            <text:p>3644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7]" office:value-type="string" office:string-value="Portugal" calcext:value-type="string">
            <text:p>Portugal</text:p>
          </table:table-cell>
          <table:table-cell table:style-name="ce445" table:formula="of:=[$Euro_E_Asian.E17]" office:value-type="string" office:string-value="葡萄牙" calcext:value-type="string">
            <text:p>葡萄牙</text:p>
          </table:table-cell>
          <table:table-cell table:style-name="ce445" table:formula="of:=[$World.G17]" office:value-type="float" office:value="5163" calcext:value-type="float">
            <text:p>5,163</text:p>
          </table:table-cell>
          <table:table-cell table:style-name="ce539" table:formula="of:=[.$D32]/[.E$26]" office:value-type="float" office:value="1.11463730569948" calcext:value-type="float">
            <text:p>1.1</text:p>
          </table:table-cell>
          <table:table-cell table:style-name="ce538" table:formula="of:=[.$D32]/[.F$26]" office:value-type="float" office:value="9.92884615384615" calcext:value-type="float">
            <text:p>10</text:p>
          </table:table-cell>
          <table:table-cell table:style-name="ce538" table:formula="of:=[.$D32]/[.G$26]" office:value-type="float" office:value="13.3410852713178" calcext:value-type="float">
            <text:p>13</text:p>
          </table:table-cell>
          <table:table-cell table:style-name="ce538" table:formula="of:=[.$D32]/[.H$26]" office:value-type="float" office:value="22.4478260869565" calcext:value-type="float">
            <text:p>22</text:p>
          </table:table-cell>
          <table:table-cell table:style-name="ce538" table:formula="of:=[.$D32]/[.I$26]" office:value-type="float" office:value="34.8851351351351" calcext:value-type="float">
            <text:p>35</text:p>
          </table:table-cell>
          <table:table-cell table:style-name="ce538" table:formula="of:=[.$D32]/[.J$26]" office:value-type="float" office:value="60.0348837209302" calcext:value-type="float">
            <text:p>60</text:p>
          </table:table-cell>
          <table:table-cell table:style-name="ce538" table:formula="of:=[.$D32]/[.K$26]" office:value-type="float" office:value="120.06976744186" calcext:value-type="float">
            <text:p>120</text:p>
          </table:table-cell>
          <table:table-cell table:style-name="ce538" table:formula="of:=[.$D32]/[.L$26]" office:value-type="float" office:value="516.3" calcext:value-type="float">
            <text:p>516</text:p>
          </table:table-cell>
          <table:table-cell table:style-name="ce538" table:formula="of:=[.$D32]/[.M$26]" office:value-type="float" office:value="860.5" calcext:value-type="float">
            <text:p>861</text:p>
          </table:table-cell>
          <table:table-cell table:style-name="ce538" table:formula="of:=[.$D32]/[.N$26]" office:value-type="float" office:value="1290.75" calcext:value-type="float">
            <text:p>1291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5]" office:value-type="string" office:string-value="Netherlands" calcext:value-type="string">
            <text:p>Netherlands</text:p>
          </table:table-cell>
          <table:table-cell table:style-name="ce445" table:formula="of:=[$Euro_E_Asian.E15]" office:value-type="string" office:string-value="荷蘭" calcext:value-type="string">
            <text:p>荷蘭</text:p>
          </table:table-cell>
          <table:table-cell table:style-name="ce445" table:formula="of:=[$World.G15]" office:value-type="float" office:value="4958" calcext:value-type="float">
            <text:p>4,958</text:p>
          </table:table-cell>
          <table:table-cell table:formula="of:=[.$D33]/[.E$26]" office:value-type="float" office:value="1.07037996545769" calcext:value-type="float">
            <text:p>1</text:p>
          </table:table-cell>
          <table:table-cell table:style-name="ce538" table:formula="of:=[.$D33]/[.F$26]" office:value-type="float" office:value="9.53461538461539" calcext:value-type="float">
            <text:p>10</text:p>
          </table:table-cell>
          <table:table-cell table:style-name="ce538" table:formula="of:=[.$D33]/[.G$26]" office:value-type="float" office:value="12.8113695090439" calcext:value-type="float">
            <text:p>13</text:p>
          </table:table-cell>
          <table:table-cell table:style-name="ce538" table:formula="of:=[.$D33]/[.H$26]" office:value-type="float" office:value="21.5565217391304" calcext:value-type="float">
            <text:p>22</text:p>
          </table:table-cell>
          <table:table-cell table:style-name="ce538" table:formula="of:=[.$D33]/[.I$26]" office:value-type="float" office:value="33.5" calcext:value-type="float">
            <text:p>34</text:p>
          </table:table-cell>
          <table:table-cell table:style-name="ce538" table:formula="of:=[.$D33]/[.J$26]" office:value-type="float" office:value="57.6511627906977" calcext:value-type="float">
            <text:p>58</text:p>
          </table:table-cell>
          <table:table-cell table:style-name="ce538" table:formula="of:=[.$D33]/[.K$26]" office:value-type="float" office:value="115.302325581395" calcext:value-type="float">
            <text:p>115</text:p>
          </table:table-cell>
          <table:table-cell table:style-name="ce538" table:formula="of:=[.$D33]/[.L$26]" office:value-type="float" office:value="495.8" calcext:value-type="float">
            <text:p>496</text:p>
          </table:table-cell>
          <table:table-cell table:style-name="ce538" table:formula="of:=[.$D33]/[.M$26]" office:value-type="float" office:value="826.333333333333" calcext:value-type="float">
            <text:p>826</text:p>
          </table:table-cell>
          <table:table-cell table:style-name="ce538" table:formula="of:=[.$D33]/[.N$26]" office:value-type="float" office:value="1239.5" calcext:value-type="float">
            <text:p>1240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2]" office:value-type="string" office:string-value="France" calcext:value-type="string">
            <text:p>France</text:p>
          </table:table-cell>
          <table:table-cell table:style-name="ce445" table:formula="of:=[$Euro_E_Asian.E12]" office:value-type="string" office:string-value="法國" calcext:value-type="string">
            <text:p>法國</text:p>
          </table:table-cell>
          <table:table-cell table:style-name="ce445" table:formula="of:=[$World.G12]" office:value-type="float" office:value="4352" calcext:value-type="float">
            <text:p>4,352</text:p>
          </table:table-cell>
          <table:table-cell table:formula="of:=[.$D34]/[.E$26]" office:value-type="float" office:value="0.939550949913644" calcext:value-type="float">
            <text:p>1</text:p>
          </table:table-cell>
          <table:table-cell table:style-name="ce538" table:formula="of:=[.$D34]/[.F$26]" office:value-type="float" office:value="8.36923076923077" calcext:value-type="float">
            <text:p>8</text:p>
          </table:table-cell>
          <table:table-cell table:style-name="ce538" table:formula="of:=[.$D34]/[.G$26]" office:value-type="float" office:value="11.2454780361757" calcext:value-type="float">
            <text:p>11</text:p>
          </table:table-cell>
          <table:table-cell table:style-name="ce538" table:formula="of:=[.$D34]/[.H$26]" office:value-type="float" office:value="18.9217391304348" calcext:value-type="float">
            <text:p>19</text:p>
          </table:table-cell>
          <table:table-cell table:style-name="ce538" table:formula="of:=[.$D34]/[.I$26]" office:value-type="float" office:value="29.4054054054054" calcext:value-type="float">
            <text:p>29</text:p>
          </table:table-cell>
          <table:table-cell table:style-name="ce538" table:formula="of:=[.$D34]/[.J$26]" office:value-type="float" office:value="50.6046511627907" calcext:value-type="float">
            <text:p>51</text:p>
          </table:table-cell>
          <table:table-cell table:style-name="ce538" table:formula="of:=[.$D34]/[.K$26]" office:value-type="float" office:value="101.209302325581" calcext:value-type="float">
            <text:p>101</text:p>
          </table:table-cell>
          <table:table-cell table:style-name="ce538" table:formula="of:=[.$D34]/[.L$26]" office:value-type="float" office:value="435.2" calcext:value-type="float">
            <text:p>435</text:p>
          </table:table-cell>
          <table:table-cell table:style-name="ce538" table:formula="of:=[.$D34]/[.M$26]" office:value-type="float" office:value="725.333333333333" calcext:value-type="float">
            <text:p>725</text:p>
          </table:table-cell>
          <table:table-cell table:style-name="ce538" table:formula="of:=[.$D34]/[.N$26]" office:value-type="float" office:value="1088" calcext:value-type="float">
            <text:p>1088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8]" office:value-type="string" office:string-value="Austria" calcext:value-type="string">
            <text:p>Austria</text:p>
          </table:table-cell>
          <table:table-cell table:style-name="ce445" table:formula="of:=[$Euro_E_Asian.E18]" office:value-type="string" office:string-value="奧地利" calcext:value-type="string">
            <text:p>奧地利</text:p>
          </table:table-cell>
          <table:table-cell table:style-name="ce445" table:formula="of:=[$World.G21]" office:value-type="float" office:value="3459" calcext:value-type="float">
            <text:p>3,459</text:p>
          </table:table-cell>
          <table:table-cell table:style-name="ce539" table:formula="of:=[.$D35]/[.E$26]" office:value-type="float" office:value="0.746761658031088" calcext:value-type="float">
            <text:p>0.7</text:p>
          </table:table-cell>
          <table:table-cell table:style-name="ce538" table:formula="of:=[.$D35]/[.F$26]" office:value-type="float" office:value="6.65192307692308" calcext:value-type="float">
            <text:p>7</text:p>
          </table:table-cell>
          <table:table-cell table:style-name="ce538" table:formula="of:=[.$D35]/[.G$26]" office:value-type="float" office:value="8.93798449612403" calcext:value-type="float">
            <text:p>9</text:p>
          </table:table-cell>
          <table:table-cell table:style-name="ce538" table:formula="of:=[.$D35]/[.H$26]" office:value-type="float" office:value="15.0391304347826" calcext:value-type="float">
            <text:p>15</text:p>
          </table:table-cell>
          <table:table-cell table:style-name="ce538" table:formula="of:=[.$D35]/[.I$26]" office:value-type="float" office:value="23.3716216216216" calcext:value-type="float">
            <text:p>23</text:p>
          </table:table-cell>
          <table:table-cell table:style-name="ce538" table:formula="of:=[.$D35]/[.J$26]" office:value-type="float" office:value="40.2209302325581" calcext:value-type="float">
            <text:p>40</text:p>
          </table:table-cell>
          <table:table-cell table:style-name="ce538" table:formula="of:=[.$D35]/[.K$26]" office:value-type="float" office:value="80.4418604651163" calcext:value-type="float">
            <text:p>80</text:p>
          </table:table-cell>
          <table:table-cell table:style-name="ce538" table:formula="of:=[.$D35]/[.L$26]" office:value-type="float" office:value="345.9" calcext:value-type="float">
            <text:p>346</text:p>
          </table:table-cell>
          <table:table-cell table:style-name="ce538" table:formula="of:=[.$D35]/[.M$26]" office:value-type="float" office:value="576.5" calcext:value-type="float">
            <text:p>577</text:p>
          </table:table-cell>
          <table:table-cell table:style-name="ce538" table:formula="of:=[.$D35]/[.N$26]" office:value-type="float" office:value="864.75" calcext:value-type="float">
            <text:p>865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6]" office:value-type="string" office:string-value="Switzerland" calcext:value-type="string">
            <text:p>Switzerland</text:p>
          </table:table-cell>
          <table:table-cell table:style-name="ce445" table:formula="of:=[$Euro_E_Asian.E16]" office:value-type="string" office:string-value="瑞士" calcext:value-type="string">
            <text:p>瑞士</text:p>
          </table:table-cell>
          <table:table-cell table:style-name="ce445" table:formula="of:=[$World.G16]" office:value-type="float" office:value="1769" calcext:value-type="float">
            <text:p>1,769</text:p>
          </table:table-cell>
          <table:table-cell table:style-name="ce539" table:formula="of:=[.$D36]/[.E$26]" office:value-type="float" office:value="0.381908462867012" calcext:value-type="float">
            <text:p>0.4</text:p>
          </table:table-cell>
          <table:table-cell table:style-name="ce538" table:formula="of:=[.$D36]/[.F$26]" office:value-type="float" office:value="3.40192307692308" calcext:value-type="float">
            <text:p>3</text:p>
          </table:table-cell>
          <table:table-cell table:style-name="ce538" table:formula="of:=[.$D36]/[.G$26]" office:value-type="float" office:value="4.57105943152455" calcext:value-type="float">
            <text:p>5</text:p>
          </table:table-cell>
          <table:table-cell table:style-name="ce538" table:formula="of:=[.$D36]/[.H$26]" office:value-type="float" office:value="7.69130434782609" calcext:value-type="float">
            <text:p>8</text:p>
          </table:table-cell>
          <table:table-cell table:style-name="ce538" table:formula="of:=[.$D36]/[.I$26]" office:value-type="float" office:value="11.9527027027027" calcext:value-type="float">
            <text:p>12</text:p>
          </table:table-cell>
          <table:table-cell table:style-name="ce538" table:formula="of:=[.$D36]/[.J$26]" office:value-type="float" office:value="20.5697674418605" calcext:value-type="float">
            <text:p>21</text:p>
          </table:table-cell>
          <table:table-cell table:style-name="ce538" table:formula="of:=[.$D36]/[.K$26]" office:value-type="float" office:value="41.1395348837209" calcext:value-type="float">
            <text:p>41</text:p>
          </table:table-cell>
          <table:table-cell table:style-name="ce538" table:formula="of:=[.$D36]/[.L$26]" office:value-type="float" office:value="176.9" calcext:value-type="float">
            <text:p>177</text:p>
          </table:table-cell>
          <table:table-cell table:style-name="ce538" table:formula="of:=[.$D36]/[.M$26]" office:value-type="float" office:value="294.833333333333" calcext:value-type="float">
            <text:p>295</text:p>
          </table:table-cell>
          <table:table-cell table:style-name="ce538" table:formula="of:=[.$D36]/[.N$26]" office:value-type="float" office:value="442.25" calcext:value-type="float">
            <text:p>442</text:p>
          </table:table-cell>
          <table:table-cell table:number-columns-repeated="33"/>
        </table:table-row>
        <table:table-row table:style-name="ro35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34" calcext:value-type="float">
            <text:p>34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22" calcext:value-type="float">
            <text:p>22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8" calcext:value-type="float">
            <text:p>8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18" calcext:value-type="float">
            <text:p>18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Euro_E_Asian_Ratio.E27:Euro_E_Asian_Ratio.N36">
            <calcext:condition calcext:apply-style-name="Default" calcext:value="&lt;10" calcext:base-cell-address="Euro_E_Asian_Ratio.E27"/>
            <calcext:condition calcext:apply-style-name="Times10" calcext:value="&lt;100" calcext:base-cell-address="Euro_E_Asian_Ratio.E27"/>
            <calcext:condition calcext:apply-style-name="Times100" calcext:value="&lt;500" calcext:base-cell-address="Euro_E_Asian_Ratio.E27"/>
            <calcext:condition calcext:apply-style-name="Times500" calcext:value="&lt;1000" calcext:base-cell-address="Euro_E_Asian_Ratio.E27"/>
            <calcext:condition calcext:apply-style-name="Times1000" calcext:value="&gt;=1000" calcext:base-cell-address="Euro_E_Asian_Ratio.E27"/>
          </calcext:conditional-format>
          <calcext:conditional-format calcext:target-range-address="Euro_E_Asian_Ratio.E27:Euro_E_Asian_Ratio.N36 Euro_E_Asian_Ratio.E6:Euro_E_Asian_Ratio.N15">
            <calcext:condition calcext:apply-style-name="Default" calcext:value="&lt;10" calcext:base-cell-address="Euro_E_Asian_Ratio.E6"/>
            <calcext:condition calcext:apply-style-name="Times10" calcext:value="&lt;=100" calcext:base-cell-address="Euro_E_Asian_Ratio.E6"/>
            <calcext:condition calcext:apply-style-name="Times100" calcext:value="&lt;500" calcext:base-cell-address="Euro_E_Asian_Ratio.E6"/>
            <calcext:condition calcext:apply-style-name="Times500" calcext:value="&lt;1000" calcext:base-cell-address="Euro_E_Asian_Ratio.E6"/>
            <calcext:condition calcext:apply-style-name="Times1000" calcext:value="&gt;=1000" calcext:base-cell-address="Euro_E_Asian_Ratio.E6"/>
          </calcext:conditional-format>
        </calcext:conditional-formats>
      </table:table>
      <table:table table:name="Euro_E_Asian_perM_Ratio" table:style-name="ta1">
        <office:forms form:automatic-focus="false" form:apply-design-mode="false"/>
        <table:shapes>
          <draw:line draw:z-index="0" draw:style-name="gr2" draw:text-style-name="P1" svg:x1="199.16mm" svg:y1="33.62mm" svg:x2="191.46mm" svg:y2="36.38mm">
            <text:p/>
          </draw:line>
          <draw:custom-shape draw:z-index="1" draw:style-name="gr5" draw:text-style-name="P2" svg:width="27.91mm" svg:height="7.45mm" svg:x="3.96mm" svg:y="97.57mm">
            <text:p text:style-name="P1"><text:span text:style-name="T1">European Cases/mil</text:span></text:p>
            <text:p text:style-name="P1"><text:span text:style-name="T1">歐洲每百萬人確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2" draw:style-name="gr2" draw:text-style-name="P1" svg:x1="33.19mm" svg:y1="98.73mm" svg:x2="57.19mm" svg:y2="96.91mm">
            <text:p/>
          </draw:line>
          <draw:line draw:z-index="3" draw:style-name="gr2" draw:text-style-name="P1" svg:x1="191.24mm" svg:y1="157.66mm" svg:x2="183.55mm" svg:y2="161.49mm">
            <text:p/>
          </draw:line>
          <draw:custom-shape draw:z-index="4" draw:style-name="gr6" draw:text-style-name="P2" svg:width="28.55mm" svg:height="7.45mm" svg:x="3.54mm" svg:y="222.92mm">
            <text:p text:style-name="P1"><text:span text:style-name="T1">European Deaths/mil</text:span></text:p>
            <text:p text:style-name="P1"><text:span text:style-name="T1">歐洲每百萬人死亡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5" draw:style-name="gr2" draw:text-style-name="P1" svg:x1="31.43mm" svg:y1="224.47mm" svg:x2="57.37mm" svg:y2="219.79mm">
            <text:p/>
          </draw:line>
          <draw:custom-shape draw:z-index="6" draw:style-name="gr7" draw:text-style-name="P2" svg:width="33.41mm" svg:height="7.45mm" svg:x="179.15mm" svg:y="152.1mm">
            <text:p text:style-name="P1"><text:span text:style-name="T1">E.Asian Deaths/mil</text:span></text:p>
            <text:p text:style-name="P1"><text:span text:style-name="T1">東亞每百萬人死亡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8" draw:text-style-name="P2" svg:width="33.63mm" svg:height="7.45mm" svg:x="177.61mm" svg:y="27.16mm">
            <text:p text:style-name="P1"><text:span text:style-name="T1">E.Asian Cases/mil</text:span></text:p>
            <text:p text:style-name="P1"><text:span text:style-name="T1">東亞每百萬人確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4" table:default-cell-style-name="Default"/>
        <table:table-column table:style-name="co15" table:default-cell-style-name="ce236"/>
        <table:table-column table:style-name="co19" table:default-cell-style-name="ce236"/>
        <table:table-column table:style-name="co23" table:default-cell-style-name="ce445"/>
        <table:table-column table:style-name="co21" table:number-columns-repeated="10" table:default-cell-style-name="ce540"/>
        <table:table-column table:style-name="co11" table:number-columns-repeated="33" table:default-cell-style-name="Default"/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24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3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6">
          <table:table-cell/>
          <table:table-cell table:style-name="ce360" office:value-type="string" calcext:value-type="string" table:number-columns-spanned="2" table:number-rows-spanned="1">
            <text:p><text:span text:style-name="T2">Cases per million ratio </text:span></text:p>
            <text:p><text:span text:style-name="T2">每百萬確診個案倍數</text:span></text:p>
          </table:table-cell>
          <table:covered-table-cell table:style-name="ce259"/>
          <table:table-cell table:style-name="ce263"/>
          <table:table-cell table:style-name="ce277" table:formula="of:=[$'E.Asian_Sort'.B11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'E.Asian_Sort'.C11]" office:value-type="string" office:string-value="南韓&#10;Korea" calcext:value-type="string">
            <text:p>南韓</text:p>
            <text:p>Korea</text:p>
          </table:table-cell>
          <table:table-cell table:style-name="ce277" table:formula="of:=[$'E.Asian_Sort'.D11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'E.Asian_Sort'.E11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'E.Asian_Sort'.F11]" office:value-type="string" office:string-value="日本&#10;Japan" calcext:value-type="string">
            <text:p>日本</text:p>
            <text:p>Japan</text:p>
          </table:table-cell>
          <table:table-cell table:style-name="ce277" table:formula="of:=[$'E.Asian_Sort'.G11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'E.Asian_Sort'.H11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'E.Asian_Sort'.I11]" office:value-type="string" office:string-value="泰國&#10;Thailand" calcext:value-type="string">
            <text:p>泰國</text:p>
            <text:p>Thailand</text:p>
          </table:table-cell>
          <table:table-cell table:style-name="ce277" table:formula="of:=[$'E.Asian_Sort'.J11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'E.Asian_Sort'.K11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'E.Asian_Sort'.B12]" office:value-type="float" office:value="870.039075953033" calcext:value-type="float">
            <text:p>870.04</text:p>
          </table:table-cell>
          <table:table-cell table:style-name="ce278" table:formula="of:=[$'E.Asian_Sort'.C12]" office:value-type="float" office:value="207.612221677613" calcext:value-type="float">
            <text:p>207.61</text:p>
          </table:table-cell>
          <table:table-cell table:style-name="ce278" table:formula="of:=[$'E.Asian_Sort'.D12]" office:value-type="float" office:value="164.351694849075" calcext:value-type="float">
            <text:p>164.35</text:p>
          </table:table-cell>
          <table:table-cell table:style-name="ce278" table:formula="of:=[$'E.Asian_Sort'.E12]" office:value-type="float" office:value="135.720666071167" calcext:value-type="float">
            <text:p>135.72</text:p>
          </table:table-cell>
          <table:table-cell table:style-name="ce278" table:formula="of:=[$'E.Asian_Sort'.F12]" office:value-type="float" office:value="72.2605884405083" calcext:value-type="float">
            <text:p>72.26</text:p>
          </table:table-cell>
          <table:table-cell table:style-name="ce278" table:formula="of:=[$'E.Asian_Sort'.G12]" office:value-type="float" office:value="57.6739718881137" calcext:value-type="float">
            <text:p>57.67</text:p>
          </table:table-cell>
          <table:table-cell table:style-name="ce278" table:formula="of:=[$'E.Asian_Sort'.H12]" office:value-type="float" office:value="54.1862650926678" calcext:value-type="float">
            <text:p>54.19</text:p>
          </table:table-cell>
          <table:table-cell table:style-name="ce278" table:formula="of:=[$'E.Asian_Sort'.I12]" office:value-type="float" office:value="39.3004253560388" calcext:value-type="float">
            <text:p>39.30</text:p>
          </table:table-cell>
          <table:table-cell table:style-name="ce278" table:formula="of:=[$'E.Asian_Sort'.J12]" office:value-type="float" office:value="22.1908427462395" calcext:value-type="float">
            <text:p>22.19</text:p>
          </table:table-cell>
          <table:table-cell table:style-name="ce278" table:formula="of:=[$'E.Asian_Sort'.K12]" office:value-type="float" office:value="16.6148759251541" calcext:value-type="float">
            <text:p>16.61</text:p>
          </table:table-cell>
          <table:table-cell table:number-columns-repeated="33"/>
        </table:table-row>
        <table:table-row table:style-name="ro2">
          <table:table-cell/>
          <table:table-cell table:formula="of:=[$Euro_E_Asian.D9]" office:value-type="string" office:string-value="Spain" calcext:value-type="string">
            <text:p>Spain</text:p>
          </table:table-cell>
          <table:table-cell table:formula="of:=[$Euro_E_Asian.E9]" office:value-type="string" office:string-value="西班牙" calcext:value-type="string">
            <text:p>西班牙</text:p>
          </table:table-cell>
          <table:table-cell table:formula="of:=[$Euro_E_Asian.I9]" office:value-type="float" office:value="4012.65268385345" calcext:value-type="float">
            <text:p>4,013</text:p>
          </table:table-cell>
          <table:table-cell table:formula="of:=[.$D6]/[.E$5]" office:value-type="float" office:value="4.61203731505741" calcext:value-type="float">
            <text:p>5</text:p>
          </table:table-cell>
          <table:table-cell table:formula="of:=[.$D6]/[.F$5]" office:value-type="float" office:value="19.3276323109939" calcext:value-type="float">
            <text:p>19</text:p>
          </table:table-cell>
          <table:table-cell table:formula="of:=[.$D6]/[.G$5]" office:value-type="float" office:value="24.4150368363301" calcext:value-type="float">
            <text:p>24</text:p>
          </table:table-cell>
          <table:table-cell table:formula="of:=[.$D6]/[.H$5]" office:value-type="float" office:value="29.5655245439878" calcext:value-type="float">
            <text:p>30</text:p>
          </table:table-cell>
          <table:table-cell table:formula="of:=[.$D6]/[.I$5]" office:value-type="float" office:value="55.5303073286906" calcext:value-type="float">
            <text:p>56</text:p>
          </table:table-cell>
          <table:table-cell table:formula="of:=[.$D6]/[.J$5]" office:value-type="float" office:value="69.5747588121366" calcext:value-type="float">
            <text:p>70</text:p>
          </table:table-cell>
          <table:table-cell table:formula="of:=[.$D6]/[.K$5]" office:value-type="float" office:value="74.0529482331201" calcext:value-type="float">
            <text:p>74</text:p>
          </table:table-cell>
          <table:table-cell table:formula="of:=[.$D6]/[.L$5]" office:value-type="float" office:value="102.102016644888" calcext:value-type="float">
            <text:p>102</text:p>
          </table:table-cell>
          <table:table-cell table:formula="of:=[.$D6]/[.M$5]" office:value-type="float" office:value="180.824709081112" calcext:value-type="float">
            <text:p>181</text:p>
          </table:table-cell>
          <table:table-cell table:formula="of:=[.$D6]/[.N$5]" office:value-type="float" office:value="241.509638827846" calcext:value-type="float">
            <text:p>242</text:p>
          </table:table-cell>
          <table:table-cell table:number-columns-repeated="33"/>
        </table:table-row>
        <table:table-row table:style-name="ro2">
          <table:table-cell/>
          <table:table-cell table:formula="of:=[$Euro_E_Asian.D16]" office:value-type="string" office:string-value="Switzerland" calcext:value-type="string">
            <text:p>Switzerland</text:p>
          </table:table-cell>
          <table:table-cell table:formula="of:=[$Euro_E_Asian.E16]" office:value-type="string" office:string-value="瑞士" calcext:value-type="string">
            <text:p>瑞士</text:p>
          </table:table-cell>
          <table:table-cell table:formula="of:=[$Euro_E_Asian.I16]" office:value-type="float" office:value="3134.30985646635" calcext:value-type="float">
            <text:p>3,134</text:p>
          </table:table-cell>
          <table:table-cell table:formula="of:=[.$D7]/[.E$5]" office:value-type="float" office:value="3.60249320185194" calcext:value-type="float">
            <text:p>4</text:p>
          </table:table-cell>
          <table:table-cell table:formula="of:=[.$D7]/[.F$5]" office:value-type="float" office:value="15.0969429022026" calcext:value-type="float">
            <text:p>15</text:p>
          </table:table-cell>
          <table:table-cell table:formula="of:=[.$D7]/[.G$5]" office:value-type="float" office:value="19.0707486122647" calcext:value-type="float">
            <text:p>19</text:p>
          </table:table-cell>
          <table:table-cell table:formula="of:=[.$D7]/[.H$5]" office:value-type="float" office:value="23.0938290180718" calcext:value-type="float">
            <text:p>23</text:p>
          </table:table-cell>
          <table:table-cell table:formula="of:=[.$D7]/[.I$5]" office:value-type="float" office:value="43.3750945585892" calcext:value-type="float">
            <text:p>43</text:p>
          </table:table-cell>
          <table:table-cell table:formula="of:=[.$D7]/[.J$5]" office:value-type="float" office:value="54.3453095713062" calcext:value-type="float">
            <text:p>54</text:p>
          </table:table-cell>
          <table:table-cell table:formula="of:=[.$D7]/[.K$5]" office:value-type="float" office:value="57.8432532876392" calcext:value-type="float">
            <text:p>58</text:p>
          </table:table-cell>
          <table:table-cell table:formula="of:=[.$D7]/[.L$5]" office:value-type="float" office:value="79.7525682755679" calcext:value-type="float">
            <text:p>80</text:p>
          </table:table-cell>
          <table:table-cell table:formula="of:=[.$D7]/[.M$5]" office:value-type="float" office:value="141.243390001378" calcext:value-type="float">
            <text:p>141</text:p>
          </table:table-cell>
          <table:table-cell table:formula="of:=[.$D7]/[.N$5]" office:value-type="float" office:value="188.644794615718" calcext:value-type="float">
            <text:p>189</text:p>
          </table:table-cell>
          <table:table-cell table:number-columns-repeated="33"/>
        </table:table-row>
        <table:table-row table:style-name="ro2">
          <table:table-cell/>
          <table:table-cell table:formula="of:=[$Euro_E_Asian.D14]" office:value-type="string" office:string-value="Belgium" calcext:value-type="string">
            <text:p>Belgium</text:p>
          </table:table-cell>
          <table:table-cell table:formula="of:=[$Euro_E_Asian.E14]" office:value-type="string" office:string-value="比利時" calcext:value-type="string">
            <text:p>比利時</text:p>
          </table:table-cell>
          <table:table-cell table:formula="of:=[$Euro_E_Asian.I14]" office:value-type="float" office:value="3131.72482834356" calcext:value-type="float">
            <text:p>3,132</text:p>
          </table:table-cell>
          <table:table-cell table:formula="of:=[.$D8]/[.E$5]" office:value-type="float" office:value="3.59952203860855" calcext:value-type="float">
            <text:p>4</text:p>
          </table:table-cell>
          <table:table-cell table:formula="of:=[.$D8]/[.F$5]" office:value-type="float" office:value="15.0844916693132" calcext:value-type="float">
            <text:p>15</text:p>
          </table:table-cell>
          <table:table-cell table:formula="of:=[.$D8]/[.G$5]" office:value-type="float" office:value="19.0550199754218" calcext:value-type="float">
            <text:p>19</text:p>
          </table:table-cell>
          <table:table-cell table:formula="of:=[.$D8]/[.H$5]" office:value-type="float" office:value="23.0747823378748" calcext:value-type="float">
            <text:p>23</text:p>
          </table:table-cell>
          <table:table-cell table:formula="of:=[.$D8]/[.I$5]" office:value-type="float" office:value="43.3393208653689" calcext:value-type="float">
            <text:p>43</text:p>
          </table:table-cell>
          <table:table-cell table:formula="of:=[.$D8]/[.J$5]" office:value-type="float" office:value="54.3004881720135" calcext:value-type="float">
            <text:p>54</text:p>
          </table:table-cell>
          <table:table-cell table:formula="of:=[.$D8]/[.K$5]" office:value-type="float" office:value="57.7955469524938" calcext:value-type="float">
            <text:p>58</text:p>
          </table:table-cell>
          <table:table-cell table:formula="of:=[.$D8]/[.L$5]" office:value-type="float" office:value="79.6867921904652" calcext:value-type="float">
            <text:p>80</text:p>
          </table:table-cell>
          <table:table-cell table:formula="of:=[.$D8]/[.M$5]" office:value-type="float" office:value="141.126899241998" calcext:value-type="float">
            <text:p>141</text:p>
          </table:table-cell>
          <table:table-cell table:formula="of:=[.$D8]/[.N$5]" office:value-type="float" office:value="188.489209456104" calcext:value-type="float">
            <text:p>188</text:p>
          </table:table-cell>
          <table:table-cell table:number-columns-repeated="33"/>
        </table:table-row>
        <table:table-row table:style-name="ro2">
          <table:table-cell/>
          <table:table-cell table:formula="of:=[$Euro_E_Asian.D10]" office:value-type="string" office:string-value="Italy" calcext:value-type="string">
            <text:p>Italy</text:p>
          </table:table-cell>
          <table:table-cell table:formula="of:=[$Euro_E_Asian.E10]" office:value-type="string" office:string-value="意大利" calcext:value-type="string">
            <text:p>意大利</text:p>
          </table:table-cell>
          <table:table-cell table:formula="of:=[$Euro_E_Asian.I10]" office:value-type="float" office:value="2862.52043169319" calcext:value-type="float">
            <text:p>2,863</text:p>
          </table:table-cell>
          <table:table-cell table:formula="of:=[.$D9]/[.E$5]" office:value-type="float" office:value="3.29010559503619" calcext:value-type="float">
            <text:p>3</text:p>
          </table:table-cell>
          <table:table-cell table:formula="of:=[.$D9]/[.F$5]" office:value-type="float" office:value="13.7878223572898" calcext:value-type="float">
            <text:p>14</text:p>
          </table:table-cell>
          <table:table-cell table:formula="of:=[.$D9]/[.G$5]" office:value-type="float" office:value="17.4170423634624" calcext:value-type="float">
            <text:p>17</text:p>
          </table:table-cell>
          <table:table-cell table:formula="of:=[.$D9]/[.H$5]" office:value-type="float" office:value="21.0912642455807" calcext:value-type="float">
            <text:p>21</text:p>
          </table:table-cell>
          <table:table-cell table:formula="of:=[.$D9]/[.I$5]" office:value-type="float" office:value="39.6138544325568" calcext:value-type="float">
            <text:p>40</text:p>
          </table:table-cell>
          <table:table-cell table:formula="of:=[.$D9]/[.J$5]" office:value-type="float" office:value="49.632795141046" calcext:value-type="float">
            <text:p>50</text:p>
          </table:table-cell>
          <table:table-cell table:formula="of:=[.$D9]/[.K$5]" office:value-type="float" office:value="52.8274171840003" calcext:value-type="float">
            <text:p>53</text:p>
          </table:table-cell>
          <table:table-cell table:formula="of:=[.$D9]/[.L$5]" office:value-type="float" office:value="72.8368816815705" calcext:value-type="float">
            <text:p>73</text:p>
          </table:table-cell>
          <table:table-cell table:formula="of:=[.$D9]/[.M$5]" office:value-type="float" office:value="128.99557103023" calcext:value-type="float">
            <text:p>129</text:p>
          </table:table-cell>
          <table:table-cell table:formula="of:=[.$D9]/[.N$5]" office:value-type="float" office:value="172.286596938077" calcext:value-type="float">
            <text:p>172</text:p>
          </table:table-cell>
          <table:table-cell table:number-columns-repeated="33"/>
        </table:table-row>
        <table:table-row table:style-name="ro2">
          <table:table-cell/>
          <table:table-cell table:formula="of:=[$Euro_E_Asian.D17]" office:value-type="string" office:string-value="Portugal" calcext:value-type="string">
            <text:p>Portugal</text:p>
          </table:table-cell>
          <table:table-cell table:formula="of:=[$Euro_E_Asian.E17]" office:value-type="string" office:string-value="葡萄牙" calcext:value-type="string">
            <text:p>葡萄牙</text:p>
          </table:table-cell>
          <table:table-cell table:formula="of:=[$Euro_E_Asian.I17]" office:value-type="float" office:value="1850.99824193117" calcext:value-type="float">
            <text:p>1,851</text:p>
          </table:table-cell>
          <table:table-cell table:formula="of:=[.$D10]/[.E$5]" office:value-type="float" office:value="2.12748863021308" calcext:value-type="float">
            <text:p>2</text:p>
          </table:table-cell>
          <table:table-cell table:formula="of:=[.$D10]/[.F$5]" office:value-type="float" office:value="8.91565162674027" calcext:value-type="float">
            <text:p>9</text:p>
          </table:table-cell>
          <table:table-cell table:formula="of:=[.$D10]/[.G$5]" office:value-type="float" office:value="11.2624225970469" calcext:value-type="float">
            <text:p>11</text:p>
          </table:table-cell>
          <table:table-cell table:formula="of:=[.$D10]/[.H$5]" office:value-type="float" office:value="13.6382932350227" calcext:value-type="float">
            <text:p>14</text:p>
          </table:table-cell>
          <table:table-cell table:formula="of:=[.$D10]/[.I$5]" office:value-type="float" office:value="25.6155987915195" calcext:value-type="float">
            <text:p>26</text:p>
          </table:table-cell>
          <table:table-cell table:formula="of:=[.$D10]/[.J$5]" office:value-type="float" office:value="32.0941697152759" calcext:value-type="float">
            <text:p>32</text:p>
          </table:table-cell>
          <table:table-cell table:formula="of:=[.$D10]/[.K$5]" office:value-type="float" office:value="34.1599155942128" calcext:value-type="float">
            <text:p>34</text:p>
          </table:table-cell>
          <table:table-cell table:formula="of:=[.$D10]/[.L$5]" office:value-type="float" office:value="47.0986821430611" calcext:value-type="float">
            <text:p>47</text:p>
          </table:table-cell>
          <table:table-cell table:formula="of:=[.$D10]/[.M$5]" office:value-type="float" office:value="83.4127060021119" calcext:value-type="float">
            <text:p>83</text:p>
          </table:table-cell>
          <table:table-cell table:formula="of:=[.$D10]/[.N$5]" office:value-type="float" office:value="111.406082733898" calcext:value-type="float">
            <text:p>111</text:p>
          </table:table-cell>
          <table:table-cell table:number-columns-repeated="33"/>
        </table:table-row>
        <table:table-row table:style-name="ro2">
          <table:table-cell/>
          <table:table-cell table:formula="of:=[$Euro_E_Asian.D15]" office:value-type="string" office:string-value="Netherlands" calcext:value-type="string">
            <text:p>Netherlands</text:p>
          </table:table-cell>
          <table:table-cell table:formula="of:=[$Euro_E_Asian.E15]" office:value-type="string" office:string-value="荷蘭" calcext:value-type="string">
            <text:p>荷蘭</text:p>
          </table:table-cell>
          <table:table-cell table:formula="of:=[$Euro_E_Asian.I15]" office:value-type="float" office:value="1780.94218152403" calcext:value-type="float">
            <text:p>1,781</text:p>
          </table:table-cell>
          <table:table-cell table:formula="of:=[.$D11]/[.E$5]" office:value-type="float" office:value="2.04696803942191" calcext:value-type="float">
            <text:p>2</text:p>
          </table:table-cell>
          <table:table-cell table:formula="of:=[.$D11]/[.F$5]" office:value-type="float" office:value="8.57821455371514" calcext:value-type="float">
            <text:p>9</text:p>
          </table:table-cell>
          <table:table-cell table:formula="of:=[.$D11]/[.G$5]" office:value-type="float" office:value="10.8361655969504" calcext:value-type="float">
            <text:p>11</text:p>
          </table:table-cell>
          <table:table-cell table:formula="of:=[.$D11]/[.H$5]" office:value-type="float" office:value="13.1221149518245" calcext:value-type="float">
            <text:p>13</text:p>
          </table:table-cell>
          <table:table-cell table:formula="of:=[.$D11]/[.I$5]" office:value-type="float" office:value="24.6461068192141" calcext:value-type="float">
            <text:p>25</text:p>
          </table:table-cell>
          <table:table-cell table:formula="of:=[.$D11]/[.J$5]" office:value-type="float" office:value="30.879478614357" calcext:value-type="float">
            <text:p>31</text:p>
          </table:table-cell>
          <table:table-cell table:formula="of:=[.$D11]/[.K$5]" office:value-type="float" office:value="32.8670407247725" calcext:value-type="float">
            <text:p>33</text:p>
          </table:table-cell>
          <table:table-cell table:formula="of:=[.$D11]/[.L$5]" office:value-type="float" office:value="45.3161044795251" calcext:value-type="float">
            <text:p>45</text:p>
          </table:table-cell>
          <table:table-cell table:formula="of:=[.$D11]/[.M$5]" office:value-type="float" office:value="80.2557253859066" calcext:value-type="float">
            <text:p>80</text:p>
          </table:table-cell>
          <table:table-cell table:formula="of:=[.$D11]/[.N$5]" office:value-type="float" office:value="107.189616675245" calcext:value-type="float">
            <text:p>107</text:p>
          </table:table-cell>
          <table:table-cell table:number-columns-repeated="33"/>
        </table:table-row>
        <table:table-row table:style-name="ro2">
          <table:table-cell/>
          <table:table-cell table:formula="of:=[$Euro_E_Asian.D11]" office:value-type="string" office:string-value="Germany" calcext:value-type="string">
            <text:p>Germany</text:p>
          </table:table-cell>
          <table:table-cell table:formula="of:=[$Euro_E_Asian.E11]" office:value-type="string" office:string-value="德國" calcext:value-type="string">
            <text:p>德國</text:p>
          </table:table-cell>
          <table:table-cell table:formula="of:=[$Euro_E_Asian.I11]" office:value-type="float" office:value="1693.03164401949" calcext:value-type="float">
            <text:p>1,693</text:p>
          </table:table-cell>
          <table:table-cell table:formula="of:=[.$D12]/[.E$5]" office:value-type="float" office:value="1.94592598288182" calcext:value-type="float">
            <text:p>2</text:p>
          </table:table-cell>
          <table:table-cell table:formula="of:=[.$D12]/[.F$5]" office:value-type="float" office:value="8.1547783186314" calcext:value-type="float">
            <text:p>8</text:p>
          </table:table-cell>
          <table:table-cell table:formula="of:=[.$D12]/[.G$5]" office:value-type="float" office:value="10.3012728014409" calcext:value-type="float">
            <text:p>10</text:p>
          </table:table-cell>
          <table:table-cell table:formula="of:=[.$D12]/[.H$5]" office:value-type="float" office:value="12.4743835484254" calcext:value-type="float">
            <text:p>12</text:p>
          </table:table-cell>
          <table:table-cell table:formula="of:=[.$D12]/[.I$5]" office:value-type="float" office:value="23.4295302675726" calcext:value-type="float">
            <text:p>23</text:p>
          </table:table-cell>
          <table:table-cell table:formula="of:=[.$D12]/[.J$5]" office:value-type="float" office:value="29.3552115207869" calcext:value-type="float">
            <text:p>29</text:p>
          </table:table-cell>
          <table:table-cell table:formula="of:=[.$D12]/[.K$5]" office:value-type="float" office:value="31.2446639591069" calcext:value-type="float">
            <text:p>31</text:p>
          </table:table-cell>
          <table:table-cell table:formula="of:=[.$D12]/[.L$5]" office:value-type="float" office:value="43.0792193387633" calcext:value-type="float">
            <text:p>43</text:p>
          </table:table-cell>
          <table:table-cell table:formula="of:=[.$D12]/[.M$5]" office:value-type="float" office:value="76.2941571611289" calcext:value-type="float">
            <text:p>76</text:p>
          </table:table-cell>
          <table:table-cell table:formula="of:=[.$D12]/[.N$5]" office:value-type="float" office:value="101.898542706318" calcext:value-type="float">
            <text:p>102</text:p>
          </table:table-cell>
          <table:table-cell table:number-columns-repeated="33"/>
        </table:table-row>
        <table:table-row table:style-name="ro2">
          <table:table-cell/>
          <table:table-cell table:formula="of:=[$Euro_E_Asian.D13]" office:value-type="string" office:string-value="United Kingdom" calcext:value-type="string">
            <text:p>United Kingdom</text:p>
          </table:table-cell>
          <table:table-cell table:formula="of:=[$Euro_E_Asian.E13]" office:value-type="string" office:string-value="英國" calcext:value-type="string">
            <text:p>英國</text:p>
          </table:table-cell>
          <table:table-cell table:formula="of:=[$Euro_E_Asian.I13]" office:value-type="float" office:value="1636.05178251704" calcext:value-type="float">
            <text:p>1,636</text:p>
          </table:table-cell>
          <table:table-cell table:formula="of:=[.$D13]/[.E$5]" office:value-type="float" office:value="1.88043483072864" calcext:value-type="float">
            <text:p>2</text:p>
          </table:table-cell>
          <table:table-cell table:formula="of:=[.$D13]/[.F$5]" office:value-type="float" office:value="7.88032500831071" calcext:value-type="float">
            <text:p>8</text:p>
          </table:table-cell>
          <table:table-cell table:formula="of:=[.$D13]/[.G$5]" office:value-type="float" office:value="9.95457810167053" calcext:value-type="float">
            <text:p>10</text:p>
          </table:table-cell>
          <table:table-cell table:formula="of:=[.$D13]/[.H$5]" office:value-type="float" office:value="12.054551674976" calcext:value-type="float">
            <text:p>12</text:p>
          </table:table-cell>
          <table:table-cell table:formula="of:=[.$D13]/[.I$5]" office:value-type="float" office:value="22.6409972271952" calcext:value-type="float">
            <text:p>23</text:p>
          </table:table-cell>
          <table:table-cell table:formula="of:=[.$D13]/[.J$5]" office:value-type="float" office:value="28.3672465924655" calcext:value-type="float">
            <text:p>28</text:p>
          </table:table-cell>
          <table:table-cell table:formula="of:=[.$D13]/[.K$5]" office:value-type="float" office:value="30.193108525179" calcext:value-type="float">
            <text:p>30</text:p>
          </table:table-cell>
          <table:table-cell table:formula="of:=[.$D13]/[.L$5]" office:value-type="float" office:value="41.6293657815499" calcext:value-type="float">
            <text:p>42</text:p>
          </table:table-cell>
          <table:table-cell table:formula="of:=[.$D13]/[.M$5]" office:value-type="float" office:value="73.726437577243" calcext:value-type="float">
            <text:p>74</text:p>
          </table:table-cell>
          <table:table-cell table:formula="of:=[.$D13]/[.N$5]" office:value-type="float" office:value="98.4690941952889" calcext:value-type="float">
            <text:p>98</text:p>
          </table:table-cell>
          <table:table-cell table:number-columns-repeated="33"/>
        </table:table-row>
        <table:table-row table:style-name="ro2">
          <table:table-cell/>
          <table:table-cell table:formula="of:=[$Euro_E_Asian.D12]" office:value-type="string" office:string-value="France" calcext:value-type="string">
            <text:p>France</text:p>
          </table:table-cell>
          <table:table-cell table:formula="of:=[$Euro_E_Asian.E12]" office:value-type="string" office:string-value="法國" calcext:value-type="string">
            <text:p>法國</text:p>
          </table:table-cell>
          <table:table-cell table:formula="of:=[$Euro_E_Asian.I12]" office:value-type="float" office:value="1628.77929512791" calcext:value-type="float">
            <text:p>1,629</text:p>
          </table:table-cell>
          <table:table-cell table:formula="of:=[.$D14]/[.E$5]" office:value-type="float" office:value="1.87207602525641" calcext:value-type="float">
            <text:p>2</text:p>
          </table:table-cell>
          <table:table-cell table:formula="of:=[.$D14]/[.F$5]" office:value-type="float" office:value="7.84529582105786" calcext:value-type="float">
            <text:p>8</text:p>
          </table:table-cell>
          <table:table-cell table:formula="of:=[.$D14]/[.G$5]" office:value-type="float" office:value="9.91032855866579" calcext:value-type="float">
            <text:p>10</text:p>
          </table:table-cell>
          <table:table-cell table:formula="of:=[.$D14]/[.H$5]" office:value-type="float" office:value="12.0009674449567" calcext:value-type="float">
            <text:p>12</text:p>
          </table:table-cell>
          <table:table-cell table:formula="of:=[.$D14]/[.I$5]" office:value-type="float" office:value="22.5403547117372" calcext:value-type="float">
            <text:p>23</text:p>
          </table:table-cell>
          <table:table-cell table:formula="of:=[.$D14]/[.J$5]" office:value-type="float" office:value="28.2411500683135" calcext:value-type="float">
            <text:p>28</text:p>
          </table:table-cell>
          <table:table-cell table:formula="of:=[.$D14]/[.K$5]" office:value-type="float" office:value="30.0588957799993" calcext:value-type="float">
            <text:p>30</text:p>
          </table:table-cell>
          <table:table-cell table:formula="of:=[.$D14]/[.L$5]" office:value-type="float" office:value="41.4443172146899" calcext:value-type="float">
            <text:p>41</text:p>
          </table:table-cell>
          <table:table-cell table:formula="of:=[.$D14]/[.M$5]" office:value-type="float" office:value="73.3987128724046" calcext:value-type="float">
            <text:p>73</text:p>
          </table:table-cell>
          <table:table-cell table:formula="of:=[.$D14]/[.N$5]" office:value-type="float" office:value="98.0313847942746" calcext:value-type="float">
            <text:p>98</text:p>
          </table:table-cell>
          <table:table-cell table:number-columns-repeated="33"/>
        </table:table-row>
        <table:table-row table:style-name="ro2">
          <table:table-cell/>
          <table:table-cell table:formula="of:=[$Euro_E_Asian.D18]" office:value-type="string" office:string-value="Austria" calcext:value-type="string">
            <text:p>Austria</text:p>
          </table:table-cell>
          <table:table-cell table:formula="of:=[$Euro_E_Asian.E18]" office:value-type="string" office:string-value="奧地利" calcext:value-type="string">
            <text:p>奧地利</text:p>
          </table:table-cell>
          <table:table-cell table:formula="of:=[$Euro_E_Asian.I18]" office:value-type="float" office:value="1625.10711770787" calcext:value-type="float">
            <text:p>1,625</text:p>
          </table:table-cell>
          <table:table-cell table:formula="of:=[.$D15]/[.E$5]" office:value-type="float" office:value="1.86785532124261" calcext:value-type="float">
            <text:p>2</text:p>
          </table:table-cell>
          <table:table-cell table:formula="of:=[.$D15]/[.F$5]" office:value-type="float" office:value="7.82760814645773" calcext:value-type="float">
            <text:p>8</text:p>
          </table:table-cell>
          <table:table-cell table:formula="of:=[.$D15]/[.G$5]" office:value-type="float" office:value="9.88798514794882" calcext:value-type="float">
            <text:p>10</text:p>
          </table:table-cell>
          <table:table-cell table:formula="of:=[.$D15]/[.H$5]" office:value-type="float" office:value="11.9739105675751" calcext:value-type="float">
            <text:p>12</text:p>
          </table:table-cell>
          <table:table-cell table:formula="of:=[.$D15]/[.I$5]" office:value-type="float" office:value="22.4895361742842" calcext:value-type="float">
            <text:p>22</text:p>
          </table:table-cell>
          <table:table-cell table:formula="of:=[.$D15]/[.J$5]" office:value-type="float" office:value="28.177478756978" calcext:value-type="float">
            <text:p>28</text:p>
          </table:table-cell>
          <table:table-cell table:formula="of:=[.$D15]/[.K$5]" office:value-type="float" office:value="29.9911262554941" calcext:value-type="float">
            <text:p>30</text:p>
          </table:table-cell>
          <table:table-cell table:formula="of:=[.$D15]/[.L$5]" office:value-type="float" office:value="41.3508785969962" calcext:value-type="float">
            <text:p>41</text:p>
          </table:table-cell>
          <table:table-cell table:formula="of:=[.$D15]/[.M$5]" office:value-type="float" office:value="73.2332312157575" calcext:value-type="float">
            <text:p>73</text:p>
          </table:table-cell>
          <table:table-cell table:formula="of:=[.$D15]/[.N$5]" office:value-type="float" office:value="97.8103673496313" calcext:value-type="float">
            <text:p>98</text:p>
          </table:table-cell>
          <table:table-cell table:number-columns-repeated="33"/>
        </table:table-row>
        <table:table-row table:style-name="ro27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9">
          <table:table-cell/>
          <table:table-cell table:style-name="ce250"/>
          <table:table-cell table:style-name="ce141" office:value-type="string" calcext:value-type="string">
            <text:p><text:s/>10 times or more deaths 十倍或以上確診 ( 每百萬人 )</text:p>
          </table:table-cell>
          <table:table-cell table:style-name="ce153" table:number-columns-repeated="5"/>
          <table:table-cell table:style-name="ce141" table:number-columns-repeated="2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69" calcext:value-type="float">
            <text:p>69</text:p>
          </table:table-cell>
          <table:table-cell table:number-columns-repeated="30"/>
          <table:table-cell table:style-name="ce327" table:number-columns-repeated="3"/>
        </table:table-row>
        <table:table-row table:style-name="ro29">
          <table:table-cell/>
          <table:table-cell table:style-name="ce250"/>
          <table:table-cell table:style-name="ce287" office:value-type="string" calcext:value-type="string">
            <text:p><text:s/>100 times or more cases 一百倍或以上確診 (每百萬人 )</text:p>
          </table:table-cell>
          <table:table-cell table:style-name="ce294" table:number-columns-repeated="5"/>
          <table:table-cell table:style-name="ce287" table:number-columns-repeated="2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12" calcext:value-type="float">
            <text:p>12</text:p>
          </table:table-cell>
          <table:table-cell table:number-columns-repeated="33"/>
        </table:table-row>
        <table:table-row table:style-name="ro30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0">
          <table:table-cell/>
          <table:table-cell table:style-name="Default" table:number-columns-repeated="13"/>
          <table:table-cell table:number-columns-repeated="33"/>
        </table:table-row>
        <table:table-row table:style-name="ro31">
          <table:table-cell/>
          <table:table-cell table:style-name="Default" table:number-columns-repeated="13"/>
          <table:table-cell table:number-columns-repeated="33"/>
        </table:table-row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32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3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4">
          <table:table-cell/>
          <table:table-cell table:style-name="ce362" office:value-type="string" calcext:value-type="string" table:number-columns-spanned="2" table:number-rows-spanned="1">
            <text:p><text:span text:style-name="T2">Deaths per million ratio </text:span></text:p>
            <text:p><text:span text:style-name="T2">每百萬死亡人數比例</text:span></text:p>
          </table:table-cell>
          <table:covered-table-cell table:style-name="ce259"/>
          <table:table-cell table:style-name="ce263"/>
          <table:table-cell table:style-name="ce277" table:formula="of:=[$'E.Asian_Sort'.B15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'E.Asian_Sort'.C15]" office:value-type="string" office:string-value="南韓&#10;Korea" calcext:value-type="string">
            <text:p>南韓</text:p>
            <text:p>Korea</text:p>
          </table:table-cell>
          <table:table-cell table:style-name="ce277" table:formula="of:=[$'E.Asian_Sort'.D15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'E.Asian_Sort'.E15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'E.Asian_Sort'.F15]" office:value-type="string" office:string-value="日本&#10;Japan" calcext:value-type="string">
            <text:p>日本</text:p>
            <text:p>Japan</text:p>
          </table:table-cell>
          <table:table-cell table:style-name="ce277" table:formula="of:=[$'E.Asian_Sort'.G15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'E.Asian_Sort'.H15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'E.Asian_Sort'.I15]" office:value-type="string" office:string-value="泰國&#10;Thailand" calcext:value-type="string">
            <text:p>泰國</text:p>
            <text:p>Thailand</text:p>
          </table:table-cell>
          <table:table-cell table:style-name="ce277" table:formula="of:=[$'E.Asian_Sort'.J15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'E.Asian_Sort'.K15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'E.Asian_Sort'.B16]" office:value-type="float" office:value="4.48996812278806" calcext:value-type="float">
            <text:p>4.49</text:p>
          </table:table-cell>
          <table:table-cell table:style-name="ce278" table:formula="of:=[$'E.Asian_Sort'.C16]" office:value-type="float" office:value="3.56755437068092" calcext:value-type="float">
            <text:p>3.57</text:p>
          </table:table-cell>
          <table:table-cell table:style-name="ce278" table:formula="of:=[$'E.Asian_Sort'.D16]" office:value-type="float" office:value="3.23061284992191" calcext:value-type="float">
            <text:p>3.23</text:p>
          </table:table-cell>
          <table:table-cell table:style-name="ce278" table:formula="of:=[$'E.Asian_Sort'.E16]" office:value-type="float" office:value="2.69172457760816" calcext:value-type="float">
            <text:p>2.69</text:p>
          </table:table-cell>
          <table:table-cell table:style-name="ce278" table:formula="of:=[$'E.Asian_Sort'.F16]" office:value-type="float" office:value="1.94820837886958" calcext:value-type="float">
            <text:p>1.95</text:p>
          </table:table-cell>
          <table:table-cell table:style-name="ce278" table:formula="of:=[$'E.Asian_Sort'.G16]" office:value-type="float" office:value="1.72284965535254" calcext:value-type="float">
            <text:p>1.72</text:p>
          </table:table-cell>
          <table:table-cell table:style-name="ce278" table:formula="of:=[$'E.Asian_Sort'.H16]" office:value-type="float" office:value="1.16663762290774" calcext:value-type="float">
            <text:p>1.17</text:p>
          </table:table-cell>
          <table:table-cell table:style-name="ce278" table:formula="of:=[$'E.Asian_Sort'.I16]" office:value-type="float" office:value="0.646734898702514" calcext:value-type="float">
            <text:p>0.65</text:p>
          </table:table-cell>
          <table:table-cell table:style-name="ce278" table:formula="of:=[$'E.Asian_Sort'.J16]" office:value-type="float" office:value="0.533283560201048" calcext:value-type="float">
            <text:p>0.53</text:p>
          </table:table-cell>
          <table:table-cell table:style-name="ce278" table:formula="of:=[$'E.Asian_Sort'.K16]" office:value-type="float" office:value="0.25237786215424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4]" office:value-type="string" office:string-value="Belgium" calcext:value-type="string">
            <text:p>Belgium</text:p>
          </table:table-cell>
          <table:table-cell table:style-name="ce244" table:formula="of:=[.C6]" office:value-type="string" office:string-value="西班牙" calcext:value-type="string">
            <text:p>西班牙</text:p>
          </table:table-cell>
          <table:table-cell table:style-name="ce276" table:formula="of:=[$Euro_E_Asian.J14]" office:value-type="float" office:value="447.426401260108" calcext:value-type="float">
            <text:p>447</text:p>
          </table:table-cell>
          <table:table-cell table:style-name="ce541" table:formula="of:=[.$D27]/[.E$26]" office:value-type="float" office:value="99.6502400516549" calcext:value-type="float">
            <text:p>100</text:p>
          </table:table-cell>
          <table:table-cell table:style-name="ce541" table:formula="of:=[.$D27]/[.F$26]" office:value-type="float" office:value="125.415440038468" calcext:value-type="float">
            <text:p>125</text:p>
          </table:table-cell>
          <table:table-cell table:style-name="ce541" table:formula="of:=[.$D27]/[.G$26]" office:value-type="float" office:value="138.495827895603" calcext:value-type="float">
            <text:p>138</text:p>
          </table:table-cell>
          <table:table-cell table:style-name="ce541" table:formula="of:=[.$D27]/[.H$26]" office:value-type="float" office:value="166.222950513639" calcext:value-type="float">
            <text:p>166</text:p>
          </table:table-cell>
          <table:table-cell table:style-name="ce541" table:formula="of:=[.$D27]/[.I$26]" office:value-type="float" office:value="229.660443981727" calcext:value-type="float">
            <text:p>230</text:p>
          </table:table-cell>
          <table:table-cell table:style-name="ce541" table:formula="of:=[.$D27]/[.J$26]" office:value-type="float" office:value="259.701361561089" calcext:value-type="float">
            <text:p>260</text:p>
          </table:table-cell>
          <table:table-cell table:style-name="ce541" table:formula="of:=[.$D27]/[.K$26]" office:value-type="float" office:value="383.517891481109" calcext:value-type="float">
            <text:p>384</text:p>
          </table:table-cell>
          <table:table-cell table:style-name="ce541" table:formula="of:=[.$D27]/[.L$26]" office:value-type="float" office:value="691.823500104508" calcext:value-type="float">
            <text:p>692</text:p>
          </table:table-cell>
          <table:table-cell table:style-name="ce541" table:formula="of:=[.$D27]/[.M$26]" office:value-type="float" office:value="839.002801982923" calcext:value-type="float">
            <text:p>839</text:p>
          </table:table-cell>
          <table:table-cell table:style-name="ce541" table:formula="of:=[.$D27]/[.N$26]" office:value-type="float" office:value="1772.84329711401" calcext:value-type="float">
            <text:p>177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9]" office:value-type="string" office:string-value="Spain" calcext:value-type="string">
            <text:p>Spain</text:p>
          </table:table-cell>
          <table:table-cell table:style-name="ce244" table:formula="of:=[.C7]" office:value-type="string" office:string-value="瑞士" calcext:value-type="string">
            <text:p>瑞士</text:p>
          </table:table-cell>
          <table:table-cell table:style-name="ce276" table:formula="of:=[$Euro_E_Asian.J9]" office:value-type="float" office:value="420.525513507022" calcext:value-type="float">
            <text:p>421</text:p>
          </table:table-cell>
          <table:table-cell table:style-name="ce541" table:formula="of:=[.$D28]/[.E$26]" office:value-type="float" office:value="93.658908483719" calcext:value-type="float">
            <text:p>94</text:p>
          </table:table-cell>
          <table:table-cell table:style-name="ce541" table:formula="of:=[.$D28]/[.F$26]" office:value-type="float" office:value="117.875011790432" calcext:value-type="float">
            <text:p>118</text:p>
          </table:table-cell>
          <table:table-cell table:style-name="ce541" table:formula="of:=[.$D28]/[.G$26]" office:value-type="float" office:value="130.168959588329" calcext:value-type="float">
            <text:p>130</text:p>
          </table:table-cell>
          <table:table-cell table:style-name="ce541" table:formula="of:=[.$D28]/[.H$26]" office:value-type="float" office:value="156.229027666975" calcext:value-type="float">
            <text:p>156</text:p>
          </table:table-cell>
          <table:table-cell table:style-name="ce541" table:formula="of:=[.$D28]/[.I$26]" office:value-type="float" office:value="215.852430401221" calcext:value-type="float">
            <text:p>216</text:p>
          </table:table-cell>
          <table:table-cell table:style-name="ce541" table:formula="of:=[.$D28]/[.J$26]" office:value-type="float" office:value="244.087179749281" calcext:value-type="float">
            <text:p>244</text:p>
          </table:table-cell>
          <table:table-cell table:style-name="ce541" table:formula="of:=[.$D28]/[.K$26]" office:value-type="float" office:value="360.459413660003" calcext:value-type="float">
            <text:p>360</text:p>
          </table:table-cell>
          <table:table-cell table:style-name="ce541" table:formula="of:=[.$D28]/[.L$26]" office:value-type="float" office:value="650.228577970177" calcext:value-type="float">
            <text:p>650</text:p>
          </table:table-cell>
          <table:table-cell table:style-name="ce541" table:formula="of:=[.$D28]/[.M$26]" office:value-type="float" office:value="788.55892979053" calcext:value-type="float">
            <text:p>789</text:p>
          </table:table-cell>
          <table:table-cell table:style-name="ce541" table:formula="of:=[.$D28]/[.N$26]" office:value-type="float" office:value="1666.25356882538" calcext:value-type="float">
            <text:p>166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0]" office:value-type="string" office:string-value="Italy" calcext:value-type="string">
            <text:p>Italy</text:p>
          </table:table-cell>
          <table:table-cell table:style-name="ce244" table:formula="of:=[.C8]" office:value-type="string" office:string-value="比利時" calcext:value-type="string">
            <text:p>比利時</text:p>
          </table:table-cell>
          <table:table-cell table:style-name="ce276" table:formula="of:=[$Euro_E_Asian.J10]" office:value-type="float" office:value="377.582305223226" calcext:value-type="float">
            <text:p>378</text:p>
          </table:table-cell>
          <table:table-cell table:style-name="ce541" table:formula="of:=[.$D29]/[.E$26]" office:value-type="float" office:value="84.0946516539554" calcext:value-type="float">
            <text:p>84</text:p>
          </table:table-cell>
          <table:table-cell table:style-name="ce541" table:formula="of:=[.$D29]/[.F$26]" office:value-type="float" office:value="105.837855850578" calcext:value-type="float">
            <text:p>106</text:p>
          </table:table-cell>
          <table:table-cell table:style-name="ce541" table:formula="of:=[.$D29]/[.G$26]" office:value-type="float" office:value="116.87637075806" calcext:value-type="float">
            <text:p>117</text:p>
          </table:table-cell>
          <table:table-cell table:style-name="ce541" table:formula="of:=[.$D29]/[.H$26]" office:value-type="float" office:value="140.275237802651" calcext:value-type="float">
            <text:p>140</text:p>
          </table:table-cell>
          <table:table-cell table:style-name="ce541" table:formula="of:=[.$D29]/[.I$26]" office:value-type="float" office:value="193.810020179829" calcext:value-type="float">
            <text:p>194</text:p>
          </table:table-cell>
          <table:table-cell table:style-name="ce541" table:formula="of:=[.$D29]/[.J$26]" office:value-type="float" office:value="219.161494475246" calcext:value-type="float">
            <text:p>219</text:p>
          </table:table-cell>
          <table:table-cell table:style-name="ce541" table:formula="of:=[.$D29]/[.K$26]" office:value-type="float" office:value="323.650033060083" calcext:value-type="float">
            <text:p>324</text:p>
          </table:table-cell>
          <table:table-cell table:style-name="ce541" table:formula="of:=[.$D29]/[.L$26]" office:value-type="float" office:value="583.828560946278" calcext:value-type="float">
            <text:p>584</text:p>
          </table:table-cell>
          <table:table-cell table:style-name="ce541" table:formula="of:=[.$D29]/[.M$26]" office:value-type="float" office:value="708.032899196962" calcext:value-type="float">
            <text:p>708</text:p>
          </table:table-cell>
          <table:table-cell table:style-name="ce541" table:formula="of:=[.$D29]/[.N$26]" office:value-type="float" office:value="1496.09915069519" calcext:value-type="float">
            <text:p>149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2]" office:value-type="string" office:string-value="France" calcext:value-type="string">
            <text:p>France</text:p>
          </table:table-cell>
          <table:table-cell table:style-name="ce244" table:formula="of:=[.C9]" office:value-type="string" office:string-value="意大利" calcext:value-type="string">
            <text:p>意大利</text:p>
          </table:table-cell>
          <table:table-cell table:style-name="ce276" table:formula="of:=[$Euro_E_Asian.J12]" office:value-type="float" office:value="278.504979426322" calcext:value-type="float">
            <text:p>279</text:p>
          </table:table-cell>
          <table:table-cell table:style-name="ce541" table:formula="of:=[.$D30]/[.E$26]" office:value-type="float" office:value="62.0282754375958" calcext:value-type="float">
            <text:p>62</text:p>
          </table:table-cell>
          <table:table-cell table:style-name="ce541" table:formula="of:=[.$D30]/[.F$26]" office:value-type="float" office:value="78.0660784640447" calcext:value-type="float">
            <text:p>78</text:p>
          </table:table-cell>
          <table:table-cell table:style-name="ce541" table:formula="of:=[.$D30]/[.G$26]" office:value-type="float" office:value="86.2080949851526" calcext:value-type="float">
            <text:p>86</text:p>
          </table:table-cell>
          <table:table-cell table:style-name="ce541" table:formula="of:=[.$D30]/[.H$26]" office:value-type="float" office:value="103.467116116984" calcext:value-type="float">
            <text:p>103</text:p>
          </table:table-cell>
          <table:table-cell table:style-name="ce541" table:formula="of:=[.$D30]/[.I$26]" office:value-type="float" office:value="142.954410034886" calcext:value-type="float">
            <text:p>143</text:p>
          </table:table-cell>
          <table:table-cell table:style-name="ce541" table:formula="of:=[.$D30]/[.J$26]" office:value-type="float" office:value="161.653675676844" calcext:value-type="float">
            <text:p>162</text:p>
          </table:table-cell>
          <table:table-cell table:style-name="ce541" table:formula="of:=[.$D30]/[.K$26]" office:value-type="float" office:value="238.724496756906" calcext:value-type="float">
            <text:p>239</text:p>
          </table:table-cell>
          <table:table-cell table:style-name="ce541" table:formula="of:=[.$D30]/[.L$26]" office:value-type="float" office:value="430.632365726763" calcext:value-type="float">
            <text:p>431</text:p>
          </table:table-cell>
          <table:table-cell table:style-name="ce541" table:formula="of:=[.$D30]/[.M$26]" office:value-type="float" office:value="522.245574795754" calcext:value-type="float">
            <text:p>522</text:p>
          </table:table-cell>
          <table:table-cell table:style-name="ce541" table:formula="of:=[.$D30]/[.N$26]" office:value-type="float" office:value="1103.52380771066" calcext:value-type="float">
            <text:p>110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3]" office:value-type="string" office:string-value="United Kingdom" calcext:value-type="string">
            <text:p>United Kingdom</text:p>
          </table:table-cell>
          <table:table-cell table:style-name="ce244" table:formula="of:=[.C10]" office:value-type="string" office:string-value="葡萄牙" calcext:value-type="string">
            <text:p>葡萄牙</text:p>
          </table:table-cell>
          <table:table-cell table:style-name="ce276" table:formula="of:=[$Euro_E_Asian.J13]" office:value-type="float" office:value="219.400607054506" calcext:value-type="float">
            <text:p>219</text:p>
          </table:table-cell>
          <table:table-cell table:style-name="ce541" table:formula="of:=[.$D31]/[.E$26]" office:value-type="float" office:value="48.8646246598002" calcext:value-type="float">
            <text:p>49</text:p>
          </table:table-cell>
          <table:table-cell table:style-name="ce541" table:formula="of:=[.$D31]/[.F$26]" office:value-type="float" office:value="61.4988824998988" calcext:value-type="float">
            <text:p>61</text:p>
          </table:table-cell>
          <table:table-cell table:style-name="ce541" table:formula="of:=[.$D31]/[.G$26]" office:value-type="float" office:value="67.9129989406838" calcext:value-type="float">
            <text:p>68</text:p>
          </table:table-cell>
          <table:table-cell table:style-name="ce541" table:formula="of:=[.$D31]/[.H$26]" office:value-type="float" office:value="81.5093077797221" calcext:value-type="float">
            <text:p>82</text:p>
          </table:table-cell>
          <table:table-cell table:style-name="ce541" table:formula="of:=[.$D31]/[.I$26]" office:value-type="float" office:value="112.616601711676" calcext:value-type="float">
            <text:p>113</text:p>
          </table:table-cell>
          <table:table-cell table:style-name="ce541" table:formula="of:=[.$D31]/[.J$26]" office:value-type="float" office:value="127.347506134893" calcext:value-type="float">
            <text:p>127</text:p>
          </table:table-cell>
          <table:table-cell table:style-name="ce541" table:formula="of:=[.$D31]/[.K$26]" office:value-type="float" office:value="188.062344935928" calcext:value-type="float">
            <text:p>188</text:p>
          </table:table-cell>
          <table:table-cell table:style-name="ce541" table:formula="of:=[.$D31]/[.L$26]" office:value-type="float" office:value="339.243494505507" calcext:value-type="float">
            <text:p>339</text:p>
          </table:table-cell>
          <table:table-cell table:style-name="ce541" table:formula="of:=[.$D31]/[.M$26]" office:value-type="float" office:value="411.414533333434" calcext:value-type="float">
            <text:p>411</text:p>
          </table:table-cell>
          <table:table-cell table:style-name="ce541" table:formula="of:=[.$D31]/[.N$26]" office:value-type="float" office:value="869.333804406426" calcext:value-type="float">
            <text:p>86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5]" office:value-type="string" office:string-value="Netherlands" calcext:value-type="string">
            <text:p>Netherlands</text:p>
          </table:table-cell>
          <table:table-cell table:style-name="ce244" table:formula="of:=[.C11]" office:value-type="string" office:string-value="荷蘭" calcext:value-type="string">
            <text:p>荷蘭</text:p>
          </table:table-cell>
          <table:table-cell table:style-name="ce276" table:formula="of:=[$Euro_E_Asian.J15]" office:value-type="float" office:value="202.314657489298" calcext:value-type="float">
            <text:p>202</text:p>
          </table:table-cell>
          <table:table-cell table:style-name="ce541" table:formula="of:=[.$D32]/[.E$26]" office:value-type="float" office:value="45.0592636643643" calcext:value-type="float">
            <text:p>45</text:p>
          </table:table-cell>
          <table:table-cell table:style-name="ce541" table:formula="of:=[.$D32]/[.F$26]" office:value-type="float" office:value="56.7096213450794" calcext:value-type="float">
            <text:p>57</text:p>
          </table:table-cell>
          <table:table-cell table:style-name="ce541" table:formula="of:=[.$D32]/[.G$26]" office:value-type="float" office:value="62.6242347467256" calcext:value-type="float">
            <text:p>63</text:p>
          </table:table-cell>
          <table:table-cell table:style-name="ce541" table:formula="of:=[.$D32]/[.H$26]" office:value-type="float" office:value="75.1617231466796" calcext:value-type="float">
            <text:p>75</text:p>
          </table:table-cell>
          <table:table-cell table:style-name="ce541" table:formula="of:=[.$D32]/[.I$26]" office:value-type="float" office:value="103.846518515996" calcext:value-type="float">
            <text:p>104</text:p>
          </table:table-cell>
          <table:table-cell table:style-name="ce541" table:formula="of:=[.$D32]/[.J$26]" office:value-type="float" office:value="117.430245210746" calcext:value-type="float">
            <text:p>117</text:p>
          </table:table-cell>
          <table:table-cell table:style-name="ce541" table:formula="of:=[.$D32]/[.K$26]" office:value-type="float" office:value="173.416880714894" calcext:value-type="float">
            <text:p>173</text:p>
          </table:table-cell>
          <table:table-cell table:style-name="ce541" table:formula="of:=[.$D32]/[.L$26]" office:value-type="float" office:value="312.824710550155" calcext:value-type="float">
            <text:p>313</text:p>
          </table:table-cell>
          <table:table-cell table:style-name="ce541" table:formula="of:=[.$D32]/[.M$26]" office:value-type="float" office:value="379.375387857494" calcext:value-type="float">
            <text:p>379</text:p>
          </table:table-cell>
          <table:table-cell table:style-name="ce541" table:formula="of:=[.$D32]/[.N$26]" office:value-type="float" office:value="801.633930022173" calcext:value-type="float">
            <text:p>80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6]" office:value-type="string" office:string-value="Switzerland" calcext:value-type="string">
            <text:p>Switzerland</text:p>
          </table:table-cell>
          <table:table-cell table:style-name="ce244" table:formula="of:=[.C12]" office:value-type="string" office:string-value="德國" calcext:value-type="string">
            <text:p>德國</text:p>
          </table:table-cell>
          <table:table-cell table:style-name="ce276" table:formula="of:=[$Euro_E_Asian.J16]" office:value-type="float" office:value="154.457411598739" calcext:value-type="float">
            <text:p>154</text:p>
          </table:table-cell>
          <table:table-cell table:style-name="ce541" table:formula="of:=[.$D33]/[.E$26]" office:value-type="float" office:value="34.4005586175138" calcext:value-type="float">
            <text:p>34</text:p>
          </table:table-cell>
          <table:table-cell table:style-name="ce541" table:formula="of:=[.$D33]/[.F$26]" office:value-type="float" office:value="43.2950406777566" calcext:value-type="float">
            <text:p>43</text:p>
          </table:table-cell>
          <table:table-cell table:style-name="ce541" table:formula="of:=[.$D33]/[.G$26]" office:value-type="float" office:value="47.8105606502718" calcext:value-type="float">
            <text:p>48</text:p>
          </table:table-cell>
          <table:table-cell table:style-name="ce541" table:formula="of:=[.$D33]/[.H$26]" office:value-type="float" office:value="57.3823239136852" calcext:value-type="float">
            <text:p>57</text:p>
          </table:table-cell>
          <table:table-cell table:style-name="ce541" table:formula="of:=[.$D33]/[.I$26]" office:value-type="float" office:value="79.2817715363489" calcext:value-type="float">
            <text:p>79</text:p>
          </table:table-cell>
          <table:table-cell table:style-name="ce541" table:formula="of:=[.$D33]/[.J$26]" office:value-type="float" office:value="89.652286906679" calcext:value-type="float">
            <text:p>90</text:p>
          </table:table-cell>
          <table:table-cell table:style-name="ce541" table:formula="of:=[.$D33]/[.K$26]" office:value-type="float" office:value="132.395363020925" calcext:value-type="float">
            <text:p>132</text:p>
          </table:table-cell>
          <table:table-cell table:style-name="ce541" table:formula="of:=[.$D33]/[.L$26]" office:value-type="float" office:value="238.826468014348" calcext:value-type="float">
            <text:p>239</text:p>
          </table:table-cell>
          <table:table-cell table:style-name="ce541" table:formula="of:=[.$D33]/[.M$26]" office:value-type="float" office:value="289.634676794665" calcext:value-type="float">
            <text:p>290</text:p>
          </table:table-cell>
          <table:table-cell table:style-name="ce541" table:formula="of:=[.$D33]/[.N$26]" office:value-type="float" office:value="612.00855843823" calcext:value-type="float">
            <text:p>61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7]" office:value-type="string" office:string-value="Portugal" calcext:value-type="string">
            <text:p>Portugal</text:p>
          </table:table-cell>
          <table:table-cell table:style-name="ce244" table:formula="of:=[.C13]" office:value-type="string" office:string-value="英國" calcext:value-type="string">
            <text:p>英國</text:p>
          </table:table-cell>
          <table:table-cell table:style-name="ce276" table:formula="of:=[$Euro_E_Asian.J17]" office:value-type="float" office:value="63.9315447875502" calcext:value-type="float">
            <text:p>64</text:p>
          </table:table-cell>
          <table:table-cell table:style-name="ce541" table:formula="of:=[.$D34]/[.E$26]" office:value-type="float" office:value="14.2387524898176" calcext:value-type="float">
            <text:p>14</text:p>
          </table:table-cell>
          <table:table-cell table:style-name="ce541" table:formula="of:=[.$D34]/[.F$26]" office:value-type="float" office:value="17.920272025272" calcext:value-type="float">
            <text:p>18</text:p>
          </table:table-cell>
          <table:table-cell table:style-name="ce541" table:formula="of:=[.$D34]/[.G$26]" office:value-type="float" office:value="19.7892931643281" calcext:value-type="float">
            <text:p>20</text:p>
          </table:table-cell>
          <table:table-cell table:style-name="ce541" table:formula="of:=[.$D34]/[.H$26]" office:value-type="float" office:value="23.7511465026482" calcext:value-type="float">
            <text:p>24</text:p>
          </table:table-cell>
          <table:table-cell table:style-name="ce541" table:formula="of:=[.$D34]/[.I$26]" office:value-type="float" office:value="32.8155578638079" calcext:value-type="float">
            <text:p>33</text:p>
          </table:table-cell>
          <table:table-cell table:style-name="ce541" table:formula="of:=[.$D34]/[.J$26]" office:value-type="float" office:value="37.1080230877535" calcext:value-type="float">
            <text:p>37</text:p>
          </table:table-cell>
          <table:table-cell table:style-name="ce541" table:formula="of:=[.$D34]/[.K$26]" office:value-type="float" office:value="54.7998311834027" calcext:value-type="float">
            <text:p>55</text:p>
          </table:table-cell>
          <table:table-cell table:style-name="ce541" table:formula="of:=[.$D34]/[.L$26]" office:value-type="float" office:value="98.8527832900471" calcext:value-type="float">
            <text:p>99</text:p>
          </table:table-cell>
          <table:table-cell table:style-name="ce541" table:formula="of:=[.$D34]/[.M$26]" office:value-type="float" office:value="119.882834496994" calcext:value-type="float">
            <text:p>120</text:p>
          </table:table-cell>
          <table:table-cell table:style-name="ce541" table:formula="of:=[.$D34]/[.N$26]" office:value-type="float" office:value="253.316769711278" calcext:value-type="float">
            <text:p>25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1]" office:value-type="string" office:string-value="Germany" calcext:value-type="string">
            <text:p>Germany</text:p>
          </table:table-cell>
          <table:table-cell table:style-name="ce244" table:formula="of:=[.C14]" office:value-type="string" office:string-value="法國" calcext:value-type="string">
            <text:p>法國</text:p>
          </table:table-cell>
          <table:table-cell table:style-name="ce276" table:formula="of:=[$Euro_E_Asian.J11]" office:value-type="float" office:value="52.1091233532029" calcext:value-type="float">
            <text:p>52</text:p>
          </table:table-cell>
          <table:table-cell table:style-name="ce541" table:formula="of:=[.$D35]/[.E$26]" office:value-type="float" office:value="11.6056777972948" calcext:value-type="float">
            <text:p>12</text:p>
          </table:table-cell>
          <table:table-cell table:style-name="ce541" table:formula="of:=[.$D35]/[.F$26]" office:value-type="float" office:value="14.6063992132675" calcext:value-type="float">
            <text:p>15</text:p>
          </table:table-cell>
          <table:table-cell table:style-name="ce541" table:formula="of:=[.$D35]/[.G$26]" office:value-type="float" office:value="16.1297951113092" calcext:value-type="float">
            <text:p>16</text:p>
          </table:table-cell>
          <table:table-cell table:style-name="ce541" table:formula="of:=[.$D35]/[.H$26]" office:value-type="float" office:value="19.3590101255852" calcext:value-type="float">
            <text:p>19</text:p>
          </table:table-cell>
          <table:table-cell table:style-name="ce541" table:formula="of:=[.$D35]/[.I$26]" office:value-type="float" office:value="26.7472021568034" calcext:value-type="float">
            <text:p>27</text:p>
          </table:table-cell>
          <table:table-cell table:style-name="ce541" table:formula="of:=[.$D35]/[.J$26]" office:value-type="float" office:value="30.245891271656" calcext:value-type="float">
            <text:p>30</text:p>
          </table:table-cell>
          <table:table-cell table:style-name="ce541" table:formula="of:=[.$D35]/[.K$26]" office:value-type="float" office:value="44.6660748204963" calcext:value-type="float">
            <text:p>45</text:p>
          </table:table-cell>
          <table:table-cell table:style-name="ce541" table:formula="of:=[.$D35]/[.L$26]" office:value-type="float" office:value="80.5726170920183" calcext:value-type="float">
            <text:p>81</text:p>
          </table:table-cell>
          <table:table-cell table:style-name="ce541" table:formula="of:=[.$D35]/[.M$26]" office:value-type="float" office:value="97.7137253838423" calcext:value-type="float">
            <text:p>98</text:p>
          </table:table-cell>
          <table:table-cell table:style-name="ce541" table:formula="of:=[.$D35]/[.N$26]" office:value-type="float" office:value="206.472639511292" calcext:value-type="float">
            <text:p>20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8]" office:value-type="string" office:string-value="Austria" calcext:value-type="string">
            <text:p>Austria</text:p>
          </table:table-cell>
          <table:table-cell table:style-name="ce244" table:formula="of:=[.C15]" office:value-type="string" office:string-value="奧地利" calcext:value-type="string">
            <text:p>奧地利</text:p>
          </table:table-cell>
          <table:table-cell table:style-name="ce276" table:formula="of:=[$Euro_E_Asian.J18]" office:value-type="float" office:value="48.128988368865" calcext:value-type="float">
            <text:p>48</text:p>
          </table:table-cell>
          <table:table-cell table:style-name="ce541" table:formula="of:=[.$D36]/[.E$26]" office:value-type="float" office:value="10.719227186624" calcext:value-type="float">
            <text:p>11</text:p>
          </table:table-cell>
          <table:table-cell table:style-name="ce541" table:formula="of:=[.$D36]/[.F$26]" office:value-type="float" office:value="13.4907511892184" calcext:value-type="float">
            <text:p>13</text:p>
          </table:table-cell>
          <table:table-cell table:style-name="ce541" table:formula="of:=[.$D36]/[.G$26]" office:value-type="float" office:value="14.8977889350092" calcext:value-type="float">
            <text:p>15</text:p>
          </table:table-cell>
          <table:table-cell table:style-name="ce541" table:formula="of:=[.$D36]/[.H$26]" office:value-type="float" office:value="17.8803540188469" calcext:value-type="float">
            <text:p>18</text:p>
          </table:table-cell>
          <table:table-cell table:style-name="ce541" table:formula="of:=[.$D36]/[.I$26]" office:value-type="float" office:value="24.7042302511763" calcext:value-type="float">
            <text:p>25</text:p>
          </table:table-cell>
          <table:table-cell table:style-name="ce541" table:formula="of:=[.$D36]/[.J$26]" office:value-type="float" office:value="27.9356867961973" calcext:value-type="float">
            <text:p>28</text:p>
          </table:table-cell>
          <table:table-cell table:style-name="ce541" table:formula="of:=[.$D36]/[.K$26]" office:value-type="float" office:value="41.25444561689" calcext:value-type="float">
            <text:p>41</text:p>
          </table:table-cell>
          <table:table-cell table:style-name="ce541" table:formula="of:=[.$D36]/[.L$26]" office:value-type="float" office:value="74.4184185288622" calcext:value-type="float">
            <text:p>74</text:p>
          </table:table-cell>
          <table:table-cell table:style-name="ce541" table:formula="of:=[.$D36]/[.M$26]" office:value-type="float" office:value="90.2502757645865" calcext:value-type="float">
            <text:p>90</text:p>
          </table:table-cell>
          <table:table-cell table:style-name="ce541" table:formula="of:=[.$D36]/[.N$26]" office:value-type="float" office:value="190.702100247807" calcext:value-type="float">
            <text:p>191</text:p>
          </table:table-cell>
          <table:table-cell table:number-columns-repeated="33"/>
        </table:table-row>
        <table:table-row table:style-name="ro35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39">
          <table:table-cell/>
          <table:table-cell table:style-name="Default"/>
          <table:table-cell table:style-name="Times10" office:value-type="string" calcext:value-type="string">
            <text:p><text:span text:style-name="T4"> 10 times or more deaths per million  十倍或以上每百萬人</text:span>死亡</text:p>
          </table:table-cell>
          <table:table-cell table:style-name="ce141"/>
          <table:table-cell table:style-name="Times10"/>
          <table:table-cell table:style-name="ce141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46" calcext:value-type="float">
            <text:p>46</text:p>
          </table:table-cell>
          <table:table-cell table:number-columns-repeated="33"/>
        </table:table-row>
        <table:table-row table:style-name="ro39">
          <table:table-cell/>
          <table:table-cell table:style-name="Default"/>
          <table:table-cell table:style-name="Times100" office:value-type="string" calcext:value-type="string">
            <text:p><text:span text:style-name="T4"> 100 times or more deaths per million 一百倍或以上每百萬人</text:span>死亡</text:p>
          </table:table-cell>
          <table:table-cell table:style-name="ce287"/>
          <table:table-cell table:style-name="Times100"/>
          <table:table-cell table:style-name="ce287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40" calcext:value-type="float">
            <text:p>40</text:p>
          </table:table-cell>
          <table:table-cell table:number-columns-repeated="33"/>
        </table:table-row>
        <table:table-row table:style-name="ro39">
          <table:table-cell/>
          <table:table-cell table:style-name="Default"/>
          <table:table-cell table:style-name="Times500" office:value-type="string" calcext:value-type="string">
            <text:p><text:span text:style-name="T4"> 500 times or more deaths 五百倍或以上每百萬人</text:span>死亡</text:p>
          </table:table-cell>
          <table:table-cell table:style-name="ce296"/>
          <table:table-cell table:style-name="Times500"/>
          <table:table-cell table:style-name="ce296" table:number-columns-repeated="5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10" calcext:value-type="float">
            <text:p>10</text:p>
          </table:table-cell>
          <table:table-cell table:number-columns-repeated="33"/>
        </table:table-row>
        <table:table-row table:style-name="ro29">
          <table:table-cell/>
          <table:table-cell table:style-name="Default"/>
          <table:table-cell table:style-name="Times1000" office:value-type="string" calcext:value-type="string">
            <text:p><text:s/>1000 times deaths per million 一千倍或以上每百萬人死亡</text:p>
          </table:table-cell>
          <table:table-cell table:style-name="ce297"/>
          <table:table-cell table:style-name="Times1000"/>
          <table:table-cell table:style-name="ce297" table:number-columns-repeated="5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4" calcext:value-type="float">
            <text:p>4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Euro_E_Asian_perM_Ratio.E27:Euro_E_Asian_perM_Ratio.N36">
            <calcext:condition calcext:apply-style-name="Default" calcext:value="&lt;10" calcext:base-cell-address="Euro_E_Asian_perM_Ratio.E27"/>
            <calcext:condition calcext:apply-style-name="Times10" calcext:value="&lt;100" calcext:base-cell-address="Euro_E_Asian_perM_Ratio.E27"/>
            <calcext:condition calcext:apply-style-name="Times100" calcext:value="&lt;500" calcext:base-cell-address="Euro_E_Asian_perM_Ratio.E27"/>
            <calcext:condition calcext:apply-style-name="Times500" calcext:value="&lt;1000" calcext:base-cell-address="Euro_E_Asian_perM_Ratio.E27"/>
            <calcext:condition calcext:apply-style-name="Times1000" calcext:value="&gt;=1000" calcext:base-cell-address="Euro_E_Asian_perM_Ratio.E27"/>
          </calcext:conditional-format>
          <calcext:conditional-format calcext:target-range-address="Euro_E_Asian_perM_Ratio.E27:Euro_E_Asian_perM_Ratio.N36 Euro_E_Asian_perM_Ratio.E6:Euro_E_Asian_perM_Ratio.N15">
            <calcext:condition calcext:apply-style-name="Default" calcext:value="&lt;10" calcext:base-cell-address="Euro_E_Asian_perM_Ratio.E6"/>
            <calcext:condition calcext:apply-style-name="Times10" calcext:value="&lt;=100" calcext:base-cell-address="Euro_E_Asian_perM_Ratio.E6"/>
            <calcext:condition calcext:apply-style-name="Times100" calcext:value="&lt;500" calcext:base-cell-address="Euro_E_Asian_perM_Ratio.E6"/>
            <calcext:condition calcext:apply-style-name="Times500" calcext:value="&lt;1000" calcext:base-cell-address="Euro_E_Asian_perM_Ratio.E6"/>
            <calcext:condition calcext:apply-style-name="Times1000" calcext:value="&gt;=1000" calcext:base-cell-address="Euro_E_Asian_perM_Ratio.E6"/>
          </calcext:conditional-format>
        </calcext:conditional-formats>
      </table:table>
      <table:table table:name="US_Top10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41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$World.J2]" office:value-type="string" office:string-value="2020-04-18" calcext:value-type="string">
            <text:p>2020-04-1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88" office:value-type="string" calcext:value-type="string">
            <text:p>Top-10 USA States 前十位美國地區 <text:s text:c="2"/>COVID-19</text:p>
          </table:table-cell>
          <table:table-cell table:style-name="ce139" table:number-columns-repeated="7"/>
          <table:table-cell table:style-name="ce246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/>
          <table:table-cell table:style-name="ce198" office:value-type="string" calcext:value-type="string">
            <text:p>USA Top-10 Stat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4"/>
        </table:table-row>
        <table:table-row table:style-name="ro10">
          <table:table-cell table:style-name="ce8"/>
          <table:table-cell table:style-name="ce90" office:value-type="string" calcext:value-type="string">
            <text:p>Ranking</text:p>
          </table:table-cell>
          <table:table-cell table:style-name="ce90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/>
          <table:table-cell table:style-name="ce200"/>
          <table:table-cell table:style-name="ce221" office:value-type="string" calcext:value-type="string">
            <text:p>美國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table:number-columns-repeated="2"/>
          <table:table-cell table:style-name="ce208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66" office:value-type="string" calcext:value-type="string">
            <text:p>New York State</text:p>
          </table:table-cell>
          <table:table-cell table:style-name="ce166" office:value-type="string" calcext:value-type="string">
            <text:p>紐約州</text:p>
          </table:table-cell>
          <table:table-cell table:style-name="ce529" office:value-type="float" office:value="226198" calcext:value-type="float">
            <text:p>226,198</text:p>
          </table:table-cell>
          <table:table-cell table:style-name="ce237" office:value-type="float" office:value="16106" calcext:value-type="float">
            <text:p>16106</text:p>
          </table:table-cell>
          <table:table-cell table:style-name="ce154" office:value-type="float" office:value="19453561" calcext:value-type="float">
            <text:p>19,453,561</text:p>
          </table:table-cell>
          <table:table-cell table:style-name="ce223" table:formula="of:=[.F9]*1000000/[.H9]" office:value-type="float" office:value="11627.5883885732" calcext:value-type="float">
            <text:p>11627.59</text:p>
          </table:table-cell>
          <table:table-cell table:style-name="ce223" table:formula="of:=[.G9]*1000000/[.H9]" office:value-type="float" office:value="827.920399766398" calcext:value-type="float">
            <text:p>827.9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66" office:value-type="string" calcext:value-type="string">
            <text:p>New Jersey</text:p>
          </table:table-cell>
          <table:table-cell table:style-name="ce166" office:value-type="string" calcext:value-type="string">
            <text:p>新澤西州</text:p>
          </table:table-cell>
          <table:table-cell table:style-name="ce529" office:value-type="float" office:value="78467" calcext:value-type="float">
            <text:p>78,467</text:p>
          </table:table-cell>
          <table:table-cell table:style-name="ce237" office:value-type="float" office:value="3518" calcext:value-type="float">
            <text:p>3518</text:p>
          </table:table-cell>
          <table:table-cell table:style-name="ce154" office:value-type="float" office:value="8904413" calcext:value-type="float">
            <text:p>8,904,413</text:p>
          </table:table-cell>
          <table:table-cell table:style-name="ce223" table:formula="of:=[.F10]*1000000/[.H10]" office:value-type="float" office:value="8812.14741499524" calcext:value-type="float">
            <text:p>8812.15</text:p>
          </table:table-cell>
          <table:table-cell table:style-name="ce223" table:formula="of:=[.G10]*1000000/[.H10]" office:value-type="float" office:value="395.084998865169" calcext:value-type="float">
            <text:p>395.0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166" office:value-type="string" calcext:value-type="string">
            <text:p>Michigan</text:p>
          </table:table-cell>
          <table:table-cell table:style-name="ce166" office:value-type="string" calcext:value-type="string">
            <text:p>密芝根州</text:p>
          </table:table-cell>
          <table:table-cell table:style-name="ce529" office:value-type="float" office:value="29263" calcext:value-type="float">
            <text:p>29,263</text:p>
          </table:table-cell>
          <table:table-cell table:style-name="ce237" office:value-type="float" office:value="2093" calcext:value-type="float">
            <text:p>2093</text:p>
          </table:table-cell>
          <table:table-cell table:style-name="ce154" office:value-type="float" office:value="9986857" calcext:value-type="float">
            <text:p>9,986,857</text:p>
          </table:table-cell>
          <table:table-cell table:style-name="ce223" table:formula="of:=[.F11]*1000000/[.H11]" office:value-type="float" office:value="2930.15109758756" calcext:value-type="float">
            <text:p>2930.15</text:p>
          </table:table-cell>
          <table:table-cell table:style-name="ce223" table:formula="of:=[.G11]*1000000/[.H11]" office:value-type="float" office:value="209.575445007373" calcext:value-type="float">
            <text:p>209.5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/>
          <table:table-cell table:style-name="ce166" office:value-type="string" calcext:value-type="string">
            <text:p>California</text:p>
          </table:table-cell>
          <table:table-cell table:style-name="ce166" office:value-type="string" calcext:value-type="string">
            <text:p>加利福尼亞州</text:p>
          </table:table-cell>
          <table:table-cell table:style-name="ce529" office:value-type="float" office:value="27528" calcext:value-type="float">
            <text:p>27,528</text:p>
          </table:table-cell>
          <table:table-cell table:style-name="ce237" office:value-type="float" office:value="985" calcext:value-type="float">
            <text:p>985</text:p>
          </table:table-cell>
          <table:table-cell table:style-name="ce154" office:value-type="float" office:value="39512223" calcext:value-type="float">
            <text:p>39,512,223</text:p>
          </table:table-cell>
          <table:table-cell table:style-name="ce223" table:formula="of:=[.F12]*1000000/[.H12]" office:value-type="float" office:value="696.695804738701" calcext:value-type="float">
            <text:p>696.70</text:p>
          </table:table-cell>
          <table:table-cell table:style-name="ce223" table:formula="of:=[.G12]*1000000/[.H12]" office:value-type="float" office:value="24.9289947568883" calcext:value-type="float">
            <text:p>24.9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/>
          <table:table-cell table:style-name="ce166" office:value-type="string" calcext:value-type="string">
            <text:p>Massachusetts</text:p>
          </table:table-cell>
          <table:table-cell table:style-name="ce166" office:value-type="string" calcext:value-type="string">
            <text:p>麻省</text:p>
          </table:table-cell>
          <table:table-cell table:style-name="ce529" office:value-type="float" office:value="34402" calcext:value-type="float">
            <text:p>34,402</text:p>
          </table:table-cell>
          <table:table-cell table:style-name="ce237" office:value-type="float" office:value="1404" calcext:value-type="float">
            <text:p>1404</text:p>
          </table:table-cell>
          <table:table-cell table:style-name="ce154" office:value-type="float" office:value="6705586" calcext:value-type="float">
            <text:p>6,705,586</text:p>
          </table:table-cell>
          <table:table-cell table:style-name="ce223" table:formula="of:=[.F13]*1000000/[.H13]" office:value-type="float" office:value="5130.34953246443" calcext:value-type="float">
            <text:p>5130.35</text:p>
          </table:table-cell>
          <table:table-cell table:style-name="ce223" table:formula="of:=[.G13]*1000000/[.H13]" office:value-type="float" office:value="209.377674076509" calcext:value-type="float">
            <text:p>209.3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/>
          <table:table-cell table:style-name="ce166" office:value-type="string" calcext:value-type="string">
            <text:p>Louisiana</text:p>
          </table:table-cell>
          <table:table-cell table:style-name="ce166" office:value-type="string" calcext:value-type="string">
            <text:p>路易斯安那州</text:p>
          </table:table-cell>
          <table:table-cell table:style-name="ce529" office:value-type="float" office:value="22532" calcext:value-type="float">
            <text:p>22,532</text:p>
          </table:table-cell>
          <table:table-cell table:style-name="ce237" office:value-type="float" office:value="1156" calcext:value-type="float">
            <text:p>1156</text:p>
          </table:table-cell>
          <table:table-cell table:style-name="ce154" office:value-type="float" office:value="4648794" calcext:value-type="float">
            <text:p>4,648,794</text:p>
          </table:table-cell>
          <table:table-cell table:style-name="ce223" table:formula="of:=[.F14]*1000000/[.H14]" office:value-type="float" office:value="4846.84845144784" calcext:value-type="float">
            <text:p>4846.85</text:p>
          </table:table-cell>
          <table:table-cell table:style-name="ce223" table:formula="of:=[.G14]*1000000/[.H14]" office:value-type="float" office:value="248.666643434835" calcext:value-type="float">
            <text:p>248.6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/>
          <table:table-cell table:style-name="ce166" office:value-type="string" calcext:value-type="string">
            <text:p>Illinois</text:p>
          </table:table-cell>
          <table:table-cell table:style-name="ce166" office:value-type="string" calcext:value-type="string">
            <text:p>伊利諾州</text:p>
          </table:table-cell>
          <table:table-cell table:style-name="ce529" office:value-type="float" office:value="25733" calcext:value-type="float">
            <text:p>25,733</text:p>
          </table:table-cell>
          <table:table-cell table:style-name="ce237" office:value-type="float" office:value="1072" calcext:value-type="float">
            <text:p>1072</text:p>
          </table:table-cell>
          <table:table-cell table:style-name="ce154" office:value-type="float" office:value="12671821" calcext:value-type="float">
            <text:p>12,671,821</text:p>
          </table:table-cell>
          <table:table-cell table:style-name="ce223" table:formula="of:=[.F15]*1000000/[.H15]" office:value-type="float" office:value="2030.72628630092" calcext:value-type="float">
            <text:p>2030.73</text:p>
          </table:table-cell>
          <table:table-cell table:style-name="ce223" table:formula="of:=[.G15]*1000000/[.H15]" office:value-type="float" office:value="84.5971545841754" calcext:value-type="float">
            <text:p>84.6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/>
          <table:table-cell table:style-name="ce166" office:value-type="string" calcext:value-type="string">
            <text:p>Pennsylvania</text:p>
          </table:table-cell>
          <table:table-cell table:style-name="ce166" office:value-type="string" calcext:value-type="string">
            <text:p>賓夕凡尼亞州</text:p>
          </table:table-cell>
          <table:table-cell table:style-name="ce529" office:value-type="float" office:value="27735" calcext:value-type="float">
            <text:p>27,735</text:p>
          </table:table-cell>
          <table:table-cell table:style-name="ce237" office:value-type="float" office:value="837" calcext:value-type="float">
            <text:p>837</text:p>
          </table:table-cell>
          <table:table-cell table:style-name="ce154" office:value-type="float" office:value="12801989" calcext:value-type="float">
            <text:p>12,801,989</text:p>
          </table:table-cell>
          <table:table-cell table:style-name="ce223" table:formula="of:=[.F16]*1000000/[.H16]" office:value-type="float" office:value="2166.46022739123" calcext:value-type="float">
            <text:p>2166.46</text:p>
          </table:table-cell>
          <table:table-cell table:style-name="ce223" table:formula="of:=[.G16]*1000000/[.H16]" office:value-type="float" office:value="65.3804654886049" calcext:value-type="float">
            <text:p>65.3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166" office:value-type="string" calcext:value-type="string">
            <text:p>Florida</text:p>
          </table:table-cell>
          <table:table-cell table:style-name="ce166" office:value-type="string" calcext:value-type="string">
            <text:p>佛羅里達州</text:p>
          </table:table-cell>
          <table:table-cell table:style-name="ce529" office:value-type="float" office:value="23340" calcext:value-type="float">
            <text:p>23,340</text:p>
          </table:table-cell>
          <table:table-cell table:style-name="ce237" office:value-type="float" office:value="668" calcext:value-type="float">
            <text:p>668</text:p>
          </table:table-cell>
          <table:table-cell table:style-name="ce154" office:value-type="float" office:value="21477737" calcext:value-type="float">
            <text:p>21,477,737</text:p>
          </table:table-cell>
          <table:table-cell table:style-name="ce223" table:formula="of:=[.F17]*1000000/[.H17]" office:value-type="float" office:value="1086.70666746688" calcext:value-type="float">
            <text:p>1086.71</text:p>
          </table:table-cell>
          <table:table-cell table:style-name="ce223" table:formula="of:=[.G17]*1000000/[.H17]" office:value-type="float" office:value="31.1019731734307" calcext:value-type="float">
            <text:p>31.1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/>
          <table:table-cell table:style-name="ce166" office:value-type="string" calcext:value-type="string">
            <text:p>Georgia</text:p>
          </table:table-cell>
          <table:table-cell table:style-name="ce166" office:value-type="string" calcext:value-type="string">
            <text:p>喬治亞州</text:p>
          </table:table-cell>
          <table:table-cell table:style-name="ce529" office:value-type="float" office:value="16368" calcext:value-type="float">
            <text:p>16,368</text:p>
          </table:table-cell>
          <table:table-cell table:style-name="ce237" office:value-type="float" office:value="617" calcext:value-type="float">
            <text:p>617</text:p>
          </table:table-cell>
          <table:table-cell table:style-name="ce154" office:value-type="float" office:value="10617423" calcext:value-type="float">
            <text:p>10,617,423</text:p>
          </table:table-cell>
          <table:table-cell table:style-name="ce223" table:formula="of:=[.F18]*1000000/[.H18]" office:value-type="float" office:value="1541.6170194971" calcext:value-type="float">
            <text:p>1541.62</text:p>
          </table:table-cell>
          <table:table-cell table:style-name="ce223" table:formula="of:=[.G18]*1000000/[.H18]" office:value-type="float" office:value="58.1120296328026" calcext:value-type="float">
            <text:p>58.1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4"/>
        </table:table-row>
        <table:table-row table:style-name="ro2">
          <table:table-cell table:style-name="ce8"/>
          <table:table-cell table:style-name="ce95" office:value-type="string" calcext:value-type="string">
            <text:p>USA Top-10 Total</text:p>
          </table:table-cell>
          <table:table-cell table:style-name="ce159"/>
          <table:table-cell table:style-name="ce159" office:value-type="string" calcext:value-type="string">
            <text:p>美國前十位總計</text:p>
          </table:table-cell>
          <table:table-cell table:style-name="ce159"/>
          <table:table-cell table:style-name="ce154" table:formula="of:=SUM([.F9:.F18])" office:value-type="float" office:value="511566" calcext:value-type="float">
            <text:p>511,566</text:p>
          </table:table-cell>
          <table:table-cell table:style-name="ce154" table:formula="of:=SUM([.G9:.G18])" office:value-type="float" office:value="28456" calcext:value-type="float">
            <text:p>28,456</text:p>
          </table:table-cell>
          <table:table-cell table:style-name="ce154" table:formula="of:=SUM([.H9:.H18])" office:value-type="float" office:value="146780404" calcext:value-type="float">
            <text:p>146,780,404</text:p>
          </table:table-cell>
          <table:table-cell table:style-name="ce223" table:formula="of:=[.F20]*1000000/[.H20]" office:value-type="float" office:value="3485.24725412256" calcext:value-type="float">
            <text:p>3485.25</text:p>
          </table:table-cell>
          <table:table-cell table:style-name="ce223" table:formula="of:=[.G20]*1000000/[.H20]" office:value-type="float" office:value="193.867840832486" calcext:value-type="float">
            <text:p>193.8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$World.J2]" office:value-type="string" office:string-value="2020-04-18" calcext:value-type="string">
            <text:p>2020-04-1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98" office:value-type="string" calcext:value-type="string">
            <text:p>Top-10 East Asian countries and territo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41" table:formula="of:=[$World.D42]" office:value-type="string" office:string-value="China" calcext:value-type="string">
            <text:p>China</text:p>
          </table:table-cell>
          <table:table-cell table:style-name="ce41" table:formula="of:=[$World.E42]" office:value-type="string" office:string-value="中國大陸" calcext:value-type="string">
            <text:p>中國大陸</text:p>
          </table:table-cell>
          <table:table-cell table:style-name="ce41" table:formula="of:=[$World.F42]" office:value-type="float" office:value="82692" calcext:value-type="float">
            <text:p>82,692</text:p>
          </table:table-cell>
          <table:table-cell table:style-name="ce41" table:formula="of:=[$World.G42]" office:value-type="float" office:value="4632" calcext:value-type="float">
            <text:p>4,632</text:p>
          </table:table-cell>
          <table:table-cell table:style-name="ce41" table:formula="of:=[$World.H42]" office:value-type="float" office:value="1433783686" calcext:value-type="float">
            <text:p>1,433,783,686</text:p>
          </table:table-cell>
          <table:table-cell table:style-name="ce46" table:formula="of:=[.F32]*1000000/[.H32]" office:value-type="float" office:value="57.6739718881137" calcext:value-type="float">
            <text:p>57.67</text:p>
          </table:table-cell>
          <table:table-cell table:style-name="ce46" table:formula="of:=[.G32]*1000000/[.H32]" office:value-type="float" office:value="3.23061284992191" calcext:value-type="float">
            <text:p>3.2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41" table:formula="of:=[$World.D43]" office:value-type="string" office:string-value="Korea" calcext:value-type="string">
            <text:p>Korea</text:p>
          </table:table-cell>
          <table:table-cell table:style-name="ce41" table:formula="of:=[$World.E43]" office:value-type="string" office:string-value="南韓" calcext:value-type="string">
            <text:p>南韓</text:p>
          </table:table-cell>
          <table:table-cell table:style-name="ce41" table:formula="of:=[$World.F43]" office:value-type="float" office:value="10635" calcext:value-type="float">
            <text:p>10,635</text:p>
          </table:table-cell>
          <table:table-cell table:style-name="ce41" table:formula="of:=[$World.G43]" office:value-type="float" office:value="230" calcext:value-type="float">
            <text:p>230</text:p>
          </table:table-cell>
          <table:table-cell table:style-name="ce41" table:formula="of:=[$World.H43]" office:value-type="float" office:value="51225308" calcext:value-type="float">
            <text:p>51,225,308</text:p>
          </table:table-cell>
          <table:table-cell table:style-name="ce46" table:formula="of:=[.F33]*1000000/[.H33]" office:value-type="float" office:value="207.612221677613" calcext:value-type="float">
            <text:p>207.61</text:p>
          </table:table-cell>
          <table:table-cell table:style-name="ce46" table:formula="of:=[.G33]*1000000/[.H33]" office:value-type="float" office:value="4.48996812278806" calcext:value-type="float">
            <text:p>4.4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41" table:formula="of:=[$World.D44]" office:value-type="string" office:string-value="Malaysia" calcext:value-type="string">
            <text:p>Malaysia</text:p>
          </table:table-cell>
          <table:table-cell table:style-name="ce41" table:formula="of:=[$World.E44]" office:value-type="string" office:string-value="馬來西亞" calcext:value-type="string">
            <text:p>馬來西亞</text:p>
          </table:table-cell>
          <table:table-cell table:style-name="ce41" table:formula="of:=[$World.F44]" office:value-type="float" office:value="5251" calcext:value-type="float">
            <text:p>5,251</text:p>
          </table:table-cell>
          <table:table-cell table:style-name="ce41" table:formula="of:=[$World.G44]" office:value-type="float" office:value="86" calcext:value-type="float">
            <text:p>86</text:p>
          </table:table-cell>
          <table:table-cell table:style-name="ce41" table:formula="of:=[$World.H44]" office:value-type="float" office:value="31949777" calcext:value-type="float">
            <text:p>31,949,777</text:p>
          </table:table-cell>
          <table:table-cell table:style-name="ce46" table:formula="of:=[.F34]*1000000/[.H34]" office:value-type="float" office:value="164.351694849075" calcext:value-type="float">
            <text:p>164.35</text:p>
          </table:table-cell>
          <table:table-cell table:style-name="ce46" table:formula="of:=[.G34]*1000000/[.H34]" office:value-type="float" office:value="2.69172457760816" calcext:value-type="float">
            <text:p>2.6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3" calcext:value-type="float">
            <text:p>33</text:p>
          </table:table-cell>
          <table:table-cell table:style-name="ce41" table:formula="of:=[$World.D45]" office:value-type="string" office:string-value="Philippines" calcext:value-type="string">
            <text:p>Philippines</text:p>
          </table:table-cell>
          <table:table-cell table:style-name="ce41" table:formula="of:=[$World.E45]" office:value-type="string" office:string-value="菲律賓" calcext:value-type="string">
            <text:p>菲律賓</text:p>
          </table:table-cell>
          <table:table-cell table:style-name="ce41" table:formula="of:=[$World.F45]" office:value-type="float" office:value="5878" calcext:value-type="float">
            <text:p>5,878</text:p>
          </table:table-cell>
          <table:table-cell table:style-name="ce41" table:formula="of:=[$World.G45]" office:value-type="float" office:value="387" calcext:value-type="float">
            <text:p>387</text:p>
          </table:table-cell>
          <table:table-cell table:style-name="ce41" table:formula="of:=[$World.H45]" office:value-type="float" office:value="108477674" calcext:value-type="float">
            <text:p>108,477,674</text:p>
          </table:table-cell>
          <table:table-cell table:style-name="ce46" table:formula="of:=[.F35]*1000000/[.H35]" office:value-type="float" office:value="54.1862650926678" calcext:value-type="float">
            <text:p>54.19</text:p>
          </table:table-cell>
          <table:table-cell table:style-name="ce46" table:formula="of:=[.G35]*1000000/[.H35]" office:value-type="float" office:value="3.56755437068092" calcext:value-type="float">
            <text:p>3.5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34" calcext:value-type="float">
            <text:p>34</text:p>
          </table:table-cell>
          <table:table-cell table:style-name="ce41" table:formula="of:=[$World.D46]" office:value-type="string" office:string-value="Japan" calcext:value-type="string">
            <text:p>Japan</text:p>
          </table:table-cell>
          <table:table-cell table:style-name="ce41" table:formula="of:=[$World.E46]" office:value-type="string" office:string-value="日本" calcext:value-type="string">
            <text:p>日本</text:p>
          </table:table-cell>
          <table:table-cell table:style-name="ce41" table:formula="of:=[$World.F46]" office:value-type="float" office:value="9167" calcext:value-type="float">
            <text:p>9,167</text:p>
          </table:table-cell>
          <table:table-cell table:style-name="ce41" table:formula="of:=[$World.G46]" office:value-type="float" office:value="148" calcext:value-type="float">
            <text:p>148</text:p>
          </table:table-cell>
          <table:table-cell table:style-name="ce41" table:formula="of:=[$World.H46]" office:value-type="float" office:value="126860301" calcext:value-type="float">
            <text:p>126,860,301</text:p>
          </table:table-cell>
          <table:table-cell table:style-name="ce46" table:formula="of:=[.F36]*1000000/[.H36]" office:value-type="float" office:value="72.2605884405083" calcext:value-type="float">
            <text:p>72.26</text:p>
          </table:table-cell>
          <table:table-cell table:style-name="ce46" table:formula="of:=[.G36]*1000000/[.H36]" office:value-type="float" office:value="1.16663762290774" calcext:value-type="float">
            <text:p>1.1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5" calcext:value-type="float">
            <text:p>35</text:p>
          </table:table-cell>
          <table:table-cell table:style-name="ce41" table:formula="of:=[$World.D47]" office:value-type="string" office:string-value="Indonesia" calcext:value-type="string">
            <text:p>Indonesia</text:p>
          </table:table-cell>
          <table:table-cell table:style-name="ce41" table:formula="of:=[$World.E47]" office:value-type="string" office:string-value="印尼" calcext:value-type="string">
            <text:p>印尼</text:p>
          </table:table-cell>
          <table:table-cell table:style-name="ce41" table:formula="of:=[$World.F47]" office:value-type="float" office:value="5923" calcext:value-type="float">
            <text:p>5,923</text:p>
          </table:table-cell>
          <table:table-cell table:style-name="ce41" table:formula="of:=[$World.G47]" office:value-type="float" office:value="520" calcext:value-type="float">
            <text:p>520</text:p>
          </table:table-cell>
          <table:table-cell table:style-name="ce41" table:formula="of:=[$World.H47]" office:value-type="float" office:value="266911900" calcext:value-type="float">
            <text:p>266,911,900</text:p>
          </table:table-cell>
          <table:table-cell table:style-name="ce46" table:formula="of:=[.F37]*1000000/[.H37]" office:value-type="float" office:value="22.1908427462395" calcext:value-type="float">
            <text:p>22.19</text:p>
          </table:table-cell>
          <table:table-cell table:style-name="ce46" table:formula="of:=[.G37]*1000000/[.H37]" office:value-type="float" office:value="1.94820837886958" calcext:value-type="float">
            <text:p>1.9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41" table:formula="of:=[$World.D49]" office:value-type="string" office:string-value="Thailand" calcext:value-type="string">
            <text:p>Thailand</text:p>
          </table:table-cell>
          <table:table-cell table:style-name="ce41" table:formula="of:=[$World.E49]" office:value-type="string" office:string-value="泰國" calcext:value-type="string">
            <text:p>泰國</text:p>
          </table:table-cell>
          <table:table-cell table:style-name="ce41" table:formula="of:=[$World.F49]" office:value-type="float" office:value="2613" calcext:value-type="float">
            <text:p>2,613</text:p>
          </table:table-cell>
          <table:table-cell table:style-name="ce41" table:formula="of:=[$World.G49]" office:value-type="float" office:value="43" calcext:value-type="float">
            <text:p>43</text:p>
          </table:table-cell>
          <table:table-cell table:style-name="ce41" table:formula="of:=[$World.H49]" office:value-type="float" office:value="66487830" calcext:value-type="float">
            <text:p>66,487,830</text:p>
          </table:table-cell>
          <table:table-cell table:style-name="ce46" table:formula="of:=[.F38]*1000000/[.H38]" office:value-type="float" office:value="39.3004253560388" calcext:value-type="float">
            <text:p>39.30</text:p>
          </table:table-cell>
          <table:table-cell table:style-name="ce46" table:formula="of:=[.G38]*1000000/[.H38]" office:value-type="float" office:value="0.646734898702514" calcext:value-type="float">
            <text:p>0.6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48" calcext:value-type="float">
            <text:p>48</text:p>
          </table:table-cell>
          <table:table-cell table:style-name="ce41" table:formula="of:=[$World.D48]" office:value-type="string" office:string-value="Singapore" calcext:value-type="string">
            <text:p>Singapore</text:p>
          </table:table-cell>
          <table:table-cell table:style-name="ce41" table:formula="of:=[$World.E48]" office:value-type="string" office:string-value="新加玻" calcext:value-type="string">
            <text:p>新加玻</text:p>
          </table:table-cell>
          <table:table-cell table:style-name="ce41" table:formula="of:=[$World.F48]" office:value-type="float" office:value="5050" calcext:value-type="float">
            <text:p>5,050</text:p>
          </table:table-cell>
          <table:table-cell table:style-name="ce41" table:formula="of:=[$World.G48]" office:value-type="float" office:value="10" calcext:value-type="float">
            <text:p>10</text:p>
          </table:table-cell>
          <table:table-cell table:style-name="ce41" table:formula="of:=[$World.H48]" office:value-type="float" office:value="5804337" calcext:value-type="float">
            <text:p>5,804,337</text:p>
          </table:table-cell>
          <table:table-cell table:style-name="ce46" table:formula="of:=[.F39]*1000000/[.H39]" office:value-type="float" office:value="870.039075953033" calcext:value-type="float">
            <text:p>870.04</text:p>
          </table:table-cell>
          <table:table-cell table:style-name="ce46" table:formula="of:=[.G39]*1000000/[.H39]" office:value-type="float" office:value="1.72284965535254" calcext:value-type="float">
            <text:p>1.7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41" table:formula="of:=[$World.D50]" office:value-type="string" office:string-value="Hong Kong" calcext:value-type="string">
            <text:p>Hong Kong</text:p>
          </table:table-cell>
          <table:table-cell table:style-name="ce41" table:formula="of:=[$World.E50]" office:value-type="string" office:string-value="香港" calcext:value-type="string">
            <text:p>香港</text:p>
          </table:table-cell>
          <table:table-cell table:style-name="ce41" table:formula="of:=[$World.F50]" office:value-type="float" office:value="1018" calcext:value-type="float">
            <text:p>1,018</text:p>
          </table:table-cell>
          <table:table-cell table:style-name="ce41" table:formula="of:=[$World.G50]" office:value-type="float" office:value="4" calcext:value-type="float">
            <text:p>4</text:p>
          </table:table-cell>
          <table:table-cell table:style-name="ce41" table:formula="of:=[$World.H50]" office:value-type="float" office:value="7500700" calcext:value-type="float">
            <text:p>7,500,700</text:p>
          </table:table-cell>
          <table:table-cell table:style-name="ce46" table:formula="of:=[.F40]*1000000/[.H40]" office:value-type="float" office:value="135.720666071167" calcext:value-type="float">
            <text:p>135.72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41" table:formula="of:=[$World.D51]" office:value-type="string" office:string-value="Taiwan" calcext:value-type="string">
            <text:p>Taiwan</text:p>
          </table:table-cell>
          <table:table-cell table:style-name="ce41" table:formula="of:=[$World.E51]" office:value-type="string" office:string-value="台灣" calcext:value-type="string">
            <text:p>台灣</text:p>
          </table:table-cell>
          <table:table-cell table:style-name="ce41" table:formula="of:=[$World.F51]" office:value-type="float" office:value="395" calcext:value-type="float">
            <text:p>395</text:p>
          </table:table-cell>
          <table:table-cell table:style-name="ce41" table:formula="of:=[$World.G51]" office:value-type="float" office:value="6" calcext:value-type="float">
            <text:p>6</text:p>
          </table:table-cell>
          <table:table-cell table:style-name="ce41" table:formula="of:=[$World.H51]" office:value-type="float" office:value="23773876" calcext:value-type="float">
            <text:p>23,773,876</text:p>
          </table:table-cell>
          <table:table-cell table:style-name="ce46" table:formula="of:=[.F41]*1000000/[.H41]" office:value-type="float" office:value="16.6148759251541" calcext:value-type="float">
            <text:p>16.61</text:p>
          </table:table-cell>
          <table:table-cell table:style-name="ce46" table:formula="of:=[.G41]*1000000/[.H41]" office:value-type="float" office:value="0.25237786215424" calcext:value-type="float">
            <text:p>0.2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5"/>
          <table:table-cell table:style-name="ce145"/>
          <table:table-cell table:style-name="ce33" table:number-columns-repeated="2"/>
          <table:table-cell table:style-name="ce42" table:number-columns-repeated="3"/>
          <table:table-cell table:style-name="ce67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41" table:formula="of:=SUM([.F32:.F42])" office:value-type="float" office:value="128622" calcext:value-type="float">
            <text:p>128,622</text:p>
          </table:table-cell>
          <table:table-cell table:style-name="ce41" table:formula="of:=SUM([.G32:.G42])" office:value-type="float" office:value="6066" calcext:value-type="float">
            <text:p>6,066</text:p>
          </table:table-cell>
          <table:table-cell table:style-name="ce41" table:formula="of:=SUM([.H32:.H41])" office:value-type="float" office:value="2122775389" calcext:value-type="float">
            <text:p>2,122,775,389</text:p>
          </table:table-cell>
          <table:table-cell table:style-name="ce46" table:formula="of:=[.F43]*1000000/[.H43]" office:value-type="float" office:value="60.591431701397" calcext:value-type="float">
            <text:p>60.59</text:p>
          </table:table-cell>
          <table:table-cell table:style-name="ce46" table:formula="of:=[.G43]*1000000/[.H43]" office:value-type="float" office:value="2.85757976629717" calcext:value-type="float">
            <text:p>2.86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7"/>
          <table:table-cell table:style-name="ce147" table:number-columns-repeated="3"/>
          <table:table-cell table:style-name="ce33" table:number-columns-repeated="3"/>
          <table:table-cell table:style-name="ce67" table:number-columns-repeated="2"/>
          <table:table-cell table:number-columns-repeated="54"/>
        </table:table-row>
        <table:table-row table:style-name="ro17" table:number-rows-repeated="2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4"/>
        </table:table-row>
        <table:table-row table:style-name="ro7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108" office:value-type="string" calcext:value-type="string">
            <text:p>USA Top-10 total and East Asian Top-10 total comparison 美國前十位總計及東亞前十位總計比較</text:p>
          </table:table-cell>
          <table:table-cell table:style-name="ce148" table:number-columns-repeated="7"/>
          <table:table-cell table:style-name="ce289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131" office:value-type="string" calcext:value-type="string">
            <text:p>USA Top-10</text:p>
          </table:table-cell>
          <table:table-cell table:style-name="ce142" office:value-type="string" calcext:value-type="string">
            <text:p>East Asia 東亞</text:p>
          </table:table-cell>
          <table:table-cell table:style-name="ce19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20]" office:value-type="float" office:value="3485.24725412256" calcext:value-type="float">
            <text:p>3485.25</text:p>
          </table:table-cell>
          <table:table-cell table:style-name="ce39" table:formula="of:=[.I43]" office:value-type="float" office:value="60.591431701397" calcext:value-type="float">
            <text:p>60.59</text:p>
          </table:table-cell>
          <table:table-cell table:style-name="ce19"/>
          <table:table-cell table:style-name="ce205" table:formula="of:=[.F51]/[.G51]" office:value-type="float" office:value="57.5204638058124" calcext:value-type="float">
            <text:p>58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39" table:formula="of:=[.J20]" office:value-type="float" office:value="193.867840832486" calcext:value-type="float">
            <text:p>193.87</text:p>
          </table:table-cell>
          <table:table-cell table:style-name="ce39" table:formula="of:=[.J43]" office:value-type="float" office:value="2.85757976629717" calcext:value-type="float">
            <text:p>2.86</text:p>
          </table:table-cell>
          <table:table-cell table:style-name="ce19" table:number-columns-repeated="2"/>
          <table:table-cell table:style-name="ce224" table:formula="of:=[.F52]/[.G52]" office:value-type="float" office:value="67.8433698051056" calcext:value-type="float">
            <text:p>6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190" table:number-columns-repeated="2"/>
          <table:table-cell table:style-name="ce125" table:number-columns-repeated="2"/>
          <table:table-cell table:style-name="ce290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 table:number-columns-repeated="7"/>
          <table:table-cell table:style-name="ce373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/>
          <table:table-cell table:style-name="ce141" office:value-type="string" calcext:value-type="string">
            <text:p><text:s/>10 times or more deaths 十倍或以上確診</text:p>
          </table:table-cell>
          <table:table-cell table:style-name="ce153"/>
          <table:table-cell table:style-name="ce8"/>
          <table:table-cell table:style-name="Default"/>
          <table:table-cell table:style-name="ce141" office:value-type="string" calcext:value-type="string">
            <text:p>10 times or more deaths 十倍或以上死亡</text:p>
          </table:table-cell>
          <table:table-cell table:style-name="ce153"/>
          <table:table-cell table:style-name="ce227"/>
          <table:table-cell table:number-columns-repeated="54"/>
        </table:table-row>
        <table:table-row table:style-name="ro2">
          <table:table-cell table:style-name="ce8"/>
          <table:table-cell table:style-name="ce368"/>
          <table:table-cell table:style-name="ce369" table:number-columns-repeated="7"/>
          <table:table-cell table:style-name="ce374"/>
          <table:table-cell table:number-columns-repeated="54"/>
        </table:table-row>
        <table:table-row table:style-name="ro2" table:number-rows-repeated="11">
          <table:table-cell table:style-name="ce8" table:number-columns-repeated="10"/>
          <table:table-cell table:number-columns-repeated="54"/>
        </table:table-row>
        <table:table-row table:style-name="ro2" table:number-rows-repeated="1047934">
          <table:table-cell table:number-columns-repeated="64"/>
        </table:table-row>
        <table:table-row table:style-name="ro8" table:number-rows-repeated="574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USA_Top_E_Asian_Ratio" table:style-name="ta1">
        <office:forms form:automatic-focus="false" form:apply-design-mode="false"/>
        <table:table-column table:style-name="co14" table:default-cell-style-name="Default"/>
        <table:table-column table:style-name="co24" table:default-cell-style-name="ce272"/>
        <table:table-column table:style-name="co25" table:default-cell-style-name="ce272"/>
        <table:table-column table:style-name="co26" table:default-cell-style-name="ce518"/>
        <table:table-column table:style-name="co17" table:default-cell-style-name="ce565"/>
        <table:table-column table:style-name="co17" table:number-columns-repeated="9" table:default-cell-style-name="ce558"/>
        <table:table-column table:style-name="co27" table:default-cell-style-name="Default"/>
        <table:table-column table:style-name="co11" table:number-columns-repeated="32" table:default-cell-style-name="Default"/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24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6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9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42">
          <table:table-cell/>
          <table:table-cell table:style-name="ce494" office:value-type="string" calcext:value-type="string" table:number-columns-spanned="2" table:number-rows-spanned="1">
            <text:p>Cases ratio </text:p>
            <text:p>確診倍數</text:p>
          </table:table-cell>
          <table:covered-table-cell table:style-name="ce259"/>
          <table:table-cell table:style-name="ce379"/>
          <table:table-cell table:style-name="ce277" table:formula="of:==[$'E.Asian_Sort'.B3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=[$'E.Asian_Sort'.C3]" office:value-type="string" office:string-value="南韓&#10;Korea" calcext:value-type="string">
            <text:p>南韓</text:p>
            <text:p>Korea</text:p>
          </table:table-cell>
          <table:table-cell table:style-name="ce277" table:formula="of:==[$'E.Asian_Sort'.D3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=[$'E.Asian_Sort'.E3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=[$'E.Asian_Sort'.F3]" office:value-type="string" office:string-value="日本&#10;Japan" calcext:value-type="string">
            <text:p>日本</text:p>
            <text:p>Japan</text:p>
          </table:table-cell>
          <table:table-cell table:style-name="ce277" table:formula="of:==[$'E.Asian_Sort'.G3]" office:value-type="string" office:string-value="印尼&#10;Indonesia" calcext:value-type="string">
            <text:p>印尼</text:p>
            <text:p>Indonesia</text:p>
          </table:table-cell>
          <table:table-cell table:style-name="ce277" table:formula="of:==[$'E.Asian_Sort'.H3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=[$'E.Asian_Sort'.I3]" office:value-type="string" office:string-value="泰國&#10;Thailand" calcext:value-type="string">
            <text:p>泰國</text:p>
            <text:p>Thailand</text:p>
          </table:table-cell>
          <table:table-cell table:style-name="ce277" table:formula="of:==[$'E.Asian_Sort'.J3]" office:value-type="string" office:string-value="香港&#10;Hong Kong" calcext:value-type="string">
            <text:p>香港</text:p>
            <text:p>Hong Kong</text:p>
          </table:table-cell>
          <table:table-cell table:style-name="ce277" table:formula="of:==[$'E.Asian_Sort'.K3]" office:value-type="string" office:string-value="台灣&#10;Taiwan" calcext:value-type="string">
            <text:p>台灣</text:p>
            <text:p>Taiwan</text:p>
          </table:table-cell>
          <table:table-cell table:style-name="ce401"/>
          <table:table-cell table:number-columns-repeated="32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446" table:formula="of:==[$'E.Asian_Sort'.B4]" office:value-type="float" office:value="82692" calcext:value-type="float">
            <text:p>82,692</text:p>
          </table:table-cell>
          <table:table-cell table:style-name="ce446" table:formula="of:==[$'E.Asian_Sort'.C4]" office:value-type="float" office:value="10635" calcext:value-type="float">
            <text:p>10,635</text:p>
          </table:table-cell>
          <table:table-cell table:style-name="ce446" table:formula="of:==[$'E.Asian_Sort'.D4]" office:value-type="float" office:value="5251" calcext:value-type="float">
            <text:p>5,251</text:p>
          </table:table-cell>
          <table:table-cell table:style-name="ce446" table:formula="of:==[$'E.Asian_Sort'.E4]" office:value-type="float" office:value="5878" calcext:value-type="float">
            <text:p>5,878</text:p>
          </table:table-cell>
          <table:table-cell table:style-name="ce446" table:formula="of:==[$'E.Asian_Sort'.F4]" office:value-type="float" office:value="9167" calcext:value-type="float">
            <text:p>9,167</text:p>
          </table:table-cell>
          <table:table-cell table:style-name="ce446" table:formula="of:==[$'E.Asian_Sort'.G4]" office:value-type="float" office:value="5923" calcext:value-type="float">
            <text:p>5,923</text:p>
          </table:table-cell>
          <table:table-cell table:style-name="ce446" table:formula="of:==[$'E.Asian_Sort'.H4]" office:value-type="float" office:value="5050" calcext:value-type="float">
            <text:p>5,050</text:p>
          </table:table-cell>
          <table:table-cell table:style-name="ce446" table:formula="of:==[$'E.Asian_Sort'.I4]" office:value-type="float" office:value="2613" calcext:value-type="float">
            <text:p>2,613</text:p>
          </table:table-cell>
          <table:table-cell table:style-name="ce446" table:formula="of:==[$'E.Asian_Sort'.J4]" office:value-type="float" office:value="1018" calcext:value-type="float">
            <text:p>1,018</text:p>
          </table:table-cell>
          <table:table-cell table:style-name="ce446" table:formula="of:==[$'E.Asian_Sort'.K4]" office:value-type="float" office:value="395" calcext:value-type="float">
            <text:p>395</text:p>
          </table:table-cell>
          <table:table-cell table:number-columns-repeated="33"/>
        </table:table-row>
        <table:table-row table:style-name="ro2">
          <table:table-cell/>
          <table:table-cell table:formula="of:=[$US_Top10_Asian.D9]" office:value-type="string" office:string-value="New York State" calcext:value-type="string">
            <text:p>New York State</text:p>
          </table:table-cell>
          <table:table-cell table:formula="of:=[$US_Top10_Asian.E9]" office:value-type="string" office:string-value="紐約州" calcext:value-type="string">
            <text:p>紐約州</text:p>
          </table:table-cell>
          <table:table-cell table:formula="of:=[$US_Top10_Asian.F9]" office:value-type="float" office:value="226198" calcext:value-type="float">
            <text:p>226,198</text:p>
          </table:table-cell>
          <table:table-cell table:style-name="ce558" table:formula="of:=[.$D7]/[.E$6]" office:value-type="float" office:value="2.7354278527548" calcext:value-type="float">
            <text:p>3</text:p>
          </table:table-cell>
          <table:table-cell table:formula="of:=[.$D7]/[.F$6]" office:value-type="float" office:value="21.2692054536906" calcext:value-type="float">
            <text:p>21</text:p>
          </table:table-cell>
          <table:table-cell table:formula="of:=[.$D7]/[.G$6]" office:value-type="float" office:value="43.0771281660636" calcext:value-type="float">
            <text:p>43</text:p>
          </table:table-cell>
          <table:table-cell table:formula="of:=[.$D7]/[.H$6]" office:value-type="float" office:value="38.4821367812181" calcext:value-type="float">
            <text:p>38</text:p>
          </table:table-cell>
          <table:table-cell table:formula="of:=[.$D7]/[.I$6]" office:value-type="float" office:value="24.6752481727937" calcext:value-type="float">
            <text:p>25</text:p>
          </table:table-cell>
          <table:table-cell table:formula="of:=[.$D7]/[.J$6]" office:value-type="float" office:value="38.1897686982948" calcext:value-type="float">
            <text:p>38</text:p>
          </table:table-cell>
          <table:table-cell table:formula="of:=[.$D7]/[.K$6]" office:value-type="float" office:value="44.7916831683168" calcext:value-type="float">
            <text:p>45</text:p>
          </table:table-cell>
          <table:table-cell table:formula="of:=[.$D7]/[.L$6]" office:value-type="float" office:value="86.566398775354" calcext:value-type="float">
            <text:p>87</text:p>
          </table:table-cell>
          <table:table-cell table:formula="of:=[.$D7]/[.M$6]" office:value-type="float" office:value="222.198428290766" calcext:value-type="float">
            <text:p>222</text:p>
          </table:table-cell>
          <table:table-cell table:formula="of:=[.$D7]/[.N$6]" office:value-type="float" office:value="572.653164556962" calcext:value-type="float">
            <text:p>573</text:p>
          </table:table-cell>
          <table:table-cell table:number-columns-repeated="33"/>
        </table:table-row>
        <table:table-row table:style-name="ro2">
          <table:table-cell/>
          <table:table-cell table:formula="of:=[$US_Top10_Asian.D10]" office:value-type="string" office:string-value="New Jersey" calcext:value-type="string">
            <text:p>New Jersey</text:p>
          </table:table-cell>
          <table:table-cell table:formula="of:=[$US_Top10_Asian.E10]" office:value-type="string" office:string-value="新澤西州" calcext:value-type="string">
            <text:p>新澤西州</text:p>
          </table:table-cell>
          <table:table-cell table:formula="of:=[$US_Top10_Asian.F10]" office:value-type="float" office:value="78467" calcext:value-type="float">
            <text:p>78,467</text:p>
          </table:table-cell>
          <table:table-cell table:style-name="ce558" table:formula="of:=[.$D8]/[.E$6]" office:value-type="float" office:value="0.948906786629904" calcext:value-type="float">
            <text:p>1</text:p>
          </table:table-cell>
          <table:table-cell table:formula="of:=[.$D8]/[.F$6]" office:value-type="float" office:value="7.3781852374236" calcext:value-type="float">
            <text:p>7</text:p>
          </table:table-cell>
          <table:table-cell table:formula="of:=[.$D8]/[.G$6]" office:value-type="float" office:value="14.9432489049705" calcext:value-type="float">
            <text:p>15</text:p>
          </table:table-cell>
          <table:table-cell table:formula="of:=[.$D8]/[.H$6]" office:value-type="float" office:value="13.3492684586594" calcext:value-type="float">
            <text:p>13</text:p>
          </table:table-cell>
          <table:table-cell table:formula="of:=[.$D8]/[.I$6]" office:value-type="float" office:value="8.55972510090542" calcext:value-type="float">
            <text:p>9</text:p>
          </table:table-cell>
          <table:table-cell table:formula="of:=[.$D8]/[.J$6]" office:value-type="float" office:value="13.2478473746412" calcext:value-type="float">
            <text:p>13</text:p>
          </table:table-cell>
          <table:table-cell table:formula="of:=[.$D8]/[.K$6]" office:value-type="float" office:value="15.5380198019802" calcext:value-type="float">
            <text:p>16</text:p>
          </table:table-cell>
          <table:table-cell table:formula="of:=[.$D8]/[.L$6]" office:value-type="float" office:value="30.0294680443934" calcext:value-type="float">
            <text:p>30</text:p>
          </table:table-cell>
          <table:table-cell table:formula="of:=[.$D8]/[.M$6]" office:value-type="float" office:value="77.0795677799607" calcext:value-type="float">
            <text:p>77</text:p>
          </table:table-cell>
          <table:table-cell table:formula="of:=[.$D8]/[.N$6]" office:value-type="float" office:value="198.650632911392" calcext:value-type="float">
            <text:p>199</text:p>
          </table:table-cell>
          <table:table-cell table:number-columns-repeated="33"/>
        </table:table-row>
        <table:table-row table:style-name="ro2">
          <table:table-cell/>
          <table:table-cell table:formula="of:=[$US_Top10_Asian.D13]" office:value-type="string" office:string-value="Massachusetts" calcext:value-type="string">
            <text:p>Massachusetts</text:p>
          </table:table-cell>
          <table:table-cell table:formula="of:=[$US_Top10_Asian.E13]" office:value-type="string" office:string-value="麻省" calcext:value-type="string">
            <text:p>麻省</text:p>
          </table:table-cell>
          <table:table-cell table:formula="of:=[$US_Top10_Asian.F13]" office:value-type="float" office:value="34402" calcext:value-type="float">
            <text:p>34,402</text:p>
          </table:table-cell>
          <table:table-cell table:style-name="ce559" table:formula="of:=[.$D9]/[.E$6]" office:value-type="float" office:value="0.416025734049243" calcext:value-type="float">
            <text:p>0.4</text:p>
          </table:table-cell>
          <table:table-cell table:formula="of:=[.$D9]/[.F$6]" office:value-type="float" office:value="3.23479078514339" calcext:value-type="float">
            <text:p>3</text:p>
          </table:table-cell>
          <table:table-cell table:formula="of:=[.$D9]/[.G$6]" office:value-type="float" office:value="6.55151399733384" calcext:value-type="float">
            <text:p>7</text:p>
          </table:table-cell>
          <table:table-cell table:formula="of:=[.$D9]/[.H$6]" office:value-type="float" office:value="5.85267097652263" calcext:value-type="float">
            <text:p>6</text:p>
          </table:table-cell>
          <table:table-cell table:formula="of:=[.$D9]/[.I$6]" office:value-type="float" office:value="3.75280898876404" calcext:value-type="float">
            <text:p>4</text:p>
          </table:table-cell>
          <table:table-cell table:formula="of:=[.$D9]/[.J$6]" office:value-type="float" office:value="5.80820530136755" calcext:value-type="float">
            <text:p>6</text:p>
          </table:table-cell>
          <table:table-cell table:formula="of:=[.$D9]/[.K$6]" office:value-type="float" office:value="6.81227722772277" calcext:value-type="float">
            <text:p>7</text:p>
          </table:table-cell>
          <table:table-cell table:formula="of:=[.$D9]/[.L$6]" office:value-type="float" office:value="13.1657099119786" calcext:value-type="float">
            <text:p>13</text:p>
          </table:table-cell>
          <table:table-cell table:formula="of:=[.$D9]/[.M$6]" office:value-type="float" office:value="33.7937131630648" calcext:value-type="float">
            <text:p>34</text:p>
          </table:table-cell>
          <table:table-cell table:formula="of:=[.$D9]/[.N$6]" office:value-type="float" office:value="87.093670886076" calcext:value-type="float">
            <text:p>87</text:p>
          </table:table-cell>
          <table:table-cell table:number-columns-repeated="33"/>
        </table:table-row>
        <table:table-row table:style-name="ro2">
          <table:table-cell/>
          <table:table-cell table:formula="of:=[$US_Top10_Asian.D11]" office:value-type="string" office:string-value="Michigan" calcext:value-type="string">
            <text:p>Michigan</text:p>
          </table:table-cell>
          <table:table-cell table:formula="of:=[$US_Top10_Asian.E11]" office:value-type="string" office:string-value="密芝根州" calcext:value-type="string">
            <text:p>密芝根州</text:p>
          </table:table-cell>
          <table:table-cell table:formula="of:=[$US_Top10_Asian.F11]" office:value-type="float" office:value="29263" calcext:value-type="float">
            <text:p>29,263</text:p>
          </table:table-cell>
          <table:table-cell table:style-name="ce559" table:formula="of:=[.$D10]/[.E$6]" office:value-type="float" office:value="0.353879456295651" calcext:value-type="float">
            <text:p>0.4</text:p>
          </table:table-cell>
          <table:table-cell table:formula="of:=[.$D10]/[.F$6]" office:value-type="float" office:value="2.75157498824636" calcext:value-type="float">
            <text:p>3</text:p>
          </table:table-cell>
          <table:table-cell table:formula="of:=[.$D10]/[.G$6]" office:value-type="float" office:value="5.57284326794896" calcext:value-type="float">
            <text:p>6</text:p>
          </table:table-cell>
          <table:table-cell table:formula="of:=[.$D10]/[.H$6]" office:value-type="float" office:value="4.97839401156856" calcext:value-type="float">
            <text:p>5</text:p>
          </table:table-cell>
          <table:table-cell table:formula="of:=[.$D10]/[.I$6]" office:value-type="float" office:value="3.19221119232028" calcext:value-type="float">
            <text:p>3</text:p>
          </table:table-cell>
          <table:table-cell table:formula="of:=[.$D10]/[.J$6]" office:value-type="float" office:value="4.94057065676178" calcext:value-type="float">
            <text:p>5</text:p>
          </table:table-cell>
          <table:table-cell table:formula="of:=[.$D10]/[.K$6]" office:value-type="float" office:value="5.79465346534654" calcext:value-type="float">
            <text:p>6</text:p>
          </table:table-cell>
          <table:table-cell table:formula="of:=[.$D10]/[.L$6]" office:value-type="float" office:value="11.1990049751244" calcext:value-type="float">
            <text:p>11</text:p>
          </table:table-cell>
          <table:table-cell table:formula="of:=[.$D10]/[.M$6]" office:value-type="float" office:value="28.74557956778" calcext:value-type="float">
            <text:p>29</text:p>
          </table:table-cell>
          <table:table-cell table:formula="of:=[.$D10]/[.N$6]" office:value-type="float" office:value="74.0835443037975" calcext:value-type="float">
            <text:p>74</text:p>
          </table:table-cell>
          <table:table-cell table:number-columns-repeated="33"/>
        </table:table-row>
        <table:table-row table:style-name="ro2">
          <table:table-cell/>
          <table:table-cell table:formula="of:=[$US_Top10_Asian.D16]" office:value-type="string" office:string-value="Pennsylvania" calcext:value-type="string">
            <text:p>Pennsylvania</text:p>
          </table:table-cell>
          <table:table-cell table:formula="of:=[$US_Top10_Asian.E16]" office:value-type="string" office:string-value="賓夕凡尼亞州" calcext:value-type="string">
            <text:p>賓夕凡尼亞州</text:p>
          </table:table-cell>
          <table:table-cell table:formula="of:=[$US_Top10_Asian.F16]" office:value-type="float" office:value="27735" calcext:value-type="float">
            <text:p>27,735</text:p>
          </table:table-cell>
          <table:table-cell table:style-name="ce559" table:formula="of:=[.$D11]/[.E$6]" office:value-type="float" office:value="0.335401248004644" calcext:value-type="float">
            <text:p>0.3</text:p>
          </table:table-cell>
          <table:table-cell table:formula="of:=[.$D11]/[.F$6]" office:value-type="float" office:value="2.60789844851904" calcext:value-type="float">
            <text:p>3</text:p>
          </table:table-cell>
          <table:table-cell table:formula="of:=[.$D11]/[.G$6]" office:value-type="float" office:value="5.28185107598553" calcext:value-type="float">
            <text:p>5</text:p>
          </table:table-cell>
          <table:table-cell table:formula="of:=[.$D11]/[.H$6]" office:value-type="float" office:value="4.71844164681865" calcext:value-type="float">
            <text:p>5</text:p>
          </table:table-cell>
          <table:table-cell table:formula="of:=[.$D11]/[.I$6]" office:value-type="float" office:value="3.02552634449656" calcext:value-type="float">
            <text:p>3</text:p>
          </table:table-cell>
          <table:table-cell table:formula="of:=[.$D11]/[.J$6]" office:value-type="float" office:value="4.68259328043221" calcext:value-type="float">
            <text:p>5</text:p>
          </table:table-cell>
          <table:table-cell table:formula="of:=[.$D11]/[.K$6]" office:value-type="float" office:value="5.49207920792079" calcext:value-type="float">
            <text:p>5</text:p>
          </table:table-cell>
          <table:table-cell table:formula="of:=[.$D11]/[.L$6]" office:value-type="float" office:value="10.6142365097589" calcext:value-type="float">
            <text:p>11</text:p>
          </table:table-cell>
          <table:table-cell table:formula="of:=[.$D11]/[.M$6]" office:value-type="float" office:value="27.2445972495088" calcext:value-type="float">
            <text:p>27</text:p>
          </table:table-cell>
          <table:table-cell table:formula="of:=[.$D11]/[.N$6]" office:value-type="float" office:value="70.2151898734177" calcext:value-type="float">
            <text:p>70</text:p>
          </table:table-cell>
          <table:table-cell table:number-columns-repeated="33"/>
        </table:table-row>
        <table:table-row table:style-name="ro2">
          <table:table-cell/>
          <table:table-cell table:formula="of:=[$US_Top10_Asian.D12]" office:value-type="string" office:string-value="California" calcext:value-type="string">
            <text:p>California</text:p>
          </table:table-cell>
          <table:table-cell table:formula="of:=[$US_Top10_Asian.E12]" office:value-type="string" office:string-value="加利福尼亞州" calcext:value-type="string">
            <text:p>加利福尼亞州</text:p>
          </table:table-cell>
          <table:table-cell table:formula="of:=[$US_Top10_Asian.F12]" office:value-type="float" office:value="27528" calcext:value-type="float">
            <text:p>27,528</text:p>
          </table:table-cell>
          <table:table-cell table:style-name="ce559" table:formula="of:=[.$D12]/[.E$6]" office:value-type="float" office:value="0.332897982876215" calcext:value-type="float">
            <text:p>0.3</text:p>
          </table:table-cell>
          <table:table-cell table:formula="of:=[.$D12]/[.F$6]" office:value-type="float" office:value="2.58843441466855" calcext:value-type="float">
            <text:p>3</text:p>
          </table:table-cell>
          <table:table-cell table:formula="of:=[.$D12]/[.G$6]" office:value-type="float" office:value="5.24243001333079" calcext:value-type="float">
            <text:p>5</text:p>
          </table:table-cell>
          <table:table-cell table:formula="of:=[.$D12]/[.H$6]" office:value-type="float" office:value="4.68322558693433" calcext:value-type="float">
            <text:p>5</text:p>
          </table:table-cell>
          <table:table-cell table:formula="of:=[.$D12]/[.I$6]" office:value-type="float" office:value="3.00294534744191" calcext:value-type="float">
            <text:p>3</text:p>
          </table:table-cell>
          <table:table-cell table:formula="of:=[.$D12]/[.J$6]" office:value-type="float" office:value="4.64764477460746" calcext:value-type="float">
            <text:p>5</text:p>
          </table:table-cell>
          <table:table-cell table:formula="of:=[.$D12]/[.K$6]" office:value-type="float" office:value="5.45108910891089" calcext:value-type="float">
            <text:p>5</text:p>
          </table:table-cell>
          <table:table-cell table:formula="of:=[.$D12]/[.L$6]" office:value-type="float" office:value="10.5350172215844" calcext:value-type="float">
            <text:p>11</text:p>
          </table:table-cell>
          <table:table-cell table:formula="of:=[.$D12]/[.M$6]" office:value-type="float" office:value="27.041257367387" calcext:value-type="float">
            <text:p>27</text:p>
          </table:table-cell>
          <table:table-cell table:formula="of:=[.$D12]/[.N$6]" office:value-type="float" office:value="69.6911392405063" calcext:value-type="float">
            <text:p>70</text:p>
          </table:table-cell>
          <table:table-cell table:number-columns-repeated="33"/>
        </table:table-row>
        <table:table-row table:style-name="ro2">
          <table:table-cell/>
          <table:table-cell table:formula="of:=[$US_Top10_Asian.D15]" office:value-type="string" office:string-value="Illinois" calcext:value-type="string">
            <text:p>Illinois</text:p>
          </table:table-cell>
          <table:table-cell table:formula="of:=[$US_Top10_Asian.E15]" office:value-type="string" office:string-value="伊利諾州" calcext:value-type="string">
            <text:p>伊利諾州</text:p>
          </table:table-cell>
          <table:table-cell table:formula="of:=[$US_Top10_Asian.F15]" office:value-type="float" office:value="25733" calcext:value-type="float">
            <text:p>25,733</text:p>
          </table:table-cell>
          <table:table-cell table:style-name="ce559" table:formula="of:=[.$D13]/[.E$6]" office:value-type="float" office:value="0.311190925361583" calcext:value-type="float">
            <text:p>0.3</text:p>
          </table:table-cell>
          <table:table-cell table:formula="of:=[.$D13]/[.F$6]" office:value-type="float" office:value="2.41965209214857" calcext:value-type="float">
            <text:p>2</text:p>
          </table:table-cell>
          <table:table-cell table:formula="of:=[.$D13]/[.G$6]" office:value-type="float" office:value="4.90059036374024" calcext:value-type="float">
            <text:p>5</text:p>
          </table:table-cell>
          <table:table-cell table:formula="of:=[.$D13]/[.H$6]" office:value-type="float" office:value="4.37784960871045" calcext:value-type="float">
            <text:p>4</text:p>
          </table:table-cell>
          <table:table-cell table:formula="of:=[.$D13]/[.I$6]" office:value-type="float" office:value="2.80713428602596" calcext:value-type="float">
            <text:p>3</text:p>
          </table:table-cell>
          <table:table-cell table:formula="of:=[.$D13]/[.J$6]" office:value-type="float" office:value="4.34458889076482" calcext:value-type="float">
            <text:p>4</text:p>
          </table:table-cell>
          <table:table-cell table:formula="of:=[.$D13]/[.K$6]" office:value-type="float" office:value="5.09564356435644" calcext:value-type="float">
            <text:p>5</text:p>
          </table:table-cell>
          <table:table-cell table:formula="of:=[.$D13]/[.L$6]" office:value-type="float" office:value="9.84806735553004" calcext:value-type="float">
            <text:p>10</text:p>
          </table:table-cell>
          <table:table-cell table:formula="of:=[.$D13]/[.M$6]" office:value-type="float" office:value="25.2779960707269" calcext:value-type="float">
            <text:p>25</text:p>
          </table:table-cell>
          <table:table-cell table:formula="of:=[.$D13]/[.N$6]" office:value-type="float" office:value="65.146835443038" calcext:value-type="float">
            <text:p>65</text:p>
          </table:table-cell>
          <table:table-cell table:number-columns-repeated="33"/>
        </table:table-row>
        <table:table-row table:style-name="ro2">
          <table:table-cell/>
          <table:table-cell table:formula="of:=[$US_Top10_Asian.D17]" office:value-type="string" office:string-value="Florida" calcext:value-type="string">
            <text:p>Florida</text:p>
          </table:table-cell>
          <table:table-cell table:formula="of:=[$US_Top10_Asian.E17]" office:value-type="string" office:string-value="佛羅里達州" calcext:value-type="string">
            <text:p>佛羅里達州</text:p>
          </table:table-cell>
          <table:table-cell table:formula="of:=[$US_Top10_Asian.F17]" office:value-type="float" office:value="23340" calcext:value-type="float">
            <text:p>23,340</text:p>
          </table:table-cell>
          <table:table-cell table:style-name="ce559" table:formula="of:=[.$D14]/[.E$6]" office:value-type="float" office:value="0.28225221303149" calcext:value-type="float">
            <text:p>0.3</text:p>
          </table:table-cell>
          <table:table-cell table:formula="of:=[.$D14]/[.F$6]" office:value-type="float" office:value="2.19464033850494" calcext:value-type="float">
            <text:p>2</text:p>
          </table:table-cell>
          <table:table-cell table:formula="of:=[.$D14]/[.G$6]" office:value-type="float" office:value="4.44486764425824" calcext:value-type="float">
            <text:p>4</text:p>
          </table:table-cell>
          <table:table-cell table:formula="of:=[.$D14]/[.H$6]" office:value-type="float" office:value="3.97073834637632" calcext:value-type="float">
            <text:p>4</text:p>
          </table:table-cell>
          <table:table-cell table:formula="of:=[.$D14]/[.I$6]" office:value-type="float" office:value="2.5460892331188" calcext:value-type="float">
            <text:p>3</text:p>
          </table:table-cell>
          <table:table-cell table:formula="of:=[.$D14]/[.J$6]" office:value-type="float" office:value="3.94057065676178" calcext:value-type="float">
            <text:p>4</text:p>
          </table:table-cell>
          <table:table-cell table:formula="of:=[.$D14]/[.K$6]" office:value-type="float" office:value="4.62178217821782" calcext:value-type="float">
            <text:p>5</text:p>
          </table:table-cell>
          <table:table-cell table:formula="of:=[.$D14]/[.L$6]" office:value-type="float" office:value="8.93226176808266" calcext:value-type="float">
            <text:p>9</text:p>
          </table:table-cell>
          <table:table-cell table:formula="of:=[.$D14]/[.M$6]" office:value-type="float" office:value="22.9273084479371" calcext:value-type="float">
            <text:p>23</text:p>
          </table:table-cell>
          <table:table-cell table:formula="of:=[.$D14]/[.N$6]" office:value-type="float" office:value="59.0886075949367" calcext:value-type="float">
            <text:p>59</text:p>
          </table:table-cell>
          <table:table-cell table:number-columns-repeated="33"/>
        </table:table-row>
        <table:table-row table:style-name="ro2">
          <table:table-cell/>
          <table:table-cell table:formula="of:=[$US_Top10_Asian.D14]" office:value-type="string" office:string-value="Louisiana" calcext:value-type="string">
            <text:p>Louisiana</text:p>
          </table:table-cell>
          <table:table-cell table:formula="of:=[$US_Top10_Asian.E14]" office:value-type="string" office:string-value="路易斯安那州" calcext:value-type="string">
            <text:p>路易斯安那州</text:p>
          </table:table-cell>
          <table:table-cell table:formula="of:=[$US_Top10_Asian.F14]" office:value-type="float" office:value="22532" calcext:value-type="float">
            <text:p>22,532</text:p>
          </table:table-cell>
          <table:table-cell table:style-name="ce559" table:formula="of:=[.$D15]/[.E$6]" office:value-type="float" office:value="0.272481013882842" calcext:value-type="float">
            <text:p>0.3</text:p>
          </table:table-cell>
          <table:table-cell table:formula="of:=[.$D15]/[.F$6]" office:value-type="float" office:value="2.11866478608369" calcext:value-type="float">
            <text:p>2</text:p>
          </table:table-cell>
          <table:table-cell table:formula="of:=[.$D15]/[.G$6]" office:value-type="float" office:value="4.29099219196344" calcext:value-type="float">
            <text:p>4</text:p>
          </table:table-cell>
          <table:table-cell table:formula="of:=[.$D15]/[.H$6]" office:value-type="float" office:value="3.83327662470228" calcext:value-type="float">
            <text:p>4</text:p>
          </table:table-cell>
          <table:table-cell table:formula="of:=[.$D15]/[.I$6]" office:value-type="float" office:value="2.45794698374605" calcext:value-type="float">
            <text:p>2</text:p>
          </table:table-cell>
          <table:table-cell table:formula="of:=[.$D15]/[.J$6]" office:value-type="float" office:value="3.80415330069222" calcext:value-type="float">
            <text:p>4</text:p>
          </table:table-cell>
          <table:table-cell table:formula="of:=[.$D15]/[.K$6]" office:value-type="float" office:value="4.46178217821782" calcext:value-type="float">
            <text:p>4</text:p>
          </table:table-cell>
          <table:table-cell table:formula="of:=[.$D15]/[.L$6]" office:value-type="float" office:value="8.6230386528894" calcext:value-type="float">
            <text:p>9</text:p>
          </table:table-cell>
          <table:table-cell table:formula="of:=[.$D15]/[.M$6]" office:value-type="float" office:value="22.1335952848723" calcext:value-type="float">
            <text:p>22</text:p>
          </table:table-cell>
          <table:table-cell table:formula="of:=[.$D15]/[.N$6]" office:value-type="float" office:value="57.0430379746835" calcext:value-type="float">
            <text:p>57</text:p>
          </table:table-cell>
          <table:table-cell table:number-columns-repeated="33"/>
        </table:table-row>
        <table:table-row table:style-name="ro2">
          <table:table-cell/>
          <table:table-cell table:formula="of:=[$US_Top10_Asian.D18]" office:value-type="string" office:string-value="Georgia" calcext:value-type="string">
            <text:p>Georgia</text:p>
          </table:table-cell>
          <table:table-cell table:formula="of:=[$US_Top10_Asian.E18]" office:value-type="string" office:string-value="喬治亞州" calcext:value-type="string">
            <text:p>喬治亞州</text:p>
          </table:table-cell>
          <table:table-cell table:formula="of:=[$US_Top10_Asian.F18]" office:value-type="float" office:value="16368" calcext:value-type="float">
            <text:p>16,368</text:p>
          </table:table-cell>
          <table:table-cell table:style-name="ce559" table:formula="of:=[.$D16]/[.E$6]" office:value-type="float" office:value="0.197939341169642" calcext:value-type="float">
            <text:p>0.2</text:p>
          </table:table-cell>
          <table:table-cell table:formula="of:=[.$D16]/[.F$6]" office:value-type="float" office:value="1.53906911142454" calcext:value-type="float">
            <text:p>2</text:p>
          </table:table-cell>
          <table:table-cell table:formula="of:=[.$D16]/[.G$6]" office:value-type="float" office:value="3.11712054846696" calcext:value-type="float">
            <text:p>3</text:p>
          </table:table-cell>
          <table:table-cell table:formula="of:=[.$D16]/[.H$6]" office:value-type="float" office:value="2.78462061925825" calcext:value-type="float">
            <text:p>3</text:p>
          </table:table-cell>
          <table:table-cell table:formula="of:=[.$D16]/[.I$6]" office:value-type="float" office:value="1.78553507145195" calcext:value-type="float">
            <text:p>2</text:p>
          </table:table-cell>
          <table:table-cell table:formula="of:=[.$D16]/[.J$6]" office:value-type="float" office:value="2.76346446057741" calcext:value-type="float">
            <text:p>3</text:p>
          </table:table-cell>
          <table:table-cell table:formula="of:=[.$D16]/[.K$6]" office:value-type="float" office:value="3.24118811881188" calcext:value-type="float">
            <text:p>3</text:p>
          </table:table-cell>
          <table:table-cell table:formula="of:=[.$D16]/[.L$6]" office:value-type="float" office:value="6.26406429391504" calcext:value-type="float">
            <text:p>6</text:p>
          </table:table-cell>
          <table:table-cell table:formula="of:=[.$D16]/[.M$6]" office:value-type="float" office:value="16.0785854616896" calcext:value-type="float">
            <text:p>16</text:p>
          </table:table-cell>
          <table:table-cell table:formula="of:=[.$D16]/[.N$6]" office:value-type="float" office:value="41.4379746835443" calcext:value-type="float">
            <text:p>41</text:p>
          </table:table-cell>
          <table:table-cell table:number-columns-repeated="33"/>
        </table:table-row>
        <table:table-row table:style-name="ro20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0"/>
          <table:table-cell table:style-name="ce327"/>
          <table:table-cell table:number-columns-repeated="2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7:.N16];&quot;&gt;=&quot; &amp; 10) - COUNTIF([.E7:.N16];&quot;&gt;&quot; &amp; 100)" office:value-type="float" office:value="33" calcext:value-type="float">
            <text:p>33</text:p>
          </table:table-cell>
          <table:table-cell table:number-columns-repeated="30"/>
          <table:table-cell table:style-name="ce327" table:number-columns-repeated="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7:.N16];&quot;&gt;=&quot; &amp; 100) - COUNTIF([.E7:.N16];&quot;&gt;&quot; &amp; 500)" office:value-type="float" office:value="2" calcext:value-type="float">
            <text:p>2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/>500 times or more case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7:.N16];&quot;&gt;=&quot; &amp; 500) - COUNTIF([.E7:.N16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/>1000 times or more case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7:.N16];&quot;&gt;&quot; &amp; 1000)" office:value-type="float" office:value="0" calcext:value-type="float">
            <text:p>0</text:p>
          </table:table-cell>
          <table:table-cell table:style-name="ce380"/>
          <table:table-cell table:number-columns-repeated="32"/>
        </table:table-row>
        <table:table-row table:style-name="ro20">
          <table:table-cell/>
          <table:table-cell table:style-name="ce235"/>
          <table:table-cell table:style-name="ce261" table:number-columns-repeated="2"/>
          <table:table-cell table:style-name="ce388"/>
          <table:table-cell table:style-name="ce393"/>
          <table:table-cell table:style-name="ce388"/>
          <table:table-cell table:style-name="ce393" table:number-columns-repeated="6"/>
          <table:table-cell table:style-name="ce399"/>
          <table:table-cell table:style-name="ce380"/>
          <table:table-cell table:number-columns-repeated="32"/>
        </table:table-row>
        <table:table-row table:style-name="ro20">
          <table:table-cell/>
          <table:table-cell table:style-name="Default" table:number-columns-repeated="2"/>
          <table:table-cell table:style-name="ce380"/>
          <table:table-cell table:style-name="ce389"/>
          <table:table-cell table:style-name="ce394"/>
          <table:table-cell table:style-name="ce389"/>
          <table:table-cell table:style-name="ce394" table:number-columns-repeated="7"/>
          <table:table-cell table:style-name="ce380"/>
          <table:table-cell table:number-columns-repeated="32"/>
        </table:table-row>
        <table:table-row table:style-name="ro31">
          <table:table-cell/>
          <table:table-cell table:style-name="Default" table:number-columns-repeated="13"/>
          <table:table-cell table:number-columns-repeated="33"/>
        </table:table-row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32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6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9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43">
          <table:table-cell/>
          <table:table-cell table:style-name="ce317" office:value-type="string" calcext:value-type="string" table:number-columns-spanned="2" table:number-rows-spanned="1">
            <text:p>Deaths ratio </text:p>
            <text:p>死亡倍數</text:p>
          </table:table-cell>
          <table:covered-table-cell table:style-name="ce515"/>
          <table:table-cell table:style-name="ce263"/>
          <table:table-cell table:style-name="ce277" table:formula="of:=[$'E.Asian_Sort'.B7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'E.Asian_Sort'.C7]" office:value-type="string" office:string-value="南韓&#10;Korea" calcext:value-type="string">
            <text:p>南韓</text:p>
            <text:p>Korea</text:p>
          </table:table-cell>
          <table:table-cell table:style-name="ce277" table:formula="of:=[$'E.Asian_Sort'.D7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'E.Asian_Sort'.E7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'E.Asian_Sort'.F7]" office:value-type="string" office:string-value="日本&#10;Japan" calcext:value-type="string">
            <text:p>日本</text:p>
            <text:p>Japan</text:p>
          </table:table-cell>
          <table:table-cell table:style-name="ce277" table:formula="of:=[$'E.Asian_Sort'.G7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'E.Asian_Sort'.H7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'E.Asian_Sort'.I7]" office:value-type="string" office:string-value="泰國&#10;Thailand" calcext:value-type="string">
            <text:p>泰國</text:p>
            <text:p>Thailand</text:p>
          </table:table-cell>
          <table:table-cell table:style-name="ce277" table:formula="of:=[$'E.Asian_Sort'.J7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'E.Asian_Sort'.K7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446" table:formula="of:=[$'E.Asian_Sort'.B8]" office:value-type="float" office:value="4632" calcext:value-type="float">
            <text:p>4,632</text:p>
          </table:table-cell>
          <table:table-cell table:style-name="ce446" table:formula="of:=[$'E.Asian_Sort'.C8]" office:value-type="float" office:value="520" calcext:value-type="float">
            <text:p>520</text:p>
          </table:table-cell>
          <table:table-cell table:style-name="ce446" table:formula="of:=[$'E.Asian_Sort'.D8]" office:value-type="float" office:value="387" calcext:value-type="float">
            <text:p>387</text:p>
          </table:table-cell>
          <table:table-cell table:style-name="ce446" table:formula="of:=[$'E.Asian_Sort'.E8]" office:value-type="float" office:value="230" calcext:value-type="float">
            <text:p>230</text:p>
          </table:table-cell>
          <table:table-cell table:style-name="ce446" table:formula="of:=[$'E.Asian_Sort'.F8]" office:value-type="float" office:value="148" calcext:value-type="float">
            <text:p>148</text:p>
          </table:table-cell>
          <table:table-cell table:style-name="ce446" table:formula="of:=[$'E.Asian_Sort'.G8]" office:value-type="float" office:value="86" calcext:value-type="float">
            <text:p>86</text:p>
          </table:table-cell>
          <table:table-cell table:style-name="ce446" table:formula="of:=[$'E.Asian_Sort'.H8]" office:value-type="float" office:value="43" calcext:value-type="float">
            <text:p>43</text:p>
          </table:table-cell>
          <table:table-cell table:style-name="ce446" table:formula="of:=[$'E.Asian_Sort'.I8]" office:value-type="float" office:value="10" calcext:value-type="float">
            <text:p>10</text:p>
          </table:table-cell>
          <table:table-cell table:style-name="ce446" table:formula="of:=[$'E.Asian_Sort'.J8]" office:value-type="float" office:value="6" calcext:value-type="float">
            <text:p>6</text:p>
          </table:table-cell>
          <table:table-cell table:style-name="ce446" table:formula="of:=[$'E.Asian_Sort'.K8]" office:value-type="float" office:value="4" calcext:value-type="float">
            <text:p>4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9]" office:value-type="string" office:string-value="New York State" calcext:value-type="string">
            <text:p>New York State</text:p>
          </table:table-cell>
          <table:table-cell table:style-name="ce310" table:formula="of:=[$US_Top10_Asian.E9]" office:value-type="string" office:string-value="紐約州" calcext:value-type="string">
            <text:p>紐約州</text:p>
          </table:table-cell>
          <table:table-cell table:style-name="ce335" table:formula="of:=[$US_Top10_Asian.G9]" office:value-type="float" office:value="16106" calcext:value-type="float">
            <text:p>16106</text:p>
          </table:table-cell>
          <table:table-cell table:style-name="ce564" table:formula="of:=[.$D31]/[.E$30]" office:value-type="float" office:value="3.47711571675302" calcext:value-type="float">
            <text:p>3</text:p>
          </table:table-cell>
          <table:table-cell table:style-name="ce564" table:formula="of:=[.$D31]/[.F$30]" office:value-type="float" office:value="30.9730769230769" calcext:value-type="float">
            <text:p>31</text:p>
          </table:table-cell>
          <table:table-cell table:style-name="ce564" table:formula="of:=[.$D31]/[.G$30]" office:value-type="float" office:value="41.6175710594315" calcext:value-type="float">
            <text:p>42</text:p>
          </table:table-cell>
          <table:table-cell table:style-name="ce564" table:formula="of:=[.$D31]/[.H$30]" office:value-type="float" office:value="70.0260869565217" calcext:value-type="float">
            <text:p>70</text:p>
          </table:table-cell>
          <table:table-cell table:style-name="ce564" table:formula="of:=[.$D31]/[.I$30]" office:value-type="float" office:value="108.824324324324" calcext:value-type="float">
            <text:p>109</text:p>
          </table:table-cell>
          <table:table-cell table:style-name="ce564" table:formula="of:=[.$D31]/[.J$30]" office:value-type="float" office:value="187.279069767442" calcext:value-type="float">
            <text:p>187</text:p>
          </table:table-cell>
          <table:table-cell table:style-name="ce564" table:formula="of:=[.$D31]/[.K$30]" office:value-type="float" office:value="374.558139534884" calcext:value-type="float">
            <text:p>375</text:p>
          </table:table-cell>
          <table:table-cell table:style-name="ce564" table:formula="of:=[.$D31]/[.L$30]" office:value-type="float" office:value="1610.6" calcext:value-type="float">
            <text:p>1611</text:p>
          </table:table-cell>
          <table:table-cell table:style-name="ce564" table:formula="of:=[.$D31]/[.M$30]" office:value-type="float" office:value="2684.33333333333" calcext:value-type="float">
            <text:p>2684</text:p>
          </table:table-cell>
          <table:table-cell table:style-name="ce564" table:formula="of:=[.$D31]/[.N$30]" office:value-type="float" office:value="4026.5" calcext:value-type="float">
            <text:p>4027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0]" office:value-type="string" office:string-value="New Jersey" calcext:value-type="string">
            <text:p>New Jersey</text:p>
          </table:table-cell>
          <table:table-cell table:style-name="ce310" table:formula="of:=[$US_Top10_Asian.E10]" office:value-type="string" office:string-value="新澤西州" calcext:value-type="string">
            <text:p>新澤西州</text:p>
          </table:table-cell>
          <table:table-cell table:style-name="ce335" table:formula="of:=[$US_Top10_Asian.G10]" office:value-type="float" office:value="3518" calcext:value-type="float">
            <text:p>3518</text:p>
          </table:table-cell>
          <table:table-cell table:formula="of:=[.$D32]/[.E$30]" office:value-type="float" office:value="0.759499136442142" calcext:value-type="float">
            <text:p>0.8</text:p>
          </table:table-cell>
          <table:table-cell table:style-name="ce564" table:formula="of:=[.$D32]/[.F$30]" office:value-type="float" office:value="6.76538461538462" calcext:value-type="float">
            <text:p>7</text:p>
          </table:table-cell>
          <table:table-cell table:style-name="ce564" table:formula="of:=[.$D32]/[.G$30]" office:value-type="float" office:value="9.09043927648579" calcext:value-type="float">
            <text:p>9</text:p>
          </table:table-cell>
          <table:table-cell table:style-name="ce564" table:formula="of:=[.$D32]/[.H$30]" office:value-type="float" office:value="15.295652173913" calcext:value-type="float">
            <text:p>15</text:p>
          </table:table-cell>
          <table:table-cell table:style-name="ce564" table:formula="of:=[.$D32]/[.I$30]" office:value-type="float" office:value="23.7702702702703" calcext:value-type="float">
            <text:p>24</text:p>
          </table:table-cell>
          <table:table-cell table:style-name="ce564" table:formula="of:=[.$D32]/[.J$30]" office:value-type="float" office:value="40.9069767441861" calcext:value-type="float">
            <text:p>41</text:p>
          </table:table-cell>
          <table:table-cell table:style-name="ce564" table:formula="of:=[.$D32]/[.K$30]" office:value-type="float" office:value="81.8139534883721" calcext:value-type="float">
            <text:p>82</text:p>
          </table:table-cell>
          <table:table-cell table:style-name="ce564" table:formula="of:=[.$D32]/[.L$30]" office:value-type="float" office:value="351.8" calcext:value-type="float">
            <text:p>352</text:p>
          </table:table-cell>
          <table:table-cell table:style-name="ce564" table:formula="of:=[.$D32]/[.M$30]" office:value-type="float" office:value="586.333333333333" calcext:value-type="float">
            <text:p>586</text:p>
          </table:table-cell>
          <table:table-cell table:style-name="ce564" table:formula="of:=[.$D32]/[.N$30]" office:value-type="float" office:value="879.5" calcext:value-type="float">
            <text:p>88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1]" office:value-type="string" office:string-value="Michigan" calcext:value-type="string">
            <text:p>Michigan</text:p>
          </table:table-cell>
          <table:table-cell table:style-name="ce310" table:formula="of:=[$US_Top10_Asian.E11]" office:value-type="string" office:string-value="密芝根州" calcext:value-type="string">
            <text:p>密芝根州</text:p>
          </table:table-cell>
          <table:table-cell table:style-name="ce335" table:formula="of:=[$US_Top10_Asian.G11]" office:value-type="float" office:value="2093" calcext:value-type="float">
            <text:p>2093</text:p>
          </table:table-cell>
          <table:table-cell table:formula="of:=[.$D33]/[.E$30]" office:value-type="float" office:value="0.451856649395509" calcext:value-type="float">
            <text:p>0.5</text:p>
          </table:table-cell>
          <table:table-cell table:style-name="ce564" table:formula="of:=[.$D33]/[.F$30]" office:value-type="float" office:value="4.025" calcext:value-type="float">
            <text:p>4</text:p>
          </table:table-cell>
          <table:table-cell table:style-name="ce564" table:formula="of:=[.$D33]/[.G$30]" office:value-type="float" office:value="5.40826873385013" calcext:value-type="float">
            <text:p>5</text:p>
          </table:table-cell>
          <table:table-cell table:style-name="ce564" table:formula="of:=[.$D33]/[.H$30]" office:value-type="float" office:value="9.1" calcext:value-type="float">
            <text:p>9</text:p>
          </table:table-cell>
          <table:table-cell table:style-name="ce564" table:formula="of:=[.$D33]/[.I$30]" office:value-type="float" office:value="14.1418918918919" calcext:value-type="float">
            <text:p>14</text:p>
          </table:table-cell>
          <table:table-cell table:style-name="ce564" table:formula="of:=[.$D33]/[.J$30]" office:value-type="float" office:value="24.3372093023256" calcext:value-type="float">
            <text:p>24</text:p>
          </table:table-cell>
          <table:table-cell table:style-name="ce564" table:formula="of:=[.$D33]/[.K$30]" office:value-type="float" office:value="48.6744186046512" calcext:value-type="float">
            <text:p>49</text:p>
          </table:table-cell>
          <table:table-cell table:style-name="ce564" table:formula="of:=[.$D33]/[.L$30]" office:value-type="float" office:value="209.3" calcext:value-type="float">
            <text:p>209</text:p>
          </table:table-cell>
          <table:table-cell table:style-name="ce564" table:formula="of:=[.$D33]/[.M$30]" office:value-type="float" office:value="348.833333333333" calcext:value-type="float">
            <text:p>349</text:p>
          </table:table-cell>
          <table:table-cell table:style-name="ce564" table:formula="of:=[.$D33]/[.N$30]" office:value-type="float" office:value="523.25" calcext:value-type="float">
            <text:p>523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3]" office:value-type="string" office:string-value="Massachusetts" calcext:value-type="string">
            <text:p>Massachusetts</text:p>
          </table:table-cell>
          <table:table-cell table:style-name="ce310" table:formula="of:=[$US_Top10_Asian.E13]" office:value-type="string" office:string-value="麻省" calcext:value-type="string">
            <text:p>麻省</text:p>
          </table:table-cell>
          <table:table-cell table:style-name="ce335" table:formula="of:=[$US_Top10_Asian.G13]" office:value-type="float" office:value="1404" calcext:value-type="float">
            <text:p>1404</text:p>
          </table:table-cell>
          <table:table-cell table:formula="of:=[.$D34]/[.E$30]" office:value-type="float" office:value="0.303108808290155" calcext:value-type="float">
            <text:p>0.3</text:p>
          </table:table-cell>
          <table:table-cell table:style-name="ce564" table:formula="of:=[.$D34]/[.F$30]" office:value-type="float" office:value="2.7" calcext:value-type="float">
            <text:p>3</text:p>
          </table:table-cell>
          <table:table-cell table:style-name="ce564" table:formula="of:=[.$D34]/[.G$30]" office:value-type="float" office:value="3.62790697674419" calcext:value-type="float">
            <text:p>4</text:p>
          </table:table-cell>
          <table:table-cell table:style-name="ce564" table:formula="of:=[.$D34]/[.H$30]" office:value-type="float" office:value="6.10434782608696" calcext:value-type="float">
            <text:p>6</text:p>
          </table:table-cell>
          <table:table-cell table:style-name="ce564" table:formula="of:=[.$D34]/[.I$30]" office:value-type="float" office:value="9.48648648648649" calcext:value-type="float">
            <text:p>9</text:p>
          </table:table-cell>
          <table:table-cell table:style-name="ce564" table:formula="of:=[.$D34]/[.J$30]" office:value-type="float" office:value="16.3255813953488" calcext:value-type="float">
            <text:p>16</text:p>
          </table:table-cell>
          <table:table-cell table:style-name="ce564" table:formula="of:=[.$D34]/[.K$30]" office:value-type="float" office:value="32.6511627906977" calcext:value-type="float">
            <text:p>33</text:p>
          </table:table-cell>
          <table:table-cell table:style-name="ce564" table:formula="of:=[.$D34]/[.L$30]" office:value-type="float" office:value="140.4" calcext:value-type="float">
            <text:p>140</text:p>
          </table:table-cell>
          <table:table-cell table:style-name="ce564" table:formula="of:=[.$D34]/[.M$30]" office:value-type="float" office:value="234" calcext:value-type="float">
            <text:p>234</text:p>
          </table:table-cell>
          <table:table-cell table:style-name="ce564" table:formula="of:=[.$D34]/[.N$30]" office:value-type="float" office:value="351" calcext:value-type="float">
            <text:p>351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4]" office:value-type="string" office:string-value="Louisiana" calcext:value-type="string">
            <text:p>Louisiana</text:p>
          </table:table-cell>
          <table:table-cell table:style-name="ce310" table:formula="of:=[$US_Top10_Asian.E14]" office:value-type="string" office:string-value="路易斯安那州" calcext:value-type="string">
            <text:p>路易斯安那州</text:p>
          </table:table-cell>
          <table:table-cell table:style-name="ce335" table:formula="of:=[$US_Top10_Asian.G14]" office:value-type="float" office:value="1156" calcext:value-type="float">
            <text:p>1156</text:p>
          </table:table-cell>
          <table:table-cell table:formula="of:=[.$D35]/[.E$30]" office:value-type="float" office:value="0.249568221070812" calcext:value-type="float">
            <text:p>0.2</text:p>
          </table:table-cell>
          <table:table-cell table:style-name="ce564" table:formula="of:=[.$D35]/[.F$30]" office:value-type="float" office:value="2.22307692307692" calcext:value-type="float">
            <text:p>2</text:p>
          </table:table-cell>
          <table:table-cell table:style-name="ce564" table:formula="of:=[.$D35]/[.G$30]" office:value-type="float" office:value="2.98708010335917" calcext:value-type="float">
            <text:p>3</text:p>
          </table:table-cell>
          <table:table-cell table:style-name="ce564" table:formula="of:=[.$D35]/[.H$30]" office:value-type="float" office:value="5.02608695652174" calcext:value-type="float">
            <text:p>5</text:p>
          </table:table-cell>
          <table:table-cell table:style-name="ce564" table:formula="of:=[.$D35]/[.I$30]" office:value-type="float" office:value="7.81081081081081" calcext:value-type="float">
            <text:p>8</text:p>
          </table:table-cell>
          <table:table-cell table:style-name="ce564" table:formula="of:=[.$D35]/[.J$30]" office:value-type="float" office:value="13.4418604651163" calcext:value-type="float">
            <text:p>13</text:p>
          </table:table-cell>
          <table:table-cell table:style-name="ce564" table:formula="of:=[.$D35]/[.K$30]" office:value-type="float" office:value="26.8837209302326" calcext:value-type="float">
            <text:p>27</text:p>
          </table:table-cell>
          <table:table-cell table:style-name="ce564" table:formula="of:=[.$D35]/[.L$30]" office:value-type="float" office:value="115.6" calcext:value-type="float">
            <text:p>116</text:p>
          </table:table-cell>
          <table:table-cell table:style-name="ce564" table:formula="of:=[.$D35]/[.M$30]" office:value-type="float" office:value="192.666666666667" calcext:value-type="float">
            <text:p>193</text:p>
          </table:table-cell>
          <table:table-cell table:style-name="ce564" table:formula="of:=[.$D35]/[.N$30]" office:value-type="float" office:value="289" calcext:value-type="float">
            <text:p>289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5]" office:value-type="string" office:string-value="Illinois" calcext:value-type="string">
            <text:p>Illinois</text:p>
          </table:table-cell>
          <table:table-cell table:style-name="ce310" table:formula="of:=[$US_Top10_Asian.E15]" office:value-type="string" office:string-value="伊利諾州" calcext:value-type="string">
            <text:p>伊利諾州</text:p>
          </table:table-cell>
          <table:table-cell table:style-name="ce335" table:formula="of:=[$US_Top10_Asian.G15]" office:value-type="float" office:value="1072" calcext:value-type="float">
            <text:p>1072</text:p>
          </table:table-cell>
          <table:table-cell table:formula="of:=[.$D36]/[.E$30]" office:value-type="float" office:value="0.231433506044905" calcext:value-type="float">
            <text:p>0.2</text:p>
          </table:table-cell>
          <table:table-cell table:style-name="ce564" table:formula="of:=[.$D36]/[.F$30]" office:value-type="float" office:value="2.06153846153846" calcext:value-type="float">
            <text:p>2</text:p>
          </table:table-cell>
          <table:table-cell table:style-name="ce564" table:formula="of:=[.$D36]/[.G$30]" office:value-type="float" office:value="2.77002583979328" calcext:value-type="float">
            <text:p>3</text:p>
          </table:table-cell>
          <table:table-cell table:style-name="ce564" table:formula="of:=[.$D36]/[.H$30]" office:value-type="float" office:value="4.66086956521739" calcext:value-type="float">
            <text:p>5</text:p>
          </table:table-cell>
          <table:table-cell table:style-name="ce564" table:formula="of:=[.$D36]/[.I$30]" office:value-type="float" office:value="7.24324324324324" calcext:value-type="float">
            <text:p>7</text:p>
          </table:table-cell>
          <table:table-cell table:style-name="ce564" table:formula="of:=[.$D36]/[.J$30]" office:value-type="float" office:value="12.4651162790698" calcext:value-type="float">
            <text:p>12</text:p>
          </table:table-cell>
          <table:table-cell table:style-name="ce564" table:formula="of:=[.$D36]/[.K$30]" office:value-type="float" office:value="24.9302325581395" calcext:value-type="float">
            <text:p>25</text:p>
          </table:table-cell>
          <table:table-cell table:style-name="ce564" table:formula="of:=[.$D36]/[.L$30]" office:value-type="float" office:value="107.2" calcext:value-type="float">
            <text:p>107</text:p>
          </table:table-cell>
          <table:table-cell table:style-name="ce564" table:formula="of:=[.$D36]/[.M$30]" office:value-type="float" office:value="178.666666666667" calcext:value-type="float">
            <text:p>179</text:p>
          </table:table-cell>
          <table:table-cell table:style-name="ce564" table:formula="of:=[.$D36]/[.N$30]" office:value-type="float" office:value="268" calcext:value-type="float">
            <text:p>268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2]" office:value-type="string" office:string-value="California" calcext:value-type="string">
            <text:p>California</text:p>
          </table:table-cell>
          <table:table-cell table:style-name="ce310" table:formula="of:=[$US_Top10_Asian.E12]" office:value-type="string" office:string-value="加利福尼亞州" calcext:value-type="string">
            <text:p>加利福尼亞州</text:p>
          </table:table-cell>
          <table:table-cell table:style-name="ce335" table:formula="of:=[$US_Top10_Asian.G12]" office:value-type="float" office:value="985" calcext:value-type="float">
            <text:p>985</text:p>
          </table:table-cell>
          <table:table-cell table:formula="of:=[.$D37]/[.E$30]" office:value-type="float" office:value="0.212651122625216" calcext:value-type="float">
            <text:p>0.2</text:p>
          </table:table-cell>
          <table:table-cell table:style-name="ce564" table:formula="of:=[.$D37]/[.F$30]" office:value-type="float" office:value="1.89423076923077" calcext:value-type="float">
            <text:p>2</text:p>
          </table:table-cell>
          <table:table-cell table:style-name="ce564" table:formula="of:=[.$D37]/[.G$30]" office:value-type="float" office:value="2.54521963824289" calcext:value-type="float">
            <text:p>3</text:p>
          </table:table-cell>
          <table:table-cell table:style-name="ce564" table:formula="of:=[.$D37]/[.H$30]" office:value-type="float" office:value="4.28260869565217" calcext:value-type="float">
            <text:p>4</text:p>
          </table:table-cell>
          <table:table-cell table:style-name="ce564" table:formula="of:=[.$D37]/[.I$30]" office:value-type="float" office:value="6.65540540540541" calcext:value-type="float">
            <text:p>7</text:p>
          </table:table-cell>
          <table:table-cell table:style-name="ce564" table:formula="of:=[.$D37]/[.J$30]" office:value-type="float" office:value="11.453488372093" calcext:value-type="float">
            <text:p>11</text:p>
          </table:table-cell>
          <table:table-cell table:style-name="ce564" table:formula="of:=[.$D37]/[.K$30]" office:value-type="float" office:value="22.906976744186" calcext:value-type="float">
            <text:p>23</text:p>
          </table:table-cell>
          <table:table-cell table:style-name="ce564" table:formula="of:=[.$D37]/[.L$30]" office:value-type="float" office:value="98.5" calcext:value-type="float">
            <text:p>99</text:p>
          </table:table-cell>
          <table:table-cell table:style-name="ce564" table:formula="of:=[.$D37]/[.M$30]" office:value-type="float" office:value="164.166666666667" calcext:value-type="float">
            <text:p>164</text:p>
          </table:table-cell>
          <table:table-cell table:style-name="ce564" table:formula="of:=[.$D37]/[.N$30]" office:value-type="float" office:value="246.25" calcext:value-type="float">
            <text:p>246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6]" office:value-type="string" office:string-value="Pennsylvania" calcext:value-type="string">
            <text:p>Pennsylvania</text:p>
          </table:table-cell>
          <table:table-cell table:style-name="ce310" table:formula="of:=[$US_Top10_Asian.E16]" office:value-type="string" office:string-value="賓夕凡尼亞州" calcext:value-type="string">
            <text:p>賓夕凡尼亞州</text:p>
          </table:table-cell>
          <table:table-cell table:style-name="ce335" table:formula="of:=[$US_Top10_Asian.G16]" office:value-type="float" office:value="837" calcext:value-type="float">
            <text:p>837</text:p>
          </table:table-cell>
          <table:table-cell table:formula="of:=[.$D38]/[.E$30]" office:value-type="float" office:value="0.180699481865285" calcext:value-type="float">
            <text:p>0.2</text:p>
          </table:table-cell>
          <table:table-cell table:style-name="ce564" table:formula="of:=[.$D38]/[.F$30]" office:value-type="float" office:value="1.60961538461538" calcext:value-type="float">
            <text:p>2</text:p>
          </table:table-cell>
          <table:table-cell table:style-name="ce564" table:formula="of:=[.$D38]/[.G$30]" office:value-type="float" office:value="2.16279069767442" calcext:value-type="float">
            <text:p>2</text:p>
          </table:table-cell>
          <table:table-cell table:style-name="ce564" table:formula="of:=[.$D38]/[.H$30]" office:value-type="float" office:value="3.63913043478261" calcext:value-type="float">
            <text:p>4</text:p>
          </table:table-cell>
          <table:table-cell table:style-name="ce564" table:formula="of:=[.$D38]/[.I$30]" office:value-type="float" office:value="5.65540540540541" calcext:value-type="float">
            <text:p>6</text:p>
          </table:table-cell>
          <table:table-cell table:style-name="ce564" table:formula="of:=[.$D38]/[.J$30]" office:value-type="float" office:value="9.73255813953488" calcext:value-type="float">
            <text:p>10</text:p>
          </table:table-cell>
          <table:table-cell table:style-name="ce564" table:formula="of:=[.$D38]/[.K$30]" office:value-type="float" office:value="19.4651162790698" calcext:value-type="float">
            <text:p>19</text:p>
          </table:table-cell>
          <table:table-cell table:style-name="ce564" table:formula="of:=[.$D38]/[.L$30]" office:value-type="float" office:value="83.7" calcext:value-type="float">
            <text:p>84</text:p>
          </table:table-cell>
          <table:table-cell table:style-name="ce564" table:formula="of:=[.$D38]/[.M$30]" office:value-type="float" office:value="139.5" calcext:value-type="float">
            <text:p>140</text:p>
          </table:table-cell>
          <table:table-cell table:style-name="ce564" table:formula="of:=[.$D38]/[.N$30]" office:value-type="float" office:value="209.25" calcext:value-type="float">
            <text:p>209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7]" office:value-type="string" office:string-value="Florida" calcext:value-type="string">
            <text:p>Florida</text:p>
          </table:table-cell>
          <table:table-cell table:style-name="ce310" table:formula="of:=[$US_Top10_Asian.E17]" office:value-type="string" office:string-value="佛羅里達州" calcext:value-type="string">
            <text:p>佛羅里達州</text:p>
          </table:table-cell>
          <table:table-cell table:style-name="ce335" table:formula="of:=[$US_Top10_Asian.G17]" office:value-type="float" office:value="668" calcext:value-type="float">
            <text:p>668</text:p>
          </table:table-cell>
          <table:table-cell table:formula="of:=[.$D39]/[.E$30]" office:value-type="float" office:value="0.144214162348877" calcext:value-type="float">
            <text:p>0.1</text:p>
          </table:table-cell>
          <table:table-cell table:style-name="ce564" table:formula="of:=[.$D39]/[.F$30]" office:value-type="float" office:value="1.28461538461538" calcext:value-type="float">
            <text:p>1</text:p>
          </table:table-cell>
          <table:table-cell table:style-name="ce564" table:formula="of:=[.$D39]/[.G$30]" office:value-type="float" office:value="1.72609819121447" calcext:value-type="float">
            <text:p>2</text:p>
          </table:table-cell>
          <table:table-cell table:style-name="ce564" table:formula="of:=[.$D39]/[.H$30]" office:value-type="float" office:value="2.90434782608696" calcext:value-type="float">
            <text:p>3</text:p>
          </table:table-cell>
          <table:table-cell table:style-name="ce564" table:formula="of:=[.$D39]/[.I$30]" office:value-type="float" office:value="4.51351351351351" calcext:value-type="float">
            <text:p>5</text:p>
          </table:table-cell>
          <table:table-cell table:style-name="ce564" table:formula="of:=[.$D39]/[.J$30]" office:value-type="float" office:value="7.76744186046512" calcext:value-type="float">
            <text:p>8</text:p>
          </table:table-cell>
          <table:table-cell table:style-name="ce564" table:formula="of:=[.$D39]/[.K$30]" office:value-type="float" office:value="15.5348837209302" calcext:value-type="float">
            <text:p>16</text:p>
          </table:table-cell>
          <table:table-cell table:style-name="ce564" table:formula="of:=[.$D39]/[.L$30]" office:value-type="float" office:value="66.8" calcext:value-type="float">
            <text:p>67</text:p>
          </table:table-cell>
          <table:table-cell table:style-name="ce564" table:formula="of:=[.$D39]/[.M$30]" office:value-type="float" office:value="111.333333333333" calcext:value-type="float">
            <text:p>111</text:p>
          </table:table-cell>
          <table:table-cell table:style-name="ce564" table:formula="of:=[.$D39]/[.N$30]" office:value-type="float" office:value="167" calcext:value-type="float">
            <text:p>167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8]" office:value-type="string" office:string-value="Georgia" calcext:value-type="string">
            <text:p>Georgia</text:p>
          </table:table-cell>
          <table:table-cell table:style-name="ce310" table:formula="of:=[$US_Top10_Asian.E18]" office:value-type="string" office:string-value="喬治亞州" calcext:value-type="string">
            <text:p>喬治亞州</text:p>
          </table:table-cell>
          <table:table-cell table:style-name="ce310" table:formula="of:=[$US_Top10_Asian.G18]" office:value-type="float" office:value="617" calcext:value-type="float">
            <text:p>617</text:p>
          </table:table-cell>
          <table:table-cell table:formula="of:=[.$D40]/[.E$30]" office:value-type="float" office:value="0.133203799654577" calcext:value-type="float">
            <text:p>0.1</text:p>
          </table:table-cell>
          <table:table-cell table:style-name="ce564" table:formula="of:=[.$D40]/[.F$30]" office:value-type="float" office:value="1.18653846153846" calcext:value-type="float">
            <text:p>1</text:p>
          </table:table-cell>
          <table:table-cell table:style-name="ce564" table:formula="of:=[.$D40]/[.G$30]" office:value-type="float" office:value="1.59431524547804" calcext:value-type="float">
            <text:p>2</text:p>
          </table:table-cell>
          <table:table-cell table:style-name="ce564" table:formula="of:=[.$D40]/[.H$30]" office:value-type="float" office:value="2.68260869565217" calcext:value-type="float">
            <text:p>3</text:p>
          </table:table-cell>
          <table:table-cell table:style-name="ce564" table:formula="of:=[.$D40]/[.I$30]" office:value-type="float" office:value="4.16891891891892" calcext:value-type="float">
            <text:p>4</text:p>
          </table:table-cell>
          <table:table-cell table:style-name="ce564" table:formula="of:=[.$D40]/[.J$30]" office:value-type="float" office:value="7.17441860465116" calcext:value-type="float">
            <text:p>7</text:p>
          </table:table-cell>
          <table:table-cell table:style-name="ce564" table:formula="of:=[.$D40]/[.K$30]" office:value-type="float" office:value="14.3488372093023" calcext:value-type="float">
            <text:p>14</text:p>
          </table:table-cell>
          <table:table-cell table:style-name="ce564" table:formula="of:=[.$D40]/[.L$30]" office:value-type="float" office:value="61.7" calcext:value-type="float">
            <text:p>62</text:p>
          </table:table-cell>
          <table:table-cell table:style-name="ce564" table:formula="of:=[.$D40]/[.M$30]" office:value-type="float" office:value="102.833333333333" calcext:value-type="float">
            <text:p>103</text:p>
          </table:table-cell>
          <table:table-cell table:style-name="ce564" table:formula="of:=[.$D40]/[.N$30]" office:value-type="float" office:value="154.25" calcext:value-type="float">
            <text:p>154</text:p>
          </table:table-cell>
          <table:table-cell table:number-columns-repeated="33"/>
        </table:table-row>
        <table:table-row table:style-name="ro44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1:.N40];&quot;&gt;=&quot; &amp; 10) - COUNTIF([.E31:.N40];&quot;&gt;&quot; &amp; 100)" office:value-type="float" office:value="25" calcext:value-type="float">
            <text:p>25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1:.N40];&quot;&gt;=&quot; &amp; 100) - COUNTIF([.E31:.N40];&quot;&gt;&quot; &amp; 500)" office:value-type="float" office:value="23" calcext:value-type="float">
            <text:p>23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1:.N40];&quot;&gt;=&quot; &amp; 500) - COUNTIF([.E31:.N40];&quot;&gt;&quot; &amp; 1000)" office:value-type="float" office:value="3" calcext:value-type="float">
            <text:p>3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1:.N40];&quot;&gt;&quot; &amp; 1000)" office:value-type="float" office:value="3" calcext:value-type="float">
            <text:p>3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USA_Top_E_Asian_Ratio.E7:USA_Top_E_Asian_Ratio.N16">
            <calcext:condition calcext:apply-style-name="Default" calcext:value="&lt;10" calcext:base-cell-address="USA_Top_E_Asian_Ratio.E7"/>
            <calcext:condition calcext:apply-style-name="Times10" calcext:value="&lt;=100" calcext:base-cell-address="USA_Top_E_Asian_Ratio.E7"/>
            <calcext:condition calcext:apply-style-name="Times100" calcext:value="&lt;500" calcext:base-cell-address="USA_Top_E_Asian_Ratio.E7"/>
            <calcext:condition calcext:apply-style-name="Times500" calcext:value="&lt;1000" calcext:base-cell-address="USA_Top_E_Asian_Ratio.E7"/>
            <calcext:condition calcext:apply-style-name="Times1000" calcext:value="&gt;=1000" calcext:base-cell-address="USA_Top_E_Asian_Ratio.E7"/>
          </calcext:conditional-format>
          <calcext:conditional-format calcext:target-range-address="USA_Top_E_Asian_Ratio.E31:USA_Top_E_Asian_Ratio.N40">
            <calcext:condition calcext:apply-style-name="Default" calcext:value="&lt;10" calcext:base-cell-address="USA_Top_E_Asian_Ratio.E31"/>
            <calcext:condition calcext:apply-style-name="Times10" calcext:value="&lt;=100" calcext:base-cell-address="USA_Top_E_Asian_Ratio.E31"/>
            <calcext:condition calcext:apply-style-name="Times100" calcext:value="&lt;500" calcext:base-cell-address="USA_Top_E_Asian_Ratio.E31"/>
            <calcext:condition calcext:apply-style-name="Times500" calcext:value="&lt;1000" calcext:base-cell-address="USA_Top_E_Asian_Ratio.E31"/>
            <calcext:condition calcext:apply-style-name="Times1000" calcext:value="&gt;=1000" calcext:base-cell-address="USA_Top_E_Asian_Ratio.E31"/>
          </calcext:conditional-format>
        </calcext:conditional-formats>
      </table:table>
      <table:table table:name="USA_Top_E_Asian_perM_Ratio" table:style-name="ta1">
        <office:forms form:automatic-focus="false" form:apply-design-mode="false"/>
        <table:table-column table:style-name="co14" table:default-cell-style-name="Default"/>
        <table:table-column table:style-name="co24" table:default-cell-style-name="ce272"/>
        <table:table-column table:style-name="co25" table:default-cell-style-name="ce272"/>
        <table:table-column table:style-name="co28" table:default-cell-style-name="ce518"/>
        <table:table-column table:style-name="co17" table:default-cell-style-name="ce575"/>
        <table:table-column table:style-name="co17" table:number-columns-repeated="9" table:default-cell-style-name="ce573"/>
        <table:table-column table:style-name="co27" table:default-cell-style-name="Default"/>
        <table:table-column table:style-name="co11" table:number-columns-repeated="32" table:default-cell-style-name="Default"/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24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6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9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45">
          <table:table-cell/>
          <table:table-cell table:style-name="ce532" office:value-type="string" calcext:value-type="string" table:number-columns-spanned="2" table:number-rows-spanned="1">
            <text:p>Cases per million ratio </text:p>
            <text:p>每百萬確診倍數</text:p>
          </table:table-cell>
          <table:covered-table-cell table:style-name="ce259"/>
          <table:table-cell table:style-name="ce379"/>
          <table:table-cell table:style-name="ce277" table:formula="of:=[$'E.Asian_Sort'.B11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'E.Asian_Sort'.C11]" office:value-type="string" office:string-value="南韓&#10;Korea" calcext:value-type="string">
            <text:p>南韓</text:p>
            <text:p>Korea</text:p>
          </table:table-cell>
          <table:table-cell table:style-name="ce277" table:formula="of:=[$'E.Asian_Sort'.D11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'E.Asian_Sort'.E11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'E.Asian_Sort'.F11]" office:value-type="string" office:string-value="日本&#10;Japan" calcext:value-type="string">
            <text:p>日本</text:p>
            <text:p>Japan</text:p>
          </table:table-cell>
          <table:table-cell table:style-name="ce277" table:formula="of:=[$'E.Asian_Sort'.G11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'E.Asian_Sort'.H11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'E.Asian_Sort'.I11]" office:value-type="string" office:string-value="泰國&#10;Thailand" calcext:value-type="string">
            <text:p>泰國</text:p>
            <text:p>Thailand</text:p>
          </table:table-cell>
          <table:table-cell table:style-name="ce277" table:formula="of:=[$'E.Asian_Sort'.J11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'E.Asian_Sort'.K11]" office:value-type="string" office:string-value="台灣&#10;Taiwan" calcext:value-type="string">
            <text:p>台灣</text:p>
            <text:p>Taiwan</text:p>
          </table:table-cell>
          <table:table-cell table:style-name="ce401"/>
          <table:table-cell table:number-columns-repeated="32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8" table:formula="of:=[$'E.Asian_Sort'.B12]" office:value-type="float" office:value="870.039075953033" calcext:value-type="float">
            <text:p>870.04</text:p>
          </table:table-cell>
          <table:table-cell table:style-name="ce278" table:formula="of:=[$'E.Asian_Sort'.C12]" office:value-type="float" office:value="207.612221677613" calcext:value-type="float">
            <text:p>207.61</text:p>
          </table:table-cell>
          <table:table-cell table:style-name="ce278" table:formula="of:=[$'E.Asian_Sort'.D12]" office:value-type="float" office:value="164.351694849075" calcext:value-type="float">
            <text:p>164.35</text:p>
          </table:table-cell>
          <table:table-cell table:style-name="ce278" table:formula="of:=[$'E.Asian_Sort'.E12]" office:value-type="float" office:value="135.720666071167" calcext:value-type="float">
            <text:p>135.72</text:p>
          </table:table-cell>
          <table:table-cell table:style-name="ce278" table:formula="of:=[$'E.Asian_Sort'.F12]" office:value-type="float" office:value="72.2605884405083" calcext:value-type="float">
            <text:p>72.26</text:p>
          </table:table-cell>
          <table:table-cell table:style-name="ce278" table:formula="of:=[$'E.Asian_Sort'.G12]" office:value-type="float" office:value="57.6739718881137" calcext:value-type="float">
            <text:p>57.67</text:p>
          </table:table-cell>
          <table:table-cell table:style-name="ce278" table:formula="of:=[$'E.Asian_Sort'.H12]" office:value-type="float" office:value="54.1862650926678" calcext:value-type="float">
            <text:p>54.19</text:p>
          </table:table-cell>
          <table:table-cell table:style-name="ce278" table:formula="of:=[$'E.Asian_Sort'.I12]" office:value-type="float" office:value="39.3004253560388" calcext:value-type="float">
            <text:p>39.30</text:p>
          </table:table-cell>
          <table:table-cell table:style-name="ce278" table:formula="of:=[$'E.Asian_Sort'.J12]" office:value-type="float" office:value="22.1908427462395" calcext:value-type="float">
            <text:p>22.19</text:p>
          </table:table-cell>
          <table:table-cell table:style-name="ce278" table:formula="of:=[$'E.Asian_Sort'.K12]" office:value-type="float" office:value="16.6148759251541" calcext:value-type="float">
            <text:p>16.61</text:p>
          </table:table-cell>
          <table:table-cell table:number-columns-repeated="33"/>
        </table:table-row>
        <table:table-row table:style-name="ro2">
          <table:table-cell/>
          <table:table-cell table:formula="of:=[$US_Top10_Asian.D9]" office:value-type="string" office:string-value="New York State" calcext:value-type="string">
            <text:p>New York State</text:p>
          </table:table-cell>
          <table:table-cell table:formula="of:=[$US_Top10_Asian.E9]" office:value-type="string" office:string-value="紐約州" calcext:value-type="string">
            <text:p>紐約州</text:p>
          </table:table-cell>
          <table:table-cell table:formula="of:=[$US_Top10_Asian.I9]" office:value-type="float" office:value="11627.5883885732" calcext:value-type="float">
            <text:p>11,628</text:p>
          </table:table-cell>
          <table:table-cell table:style-name="ce573" table:formula="of:=[.$D7]/[.E$6]" office:value-type="float" office:value="13.3644438622902" calcext:value-type="float">
            <text:p>13</text:p>
          </table:table-cell>
          <table:table-cell table:formula="of:=[.$D7]/[.F$6]" office:value-type="float" office:value="56.0062808182308" calcext:value-type="float">
            <text:p>56</text:p>
          </table:table-cell>
          <table:table-cell table:formula="of:=[.$D7]/[.G$6]" office:value-type="float" office:value="70.7482110193682" calcext:value-type="float">
            <text:p>71</text:p>
          </table:table-cell>
          <table:table-cell table:formula="of:=[.$D7]/[.H$6]" office:value-type="float" office:value="85.6729393184389" calcext:value-type="float">
            <text:p>86</text:p>
          </table:table-cell>
          <table:table-cell table:formula="of:=[.$D7]/[.I$6]" office:value-type="float" office:value="160.911897335933" calcext:value-type="float">
            <text:p>161</text:p>
          </table:table-cell>
          <table:table-cell table:formula="of:=[.$D7]/[.J$6]" office:value-type="float" office:value="201.608940877706" calcext:value-type="float">
            <text:p>202</text:p>
          </table:table-cell>
          <table:table-cell table:formula="of:=[.$D7]/[.K$6]" office:value-type="float" office:value="214.585529537568" calcext:value-type="float">
            <text:p>215</text:p>
          </table:table-cell>
          <table:table-cell table:formula="of:=[.$D7]/[.L$6]" office:value-type="float" office:value="295.864186792739" calcext:value-type="float">
            <text:p>296</text:p>
          </table:table-cell>
          <table:table-cell table:formula="of:=[.$D7]/[.M$6]" office:value-type="float" office:value="523.981379235523" calcext:value-type="float">
            <text:p>524</text:p>
          </table:table-cell>
          <table:table-cell table:formula="of:=[.$D7]/[.N$6]" office:value-type="float" office:value="699.829986149313" calcext:value-type="float">
            <text:p>700</text:p>
          </table:table-cell>
          <table:table-cell table:number-columns-repeated="33"/>
        </table:table-row>
        <table:table-row table:style-name="ro2">
          <table:table-cell/>
          <table:table-cell table:formula="of:=[$US_Top10_Asian.D10]" office:value-type="string" office:string-value="New Jersey" calcext:value-type="string">
            <text:p>New Jersey</text:p>
          </table:table-cell>
          <table:table-cell table:formula="of:=[$US_Top10_Asian.E10]" office:value-type="string" office:string-value="新澤西州" calcext:value-type="string">
            <text:p>新澤西州</text:p>
          </table:table-cell>
          <table:table-cell table:formula="of:=[$US_Top10_Asian.I10]" office:value-type="float" office:value="8812.14741499524" calcext:value-type="float">
            <text:p>8,812</text:p>
          </table:table-cell>
          <table:table-cell table:style-name="ce573" table:formula="of:=[.$D8]/[.E$6]" office:value-type="float" office:value="10.1284501564973" calcext:value-type="float">
            <text:p>10</text:p>
          </table:table-cell>
          <table:table-cell table:formula="of:=[.$D8]/[.F$6]" office:value-type="float" office:value="42.4452247742863" calcext:value-type="float">
            <text:p>42</text:p>
          </table:table-cell>
          <table:table-cell table:formula="of:=[.$D8]/[.G$6]" office:value-type="float" office:value="53.6176242240001" calcext:value-type="float">
            <text:p>54</text:p>
          </table:table-cell>
          <table:table-cell table:formula="of:=[.$D8]/[.H$6]" office:value-type="float" office:value="64.9285600350243" calcext:value-type="float">
            <text:p>65</text:p>
          </table:table-cell>
          <table:table-cell table:formula="of:=[.$D8]/[.I$6]" office:value-type="float" office:value="121.949566218247" calcext:value-type="float">
            <text:p>122</text:p>
          </table:table-cell>
          <table:table-cell table:formula="of:=[.$D8]/[.J$6]" office:value-type="float" office:value="152.792449115359" calcext:value-type="float">
            <text:p>153</text:p>
          </table:table-cell>
          <table:table-cell table:formula="of:=[.$D8]/[.K$6]" office:value-type="float" office:value="162.626957217386" calcext:value-type="float">
            <text:p>163</text:p>
          </table:table-cell>
          <table:table-cell table:formula="of:=[.$D8]/[.L$6]" office:value-type="float" office:value="224.225242733694" calcext:value-type="float">
            <text:p>224</text:p>
          </table:table-cell>
          <table:table-cell table:formula="of:=[.$D8]/[.M$6]" office:value-type="float" office:value="397.107379641477" calcext:value-type="float">
            <text:p>397</text:p>
          </table:table-cell>
          <table:table-cell table:formula="of:=[.$D8]/[.N$6]" office:value-type="float" office:value="530.376961867892" calcext:value-type="float">
            <text:p>530</text:p>
          </table:table-cell>
          <table:table-cell table:number-columns-repeated="33"/>
        </table:table-row>
        <table:table-row table:style-name="ro2">
          <table:table-cell/>
          <table:table-cell table:formula="of:=[$US_Top10_Asian.D13]" office:value-type="string" office:string-value="Massachusetts" calcext:value-type="string">
            <text:p>Massachusetts</text:p>
          </table:table-cell>
          <table:table-cell table:formula="of:=[$US_Top10_Asian.E13]" office:value-type="string" office:string-value="麻省" calcext:value-type="string">
            <text:p>麻省</text:p>
          </table:table-cell>
          <table:table-cell table:formula="of:=[$US_Top10_Asian.I13]" office:value-type="float" office:value="5130.34953246443" calcext:value-type="float">
            <text:p>5,130</text:p>
          </table:table-cell>
          <table:table-cell table:style-name="ce574" table:formula="of:=[.$D9]/[.E$6]" office:value-type="float" office:value="5.89668863647841" calcext:value-type="float">
            <text:p>5.9</text:p>
          </table:table-cell>
          <table:table-cell table:formula="of:=[.$D9]/[.F$6]" office:value-type="float" office:value="24.7112115607096" calcext:value-type="float">
            <text:p>25</text:p>
          </table:table-cell>
          <table:table-cell table:formula="of:=[.$D9]/[.G$6]" office:value-type="float" office:value="31.2156776793549" calcext:value-type="float">
            <text:p>31</text:p>
          </table:table-cell>
          <table:table-cell table:formula="of:=[.$D9]/[.H$6]" office:value-type="float" office:value="37.8007983675402" calcext:value-type="float">
            <text:p>38</text:p>
          </table:table-cell>
          <table:table-cell table:formula="of:=[.$D9]/[.I$6]" office:value-type="float" office:value="70.9978930864674" calcext:value-type="float">
            <text:p>71</text:p>
          </table:table-cell>
          <table:table-cell table:formula="of:=[.$D9]/[.J$6]" office:value-type="float" office:value="88.9543300818123" calcext:value-type="float">
            <text:p>89</text:p>
          </table:table-cell>
          <table:table-cell table:formula="of:=[.$D9]/[.K$6]" office:value-type="float" office:value="94.6798884125091" calcext:value-type="float">
            <text:p>95</text:p>
          </table:table-cell>
          <table:table-cell table:formula="of:=[.$D9]/[.L$6]" office:value-type="float" office:value="130.541832206305" calcext:value-type="float">
            <text:p>131</text:p>
          </table:table-cell>
          <table:table-cell table:formula="of:=[.$D9]/[.M$6]" office:value-type="float" office:value="231.192190000708" calcext:value-type="float">
            <text:p>231</text:p>
          </table:table-cell>
          <table:table-cell table:formula="of:=[.$D9]/[.N$6]" office:value-type="float" office:value="308.78049018093" calcext:value-type="float">
            <text:p>309</text:p>
          </table:table-cell>
          <table:table-cell table:number-columns-repeated="33"/>
        </table:table-row>
        <table:table-row table:style-name="ro2">
          <table:table-cell/>
          <table:table-cell table:formula="of:=[$US_Top10_Asian.D14]" office:value-type="string" office:string-value="Louisiana" calcext:value-type="string">
            <text:p>Louisiana</text:p>
          </table:table-cell>
          <table:table-cell table:formula="of:=[$US_Top10_Asian.E14]" office:value-type="string" office:string-value="路易斯安那州" calcext:value-type="string">
            <text:p>路易斯安那州</text:p>
          </table:table-cell>
          <table:table-cell table:formula="of:=[$US_Top10_Asian.I14]" office:value-type="float" office:value="4846.84845144784" calcext:value-type="float">
            <text:p>4,847</text:p>
          </table:table-cell>
          <table:table-cell table:style-name="ce574" table:formula="of:=[.$D10]/[.E$6]" office:value-type="float" office:value="5.57083996042206" calcext:value-type="float">
            <text:p>5.6</text:p>
          </table:table-cell>
          <table:table-cell table:formula="of:=[.$D10]/[.F$6]" office:value-type="float" office:value="23.3456798076858" calcext:value-type="float">
            <text:p>23</text:p>
          </table:table-cell>
          <table:table-cell table:formula="of:=[.$D10]/[.G$6]" office:value-type="float" office:value="29.4907117075897" calcext:value-type="float">
            <text:p>29</text:p>
          </table:table-cell>
          <table:table-cell table:formula="of:=[.$D10]/[.H$6]" office:value-type="float" office:value="35.7119412374998" calcext:value-type="float">
            <text:p>36</text:p>
          </table:table-cell>
          <table:table-cell table:formula="of:=[.$D10]/[.I$6]" office:value-type="float" office:value="67.0745776646729" calcext:value-type="float">
            <text:p>67</text:p>
          </table:table-cell>
          <table:table-cell table:formula="of:=[.$D10]/[.J$6]" office:value-type="float" office:value="84.0387490712557" calcext:value-type="float">
            <text:p>84</text:p>
          </table:table-cell>
          <table:table-cell table:formula="of:=[.$D10]/[.K$6]" office:value-type="float" office:value="89.4479153187416" calcext:value-type="float">
            <text:p>89</text:p>
          </table:table-cell>
          <table:table-cell table:formula="of:=[.$D10]/[.L$6]" office:value-type="float" office:value="123.3281423175" calcext:value-type="float">
            <text:p>123</text:p>
          </table:table-cell>
          <table:table-cell table:formula="of:=[.$D10]/[.M$6]" office:value-type="float" office:value="218.416601247341" calcext:value-type="float">
            <text:p>218</text:p>
          </table:table-cell>
          <table:table-cell table:formula="of:=[.$D10]/[.N$6]" office:value-type="float" office:value="291.717402722817" calcext:value-type="float">
            <text:p>292</text:p>
          </table:table-cell>
          <table:table-cell table:number-columns-repeated="33"/>
        </table:table-row>
        <table:table-row table:style-name="ro2">
          <table:table-cell/>
          <table:table-cell table:formula="of:=[$US_Top10_Asian.D11]" office:value-type="string" office:string-value="Michigan" calcext:value-type="string">
            <text:p>Michigan</text:p>
          </table:table-cell>
          <table:table-cell table:formula="of:=[$US_Top10_Asian.E11]" office:value-type="string" office:string-value="密芝根州" calcext:value-type="string">
            <text:p>密芝根州</text:p>
          </table:table-cell>
          <table:table-cell table:formula="of:=[$US_Top10_Asian.I11]" office:value-type="float" office:value="2930.15109758756" calcext:value-type="float">
            <text:p>2,930</text:p>
          </table:table-cell>
          <table:table-cell table:style-name="ce574" table:formula="of:=[.$D11]/[.E$6]" office:value-type="float" office:value="3.36783850125111" calcext:value-type="float">
            <text:p>3.4</text:p>
          </table:table-cell>
          <table:table-cell table:formula="of:=[.$D11]/[.F$6]" office:value-type="float" office:value="14.1135771001844" calcext:value-type="float">
            <text:p>14</text:p>
          </table:table-cell>
          <table:table-cell table:formula="of:=[.$D11]/[.G$6]" office:value-type="float" office:value="17.8285420194682" calcext:value-type="float">
            <text:p>18</text:p>
          </table:table-cell>
          <table:table-cell table:formula="of:=[.$D11]/[.H$6]" office:value-type="float" office:value="21.5895720409381" calcext:value-type="float">
            <text:p>22</text:p>
          </table:table-cell>
          <table:table-cell table:formula="of:=[.$D11]/[.I$6]" office:value-type="float" office:value="40.5497818496169" calcext:value-type="float">
            <text:p>41</text:p>
          </table:table-cell>
          <table:table-cell table:formula="of:=[.$D11]/[.J$6]" office:value-type="float" office:value="50.8054327049296" calcext:value-type="float">
            <text:p>51</text:p>
          </table:table-cell>
          <table:table-cell table:formula="of:=[.$D11]/[.K$6]" office:value-type="float" office:value="54.0755317344072" calcext:value-type="float">
            <text:p>54</text:p>
          </table:table-cell>
          <table:table-cell table:formula="of:=[.$D11]/[.L$6]" office:value-type="float" office:value="74.5577451399598" calcext:value-type="float">
            <text:p>75</text:p>
          </table:table-cell>
          <table:table-cell table:formula="of:=[.$D11]/[.M$6]" office:value-type="float" office:value="132.043254557518" calcext:value-type="float">
            <text:p>132</text:p>
          </table:table-cell>
          <table:table-cell table:formula="of:=[.$D11]/[.N$6]" office:value-type="float" office:value="176.357085709647" calcext:value-type="float">
            <text:p>176</text:p>
          </table:table-cell>
          <table:table-cell table:number-columns-repeated="33"/>
        </table:table-row>
        <table:table-row table:style-name="ro2">
          <table:table-cell/>
          <table:table-cell table:formula="of:=[$US_Top10_Asian.D16]" office:value-type="string" office:string-value="Pennsylvania" calcext:value-type="string">
            <text:p>Pennsylvania</text:p>
          </table:table-cell>
          <table:table-cell table:formula="of:=[$US_Top10_Asian.E16]" office:value-type="string" office:string-value="賓夕凡尼亞州" calcext:value-type="string">
            <text:p>賓夕凡尼亞州</text:p>
          </table:table-cell>
          <table:table-cell table:formula="of:=[$US_Top10_Asian.I16]" office:value-type="float" office:value="2166.46022739123" calcext:value-type="float">
            <text:p>2,166</text:p>
          </table:table-cell>
          <table:table-cell table:style-name="ce574" table:formula="of:=[.$D12]/[.E$6]" office:value-type="float" office:value="2.49007232809412" calcext:value-type="float">
            <text:p>2.5</text:p>
          </table:table-cell>
          <table:table-cell table:formula="of:=[.$D12]/[.F$6]" office:value-type="float" office:value="10.4351285771383" calcext:value-type="float">
            <text:p>10</text:p>
          </table:table-cell>
          <table:table-cell table:formula="of:=[.$D12]/[.G$6]" office:value-type="float" office:value="13.181855102746" calcext:value-type="float">
            <text:p>13</text:p>
          </table:table-cell>
          <table:table-cell table:formula="of:=[.$D12]/[.H$6]" office:value-type="float" office:value="15.9626406950819" calcext:value-type="float">
            <text:p>16</text:p>
          </table:table-cell>
          <table:table-cell table:formula="of:=[.$D12]/[.I$6]" office:value-type="float" office:value="29.9812148523377" calcext:value-type="float">
            <text:p>30</text:p>
          </table:table-cell>
          <table:table-cell table:formula="of:=[.$D12]/[.J$6]" office:value-type="float" office:value="37.5639158612852" calcext:value-type="float">
            <text:p>38</text:p>
          </table:table-cell>
          <table:table-cell table:formula="of:=[.$D12]/[.K$6]" office:value-type="float" office:value="39.9817227425845" calcext:value-type="float">
            <text:p>40</text:p>
          </table:table-cell>
          <table:table-cell table:formula="of:=[.$D12]/[.L$6]" office:value-type="float" office:value="55.1256177958474" calcext:value-type="float">
            <text:p>55</text:p>
          </table:table-cell>
          <table:table-cell table:formula="of:=[.$D12]/[.M$6]" office:value-type="float" office:value="97.6285692330617" calcext:value-type="float">
            <text:p>98</text:p>
          </table:table-cell>
          <table:table-cell table:formula="of:=[.$D12]/[.N$6]" office:value-type="float" office:value="130.3928020378" calcext:value-type="float">
            <text:p>130</text:p>
          </table:table-cell>
          <table:table-cell table:number-columns-repeated="33"/>
        </table:table-row>
        <table:table-row table:style-name="ro2">
          <table:table-cell/>
          <table:table-cell table:formula="of:=[$US_Top10_Asian.D15]" office:value-type="string" office:string-value="Illinois" calcext:value-type="string">
            <text:p>Illinois</text:p>
          </table:table-cell>
          <table:table-cell table:formula="of:=[$US_Top10_Asian.E15]" office:value-type="string" office:string-value="伊利諾州" calcext:value-type="string">
            <text:p>伊利諾州</text:p>
          </table:table-cell>
          <table:table-cell table:formula="of:=[$US_Top10_Asian.I15]" office:value-type="float" office:value="2030.72628630092" calcext:value-type="float">
            <text:p>2,031</text:p>
          </table:table-cell>
          <table:table-cell table:style-name="ce574" table:formula="of:=[.$D13]/[.E$6]" office:value-type="float" office:value="2.33406331098" calcext:value-type="float">
            <text:p>2.3</text:p>
          </table:table-cell>
          <table:table-cell table:formula="of:=[.$D13]/[.F$6]" office:value-type="float" office:value="9.78134268730238" calcext:value-type="float">
            <text:p>10</text:p>
          </table:table-cell>
          <table:table-cell table:formula="of:=[.$D13]/[.G$6]" office:value-type="float" office:value="12.3559801933637" calcext:value-type="float">
            <text:p>12</text:p>
          </table:table-cell>
          <table:table-cell table:formula="of:=[.$D13]/[.H$6]" office:value-type="float" office:value="14.9625428837498" calcext:value-type="float">
            <text:p>15</text:p>
          </table:table-cell>
          <table:table-cell table:formula="of:=[.$D13]/[.I$6]" office:value-type="float" office:value="28.1028196715116" calcext:value-type="float">
            <text:p>28</text:p>
          </table:table-cell>
          <table:table-cell table:formula="of:=[.$D13]/[.J$6]" office:value-type="float" office:value="35.2104462345768" calcext:value-type="float">
            <text:p>35</text:p>
          </table:table-cell>
          <table:table-cell table:formula="of:=[.$D13]/[.K$6]" office:value-type="float" office:value="37.4767717027189" calcext:value-type="float">
            <text:p>37</text:p>
          </table:table-cell>
          <table:table-cell table:formula="of:=[.$D13]/[.L$6]" office:value-type="float" office:value="51.671865327251" calcext:value-type="float">
            <text:p>52</text:p>
          </table:table-cell>
          <table:table-cell table:formula="of:=[.$D13]/[.M$6]" office:value-type="float" office:value="91.511904686227" calcext:value-type="float">
            <text:p>92</text:p>
          </table:table-cell>
          <table:table-cell table:formula="of:=[.$D13]/[.N$6]" office:value-type="float" office:value="122.223379545465" calcext:value-type="float">
            <text:p>122</text:p>
          </table:table-cell>
          <table:table-cell table:number-columns-repeated="33"/>
        </table:table-row>
        <table:table-row table:style-name="ro2">
          <table:table-cell/>
          <table:table-cell table:formula="of:=[$US_Top10_Asian.D18]" office:value-type="string" office:string-value="Georgia" calcext:value-type="string">
            <text:p>Georgia</text:p>
          </table:table-cell>
          <table:table-cell table:formula="of:=[$US_Top10_Asian.E18]" office:value-type="string" office:string-value="喬治亞州" calcext:value-type="string">
            <text:p>喬治亞州</text:p>
          </table:table-cell>
          <table:table-cell table:formula="of:=[$US_Top10_Asian.I18]" office:value-type="float" office:value="1541.6170194971" calcext:value-type="float">
            <text:p>1,542</text:p>
          </table:table-cell>
          <table:table-cell table:style-name="ce574" table:formula="of:=[.$D14]/[.E$6]" office:value-type="float" office:value="1.77189400120728" calcext:value-type="float">
            <text:p>1.8</text:p>
          </table:table-cell>
          <table:table-cell table:formula="of:=[.$D14]/[.F$6]" office:value-type="float" office:value="7.42546371808003" calcext:value-type="float">
            <text:p>7</text:p>
          </table:table-cell>
          <table:table-cell table:formula="of:=[.$D14]/[.G$6]" office:value-type="float" office:value="9.37998857214571" calcext:value-type="float">
            <text:p>9</text:p>
          </table:table-cell>
          <table:table-cell table:formula="of:=[.$D14]/[.H$6]" office:value-type="float" office:value="11.3587492909056" calcext:value-type="float">
            <text:p>11</text:p>
          </table:table-cell>
          <table:table-cell table:formula="of:=[.$D14]/[.I$6]" office:value-type="float" office:value="21.3341332082607" calcext:value-type="float">
            <text:p>21</text:p>
          </table:table-cell>
          <table:table-cell table:formula="of:=[.$D14]/[.J$6]" office:value-type="float" office:value="26.7298569706246" calcext:value-type="float">
            <text:p>27</text:p>
          </table:table-cell>
          <table:table-cell table:formula="of:=[.$D14]/[.K$6]" office:value-type="float" office:value="28.4503280833376" calcext:value-type="float">
            <text:p>28</text:p>
          </table:table-cell>
          <table:table-cell table:formula="of:=[.$D14]/[.L$6]" office:value-type="float" office:value="39.2264716101914" calcext:value-type="float">
            <text:p>39</text:p>
          </table:table-cell>
          <table:table-cell table:formula="of:=[.$D14]/[.M$6]" office:value-type="float" office:value="69.4708640463125" calcext:value-type="float">
            <text:p>69</text:p>
          </table:table-cell>
          <table:table-cell table:formula="of:=[.$D14]/[.N$6]" office:value-type="float" office:value="92.7853464835791" calcext:value-type="float">
            <text:p>93</text:p>
          </table:table-cell>
          <table:table-cell table:number-columns-repeated="33"/>
        </table:table-row>
        <table:table-row table:style-name="ro2">
          <table:table-cell/>
          <table:table-cell table:formula="of:=[$US_Top10_Asian.D17]" office:value-type="string" office:string-value="Florida" calcext:value-type="string">
            <text:p>Florida</text:p>
          </table:table-cell>
          <table:table-cell table:formula="of:=[$US_Top10_Asian.E17]" office:value-type="string" office:string-value="佛羅里達州" calcext:value-type="string">
            <text:p>佛羅里達州</text:p>
          </table:table-cell>
          <table:table-cell table:formula="of:=[$US_Top10_Asian.I17]" office:value-type="float" office:value="1086.70666746688" calcext:value-type="float">
            <text:p>1,087</text:p>
          </table:table-cell>
          <table:table-cell table:style-name="ce574" table:formula="of:=[.$D15]/[.E$6]" office:value-type="float" office:value="1.24903202339103" calcext:value-type="float">
            <text:p>1.2</text:p>
          </table:table-cell>
          <table:table-cell table:formula="of:=[.$D15]/[.F$6]" office:value-type="float" office:value="5.2343097081941" calcext:value-type="float">
            <text:p>5</text:p>
          </table:table-cell>
          <table:table-cell table:formula="of:=[.$D15]/[.G$6]" office:value-type="float" office:value="6.61208068748425" calcext:value-type="float">
            <text:p>7</text:p>
          </table:table-cell>
          <table:table-cell table:formula="of:=[.$D15]/[.H$6]" office:value-type="float" office:value="8.00693585527386" calcext:value-type="float">
            <text:p>8</text:p>
          </table:table-cell>
          <table:table-cell table:formula="of:=[.$D15]/[.I$6]" office:value-type="float" office:value="15.0387187666145" calcext:value-type="float">
            <text:p>15</text:p>
          </table:table-cell>
          <table:table-cell table:formula="of:=[.$D15]/[.J$6]" office:value-type="float" office:value="18.842237354054" calcext:value-type="float">
            <text:p>19</text:p>
          </table:table-cell>
          <table:table-cell table:formula="of:=[.$D15]/[.K$6]" office:value-type="float" office:value="20.0550206885162" calcext:value-type="float">
            <text:p>20</text:p>
          </table:table-cell>
          <table:table-cell table:formula="of:=[.$D15]/[.L$6]" office:value-type="float" office:value="27.6512698685052" calcext:value-type="float">
            <text:p>28</text:p>
          </table:table-cell>
          <table:table-cell table:formula="of:=[.$D15]/[.M$6]" office:value-type="float" office:value="48.9709507608056" calcext:value-type="float">
            <text:p>49</text:p>
          </table:table-cell>
          <table:table-cell table:formula="of:=[.$D15]/[.N$6]" office:value-type="float" office:value="65.4056444575461" calcext:value-type="float">
            <text:p>65</text:p>
          </table:table-cell>
          <table:table-cell table:number-columns-repeated="33"/>
        </table:table-row>
        <table:table-row table:style-name="ro2">
          <table:table-cell/>
          <table:table-cell table:formula="of:=[$US_Top10_Asian.D12]" office:value-type="string" office:string-value="California" calcext:value-type="string">
            <text:p>California</text:p>
          </table:table-cell>
          <table:table-cell table:formula="of:=[$US_Top10_Asian.E12]" office:value-type="string" office:string-value="加利福尼亞州" calcext:value-type="string">
            <text:p>加利福尼亞州</text:p>
          </table:table-cell>
          <table:table-cell table:formula="of:=[$US_Top10_Asian.I12]" office:value-type="float" office:value="696.695804738701" calcext:value-type="float">
            <text:p>697</text:p>
          </table:table-cell>
          <table:table-cell table:style-name="ce574" table:formula="of:=[.$D16]/[.E$6]" office:value-type="float" office:value="0.800763809344478" calcext:value-type="float">
            <text:p>0.8</text:p>
          </table:table-cell>
          <table:table-cell table:formula="of:=[.$D16]/[.F$6]" office:value-type="float" office:value="3.3557552590548" calcext:value-type="float">
            <text:p>3</text:p>
          </table:table-cell>
          <table:table-cell table:formula="of:=[.$D16]/[.G$6]" office:value-type="float" office:value="4.23905457974425" calcext:value-type="float">
            <text:p>4</text:p>
          </table:table-cell>
          <table:table-cell table:formula="of:=[.$D16]/[.H$6]" office:value-type="float" office:value="5.13330670196815" calcext:value-type="float">
            <text:p>5</text:p>
          </table:table-cell>
          <table:table-cell table:formula="of:=[.$D16]/[.I$6]" office:value-type="float" office:value="9.64143552902682" calcext:value-type="float">
            <text:p>10</text:p>
          </table:table-cell>
          <table:table-cell table:formula="of:=[.$D16]/[.J$6]" office:value-type="float" office:value="12.079899856564" calcext:value-type="float">
            <text:p>12</text:p>
          </table:table-cell>
          <table:table-cell table:formula="of:=[.$D16]/[.K$6]" office:value-type="float" office:value="12.85742435924" calcext:value-type="float">
            <text:p>13</text:p>
          </table:table-cell>
          <table:table-cell table:formula="of:=[.$D16]/[.L$6]" office:value-type="float" office:value="17.7274367497818" calcext:value-type="float">
            <text:p>18</text:p>
          </table:table-cell>
          <table:table-cell table:formula="of:=[.$D16]/[.M$6]" office:value-type="float" office:value="31.3956442621705" calcext:value-type="float">
            <text:p>31</text:p>
          </table:table-cell>
          <table:table-cell table:formula="of:=[.$D16]/[.N$6]" office:value-type="float" office:value="41.9320498014635" calcext:value-type="float">
            <text:p>42</text:p>
          </table:table-cell>
          <table:table-cell table:number-columns-repeated="33"/>
        </table:table-row>
        <table:table-row table:style-name="ro20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0"/>
          <table:table-cell table:style-name="ce327"/>
          <table:table-cell table:number-columns-repeated="2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7:.N16];&quot;&gt;=&quot; &amp; 10) - COUNTIF([.E7:.N16];&quot;&gt;&quot; &amp; 100)" office:value-type="float" office:value="60" calcext:value-type="float">
            <text:p>60</text:p>
          </table:table-cell>
          <table:table-cell table:number-columns-repeated="30"/>
          <table:table-cell table:style-name="ce327" table:number-columns-repeated="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7:.N16];&quot;&gt;=&quot; &amp; 100) - COUNTIF([.E7:.N16];&quot;&gt;&quot; &amp; 500)" office:value-type="float" office:value="19" calcext:value-type="float">
            <text:p>19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/>500 times or more case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7:.N16];&quot;&gt;=&quot; &amp; 500) - COUNTIF([.E7:.N16];&quot;&gt;&quot; &amp; 1000)" office:value-type="float" office:value="3" calcext:value-type="float">
            <text:p>3</text:p>
          </table:table-cell>
          <table:table-cell table:number-columns-repeated="33"/>
        </table:table-row>
        <table:table-row table:style-name="ro29" table:visibility="collapse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/>1000 times or more case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7:.N16];&quot;&gt;&quot; &amp; 1000)" office:value-type="float" office:value="0" calcext:value-type="float">
            <text:p>0</text:p>
          </table:table-cell>
          <table:table-cell table:style-name="ce380"/>
          <table:table-cell table:number-columns-repeated="32"/>
        </table:table-row>
        <table:table-row table:style-name="ro20">
          <table:table-cell/>
          <table:table-cell table:style-name="ce235"/>
          <table:table-cell table:style-name="ce261" table:number-columns-repeated="2"/>
          <table:table-cell table:style-name="ce388"/>
          <table:table-cell table:style-name="ce393"/>
          <table:table-cell table:style-name="ce388"/>
          <table:table-cell table:style-name="ce393" table:number-columns-repeated="6"/>
          <table:table-cell table:style-name="ce399"/>
          <table:table-cell table:style-name="ce380"/>
          <table:table-cell table:number-columns-repeated="32"/>
        </table:table-row>
        <table:table-row table:style-name="ro20">
          <table:table-cell/>
          <table:table-cell table:style-name="Default" table:number-columns-repeated="2"/>
          <table:table-cell table:style-name="ce380"/>
          <table:table-cell table:style-name="ce389"/>
          <table:table-cell table:style-name="ce394"/>
          <table:table-cell table:style-name="ce389"/>
          <table:table-cell table:style-name="ce394" table:number-columns-repeated="7"/>
          <table:table-cell table:style-name="ce380"/>
          <table:table-cell table:number-columns-repeated="32"/>
        </table:table-row>
        <table:table-row table:style-name="ro31">
          <table:table-cell/>
          <table:table-cell table:style-name="Default" table:number-columns-repeated="13"/>
          <table:table-cell table:number-columns-repeated="33"/>
        </table:table-row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32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6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9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43">
          <table:table-cell/>
          <table:table-cell table:style-name="ce533" office:value-type="string" calcext:value-type="string" table:number-columns-spanned="2" table:number-rows-spanned="1">
            <text:p>Deaths per million ratio </text:p>
            <text:p>每百萬死亡倍數</text:p>
          </table:table-cell>
          <table:covered-table-cell table:style-name="ce259"/>
          <table:table-cell table:style-name="ce263"/>
          <table:table-cell table:style-name="ce277" table:formula="of:=[$'E.Asian_Sort'.B15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'E.Asian_Sort'.C15]" office:value-type="string" office:string-value="南韓&#10;Korea" calcext:value-type="string">
            <text:p>南韓</text:p>
            <text:p>Korea</text:p>
          </table:table-cell>
          <table:table-cell table:style-name="ce277" table:formula="of:=[$'E.Asian_Sort'.D15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'E.Asian_Sort'.E15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'E.Asian_Sort'.F15]" office:value-type="string" office:string-value="日本&#10;Japan" calcext:value-type="string">
            <text:p>日本</text:p>
            <text:p>Japan</text:p>
          </table:table-cell>
          <table:table-cell table:style-name="ce277" table:formula="of:=[$'E.Asian_Sort'.G15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'E.Asian_Sort'.H15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'E.Asian_Sort'.I15]" office:value-type="string" office:string-value="泰國&#10;Thailand" calcext:value-type="string">
            <text:p>泰國</text:p>
            <text:p>Thailand</text:p>
          </table:table-cell>
          <table:table-cell table:style-name="ce277" table:formula="of:=[$'E.Asian_Sort'.J15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'E.Asian_Sort'.K15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8" table:formula="of:=[$'E.Asian_Sort'.B16]" office:value-type="float" office:value="4.48996812278806" calcext:value-type="float">
            <text:p>4.49</text:p>
          </table:table-cell>
          <table:table-cell table:style-name="ce278" table:formula="of:=[$'E.Asian_Sort'.C16]" office:value-type="float" office:value="3.56755437068092" calcext:value-type="float">
            <text:p>3.57</text:p>
          </table:table-cell>
          <table:table-cell table:style-name="ce278" table:formula="of:=[$'E.Asian_Sort'.D16]" office:value-type="float" office:value="3.23061284992191" calcext:value-type="float">
            <text:p>3.23</text:p>
          </table:table-cell>
          <table:table-cell table:style-name="ce278" table:formula="of:=[$'E.Asian_Sort'.E16]" office:value-type="float" office:value="2.69172457760816" calcext:value-type="float">
            <text:p>2.69</text:p>
          </table:table-cell>
          <table:table-cell table:style-name="ce278" table:formula="of:=[$'E.Asian_Sort'.F16]" office:value-type="float" office:value="1.94820837886958" calcext:value-type="float">
            <text:p>1.95</text:p>
          </table:table-cell>
          <table:table-cell table:style-name="ce278" table:formula="of:=[$'E.Asian_Sort'.G16]" office:value-type="float" office:value="1.72284965535254" calcext:value-type="float">
            <text:p>1.72</text:p>
          </table:table-cell>
          <table:table-cell table:style-name="ce278" table:formula="of:=[$'E.Asian_Sort'.H16]" office:value-type="float" office:value="1.16663762290774" calcext:value-type="float">
            <text:p>1.17</text:p>
          </table:table-cell>
          <table:table-cell table:style-name="ce278" table:formula="of:=[$'E.Asian_Sort'.I16]" office:value-type="float" office:value="0.646734898702514" calcext:value-type="float">
            <text:p>0.65</text:p>
          </table:table-cell>
          <table:table-cell table:style-name="ce278" table:formula="of:=[$'E.Asian_Sort'.J16]" office:value-type="float" office:value="0.533283560201048" calcext:value-type="float">
            <text:p>0.53</text:p>
          </table:table-cell>
          <table:table-cell table:style-name="ce278" table:formula="of:=[$'E.Asian_Sort'.K16]" office:value-type="float" office:value="0.25237786215424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9]" office:value-type="string" office:string-value="New York State" calcext:value-type="string">
            <text:p>New York State</text:p>
          </table:table-cell>
          <table:table-cell table:style-name="ce310" table:formula="of:=[$US_Top10_Asian.E9]" office:value-type="string" office:string-value="紐約州" calcext:value-type="string">
            <text:p>紐約州</text:p>
          </table:table-cell>
          <table:table-cell table:style-name="ce310" table:formula="of:=[$US_Top10_Asian.J9]" office:value-type="float" office:value="827.920399766398" calcext:value-type="float">
            <text:p>828</text:p>
          </table:table-cell>
          <table:table-cell table:formula="of:=[.$D31]/[.E$30]" office:value-type="float" office:value="184.39338033703" calcext:value-type="float">
            <text:p>184</text:p>
          </table:table-cell>
          <table:table-cell table:style-name="ce575" table:formula="of:=[.$D31]/[.F$30]" office:value-type="float" office:value="232.069455358679" calcext:value-type="float">
            <text:p>232</text:p>
          </table:table-cell>
          <table:table-cell table:style-name="ce575" table:formula="of:=[.$D31]/[.G$30]" office:value-type="float" office:value="256.273480676092" calcext:value-type="float">
            <text:p>256</text:p>
          </table:table-cell>
          <table:table-cell table:style-name="ce575" table:formula="of:=[.$D31]/[.H$30]" office:value-type="float" office:value="307.579908677759" calcext:value-type="float">
            <text:p>308</text:p>
          </table:table-cell>
          <table:table-cell table:style-name="ce575" table:formula="of:=[.$D31]/[.I$30]" office:value-type="float" office:value="424.965013366171" calcext:value-type="float">
            <text:p>425</text:p>
          </table:table-cell>
          <table:table-cell table:style-name="ce575" table:formula="of:=[.$D31]/[.J$30]" office:value-type="float" office:value="480.552900941889" calcext:value-type="float">
            <text:p>481</text:p>
          </table:table-cell>
          <table:table-cell table:style-name="ce575" table:formula="of:=[.$D31]/[.K$30]" office:value-type="float" office:value="709.66372377301" calcext:value-type="float">
            <text:p>710</text:p>
          </table:table-cell>
          <table:table-cell table:style-name="ce575" table:formula="of:=[.$D31]/[.L$30]" office:value-type="float" office:value="1280.15420449303" calcext:value-type="float">
            <text:p>1280</text:p>
          </table:table-cell>
          <table:table-cell table:style-name="ce575" table:formula="of:=[.$D31]/[.M$30]" office:value-type="float" office:value="1552.49563563195" calcext:value-type="float">
            <text:p>1552</text:p>
          </table:table-cell>
          <table:table-cell table:style-name="ce575" table:formula="of:=[.$D31]/[.N$30]" office:value-type="float" office:value="3280.47948698613" calcext:value-type="float">
            <text:p>328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0]" office:value-type="string" office:string-value="New Jersey" calcext:value-type="string">
            <text:p>New Jersey</text:p>
          </table:table-cell>
          <table:table-cell table:style-name="ce310" table:formula="of:=[$US_Top10_Asian.E10]" office:value-type="string" office:string-value="新澤西州" calcext:value-type="string">
            <text:p>新澤西州</text:p>
          </table:table-cell>
          <table:table-cell table:style-name="ce310" table:formula="of:=[$US_Top10_Asian.J10]" office:value-type="float" office:value="395.084998865169" calcext:value-type="float">
            <text:p>395</text:p>
          </table:table-cell>
          <table:table-cell table:formula="of:=[.$D32]/[.E$30]" office:value-type="float" office:value="87.9928293610781" calcext:value-type="float">
            <text:p>88</text:p>
          </table:table-cell>
          <table:table-cell table:style-name="ce575" table:formula="of:=[.$D32]/[.F$30]" office:value-type="float" office:value="110.743932065081" calcext:value-type="float">
            <text:p>111</text:p>
          </table:table-cell>
          <table:table-cell table:style-name="ce575" table:formula="of:=[.$D32]/[.G$30]" office:value-type="float" office:value="122.294133410235" calcext:value-type="float">
            <text:p>122</text:p>
          </table:table-cell>
          <table:table-cell table:style-name="ce575" table:formula="of:=[.$D32]/[.H$30]" office:value-type="float" office:value="146.777646625435" calcext:value-type="float">
            <text:p>147</text:p>
          </table:table-cell>
          <table:table-cell table:style-name="ce575" table:formula="of:=[.$D32]/[.I$30]" office:value-type="float" office:value="202.794014824231" calcext:value-type="float">
            <text:p>203</text:p>
          </table:table-cell>
          <table:table-cell table:style-name="ce575" table:formula="of:=[.$D32]/[.J$30]" office:value-type="float" office:value="229.320647705806" calcext:value-type="float">
            <text:p>229</text:p>
          </table:table-cell>
          <table:table-cell table:style-name="ce575" table:formula="of:=[.$D32]/[.K$30]" office:value-type="float" office:value="338.652715382568" calcext:value-type="float">
            <text:p>339</text:p>
          </table:table-cell>
          <table:table-cell table:style-name="ce575" table:formula="of:=[.$D32]/[.L$30]" office:value-type="float" office:value="610.891726513897" calcext:value-type="float">
            <text:p>611</text:p>
          </table:table-cell>
          <table:table-cell table:style-name="ce575" table:formula="of:=[.$D32]/[.M$30]" office:value-type="float" office:value="740.853512746994" calcext:value-type="float">
            <text:p>741</text:p>
          </table:table-cell>
          <table:table-cell table:style-name="ce575" table:formula="of:=[.$D32]/[.N$30]" office:value-type="float" office:value="1565.45029541345" calcext:value-type="float">
            <text:p>1565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4]" office:value-type="string" office:string-value="Louisiana" calcext:value-type="string">
            <text:p>Louisiana</text:p>
          </table:table-cell>
          <table:table-cell table:style-name="ce310" table:formula="of:=[$US_Top10_Asian.E14]" office:value-type="string" office:string-value="路易斯安那州" calcext:value-type="string">
            <text:p>路易斯安那州</text:p>
          </table:table-cell>
          <table:table-cell table:style-name="ce310" table:formula="of:=[$US_Top10_Asian.J14]" office:value-type="float" office:value="248.666643434835" calcext:value-type="float">
            <text:p>249</text:p>
          </table:table-cell>
          <table:table-cell table:formula="of:=[.$D33]/[.E$30]" office:value-type="float" office:value="55.3827191272852" calcext:value-type="float">
            <text:p>55</text:p>
          </table:table-cell>
          <table:table-cell table:style-name="ce575" table:formula="of:=[.$D33]/[.F$30]" office:value-type="float" office:value="69.7022715276441" calcext:value-type="float">
            <text:p>70</text:p>
          </table:table-cell>
          <table:table-cell table:style-name="ce575" table:formula="of:=[.$D33]/[.G$30]" office:value-type="float" office:value="76.9719724976782" calcext:value-type="float">
            <text:p>77</text:p>
          </table:table-cell>
          <table:table-cell table:style-name="ce575" table:formula="of:=[.$D33]/[.H$30]" office:value-type="float" office:value="92.3819047102499" calcext:value-type="float">
            <text:p>92</text:p>
          </table:table-cell>
          <table:table-cell table:style-name="ce575" table:formula="of:=[.$D33]/[.I$30]" office:value-type="float" office:value="127.638627434258" calcext:value-type="float">
            <text:p>128</text:p>
          </table:table-cell>
          <table:table-cell table:style-name="ce575" table:formula="of:=[.$D33]/[.J$30]" office:value-type="float" office:value="144.334499915462" calcext:value-type="float">
            <text:p>144</text:p>
          </table:table-cell>
          <table:table-cell table:style-name="ce575" table:formula="of:=[.$D33]/[.K$30]" office:value-type="float" office:value="213.148143478397" calcext:value-type="float">
            <text:p>213</text:p>
          </table:table-cell>
          <table:table-cell table:style-name="ce575" table:formula="of:=[.$D33]/[.L$30]" office:value-type="float" office:value="384.495477101533" calcext:value-type="float">
            <text:p>384</text:p>
          </table:table-cell>
          <table:table-cell table:style-name="ce575" table:formula="of:=[.$D33]/[.M$30]" office:value-type="float" office:value="466.293473102917" calcext:value-type="float">
            <text:p>466</text:p>
          </table:table-cell>
          <table:table-cell table:style-name="ce575" table:formula="of:=[.$D33]/[.N$30]" office:value-type="float" office:value="985.29499105933" calcext:value-type="float">
            <text:p>985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1]" office:value-type="string" office:string-value="Michigan" calcext:value-type="string">
            <text:p>Michigan</text:p>
          </table:table-cell>
          <table:table-cell table:style-name="ce310" table:formula="of:=[$US_Top10_Asian.E11]" office:value-type="string" office:string-value="密芝根州" calcext:value-type="string">
            <text:p>密芝根州</text:p>
          </table:table-cell>
          <table:table-cell table:style-name="ce310" table:formula="of:=[$US_Top10_Asian.J11]" office:value-type="float" office:value="209.575445007373" calcext:value-type="float">
            <text:p>210</text:p>
          </table:table-cell>
          <table:table-cell table:formula="of:=[.$D34]/[.E$30]" office:value-type="float" office:value="46.6763770423468" calcext:value-type="float">
            <text:p>47</text:p>
          </table:table-cell>
          <table:table-cell table:style-name="ce575" table:formula="of:=[.$D34]/[.F$30]" office:value-type="float" office:value="58.7448496173508" calcext:value-type="float">
            <text:p>59</text:p>
          </table:table-cell>
          <table:table-cell table:style-name="ce575" table:formula="of:=[.$D34]/[.G$30]" office:value-type="float" office:value="64.8717301463216" calcext:value-type="float">
            <text:p>65</text:p>
          </table:table-cell>
          <table:table-cell table:style-name="ce575" table:formula="of:=[.$D34]/[.H$30]" office:value-type="float" office:value="77.8591713100155" calcext:value-type="float">
            <text:p>78</text:p>
          </table:table-cell>
          <table:table-cell table:style-name="ce575" table:formula="of:=[.$D34]/[.I$30]" office:value-type="float" office:value="107.573423500507" calcext:value-type="float">
            <text:p>108</text:p>
          </table:table-cell>
          <table:table-cell table:style-name="ce575" table:formula="of:=[.$D34]/[.J$30]" office:value-type="float" office:value="121.644650974776" calcext:value-type="float">
            <text:p>122</text:p>
          </table:table-cell>
          <table:table-cell table:style-name="ce575" table:formula="of:=[.$D34]/[.K$30]" office:value-type="float" office:value="179.640567809759" calcext:value-type="float">
            <text:p>180</text:p>
          </table:table-cell>
          <table:table-cell table:style-name="ce575" table:formula="of:=[.$D34]/[.L$30]" office:value-type="float" office:value="324.051547902897" calcext:value-type="float">
            <text:p>324</text:p>
          </table:table-cell>
          <table:table-cell table:style-name="ce575" table:formula="of:=[.$D34]/[.M$30]" office:value-type="float" office:value="392.990635091701" calcext:value-type="float">
            <text:p>393</text:p>
          </table:table-cell>
          <table:table-cell table:style-name="ce575" table:formula="of:=[.$D34]/[.N$30]" office:value-type="float" office:value="830.403440375018" calcext:value-type="float">
            <text:p>83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3]" office:value-type="string" office:string-value="Massachusetts" calcext:value-type="string">
            <text:p>Massachusetts</text:p>
          </table:table-cell>
          <table:table-cell table:style-name="ce310" table:formula="of:=[$US_Top10_Asian.E13]" office:value-type="string" office:string-value="麻省" calcext:value-type="string">
            <text:p>麻省</text:p>
          </table:table-cell>
          <table:table-cell table:style-name="ce310" table:formula="of:=[$US_Top10_Asian.J13]" office:value-type="float" office:value="209.377674076509" calcext:value-type="float">
            <text:p>209</text:p>
          </table:table-cell>
          <table:table-cell table:formula="of:=[.$D35]/[.E$30]" office:value-type="float" office:value="46.6323297517077" calcext:value-type="float">
            <text:p>47</text:p>
          </table:table-cell>
          <table:table-cell table:style-name="ce575" table:formula="of:=[.$D35]/[.F$30]" office:value-type="float" office:value="58.6894136210588" calcext:value-type="float">
            <text:p>59</text:p>
          </table:table-cell>
          <table:table-cell table:style-name="ce575" table:formula="of:=[.$D35]/[.G$30]" office:value-type="float" office:value="64.810512371227" calcext:value-type="float">
            <text:p>65</text:p>
          </table:table-cell>
          <table:table-cell table:style-name="ce575" table:formula="of:=[.$D35]/[.H$30]" office:value-type="float" office:value="77.7856976223621" calcext:value-type="float">
            <text:p>78</text:p>
          </table:table-cell>
          <table:table-cell table:style-name="ce575" table:formula="of:=[.$D35]/[.I$30]" office:value-type="float" office:value="107.471909241042" calcext:value-type="float">
            <text:p>107</text:p>
          </table:table-cell>
          <table:table-cell table:style-name="ce575" table:formula="of:=[.$D35]/[.J$30]" office:value-type="float" office:value="121.529858061622" calcext:value-type="float">
            <text:p>122</text:p>
          </table:table-cell>
          <table:table-cell table:style-name="ce575" table:formula="of:=[.$D35]/[.K$30]" office:value-type="float" office:value="179.471045648823" calcext:value-type="float">
            <text:p>179</text:p>
          </table:table-cell>
          <table:table-cell table:style-name="ce575" table:formula="of:=[.$D35]/[.L$30]" office:value-type="float" office:value="323.745748832426" calcext:value-type="float">
            <text:p>324</text:p>
          </table:table-cell>
          <table:table-cell table:style-name="ce575" table:formula="of:=[.$D35]/[.M$30]" office:value-type="float" office:value="392.619779986417" calcext:value-type="float">
            <text:p>393</text:p>
          </table:table-cell>
          <table:table-cell table:style-name="ce575" table:formula="of:=[.$D35]/[.N$30]" office:value-type="float" office:value="829.619810110556" calcext:value-type="float">
            <text:p>83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5]" office:value-type="string" office:string-value="Illinois" calcext:value-type="string">
            <text:p>Illinois</text:p>
          </table:table-cell>
          <table:table-cell table:style-name="ce310" table:formula="of:=[$US_Top10_Asian.E15]" office:value-type="string" office:string-value="伊利諾州" calcext:value-type="string">
            <text:p>伊利諾州</text:p>
          </table:table-cell>
          <table:table-cell table:style-name="ce310" table:formula="of:=[$US_Top10_Asian.J15]" office:value-type="float" office:value="84.5971545841754" calcext:value-type="float">
            <text:p>85</text:p>
          </table:table-cell>
          <table:table-cell table:formula="of:=[.$D36]/[.E$30]" office:value-type="float" office:value="18.8413708673826" calcext:value-type="float">
            <text:p>19</text:p>
          </table:table-cell>
          <table:table-cell table:style-name="ce575" table:formula="of:=[.$D36]/[.F$30]" office:value-type="float" office:value="23.7129265020925" calcext:value-type="float">
            <text:p>24</text:p>
          </table:table-cell>
          <table:table-cell table:style-name="ce575" table:formula="of:=[.$D36]/[.G$30]" office:value-type="float" office:value="26.1861010632148" calcext:value-type="float">
            <text:p>26</text:p>
          </table:table-cell>
          <table:table-cell table:style-name="ce575" table:formula="of:=[.$D36]/[.H$30]" office:value-type="float" office:value="31.4286072534759" calcext:value-type="float">
            <text:p>31</text:p>
          </table:table-cell>
          <table:table-cell table:style-name="ce575" table:formula="of:=[.$D36]/[.I$30]" office:value-type="float" office:value="43.4230524320307" calcext:value-type="float">
            <text:p>43</text:p>
          </table:table-cell>
          <table:table-cell table:style-name="ce575" table:formula="of:=[.$D36]/[.J$30]" office:value-type="float" office:value="49.1030394447649" calcext:value-type="float">
            <text:p>49</text:p>
          </table:table-cell>
          <table:table-cell table:style-name="ce575" table:formula="of:=[.$D36]/[.K$30]" office:value-type="float" office:value="72.5136519884596" calcext:value-type="float">
            <text:p>73</text:p>
          </table:table-cell>
          <table:table-cell table:style-name="ce575" table:formula="of:=[.$D36]/[.L$30]" office:value-type="float" office:value="130.806540290148" calcext:value-type="float">
            <text:p>131</text:p>
          </table:table-cell>
          <table:table-cell table:style-name="ce575" table:formula="of:=[.$D36]/[.M$30]" office:value-type="float" office:value="158.634469347381" calcext:value-type="float">
            <text:p>159</text:p>
          </table:table-cell>
          <table:table-cell table:style-name="ce575" table:formula="of:=[.$D36]/[.N$30]" office:value-type="float" office:value="335.200377172836" calcext:value-type="float">
            <text:p>335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6]" office:value-type="string" office:string-value="Pennsylvania" calcext:value-type="string">
            <text:p>Pennsylvania</text:p>
          </table:table-cell>
          <table:table-cell table:style-name="ce310" table:formula="of:=[$US_Top10_Asian.E16]" office:value-type="string" office:string-value="賓夕凡尼亞州" calcext:value-type="string">
            <text:p>賓夕凡尼亞州</text:p>
          </table:table-cell>
          <table:table-cell table:style-name="ce310" table:formula="of:=[$US_Top10_Asian.J16]" office:value-type="float" office:value="65.3804654886049" calcext:value-type="float">
            <text:p>65</text:p>
          </table:table-cell>
          <table:table-cell table:formula="of:=[.$D37]/[.E$30]" office:value-type="float" office:value="14.5614542688572" calcext:value-type="float">
            <text:p>15</text:p>
          </table:table-cell>
          <table:table-cell table:style-name="ce575" table:formula="of:=[.$D37]/[.F$30]" office:value-type="float" office:value="18.326410390804" calcext:value-type="float">
            <text:p>18</text:p>
          </table:table-cell>
          <table:table-cell table:style-name="ce575" table:formula="of:=[.$D37]/[.G$30]" office:value-type="float" office:value="20.2377903282918" calcext:value-type="float">
            <text:p>20</text:p>
          </table:table-cell>
          <table:table-cell table:style-name="ce575" table:formula="of:=[.$D37]/[.H$30]" office:value-type="float" office:value="24.28943363392" calcext:value-type="float">
            <text:p>24</text:p>
          </table:table-cell>
          <table:table-cell table:style-name="ce575" table:formula="of:=[.$D37]/[.I$30]" office:value-type="float" office:value="33.5592774354769" calcext:value-type="float">
            <text:p>34</text:p>
          </table:table-cell>
          <table:table-cell table:style-name="ce575" table:formula="of:=[.$D37]/[.J$30]" office:value-type="float" office:value="37.9490254912733" calcext:value-type="float">
            <text:p>38</text:p>
          </table:table-cell>
          <table:table-cell table:style-name="ce575" table:formula="of:=[.$D37]/[.K$30]" office:value-type="float" office:value="56.0417941311117" calcext:value-type="float">
            <text:p>56</text:p>
          </table:table-cell>
          <table:table-cell table:style-name="ce575" table:formula="of:=[.$D37]/[.L$30]" office:value-type="float" office:value="101.093145923889" calcext:value-type="float">
            <text:p>101</text:p>
          </table:table-cell>
          <table:table-cell table:style-name="ce575" table:formula="of:=[.$D37]/[.M$30]" office:value-type="float" office:value="122.599814372595" calcext:value-type="float">
            <text:p>123</text:p>
          </table:table-cell>
          <table:table-cell table:style-name="ce575" table:formula="of:=[.$D37]/[.N$30]" office:value-type="float" office:value="259.057846558062" calcext:value-type="float">
            <text:p>259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8]" office:value-type="string" office:string-value="Georgia" calcext:value-type="string">
            <text:p>Georgia</text:p>
          </table:table-cell>
          <table:table-cell table:style-name="ce310" table:formula="of:=[$US_Top10_Asian.E18]" office:value-type="string" office:string-value="喬治亞州" calcext:value-type="string">
            <text:p>喬治亞州</text:p>
          </table:table-cell>
          <table:table-cell table:style-name="ce310" table:formula="of:=[$US_Top10_Asian.J18]" office:value-type="float" office:value="58.1120296328026" calcext:value-type="float">
            <text:p>58</text:p>
          </table:table-cell>
          <table:table-cell table:formula="of:=[.$D38]/[.E$30]" office:value-type="float" office:value="12.9426374628063" calcext:value-type="float">
            <text:p>13</text:p>
          </table:table-cell>
          <table:table-cell table:style-name="ce575" table:formula="of:=[.$D38]/[.F$30]" office:value-type="float" office:value="16.2890382583605" calcext:value-type="float">
            <text:p>16</text:p>
          </table:table-cell>
          <table:table-cell table:style-name="ce575" table:formula="of:=[.$D38]/[.G$30]" office:value-type="float" office:value="17.9879274714726" calcext:value-type="float">
            <text:p>18</text:p>
          </table:table-cell>
          <table:table-cell table:style-name="ce575" table:formula="of:=[.$D38]/[.H$30]" office:value-type="float" office:value="21.5891440440167" calcext:value-type="float">
            <text:p>22</text:p>
          </table:table-cell>
          <table:table-cell table:style-name="ce575" table:formula="of:=[.$D38]/[.I$30]" office:value-type="float" office:value="29.8284466195147" calcext:value-type="float">
            <text:p>30</text:p>
          </table:table-cell>
          <table:table-cell table:style-name="ce575" table:formula="of:=[.$D38]/[.J$30]" office:value-type="float" office:value="33.7301803742773" calcext:value-type="float">
            <text:p>34</text:p>
          </table:table-cell>
          <table:table-cell table:style-name="ce575" table:formula="of:=[.$D38]/[.K$30]" office:value-type="float" office:value="49.8115511549882" calcext:value-type="float">
            <text:p>50</text:p>
          </table:table-cell>
          <table:table-cell table:style-name="ce575" table:formula="of:=[.$D38]/[.L$30]" office:value-type="float" office:value="89.8544824925754" calcext:value-type="float">
            <text:p>90</text:p>
          </table:table-cell>
          <table:table-cell table:style-name="ce575" table:formula="of:=[.$D38]/[.M$30]" office:value-type="float" office:value="108.970225166691" calcext:value-type="float">
            <text:p>109</text:p>
          </table:table-cell>
          <table:table-cell table:style-name="ce575" table:formula="of:=[.$D38]/[.N$30]" office:value-type="float" office:value="230.258031099762" calcext:value-type="float">
            <text:p>23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7]" office:value-type="string" office:string-value="Florida" calcext:value-type="string">
            <text:p>Florida</text:p>
          </table:table-cell>
          <table:table-cell table:style-name="ce310" table:formula="of:=[$US_Top10_Asian.E17]" office:value-type="string" office:string-value="佛羅里達州" calcext:value-type="string">
            <text:p>佛羅里達州</text:p>
          </table:table-cell>
          <table:table-cell table:style-name="ce310" table:formula="of:=[$US_Top10_Asian.J17]" office:value-type="float" office:value="31.1019731734307" calcext:value-type="float">
            <text:p>31</text:p>
          </table:table-cell>
          <table:table-cell table:formula="of:=[.$D39]/[.E$30]" office:value-type="float" office:value="6.92699197920315" calcext:value-type="float">
            <text:p>7</text:p>
          </table:table-cell>
          <table:table-cell table:style-name="ce575" table:formula="of:=[.$D39]/[.F$30]" office:value-type="float" office:value="8.71800957794357" calcext:value-type="float">
            <text:p>9</text:p>
          </table:table-cell>
          <table:table-cell table:style-name="ce575" table:formula="of:=[.$D39]/[.G$30]" office:value-type="float" office:value="9.62726721469659" calcext:value-type="float">
            <text:p>10</text:p>
          </table:table-cell>
          <table:table-cell table:style-name="ce575" table:formula="of:=[.$D39]/[.H$30]" office:value-type="float" office:value="11.5546640366406" calcext:value-type="float">
            <text:p>12</text:p>
          </table:table-cell>
          <table:table-cell table:style-name="ce575" table:formula="of:=[.$D39]/[.I$30]" office:value-type="float" office:value="15.9643976028258" calcext:value-type="float">
            <text:p>16</text:p>
          </table:table-cell>
          <table:table-cell table:style-name="ce575" table:formula="of:=[.$D39]/[.J$30]" office:value-type="float" office:value="18.0526333663551" calcext:value-type="float">
            <text:p>18</text:p>
          </table:table-cell>
          <table:table-cell table:style-name="ce575" table:formula="of:=[.$D39]/[.K$30]" office:value-type="float" office:value="26.6594978275361" calcext:value-type="float">
            <text:p>27</text:p>
          </table:table-cell>
          <table:table-cell table:style-name="ce575" table:formula="of:=[.$D39]/[.L$30]" office:value-type="float" office:value="48.0907605818516" calcext:value-type="float">
            <text:p>48</text:p>
          </table:table-cell>
          <table:table-cell table:style-name="ce575" table:formula="of:=[.$D39]/[.M$30]" office:value-type="float" office:value="58.3216425454879" calcext:value-type="float">
            <text:p>58</text:p>
          </table:table-cell>
          <table:table-cell table:style-name="ce575" table:formula="of:=[.$D39]/[.N$30]" office:value-type="float" office:value="123.235742263411" calcext:value-type="float">
            <text:p>123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2]" office:value-type="string" office:string-value="California" calcext:value-type="string">
            <text:p>California</text:p>
          </table:table-cell>
          <table:table-cell table:style-name="ce310" table:formula="of:=[$US_Top10_Asian.E12]" office:value-type="string" office:string-value="加利福尼亞州" calcext:value-type="string">
            <text:p>加利福尼亞州</text:p>
          </table:table-cell>
          <table:table-cell table:style-name="ce310" table:formula="of:=[$US_Top10_Asian.J12]" office:value-type="float" office:value="24.9289947568883" calcext:value-type="float">
            <text:p>25</text:p>
          </table:table-cell>
          <table:table-cell table:style-name="ce576" table:formula="of:=[.$D40]/[.E$30]" office:value-type="float" office:value="5.55215406326951" calcext:value-type="float">
            <text:p>5.6</text:p>
          </table:table-cell>
          <table:table-cell table:style-name="ce576" table:formula="of:=[.$D40]/[.F$30]" office:value-type="float" office:value="6.98769862115099" calcext:value-type="float">
            <text:p>7.0</text:p>
          </table:table-cell>
          <table:table-cell table:style-name="ce575" table:formula="of:=[.$D40]/[.G$30]" office:value-type="float" office:value="7.71649093065759" calcext:value-type="float">
            <text:p>8</text:p>
          </table:table-cell>
          <table:table-cell table:style-name="ce575" table:formula="of:=[.$D40]/[.H$30]" office:value-type="float" office:value="9.2613467827529" calcext:value-type="float">
            <text:p>9</text:p>
          </table:table-cell>
          <table:table-cell table:style-name="ce575" table:formula="of:=[.$D40]/[.I$30]" office:value-type="float" office:value="12.7958564531752" calcext:value-type="float">
            <text:p>13</text:p>
          </table:table-cell>
          <table:table-cell table:style-name="ce575" table:formula="of:=[.$D40]/[.J$30]" office:value-type="float" office:value="14.4696286640213" calcext:value-type="float">
            <text:p>14</text:p>
          </table:table-cell>
          <table:table-cell table:style-name="ce575" table:formula="of:=[.$D40]/[.K$30]" office:value-type="float" office:value="21.3682417465288" calcext:value-type="float">
            <text:p>21</text:p>
          </table:table-cell>
          <table:table-cell table:style-name="ce575" table:formula="of:=[.$D40]/[.L$30]" office:value-type="float" office:value="38.5459247782995" calcext:value-type="float">
            <text:p>39</text:p>
          </table:table-cell>
          <table:table-cell table:style-name="ce575" table:formula="of:=[.$D40]/[.M$30]" office:value-type="float" office:value="46.746227743248" calcext:value-type="float">
            <text:p>47</text:p>
          </table:table-cell>
          <table:table-cell table:style-name="ce575" table:formula="of:=[.$D40]/[.N$30]" office:value-type="float" office:value="98.7764716924853" calcext:value-type="float">
            <text:p>99</text:p>
          </table:table-cell>
          <table:table-cell table:number-columns-repeated="33"/>
        </table:table-row>
        <table:table-row table:style-name="ro44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1:.N40];&quot;&gt;=&quot; &amp; 10) - COUNTIF([.E31:.N40];&quot;&gt;&quot; &amp; 100)" office:value-type="float" office:value="47" calcext:value-type="float">
            <text:p>47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1:.N40];&quot;&gt;=&quot; &amp; 100) - COUNTIF([.E31:.N40];&quot;&gt;&quot; &amp; 500)" office:value-type="float" office:value="36" calcext:value-type="float">
            <text:p>36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1:.N40];&quot;&gt;=&quot; &amp; 500) - COUNTIF([.E31:.N40];&quot;&gt;&quot; &amp; 1000)" office:value-type="float" office:value="6" calcext:value-type="float">
            <text:p>6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1:.N40];&quot;&gt;&quot; &amp; 1000)" office:value-type="float" office:value="4" calcext:value-type="float">
            <text:p>4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USA_Top_E_Asian_perM_Ratio.E31:USA_Top_E_Asian_perM_Ratio.N40">
            <calcext:condition calcext:apply-style-name="Default" calcext:value="&lt;10" calcext:base-cell-address="USA_Top_E_Asian_perM_Ratio.E31"/>
            <calcext:condition calcext:apply-style-name="Times10" calcext:value="&lt;100" calcext:base-cell-address="USA_Top_E_Asian_perM_Ratio.E31"/>
            <calcext:condition calcext:apply-style-name="Times100" calcext:value="&lt;500" calcext:base-cell-address="USA_Top_E_Asian_perM_Ratio.E31"/>
            <calcext:condition calcext:apply-style-name="Times500" calcext:value="&lt;1000" calcext:base-cell-address="USA_Top_E_Asian_perM_Ratio.E31"/>
            <calcext:condition calcext:apply-style-name="Times1000" calcext:value="&gt;=1000" calcext:base-cell-address="USA_Top_E_Asian_perM_Ratio.E31"/>
          </calcext:conditional-format>
          <calcext:conditional-format calcext:target-range-address="USA_Top_E_Asian_perM_Ratio.E31:USA_Top_E_Asian_perM_Ratio.N40 USA_Top_E_Asian_perM_Ratio.E7:USA_Top_E_Asian_perM_Ratio.N16">
            <calcext:condition calcext:apply-style-name="Default" calcext:value="&lt;10" calcext:base-cell-address="USA_Top_E_Asian_perM_Ratio.E7"/>
            <calcext:condition calcext:apply-style-name="Times10" calcext:value="&lt;=100" calcext:base-cell-address="USA_Top_E_Asian_perM_Ratio.E7"/>
            <calcext:condition calcext:apply-style-name="Times100" calcext:value="&lt;500" calcext:base-cell-address="USA_Top_E_Asian_perM_Ratio.E7"/>
            <calcext:condition calcext:apply-style-name="Times500" calcext:value="&lt;1000" calcext:base-cell-address="USA_Top_E_Asian_perM_Ratio.E7"/>
            <calcext:condition calcext:apply-style-name="Times1000" calcext:value="&gt;=1000" calcext:base-cell-address="USA_Top_E_Asian_perM_Ratio.E7"/>
          </calcext:conditional-format>
        </calcext:conditional-formats>
      </table:table>
      <table:table table:name="World_E_Asian_Cities" table:style-name="ta1">
        <office:forms form:automatic-focus="false" form:apply-design-mode="false"/>
        <table:table-column table:style-name="co1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number-columns-repeated="2" table:default-cell-style-name="ce2"/>
        <table:table-column table:style-name="co36" table:default-cell-style-name="ce2"/>
        <table:table-column table:style-name="co11" table:number-columns-repeated="50" table:default-cell-style-name="ce2"/>
        <table:table-row table:style-name="ro12">
          <table:table-cell table:style-name="ce8"/>
          <table:table-cell table:style-name="ce112"/>
          <table:table-cell table:style-name="ce8" table:number-columns-repeated="8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World.J2]" office:value-type="string" office:string-value="2020-04-18" calcext:value-type="string">
            <text:p>2020-04-18</text:p>
          </table:table-cell>
          <table:table-cell table:number-columns-repeated="50"/>
        </table:table-row>
        <table:table-row table:style-name="ro46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or regions comparison <text:s/>城市或區域比較</text:p>
          </table:table-cell>
          <table:table-cell table:style-name="ce124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173"/>
          <table:table-cell table:style-name="ce183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/>
          <table:table-cell table:style-name="ce229" office:value-type="string" calcext:value-type="string">
            <text:p>Cases per</text:p>
          </table:table-cell>
          <table:table-cell table:style-name="ce229" office:value-type="string" calcext:value-type="string">
            <text:p>Deaths per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114" office:value-type="string" calcext:value-type="string">
            <text:p>Cities</text:p>
          </table:table-cell>
          <table:table-cell table:style-name="ce184" office:value-type="string" calcext:value-type="string">
            <text:p>城市</text:p>
          </table:table-cell>
          <table:table-cell table:style-name="ce230" table:number-columns-repeated="4"/>
          <table:table-cell table:number-columns-repeated="2" table:style-name="ce230" office:value-type="string" calcext:value-type="string">
            <text:p>million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00"/>
          <table:table-cell table:style-name="ce186"/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/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style-name="ce339"/>
          <table:table-cell table:number-columns-repeated="50"/>
        </table:table-row>
        <table:table-row table:style-name="ro47">
          <table:table-cell table:style-name="ce8"/>
          <table:table-cell table:style-name="ce169"/>
          <table:table-cell table:style-name="ce179"/>
          <table:table-cell table:style-name="ce169" table:number-columns-repeated="6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406" office:value-type="string" calcext:value-type="string">
            <text:p>European &amp; US Cities</text:p>
          </table:table-cell>
          <table:table-cell table:style-name="ce24"/>
          <table:table-cell table:style-name="ce41" table:number-columns-repeated="3"/>
          <table:table-cell table:style-name="ce24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New York City</text:p>
          </table:table-cell>
          <table:table-cell table:style-name="ce25" office:value-type="string" calcext:value-type="string">
            <text:p>紐約市</text:p>
          </table:table-cell>
          <table:table-cell table:style-name="ce157" office:value-type="float" office:value="127352" calcext:value-type="float">
            <text:p>127,352</text:p>
          </table:table-cell>
          <table:table-cell table:style-name="ce157" office:value-type="float" office:value="8893" calcext:value-type="float">
            <text:p>8,893</text:p>
          </table:table-cell>
          <table:table-cell table:style-name="ce41" office:value-type="float" office:value="8175133" calcext:value-type="float">
            <text:p>8,175,133</text:p>
          </table:table-cell>
          <table:table-cell table:style-name="ce25"/>
          <table:table-cell table:style-name="ce46" table:formula="of:=[.D10]*1000000/[.F10]" office:value-type="float" office:value="15577.9728598911" calcext:value-type="float">
            <text:p>15577.97</text:p>
          </table:table-cell>
          <table:table-cell table:style-name="ce46" table:formula="of:=[.E10]*1000000/[.F10]" office:value-type="float" office:value="1087.81104845634" calcext:value-type="float">
            <text:p>1087.81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Lombardy</text:p>
          </table:table-cell>
          <table:table-cell table:style-name="ce24" office:value-type="string" calcext:value-type="string">
            <text:p>倫巴底</text:p>
          </table:table-cell>
          <table:table-cell table:style-name="ce41" office:value-type="float" office:value="62153" calcext:value-type="float">
            <text:p>62,153</text:p>
          </table:table-cell>
          <table:table-cell table:style-name="ce41" office:value-type="float" office:value="11377" calcext:value-type="float">
            <text:p>11,377</text:p>
          </table:table-cell>
          <table:table-cell table:style-name="ce41" table:formula="of:=10078012" office:value-type="float" office:value="10078012" calcext:value-type="float">
            <text:p>10,078,012</text:p>
          </table:table-cell>
          <table:table-cell table:style-name="ce24"/>
          <table:table-cell table:style-name="ce46" table:formula="of:=[.D11]*1000000/[.F11]" office:value-type="float" office:value="6167.18852884875" calcext:value-type="float">
            <text:p>6167.19</text:p>
          </table:table-cell>
          <table:table-cell table:style-name="ce46" table:formula="of:=[.E11]*1000000/[.F11]" office:value-type="float" office:value="1128.89327776153" calcext:value-type="float">
            <text:p>1128.89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Community of Madrid</text:p>
          </table:table-cell>
          <table:table-cell table:style-name="ce24" office:value-type="string" calcext:value-type="string">
            <text:p>馬德里大區</text:p>
          </table:table-cell>
          <table:table-cell table:style-name="ce41" office:value-type="float" office:value="50694" calcext:value-type="float">
            <text:p>50,694</text:p>
          </table:table-cell>
          <table:table-cell table:style-name="ce41" office:value-type="float" office:value="6877" calcext:value-type="float">
            <text:p>6,877</text:p>
          </table:table-cell>
          <table:table-cell table:style-name="ce41" table:formula="of:=6661949" office:value-type="float" office:value="6661949" calcext:value-type="float">
            <text:p>6,661,949</text:p>
          </table:table-cell>
          <table:table-cell table:style-name="ce24"/>
          <table:table-cell table:style-name="ce46" table:formula="of:=[.D12]*1000000/[.F12]" office:value-type="float" office:value="7609.48485195549" calcext:value-type="float">
            <text:p>7609.48</text:p>
          </table:table-cell>
          <table:table-cell table:style-name="ce46" table:formula="of:=[.E12]*1000000/[.F12]" office:value-type="float" office:value="1032.28049329108" calcext:value-type="float">
            <text:p>1032.28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Bavaria</text:p>
          </table:table-cell>
          <table:table-cell table:style-name="ce24" office:value-type="string" calcext:value-type="string">
            <text:p>拜仁</text:p>
          </table:table-cell>
          <table:table-cell table:style-name="ce41" office:value-type="float" office:value="33569" calcext:value-type="float">
            <text:p>33,569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table:formula="of:=13076721" office:value-type="float" office:value="13076721" calcext:value-type="float">
            <text:p>13,076,721</text:p>
          </table:table-cell>
          <table:table-cell table:style-name="ce24"/>
          <table:table-cell table:style-name="ce46" table:formula="of:=[.D13]*1000000/[.F13]" office:value-type="float" office:value="2567.08084541989" calcext:value-type="float">
            <text:p>2567.08</text:p>
          </table:table-cell>
          <table:table-cell table:style-name="ce46" table:formula="of:=[.E13]*1000000/[.F13]" office:value-type="float" office:value="66.6833833955775" calcext:value-type="float">
            <text:p>66.68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Île-de-France</text:p>
          </table:table-cell>
          <table:table-cell table:style-name="ce24" office:value-type="string" calcext:value-type="string">
            <text:p>巴黎大區</text:p>
          </table:table-cell>
          <table:table-cell table:style-name="ce41" office:value-type="float" office:value="18062" calcext:value-type="float">
            <text:p>18,062</text:p>
          </table:table-cell>
          <table:table-cell table:style-name="ce41" office:value-type="float" office:value="1767" calcext:value-type="float">
            <text:p>1,767</text:p>
          </table:table-cell>
          <table:table-cell table:style-name="ce41" table:formula="of:=12213364" office:value-type="float" office:value="12213364" calcext:value-type="float">
            <text:p>12,213,364</text:p>
          </table:table-cell>
          <table:table-cell table:style-name="ce24"/>
          <table:table-cell table:style-name="ce46" table:formula="of:=[.D14]*1000000/[.F14]" office:value-type="float" office:value="1478.87183252706" calcext:value-type="float">
            <text:p>1478.87</text:p>
          </table:table-cell>
          <table:table-cell table:style-name="ce46" table:formula="of:=[.E14]*1000000/[.F14]" office:value-type="float" office:value="144.677584324843" calcext:value-type="float">
            <text:p>144.68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London</text:p>
          </table:table-cell>
          <table:table-cell table:style-name="ce25" office:value-type="string" calcext:value-type="string">
            <text:p>倫敦</text:p>
          </table:table-cell>
          <table:table-cell table:style-name="ce330" office:value-type="float" office:value="18000" calcext:value-type="float">
            <text:p>18,000</text:p>
          </table:table-cell>
          <table:table-cell table:style-name="ce157" office:value-type="float" office:value="3377" calcext:value-type="float">
            <text:p>3,377</text:p>
          </table:table-cell>
          <table:table-cell table:style-name="ce41" office:value-type="float" office:value="8899375" calcext:value-type="float">
            <text:p>8,899,375</text:p>
          </table:table-cell>
          <table:table-cell table:style-name="ce25"/>
          <table:table-cell table:style-name="ce46" table:formula="of:=[.D15]*1000000/[.F15]" office:value-type="float" office:value="2022.61394760868" calcext:value-type="float">
            <text:p>2022.61</text:p>
          </table:table-cell>
          <table:table-cell table:style-name="ce46" table:formula="of:=[.E15]*1000000/[.F15]" office:value-type="float" office:value="379.464850059695" calcext:value-type="float">
            <text:p>379.4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Stockholm</text:p>
          </table:table-cell>
          <table:table-cell table:style-name="ce25" office:value-type="string" calcext:value-type="string">
            <text:p>斯德哥爾摩</text:p>
          </table:table-cell>
          <table:table-cell table:style-name="ce330" office:value-type="float" office:value="5206" calcext:value-type="float">
            <text:p>5,206</text:p>
          </table:table-cell>
          <table:table-cell table:style-name="ce157" office:value-type="float" office:value="795" calcext:value-type="float">
            <text:p>795</text:p>
          </table:table-cell>
          <table:table-cell table:style-name="ce41" table:formula="of:=2377081" office:value-type="float" office:value="2377081" calcext:value-type="float">
            <text:p>2,377,081</text:p>
          </table:table-cell>
          <table:table-cell table:style-name="ce25"/>
          <table:table-cell table:style-name="ce46" table:formula="of:=[.D16]*1000000/[.F16]" office:value-type="float" office:value="2190.08102794983" calcext:value-type="float">
            <text:p>2190.08</text:p>
          </table:table-cell>
          <table:table-cell table:style-name="ce46" table:formula="of:=[.E16]*1000000/[.F16]" office:value-type="float" office:value="334.443798928181" calcext:value-type="float">
            <text:p>334.44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Brussels Metro *</text:p>
          </table:table-cell>
          <table:table-cell table:style-name="ce25" office:value-type="string" calcext:value-type="string">
            <text:p>布魯塞爾大區 *</text:p>
          </table:table-cell>
          <table:table-cell table:style-name="ce330" office:value-type="float" office:value="3404" calcext:value-type="float">
            <text:p>3,404</text:p>
          </table:table-cell>
          <table:table-cell table:style-name="ce157" table:formula="of:=[.I40]" office:value-type="float" office:value="486.326083347169" calcext:value-type="float">
            <text:p>486</text:p>
          </table:table-cell>
          <table:table-cell table:style-name="ce41" table:formula="of:=2500000" office:value-type="float" office:value="2500000" calcext:value-type="float">
            <text:p>2,500,000</text:p>
          </table:table-cell>
          <table:table-cell table:style-name="ce25"/>
          <table:table-cell table:style-name="ce46" table:formula="of:=[.D17]*1000000/[.F17]" office:value-type="float" office:value="1361.6" calcext:value-type="float">
            <text:p>1361.60</text:p>
          </table:table-cell>
          <table:table-cell table:style-name="ce46" table:formula="of:=[.E17]*1000000/[.F17]" office:value-type="float" office:value="194.530433338868" calcext:value-type="float">
            <text:p>194.53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Tehran *</text:p>
          </table:table-cell>
          <table:table-cell table:style-name="ce25" office:value-type="string" calcext:value-type="string">
            <text:p>德克蘭 *</text:p>
          </table:table-cell>
          <table:table-cell table:style-name="ce330" office:value-type="float" office:value="5098" calcext:value-type="float">
            <text:p>5,098</text:p>
          </table:table-cell>
          <table:table-cell table:style-name="ce157" table:formula="of:=[.I39]" office:value-type="float" office:value="317.959644753063" calcext:value-type="float">
            <text:p>318</text:p>
          </table:table-cell>
          <table:table-cell table:style-name="ce41" table:formula="of:=2500001" office:value-type="float" office:value="2500001" calcext:value-type="float">
            <text:p>2,500,001</text:p>
          </table:table-cell>
          <table:table-cell table:style-name="ce25"/>
          <table:table-cell table:style-name="ce46" table:formula="of:=[.D18]*1000000/[.F18]" office:value-type="float" office:value="2039.19918432033" calcext:value-type="float">
            <text:p>2039.20</text:p>
          </table:table-cell>
          <table:table-cell table:style-name="ce46" table:formula="of:=[.E18]*1000000/[.F18]" office:value-type="float" office:value="127.183807027702" calcext:value-type="float">
            <text:p>127.18</text:p>
          </table:table-cell>
          <table:table-cell table:style-name="ce339"/>
          <table:table-cell table:number-columns-repeated="50"/>
        </table:table-row>
        <table:table-row table:style-name="ro2" table:number-rows-repeated="2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339" table:number-columns-repeated="9"/>
          <table:table-cell table:number-columns-repeated="50"/>
        </table:table-row>
        <table:table-row table:style-name="ro48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407" office:value-type="string" calcext:value-type="string">
            <text:p>East Asian Cities</text:p>
          </table:table-cell>
          <table:table-cell table:style-name="ce25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41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Wuhan</text:p>
          </table:table-cell>
          <table:table-cell table:style-name="ce24" office:value-type="string" calcext:value-type="string">
            <text:p>武漢</text:p>
          </table:table-cell>
          <table:table-cell table:style-name="ce41" office:value-type="float" office:value="50008" calcext:value-type="float">
            <text:p>50,008</text:p>
          </table:table-cell>
          <table:table-cell table:style-name="ce41" office:value-type="float" office:value="3869" calcext:value-type="float">
            <text:p>3,869</text:p>
          </table:table-cell>
          <table:table-cell table:style-name="ce41" table:formula="of:=11081000" office:value-type="float" office:value="11081000" calcext:value-type="float">
            <text:p>11,081,000</text:p>
          </table:table-cell>
          <table:table-cell table:style-name="ce24"/>
          <table:table-cell table:style-name="ce46" table:formula="of:=[.D24]*1000000/[.F24]" office:value-type="float" office:value="4512.95009475679" calcext:value-type="float">
            <text:p>4512.95</text:p>
          </table:table-cell>
          <table:table-cell table:style-name="ce46" table:formula="of:=[.E24]*1000000/[.F24]" office:value-type="float" office:value="349.156213338146" calcext:value-type="float">
            <text:p>349.1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Daegu</text:p>
          </table:table-cell>
          <table:table-cell table:style-name="ce24" office:value-type="string" calcext:value-type="string">
            <text:p>大邱</text:p>
          </table:table-cell>
          <table:table-cell table:style-name="ce41" office:value-type="float" office:value="6761" calcext:value-type="float">
            <text:p>6,761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table:formula="of:=2489802" office:value-type="float" office:value="2489802" calcext:value-type="float">
            <text:p>2,489,802</text:p>
          </table:table-cell>
          <table:table-cell table:style-name="ce24"/>
          <table:table-cell table:style-name="ce46" table:formula="of:=[.D25]*1000000/[.F25]" office:value-type="float" office:value="2715.476973671" calcext:value-type="float">
            <text:p>2715.48</text:p>
          </table:table-cell>
          <table:table-cell table:style-name="ce46" table:formula="of:=[.E25]*1000000/[.F25]" office:value-type="float" office:value="48.9998803117678" calcext:value-type="float">
            <text:p>49.0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Singapore</text:p>
          </table:table-cell>
          <table:table-cell table:style-name="ce24" office:value-type="string" calcext:value-type="string">
            <text:p>新加坡</text:p>
          </table:table-cell>
          <table:table-cell table:style-name="ce41" table:formula="of:=[$World.F48]" office:value-type="float" office:value="5050" calcext:value-type="float">
            <text:p>5,050</text:p>
          </table:table-cell>
          <table:table-cell table:style-name="ce41" table:formula="of:=[$World.G48]" office:value-type="float" office:value="10" calcext:value-type="float">
            <text:p>10</text:p>
          </table:table-cell>
          <table:table-cell table:style-name="ce41" table:formula="of:=5703600" office:value-type="float" office:value="5703600" calcext:value-type="float">
            <text:p>5,703,600</text:p>
          </table:table-cell>
          <table:table-cell table:style-name="ce24"/>
          <table:table-cell table:style-name="ce46" table:formula="of:=[.D26]*1000000/[.F26]" office:value-type="float" office:value="885.405708675223" calcext:value-type="float">
            <text:p>885.41</text:p>
          </table:table-cell>
          <table:table-cell table:style-name="ce46" table:formula="of:=[.E26]*1000000/[.F26]" office:value-type="float" office:value="1.75327863104004" calcext:value-type="float">
            <text:p>1.75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Manila</text:p>
          </table:table-cell>
          <table:table-cell table:style-name="ce24" office:value-type="string" calcext:value-type="string">
            <text:p>馬尼拉</text:p>
          </table:table-cell>
          <table:table-cell table:style-name="ce41" office:value-type="float" office:value="3785" calcext:value-type="float">
            <text:p>3,785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table:formula="of:=12877253" office:value-type="float" office:value="12877253" calcext:value-type="float">
            <text:p>12,877,253</text:p>
          </table:table-cell>
          <table:table-cell table:style-name="ce24"/>
          <table:table-cell table:style-name="ce46" table:formula="of:=[.D27]*1000000/[.F27]" office:value-type="float" office:value="293.929147777092" calcext:value-type="float">
            <text:p>293.93</text:p>
          </table:table-cell>
          <table:table-cell table:style-name="ce46" table:formula="of:=[.E27]*1000000/[.F27]" office:value-type="float" office:value="16.0748569590114" calcext:value-type="float">
            <text:p>16.07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Jakarta</text:p>
          </table:table-cell>
          <table:table-cell table:style-name="ce24" office:value-type="string" calcext:value-type="string">
            <text:p>雅加達</text:p>
          </table:table-cell>
          <table:table-cell table:style-name="ce41" office:value-type="float" office:value="2474" calcext:value-type="float">
            <text:p>2,474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table:formula="of:=10075310" office:value-type="float" office:value="10075310" calcext:value-type="float">
            <text:p>10,075,310</text:p>
          </table:table-cell>
          <table:table-cell table:style-name="ce24"/>
          <table:table-cell table:style-name="ce46" table:formula="of:=[.D28]*1000000/[.F28]" office:value-type="float" office:value="245.550757247172" calcext:value-type="float">
            <text:p>245.55</text:p>
          </table:table-cell>
          <table:table-cell table:style-name="ce46" table:formula="of:=[.E28]*1000000/[.F28]" office:value-type="float" office:value="24.0191120670232" calcext:value-type="float">
            <text:p>24.02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Tokyo</text:p>
          </table:table-cell>
          <table:table-cell table:style-name="ce24" office:value-type="string" calcext:value-type="string">
            <text:p>東京</text:p>
          </table:table-cell>
          <table:table-cell table:style-name="ce41" office:value-type="float" office:value="2446" calcext:value-type="float">
            <text:p>2,446</text:p>
          </table:table-cell>
          <table:table-cell table:style-name="ce41" office:value-type="float" office:value="53" calcext:value-type="float">
            <text:p>53</text:p>
          </table:table-cell>
          <table:table-cell table:style-name="ce41" table:formula="of:=13929286" office:value-type="float" office:value="13929286" calcext:value-type="float">
            <text:p>13,929,286</text:p>
          </table:table-cell>
          <table:table-cell table:style-name="ce24"/>
          <table:table-cell table:style-name="ce46" table:formula="of:=[.D29]*1000000/[.F29]" office:value-type="float" office:value="175.601247615994" calcext:value-type="float">
            <text:p>175.60</text:p>
          </table:table-cell>
          <table:table-cell table:style-name="ce46" table:formula="of:=[.E29]*1000000/[.F29]" office:value-type="float" office:value="3.80493300230895" calcext:value-type="float">
            <text:p>3.8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Bangkok</text:p>
          </table:table-cell>
          <table:table-cell table:style-name="ce24" office:value-type="string" calcext:value-type="string">
            <text:p>曼谷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13" calcext:value-type="float">
            <text:p>13</text:p>
          </table:table-cell>
          <table:table-cell table:style-name="ce41" table:formula="of:=8750600" office:value-type="float" office:value="8750600" calcext:value-type="float">
            <text:p>8,750,600</text:p>
          </table:table-cell>
          <table:table-cell table:style-name="ce24"/>
          <table:table-cell table:style-name="ce46" table:formula="of:=[.D30]*1000000/[.F30]" office:value-type="float" office:value="137.590565218385" calcext:value-type="float">
            <text:p>137.59</text:p>
          </table:table-cell>
          <table:table-cell table:style-name="ce46" table:formula="of:=[.E30]*1000000/[.F30]" office:value-type="float" office:value="1.48561241514868" calcext:value-type="float">
            <text:p>1.49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41" office:value-type="float" office:value="1022" calcext:value-type="float">
            <text:p>1,022</text:p>
          </table:table-cell>
          <table:table-cell table:style-name="ce41" table:formula="of:=[$World.G50]" office:value-type="float" office:value="4" calcext:value-type="float">
            <text:p>4</text:p>
          </table:table-cell>
          <table:table-cell table:style-name="ce41" table:formula="of:=7500700" office:value-type="float" office:value="7500700" calcext:value-type="float">
            <text:p>7,500,700</text:p>
          </table:table-cell>
          <table:table-cell table:style-name="ce24"/>
          <table:table-cell table:style-name="ce46" table:formula="of:=[.D31]*1000000/[.F31]" office:value-type="float" office:value="136.253949631368" calcext:value-type="float">
            <text:p>136.25</text:p>
          </table:table-cell>
          <table:table-cell table:style-name="ce46" table:formula="of:=[.E31]*1000000/[.F31]" office:value-type="float" office:value="0.533283560201048" calcext:value-type="float">
            <text:p>0.53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Kuala Lumpur</text:p>
          </table:table-cell>
          <table:table-cell table:style-name="ce24" office:value-type="string" calcext:value-type="string">
            <text:p>吉隆坡</text:p>
          </table:table-cell>
          <table:table-cell table:style-name="ce41" office:value-type="float" office:value="926" calcext:value-type="float">
            <text:p>926</text:p>
          </table:table-cell>
          <table:table-cell table:style-name="ce41" office:value-type="float" office:value="52" calcext:value-type="float">
            <text:p>52</text:p>
          </table:table-cell>
          <table:table-cell table:style-name="ce41" table:formula="of:=7200000" office:value-type="float" office:value="7200000" calcext:value-type="float">
            <text:p>7,200,000</text:p>
          </table:table-cell>
          <table:table-cell table:style-name="ce24"/>
          <table:table-cell table:style-name="ce46" table:formula="of:=[.D32]*1000000/[.F32]" office:value-type="float" office:value="128.611111111111" calcext:value-type="float">
            <text:p>128.61</text:p>
          </table:table-cell>
          <table:table-cell table:style-name="ce46" table:formula="of:=[.E32]*1000000/[.F32]" office:value-type="float" office:value="7.22222222222222" calcext:value-type="float">
            <text:p>7.22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New Taipei City</text:p>
          </table:table-cell>
          <table:table-cell table:style-name="ce24" office:value-type="string" calcext:value-type="string">
            <text:p>新北市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formula="of:=4020572" office:value-type="float" office:value="4020572" calcext:value-type="float">
            <text:p>4,020,572</text:p>
          </table:table-cell>
          <table:table-cell table:style-name="ce24"/>
          <table:table-cell table:style-name="ce46" table:formula="of:=[.D33]*1000000/[.F33]" office:value-type="float" office:value="24.8720828777597" calcext:value-type="float">
            <text:p>24.87</text:p>
          </table:table-cell>
          <table:table-cell table:style-name="ce46" table:formula="of:=[.E33]*1000000/[.F33]" office:value-type="float" office:value="0.497441657555194" calcext:value-type="float">
            <text:p>0.50</text:p>
          </table:table-cell>
          <table:table-cell table:style-name="ce339"/>
          <table:table-cell table:number-columns-repeated="50"/>
        </table:table-row>
        <table:table-row table:style-name="ro7">
          <table:table-cell table:style-name="ce8"/>
          <table:table-cell table:style-name="ce26" table:number-columns-repeated="8"/>
          <table:table-cell table:style-name="ce264"/>
          <table:table-cell table:number-columns-repeated="50"/>
        </table:table-row>
        <table:table-row table:style-name="ro2">
          <table:table-cell table:style-name="ce8"/>
          <table:table-cell table:style-name="ce19" table:number-columns-repeated="9"/>
          <table:table-cell table:number-columns-repeated="50"/>
        </table:table-row>
        <table:table-row table:style-name="ro2">
          <table:table-cell table:style-name="ce8"/>
          <table:table-cell table:style-name="ce363" office:value-type="string" calcext:value-type="string">
            <text:p>The following cities deaths number is estimated by using proportion of national cases ratio 以下城市死亡人數以全國比例估算</text:p>
          </table:table-cell>
          <table:table-cell table:style-name="ce148" table:number-columns-repeated="7"/>
          <table:table-cell table:style-name="ce289"/>
          <table:table-cell table:number-columns-repeated="50"/>
        </table:table-row>
        <table:table-row table:style-name="ro2">
          <table:table-cell table:style-name="ce8"/>
          <table:table-cell table:style-name="ce364" office:value-type="string" calcext:value-type="string">
            <text:p>Cities</text:p>
          </table:table-cell>
          <table:table-cell table:style-name="ce364" office:value-type="string" calcext:value-type="string">
            <text:p>城市</text:p>
          </table:table-cell>
          <table:table-cell table:style-name="ce398" office:value-type="string" calcext:value-type="string">
            <text:p>City Cases</text:p>
          </table:table-cell>
          <table:table-cell table:style-name="ce398" office:value-type="string" calcext:value-type="string">
            <text:p>National Cases</text:p>
          </table:table-cell>
          <table:table-cell table:style-name="ce410" office:value-type="string" calcext:value-type="string" table:number-columns-spanned="3" table:number-rows-spanned="1">
            <text:p>National Deaths</text:p>
          </table:table-cell>
          <table:covered-table-cell table:style-name="ce124"/>
          <table:covered-table-cell table:style-name="ce604"/>
          <table:table-cell table:style-name="ce608" office:value-type="string" calcext:value-type="string" table:number-columns-spanned="2" table:number-rows-spanned="1">
            <text:p>Estimated city deaths</text:p>
          </table:table-cell>
          <table:covered-table-cell table:style-name="ce604"/>
          <table:table-cell table:number-columns-repeated="50"/>
        </table:table-row>
        <table:table-row table:style-name="ro2">
          <table:table-cell table:style-name="ce8"/>
          <table:table-cell table:style-name="ce26" table:number-columns-repeated="2"/>
          <table:table-cell table:style-name="ce163" office:value-type="string" calcext:value-type="string">
            <text:p>城市確診人數</text:p>
          </table:table-cell>
          <table:table-cell table:style-name="ce163" office:value-type="string" calcext:value-type="string">
            <text:p>全國確診人數</text:p>
          </table:table-cell>
          <table:table-cell table:style-name="ce411" office:value-type="string" calcext:value-type="string" table:number-columns-spanned="3" table:number-rows-spanned="1">
            <text:p>全國死亡人數</text:p>
          </table:table-cell>
          <table:covered-table-cell table:style-name="ce412"/>
          <table:covered-table-cell table:style-name="ce414"/>
          <table:table-cell table:style-name="ce609" office:value-type="string" calcext:value-type="string" table:number-columns-spanned="2" table:number-rows-spanned="1">
            <text:p>估計城市死亡人數</text:p>
          </table:table-cell>
          <table:covered-table-cell table:style-name="ce612"/>
          <table:table-cell table:number-columns-repeated="50"/>
        </table:table-row>
        <table:table-row table:style-name="ro2">
          <table:table-cell table:style-name="ce8"/>
          <table:table-cell table:style-name="ce586" office:value-type="string" calcext:value-type="string">
            <text:p>Tehran </text:p>
          </table:table-cell>
          <table:table-cell table:style-name="ce586" office:value-type="string" calcext:value-type="string">
            <text:p>德克蘭 </text:p>
          </table:table-cell>
          <table:table-cell table:style-name="ce596" table:formula="of:=[.D18]" office:value-type="float" office:value="5098" calcext:value-type="float">
            <text:p>5,098</text:p>
          </table:table-cell>
          <table:table-cell table:style-name="ce596" table:formula="of:=[$World.F15]" office:value-type="float" office:value="79494" calcext:value-type="float">
            <text:p>79,494</text:p>
          </table:table-cell>
          <table:table-cell table:style-name="ce607" table:formula="of:=[$World.G15]" office:value-type="float" office:value="4958" calcext:value-type="float" table:number-columns-spanned="3" table:number-rows-spanned="1">
            <text:p>4,958</text:p>
          </table:table-cell>
          <table:covered-table-cell table:style-name="ce586"/>
          <table:covered-table-cell table:style-name="ce606"/>
          <table:table-cell table:style-name="ce607" table:formula="of:=[.D39]/[.E39]*[.F39]" office:value-type="float" office:value="317.959644753063" calcext:value-type="float" table:number-columns-spanned="2" table:number-rows-spanned="1">
            <text:p>318</text:p>
          </table:table-cell>
          <table:covered-table-cell table:style-name="ce606"/>
          <table:table-cell table:number-columns-repeated="50"/>
        </table:table-row>
        <table:table-row table:style-name="ro2">
          <table:table-cell table:style-name="ce8"/>
          <table:table-cell table:style-name="ce584" table:formula="of:=[.B17]" office:value-type="string" office:string-value="Brussels Metro *" calcext:value-type="string">
            <text:p>Brussels Metro *</text:p>
          </table:table-cell>
          <table:table-cell table:style-name="ce584" table:formula="of:=[.C17]" office:value-type="string" office:string-value="布魯塞爾大區 *" calcext:value-type="string">
            <text:p>布魯塞爾大區 *</text:p>
          </table:table-cell>
          <table:table-cell table:style-name="ce597" table:formula="of:=[.D17]" office:value-type="float" office:value="3404" calcext:value-type="float">
            <text:p>3,404</text:p>
          </table:table-cell>
          <table:table-cell table:style-name="ce596" table:formula="of:=[$World.F17]" office:value-type="float" office:value="36138" calcext:value-type="float">
            <text:p>36,138</text:p>
          </table:table-cell>
          <table:table-cell table:style-name="ce607" table:formula="of:=[$World.G17]" office:value-type="float" office:value="5163" calcext:value-type="float" table:number-columns-spanned="3" table:number-rows-spanned="1">
            <text:p>5,163</text:p>
          </table:table-cell>
          <table:covered-table-cell table:style-name="ce586"/>
          <table:covered-table-cell table:style-name="ce606"/>
          <table:table-cell table:style-name="ce607" table:formula="of:=[.D40]/[.E40]*[.F40]" office:value-type="float" office:value="486.326083347169" calcext:value-type="float" table:number-columns-spanned="2" table:number-rows-spanned="1">
            <text:p>486</text:p>
          </table:table-cell>
          <table:covered-table-cell table:style-name="ce606"/>
          <table:table-cell table:number-columns-repeated="50"/>
        </table:table-row>
        <table:table-row table:style-name="ro2" table:number-rows-repeated="3">
          <table:table-cell table:style-name="ce8" table:number-columns-repeated="3"/>
          <table:table-cell table:style-name="ce602" table:number-columns-repeated="3"/>
          <table:table-cell table:style-name="ce8"/>
          <table:table-cell table:style-name="ce615"/>
          <table:table-cell table:style-name="ce602"/>
          <table:table-cell table:style-name="ce615"/>
          <table:table-cell table:number-columns-repeated="50"/>
        </table:table-row>
        <table:table-row table:style-name="ro49">
          <table:table-cell table:style-name="ce8" table:number-columns-repeated="10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World.J2]" office:value-type="string" office:string-value="2020-04-18" calcext:value-type="string">
            <text:p>2020-04-18</text:p>
          </table:table-cell>
          <table:table-cell table:number-columns-repeated="50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比較</text:p>
          </table:table-cell>
          <table:table-cell table:style-name="ce124" table:number-columns-repeated="7"/>
          <table:table-cell table:style-name="ce248"/>
          <table:table-cell table:number-columns-repeated="50"/>
        </table:table-row>
        <table:table-row table:style-name="ro2">
          <table:table-cell table:style-name="ce8"/>
          <table:table-cell table:style-name="ce115"/>
          <table:table-cell table:style-name="ce124" table:number-columns-repeated="7"/>
          <table:table-cell table:style-name="ce24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Cities</text:p>
          </table:table-cell>
          <table:table-cell table:style-name="ce19" office:value-type="string" calcext:value-type="string">
            <text:p>城市</text:p>
          </table:table-cell>
          <table:table-cell table:style-name="ce19" office:value-type="string" calcext:value-type="string">
            <text:p>Distance to Wuhan</text:p>
          </table:table-cell>
          <table:table-cell table:style-name="ce19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25" office:value-type="string" calcext:value-type="string">
            <text:p>武漢相隔距離</text:p>
          </table:table-cell>
          <table:table-cell table:style-name="ce19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/>
            <text:p><text:span text:style-name="T3">Hong Kong</text:span></text:p>
          </table:table-cell>
          <table:table-cell table:style-name="ce19" office:value-type="string" calcext:value-type="string">
            <text:p/>
            <text:p><text:span text:style-name="T3">香港</text:span></text:p>
          </table:table-cell>
          <table:table-cell table:style-name="ce405" office:value-type="string" calcext:value-type="string">
            <text:p>919 km</text:p>
          </table:table-cell>
          <table:table-cell table:style-name="ce146" office:value-type="string" calcext:value-type="string">
            <text:p>( with ground transportation to Wuhan)</text:p>
          </table:table-cell>
          <table:table-cell table:style-name="ce146" table:number-columns-repeated="3"/>
          <table:table-cell table:style-name="ce40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Taipei</text:p>
          </table:table-cell>
          <table:table-cell table:style-name="ce19" office:value-type="string" calcext:value-type="string">
            <text:p>台北</text:p>
          </table:table-cell>
          <table:table-cell table:style-name="ce405" office:value-type="string" calcext:value-type="string">
            <text:p>943 km</text:p>
          </table:table-cell>
          <table:table-cell table:style-name="ce146" office:value-type="string" calcext:value-type="string">
            <text:p>( no ground transportation to Wuhan)</text:p>
          </table:table-cell>
          <table:table-cell table:style-name="ce146" table:number-columns-repeated="3"/>
          <table:table-cell table:style-name="ce40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588" office:value-type="string" calcext:value-type="string">
            <text:p>Daegu</text:p>
          </table:table-cell>
          <table:table-cell table:style-name="ce594" office:value-type="string" calcext:value-type="string">
            <text:p>大邱</text:p>
          </table:table-cell>
          <table:table-cell table:style-name="ce405" office:value-type="string" calcext:value-type="string">
            <text:p>1,451 km</text:p>
          </table:table-cell>
          <table:table-cell table:style-name="ce19"/>
          <table:table-cell table:style-name="ce146" table:number-columns-repeated="3"/>
          <table:table-cell table:style-name="ce40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589" office:value-type="string" calcext:value-type="string">
            <text:p>Manila</text:p>
          </table:table-cell>
          <table:table-cell table:style-name="ce595" office:value-type="string" calcext:value-type="string">
            <text:p>馬尼拉</text:p>
          </table:table-cell>
          <table:table-cell table:style-name="ce405" office:value-type="string" calcext:value-type="string">
            <text:p>1,904 km</text:p>
          </table:table-cell>
          <table:table-cell table:style-name="ce19"/>
          <table:table-cell table:style-name="ce146" table:number-columns-repeated="3"/>
          <table:table-cell table:style-name="ce40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Bangkok</text:p>
          </table:table-cell>
          <table:table-cell table:style-name="ce19" office:value-type="string" calcext:value-type="string">
            <text:p>曼谷</text:p>
          </table:table-cell>
          <table:table-cell table:style-name="ce405" office:value-type="string" calcext:value-type="string">
            <text:p>2,344 km</text:p>
          </table:table-cell>
          <table:table-cell table:style-name="ce293"/>
          <table:table-cell table:style-name="ce146" table:number-columns-repeated="3"/>
          <table:table-cell table:style-name="ce40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okyo</text:p>
          </table:table-cell>
          <table:table-cell table:style-name="ce146" office:value-type="string" calcext:value-type="string">
            <text:p>東京</text:p>
          </table:table-cell>
          <table:table-cell table:style-name="ce405" office:value-type="string" calcext:value-type="string">
            <text:p>2,428 km</text:p>
          </table:table-cell>
          <table:table-cell table:style-name="ce405"/>
          <table:table-cell table:style-name="ce146" table:number-columns-repeated="3"/>
          <table:table-cell table:style-name="ce40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Singapore</text:p>
          </table:table-cell>
          <table:table-cell table:style-name="ce19" office:value-type="string" calcext:value-type="string">
            <text:p>新加坡</text:p>
          </table:table-cell>
          <table:table-cell table:style-name="ce405" office:value-type="string" calcext:value-type="string">
            <text:p>3,432 km</text:p>
          </table:table-cell>
          <table:table-cell table:style-name="ce293"/>
          <table:table-cell table:style-name="ce19" table:number-columns-repeated="3"/>
          <table:table-cell table:style-name="ce293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589" office:value-type="string" calcext:value-type="string">
            <text:p>Kuala Lumpur</text:p>
          </table:table-cell>
          <table:table-cell table:style-name="ce595" office:value-type="string" calcext:value-type="string">
            <text:p>吉隆坡</text:p>
          </table:table-cell>
          <table:table-cell table:style-name="ce405" office:value-type="string" calcext:value-type="string">
            <text:p>3,326 km</text:p>
          </table:table-cell>
          <table:table-cell table:style-name="ce293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Jakarta</text:p>
          </table:table-cell>
          <table:table-cell table:style-name="ce146" office:value-type="string" calcext:value-type="string">
            <text:p>雅加達</text:p>
          </table:table-cell>
          <table:table-cell table:style-name="ce405" office:value-type="string" calcext:value-type="string">
            <text:p>4,166 km</text:p>
          </table:table-cell>
          <table:table-cell table:style-name="ce405"/>
          <table:table-cell table:style-name="ce19" table:number-columns-repeated="2"/>
          <table:table-cell table:style-name="ce405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ehran </text:p>
          </table:table-cell>
          <table:table-cell table:style-name="ce146" office:value-type="string" calcext:value-type="string">
            <text:p>德克蘭 </text:p>
          </table:table-cell>
          <table:table-cell table:style-name="ce405" office:value-type="string" calcext:value-type="string">
            <text:p>5,782 km</text:p>
          </table:table-cell>
          <table:table-cell table:style-name="ce405"/>
          <table:table-cell table:style-name="ce19" table:number-columns-repeated="2"/>
          <table:table-cell table:style-name="ce405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Stockholm</text:p>
          </table:table-cell>
          <table:table-cell table:style-name="ce146" office:value-type="string" calcext:value-type="string">
            <text:p>斯德哥爾摩</text:p>
          </table:table-cell>
          <table:table-cell table:style-name="ce405" office:value-type="string" calcext:value-type="string">
            <text:p>7,450 km</text:p>
          </table:table-cell>
          <table:table-cell table:style-name="ce405"/>
          <table:table-cell table:style-name="ce19" table:number-columns-repeated="2"/>
          <table:table-cell table:style-name="ce405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mbardia</text:p>
          </table:table-cell>
          <table:table-cell table:style-name="ce19" office:value-type="string" calcext:value-type="string">
            <text:p>倫巴底</text:p>
          </table:table-cell>
          <table:table-cell table:style-name="ce405" office:value-type="string" calcext:value-type="string">
            <text:p>8,640 km</text:p>
          </table:table-cell>
          <table:table-cell table:style-name="ce405"/>
          <table:table-cell table:style-name="ce19" table:number-columns-repeated="2"/>
          <table:table-cell table:style-name="ce405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ndon</text:p>
          </table:table-cell>
          <table:table-cell table:style-name="ce19" office:value-type="string" calcext:value-type="string">
            <text:p>倫敦</text:p>
          </table:table-cell>
          <table:table-cell table:style-name="ce405" office:value-type="string" calcext:value-type="string">
            <text:p>8,870 km</text:p>
          </table:table-cell>
          <table:table-cell table:style-name="ce405"/>
          <table:table-cell table:style-name="ce19" table:number-columns-repeated="2"/>
          <table:table-cell table:style-name="ce405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Madrid</text:p>
          </table:table-cell>
          <table:table-cell table:style-name="ce19" office:value-type="string" calcext:value-type="string">
            <text:p>馬德里</text:p>
          </table:table-cell>
          <table:table-cell table:style-name="ce405" office:value-type="string" calcext:value-type="string">
            <text:p>9,860 km</text:p>
          </table:table-cell>
          <table:table-cell table:style-name="ce405"/>
          <table:table-cell table:style-name="ce19" table:number-columns-repeated="2"/>
          <table:table-cell table:style-name="ce405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New York</text:p>
          </table:table-cell>
          <table:table-cell table:style-name="ce19" office:value-type="string" calcext:value-type="string">
            <text:p>紐約</text:p>
          </table:table-cell>
          <table:table-cell table:style-name="ce405" office:value-type="string" calcext:value-type="string">
            <text:p>12,033 km</text:p>
          </table:table-cell>
          <table:table-cell table:style-name="ce293"/>
          <table:table-cell table:style-name="ce19" table:number-columns-repeated="3"/>
          <table:table-cell table:style-name="ce40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405"/>
          <table:table-cell table:style-name="ce293"/>
          <table:table-cell table:style-name="ce19" table:number-columns-repeated="3"/>
          <table:table-cell table:style-name="ce40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25" table:number-columns-repeated="7"/>
          <table:table-cell table:style-name="ce232"/>
          <table:table-cell table:number-columns-repeated="50"/>
        </table:table-row>
        <table:table-row table:style-name="ro2">
          <table:table-cell table:style-name="ce8" table:number-columns-repeated="10"/>
          <table:table-cell table:number-columns-repeated="50"/>
        </table:table-row>
        <table:table-row table:style-name="ro2" table:number-rows-repeated="1047912">
          <table:table-cell table:number-columns-repeated="60"/>
        </table:table-row>
        <table:table-row table:style-name="ro8" table:number-rows-repeated="595">
          <table:table-cell table:number-columns-repeated="60"/>
        </table:table-row>
        <table:table-row table:style-name="ro8">
          <table:table-cell table:number-columns-repeated="60"/>
        </table:table-row>
      </table:table>
      <table:table table:name="E.AsianCities_Sort" table:style-name="ta1">
        <office:forms form:automatic-focus="false" form:apply-design-mode="false"/>
        <table:table-column table:style-name="co13" table:default-cell-style-name="Default"/>
        <table:table-column table:style-name="co11" table:number-columns-repeated="8" table:default-cell-style-name="Default"/>
        <table:table-column table:style-name="co37" table:default-cell-style-name="Default"/>
        <table:table-column table:style-name="co38" table:default-cell-style-name="Default"/>
        <table:table-row table:style-name="ro20" table:number-rows-repeated="2">
          <table:table-cell table:number-columns-repeated="11"/>
        </table:table-row>
        <table:table-row table:style-name="ro21">
          <table:table-cell/>
          <table:table-cell table:style-name="ce304" table:formula="of:=COM.MICROSOFT.CONCAT([$World_E_Asian_Cities.B24] ; CHAR(10);[$World_E_Asian_Cities.C24])" office:value-type="string" office:string-value="Wuhan&#10;武漢" calcext:value-type="string">
            <text:p>Wuhan</text:p>
            <text:p>武漢</text:p>
          </table:table-cell>
          <table:table-cell table:style-name="ce304" table:formula="of:=COM.MICROSOFT.CONCAT([$World_E_Asian_Cities.B25] ; CHAR(10);[$World_E_Asian_Cities.C25])" office:value-type="string" office:string-value="Daegu&#10;大邱" calcext:value-type="string">
            <text:p>Daegu</text:p>
            <text:p>大邱</text:p>
          </table:table-cell>
          <table:table-cell table:style-name="ce304" table:formula="of:=COM.MICROSOFT.CONCAT([$World_E_Asian_Cities.B26] ; CHAR(10);[$World_E_Asian_Cities.C26])" office:value-type="string" office:string-value="Singapore&#10;新加坡" calcext:value-type="string">
            <text:p>Singapore</text:p>
            <text:p>新加坡</text:p>
          </table:table-cell>
          <table:table-cell table:style-name="ce304" table:formula="of:=COM.MICROSOFT.CONCAT([$World_E_Asian_Cities.B27] ; CHAR(10);[$World_E_Asian_Cities.C27])" office:value-type="string" office:string-value="Manila&#10;馬尼拉" calcext:value-type="string">
            <text:p>Manila</text:p>
            <text:p>馬尼拉</text:p>
          </table:table-cell>
          <table:table-cell table:style-name="ce304" table:formula="of:=COM.MICROSOFT.CONCAT([$World_E_Asian_Cities.B28] ; CHAR(10);[$World_E_Asian_Cities.C28])" office:value-type="string" office:string-value="Jakarta&#10;雅加達" calcext:value-type="string">
            <text:p>Jakarta</text:p>
            <text:p>雅加達</text:p>
          </table:table-cell>
          <table:table-cell table:style-name="ce304" table:formula="of:=COM.MICROSOFT.CONCAT([$World_E_Asian_Cities.B29] ; CHAR(10);[$World_E_Asian_Cities.C29])" office:value-type="string" office:string-value="Tokyo&#10;東京" calcext:value-type="string">
            <text:p>Tokyo</text:p>
            <text:p>東京</text:p>
          </table:table-cell>
          <table:table-cell table:style-name="ce304" table:formula="of:=COM.MICROSOFT.CONCAT([$World_E_Asian_Cities.B30] ; CHAR(10);[$World_E_Asian_Cities.C30])" office:value-type="string" office:string-value="Bangkok&#10;曼谷" calcext:value-type="string">
            <text:p>Bangkok</text:p>
            <text:p>曼谷</text:p>
          </table:table-cell>
          <table:table-cell table:style-name="ce304" table:formula="of:=COM.MICROSOFT.CONCAT([$World_E_Asian_Cities.B31] ; CHAR(10);[$World_E_Asian_Cities.C31])" office:value-type="string" office:string-value="Hong Kong&#10;香港" calcext:value-type="string">
            <text:p>Hong Kong</text:p>
            <text:p>香港</text:p>
          </table:table-cell>
          <table:table-cell table:style-name="ce304" table:formula="of:=COM.MICROSOFT.CONCAT([$World_E_Asian_Cities.B32] ; CHAR(10);[$World_E_Asian_Cities.C32])" office:value-type="string" office:string-value="Kuala Lumpur&#10;吉隆坡" calcext:value-type="string">
            <text:p>Kuala Lumpur</text:p>
            <text:p>吉隆坡</text:p>
          </table:table-cell>
          <table:table-cell table:style-name="ce304" table:formula="of:=COM.MICROSOFT.CONCAT([$World_E_Asian_Cities.B33] ; CHAR(10);[$World_E_Asian_Cities.C33])" office:value-type="string" office:string-value="New Taipei City&#10;新北市" calcext:value-type="string">
            <text:p>New Taipei City</text:p>
            <text:p>新北市</text:p>
          </table:table-cell>
        </table:table-row>
        <table:table-row table:style-name="ro20">
          <table:table-cell office:value-type="string" calcext:value-type="string">
            <text:p>Cases</text:p>
          </table:table-cell>
          <table:table-cell table:style-name="ce305" table:formula="of:=[$World_E_Asian_Cities.D24]" office:value-type="float" office:value="50008" calcext:value-type="float">
            <text:p>50,008</text:p>
          </table:table-cell>
          <table:table-cell table:style-name="ce305" table:formula="of:=[$World_E_Asian_Cities.D25]" office:value-type="float" office:value="6761" calcext:value-type="float">
            <text:p>6,761</text:p>
          </table:table-cell>
          <table:table-cell table:style-name="ce305" table:formula="of:=[$World_E_Asian_Cities.D26]" office:value-type="float" office:value="5050" calcext:value-type="float">
            <text:p>5,050</text:p>
          </table:table-cell>
          <table:table-cell table:style-name="ce305" table:formula="of:=[$World_E_Asian_Cities.D27]" office:value-type="float" office:value="3785" calcext:value-type="float">
            <text:p>3,785</text:p>
          </table:table-cell>
          <table:table-cell table:style-name="ce305" table:formula="of:=[$World_E_Asian_Cities.D28]" office:value-type="float" office:value="2474" calcext:value-type="float">
            <text:p>2,474</text:p>
          </table:table-cell>
          <table:table-cell table:style-name="ce305" table:formula="of:=[$World_E_Asian_Cities.D29]" office:value-type="float" office:value="2446" calcext:value-type="float">
            <text:p>2,446</text:p>
          </table:table-cell>
          <table:table-cell table:style-name="ce305" table:formula="of:=[$World_E_Asian_Cities.D30]" office:value-type="float" office:value="1204" calcext:value-type="float">
            <text:p>1,204</text:p>
          </table:table-cell>
          <table:table-cell table:style-name="ce305" table:formula="of:=[$World_E_Asian_Cities.D31]" office:value-type="float" office:value="1022" calcext:value-type="float">
            <text:p>1,022</text:p>
          </table:table-cell>
          <table:table-cell table:style-name="ce305" table:formula="of:=[$World_E_Asian_Cities.D32]" office:value-type="float" office:value="926" calcext:value-type="float">
            <text:p>926</text:p>
          </table:table-cell>
          <table:table-cell table:style-name="ce305" table:formula="of:=[$World_E_Asian_Cities.D33]" office:value-type="float" office:value="100" calcext:value-type="float">
            <text:p>100</text:p>
          </table:table-cell>
        </table:table-row>
        <table:table-row table:style-name="ro20">
          <table:table-cell/>
          <table:table-cell table:style-name="ce305"/>
          <table:table-cell table:number-columns-repeated="9"/>
        </table:table-row>
        <table:table-row table:style-name="ro20">
          <table:table-cell table:number-columns-repeated="11"/>
        </table:table-row>
        <table:table-row table:style-name="ro22">
          <table:table-cell/>
          <table:table-cell table:style-name="ce305" table:formula="of:=[.B3]" office:value-type="string" office:string-value="Wuhan&#10;武漢" calcext:value-type="string">
            <text:p>Wuhan</text:p>
            <text:p>武漢</text:p>
          </table:table-cell>
          <table:table-cell table:style-name="ce305" table:formula="of:=[.C3]" office:value-type="string" office:string-value="Daegu&#10;大邱" calcext:value-type="string">
            <text:p>Daegu</text:p>
            <text:p>大邱</text:p>
          </table:table-cell>
          <table:table-cell table:style-name="ce305" table:formula="of:=[.D3]" office:value-type="string" office:string-value="Singapore&#10;新加坡" calcext:value-type="string">
            <text:p>Singapore</text:p>
            <text:p>新加坡</text:p>
          </table:table-cell>
          <table:table-cell table:style-name="ce305" table:formula="of:=[.E3]" office:value-type="string" office:string-value="Manila&#10;馬尼拉" calcext:value-type="string">
            <text:p>Manila</text:p>
            <text:p>馬尼拉</text:p>
          </table:table-cell>
          <table:table-cell table:style-name="ce305" table:formula="of:=[.F3]" office:value-type="string" office:string-value="Jakarta&#10;雅加達" calcext:value-type="string">
            <text:p>Jakarta</text:p>
            <text:p>雅加達</text:p>
          </table:table-cell>
          <table:table-cell table:style-name="ce305" table:formula="of:=[.G3]" office:value-type="string" office:string-value="Tokyo&#10;東京" calcext:value-type="string">
            <text:p>Tokyo</text:p>
            <text:p>東京</text:p>
          </table:table-cell>
          <table:table-cell table:style-name="ce305" table:formula="of:=[.H3]" office:value-type="string" office:string-value="Bangkok&#10;曼谷" calcext:value-type="string">
            <text:p>Bangkok</text:p>
            <text:p>曼谷</text:p>
          </table:table-cell>
          <table:table-cell table:style-name="ce305" table:formula="of:=[.I3]" office:value-type="string" office:string-value="Hong Kong&#10;香港" calcext:value-type="string">
            <text:p>Hong Kong</text:p>
            <text:p>香港</text:p>
          </table:table-cell>
          <table:table-cell table:style-name="ce305" table:formula="of:=[.J3]" office:value-type="string" office:string-value="Kuala Lumpur&#10;吉隆坡" calcext:value-type="string">
            <text:p>Kuala Lumpur</text:p>
            <text:p>吉隆坡</text:p>
          </table:table-cell>
          <table:table-cell table:style-name="ce305" table:formula="of:=[.K3]" office:value-type="string" office:string-value="New Taipei City&#10;新北市" calcext:value-type="string">
            <text:p>New Taipei City</text:p>
            <text:p>新北市</text:p>
          </table:table-cell>
        </table:table-row>
        <table:table-row table:style-name="ro20">
          <table:table-cell office:value-type="string" calcext:value-type="string">
            <text:p>Deaths</text:p>
          </table:table-cell>
          <table:table-cell table:style-name="ce305" table:formula="of:=[$World_E_Asian_Cities.E24]" office:value-type="float" office:value="3869" calcext:value-type="float">
            <text:p>3,869</text:p>
          </table:table-cell>
          <table:table-cell table:style-name="ce305" table:formula="of:=[$World_E_Asian_Cities.E28]" office:value-type="float" office:value="242" calcext:value-type="float">
            <text:p>242</text:p>
          </table:table-cell>
          <table:table-cell table:style-name="ce305" table:formula="of:=[$World_E_Asian_Cities.E27]" office:value-type="float" office:value="207" calcext:value-type="float">
            <text:p>207</text:p>
          </table:table-cell>
          <table:table-cell table:style-name="ce305" table:formula="of:=[$World_E_Asian_Cities.E25]" office:value-type="float" office:value="122" calcext:value-type="float">
            <text:p>122</text:p>
          </table:table-cell>
          <table:table-cell table:style-name="ce305" table:formula="of:=[$World_E_Asian_Cities.E29]" office:value-type="float" office:value="53" calcext:value-type="float">
            <text:p>53</text:p>
          </table:table-cell>
          <table:table-cell table:style-name="ce305" table:formula="of:=[$World_E_Asian_Cities.E32]" office:value-type="float" office:value="52" calcext:value-type="float">
            <text:p>52</text:p>
          </table:table-cell>
          <table:table-cell table:style-name="ce305" table:formula="of:=[$World_E_Asian_Cities.E30]" office:value-type="float" office:value="13" calcext:value-type="float">
            <text:p>13</text:p>
          </table:table-cell>
          <table:table-cell table:style-name="ce305" table:formula="of:=[$World_E_Asian_Cities.E26]" office:value-type="float" office:value="10" calcext:value-type="float">
            <text:p>10</text:p>
          </table:table-cell>
          <table:table-cell table:style-name="ce305" table:formula="of:=[$World_E_Asian_Cities.E31]" office:value-type="float" office:value="4" calcext:value-type="float">
            <text:p>4</text:p>
          </table:table-cell>
          <table:table-cell table:style-name="ce305" table:formula="of:=[$World_E_Asian_Cities.E33]" office:value-type="float" office:value="2" calcext:value-type="float">
            <text:p>2</text:p>
          </table:table-cell>
        </table:table-row>
        <table:table-row table:style-name="ro20" table:number-rows-repeated="2">
          <table:table-cell table:number-columns-repeated="11"/>
        </table:table-row>
        <table:table-row table:style-name="ro22">
          <table:table-cell/>
          <table:table-cell table:style-name="ce304" table:formula="of:=[.B3]" office:value-type="string" office:string-value="Wuhan&#10;武漢" calcext:value-type="string">
            <text:p>Wuhan</text:p>
            <text:p>武漢</text:p>
          </table:table-cell>
          <table:table-cell table:style-name="ce304" table:formula="of:=[.C3]" office:value-type="string" office:string-value="Daegu&#10;大邱" calcext:value-type="string">
            <text:p>Daegu</text:p>
            <text:p>大邱</text:p>
          </table:table-cell>
          <table:table-cell table:style-name="ce304" table:formula="of:=[.D3]" office:value-type="string" office:string-value="Singapore&#10;新加坡" calcext:value-type="string">
            <text:p>Singapore</text:p>
            <text:p>新加坡</text:p>
          </table:table-cell>
          <table:table-cell table:style-name="ce304" table:formula="of:=[.E3]" office:value-type="string" office:string-value="Manila&#10;馬尼拉" calcext:value-type="string">
            <text:p>Manila</text:p>
            <text:p>馬尼拉</text:p>
          </table:table-cell>
          <table:table-cell table:style-name="ce304" table:formula="of:=[.F3]" office:value-type="string" office:string-value="Jakarta&#10;雅加達" calcext:value-type="string">
            <text:p>Jakarta</text:p>
            <text:p>雅加達</text:p>
          </table:table-cell>
          <table:table-cell table:style-name="ce304" table:formula="of:=[.G3]" office:value-type="string" office:string-value="Tokyo&#10;東京" calcext:value-type="string">
            <text:p>Tokyo</text:p>
            <text:p>東京</text:p>
          </table:table-cell>
          <table:table-cell table:style-name="ce304" table:formula="of:=[.H3]" office:value-type="string" office:string-value="Bangkok&#10;曼谷" calcext:value-type="string">
            <text:p>Bangkok</text:p>
            <text:p>曼谷</text:p>
          </table:table-cell>
          <table:table-cell table:style-name="ce304" table:formula="of:=[.I3]" office:value-type="string" office:string-value="Hong Kong&#10;香港" calcext:value-type="string">
            <text:p>Hong Kong</text:p>
            <text:p>香港</text:p>
          </table:table-cell>
          <table:table-cell table:style-name="ce304" table:formula="of:=[.J3]" office:value-type="string" office:string-value="Kuala Lumpur&#10;吉隆坡" calcext:value-type="string">
            <text:p>Kuala Lumpur</text:p>
            <text:p>吉隆坡</text:p>
          </table:table-cell>
          <table:table-cell table:style-name="ce304" table:formula="of:=[.K3]" office:value-type="string" office:string-value="New Taipei City&#10;新北市" calcext:value-type="string">
            <text:p>New Taipei City</text:p>
            <text:p>新北市</text:p>
          </table:table-cell>
        </table:table-row>
        <table:table-row table:style-name="ro20">
          <table:table-cell office:value-type="string" calcext:value-type="string">
            <text:p>Cases per M</text:p>
          </table:table-cell>
          <table:table-cell table:style-name="ce305" table:formula="of:=[$World_E_Asian_Cities.H24]" office:value-type="float" office:value="4512.95009475679" calcext:value-type="float">
            <text:p>4,513</text:p>
          </table:table-cell>
          <table:table-cell table:style-name="ce305" table:formula="of:=[$World_E_Asian_Cities.H25]" office:value-type="float" office:value="2715.476973671" calcext:value-type="float">
            <text:p>2,715</text:p>
          </table:table-cell>
          <table:table-cell table:style-name="ce305" table:formula="of:=[$World_E_Asian_Cities.H26]" office:value-type="float" office:value="885.405708675223" calcext:value-type="float">
            <text:p>885</text:p>
          </table:table-cell>
          <table:table-cell table:style-name="ce305" table:formula="of:=[$World_E_Asian_Cities.H27]" office:value-type="float" office:value="293.929147777092" calcext:value-type="float">
            <text:p>294</text:p>
          </table:table-cell>
          <table:table-cell table:style-name="ce305" table:formula="of:=[$World_E_Asian_Cities.H28]" office:value-type="float" office:value="245.550757247172" calcext:value-type="float">
            <text:p>246</text:p>
          </table:table-cell>
          <table:table-cell table:style-name="ce305" table:formula="of:=[$World_E_Asian_Cities.H29]" office:value-type="float" office:value="175.601247615994" calcext:value-type="float">
            <text:p>176</text:p>
          </table:table-cell>
          <table:table-cell table:style-name="ce305" table:formula="of:=[$World_E_Asian_Cities.H30]" office:value-type="float" office:value="137.590565218385" calcext:value-type="float">
            <text:p>138</text:p>
          </table:table-cell>
          <table:table-cell table:style-name="ce305" table:formula="of:=[$World_E_Asian_Cities.H31]" office:value-type="float" office:value="136.253949631368" calcext:value-type="float">
            <text:p>136</text:p>
          </table:table-cell>
          <table:table-cell table:style-name="ce305" table:formula="of:=[$World_E_Asian_Cities.H32]" office:value-type="float" office:value="128.611111111111" calcext:value-type="float">
            <text:p>129</text:p>
          </table:table-cell>
          <table:table-cell table:style-name="ce305" table:formula="of:=[$World_E_Asian_Cities.H33]" office:value-type="float" office:value="24.8720828777597" calcext:value-type="float">
            <text:p>25</text:p>
          </table:table-cell>
        </table:table-row>
        <table:table-row table:style-name="ro20" table:number-rows-repeated="2">
          <table:table-cell table:number-columns-repeated="11"/>
        </table:table-row>
        <table:table-row table:style-name="ro22">
          <table:table-cell/>
          <table:table-cell table:style-name="ce304" table:formula="of:=[.B3]" office:value-type="string" office:string-value="Wuhan&#10;武漢" calcext:value-type="string">
            <text:p>Wuhan</text:p>
            <text:p>武漢</text:p>
          </table:table-cell>
          <table:table-cell table:style-name="ce304" table:formula="of:=[.C3]" office:value-type="string" office:string-value="Daegu&#10;大邱" calcext:value-type="string">
            <text:p>Daegu</text:p>
            <text:p>大邱</text:p>
          </table:table-cell>
          <table:table-cell table:style-name="ce304" table:formula="of:=[.D3]" office:value-type="string" office:string-value="Singapore&#10;新加坡" calcext:value-type="string">
            <text:p>Singapore</text:p>
            <text:p>新加坡</text:p>
          </table:table-cell>
          <table:table-cell table:style-name="ce304" table:formula="of:=[.E3]" office:value-type="string" office:string-value="Manila&#10;馬尼拉" calcext:value-type="string">
            <text:p>Manila</text:p>
            <text:p>馬尼拉</text:p>
          </table:table-cell>
          <table:table-cell table:style-name="ce304" table:formula="of:=[.F3]" office:value-type="string" office:string-value="Jakarta&#10;雅加達" calcext:value-type="string">
            <text:p>Jakarta</text:p>
            <text:p>雅加達</text:p>
          </table:table-cell>
          <table:table-cell table:style-name="ce304" table:formula="of:=[.G3]" office:value-type="string" office:string-value="Tokyo&#10;東京" calcext:value-type="string">
            <text:p>Tokyo</text:p>
            <text:p>東京</text:p>
          </table:table-cell>
          <table:table-cell table:style-name="ce304" table:formula="of:=[.H3]" office:value-type="string" office:string-value="Bangkok&#10;曼谷" calcext:value-type="string">
            <text:p>Bangkok</text:p>
            <text:p>曼谷</text:p>
          </table:table-cell>
          <table:table-cell table:style-name="ce304" table:formula="of:=[.J3]" office:value-type="string" office:string-value="Kuala Lumpur&#10;吉隆坡" calcext:value-type="string">
            <text:p>Kuala Lumpur</text:p>
            <text:p>吉隆坡</text:p>
          </table:table-cell>
          <table:table-cell table:style-name="ce304" table:formula="of:=[.I3]" office:value-type="string" office:string-value="Hong Kong&#10;香港" calcext:value-type="string">
            <text:p>Hong Kong</text:p>
            <text:p>香港</text:p>
          </table:table-cell>
          <table:table-cell table:style-name="ce304" table:formula="of:=[.K3]" office:value-type="string" office:string-value="New Taipei City&#10;新北市" calcext:value-type="string">
            <text:p>New Taipei City</text:p>
            <text:p>新北市</text:p>
          </table:table-cell>
        </table:table-row>
        <table:table-row table:style-name="ro20">
          <table:table-cell office:value-type="string" calcext:value-type="string">
            <text:p>Deaths per M</text:p>
          </table:table-cell>
          <table:table-cell table:style-name="ce306" table:formula="of:=[$World_E_Asian_Cities.I24]" office:value-type="float" office:value="349.156213338146" calcext:value-type="float">
            <text:p>349.16</text:p>
          </table:table-cell>
          <table:table-cell table:style-name="ce306" table:formula="of:=[$World_E_Asian_Cities.I25]" office:value-type="float" office:value="48.9998803117678" calcext:value-type="float">
            <text:p>49.00</text:p>
          </table:table-cell>
          <table:table-cell table:style-name="ce306" table:formula="of:=[$World_E_Asian_Cities.I28]" office:value-type="float" office:value="24.0191120670232" calcext:value-type="float">
            <text:p>24.02</text:p>
          </table:table-cell>
          <table:table-cell table:style-name="ce306" table:formula="of:=[$World_E_Asian_Cities.I27]" office:value-type="float" office:value="16.0748569590114" calcext:value-type="float">
            <text:p>16.07</text:p>
          </table:table-cell>
          <table:table-cell table:style-name="ce306" table:formula="of:=[$World_E_Asian_Cities.I32]" office:value-type="float" office:value="7.22222222222222" calcext:value-type="float">
            <text:p>7.22</text:p>
          </table:table-cell>
          <table:table-cell table:style-name="ce306" table:formula="of:=[$World_E_Asian_Cities.I29]" office:value-type="float" office:value="3.80493300230895" calcext:value-type="float">
            <text:p>3.80</text:p>
          </table:table-cell>
          <table:table-cell table:style-name="ce306" table:formula="of:=[$World_E_Asian_Cities.I26]" office:value-type="float" office:value="1.75327863104004" calcext:value-type="float">
            <text:p>1.75</text:p>
          </table:table-cell>
          <table:table-cell table:style-name="ce306" table:formula="of:=[$World_E_Asian_Cities.I30]" office:value-type="float" office:value="1.48561241514868" calcext:value-type="float">
            <text:p>1.49</text:p>
          </table:table-cell>
          <table:table-cell table:style-name="ce306" table:formula="of:=[$World_E_Asian_Cities.I31]" office:value-type="float" office:value="0.533283560201048" calcext:value-type="float">
            <text:p>0.53</text:p>
          </table:table-cell>
          <table:table-cell table:style-name="ce306" table:formula="of:=[$World_E_Asian_Cities.I33]" office:value-type="float" office:value="0.497441657555194" calcext:value-type="float">
            <text:p>0.50</text:p>
          </table:table-cell>
        </table:table-row>
        <table:table-row table:style-name="ro20">
          <table:table-cell table:number-columns-repeated="11"/>
        </table:table-row>
        <table:table-row table:style-name="ro20">
          <table:table-cell table:number-columns-repeated="3"/>
          <table:table-cell table:style-name="ce305"/>
          <table:table-cell table:number-columns-repeated="7"/>
        </table:table-row>
      </table:table>
      <table:table table:name="CitiesRatio" table:style-name="ta1">
        <office:forms form:automatic-focus="false" form:apply-design-mode="false"/>
        <table:table-column table:style-name="co14" table:default-cell-style-name="Default"/>
        <table:table-column table:style-name="co39" table:default-cell-style-name="ce439"/>
        <table:table-column table:style-name="co40" table:default-cell-style-name="ce439"/>
        <table:table-column table:style-name="co26" table:default-cell-style-name="ce446"/>
        <table:table-column table:style-name="co26" table:number-columns-repeated="8" table:default-cell-style-name="ce630"/>
        <table:table-column table:style-name="co21" table:default-cell-style-name="ce630"/>
        <table:table-column table:style-name="co41" table:default-cell-style-name="ce630"/>
        <table:table-column table:style-name="co11" table:number-columns-repeated="33" table:default-cell-style-name="Default"/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32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3">
          <table:table-cell/>
          <table:table-cell table:style-name="ce98" office:value-type="string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50">
          <table:table-cell/>
          <table:table-cell table:style-name="ce494" office:value-type="string" calcext:value-type="string" table:number-columns-spanned="2" table:number-rows-spanned="1">
            <text:p><text:span text:style-name="T8">Cases ratio </text:span></text:p>
            <text:p><text:span text:style-name="T8">確診個案比例</text:span></text:p>
          </table:table-cell>
          <table:covered-table-cell table:style-name="ce259"/>
          <table:table-cell table:style-name="ce424"/>
          <table:table-cell table:style-name="ce277" table:formula="of:=[$'E.AsianCities_Sort'.B3]" office:value-type="string" office:string-value="Wuhan&#10;武漢" calcext:value-type="string">
            <text:p>Wuhan</text:p>
            <text:p>武漢</text:p>
          </table:table-cell>
          <table:table-cell table:style-name="ce277" table:formula="of:=[$'E.AsianCities_Sort'.C3]" office:value-type="string" office:string-value="Daegu&#10;大邱" calcext:value-type="string">
            <text:p>Daegu</text:p>
            <text:p>大邱</text:p>
          </table:table-cell>
          <table:table-cell table:style-name="ce277" table:formula="of:=[$'E.AsianCities_Sort'.D3]" office:value-type="string" office:string-value="Singapore&#10;新加坡" calcext:value-type="string">
            <text:p>Singapore</text:p>
            <text:p>新加坡</text:p>
          </table:table-cell>
          <table:table-cell table:style-name="ce277" table:formula="of:=[$'E.AsianCities_Sort'.E3]" office:value-type="string" office:string-value="Manila&#10;馬尼拉" calcext:value-type="string">
            <text:p>Manila</text:p>
            <text:p>馬尼拉</text:p>
          </table:table-cell>
          <table:table-cell table:style-name="ce277" table:formula="of:=[$'E.AsianCities_Sort'.F3]" office:value-type="string" office:string-value="Jakarta&#10;雅加達" calcext:value-type="string">
            <text:p>Jakarta</text:p>
            <text:p>雅加達</text:p>
          </table:table-cell>
          <table:table-cell table:style-name="ce277" table:formula="of:=[$'E.AsianCities_Sort'.G3]" office:value-type="string" office:string-value="Tokyo&#10;東京" calcext:value-type="string">
            <text:p>Tokyo</text:p>
            <text:p>東京</text:p>
          </table:table-cell>
          <table:table-cell table:style-name="ce277" table:formula="of:=[$'E.AsianCities_Sort'.H3]" office:value-type="string" office:string-value="Bangkok&#10;曼谷" calcext:value-type="string">
            <text:p>Bangkok</text:p>
            <text:p>曼谷</text:p>
          </table:table-cell>
          <table:table-cell table:style-name="ce277" table:formula="of:=[$'E.AsianCities_Sort'.I3]" office:value-type="string" office:string-value="Hong Kong&#10;香港" calcext:value-type="string">
            <text:p>Hong Kong</text:p>
            <text:p>香港</text:p>
          </table:table-cell>
          <table:table-cell table:style-name="ce277" table:formula="of:=[$'E.AsianCities_Sort'.J3]" office:value-type="string" office:string-value="Kuala Lumpur&#10;吉隆坡" calcext:value-type="string">
            <text:p>Kuala Lumpur</text:p>
            <text:p>吉隆坡</text:p>
          </table:table-cell>
          <table:table-cell table:style-name="ce277" table:formula="of:=[$'E.AsianCities_Sort'.K3]" office:value-type="string" office:string-value="New Taipei City&#10;新北市" calcext:value-type="string">
            <text:p>New Taipei City</text:p>
            <text:p>新北市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'E.AsianCities_Sort'.B4]" office:value-type="float" office:value="50008" calcext:value-type="float">
            <text:p>50,008</text:p>
          </table:table-cell>
          <table:table-cell table:style-name="ce446" table:formula="of:=[$'E.AsianCities_Sort'.C4]" office:value-type="float" office:value="6761" calcext:value-type="float">
            <text:p>6,761</text:p>
          </table:table-cell>
          <table:table-cell table:style-name="ce446" table:formula="of:=[$'E.AsianCities_Sort'.D4]" office:value-type="float" office:value="5050" calcext:value-type="float">
            <text:p>5,050</text:p>
          </table:table-cell>
          <table:table-cell table:style-name="ce446" table:formula="of:=[$'E.AsianCities_Sort'.E4]" office:value-type="float" office:value="3785" calcext:value-type="float">
            <text:p>3,785</text:p>
          </table:table-cell>
          <table:table-cell table:style-name="ce446" table:formula="of:=[$'E.AsianCities_Sort'.F4]" office:value-type="float" office:value="2474" calcext:value-type="float">
            <text:p>2,474</text:p>
          </table:table-cell>
          <table:table-cell table:style-name="ce446" table:formula="of:=[$'E.AsianCities_Sort'.G4]" office:value-type="float" office:value="2446" calcext:value-type="float">
            <text:p>2,446</text:p>
          </table:table-cell>
          <table:table-cell table:style-name="ce446" table:formula="of:=[$'E.AsianCities_Sort'.H4]" office:value-type="float" office:value="1204" calcext:value-type="float">
            <text:p>1,204</text:p>
          </table:table-cell>
          <table:table-cell table:style-name="ce446" table:formula="of:=[$'E.AsianCities_Sort'.I4]" office:value-type="float" office:value="1022" calcext:value-type="float">
            <text:p>1,022</text:p>
          </table:table-cell>
          <table:table-cell table:style-name="ce446" table:formula="of:=[$'E.AsianCities_Sort'.J4]" office:value-type="float" office:value="926" calcext:value-type="float">
            <text:p>926</text:p>
          </table:table-cell>
          <table:table-cell table:style-name="ce446" table:formula="of:=[$'E.AsianCities_Sort'.K4]" office:value-type="float" office:value="100" calcext:value-type="float">
            <text:p>100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formula="of:=[$World_E_Asian_Cities.D10]" office:value-type="float" office:value="127352" calcext:value-type="float">
            <text:p>127,352</text:p>
          </table:table-cell>
          <table:table-cell table:formula="of:=[.$D6]/[.E$5]" office:value-type="float" office:value="2.54663253879379" calcext:value-type="float">
            <text:p>3</text:p>
          </table:table-cell>
          <table:table-cell table:formula="of:=[.$D6]/[.F$5]" office:value-type="float" office:value="18.8362668244343" calcext:value-type="float">
            <text:p>19</text:p>
          </table:table-cell>
          <table:table-cell table:formula="of:=[.$D6]/[.G$5]" office:value-type="float" office:value="25.2182178217822" calcext:value-type="float">
            <text:p>25</text:p>
          </table:table-cell>
          <table:table-cell table:formula="of:=[.$D6]/[.H$5]" office:value-type="float" office:value="33.646499339498" calcext:value-type="float">
            <text:p>34</text:p>
          </table:table-cell>
          <table:table-cell table:formula="of:=[.$D6]/[.I$5]" office:value-type="float" office:value="51.4761519805982" calcext:value-type="float">
            <text:p>51</text:p>
          </table:table-cell>
          <table:table-cell table:formula="of:=[.$D6]/[.J$5]" office:value-type="float" office:value="52.0654129190515" calcext:value-type="float">
            <text:p>52</text:p>
          </table:table-cell>
          <table:table-cell table:formula="of:=[.$D6]/[.K$5]" office:value-type="float" office:value="105.774086378738" calcext:value-type="float">
            <text:p>106</text:p>
          </table:table-cell>
          <table:table-cell table:formula="of:=[.$D6]/[.L$5]" office:value-type="float" office:value="124.610567514677" calcext:value-type="float">
            <text:p>125</text:p>
          </table:table-cell>
          <table:table-cell table:formula="of:=[.$D6]/[.M$5]" office:value-type="float" office:value="137.529157667387" calcext:value-type="float">
            <text:p>138</text:p>
          </table:table-cell>
          <table:table-cell table:formula="of:=[.$D6]/[.N$5]" office:value-type="float" office:value="1273.52" calcext:value-type="float">
            <text:p>1274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" calcext:value-type="string">
            <text:p>Lombardy</text:p>
          </table:table-cell>
          <table:table-cell table:formula="of:=[$World_E_Asian_Cities.C11]" office:value-type="string" office:string-value="倫巴底" calcext:value-type="string">
            <text:p>倫巴底</text:p>
          </table:table-cell>
          <table:table-cell table:formula="of:=[$World_E_Asian_Cities.D11]" office:value-type="float" office:value="62153" calcext:value-type="float">
            <text:p>62,153</text:p>
          </table:table-cell>
          <table:table-cell table:formula="of:=[.$D7]/[.E$5]" office:value-type="float" office:value="1.24286114221725" calcext:value-type="float">
            <text:p>1</text:p>
          </table:table-cell>
          <table:table-cell table:formula="of:=[.$D7]/[.F$5]" office:value-type="float" office:value="9.19287087708919" calcext:value-type="float">
            <text:p>9</text:p>
          </table:table-cell>
          <table:table-cell table:formula="of:=[.$D7]/[.G$5]" office:value-type="float" office:value="12.3075247524752" calcext:value-type="float">
            <text:p>12</text:p>
          </table:table-cell>
          <table:table-cell table:formula="of:=[.$D7]/[.H$5]" office:value-type="float" office:value="16.4208718626156" calcext:value-type="float">
            <text:p>16</text:p>
          </table:table-cell>
          <table:table-cell table:formula="of:=[.$D7]/[.I$5]" office:value-type="float" office:value="25.1224737267583" calcext:value-type="float">
            <text:p>25</text:p>
          </table:table-cell>
          <table:table-cell table:formula="of:=[.$D7]/[.J$5]" office:value-type="float" office:value="25.4100572363042" calcext:value-type="float">
            <text:p>25</text:p>
          </table:table-cell>
          <table:table-cell table:formula="of:=[.$D7]/[.K$5]" office:value-type="float" office:value="51.6220930232558" calcext:value-type="float">
            <text:p>52</text:p>
          </table:table-cell>
          <table:table-cell table:formula="of:=[.$D7]/[.L$5]" office:value-type="float" office:value="60.8150684931507" calcext:value-type="float">
            <text:p>61</text:p>
          </table:table-cell>
          <table:table-cell table:formula="of:=[.$D7]/[.M$5]" office:value-type="float" office:value="67.1198704103672" calcext:value-type="float">
            <text:p>67</text:p>
          </table:table-cell>
          <table:table-cell table:formula="of:=[.$D7]/[.N$5]" office:value-type="float" office:value="621.53" calcext:value-type="float">
            <text:p>62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formula="of:=[$World_E_Asian_Cities.D12]" office:value-type="float" office:value="50694" calcext:value-type="float">
            <text:p>50,694</text:p>
          </table:table-cell>
          <table:table-cell table:formula="of:=[.$D8]/[.E$5]" office:value-type="float" office:value="1.01371780515118" calcext:value-type="float">
            <text:p>1</text:p>
          </table:table-cell>
          <table:table-cell table:formula="of:=[.$D8]/[.F$5]" office:value-type="float" office:value="7.49800325395652" calcext:value-type="float">
            <text:p>7</text:p>
          </table:table-cell>
          <table:table-cell table:formula="of:=[.$D8]/[.G$5]" office:value-type="float" office:value="10.0384158415842" calcext:value-type="float">
            <text:p>10</text:p>
          </table:table-cell>
          <table:table-cell table:formula="of:=[.$D8]/[.H$5]" office:value-type="float" office:value="13.3933949801849" calcext:value-type="float">
            <text:p>13</text:p>
          </table:table-cell>
          <table:table-cell table:formula="of:=[.$D8]/[.I$5]" office:value-type="float" office:value="20.4907033144705" calcext:value-type="float">
            <text:p>20</text:p>
          </table:table-cell>
          <table:table-cell table:formula="of:=[.$D8]/[.J$5]" office:value-type="float" office:value="20.7252657399836" calcext:value-type="float">
            <text:p>21</text:p>
          </table:table-cell>
          <table:table-cell table:formula="of:=[.$D8]/[.K$5]" office:value-type="float" office:value="42.1046511627907" calcext:value-type="float">
            <text:p>42</text:p>
          </table:table-cell>
          <table:table-cell table:formula="of:=[.$D8]/[.L$5]" office:value-type="float" office:value="49.6027397260274" calcext:value-type="float">
            <text:p>50</text:p>
          </table:table-cell>
          <table:table-cell table:formula="of:=[.$D8]/[.M$5]" office:value-type="float" office:value="54.7451403887689" calcext:value-type="float">
            <text:p>55</text:p>
          </table:table-cell>
          <table:table-cell table:formula="of:=[.$D8]/[.N$5]" office:value-type="float" office:value="506.94" calcext:value-type="float">
            <text:p>50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" calcext:value-type="string">
            <text:p>Bavaria</text:p>
          </table:table-cell>
          <table:table-cell table:formula="of:=[$World_E_Asian_Cities.C13]" office:value-type="string" office:string-value="拜仁" calcext:value-type="string">
            <text:p>拜仁</text:p>
          </table:table-cell>
          <table:table-cell table:formula="of:=[$World_E_Asian_Cities.D13]" office:value-type="float" office:value="33569" calcext:value-type="float">
            <text:p>33,569</text:p>
          </table:table-cell>
          <table:table-cell table:formula="of:=[.$D9]/[.E$5]" office:value-type="float" office:value="0.671272596384578" calcext:value-type="float">
            <text:p>1</text:p>
          </table:table-cell>
          <table:table-cell table:formula="of:=[.$D9]/[.F$5]" office:value-type="float" office:value="4.9650939210176" calcext:value-type="float">
            <text:p>5</text:p>
          </table:table-cell>
          <table:table-cell table:formula="of:=[.$D9]/[.G$5]" office:value-type="float" office:value="6.64732673267327" calcext:value-type="float">
            <text:p>7</text:p>
          </table:table-cell>
          <table:table-cell table:formula="of:=[.$D9]/[.H$5]" office:value-type="float" office:value="8.86895640686922" calcext:value-type="float">
            <text:p>9</text:p>
          </table:table-cell>
          <table:table-cell table:formula="of:=[.$D9]/[.I$5]" office:value-type="float" office:value="13.5687146321746" calcext:value-type="float">
            <text:p>14</text:p>
          </table:table-cell>
          <table:table-cell table:formula="of:=[.$D9]/[.J$5]" office:value-type="float" office:value="13.7240392477514" calcext:value-type="float">
            <text:p>14</text:p>
          </table:table-cell>
          <table:table-cell table:formula="of:=[.$D9]/[.K$5]" office:value-type="float" office:value="27.8812292358804" calcext:value-type="float">
            <text:p>28</text:p>
          </table:table-cell>
          <table:table-cell table:formula="of:=[.$D9]/[.L$5]" office:value-type="float" office:value="32.8463796477495" calcext:value-type="float">
            <text:p>33</text:p>
          </table:table-cell>
          <table:table-cell table:formula="of:=[.$D9]/[.M$5]" office:value-type="float" office:value="36.2516198704104" calcext:value-type="float">
            <text:p>36</text:p>
          </table:table-cell>
          <table:table-cell table:formula="of:=[.$D9]/[.N$5]" office:value-type="float" office:value="335.69" calcext:value-type="float">
            <text:p>336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" calcext:value-type="string">
            <text:p>Île-de-France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formula="of:=[$World_E_Asian_Cities.D14]" office:value-type="float" office:value="18062" calcext:value-type="float">
            <text:p>18,062</text:p>
          </table:table-cell>
          <table:table-cell table:formula="of:=[.$D10]/[.E$5]" office:value-type="float" office:value="0.361182210846265" calcext:value-type="float">
            <text:p>0</text:p>
          </table:table-cell>
          <table:table-cell table:formula="of:=[.$D10]/[.F$5]" office:value-type="float" office:value="2.67149829906818" calcext:value-type="float">
            <text:p>3</text:p>
          </table:table-cell>
          <table:table-cell table:formula="of:=[.$D10]/[.G$5]" office:value-type="float" office:value="3.57663366336634" calcext:value-type="float">
            <text:p>4</text:p>
          </table:table-cell>
          <table:table-cell table:formula="of:=[.$D10]/[.H$5]" office:value-type="float" office:value="4.77199471598415" calcext:value-type="float">
            <text:p>5</text:p>
          </table:table-cell>
          <table:table-cell table:formula="of:=[.$D10]/[.I$5]" office:value-type="float" office:value="7.30072756669361" calcext:value-type="float">
            <text:p>7</text:p>
          </table:table-cell>
          <table:table-cell table:formula="of:=[.$D10]/[.J$5]" office:value-type="float" office:value="7.38430089942764" calcext:value-type="float">
            <text:p>7</text:p>
          </table:table-cell>
          <table:table-cell table:formula="of:=[.$D10]/[.K$5]" office:value-type="float" office:value="15.0016611295681" calcext:value-type="float">
            <text:p>15</text:p>
          </table:table-cell>
          <table:table-cell table:formula="of:=[.$D10]/[.L$5]" office:value-type="float" office:value="17.6731898238748" calcext:value-type="float">
            <text:p>18</text:p>
          </table:table-cell>
          <table:table-cell table:formula="of:=[.$D10]/[.M$5]" office:value-type="float" office:value="19.5053995680346" calcext:value-type="float">
            <text:p>20</text:p>
          </table:table-cell>
          <table:table-cell table:formula="of:=[.$D10]/[.N$5]" office:value-type="float" office:value="180.62" calcext:value-type="float">
            <text:p>18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" calcext:value-type="string">
            <text:p>London</text:p>
          </table:table-cell>
          <table:table-cell table:formula="of:=[$World_E_Asian_Cities.C15]" office:value-type="string" office:string-value="倫敦" calcext:value-type="string">
            <text:p>倫敦</text:p>
          </table:table-cell>
          <table:table-cell table:formula="of:=[$World_E_Asian_Cities.D15]" office:value-type="float" office:value="18000" calcext:value-type="float">
            <text:p>18,000</text:p>
          </table:table-cell>
          <table:table-cell table:formula="of:=[.$D11]/[.E$5]" office:value-type="float" office:value="0.359942409214526" calcext:value-type="float">
            <text:p>0</text:p>
          </table:table-cell>
          <table:table-cell table:formula="of:=[.$D11]/[.F$5]" office:value-type="float" office:value="2.66232805797959" calcext:value-type="float">
            <text:p>3</text:p>
          </table:table-cell>
          <table:table-cell table:formula="of:=[.$D11]/[.G$5]" office:value-type="float" office:value="3.56435643564356" calcext:value-type="float">
            <text:p>4</text:p>
          </table:table-cell>
          <table:table-cell table:formula="of:=[.$D11]/[.H$5]" office:value-type="float" office:value="4.7556142668428" calcext:value-type="float">
            <text:p>5</text:p>
          </table:table-cell>
          <table:table-cell table:formula="of:=[.$D11]/[.I$5]" office:value-type="float" office:value="7.27566693613581" calcext:value-type="float">
            <text:p>7</text:p>
          </table:table-cell>
          <table:table-cell table:formula="of:=[.$D11]/[.J$5]" office:value-type="float" office:value="7.35895339329518" calcext:value-type="float">
            <text:p>7</text:p>
          </table:table-cell>
          <table:table-cell table:formula="of:=[.$D11]/[.K$5]" office:value-type="float" office:value="14.9501661129568" calcext:value-type="float">
            <text:p>15</text:p>
          </table:table-cell>
          <table:table-cell table:formula="of:=[.$D11]/[.L$5]" office:value-type="float" office:value="17.6125244618395" calcext:value-type="float">
            <text:p>18</text:p>
          </table:table-cell>
          <table:table-cell table:formula="of:=[.$D11]/[.M$5]" office:value-type="float" office:value="19.438444924406" calcext:value-type="float">
            <text:p>19</text:p>
          </table:table-cell>
          <table:table-cell table:formula="of:=[.$D11]/[.N$5]" office:value-type="float" office:value="180" calcext:value-type="float">
            <text:p>180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8]" office:value-type="string" office:string-value="Tehran *" calcext:value-type="string">
            <text:p>Tehran *</text:p>
          </table:table-cell>
          <table:table-cell table:style-name="ce434" table:formula="of:=[$World_E_Asian_Cities.C18]" office:value-type="string" office:string-value="德克蘭 *" calcext:value-type="string">
            <text:p>德克蘭 *</text:p>
          </table:table-cell>
          <table:table-cell table:formula="of:=[$World_E_Asian_Cities.D18]" office:value-type="float" office:value="5098" calcext:value-type="float">
            <text:p>5,098</text:p>
          </table:table-cell>
          <table:table-cell table:formula="of:=[.$D12]/[.E$5]" office:value-type="float" office:value="0.101943689009758" calcext:value-type="float">
            <text:p>0</text:p>
          </table:table-cell>
          <table:table-cell table:formula="of:=[.$D12]/[.F$5]" office:value-type="float" office:value="0.754030468865552" calcext:value-type="float">
            <text:p>1</text:p>
          </table:table-cell>
          <table:table-cell table:formula="of:=[.$D12]/[.G$5]" office:value-type="float" office:value="1.00950495049505" calcext:value-type="float">
            <text:p>1</text:p>
          </table:table-cell>
          <table:table-cell table:formula="of:=[.$D12]/[.H$5]" office:value-type="float" office:value="1.34689564068692" calcext:value-type="float">
            <text:p>1</text:p>
          </table:table-cell>
          <table:table-cell table:formula="of:=[.$D12]/[.I$5]" office:value-type="float" office:value="2.06063055780113" calcext:value-type="float">
            <text:p>2</text:p>
          </table:table-cell>
          <table:table-cell table:formula="of:=[.$D12]/[.J$5]" office:value-type="float" office:value="2.08421913327882" calcext:value-type="float">
            <text:p>2</text:p>
          </table:table-cell>
          <table:table-cell table:formula="of:=[.$D12]/[.K$5]" office:value-type="float" office:value="4.23421926910299" calcext:value-type="float">
            <text:p>4</text:p>
          </table:table-cell>
          <table:table-cell table:formula="of:=[.$D12]/[.L$5]" office:value-type="float" office:value="4.98825831702544" calcext:value-type="float">
            <text:p>5</text:p>
          </table:table-cell>
          <table:table-cell table:formula="of:=[.$D12]/[.M$5]" office:value-type="float" office:value="5.50539956803456" calcext:value-type="float">
            <text:p>6</text:p>
          </table:table-cell>
          <table:table-cell table:formula="of:=[.$D12]/[.N$5]" office:value-type="float" office:value="50.98" calcext:value-type="float">
            <text:p>5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formula="of:=[$World_E_Asian_Cities.D16]" office:value-type="float" office:value="5206" calcext:value-type="float">
            <text:p>5,206</text:p>
          </table:table-cell>
          <table:table-cell table:formula="of:=[.$D13]/[.E$5]" office:value-type="float" office:value="0.104103343465046" calcext:value-type="float">
            <text:p>0</text:p>
          </table:table-cell>
          <table:table-cell table:formula="of:=[.$D13]/[.F$5]" office:value-type="float" office:value="0.77000443721343" calcext:value-type="float">
            <text:p>1</text:p>
          </table:table-cell>
          <table:table-cell table:formula="of:=[.$D13]/[.G$5]" office:value-type="float" office:value="1.03089108910891" calcext:value-type="float">
            <text:p>1</text:p>
          </table:table-cell>
          <table:table-cell table:formula="of:=[.$D13]/[.H$5]" office:value-type="float" office:value="1.37542932628798" calcext:value-type="float">
            <text:p>1</text:p>
          </table:table-cell>
          <table:table-cell table:formula="of:=[.$D13]/[.I$5]" office:value-type="float" office:value="2.10428455941795" calcext:value-type="float">
            <text:p>2</text:p>
          </table:table-cell>
          <table:table-cell table:formula="of:=[.$D13]/[.J$5]" office:value-type="float" office:value="2.12837285363859" calcext:value-type="float">
            <text:p>2</text:p>
          </table:table-cell>
          <table:table-cell table:formula="of:=[.$D13]/[.K$5]" office:value-type="float" office:value="4.32392026578073" calcext:value-type="float">
            <text:p>4</text:p>
          </table:table-cell>
          <table:table-cell table:formula="of:=[.$D13]/[.L$5]" office:value-type="float" office:value="5.09393346379648" calcext:value-type="float">
            <text:p>5</text:p>
          </table:table-cell>
          <table:table-cell table:formula="of:=[.$D13]/[.M$5]" office:value-type="float" office:value="5.62203023758099" calcext:value-type="float">
            <text:p>6</text:p>
          </table:table-cell>
          <table:table-cell table:formula="of:=[.$D13]/[.N$5]" office:value-type="float" office:value="52.06" calcext:value-type="float">
            <text:p>52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7]" office:value-type="string" office:string-value="Brussels Metro *" calcext:value-type="string">
            <text:p>Brussels Metro *</text:p>
          </table:table-cell>
          <table:table-cell table:style-name="ce434" table:formula="of:=[$World_E_Asian_Cities.C17]" office:value-type="string" office:string-value="布魯塞爾大區 *" calcext:value-type="string">
            <text:p>布魯塞爾大區 *</text:p>
          </table:table-cell>
          <table:table-cell table:formula="of:=[$World_E_Asian_Cities.D17]" office:value-type="float" office:value="3404" calcext:value-type="float">
            <text:p>3,404</text:p>
          </table:table-cell>
          <table:table-cell table:formula="of:=[.$D14]/[.E$5]" office:value-type="float" office:value="0.0680691089425692" calcext:value-type="float">
            <text:p>0</text:p>
          </table:table-cell>
          <table:table-cell table:formula="of:=[.$D14]/[.F$5]" office:value-type="float" office:value="0.503475817186807" calcext:value-type="float">
            <text:p>1</text:p>
          </table:table-cell>
          <table:table-cell table:formula="of:=[.$D14]/[.G$5]" office:value-type="float" office:value="0.674059405940594" calcext:value-type="float">
            <text:p>1</text:p>
          </table:table-cell>
          <table:table-cell table:formula="of:=[.$D14]/[.H$5]" office:value-type="float" office:value="0.899339498018494" calcext:value-type="float">
            <text:p>1</text:p>
          </table:table-cell>
          <table:table-cell table:formula="of:=[.$D14]/[.I$5]" office:value-type="float" office:value="1.37590945836702" calcext:value-type="float">
            <text:p>1</text:p>
          </table:table-cell>
          <table:table-cell table:formula="of:=[.$D14]/[.J$5]" office:value-type="float" office:value="1.39165985282093" calcext:value-type="float">
            <text:p>1</text:p>
          </table:table-cell>
          <table:table-cell table:formula="of:=[.$D14]/[.K$5]" office:value-type="float" office:value="2.82724252491694" calcext:value-type="float">
            <text:p>3</text:p>
          </table:table-cell>
          <table:table-cell table:formula="of:=[.$D14]/[.L$5]" office:value-type="float" office:value="3.3307240704501" calcext:value-type="float">
            <text:p>3</text:p>
          </table:table-cell>
          <table:table-cell table:formula="of:=[.$D14]/[.M$5]" office:value-type="float" office:value="3.67602591792657" calcext:value-type="float">
            <text:p>4</text:p>
          </table:table-cell>
          <table:table-cell table:formula="of:=[.$D14]/[.N$5]" office:value-type="float" office:value="34.04" calcext:value-type="float">
            <text:p>34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427" table:number-columns-repeated="9"/>
          <table:table-cell table:style-name="ce437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33" calcext:value-type="float">
            <text:p>33</text:p>
          </table:table-cell>
          <table:table-cell table:number-columns-repeated="30"/>
          <table:table-cell table:style-name="ce327" table:number-columns-repeated="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6" calcext:value-type="float">
            <text:p>6</text:p>
          </table:table-cell>
          <table:table-cell table:number-columns-repeated="33"/>
        </table:table-row>
        <table:table-row table:style-name="ro39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6:.N15];&quot;&gt;=&quot; &amp; 500) - COUNTIF([.E6:.N15];&quot;&gt;&quot; &amp; 1000)" office:value-type="float" office:value="2" calcext:value-type="float">
            <text:p>2</text:p>
          </table:table-cell>
          <table:table-cell table:number-columns-repeated="33"/>
        </table:table-row>
        <table:table-row table:style-name="ro20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0" table:number-rows-repeated="2">
          <table:table-cell/>
          <table:table-cell table:style-name="Default" table:number-columns-repeated="13"/>
          <table:table-cell table:number-columns-repeated="33"/>
        </table:table-row>
        <table:table-row table:style-name="ro31">
          <table:table-cell/>
          <table:table-cell table:style-name="Default" table:number-columns-repeated="13"/>
          <table:table-cell table:number-columns-repeated="33"/>
        </table:table-row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32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3">
          <table:table-cell/>
          <table:table-cell table:style-name="ce98" table:formula="of:=[.B3]" office:value-type="string" office:string-value="World cities and East Asian major cities  世界主要城市及東亞城市比較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51">
          <table:table-cell/>
          <table:table-cell table:style-name="ce317" office:value-type="string" calcext:value-type="string" table:number-columns-spanned="2" table:number-rows-spanned="1">
            <text:p><text:span text:style-name="T8">Deaths ratio </text:span></text:p>
            <text:p><text:span text:style-name="T8">死亡人數比例</text:span></text:p>
          </table:table-cell>
          <table:covered-table-cell table:style-name="ce259"/>
          <table:table-cell table:style-name="ce424"/>
          <table:table-cell table:style-name="ce277" table:formula="of:=[$'E.AsianCities_Sort'.B7]" office:value-type="string" office:string-value="Wuhan&#10;武漢" calcext:value-type="string">
            <text:p>Wuhan</text:p>
            <text:p>武漢</text:p>
          </table:table-cell>
          <table:table-cell table:style-name="ce277" table:formula="of:=[$'E.AsianCities_Sort'.C7]" office:value-type="string" office:string-value="Daegu&#10;大邱" calcext:value-type="string">
            <text:p>Daegu</text:p>
            <text:p>大邱</text:p>
          </table:table-cell>
          <table:table-cell table:style-name="ce277" table:formula="of:=[$'E.AsianCities_Sort'.D7]" office:value-type="string" office:string-value="Singapore&#10;新加坡" calcext:value-type="string">
            <text:p>Singapore</text:p>
            <text:p>新加坡</text:p>
          </table:table-cell>
          <table:table-cell table:style-name="ce277" table:formula="of:=[$'E.AsianCities_Sort'.E7]" office:value-type="string" office:string-value="Manila&#10;馬尼拉" calcext:value-type="string">
            <text:p>Manila</text:p>
            <text:p>馬尼拉</text:p>
          </table:table-cell>
          <table:table-cell table:style-name="ce277" table:formula="of:=[$'E.AsianCities_Sort'.F7]" office:value-type="string" office:string-value="Jakarta&#10;雅加達" calcext:value-type="string">
            <text:p>Jakarta</text:p>
            <text:p>雅加達</text:p>
          </table:table-cell>
          <table:table-cell table:style-name="ce277" table:formula="of:=[$'E.AsianCities_Sort'.G7]" office:value-type="string" office:string-value="Tokyo&#10;東京" calcext:value-type="string">
            <text:p>Tokyo</text:p>
            <text:p>東京</text:p>
          </table:table-cell>
          <table:table-cell table:style-name="ce277" table:formula="of:=[$'E.AsianCities_Sort'.H7]" office:value-type="string" office:string-value="Bangkok&#10;曼谷" calcext:value-type="string">
            <text:p>Bangkok</text:p>
            <text:p>曼谷</text:p>
          </table:table-cell>
          <table:table-cell table:style-name="ce277" table:formula="of:=[$'E.AsianCities_Sort'.I7]" office:value-type="string" office:string-value="Hong Kong&#10;香港" calcext:value-type="string">
            <text:p>Hong Kong</text:p>
            <text:p>香港</text:p>
          </table:table-cell>
          <table:table-cell table:style-name="ce277" table:formula="of:=[$'E.AsianCities_Sort'.J7]" office:value-type="string" office:string-value="Kuala Lumpur&#10;吉隆坡" calcext:value-type="string">
            <text:p>Kuala Lumpur</text:p>
            <text:p>吉隆坡</text:p>
          </table:table-cell>
          <table:table-cell table:style-name="ce277" table:formula="of:=[$'E.AsianCities_Sort'.K7]" office:value-type="string" office:string-value="New Taipei City&#10;新北市" calcext:value-type="string">
            <text:p>New Taipei City</text:p>
            <text:p>新北市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'E.AsianCities_Sort'.B8]" office:value-type="float" office:value="3869" calcext:value-type="float">
            <text:p>3,869</text:p>
          </table:table-cell>
          <table:table-cell table:style-name="ce446" table:formula="of:=[$'E.AsianCities_Sort'.C8]" office:value-type="float" office:value="242" calcext:value-type="float">
            <text:p>242</text:p>
          </table:table-cell>
          <table:table-cell table:style-name="ce446" table:formula="of:=[$'E.AsianCities_Sort'.D8]" office:value-type="float" office:value="207" calcext:value-type="float">
            <text:p>207</text:p>
          </table:table-cell>
          <table:table-cell table:style-name="ce446" table:formula="of:=[$'E.AsianCities_Sort'.E8]" office:value-type="float" office:value="122" calcext:value-type="float">
            <text:p>122</text:p>
          </table:table-cell>
          <table:table-cell table:style-name="ce446" table:formula="of:=[$'E.AsianCities_Sort'.F8]" office:value-type="float" office:value="53" calcext:value-type="float">
            <text:p>53</text:p>
          </table:table-cell>
          <table:table-cell table:style-name="ce446" table:formula="of:=[$'E.AsianCities_Sort'.G8]" office:value-type="float" office:value="52" calcext:value-type="float">
            <text:p>52</text:p>
          </table:table-cell>
          <table:table-cell table:style-name="ce446" table:formula="of:=[$'E.AsianCities_Sort'.H8]" office:value-type="float" office:value="13" calcext:value-type="float">
            <text:p>13</text:p>
          </table:table-cell>
          <table:table-cell table:style-name="ce446" table:formula="of:=[$'E.AsianCities_Sort'.I8]" office:value-type="float" office:value="10" calcext:value-type="float">
            <text:p>10</text:p>
          </table:table-cell>
          <table:table-cell table:style-name="ce446" table:formula="of:=[$'E.AsianCities_Sort'.J8]" office:value-type="float" office:value="4" calcext:value-type="float">
            <text:p>4</text:p>
          </table:table-cell>
          <table:table-cell table:style-name="ce446" table:formula="of:=[$'E.AsianCities_Sort'.K8]" office:value-type="float" office:value="2" calcext:value-type="float">
            <text:p>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" calcext:value-type="string">
            <text:p>Lombardy</text:p>
          </table:table-cell>
          <table:table-cell table:formula="of:=[$World_E_Asian_Cities.C11]" office:value-type="string" office:string-value="倫巴底" calcext:value-type="string">
            <text:p>倫巴底</text:p>
          </table:table-cell>
          <table:table-cell table:style-name="ce276" table:formula="of:=[$World_E_Asian_Cities.E11]" office:value-type="float" office:value="11377" calcext:value-type="float">
            <text:p>11377</text:p>
          </table:table-cell>
          <table:table-cell table:style-name="ce642" table:formula="of:=[.$D28]/[.E$27]" office:value-type="float" office:value="2.94055311449987" calcext:value-type="float">
            <text:p>3</text:p>
          </table:table-cell>
          <table:table-cell table:style-name="ce642" table:formula="of:=[.$D28]/[.F$27]" office:value-type="float" office:value="47.0123966942149" calcext:value-type="float">
            <text:p>47</text:p>
          </table:table-cell>
          <table:table-cell table:style-name="ce642" table:formula="of:=[.$D28]/[.G$27]" office:value-type="float" office:value="54.9613526570048" calcext:value-type="float">
            <text:p>55</text:p>
          </table:table-cell>
          <table:table-cell table:style-name="ce642" table:formula="of:=[.$D28]/[.H$27]" office:value-type="float" office:value="93.2540983606557" calcext:value-type="float">
            <text:p>93</text:p>
          </table:table-cell>
          <table:table-cell table:style-name="ce642" table:formula="of:=[.$D28]/[.I$27]" office:value-type="float" office:value="214.660377358491" calcext:value-type="float">
            <text:p>215</text:p>
          </table:table-cell>
          <table:table-cell table:style-name="ce642" table:formula="of:=[.$D28]/[.J$27]" office:value-type="float" office:value="218.788461538462" calcext:value-type="float">
            <text:p>219</text:p>
          </table:table-cell>
          <table:table-cell table:style-name="ce642" table:formula="of:=[.$D28]/[.K$27]" office:value-type="float" office:value="875.153846153846" calcext:value-type="float">
            <text:p>875</text:p>
          </table:table-cell>
          <table:table-cell table:style-name="ce642" table:formula="of:=[.$D28]/[.L$27]" office:value-type="float" office:value="1137.7" calcext:value-type="float">
            <text:p>1138</text:p>
          </table:table-cell>
          <table:table-cell table:style-name="ce625" table:formula="of:=[.$D28]/[.M$27]" office:value-type="float" office:value="2844.25" calcext:value-type="float">
            <text:p>2844</text:p>
          </table:table-cell>
          <table:table-cell table:style-name="ce625" table:formula="of:=[.$D28]/[.N$27]" office:value-type="float" office:value="5688.5" calcext:value-type="float">
            <text:p>568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style-name="ce276" table:formula="of:=[$World_E_Asian_Cities.E10]" office:value-type="float" office:value="8893" calcext:value-type="float">
            <text:p>8893</text:p>
          </table:table-cell>
          <table:table-cell table:style-name="ce641" table:formula="of:=[.$D29]/[.E$27]" office:value-type="float" office:value="2.29852675109848" calcext:value-type="float">
            <text:p>2.3</text:p>
          </table:table-cell>
          <table:table-cell table:style-name="ce646" table:formula="of:=[.$D29]/[.F$27]" office:value-type="float" office:value="36.7479338842975" calcext:value-type="float">
            <text:p>37</text:p>
          </table:table-cell>
          <table:table-cell table:style-name="ce646" table:formula="of:=[.$D29]/[.G$27]" office:value-type="float" office:value="42.9613526570048" calcext:value-type="float">
            <text:p>43</text:p>
          </table:table-cell>
          <table:table-cell table:style-name="ce646" table:formula="of:=[.$D29]/[.H$27]" office:value-type="float" office:value="72.8934426229508" calcext:value-type="float">
            <text:p>73</text:p>
          </table:table-cell>
          <table:table-cell table:style-name="ce646" table:formula="of:=[.$D29]/[.I$27]" office:value-type="float" office:value="167.792452830189" calcext:value-type="float">
            <text:p>168</text:p>
          </table:table-cell>
          <table:table-cell table:style-name="ce646" table:formula="of:=[.$D29]/[.J$27]" office:value-type="float" office:value="171.019230769231" calcext:value-type="float">
            <text:p>171</text:p>
          </table:table-cell>
          <table:table-cell table:style-name="ce646" table:formula="of:=[.$D29]/[.K$27]" office:value-type="float" office:value="684.076923076923" calcext:value-type="float">
            <text:p>684</text:p>
          </table:table-cell>
          <table:table-cell table:style-name="ce646" table:formula="of:=[.$D29]/[.L$27]" office:value-type="float" office:value="889.3" calcext:value-type="float">
            <text:p>889</text:p>
          </table:table-cell>
          <table:table-cell table:style-name="ce653" table:formula="of:=[.$D29]/[.M$27]" office:value-type="float" office:value="2223.25" calcext:value-type="float">
            <text:p>2223</text:p>
          </table:table-cell>
          <table:table-cell table:style-name="ce653" table:formula="of:=[.$D29]/[.N$27]" office:value-type="float" office:value="4446.5" calcext:value-type="float">
            <text:p>444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style-name="ce276" table:formula="of:=[$World_E_Asian_Cities.E12]" office:value-type="float" office:value="6877" calcext:value-type="float">
            <text:p>6877</text:p>
          </table:table-cell>
          <table:table-cell table:style-name="ce642" table:formula="of:=[.$D30]/[.E$27]" office:value-type="float" office:value="1.77746187645386" calcext:value-type="float">
            <text:p>2</text:p>
          </table:table-cell>
          <table:table-cell table:style-name="ce642" table:formula="of:=[.$D30]/[.F$27]" office:value-type="float" office:value="28.4173553719008" calcext:value-type="float">
            <text:p>28</text:p>
          </table:table-cell>
          <table:table-cell table:style-name="ce642" table:formula="of:=[.$D30]/[.G$27]" office:value-type="float" office:value="33.2222222222222" calcext:value-type="float">
            <text:p>33</text:p>
          </table:table-cell>
          <table:table-cell table:style-name="ce642" table:formula="of:=[.$D30]/[.H$27]" office:value-type="float" office:value="56.3688524590164" calcext:value-type="float">
            <text:p>56</text:p>
          </table:table-cell>
          <table:table-cell table:style-name="ce642" table:formula="of:=[.$D30]/[.I$27]" office:value-type="float" office:value="129.754716981132" calcext:value-type="float">
            <text:p>130</text:p>
          </table:table-cell>
          <table:table-cell table:style-name="ce642" table:formula="of:=[.$D30]/[.J$27]" office:value-type="float" office:value="132.25" calcext:value-type="float">
            <text:p>132</text:p>
          </table:table-cell>
          <table:table-cell table:style-name="ce642" table:formula="of:=[.$D30]/[.K$27]" office:value-type="float" office:value="529" calcext:value-type="float">
            <text:p>529</text:p>
          </table:table-cell>
          <table:table-cell table:style-name="ce642" table:formula="of:=[.$D30]/[.L$27]" office:value-type="float" office:value="687.7" calcext:value-type="float">
            <text:p>688</text:p>
          </table:table-cell>
          <table:table-cell table:style-name="ce625" table:formula="of:=[.$D30]/[.M$27]" office:value-type="float" office:value="1719.25" calcext:value-type="float">
            <text:p>1719</text:p>
          </table:table-cell>
          <table:table-cell table:style-name="ce625" table:formula="of:=[.$D30]/[.N$27]" office:value-type="float" office:value="3438.5" calcext:value-type="float">
            <text:p>343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" calcext:value-type="string">
            <text:p>London</text:p>
          </table:table-cell>
          <table:table-cell table:formula="of:=[$World_E_Asian_Cities.C15]" office:value-type="string" office:string-value="倫敦" calcext:value-type="string">
            <text:p>倫敦</text:p>
          </table:table-cell>
          <table:table-cell table:style-name="ce276" table:formula="of:=[$World_E_Asian_Cities.E15]" office:value-type="float" office:value="3377" calcext:value-type="float">
            <text:p>3377</text:p>
          </table:table-cell>
          <table:table-cell table:style-name="ce429" table:formula="of:=[.$D31]/[.E$27]" office:value-type="float" office:value="0.872835357973637" calcext:value-type="float">
            <text:p>0.9</text:p>
          </table:table-cell>
          <table:table-cell table:style-name="ce642" table:formula="of:=[.$D31]/[.F$27]" office:value-type="float" office:value="13.9545454545455" calcext:value-type="float">
            <text:p>14</text:p>
          </table:table-cell>
          <table:table-cell table:style-name="ce642" table:formula="of:=[.$D31]/[.G$27]" office:value-type="float" office:value="16.3140096618357" calcext:value-type="float">
            <text:p>16</text:p>
          </table:table-cell>
          <table:table-cell table:style-name="ce642" table:formula="of:=[.$D31]/[.H$27]" office:value-type="float" office:value="27.6803278688525" calcext:value-type="float">
            <text:p>28</text:p>
          </table:table-cell>
          <table:table-cell table:style-name="ce642" table:formula="of:=[.$D31]/[.I$27]" office:value-type="float" office:value="63.7169811320755" calcext:value-type="float">
            <text:p>64</text:p>
          </table:table-cell>
          <table:table-cell table:style-name="ce642" table:formula="of:=[.$D31]/[.J$27]" office:value-type="float" office:value="64.9423076923077" calcext:value-type="float">
            <text:p>65</text:p>
          </table:table-cell>
          <table:table-cell table:style-name="ce642" table:formula="of:=[.$D31]/[.K$27]" office:value-type="float" office:value="259.769230769231" calcext:value-type="float">
            <text:p>260</text:p>
          </table:table-cell>
          <table:table-cell table:style-name="ce642" table:formula="of:=[.$D31]/[.L$27]" office:value-type="float" office:value="337.7" calcext:value-type="float">
            <text:p>338</text:p>
          </table:table-cell>
          <table:table-cell table:style-name="ce625" table:formula="of:=[.$D31]/[.M$27]" office:value-type="float" office:value="844.25" calcext:value-type="float">
            <text:p>844</text:p>
          </table:table-cell>
          <table:table-cell table:style-name="ce625" table:formula="of:=[.$D31]/[.N$27]" office:value-type="float" office:value="1688.5" calcext:value-type="float">
            <text:p>168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" calcext:value-type="string">
            <text:p>Île-de-France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style-name="ce276" table:formula="of:=[$World_E_Asian_Cities.E14]" office:value-type="float" office:value="1767" calcext:value-type="float">
            <text:p>1767</text:p>
          </table:table-cell>
          <table:table-cell table:style-name="ce429" table:formula="of:=[.$D32]/[.E$27]" office:value-type="float" office:value="0.456707159472732" calcext:value-type="float">
            <text:p>0.5</text:p>
          </table:table-cell>
          <table:table-cell table:style-name="ce429" table:formula="of:=[.$D32]/[.F$27]" office:value-type="float" office:value="7.30165289256198" calcext:value-type="float">
            <text:p>7.3</text:p>
          </table:table-cell>
          <table:table-cell table:style-name="ce642" table:formula="of:=[.$D32]/[.G$27]" office:value-type="float" office:value="8.53623188405797" calcext:value-type="float">
            <text:p>9</text:p>
          </table:table-cell>
          <table:table-cell table:style-name="ce642" table:formula="of:=[.$D32]/[.H$27]" office:value-type="float" office:value="14.4836065573771" calcext:value-type="float">
            <text:p>14</text:p>
          </table:table-cell>
          <table:table-cell table:style-name="ce642" table:formula="of:=[.$D32]/[.I$27]" office:value-type="float" office:value="33.3396226415094" calcext:value-type="float">
            <text:p>33</text:p>
          </table:table-cell>
          <table:table-cell table:style-name="ce642" table:formula="of:=[.$D32]/[.J$27]" office:value-type="float" office:value="33.9807692307692" calcext:value-type="float">
            <text:p>34</text:p>
          </table:table-cell>
          <table:table-cell table:style-name="ce642" table:formula="of:=[.$D32]/[.K$27]" office:value-type="float" office:value="135.923076923077" calcext:value-type="float">
            <text:p>136</text:p>
          </table:table-cell>
          <table:table-cell table:style-name="ce642" table:formula="of:=[.$D32]/[.L$27]" office:value-type="float" office:value="176.7" calcext:value-type="float">
            <text:p>177</text:p>
          </table:table-cell>
          <table:table-cell table:style-name="ce625" table:formula="of:=[.$D32]/[.M$27]" office:value-type="float" office:value="441.75" calcext:value-type="float">
            <text:p>442</text:p>
          </table:table-cell>
          <table:table-cell table:style-name="ce625" table:formula="of:=[.$D32]/[.N$27]" office:value-type="float" office:value="883.5" calcext:value-type="float">
            <text:p>884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" calcext:value-type="string">
            <text:p>Bavaria</text:p>
          </table:table-cell>
          <table:table-cell table:formula="of:=[$World_E_Asian_Cities.C13]" office:value-type="string" office:string-value="拜仁" calcext:value-type="string">
            <text:p>拜仁</text:p>
          </table:table-cell>
          <table:table-cell table:style-name="ce276" table:formula="of:=[$World_E_Asian_Cities.E13]" office:value-type="float" office:value="872" calcext:value-type="float">
            <text:p>872</text:p>
          </table:table-cell>
          <table:table-cell table:style-name="ce429" table:formula="of:=[.$D33]/[.E$27]" office:value-type="float" office:value="0.225381235461359" calcext:value-type="float">
            <text:p>0.2</text:p>
          </table:table-cell>
          <table:table-cell table:style-name="ce642" table:formula="of:=[.$D33]/[.F$27]" office:value-type="float" office:value="3.60330578512397" calcext:value-type="float">
            <text:p>4</text:p>
          </table:table-cell>
          <table:table-cell table:style-name="ce642" table:formula="of:=[.$D33]/[.G$27]" office:value-type="float" office:value="4.21256038647343" calcext:value-type="float">
            <text:p>4</text:p>
          </table:table-cell>
          <table:table-cell table:style-name="ce642" table:formula="of:=[.$D33]/[.H$27]" office:value-type="float" office:value="7.14754098360656" calcext:value-type="float">
            <text:p>7</text:p>
          </table:table-cell>
          <table:table-cell table:style-name="ce642" table:formula="of:=[.$D33]/[.I$27]" office:value-type="float" office:value="16.4528301886792" calcext:value-type="float">
            <text:p>16</text:p>
          </table:table-cell>
          <table:table-cell table:style-name="ce642" table:formula="of:=[.$D33]/[.J$27]" office:value-type="float" office:value="16.7692307692308" calcext:value-type="float">
            <text:p>17</text:p>
          </table:table-cell>
          <table:table-cell table:style-name="ce642" table:formula="of:=[.$D33]/[.K$27]" office:value-type="float" office:value="67.0769230769231" calcext:value-type="float">
            <text:p>67</text:p>
          </table:table-cell>
          <table:table-cell table:style-name="ce642" table:formula="of:=[.$D33]/[.L$27]" office:value-type="float" office:value="87.2" calcext:value-type="float">
            <text:p>87</text:p>
          </table:table-cell>
          <table:table-cell table:style-name="ce625" table:formula="of:=[.$D33]/[.M$27]" office:value-type="float" office:value="218" calcext:value-type="float">
            <text:p>218</text:p>
          </table:table-cell>
          <table:table-cell table:style-name="ce625" table:formula="of:=[.$D33]/[.N$27]" office:value-type="float" office:value="436" calcext:value-type="float">
            <text:p>436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6]" office:value-type="string" office:string-value="Stockholm" calcext:value-type="string">
            <text:p>Stockholm</text:p>
          </table:table-cell>
          <table:table-cell table:style-name="ce434" table:formula="of:=[$World_E_Asian_Cities.C16]" office:value-type="string" office:string-value="斯德哥爾摩" calcext:value-type="string">
            <text:p>斯德哥爾摩</text:p>
          </table:table-cell>
          <table:table-cell table:style-name="ce276" table:formula="of:=[$World_E_Asian_Cities.E16]" office:value-type="float" office:value="795" calcext:value-type="float">
            <text:p>795</text:p>
          </table:table-cell>
          <table:table-cell table:style-name="ce663" table:formula="of:=[.$D34]/[.E$27]" office:value-type="float" office:value="0.205479452054794" calcext:value-type="float">
            <text:p>0.2</text:p>
          </table:table-cell>
          <table:table-cell table:style-name="ce644" table:formula="of:=[.$D34]/[.F$27]" office:value-type="float" office:value="3.28512396694215" calcext:value-type="float">
            <text:p>3</text:p>
          </table:table-cell>
          <table:table-cell table:style-name="ce644" table:formula="of:=[.$D34]/[.G$27]" office:value-type="float" office:value="3.84057971014493" calcext:value-type="float">
            <text:p>4</text:p>
          </table:table-cell>
          <table:table-cell table:style-name="ce644" table:formula="of:=[.$D34]/[.H$27]" office:value-type="float" office:value="6.51639344262295" calcext:value-type="float">
            <text:p>7</text:p>
          </table:table-cell>
          <table:table-cell table:style-name="ce644" table:formula="of:=[.$D34]/[.I$27]" office:value-type="float" office:value="15" calcext:value-type="float">
            <text:p>15</text:p>
          </table:table-cell>
          <table:table-cell table:style-name="ce644" table:formula="of:=[.$D34]/[.J$27]" office:value-type="float" office:value="15.2884615384615" calcext:value-type="float">
            <text:p>15</text:p>
          </table:table-cell>
          <table:table-cell table:style-name="ce644" table:formula="of:=[.$D34]/[.K$27]" office:value-type="float" office:value="61.1538461538462" calcext:value-type="float">
            <text:p>61</text:p>
          </table:table-cell>
          <table:table-cell table:style-name="ce644" table:formula="of:=[.$D34]/[.L$27]" office:value-type="float" office:value="79.5" calcext:value-type="float">
            <text:p>80</text:p>
          </table:table-cell>
          <table:table-cell table:style-name="ce626" table:formula="of:=[.$D34]/[.M$27]" office:value-type="float" office:value="198.75" calcext:value-type="float">
            <text:p>199</text:p>
          </table:table-cell>
          <table:table-cell table:style-name="ce626" table:formula="of:=[.$D34]/[.N$27]" office:value-type="float" office:value="397.5" calcext:value-type="float">
            <text:p>39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8]" office:value-type="string" office:string-value="Tehran *" calcext:value-type="string">
            <text:p>Tehran *</text:p>
          </table:table-cell>
          <table:table-cell table:formula="of:=[$World_E_Asian_Cities.C18]" office:value-type="string" office:string-value="德克蘭 *" calcext:value-type="string">
            <text:p>德克蘭 *</text:p>
          </table:table-cell>
          <table:table-cell table:style-name="ce276" table:formula="of:=[$World_E_Asian_Cities.E18]" office:value-type="float" office:value="317.959644753063" calcext:value-type="float">
            <text:p>318</text:p>
          </table:table-cell>
          <table:table-cell table:style-name="ce429" table:formula="of:=[.$D35]/[.E$27]" office:value-type="float" office:value="0.0821813504143353" calcext:value-type="float">
            <text:p>0.1</text:p>
          </table:table-cell>
          <table:table-cell table:style-name="ce642" table:formula="of:=[.$D35]/[.F$27]" office:value-type="float" office:value="1.31388282955811" calcext:value-type="float">
            <text:p>1</text:p>
          </table:table-cell>
          <table:table-cell table:style-name="ce642" table:formula="of:=[.$D35]/[.G$27]" office:value-type="float" office:value="1.53603693117422" calcext:value-type="float">
            <text:p>2</text:p>
          </table:table-cell>
          <table:table-cell table:style-name="ce642" table:formula="of:=[.$D35]/[.H$27]" office:value-type="float" office:value="2.60622659633658" calcext:value-type="float">
            <text:p>3</text:p>
          </table:table-cell>
          <table:table-cell table:style-name="ce642" table:formula="of:=[.$D35]/[.I$27]" office:value-type="float" office:value="5.99923858024647" calcext:value-type="float">
            <text:p>6</text:p>
          </table:table-cell>
          <table:table-cell table:style-name="ce642" table:formula="of:=[.$D35]/[.J$27]" office:value-type="float" office:value="6.11460855294352" calcext:value-type="float">
            <text:p>6</text:p>
          </table:table-cell>
          <table:table-cell table:style-name="ce642" table:formula="of:=[.$D35]/[.K$27]" office:value-type="float" office:value="24.4584342117741" calcext:value-type="float">
            <text:p>24</text:p>
          </table:table-cell>
          <table:table-cell table:style-name="ce642" table:formula="of:=[.$D35]/[.L$27]" office:value-type="float" office:value="31.7959644753063" calcext:value-type="float">
            <text:p>32</text:p>
          </table:table-cell>
          <table:table-cell table:style-name="ce625" table:formula="of:=[.$D35]/[.M$27]" office:value-type="float" office:value="79.4899111882658" calcext:value-type="float">
            <text:p>79</text:p>
          </table:table-cell>
          <table:table-cell table:style-name="ce625" table:formula="of:=[.$D35]/[.N$27]" office:value-type="float" office:value="158.979822376532" calcext:value-type="float">
            <text:p>159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.B14]" office:value-type="string" office:string-value="Brussels Metro *" calcext:value-type="string">
            <text:p>Brussels Metro *</text:p>
          </table:table-cell>
          <table:table-cell table:style-name="ce434" table:formula="of:=[.C14]" office:value-type="string" office:string-value="布魯塞爾大區 *" calcext:value-type="string">
            <text:p>布魯塞爾大區 *</text:p>
          </table:table-cell>
          <table:table-cell table:style-name="ce276" table:formula="of:=[$World_E_Asian_Cities.E18]" office:value-type="float" office:value="317.959644753063" calcext:value-type="float">
            <text:p>318</text:p>
          </table:table-cell>
          <table:table-cell table:style-name="ce663" table:formula="of:=[.$D36]/[.E$27]" office:value-type="float" office:value="0.0821813504143353" calcext:value-type="float">
            <text:p>0.1</text:p>
          </table:table-cell>
          <table:table-cell table:style-name="ce644" table:formula="of:=[.$D36]/[.F$27]" office:value-type="float" office:value="1.31388282955811" calcext:value-type="float">
            <text:p>1</text:p>
          </table:table-cell>
          <table:table-cell table:style-name="ce644" table:formula="of:=[.$D36]/[.G$27]" office:value-type="float" office:value="1.53603693117422" calcext:value-type="float">
            <text:p>2</text:p>
          </table:table-cell>
          <table:table-cell table:style-name="ce644" table:formula="of:=[.$D36]/[.H$27]" office:value-type="float" office:value="2.60622659633658" calcext:value-type="float">
            <text:p>3</text:p>
          </table:table-cell>
          <table:table-cell table:style-name="ce644" table:formula="of:=[.$D36]/[.I$27]" office:value-type="float" office:value="5.99923858024647" calcext:value-type="float">
            <text:p>6</text:p>
          </table:table-cell>
          <table:table-cell table:style-name="ce644" table:formula="of:=[.$D36]/[.J$27]" office:value-type="float" office:value="6.11460855294352" calcext:value-type="float">
            <text:p>6</text:p>
          </table:table-cell>
          <table:table-cell table:style-name="ce644" table:formula="of:=[.$D36]/[.K$27]" office:value-type="float" office:value="24.4584342117741" calcext:value-type="float">
            <text:p>24</text:p>
          </table:table-cell>
          <table:table-cell table:style-name="ce644" table:formula="of:=[.$D36]/[.L$27]" office:value-type="float" office:value="31.7959644753063" calcext:value-type="float">
            <text:p>32</text:p>
          </table:table-cell>
          <table:table-cell table:style-name="ce626" table:formula="of:=[.$D36]/[.M$27]" office:value-type="float" office:value="79.4899111882658" calcext:value-type="float">
            <text:p>79</text:p>
          </table:table-cell>
          <table:table-cell table:style-name="ce626" table:formula="of:=[.$D36]/[.N$27]" office:value-type="float" office:value="158.979822376532" calcext:value-type="float">
            <text:p>159</text:p>
          </table:table-cell>
          <table:table-cell table:number-columns-repeated="33"/>
        </table:table-row>
        <table:table-row table:style-name="ro2">
          <table:table-cell/>
          <table:table-cell table:style-name="ce440"/>
          <table:table-cell table:style-name="ce441"/>
          <table:table-cell table:style-name="ce425"/>
          <table:table-cell table:style-name="ce430" table:number-columns-repeated="8"/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9:.N37];&quot;&gt;=&quot; &amp; 10) - COUNTIF([.E29:.N37];&quot;&gt;&quot; &amp; 100)" office:value-type="float" office:value="28" calcext:value-type="float">
            <text:p>28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9:.N37];&quot;&gt;=&quot; &amp; 100) - COUNTIF([.E29:.N37];&quot;&gt;&quot; &amp; 500)" office:value-type="float" office:value="15" calcext:value-type="float">
            <text:p>15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9:.N37];&quot;&gt;=&quot; &amp; 500) - COUNTIF([.E29:.N37];&quot;&gt;&quot; &amp; 1000)" office:value-type="float" office:value="6" calcext:value-type="float">
            <text:p>6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or more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9:.N37];&quot;&gt;&quot; &amp; 1000)" office:value-type="float" office:value="5" calcext:value-type="float">
            <text:p>5</text:p>
          </table:table-cell>
          <table:table-cell table:number-columns-repeated="33"/>
        </table:table-row>
        <table:table-row table:style-name="ro20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CitiesRatio.M37:CitiesRatio.N37">
            <calcext:condition calcext:apply-style-name="Default" calcext:value="&lt;10" calcext:base-cell-address="CitiesRatio.M37"/>
            <calcext:condition calcext:apply-style-name="Times10" calcext:value="&lt;100" calcext:base-cell-address="CitiesRatio.M37"/>
            <calcext:condition calcext:apply-style-name="Times100" calcext:value="&lt;500" calcext:base-cell-address="CitiesRatio.M37"/>
            <calcext:condition calcext:apply-style-name="Times500" calcext:value="&lt;1000" calcext:base-cell-address="CitiesRatio.M37"/>
            <calcext:condition calcext:apply-style-name="Times1000" calcext:value="&gt;=1000" calcext:base-cell-address="CitiesRatio.M37"/>
          </calcext:conditional-format>
          <calcext:conditional-format calcext:target-range-address="CitiesRatio.M37:CitiesRatio.N37 CitiesRatio.E6:CitiesRatio.N15">
            <calcext:condition calcext:apply-style-name="Default" calcext:value="&lt;10" calcext:base-cell-address="CitiesRatio.E6"/>
            <calcext:condition calcext:apply-style-name="Times10" calcext:value="&lt;=100" calcext:base-cell-address="CitiesRatio.E6"/>
            <calcext:condition calcext:apply-style-name="Times100" calcext:value="&lt;500" calcext:base-cell-address="CitiesRatio.E6"/>
            <calcext:condition calcext:apply-style-name="Times500" calcext:value="&lt;1000" calcext:base-cell-address="CitiesRatio.E6"/>
            <calcext:condition calcext:apply-style-name="Times1000" calcext:value="&gt;=1000" calcext:base-cell-address="CitiesRatio.E6"/>
          </calcext:conditional-format>
          <calcext:conditional-format calcext:target-range-address="CitiesRatio.E37:CitiesRatio.L37 CitiesRatio.E29:CitiesRatio.L34">
            <calcext:condition calcext:apply-style-name="Default" calcext:value="&lt;10" calcext:base-cell-address="CitiesRatio.E29"/>
            <calcext:condition calcext:apply-style-name="Times10" calcext:value="&lt;100" calcext:base-cell-address="CitiesRatio.E29"/>
            <calcext:condition calcext:apply-style-name="Times100" calcext:value="&lt;500" calcext:base-cell-address="CitiesRatio.E29"/>
            <calcext:condition calcext:apply-style-name="Times500" calcext:value="&lt;1000" calcext:base-cell-address="CitiesRatio.E29"/>
            <calcext:condition calcext:apply-style-name="Times1000" calcext:value="&gt;=1000" calcext:base-cell-address="CitiesRatio.E29"/>
          </calcext:conditional-format>
          <calcext:conditional-format calcext:target-range-address="CitiesRatio.E37:CitiesRatio.L37 CitiesRatio.E29:CitiesRatio.L34">
            <calcext:condition calcext:apply-style-name="Default" calcext:value="&lt;10" calcext:base-cell-address="CitiesRatio.E29"/>
            <calcext:condition calcext:apply-style-name="Times10" calcext:value="&lt;=100" calcext:base-cell-address="CitiesRatio.E29"/>
            <calcext:condition calcext:apply-style-name="Times100" calcext:value="&lt;500" calcext:base-cell-address="CitiesRatio.E29"/>
            <calcext:condition calcext:apply-style-name="Times500" calcext:value="&lt;1000" calcext:base-cell-address="CitiesRatio.E29"/>
            <calcext:condition calcext:apply-style-name="Times1000" calcext:value="&gt;=1000" calcext:base-cell-address="CitiesRatio.E29"/>
          </calcext:conditional-format>
          <calcext:conditional-format calcext:target-range-address="CitiesRatio.M29:CitiesRatio.N34">
            <calcext:condition calcext:apply-style-name="Default" calcext:value="&lt;10" calcext:base-cell-address="CitiesRatio.M29"/>
            <calcext:condition calcext:apply-style-name="Times10" calcext:value="&lt;100" calcext:base-cell-address="CitiesRatio.M29"/>
            <calcext:condition calcext:apply-style-name="Times100" calcext:value="&lt;500" calcext:base-cell-address="CitiesRatio.M29"/>
            <calcext:condition calcext:apply-style-name="Times500" calcext:value="&lt;1000" calcext:base-cell-address="CitiesRatio.M29"/>
            <calcext:condition calcext:apply-style-name="Times1000" calcext:value="&gt;=1000" calcext:base-cell-address="CitiesRatio.M29"/>
          </calcext:conditional-format>
          <calcext:conditional-format calcext:target-range-address="CitiesRatio.M29:CitiesRatio.N34">
            <calcext:condition calcext:apply-style-name="Default" calcext:value="&lt;10" calcext:base-cell-address="CitiesRatio.M29"/>
            <calcext:condition calcext:apply-style-name="Times10" calcext:value="&lt;=100" calcext:base-cell-address="CitiesRatio.M29"/>
            <calcext:condition calcext:apply-style-name="Times100" calcext:value="&lt;500" calcext:base-cell-address="CitiesRatio.M29"/>
            <calcext:condition calcext:apply-style-name="Times500" calcext:value="&lt;1000" calcext:base-cell-address="CitiesRatio.M29"/>
            <calcext:condition calcext:apply-style-name="Times1000" calcext:value="&gt;=1000" calcext:base-cell-address="CitiesRatio.M29"/>
          </calcext:conditional-format>
          <calcext:conditional-format calcext:target-range-address="CitiesRatio.E35:CitiesRatio.L36">
            <calcext:condition calcext:apply-style-name="Default" calcext:value="&lt;10" calcext:base-cell-address="CitiesRatio.E35"/>
            <calcext:condition calcext:apply-style-name="Times10" calcext:value="&lt;100" calcext:base-cell-address="CitiesRatio.E35"/>
            <calcext:condition calcext:apply-style-name="Times100" calcext:value="&lt;500" calcext:base-cell-address="CitiesRatio.E35"/>
            <calcext:condition calcext:apply-style-name="Times500" calcext:value="&lt;1000" calcext:base-cell-address="CitiesRatio.E35"/>
            <calcext:condition calcext:apply-style-name="Times1000" calcext:value="&gt;=1000" calcext:base-cell-address="CitiesRatio.E35"/>
          </calcext:conditional-format>
          <calcext:conditional-format calcext:target-range-address="CitiesRatio.E35:CitiesRatio.L36">
            <calcext:condition calcext:apply-style-name="Default" calcext:value="&lt;10" calcext:base-cell-address="CitiesRatio.E35"/>
            <calcext:condition calcext:apply-style-name="Times10" calcext:value="&lt;=100" calcext:base-cell-address="CitiesRatio.E35"/>
            <calcext:condition calcext:apply-style-name="Times100" calcext:value="&lt;500" calcext:base-cell-address="CitiesRatio.E35"/>
            <calcext:condition calcext:apply-style-name="Times500" calcext:value="&lt;1000" calcext:base-cell-address="CitiesRatio.E35"/>
            <calcext:condition calcext:apply-style-name="Times1000" calcext:value="&gt;=1000" calcext:base-cell-address="CitiesRatio.E35"/>
          </calcext:conditional-format>
          <calcext:conditional-format calcext:target-range-address="CitiesRatio.M35:CitiesRatio.N36">
            <calcext:condition calcext:apply-style-name="Default" calcext:value="&lt;10" calcext:base-cell-address="CitiesRatio.M35"/>
            <calcext:condition calcext:apply-style-name="Times10" calcext:value="&lt;100" calcext:base-cell-address="CitiesRatio.M35"/>
            <calcext:condition calcext:apply-style-name="Times100" calcext:value="&lt;500" calcext:base-cell-address="CitiesRatio.M35"/>
            <calcext:condition calcext:apply-style-name="Times500" calcext:value="&lt;1000" calcext:base-cell-address="CitiesRatio.M35"/>
            <calcext:condition calcext:apply-style-name="Times1000" calcext:value="&gt;=1000" calcext:base-cell-address="CitiesRatio.M35"/>
          </calcext:conditional-format>
          <calcext:conditional-format calcext:target-range-address="CitiesRatio.M35:CitiesRatio.N36">
            <calcext:condition calcext:apply-style-name="Default" calcext:value="&lt;10" calcext:base-cell-address="CitiesRatio.M35"/>
            <calcext:condition calcext:apply-style-name="Times10" calcext:value="&lt;=100" calcext:base-cell-address="CitiesRatio.M35"/>
            <calcext:condition calcext:apply-style-name="Times100" calcext:value="&lt;500" calcext:base-cell-address="CitiesRatio.M35"/>
            <calcext:condition calcext:apply-style-name="Times500" calcext:value="&lt;1000" calcext:base-cell-address="CitiesRatio.M35"/>
            <calcext:condition calcext:apply-style-name="Times1000" calcext:value="&gt;=1000" calcext:base-cell-address="CitiesRatio.M35"/>
          </calcext:conditional-format>
          <calcext:conditional-format calcext:target-range-address="CitiesRatio.E28:CitiesRatio.L28">
            <calcext:condition calcext:apply-style-name="Default" calcext:value="&lt;10" calcext:base-cell-address="CitiesRatio.E28"/>
            <calcext:condition calcext:apply-style-name="Times10" calcext:value="&lt;100" calcext:base-cell-address="CitiesRatio.E28"/>
            <calcext:condition calcext:apply-style-name="Times100" calcext:value="&lt;500" calcext:base-cell-address="CitiesRatio.E28"/>
            <calcext:condition calcext:apply-style-name="Times500" calcext:value="&lt;1000" calcext:base-cell-address="CitiesRatio.E28"/>
            <calcext:condition calcext:apply-style-name="Times1000" calcext:value="&gt;=1000" calcext:base-cell-address="CitiesRatio.E28"/>
          </calcext:conditional-format>
          <calcext:conditional-format calcext:target-range-address="CitiesRatio.E28:CitiesRatio.L28">
            <calcext:condition calcext:apply-style-name="Default" calcext:value="&lt;10" calcext:base-cell-address="CitiesRatio.E28"/>
            <calcext:condition calcext:apply-style-name="Times10" calcext:value="&lt;=100" calcext:base-cell-address="CitiesRatio.E28"/>
            <calcext:condition calcext:apply-style-name="Times100" calcext:value="&lt;500" calcext:base-cell-address="CitiesRatio.E28"/>
            <calcext:condition calcext:apply-style-name="Times500" calcext:value="&lt;1000" calcext:base-cell-address="CitiesRatio.E28"/>
            <calcext:condition calcext:apply-style-name="Times1000" calcext:value="&gt;=1000" calcext:base-cell-address="CitiesRatio.E28"/>
          </calcext:conditional-format>
          <calcext:conditional-format calcext:target-range-address="CitiesRatio.M28:CitiesRatio.N28">
            <calcext:condition calcext:apply-style-name="Default" calcext:value="&lt;10" calcext:base-cell-address="CitiesRatio.M28"/>
            <calcext:condition calcext:apply-style-name="Times10" calcext:value="&lt;100" calcext:base-cell-address="CitiesRatio.M28"/>
            <calcext:condition calcext:apply-style-name="Times100" calcext:value="&lt;500" calcext:base-cell-address="CitiesRatio.M28"/>
            <calcext:condition calcext:apply-style-name="Times500" calcext:value="&lt;1000" calcext:base-cell-address="CitiesRatio.M28"/>
            <calcext:condition calcext:apply-style-name="Times1000" calcext:value="&gt;=1000" calcext:base-cell-address="CitiesRatio.M28"/>
          </calcext:conditional-format>
          <calcext:conditional-format calcext:target-range-address="CitiesRatio.M28:CitiesRatio.N28">
            <calcext:condition calcext:apply-style-name="Default" calcext:value="&lt;10" calcext:base-cell-address="CitiesRatio.M28"/>
            <calcext:condition calcext:apply-style-name="Times10" calcext:value="&lt;=100" calcext:base-cell-address="CitiesRatio.M28"/>
            <calcext:condition calcext:apply-style-name="Times100" calcext:value="&lt;500" calcext:base-cell-address="CitiesRatio.M28"/>
            <calcext:condition calcext:apply-style-name="Times500" calcext:value="&lt;1000" calcext:base-cell-address="CitiesRatio.M28"/>
            <calcext:condition calcext:apply-style-name="Times1000" calcext:value="&gt;=1000" calcext:base-cell-address="CitiesRatio.M28"/>
          </calcext:conditional-format>
        </calcext:conditional-formats>
      </table:table>
      <table:table table:name="Cities_perM_ratio" table:style-name="ta1">
        <office:forms form:automatic-focus="false" form:apply-design-mode="false"/>
        <table:table-column table:style-name="co14" table:default-cell-style-name="Default"/>
        <table:table-column table:style-name="co39" table:default-cell-style-name="ce439"/>
        <table:table-column table:style-name="co40" table:default-cell-style-name="ce439"/>
        <table:table-column table:style-name="co26" table:default-cell-style-name="ce276"/>
        <table:table-column table:style-name="co26" table:default-cell-style-name="ce652"/>
        <table:table-column table:style-name="co26" table:number-columns-repeated="4" table:default-cell-style-name="ce651"/>
        <table:table-column table:style-name="co26" table:default-cell-style-name="ce346"/>
        <table:table-column table:style-name="co26" table:default-cell-style-name="ce651"/>
        <table:table-column table:style-name="co26" table:default-cell-style-name="ce346"/>
        <table:table-column table:style-name="co21" table:default-cell-style-name="ce623"/>
        <table:table-column table:style-name="co41" table:default-cell-style-name="ce623"/>
        <table:table-column table:style-name="co11" table:number-columns-repeated="33" table:default-cell-style-name="Default"/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32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3">
          <table:table-cell/>
          <table:table-cell table:style-name="ce98" office:value-type="string" calcext:value-type="string">
            <text:p>World cities and East Asian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50">
          <table:table-cell/>
          <table:table-cell table:style-name="ce360" office:value-type="string" calcext:value-type="string" table:number-columns-spanned="2" table:number-rows-spanned="1">
            <text:p><text:span text:style-name="T8">Cases per million ratio </text:span></text:p>
            <text:p><text:span text:style-name="T8">每百萬確診個案比例</text:span></text:p>
          </table:table-cell>
          <table:covered-table-cell table:style-name="ce259"/>
          <table:table-cell table:style-name="ce424"/>
          <table:table-cell table:style-name="ce277" table:formula="of:=[$'E.AsianCities_Sort'.B11]" office:value-type="string" office:string-value="Wuhan&#10;武漢" calcext:value-type="string">
            <text:p>Wuhan</text:p>
            <text:p>武漢</text:p>
          </table:table-cell>
          <table:table-cell table:style-name="ce277" table:formula="of:=[$'E.AsianCities_Sort'.C11]" office:value-type="string" office:string-value="Daegu&#10;大邱" calcext:value-type="string">
            <text:p>Daegu</text:p>
            <text:p>大邱</text:p>
          </table:table-cell>
          <table:table-cell table:style-name="ce277" table:formula="of:=[$'E.AsianCities_Sort'.D11]" office:value-type="string" office:string-value="Singapore&#10;新加坡" calcext:value-type="string">
            <text:p>Singapore</text:p>
            <text:p>新加坡</text:p>
          </table:table-cell>
          <table:table-cell table:style-name="ce277" table:formula="of:=[$'E.AsianCities_Sort'.E11]" office:value-type="string" office:string-value="Manila&#10;馬尼拉" calcext:value-type="string">
            <text:p>Manila</text:p>
            <text:p>馬尼拉</text:p>
          </table:table-cell>
          <table:table-cell table:style-name="ce277" table:formula="of:=[$'E.AsianCities_Sort'.F11]" office:value-type="string" office:string-value="Jakarta&#10;雅加達" calcext:value-type="string">
            <text:p>Jakarta</text:p>
            <text:p>雅加達</text:p>
          </table:table-cell>
          <table:table-cell table:style-name="ce277" table:formula="of:=[$'E.AsianCities_Sort'.G11]" office:value-type="string" office:string-value="Tokyo&#10;東京" calcext:value-type="string">
            <text:p>Tokyo</text:p>
            <text:p>東京</text:p>
          </table:table-cell>
          <table:table-cell table:style-name="ce277" table:formula="of:=[$'E.AsianCities_Sort'.H11]" office:value-type="string" office:string-value="Bangkok&#10;曼谷" calcext:value-type="string">
            <text:p>Bangkok</text:p>
            <text:p>曼谷</text:p>
          </table:table-cell>
          <table:table-cell table:style-name="ce277" table:formula="of:=[$'E.AsianCities_Sort'.I11]" office:value-type="string" office:string-value="Hong Kong&#10;香港" calcext:value-type="string">
            <text:p>Hong Kong</text:p>
            <text:p>香港</text:p>
          </table:table-cell>
          <table:table-cell table:style-name="ce277" table:formula="of:=[$'E.AsianCities_Sort'.J11]" office:value-type="string" office:string-value="Kuala Lumpur&#10;吉隆坡" calcext:value-type="string">
            <text:p>Kuala Lumpur</text:p>
            <text:p>吉隆坡</text:p>
          </table:table-cell>
          <table:table-cell table:style-name="ce277" table:formula="of:=[$'E.AsianCities_Sort'.K11]" office:value-type="string" office:string-value="New Taipei City&#10;新北市" calcext:value-type="string">
            <text:p>New Taipei City</text:p>
            <text:p>新北市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'E.AsianCities_Sort'.B12]" office:value-type="float" office:value="4512.95009475679" calcext:value-type="float">
            <text:p>4513</text:p>
          </table:table-cell>
          <table:table-cell table:style-name="ce276" table:formula="of:=[$'E.AsianCities_Sort'.C12]" office:value-type="float" office:value="2715.476973671" calcext:value-type="float">
            <text:p>2715</text:p>
          </table:table-cell>
          <table:table-cell table:style-name="ce276" table:formula="of:=[$'E.AsianCities_Sort'.D12]" office:value-type="float" office:value="885.405708675223" calcext:value-type="float">
            <text:p>885</text:p>
          </table:table-cell>
          <table:table-cell table:style-name="ce276" table:formula="of:=[$'E.AsianCities_Sort'.E12]" office:value-type="float" office:value="293.929147777092" calcext:value-type="float">
            <text:p>294</text:p>
          </table:table-cell>
          <table:table-cell table:style-name="ce276" table:formula="of:=[$'E.AsianCities_Sort'.F12]" office:value-type="float" office:value="245.550757247172" calcext:value-type="float">
            <text:p>246</text:p>
          </table:table-cell>
          <table:table-cell table:style-name="ce276" table:formula="of:=[$'E.AsianCities_Sort'.G12]" office:value-type="float" office:value="175.601247615994" calcext:value-type="float">
            <text:p>176</text:p>
          </table:table-cell>
          <table:table-cell table:style-name="ce276" table:formula="of:=[$'E.AsianCities_Sort'.H12]" office:value-type="float" office:value="137.590565218385" calcext:value-type="float">
            <text:p>138</text:p>
          </table:table-cell>
          <table:table-cell table:style-name="ce276" table:formula="of:=[$'E.AsianCities_Sort'.I12]" office:value-type="float" office:value="136.253949631368" calcext:value-type="float">
            <text:p>136</text:p>
          </table:table-cell>
          <table:table-cell table:style-name="ce276" table:formula="of:=[$'E.AsianCities_Sort'.J12]" office:value-type="float" office:value="128.611111111111" calcext:value-type="float">
            <text:p>129</text:p>
          </table:table-cell>
          <table:table-cell table:style-name="ce276" table:formula="of:=[$'E.AsianCities_Sort'.K12]" office:value-type="float" office:value="24.8720828777597" calcext:value-type="float">
            <text:p>25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style-name="ce657" table:formula="of:=[$World_E_Asian_Cities.H10]" office:value-type="float" office:value="15577.9728598911" calcext:value-type="float">
            <text:p>15,578</text:p>
          </table:table-cell>
          <table:table-cell table:style-name="ce651" table:formula="of:=[.$D6]/[.E$5]" office:value-type="float" office:value="3.45183805112088" calcext:value-type="float">
            <text:p>3</text:p>
          </table:table-cell>
          <table:table-cell table:formula="of:=[.$D6]/[.F$5]" office:value-type="float" office:value="5.73673539158446" calcext:value-type="float">
            <text:p>6</text:p>
          </table:table-cell>
          <table:table-cell table:formula="of:=[.$D6]/[.G$5]" office:value-type="float" office:value="17.5941635650841" calcext:value-type="float">
            <text:p>18</text:p>
          </table:table-cell>
          <table:table-cell table:formula="of:=[.$D6]/[.H$5]" office:value-type="float" office:value="52.999074701176" calcext:value-type="float">
            <text:p>53</text:p>
          </table:table-cell>
          <table:table-cell table:formula="of:=[.$D6]/[.I$5]" office:value-type="float" office:value="63.4409481548057" calcext:value-type="float">
            <text:p>63</text:p>
          </table:table-cell>
          <table:table-cell table:formula="of:=[.$D6]/[.J$5]" office:value-type="float" office:value="88.7121992091827" calcext:value-type="float">
            <text:p>88.71</text:p>
          </table:table-cell>
          <table:table-cell table:formula="of:=[.$D6]/[.K$5]" office:value-type="float" office:value="113.219775172561" calcext:value-type="float">
            <text:p>113</text:p>
          </table:table-cell>
          <table:table-cell table:formula="of:=[.$D6]/[.L$5]" office:value-type="float" office:value="114.330431536385" calcext:value-type="float">
            <text:p>114.33</text:p>
          </table:table-cell>
          <table:table-cell table:formula="of:=[.$D6]/[.M$5]" office:value-type="float" office:value="121.124626988354" calcext:value-type="float">
            <text:p>121</text:p>
          </table:table-cell>
          <table:table-cell table:formula="of:=[.$D6]/[.N$5]" office:value-type="float" office:value="626.32361497238" calcext:value-type="float">
            <text:p>626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style-name="ce657" table:formula="of:=[$World_E_Asian_Cities.H12]" office:value-type="float" office:value="7609.48485195549" calcext:value-type="float">
            <text:p>7,609</text:p>
          </table:table-cell>
          <table:table-cell table:style-name="ce651" table:formula="of:=[.$D7]/[.E$5]" office:value-type="float" office:value="1.68614424981041" calcext:value-type="float">
            <text:p>2</text:p>
          </table:table-cell>
          <table:table-cell table:formula="of:=[.$D7]/[.F$5]" office:value-type="float" office:value="2.80226454716292" calcext:value-type="float">
            <text:p>3</text:p>
          </table:table-cell>
          <table:table-cell table:formula="of:=[.$D7]/[.G$5]" office:value-type="float" office:value="8.59434807952739" calcext:value-type="float">
            <text:p>9</text:p>
          </table:table-cell>
          <table:table-cell table:formula="of:=[.$D7]/[.H$5]" office:value-type="float" office:value="25.8888405913602" calcext:value-type="float">
            <text:p>26</text:p>
          </table:table-cell>
          <table:table-cell table:formula="of:=[.$D7]/[.I$5]" office:value-type="float" office:value="30.9894578915746" calcext:value-type="float">
            <text:p>31</text:p>
          </table:table-cell>
          <table:table-cell table:formula="of:=[.$D7]/[.J$5]" office:value-type="float" office:value="43.3338883138003" calcext:value-type="float">
            <text:p>43.33</text:p>
          </table:table-cell>
          <table:table-cell table:formula="of:=[.$D7]/[.K$5]" office:value-type="float" office:value="55.3052808517622" calcext:value-type="float">
            <text:p>55</text:p>
          </table:table-cell>
          <table:table-cell table:formula="of:=[.$D7]/[.L$5]" office:value-type="float" office:value="55.8478111830357" calcext:value-type="float">
            <text:p>55.85</text:p>
          </table:table-cell>
          <table:table-cell table:formula="of:=[.$D7]/[.M$5]" office:value-type="float" office:value="59.1666208791355" calcext:value-type="float">
            <text:p>59</text:p>
          </table:table-cell>
          <table:table-cell table:formula="of:=[.$D7]/[.N$5]" office:value-type="float" office:value="305.944817301964" calcext:value-type="float">
            <text:p>306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" calcext:value-type="string">
            <text:p>Lombardy</text:p>
          </table:table-cell>
          <table:table-cell table:formula="of:=[$World_E_Asian_Cities.C11]" office:value-type="string" office:string-value="倫巴底" calcext:value-type="string">
            <text:p>倫巴底</text:p>
          </table:table-cell>
          <table:table-cell table:style-name="ce657" table:formula="of:=[$World_E_Asian_Cities.H11]" office:value-type="float" office:value="6167.18852884875" calcext:value-type="float">
            <text:p>6,167</text:p>
          </table:table-cell>
          <table:table-cell table:style-name="ce651" table:formula="of:=[.$D8]/[.E$5]" office:value-type="float" office:value="1.36655367317575" calcext:value-type="float">
            <text:p>1</text:p>
          </table:table-cell>
          <table:table-cell table:formula="of:=[.$D8]/[.F$5]" office:value-type="float" office:value="2.27112532665355" calcext:value-type="float">
            <text:p>2</text:p>
          </table:table-cell>
          <table:table-cell table:formula="of:=[.$D8]/[.G$5]" office:value-type="float" office:value="6.96538148379044" calcext:value-type="float">
            <text:p>7</text:p>
          </table:table-cell>
          <table:table-cell table:formula="of:=[.$D8]/[.H$5]" office:value-type="float" office:value="20.981888239018" calcext:value-type="float">
            <text:p>21</text:p>
          </table:table-cell>
          <table:table-cell table:formula="of:=[.$D8]/[.I$5]" office:value-type="float" office:value="25.115738179707" calcext:value-type="float">
            <text:p>25</text:p>
          </table:table-cell>
          <table:table-cell table:formula="of:=[.$D8]/[.J$5]" office:value-type="float" office:value="35.1204140777814" calcext:value-type="float">
            <text:p>35.12</text:p>
          </table:table-cell>
          <table:table-cell table:formula="of:=[.$D8]/[.K$5]" office:value-type="float" office:value="44.8227574257009" calcext:value-type="float">
            <text:p>45</text:p>
          </table:table-cell>
          <table:table-cell table:formula="of:=[.$D8]/[.L$5]" office:value-type="float" office:value="45.262456945534" calcext:value-type="float">
            <text:p>45.26</text:p>
          </table:table-cell>
          <table:table-cell table:formula="of:=[.$D8]/[.M$5]" office:value-type="float" office:value="47.952221822582" calcext:value-type="float">
            <text:p>48</text:p>
          </table:table-cell>
          <table:table-cell table:formula="of:=[.$D8]/[.N$5]" office:value-type="float" office:value="247.956255178105" calcext:value-type="float">
            <text:p>24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" calcext:value-type="string">
            <text:p>Bavaria</text:p>
          </table:table-cell>
          <table:table-cell table:formula="of:=[$World_E_Asian_Cities.C13]" office:value-type="string" office:string-value="拜仁" calcext:value-type="string">
            <text:p>拜仁</text:p>
          </table:table-cell>
          <table:table-cell table:style-name="ce657" table:formula="of:=[$World_E_Asian_Cities.H13]" office:value-type="float" office:value="2567.08084541989" calcext:value-type="float">
            <text:p>2,567</text:p>
          </table:table-cell>
          <table:table-cell table:formula="of:=[.$D9]/[.E$5]" office:value-type="float" office:value="0.568825444890773" calcext:value-type="float">
            <text:p>0.6</text:p>
          </table:table-cell>
          <table:table-cell table:formula="of:=[.$D9]/[.F$5]" office:value-type="float" office:value="0.94535172653278" calcext:value-type="float">
            <text:p>1</text:p>
          </table:table-cell>
          <table:table-cell table:formula="of:=[.$D9]/[.G$5]" office:value-type="float" office:value="2.89932719008651" calcext:value-type="float">
            <text:p>3</text:p>
          </table:table-cell>
          <table:table-cell table:formula="of:=[.$D9]/[.H$5]" office:value-type="float" office:value="8.73367226365278" calcext:value-type="float">
            <text:p>9</text:p>
          </table:table-cell>
          <table:table-cell table:formula="of:=[.$D9]/[.I$5]" office:value-type="float" office:value="10.4543796736732" calcext:value-type="float">
            <text:p>10</text:p>
          </table:table-cell>
          <table:table-cell table:style-name="ce651" table:formula="of:=[.$D9]/[.J$5]" office:value-type="float" office:value="14.6188075555909" calcext:value-type="float">
            <text:p>15</text:p>
          </table:table-cell>
          <table:table-cell table:formula="of:=[.$D9]/[.K$5]" office:value-type="float" office:value="18.6573900713715" calcext:value-type="float">
            <text:p>19</text:p>
          </table:table-cell>
          <table:table-cell table:style-name="ce651" table:formula="of:=[.$D9]/[.L$5]" office:value-type="float" office:value="18.8404141851673" calcext:value-type="float">
            <text:p>19</text:p>
          </table:table-cell>
          <table:table-cell table:formula="of:=[.$D9]/[.M$5]" office:value-type="float" office:value="19.9600238520769" calcext:value-type="float">
            <text:p>20</text:p>
          </table:table-cell>
          <table:table-cell table:formula="of:=[.$D9]/[.N$5]" office:value-type="float" office:value="103.211333688315" calcext:value-type="float">
            <text:p>103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style-name="ce657" table:formula="of:=[$World_E_Asian_Cities.H16]" office:value-type="float" office:value="2190.08102794983" calcext:value-type="float">
            <text:p>2,190</text:p>
          </table:table-cell>
          <table:table-cell table:formula="of:=[.$D10]/[.E$5]" office:value-type="float" office:value="0.48528811131643" calcext:value-type="float">
            <text:p>0.5</text:p>
          </table:table-cell>
          <table:table-cell table:formula="of:=[.$D10]/[.F$5]" office:value-type="float" office:value="0.806517988988542" calcext:value-type="float">
            <text:p>1</text:p>
          </table:table-cell>
          <table:table-cell table:formula="of:=[.$D10]/[.G$5]" office:value-type="float" office:value="2.47353389129003" calcext:value-type="float">
            <text:p>2</text:p>
          </table:table-cell>
          <table:table-cell table:formula="of:=[.$D10]/[.H$5]" office:value-type="float" office:value="7.45105085532628" calcext:value-type="float">
            <text:p>7</text:p>
          </table:table-cell>
          <table:table-cell table:formula="of:=[.$D10]/[.I$5]" office:value-type="float" office:value="8.9190562981864" calcext:value-type="float">
            <text:p>9</text:p>
          </table:table-cell>
          <table:table-cell table:formula="of:=[.$D10]/[.J$5]" office:value-type="float" office:value="12.4718990194142" calcext:value-type="float">
            <text:p>12.47</text:p>
          </table:table-cell>
          <table:table-cell table:formula="of:=[.$D10]/[.K$5]" office:value-type="float" office:value="15.9173779428387" calcext:value-type="float">
            <text:p>16</text:p>
          </table:table-cell>
          <table:table-cell table:formula="of:=[.$D10]/[.L$5]" office:value-type="float" office:value="16.073523254739" calcext:value-type="float">
            <text:p>16.07</text:p>
          </table:table-cell>
          <table:table-cell table:formula="of:=[.$D10]/[.M$5]" office:value-type="float" office:value="17.0287077767157" calcext:value-type="float">
            <text:p>17</text:p>
          </table:table-cell>
          <table:table-cell table:formula="of:=[.$D10]/[.N$5]" office:value-type="float" office:value="88.0537845870629" calcext:value-type="float">
            <text:p>8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8]" office:value-type="string" office:string-value="Tehran *" calcext:value-type="string">
            <text:p>Tehran *</text:p>
          </table:table-cell>
          <table:table-cell table:formula="of:=[$World_E_Asian_Cities.C18]" office:value-type="string" office:string-value="德克蘭 *" calcext:value-type="string">
            <text:p>德克蘭 *</text:p>
          </table:table-cell>
          <table:table-cell table:formula="of:=[$World_E_Asian_Cities.H18]" office:value-type="float" office:value="2039.19918432033" calcext:value-type="float">
            <text:p>2039</text:p>
          </table:table-cell>
          <table:table-cell table:formula="of:=[.$D11]/[.E$5]" office:value-type="float" office:value="0.451855026424843" calcext:value-type="float">
            <text:p>0.5</text:p>
          </table:table-cell>
          <table:table-cell table:formula="of:=[.$D11]/[.F$5]" office:value-type="float" office:value="0.750954327395225" calcext:value-type="float">
            <text:p>1</text:p>
          </table:table-cell>
          <table:table-cell table:formula="of:=[.$D11]/[.G$5]" office:value-type="float" office:value="2.3031240530078" calcext:value-type="float">
            <text:p>2</text:p>
          </table:table-cell>
          <table:table-cell table:formula="of:=[.$D11]/[.H$5]" office:value-type="float" office:value="6.9377235967996" calcext:value-type="float">
            <text:p>7</text:p>
          </table:table-cell>
          <table:table-cell table:formula="of:=[.$D11]/[.I$5]" office:value-type="float" office:value="8.30459334429039" calcext:value-type="float">
            <text:p>8</text:p>
          </table:table-cell>
          <table:table-cell table:style-name="ce651" table:formula="of:=[.$D11]/[.J$5]" office:value-type="float" office:value="11.6126691125775" calcext:value-type="float">
            <text:p>12</text:p>
          </table:table-cell>
          <table:table-cell table:formula="of:=[.$D11]/[.K$5]" office:value-type="float" office:value="14.820777726174" calcext:value-type="float">
            <text:p>15</text:p>
          </table:table-cell>
          <table:table-cell table:style-name="ce651" table:formula="of:=[.$D11]/[.L$5]" office:value-type="float" office:value="14.9661656769388" calcext:value-type="float">
            <text:p>15</text:p>
          </table:table-cell>
          <table:table-cell table:formula="of:=[.$D11]/[.M$5]" office:value-type="float" office:value="15.8555444137218" calcext:value-type="float">
            <text:p>16</text:p>
          </table:table-cell>
          <table:table-cell table:formula="of:=[.$D11]/[.N$5]" office:value-type="float" office:value="81.9874714290114" calcext:value-type="float">
            <text:p>8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" calcext:value-type="string">
            <text:p>London</text:p>
          </table:table-cell>
          <table:table-cell table:formula="of:=[$World_E_Asian_Cities.C15]" office:value-type="string" office:string-value="倫敦" calcext:value-type="string">
            <text:p>倫敦</text:p>
          </table:table-cell>
          <table:table-cell table:style-name="ce657" table:formula="of:=[$World_E_Asian_Cities.H15]" office:value-type="float" office:value="2022.61394760868" calcext:value-type="float">
            <text:p>2,023</text:p>
          </table:table-cell>
          <table:table-cell table:formula="of:=[.$D12]/[.E$5]" office:value-type="float" office:value="0.448179994269952" calcext:value-type="float">
            <text:p>0.4</text:p>
          </table:table-cell>
          <table:table-cell table:formula="of:=[.$D12]/[.F$5]" office:value-type="float" office:value="0.744846657592662" calcext:value-type="float">
            <text:p>1</text:p>
          </table:table-cell>
          <table:table-cell table:formula="of:=[.$D12]/[.G$5]" office:value-type="float" office:value="2.28439225971898" calcext:value-type="float">
            <text:p>2</text:p>
          </table:table-cell>
          <table:table-cell table:formula="of:=[.$D12]/[.H$5]" office:value-type="float" office:value="6.88129762871485" calcext:value-type="float">
            <text:p>7</text:p>
          </table:table-cell>
          <table:table-cell table:formula="of:=[.$D12]/[.I$5]" office:value-type="float" office:value="8.237050336492" calcext:value-type="float">
            <text:p>8</text:p>
          </table:table-cell>
          <table:table-cell table:formula="of:=[.$D12]/[.J$5]" office:value-type="float" office:value="11.5182208274041" calcext:value-type="float">
            <text:p>11.52</text:p>
          </table:table-cell>
          <table:table-cell table:formula="of:=[.$D12]/[.K$5]" office:value-type="float" office:value="14.7002372175619" calcext:value-type="float">
            <text:p>15</text:p>
          </table:table-cell>
          <table:table-cell table:formula="of:=[.$D12]/[.L$5]" office:value-type="float" office:value="14.8444426974838" calcext:value-type="float">
            <text:p>14.84</text:p>
          </table:table-cell>
          <table:table-cell table:formula="of:=[.$D12]/[.M$5]" office:value-type="float" office:value="15.7265879295707" calcext:value-type="float">
            <text:p>16</text:p>
          </table:table-cell>
          <table:table-cell table:formula="of:=[.$D12]/[.N$5]" office:value-type="float" office:value="81.3206500456493" calcext:value-type="float">
            <text:p>8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" calcext:value-type="string">
            <text:p>Île-de-France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style-name="ce657" table:formula="of:=[$World_E_Asian_Cities.H14]" office:value-type="float" office:value="1478.87183252706" calcext:value-type="float">
            <text:p>1,479</text:p>
          </table:table-cell>
          <table:table-cell table:formula="of:=[.$D13]/[.E$5]" office:value-type="float" office:value="0.327695144301558" calcext:value-type="float">
            <text:p>0.3</text:p>
          </table:table-cell>
          <table:table-cell table:formula="of:=[.$D13]/[.F$5]" office:value-type="float" office:value="0.544608496726747" calcext:value-type="float">
            <text:p>1</text:p>
          </table:table-cell>
          <table:table-cell table:formula="of:=[.$D13]/[.G$5]" office:value-type="float" office:value="1.67027591762403" calcext:value-type="float">
            <text:p>2</text:p>
          </table:table-cell>
          <table:table-cell table:formula="of:=[.$D13]/[.H$5]" office:value-type="float" office:value="5.0313888354094" calcext:value-type="float">
            <text:p>5</text:p>
          </table:table-cell>
          <table:table-cell table:formula="of:=[.$D13]/[.I$5]" office:value-type="float" office:value="6.02267266086427" calcext:value-type="float">
            <text:p>6</text:p>
          </table:table-cell>
          <table:table-cell table:formula="of:=[.$D13]/[.J$5]" office:value-type="float" office:value="8.42176153418377" calcext:value-type="float">
            <text:p>8.42</text:p>
          </table:table-cell>
          <table:table-cell table:formula="of:=[.$D13]/[.K$5]" office:value-type="float" office:value="10.7483520412884" calcext:value-type="float">
            <text:p>11</text:p>
          </table:table-cell>
          <table:table-cell table:formula="of:=[.$D13]/[.L$5]" office:value-type="float" office:value="10.8537905618745" calcext:value-type="float">
            <text:p>10.85</text:p>
          </table:table-cell>
          <table:table-cell table:formula="of:=[.$D13]/[.M$5]" office:value-type="float" office:value="11.4987874667331" calcext:value-type="float">
            <text:p>11</text:p>
          </table:table-cell>
          <table:table-cell table:formula="of:=[.$D13]/[.N$5]" office:value-type="float" office:value="59.4591068144698" calcext:value-type="float">
            <text:p>59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7]" office:value-type="string" office:string-value="Brussels Metro *" calcext:value-type="string">
            <text:p>Brussels Metro *</text:p>
          </table:table-cell>
          <table:table-cell table:style-name="ce434" table:formula="of:=[$World_E_Asian_Cities.C17]" office:value-type="string" office:string-value="布魯塞爾大區 *" calcext:value-type="string">
            <text:p>布魯塞爾大區 *</text:p>
          </table:table-cell>
          <table:table-cell table:style-name="ce650" table:formula="of:=[$World_E_Asian_Cities.H17]" office:value-type="float" office:value="1361.6" calcext:value-type="float">
            <text:p>1,362</text:p>
          </table:table-cell>
          <table:table-cell table:formula="of:=[.$D14]/[.E$5]" office:value-type="float" office:value="0.301709518477044" calcext:value-type="float">
            <text:p>0.3</text:p>
          </table:table-cell>
          <table:table-cell table:style-name="ce652" table:formula="of:=[.$D14]/[.F$5]" office:value-type="float" office:value="0.501422038633338" calcext:value-type="float">
            <text:p>0.5</text:p>
          </table:table-cell>
          <table:table-cell table:formula="of:=[.$D14]/[.G$5]" office:value-type="float" office:value="1.53782609108911" calcext:value-type="float">
            <text:p>2</text:p>
          </table:table-cell>
          <table:table-cell table:formula="of:=[.$D14]/[.H$5]" office:value-type="float" office:value="4.63240889955086" calcext:value-type="float">
            <text:p>5</text:p>
          </table:table-cell>
          <table:table-cell table:formula="of:=[.$D14]/[.I$5]" office:value-type="float" office:value="5.54508572999192" calcext:value-type="float">
            <text:p>6</text:p>
          </table:table-cell>
          <table:table-cell table:formula="of:=[.$D14]/[.J$5]" office:value-type="float" office:value="7.75393124186427" calcext:value-type="float">
            <text:p>7.75</text:p>
          </table:table-cell>
          <table:table-cell table:formula="of:=[.$D14]/[.K$5]" office:value-type="float" office:value="9.89602737541528" calcext:value-type="float">
            <text:p>10</text:p>
          </table:table-cell>
          <table:table-cell table:formula="of:=[.$D14]/[.L$5]" office:value-type="float" office:value="9.99310481409002" calcext:value-type="float">
            <text:p>9.99</text:p>
          </table:table-cell>
          <table:table-cell table:formula="of:=[.$D14]/[.M$5]" office:value-type="float" office:value="10.5869546436285" calcext:value-type="float">
            <text:p>11</text:p>
          </table:table-cell>
          <table:table-cell table:formula="of:=[.$D14]/[.N$5]" office:value-type="float" office:value="54.744108352" calcext:value-type="float">
            <text:p>55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654" table:number-columns-repeated="9"/>
          <table:table-cell table:style-name="ce670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42" calcext:value-type="float">
            <text:p>42</text:p>
          </table:table-cell>
          <table:table-cell table:number-columns-repeated="30"/>
          <table:table-cell table:style-name="ce327" table:number-columns-repeated="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6" calcext:value-type="float">
            <text:p>6</text:p>
          </table:table-cell>
          <table:table-cell table:number-columns-repeated="33"/>
        </table:table-row>
        <table:table-row table:style-name="ro20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0" table:number-rows-repeated="2">
          <table:table-cell/>
          <table:table-cell table:style-name="Default" table:number-columns-repeated="13"/>
          <table:table-cell table:number-columns-repeated="33"/>
        </table:table-row>
        <table:table-row table:style-name="ro31">
          <table:table-cell/>
          <table:table-cell table:style-name="Default" table:number-columns-repeated="13"/>
          <table:table-cell table:number-columns-repeated="33"/>
        </table:table-row>
        <table:table-row table:style-name="ro23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.J2]" office:value-type="string" office:string-value="2020-04-18" calcext:value-type="string">
            <text:p>2020-04-18</text:p>
          </table:table-cell>
          <table:table-cell table:style-name="ce263"/>
          <table:table-cell table:number-columns-repeated="33"/>
        </table:table-row>
        <table:table-row table:style-name="ro32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3">
          <table:table-cell/>
          <table:table-cell table:style-name="ce98" table:formula="of:=[.B3]" office:value-type="string" office:string-value="World cities and East Asian cities  世界主要城市及東亞城市比較" calcext:value-type="string">
            <text:p>World cities and East Asian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51">
          <table:table-cell/>
          <table:table-cell table:style-name="ce362" office:value-type="string" calcext:value-type="string" table:number-columns-spanned="2" table:number-rows-spanned="1">
            <text:p><text:span text:style-name="T8">Deaths per million ratio </text:span></text:p>
            <text:p><text:span text:style-name="T8">每百萬死亡人數比例</text:span></text:p>
          </table:table-cell>
          <table:covered-table-cell table:style-name="ce259"/>
          <table:table-cell table:style-name="ce424"/>
          <table:table-cell table:style-name="ce277" table:formula="of:=[$'E.AsianCities_Sort'.B15]" office:value-type="string" office:string-value="Wuhan&#10;武漢" calcext:value-type="string">
            <text:p>Wuhan</text:p>
            <text:p>武漢</text:p>
          </table:table-cell>
          <table:table-cell table:style-name="ce277" table:formula="of:=[$'E.AsianCities_Sort'.C15]" office:value-type="string" office:string-value="Daegu&#10;大邱" calcext:value-type="string">
            <text:p>Daegu</text:p>
            <text:p>大邱</text:p>
          </table:table-cell>
          <table:table-cell table:style-name="ce277" table:formula="of:=[$'E.AsianCities_Sort'.D15]" office:value-type="string" office:string-value="Singapore&#10;新加坡" calcext:value-type="string">
            <text:p>Singapore</text:p>
            <text:p>新加坡</text:p>
          </table:table-cell>
          <table:table-cell table:style-name="ce277" table:formula="of:=[$'E.AsianCities_Sort'.E15]" office:value-type="string" office:string-value="Manila&#10;馬尼拉" calcext:value-type="string">
            <text:p>Manila</text:p>
            <text:p>馬尼拉</text:p>
          </table:table-cell>
          <table:table-cell table:style-name="ce277" table:formula="of:=[$'E.AsianCities_Sort'.F15]" office:value-type="string" office:string-value="Jakarta&#10;雅加達" calcext:value-type="string">
            <text:p>Jakarta</text:p>
            <text:p>雅加達</text:p>
          </table:table-cell>
          <table:table-cell table:style-name="ce277" table:formula="of:=[$'E.AsianCities_Sort'.G15]" office:value-type="string" office:string-value="Tokyo&#10;東京" calcext:value-type="string">
            <text:p>Tokyo</text:p>
            <text:p>東京</text:p>
          </table:table-cell>
          <table:table-cell table:style-name="ce277" table:formula="of:=[$'E.AsianCities_Sort'.H15]" office:value-type="string" office:string-value="Bangkok&#10;曼谷" calcext:value-type="string">
            <text:p>Bangkok</text:p>
            <text:p>曼谷</text:p>
          </table:table-cell>
          <table:table-cell table:style-name="ce277" table:formula="of:=[$'E.AsianCities_Sort'.I15]" office:value-type="string" office:string-value="Kuala Lumpur&#10;吉隆坡" calcext:value-type="string">
            <text:p>Kuala Lumpur</text:p>
            <text:p>吉隆坡</text:p>
          </table:table-cell>
          <table:table-cell table:style-name="ce277" table:formula="of:=[$'E.AsianCities_Sort'.J15]" office:value-type="string" office:string-value="Hong Kong&#10;香港" calcext:value-type="string">
            <text:p>Hong Kong</text:p>
            <text:p>香港</text:p>
          </table:table-cell>
          <table:table-cell table:style-name="ce277" table:formula="of:=[$'E.AsianCities_Sort'.K15]" office:value-type="string" office:string-value="New Taipei City&#10;新北市" calcext:value-type="string">
            <text:p>New Taipei City</text:p>
            <text:p>新北市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'E.AsianCities_Sort'.B16]" office:value-type="float" office:value="349.156213338146" calcext:value-type="float">
            <text:p>349</text:p>
          </table:table-cell>
          <table:table-cell table:style-name="ce276" table:formula="of:=[$'E.AsianCities_Sort'.C16]" office:value-type="float" office:value="48.9998803117678" calcext:value-type="float">
            <text:p>49</text:p>
          </table:table-cell>
          <table:table-cell table:style-name="ce276" table:formula="of:=[$'E.AsianCities_Sort'.D16]" office:value-type="float" office:value="24.0191120670232" calcext:value-type="float">
            <text:p>24</text:p>
          </table:table-cell>
          <table:table-cell table:style-name="ce276" table:formula="of:=[$'E.AsianCities_Sort'.E16]" office:value-type="float" office:value="16.0748569590114" calcext:value-type="float">
            <text:p>16</text:p>
          </table:table-cell>
          <table:table-cell table:style-name="ce662" table:formula="of:=[$'E.AsianCities_Sort'.F16]" office:value-type="float" office:value="7.22222222222222" calcext:value-type="float">
            <text:p>7.22</text:p>
          </table:table-cell>
          <table:table-cell table:style-name="ce662" table:formula="of:=[$'E.AsianCities_Sort'.G16]" office:value-type="float" office:value="3.80493300230895" calcext:value-type="float">
            <text:p>3.80</text:p>
          </table:table-cell>
          <table:table-cell table:style-name="ce662" table:formula="of:=[$'E.AsianCities_Sort'.H16]" office:value-type="float" office:value="1.75327863104004" calcext:value-type="float">
            <text:p>1.75</text:p>
          </table:table-cell>
          <table:table-cell table:style-name="ce662" table:formula="of:=[$'E.AsianCities_Sort'.I16]" office:value-type="float" office:value="1.48561241514868" calcext:value-type="float">
            <text:p>1.49</text:p>
          </table:table-cell>
          <table:table-cell table:style-name="ce662" table:formula="of:=[$'E.AsianCities_Sort'.J16]" office:value-type="float" office:value="0.533283560201048" calcext:value-type="float">
            <text:p>0.53</text:p>
          </table:table-cell>
          <table:table-cell table:style-name="ce662" table:formula="of:=[$'E.AsianCities_Sort'.K16]" office:value-type="float" office:value="0.497441657555194" calcext:value-type="float">
            <text:p>0.50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" calcext:value-type="string">
            <text:p>Lombardy</text:p>
          </table:table-cell>
          <table:table-cell table:formula="of:=[$World_E_Asian_Cities.C11]" office:value-type="string" office:string-value="倫巴底" calcext:value-type="string">
            <text:p>倫巴底</text:p>
          </table:table-cell>
          <table:table-cell table:formula="of:=[$World_E_Asian_Cities.I11]" office:value-type="float" office:value="1128.89327776153" calcext:value-type="float">
            <text:p>1129</text:p>
          </table:table-cell>
          <table:table-cell table:style-name="ce655" table:formula="of:=[.$D27]/[.E$26]" office:value-type="float" office:value="3.23320403486055" calcext:value-type="float">
            <text:p>3</text:p>
          </table:table-cell>
          <table:table-cell table:style-name="ce655" table:formula="of:=[.$D27]/[.F$26]" office:value-type="float" office:value="23.0386945963705" calcext:value-type="float">
            <text:p>23</text:p>
          </table:table-cell>
          <table:table-cell table:style-name="ce655" table:formula="of:=[.$D27]/[.G$26]" office:value-type="float" office:value="46.9997922742293" calcext:value-type="float">
            <text:p>47</text:p>
          </table:table-cell>
          <table:table-cell table:style-name="ce655" table:formula="of:=[.$D27]/[.H$26]" office:value-type="float" office:value="70.2272673803597" calcext:value-type="float">
            <text:p>70</text:p>
          </table:table-cell>
          <table:table-cell table:style-name="ce655" table:formula="of:=[.$D27]/[.I$26]" office:value-type="float" office:value="156.30829999775" calcext:value-type="float">
            <text:p>156</text:p>
          </table:table-cell>
          <table:table-cell table:style-name="ce655" table:formula="of:=[.$D27]/[.J$26]" office:value-type="float" office:value="296.692025083354" calcext:value-type="float">
            <text:p>297</text:p>
          </table:table-cell>
          <table:table-cell table:style-name="ce655" table:formula="of:=[.$D27]/[.K$26]" office:value-type="float" office:value="643.875569904064" calcext:value-type="float">
            <text:p>644</text:p>
          </table:table-cell>
          <table:table-cell table:style-name="ce655" table:formula="of:=[.$D27]/[.L$26]" office:value-type="float" office:value="759.884116644617" calcext:value-type="float">
            <text:p>760</text:p>
          </table:table-cell>
          <table:table-cell table:style-name="ce666" table:formula="of:=[.$D27]/[.M$26]" office:value-type="float" office:value="2116.87245212647" calcext:value-type="float">
            <text:p>2117</text:p>
          </table:table-cell>
          <table:table-cell table:style-name="ce666" table:formula="of:=[.$D27]/[.N$26]" office:value-type="float" office:value="2269.39835177811" calcext:value-type="float">
            <text:p>226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formula="of:=[$World_E_Asian_Cities.I10]" office:value-type="float" office:value="1087.81104845634" calcext:value-type="float">
            <text:p>1088</text:p>
          </table:table-cell>
          <table:table-cell table:style-name="ce656" table:formula="of:=[.$D28]/[.E$26]" office:value-type="float" office:value="3.11554257636202" calcext:value-type="float">
            <text:p>3</text:p>
          </table:table-cell>
          <table:table-cell table:style-name="ce656" table:formula="of:=[.$D28]/[.F$26]" office:value-type="float" office:value="22.200279705481" calcext:value-type="float">
            <text:p>22</text:p>
          </table:table-cell>
          <table:table-cell table:style-name="ce656" table:formula="of:=[.$D28]/[.G$26]" office:value-type="float" office:value="45.2893947711678" calcext:value-type="float">
            <text:p>45</text:p>
          </table:table-cell>
          <table:table-cell table:style-name="ce656" table:formula="of:=[.$D28]/[.H$26]" office:value-type="float" office:value="67.6715849621619" calcext:value-type="float">
            <text:p>68</text:p>
          </table:table-cell>
          <table:table-cell table:style-name="ce656" table:formula="of:=[.$D28]/[.I$26]" office:value-type="float" office:value="150.619991324724" calcext:value-type="float">
            <text:p>151</text:p>
          </table:table-cell>
          <table:table-cell table:style-name="ce656" table:formula="of:=[.$D28]/[.J$26]" office:value-type="float" office:value="285.894928451098" calcext:value-type="float">
            <text:p>286</text:p>
          </table:table-cell>
          <table:table-cell table:style-name="ce656" table:formula="of:=[.$D28]/[.K$26]" office:value-type="float" office:value="620.443909597556" calcext:value-type="float">
            <text:p>620</text:p>
          </table:table-cell>
          <table:table-cell table:style-name="ce656" table:formula="of:=[.$D28]/[.L$26]" office:value-type="float" office:value="732.230720047848" calcext:value-type="float">
            <text:p>732</text:p>
          </table:table-cell>
          <table:table-cell table:style-name="ce667" table:formula="of:=[.$D28]/[.M$26]" office:value-type="float" office:value="2039.83608278911" calcext:value-type="float">
            <text:p>2040</text:p>
          </table:table-cell>
          <table:table-cell table:style-name="ce667" table:formula="of:=[.$D28]/[.N$26]" office:value-type="float" office:value="2186.8113213571" calcext:value-type="float">
            <text:p>218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formula="of:=[$World_E_Asian_Cities.I12]" office:value-type="float" office:value="1032.28049329108" calcext:value-type="float">
            <text:p>1032</text:p>
          </table:table-cell>
          <table:table-cell table:style-name="ce658" table:formula="of:=[.$D29]/[.E$26]" office:value-type="float" office:value="2.95650042547388" calcext:value-type="float">
            <text:p>3.0</text:p>
          </table:table-cell>
          <table:table-cell table:style-name="ce655" table:formula="of:=[.$D29]/[.F$26]" office:value-type="float" office:value="21.0670003012878" calcext:value-type="float">
            <text:p>21</text:p>
          </table:table-cell>
          <table:table-cell table:style-name="ce655" table:formula="of:=[.$D29]/[.G$26]" office:value-type="float" office:value="42.9774627142997" calcext:value-type="float">
            <text:p>43</text:p>
          </table:table-cell>
          <table:table-cell table:style-name="ce655" table:formula="of:=[.$D29]/[.H$26]" office:value-type="float" office:value="64.2170873385218" calcext:value-type="float">
            <text:p>64</text:p>
          </table:table-cell>
          <table:table-cell table:style-name="ce655" table:formula="of:=[.$D29]/[.I$26]" office:value-type="float" office:value="142.931145224918" calcext:value-type="float">
            <text:p>143</text:p>
          </table:table-cell>
          <table:table-cell table:style-name="ce655" table:formula="of:=[.$D29]/[.J$26]" office:value-type="float" office:value="271.300570250424" calcext:value-type="float">
            <text:p>271</text:p>
          </table:table-cell>
          <table:table-cell table:style-name="ce655" table:formula="of:=[.$D29]/[.K$26]" office:value-type="float" office:value="588.771502153499" calcext:value-type="float">
            <text:p>589</text:p>
          </table:table-cell>
          <table:table-cell table:style-name="ce655" table:formula="of:=[.$D29]/[.L$26]" office:value-type="float" office:value="694.851821891762" calcext:value-type="float">
            <text:p>695</text:p>
          </table:table-cell>
          <table:table-cell table:style-name="ce666" table:formula="of:=[.$D29]/[.M$26]" office:value-type="float" office:value="1935.7065740071" calcext:value-type="float">
            <text:p>1936</text:p>
          </table:table-cell>
          <table:table-cell table:style-name="ce666" table:formula="of:=[.$D29]/[.N$26]" office:value-type="float" office:value="2075.17902373615" calcext:value-type="float">
            <text:p>2075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" calcext:value-type="string">
            <text:p>London</text:p>
          </table:table-cell>
          <table:table-cell table:formula="of:=[$World_E_Asian_Cities.C15]" office:value-type="string" office:string-value="倫敦" calcext:value-type="string">
            <text:p>倫敦</text:p>
          </table:table-cell>
          <table:table-cell table:formula="of:=[$World_E_Asian_Cities.I15]" office:value-type="float" office:value="379.464850059695" calcext:value-type="float">
            <text:p>379</text:p>
          </table:table-cell>
          <table:table-cell table:style-name="ce658" table:formula="of:=[.$D30]/[.E$26]" office:value-type="float" office:value="1.08680537697376" calcext:value-type="float">
            <text:p>1.1</text:p>
          </table:table-cell>
          <table:table-cell table:style-name="ce658" table:formula="of:=[.$D30]/[.F$26]" office:value-type="float" office:value="7.74419952957647" calcext:value-type="float">
            <text:p>7.7</text:p>
          </table:table-cell>
          <table:table-cell table:style-name="ce655" table:formula="of:=[.$D30]/[.G$26]" office:value-type="float" office:value="15.79845453907" calcext:value-type="float">
            <text:p>16</text:p>
          </table:table-cell>
          <table:table-cell table:style-name="ce655" table:formula="of:=[.$D30]/[.H$26]" office:value-type="float" office:value="23.6061105257283" calcext:value-type="float">
            <text:p>24</text:p>
          </table:table-cell>
          <table:table-cell table:style-name="ce655" table:formula="of:=[.$D30]/[.I$26]" office:value-type="float" office:value="52.5412869313424" calcext:value-type="float">
            <text:p>53</text:p>
          </table:table-cell>
          <table:table-cell table:style-name="ce655" table:formula="of:=[.$D30]/[.J$26]" office:value-type="float" office:value="99.7297061024266" calcext:value-type="float">
            <text:p>100</text:p>
          </table:table-cell>
          <table:table-cell table:style-name="ce655" table:formula="of:=[.$D30]/[.K$26]" office:value-type="float" office:value="216.431571880048" calcext:value-type="float">
            <text:p>216</text:p>
          </table:table-cell>
          <table:table-cell table:style-name="ce655" table:formula="of:=[.$D30]/[.L$26]" office:value-type="float" office:value="255.426547456336" calcext:value-type="float">
            <text:p>255</text:p>
          </table:table-cell>
          <table:table-cell table:style-name="ce666" table:formula="of:=[.$D30]/[.M$26]" office:value-type="float" office:value="711.563000210689" calcext:value-type="float">
            <text:p>712</text:p>
          </table:table-cell>
          <table:table-cell table:style-name="ce666" table:formula="of:=[.$D30]/[.N$26]" office:value-type="float" office:value="762.832875567104" calcext:value-type="float">
            <text:p>763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formula="of:=[$World_E_Asian_Cities.I16]" office:value-type="float" office:value="334.443798928181" calcext:value-type="float">
            <text:p>334</text:p>
          </table:table-cell>
          <table:table-cell table:style-name="ce655" table:formula="of:=[.$D31]/[.E$26]" office:value-type="float" office:value="0.957862945444088" calcext:value-type="float">
            <text:p>1</text:p>
          </table:table-cell>
          <table:table-cell table:style-name="ce655" table:formula="of:=[.$D31]/[.F$26]" office:value-type="float" office:value="6.82540032343429" calcext:value-type="float">
            <text:p>7</text:p>
          </table:table-cell>
          <table:table-cell table:style-name="ce655" table:formula="of:=[.$D31]/[.G$26]" office:value-type="float" office:value="13.9240700486739" calcext:value-type="float">
            <text:p>14</text:p>
          </table:table-cell>
          <table:table-cell table:style-name="ce655" table:formula="of:=[.$D31]/[.H$26]" office:value-type="float" office:value="20.805398130818" calcext:value-type="float">
            <text:p>21</text:p>
          </table:table-cell>
          <table:table-cell table:style-name="ce655" table:formula="of:=[.$D31]/[.I$26]" office:value-type="float" office:value="46.3076029285174" calcext:value-type="float">
            <text:p>46</text:p>
          </table:table-cell>
          <table:table-cell table:style-name="ce655" table:formula="of:=[.$D31]/[.J$26]" office:value-type="float" office:value="87.8974212490025" calcext:value-type="float">
            <text:p>88</text:p>
          </table:table-cell>
          <table:table-cell table:style-name="ce655" table:formula="of:=[.$D31]/[.K$26]" office:value-type="float" office:value="190.753365156677" calcext:value-type="float">
            <text:p>191</text:p>
          </table:table-cell>
          <table:table-cell table:style-name="ce655" table:formula="of:=[.$D31]/[.L$26]" office:value-type="float" office:value="225.12183899238" calcext:value-type="float">
            <text:p>225</text:p>
          </table:table-cell>
          <table:table-cell table:style-name="ce666" table:formula="of:=[.$D31]/[.M$26]" office:value-type="float" office:value="627.140650655152" calcext:value-type="float">
            <text:p>627</text:p>
          </table:table-cell>
          <table:table-cell table:style-name="ce666" table:formula="of:=[.$D31]/[.N$26]" office:value-type="float" office:value="672.327686772138" calcext:value-type="float">
            <text:p>67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7]" office:value-type="string" office:string-value="Brussels Metro *" calcext:value-type="string">
            <text:p>Brussels Metro *</text:p>
          </table:table-cell>
          <table:table-cell table:formula="of:=[$World_E_Asian_Cities.C17]" office:value-type="string" office:string-value="布魯塞爾大區 *" calcext:value-type="string">
            <text:p>布魯塞爾大區 *</text:p>
          </table:table-cell>
          <table:table-cell table:formula="of:=[$World_E_Asian_Cities.I17]" office:value-type="float" office:value="194.530433338868" calcext:value-type="float">
            <text:p>195</text:p>
          </table:table-cell>
          <table:table-cell table:style-name="ce659" table:formula="of:=[.$D32]/[.E$26]" office:value-type="float" office:value="0.557144412465235" calcext:value-type="float">
            <text:p>0.6</text:p>
          </table:table-cell>
          <table:table-cell table:style-name="ce659" table:formula="of:=[.$D32]/[.F$26]" office:value-type="float" office:value="3.97001854088508" calcext:value-type="float">
            <text:p>4.0</text:p>
          </table:table-cell>
          <table:table-cell table:style-name="ce661" table:formula="of:=[.$D32]/[.G$26]" office:value-type="float" office:value="8.09898520794804" calcext:value-type="float">
            <text:p>8</text:p>
          </table:table-cell>
          <table:table-cell table:style-name="ce661" table:formula="of:=[.$D32]/[.H$26]" office:value-type="float" office:value="12.1015343299721" calcext:value-type="float">
            <text:p>12</text:p>
          </table:table-cell>
          <table:table-cell table:style-name="ce661" table:formula="of:=[.$D32]/[.I$26]" office:value-type="float" office:value="26.9349830776894" calcext:value-type="float">
            <text:p>27</text:p>
          </table:table-cell>
          <table:table-cell table:style-name="ce661" table:formula="of:=[.$D32]/[.J$26]" office:value-type="float" office:value="51.1258498430382" calcext:value-type="float">
            <text:p>51</text:p>
          </table:table-cell>
          <table:table-cell table:style-name="ce661" table:formula="of:=[.$D32]/[.K$26]" office:value-type="float" office:value="110.952377959157" calcext:value-type="float">
            <text:p>111</text:p>
          </table:table-cell>
          <table:table-cell table:style-name="ce661" table:formula="of:=[.$D32]/[.L$26]" office:value-type="float" office:value="130.942923844238" calcext:value-type="float">
            <text:p>131</text:p>
          </table:table-cell>
          <table:table-cell table:style-name="ce668" table:formula="of:=[.$D32]/[.M$26]" office:value-type="float" office:value="364.778605336211" calcext:value-type="float">
            <text:p>365</text:p>
          </table:table-cell>
          <table:table-cell table:style-name="ce668" table:formula="of:=[.$D32]/[.N$26]" office:value-type="float" office:value="391.061806715059" calcext:value-type="float">
            <text:p>39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" calcext:value-type="string">
            <text:p>Île-de-France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formula="of:=[$World_E_Asian_Cities.I14]" office:value-type="float" office:value="144.677584324843" calcext:value-type="float">
            <text:p>145</text:p>
          </table:table-cell>
          <table:table-cell table:style-name="ce658" table:formula="of:=[.$D33]/[.E$26]" office:value-type="float" office:value="0.414363482011782" calcext:value-type="float">
            <text:p>0.4</text:p>
          </table:table-cell>
          <table:table-cell table:style-name="ce658" table:formula="of:=[.$D33]/[.F$26]" office:value-type="float" office:value="2.9526109738292" calcext:value-type="float">
            <text:p>3.0</text:p>
          </table:table-cell>
          <table:table-cell table:style-name="ce655" table:formula="of:=[.$D33]/[.G$26]" office:value-type="float" office:value="6.02343600051212" calcext:value-type="float">
            <text:p>6</text:p>
          </table:table-cell>
          <table:table-cell table:style-name="ce655" table:formula="of:=[.$D33]/[.H$26]" office:value-type="float" office:value="9.00024085400887" calcext:value-type="float">
            <text:p>9</text:p>
          </table:table-cell>
          <table:table-cell table:style-name="ce655" table:formula="of:=[.$D33]/[.I$26]" office:value-type="float" office:value="20.0322809065167" calcext:value-type="float">
            <text:p>20</text:p>
          </table:table-cell>
          <table:table-cell table:style-name="ce655" table:formula="of:=[.$D33]/[.J$26]" office:value-type="float" office:value="38.0236877330161" calcext:value-type="float">
            <text:p>38</text:p>
          </table:table-cell>
          <table:table-cell table:style-name="ce655" table:formula="of:=[.$D33]/[.K$26]" office:value-type="float" office:value="82.5183069955174" calcext:value-type="float">
            <text:p>83</text:p>
          </table:table-cell>
          <table:table-cell table:style-name="ce655" table:formula="of:=[.$D33]/[.L$26]" office:value-type="float" office:value="97.3858207225361" calcext:value-type="float">
            <text:p>97</text:p>
          </table:table-cell>
          <table:table-cell table:style-name="ce666" table:formula="of:=[.$D33]/[.M$26]" office:value-type="float" office:value="271.295789186337" calcext:value-type="float">
            <text:p>271</text:p>
          </table:table-cell>
          <table:table-cell table:style-name="ce666" table:formula="of:=[.$D33]/[.N$26]" office:value-type="float" office:value="290.843322282051" calcext:value-type="float">
            <text:p>291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8]" office:value-type="string" office:string-value="Tehran *" calcext:value-type="string">
            <text:p>Tehran *</text:p>
          </table:table-cell>
          <table:table-cell table:style-name="ce434" table:formula="of:=[$World_E_Asian_Cities.C18]" office:value-type="string" office:string-value="德克蘭 *" calcext:value-type="string">
            <text:p>德克蘭 *</text:p>
          </table:table-cell>
          <table:table-cell table:formula="of:=[$World_E_Asian_Cities.I18]" office:value-type="float" office:value="127.183807027702" calcext:value-type="float">
            <text:p>127</text:p>
          </table:table-cell>
          <table:table-cell table:style-name="ce659" table:formula="of:=[.$D34]/[.E$26]" office:value-type="float" office:value="0.364260471872311" calcext:value-type="float">
            <text:p>0.4</text:p>
          </table:table-cell>
          <table:table-cell table:style-name="ce659" table:formula="of:=[.$D34]/[.F$26]" office:value-type="float" office:value="2.59559423856711" calcext:value-type="float">
            <text:p>2.6</text:p>
          </table:table-cell>
          <table:table-cell table:style-name="ce661" table:formula="of:=[.$D34]/[.G$26]" office:value-type="float" office:value="5.29510860654661" calcext:value-type="float">
            <text:p>5</text:p>
          </table:table-cell>
          <table:table-cell table:style-name="ce661" table:formula="of:=[.$D34]/[.H$26]" office:value-type="float" office:value="7.91197130724107" calcext:value-type="float">
            <text:p>8</text:p>
          </table:table-cell>
          <table:table-cell table:style-name="ce661" table:formula="of:=[.$D34]/[.I$26]" office:value-type="float" office:value="17.6100655884511" calcext:value-type="float">
            <text:p>18</text:p>
          </table:table-cell>
          <table:table-cell table:style-name="ce661" table:formula="of:=[.$D34]/[.J$26]" office:value-type="float" office:value="33.4260306161826" calcext:value-type="float">
            <text:p>33</text:p>
          </table:table-cell>
          <table:table-cell table:style-name="ce661" table:formula="of:=[.$D34]/[.K$26]" office:value-type="float" office:value="72.5405561763204" calcext:value-type="float">
            <text:p>73</text:p>
          </table:table-cell>
          <table:table-cell table:style-name="ce661" table:formula="of:=[.$D34]/[.L$26]" office:value-type="float" office:value="85.6103555212779" calcext:value-type="float">
            <text:p>86</text:p>
          </table:table-cell>
          <table:table-cell table:style-name="ce668" table:formula="of:=[.$D34]/[.M$26]" office:value-type="float" office:value="238.491895343172" calcext:value-type="float">
            <text:p>238</text:p>
          </table:table-cell>
          <table:table-cell table:style-name="ce668" table:formula="of:=[.$D34]/[.N$26]" office:value-type="float" office:value="255.675826694492" calcext:value-type="float">
            <text:p>256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3]" office:value-type="string" office:string-value="Bavaria" calcext:value-type="string">
            <text:p>Bavaria</text:p>
          </table:table-cell>
          <table:table-cell table:style-name="ce434" table:formula="of:=[$World_E_Asian_Cities.C13]" office:value-type="string" office:string-value="拜仁" calcext:value-type="string">
            <text:p>拜仁</text:p>
          </table:table-cell>
          <table:table-cell table:formula="of:=[$World_E_Asian_Cities.I13]" office:value-type="float" office:value="66.6833833955775" calcext:value-type="float">
            <text:p>67</text:p>
          </table:table-cell>
          <table:table-cell table:style-name="ce658" table:formula="of:=[.$D35]/[.E$26]" office:value-type="float" office:value="0.1909843813405" calcext:value-type="float">
            <text:p>0.2</text:p>
          </table:table-cell>
          <table:table-cell table:style-name="ce655" table:formula="of:=[.$D35]/[.F$26]" office:value-type="float" office:value="1.3608886995498" calcext:value-type="float">
            <text:p>1</text:p>
          </table:table-cell>
          <table:table-cell table:style-name="ce655" table:formula="of:=[.$D35]/[.G$26]" office:value-type="float" office:value="2.77626346925329" calcext:value-type="float">
            <text:p>3</text:p>
          </table:table-cell>
          <table:table-cell table:style-name="ce655" table:formula="of:=[.$D35]/[.H$26]" office:value-type="float" office:value="4.148303376236" calcext:value-type="float">
            <text:p>4</text:p>
          </table:table-cell>
          <table:table-cell table:style-name="ce655" table:formula="of:=[.$D35]/[.I$26]" office:value-type="float" office:value="9.23308385477228" calcext:value-type="float">
            <text:p>9</text:p>
          </table:table-cell>
          <table:table-cell table:style-name="ce655" table:formula="of:=[.$D35]/[.J$26]" office:value-type="float" office:value="17.5255079012198" calcext:value-type="float">
            <text:p>18</text:p>
          </table:table-cell>
          <table:table-cell table:style-name="ce655" table:formula="of:=[.$D35]/[.K$26]" office:value-type="float" office:value="38.0335345535016" calcext:value-type="float">
            <text:p>38</text:p>
          </table:table-cell>
          <table:table-cell table:style-name="ce655" table:formula="of:=[.$D35]/[.L$26]" office:value-type="float" office:value="44.8861242108724" calcext:value-type="float">
            <text:p>45</text:p>
          </table:table-cell>
          <table:table-cell table:style-name="ce666" table:formula="of:=[.$D35]/[.M$26]" office:value-type="float" office:value="125.043013458802" calcext:value-type="float">
            <text:p>125</text:p>
          </table:table-cell>
          <table:table-cell table:style-name="ce666" table:formula="of:=[.$D35]/[.N$26]" office:value-type="float" office:value="134.052672072762" calcext:value-type="float">
            <text:p>134</text:p>
          </table:table-cell>
          <table:table-cell table:number-columns-repeated="33"/>
        </table:table-row>
        <table:table-row table:style-name="ro2">
          <table:table-cell/>
          <table:table-cell table:style-name="ce440"/>
          <table:table-cell table:style-name="ce441"/>
          <table:table-cell table:style-name="ce425"/>
          <table:table-cell table:style-name="ce660" table:number-columns-repeated="8"/>
          <table:table-cell table:style-name="ce669"/>
          <table:table-cell table:style-name="ce671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8:.N36];&quot;&gt;=&quot; &amp; 10) - COUNTIF([.E28:.N36];&quot;&gt;&quot; &amp; 100)" office:value-type="float" office:value="28" calcext:value-type="float">
            <text:p>28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8:.N36];&quot;&gt;=&quot; &amp; 100) - COUNTIF([.E28:.N36];&quot;&gt;&quot; &amp; 500)" office:value-type="float" office:value="18" calcext:value-type="float">
            <text:p>18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8:.N36];&quot;&gt;=&quot; &amp; 500) - COUNTIF([.E28:.N36];&quot;&gt;&quot; &amp; 1000)" office:value-type="float" office:value="8" calcext:value-type="float">
            <text:p>8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or more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8:.N36];&quot;&gt;&quot; &amp; 1000)" office:value-type="float" office:value="4" calcext:value-type="float">
            <text:p>4</text:p>
          </table:table-cell>
          <table:table-cell table:number-columns-repeated="33"/>
        </table:table-row>
        <table:table-row table:style-name="ro20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Cities_perM_ratio.M36:Cities_perM_ratio.N36">
            <calcext:condition calcext:apply-style-name="Default" calcext:value="&lt;10" calcext:base-cell-address="Cities_perM_ratio.M36"/>
            <calcext:condition calcext:apply-style-name="Times10" calcext:value="&lt;100" calcext:base-cell-address="Cities_perM_ratio.M36"/>
            <calcext:condition calcext:apply-style-name="Times100" calcext:value="&lt;500" calcext:base-cell-address="Cities_perM_ratio.M36"/>
            <calcext:condition calcext:apply-style-name="Times500" calcext:value="&lt;1000" calcext:base-cell-address="Cities_perM_ratio.M36"/>
            <calcext:condition calcext:apply-style-name="Times1000" calcext:value="&gt;=1000" calcext:base-cell-address="Cities_perM_ratio.M36"/>
          </calcext:conditional-format>
          <calcext:conditional-format calcext:target-range-address="Cities_perM_ratio.M36:Cities_perM_ratio.N36 Cities_perM_ratio.E15:Cities_perM_ratio.N15 Cities_perM_ratio.E6:Cities_perM_ratio.L14">
            <calcext:condition calcext:apply-style-name="Default" calcext:value="&lt;10" calcext:base-cell-address="Cities_perM_ratio.E6"/>
            <calcext:condition calcext:apply-style-name="Times10" calcext:value="&lt;=100" calcext:base-cell-address="Cities_perM_ratio.E6"/>
            <calcext:condition calcext:apply-style-name="Times100" calcext:value="&lt;500" calcext:base-cell-address="Cities_perM_ratio.E6"/>
            <calcext:condition calcext:apply-style-name="Times500" calcext:value="&lt;1000" calcext:base-cell-address="Cities_perM_ratio.E6"/>
            <calcext:condition calcext:apply-style-name="Times1000" calcext:value="&gt;=1000" calcext:base-cell-address="Cities_perM_ratio.E6"/>
          </calcext:conditional-format>
          <calcext:conditional-format calcext:target-range-address="Cities_perM_ratio.E36:Cities_perM_ratio.L36 Cities_perM_ratio.E28:Cities_perM_ratio.L33">
            <calcext:condition calcext:apply-style-name="Default" calcext:value="&lt;10" calcext:base-cell-address="Cities_perM_ratio.E28"/>
            <calcext:condition calcext:apply-style-name="Times10" calcext:value="&lt;100" calcext:base-cell-address="Cities_perM_ratio.E28"/>
            <calcext:condition calcext:apply-style-name="Times100" calcext:value="&lt;500" calcext:base-cell-address="Cities_perM_ratio.E28"/>
            <calcext:condition calcext:apply-style-name="Times500" calcext:value="&lt;1000" calcext:base-cell-address="Cities_perM_ratio.E28"/>
            <calcext:condition calcext:apply-style-name="Times1000" calcext:value="&gt;=1000" calcext:base-cell-address="Cities_perM_ratio.E28"/>
          </calcext:conditional-format>
          <calcext:conditional-format calcext:target-range-address="Cities_perM_ratio.E36:Cities_perM_ratio.L36 Cities_perM_ratio.E28:Cities_perM_ratio.L33">
            <calcext:condition calcext:apply-style-name="Default" calcext:value="&lt;10" calcext:base-cell-address="Cities_perM_ratio.E28"/>
            <calcext:condition calcext:apply-style-name="Times10" calcext:value="&lt;=100" calcext:base-cell-address="Cities_perM_ratio.E28"/>
            <calcext:condition calcext:apply-style-name="Times100" calcext:value="&lt;500" calcext:base-cell-address="Cities_perM_ratio.E28"/>
            <calcext:condition calcext:apply-style-name="Times500" calcext:value="&lt;1000" calcext:base-cell-address="Cities_perM_ratio.E28"/>
            <calcext:condition calcext:apply-style-name="Times1000" calcext:value="&gt;=1000" calcext:base-cell-address="Cities_perM_ratio.E28"/>
          </calcext:conditional-format>
          <calcext:conditional-format calcext:target-range-address="Cities_perM_ratio.M28:Cities_perM_ratio.N33">
            <calcext:condition calcext:apply-style-name="Default" calcext:value="&lt;10" calcext:base-cell-address="Cities_perM_ratio.M28"/>
            <calcext:condition calcext:apply-style-name="Times10" calcext:value="&lt;100" calcext:base-cell-address="Cities_perM_ratio.M28"/>
            <calcext:condition calcext:apply-style-name="Times100" calcext:value="&lt;500" calcext:base-cell-address="Cities_perM_ratio.M28"/>
            <calcext:condition calcext:apply-style-name="Times500" calcext:value="&lt;1000" calcext:base-cell-address="Cities_perM_ratio.M28"/>
            <calcext:condition calcext:apply-style-name="Times1000" calcext:value="&gt;=1000" calcext:base-cell-address="Cities_perM_ratio.M28"/>
          </calcext:conditional-format>
          <calcext:conditional-format calcext:target-range-address="Cities_perM_ratio.M28:Cities_perM_ratio.N33">
            <calcext:condition calcext:apply-style-name="Default" calcext:value="&lt;10" calcext:base-cell-address="Cities_perM_ratio.M28"/>
            <calcext:condition calcext:apply-style-name="Times10" calcext:value="&lt;=100" calcext:base-cell-address="Cities_perM_ratio.M28"/>
            <calcext:condition calcext:apply-style-name="Times100" calcext:value="&lt;500" calcext:base-cell-address="Cities_perM_ratio.M28"/>
            <calcext:condition calcext:apply-style-name="Times500" calcext:value="&lt;1000" calcext:base-cell-address="Cities_perM_ratio.M28"/>
            <calcext:condition calcext:apply-style-name="Times1000" calcext:value="&gt;=1000" calcext:base-cell-address="Cities_perM_ratio.M28"/>
          </calcext:conditional-format>
          <calcext:conditional-format calcext:target-range-address="Cities_perM_ratio.E34:Cities_perM_ratio.L35">
            <calcext:condition calcext:apply-style-name="Default" calcext:value="&lt;10" calcext:base-cell-address="Cities_perM_ratio.E34"/>
            <calcext:condition calcext:apply-style-name="Times10" calcext:value="&lt;100" calcext:base-cell-address="Cities_perM_ratio.E34"/>
            <calcext:condition calcext:apply-style-name="Times100" calcext:value="&lt;500" calcext:base-cell-address="Cities_perM_ratio.E34"/>
            <calcext:condition calcext:apply-style-name="Times500" calcext:value="&lt;1000" calcext:base-cell-address="Cities_perM_ratio.E34"/>
            <calcext:condition calcext:apply-style-name="Times1000" calcext:value="&gt;=1000" calcext:base-cell-address="Cities_perM_ratio.E34"/>
          </calcext:conditional-format>
          <calcext:conditional-format calcext:target-range-address="Cities_perM_ratio.E34:Cities_perM_ratio.L35">
            <calcext:condition calcext:apply-style-name="Default" calcext:value="&lt;10" calcext:base-cell-address="Cities_perM_ratio.E34"/>
            <calcext:condition calcext:apply-style-name="Times10" calcext:value="&lt;=100" calcext:base-cell-address="Cities_perM_ratio.E34"/>
            <calcext:condition calcext:apply-style-name="Times100" calcext:value="&lt;500" calcext:base-cell-address="Cities_perM_ratio.E34"/>
            <calcext:condition calcext:apply-style-name="Times500" calcext:value="&lt;1000" calcext:base-cell-address="Cities_perM_ratio.E34"/>
            <calcext:condition calcext:apply-style-name="Times1000" calcext:value="&gt;=1000" calcext:base-cell-address="Cities_perM_ratio.E34"/>
          </calcext:conditional-format>
          <calcext:conditional-format calcext:target-range-address="Cities_perM_ratio.M34:Cities_perM_ratio.N35">
            <calcext:condition calcext:apply-style-name="Default" calcext:value="&lt;10" calcext:base-cell-address="Cities_perM_ratio.M34"/>
            <calcext:condition calcext:apply-style-name="Times10" calcext:value="&lt;100" calcext:base-cell-address="Cities_perM_ratio.M34"/>
            <calcext:condition calcext:apply-style-name="Times100" calcext:value="&lt;500" calcext:base-cell-address="Cities_perM_ratio.M34"/>
            <calcext:condition calcext:apply-style-name="Times500" calcext:value="&lt;1000" calcext:base-cell-address="Cities_perM_ratio.M34"/>
            <calcext:condition calcext:apply-style-name="Times1000" calcext:value="&gt;=1000" calcext:base-cell-address="Cities_perM_ratio.M34"/>
          </calcext:conditional-format>
          <calcext:conditional-format calcext:target-range-address="Cities_perM_ratio.M34:Cities_perM_ratio.N35">
            <calcext:condition calcext:apply-style-name="Default" calcext:value="&lt;10" calcext:base-cell-address="Cities_perM_ratio.M34"/>
            <calcext:condition calcext:apply-style-name="Times10" calcext:value="&lt;=100" calcext:base-cell-address="Cities_perM_ratio.M34"/>
            <calcext:condition calcext:apply-style-name="Times100" calcext:value="&lt;500" calcext:base-cell-address="Cities_perM_ratio.M34"/>
            <calcext:condition calcext:apply-style-name="Times500" calcext:value="&lt;1000" calcext:base-cell-address="Cities_perM_ratio.M34"/>
            <calcext:condition calcext:apply-style-name="Times1000" calcext:value="&gt;=1000" calcext:base-cell-address="Cities_perM_ratio.M34"/>
          </calcext:conditional-format>
          <calcext:conditional-format calcext:target-range-address="Cities_perM_ratio.M6:Cities_perM_ratio.N14">
            <calcext:condition calcext:apply-style-name="Default" calcext:value="&lt;10" calcext:base-cell-address="Cities_perM_ratio.M6"/>
            <calcext:condition calcext:apply-style-name="Times10" calcext:value="&lt;=100" calcext:base-cell-address="Cities_perM_ratio.M6"/>
            <calcext:condition calcext:apply-style-name="Times100" calcext:value="&lt;500" calcext:base-cell-address="Cities_perM_ratio.M6"/>
            <calcext:condition calcext:apply-style-name="Times500" calcext:value="&lt;1000" calcext:base-cell-address="Cities_perM_ratio.M6"/>
            <calcext:condition calcext:apply-style-name="Times1000" calcext:value="&gt;=1000" calcext:base-cell-address="Cities_perM_ratio.M6"/>
          </calcext:conditional-format>
          <calcext:conditional-format calcext:target-range-address="Cities_perM_ratio.E27:Cities_perM_ratio.L27">
            <calcext:condition calcext:apply-style-name="Default" calcext:value="&lt;10" calcext:base-cell-address="Cities_perM_ratio.E27"/>
            <calcext:condition calcext:apply-style-name="Times10" calcext:value="&lt;100" calcext:base-cell-address="Cities_perM_ratio.E27"/>
            <calcext:condition calcext:apply-style-name="Times100" calcext:value="&lt;500" calcext:base-cell-address="Cities_perM_ratio.E27"/>
            <calcext:condition calcext:apply-style-name="Times500" calcext:value="&lt;1000" calcext:base-cell-address="Cities_perM_ratio.E27"/>
            <calcext:condition calcext:apply-style-name="Times1000" calcext:value="&gt;=1000" calcext:base-cell-address="Cities_perM_ratio.E27"/>
          </calcext:conditional-format>
          <calcext:conditional-format calcext:target-range-address="Cities_perM_ratio.E27:Cities_perM_ratio.L27">
            <calcext:condition calcext:apply-style-name="Default" calcext:value="&lt;10" calcext:base-cell-address="Cities_perM_ratio.E27"/>
            <calcext:condition calcext:apply-style-name="Times10" calcext:value="&lt;=100" calcext:base-cell-address="Cities_perM_ratio.E27"/>
            <calcext:condition calcext:apply-style-name="Times100" calcext:value="&lt;500" calcext:base-cell-address="Cities_perM_ratio.E27"/>
            <calcext:condition calcext:apply-style-name="Times500" calcext:value="&lt;1000" calcext:base-cell-address="Cities_perM_ratio.E27"/>
            <calcext:condition calcext:apply-style-name="Times1000" calcext:value="&gt;=1000" calcext:base-cell-address="Cities_perM_ratio.E27"/>
          </calcext:conditional-format>
          <calcext:conditional-format calcext:target-range-address="Cities_perM_ratio.M27:Cities_perM_ratio.N27">
            <calcext:condition calcext:apply-style-name="Default" calcext:value="&lt;10" calcext:base-cell-address="Cities_perM_ratio.M27"/>
            <calcext:condition calcext:apply-style-name="Times10" calcext:value="&lt;100" calcext:base-cell-address="Cities_perM_ratio.M27"/>
            <calcext:condition calcext:apply-style-name="Times100" calcext:value="&lt;500" calcext:base-cell-address="Cities_perM_ratio.M27"/>
            <calcext:condition calcext:apply-style-name="Times500" calcext:value="&lt;1000" calcext:base-cell-address="Cities_perM_ratio.M27"/>
            <calcext:condition calcext:apply-style-name="Times1000" calcext:value="&gt;=1000" calcext:base-cell-address="Cities_perM_ratio.M27"/>
          </calcext:conditional-format>
          <calcext:conditional-format calcext:target-range-address="Cities_perM_ratio.M27:Cities_perM_ratio.N27">
            <calcext:condition calcext:apply-style-name="Default" calcext:value="&lt;10" calcext:base-cell-address="Cities_perM_ratio.M27"/>
            <calcext:condition calcext:apply-style-name="Times10" calcext:value="&lt;=100" calcext:base-cell-address="Cities_perM_ratio.M27"/>
            <calcext:condition calcext:apply-style-name="Times100" calcext:value="&lt;500" calcext:base-cell-address="Cities_perM_ratio.M27"/>
            <calcext:condition calcext:apply-style-name="Times500" calcext:value="&lt;1000" calcext:base-cell-address="Cities_perM_ratio.M27"/>
            <calcext:condition calcext:apply-style-name="Times1000" calcext:value="&gt;=1000" calcext:base-cell-address="Cities_perM_ratio.M27"/>
          </calcext:conditional-format>
        </calcext:conditional-formats>
      </table:table>
      <table:table table:name="CitiesDistance" table:style-name="ta1" table:print="false">
        <office:forms form:automatic-focus="false" form:apply-design-mode="false"/>
        <table:shapes>
          <draw:frame draw:z-index="0" draw:style-name="gr9" draw:text-style-name="P3" svg:width="159.99mm" svg:height="89.99mm" svg:x="28.98mm" svg:y="137.24mm">
            <draw:object draw:notify-on-update-of-ranges="CitiesDistance.D6:CitiesDistance.D23 CitiesDistance.E5:CitiesDistance.E5 CitiesDistance.E6:CitiesDistance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9" draw:text-style-name="P3" svg:width="159.99mm" svg:height="89.99mm" svg:x="27.18mm" svg:y="248.43mm">
            <draw:object draw:notify-on-update-of-ranges="CitiesDistance.D5:CitiesDistance.D5 CitiesDistance.D6:CitiesDistance.D23 CitiesDistance.H5:CitiesDistance.H5 CitiesDistance.H6:CitiesDistance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5" table:number-columns-repeated="2" table:default-cell-style-name="ce2"/>
        <table:table-column table:style-name="co36" table:default-cell-style-name="ce2"/>
        <table:table-column table:style-name="co11" table:number-columns-repeated="50" table:default-cell-style-name="ce2"/>
        <table:table-row table:style-name="ro12">
          <table:table-cell table:style-name="ce8"/>
          <table:table-cell table:style-name="ce112"/>
          <table:table-cell table:style-name="ce8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99" table:formula="of:=[$World.J2]" office:value-type="string" office:string-value="2020-04-18" calcext:value-type="string">
            <text:p>2020-04-18</text:p>
          </table:table-cell>
          <table:table-cell table:number-columns-repeated="50"/>
        </table:table-row>
        <table:table-row table:style-name="ro2">
          <table:table-cell table:style-name="ce8"/>
          <table:table-cell table:style-name="ce31"/>
          <table:table-cell table:style-name="ce159" table:number-columns-repeated="6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距離比較</text:p>
          </table:table-cell>
          <table:table-cell table:style-name="ce124" table:number-columns-repeated="6"/>
          <table:table-cell table:style-name="ce248"/>
          <table:table-cell table:number-columns-repeated="50"/>
        </table:table-row>
        <table:table-row table:style-name="ro2">
          <table:table-cell table:style-name="ce8"/>
          <table:table-cell table:style-name="ce673" office:value-type="string" calcext:value-type="string" table:number-columns-spanned="1" table:number-rows-spanned="3">
            <text:p>Cities</text:p>
          </table:table-cell>
          <table:table-cell table:style-name="ce673" office:value-type="string" calcext:value-type="string" table:number-columns-spanned="1" table:number-rows-spanned="3">
            <text:p>城市</text:p>
          </table:table-cell>
          <table:table-cell table:style-name="ce673" office:value-type="string" calcext:value-type="string" table:number-columns-spanned="1" table:number-rows-spanned="3">
            <text:p>Distance to </text:p>
            <text:p>Wuhan (km)</text:p>
            <text:p> 至武漢距離</text:p>
          </table:table-cell>
          <table:table-cell table:style-name="ce676" office:value-type="string" calcext:value-type="string" table:number-columns-spanned="1" table:number-rows-spanned="3">
            <text:p>Cases </text:p>
            <text:p>確診個案</text:p>
          </table:table-cell>
          <table:table-cell table:style-name="ce676" office:value-type="string" calcext:value-type="string" table:number-columns-spanned="1" table:number-rows-spanned="3">
            <text:p>Deaths </text:p>
            <text:p>死亡人數</text:p>
          </table:table-cell>
          <table:table-cell table:style-name="ce676" office:value-type="string" calcext:value-type="string" table:number-columns-spanned="1" table:number-rows-spanned="3">
            <text:p>Cases per </text:p>
            <text:p>million </text:p>
            <text:p>每百萬人確診</text:p>
          </table:table-cell>
          <table:table-cell table:style-name="ce676" office:value-type="string" calcext:value-type="string" table:number-columns-spanned="1" table:number-rows-spanned="3">
            <text:p>Deaths per </text:p>
            <text:p>million </text:p>
            <text:p>每百萬人死亡</text:p>
          </table:table-cell>
          <table:table-cell table:style-name="ce248"/>
          <table:table-cell table:number-columns-repeated="50"/>
        </table:table-row>
        <table:table-row table:style-name="ro2">
          <table:table-cell table:style-name="ce8"/>
          <table:covered-table-cell table:number-columns-repeated="2" table:style-name="ce674"/>
          <table:covered-table-cell table:style-name="ce675"/>
          <table:covered-table-cell table:number-columns-repeated="4" table:style-name="ce677"/>
          <table:table-cell table:style-name="ce58"/>
          <table:table-cell table:number-columns-repeated="50"/>
        </table:table-row>
        <table:table-row table:style-name="ro2">
          <table:table-cell table:style-name="ce8"/>
          <table:covered-table-cell table:number-columns-repeated="3" table:style-name="ce674"/>
          <table:covered-table-cell table:number-columns-repeated="4" table:style-name="ce678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/>
            <text:p><text:span text:style-name="T3">Hong Kong</text:span></text:p>
          </table:table-cell>
          <table:table-cell table:style-name="ce19" office:value-type="string" calcext:value-type="string">
            <text:p/>
            <text:p><text:span text:style-name="T3">香港</text:span></text:p>
          </table:table-cell>
          <table:table-cell table:style-name="ce474" office:value-type="float" office:value="919" calcext:value-type="float">
            <text:p>919</text:p>
          </table:table-cell>
          <table:table-cell table:style-name="ce679" table:formula="of:=[$World_E_Asian_Cities.D31]" office:value-type="float" office:value="1022" calcext:value-type="float">
            <text:p>1,022</text:p>
          </table:table-cell>
          <table:table-cell table:style-name="ce679" table:formula="of:=[$World_E_Asian_Cities.E31]" office:value-type="float" office:value="4" calcext:value-type="float">
            <text:p>4</text:p>
          </table:table-cell>
          <table:table-cell table:style-name="ce679" table:formula="of:=[$World_E_Asian_Cities.H31]" office:value-type="float" office:value="136.253949631368" calcext:value-type="float">
            <text:p>136</text:p>
          </table:table-cell>
          <table:table-cell table:style-name="ce681" table:formula="of:=[$World_E_Asian_Cities.I31]" office:value-type="float" office:value="0.533283560201048" calcext:value-type="float">
            <text:p>0.53</text:p>
          </table:table-cell>
          <table:table-cell table:style-name="ce682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New Taipei City</text:p>
          </table:table-cell>
          <table:table-cell table:style-name="ce19" office:value-type="string" calcext:value-type="string">
            <text:p>新北市</text:p>
          </table:table-cell>
          <table:table-cell table:style-name="ce474" office:value-type="float" office:value="943" calcext:value-type="float">
            <text:p>943</text:p>
          </table:table-cell>
          <table:table-cell table:style-name="ce679" table:formula="of:=[$World_E_Asian_Cities.D33]" office:value-type="float" office:value="100" calcext:value-type="float">
            <text:p>100</text:p>
          </table:table-cell>
          <table:table-cell table:style-name="ce679" table:formula="of:=[$World_E_Asian_Cities.E33]" office:value-type="float" office:value="2" calcext:value-type="float">
            <text:p>2</text:p>
          </table:table-cell>
          <table:table-cell table:style-name="ce679" table:formula="of:=[$World_E_Asian_Cities.H33]" office:value-type="float" office:value="24.8720828777597" calcext:value-type="float">
            <text:p>25</text:p>
          </table:table-cell>
          <table:table-cell table:style-name="ce681" table:formula="of:=[$World_E_Asian_Cities.I33]" office:value-type="float" office:value="0.497441657555194" calcext:value-type="float">
            <text:p>0.50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8" office:value-type="string" calcext:value-type="string">
            <text:p>Daegu</text:p>
          </table:table-cell>
          <table:table-cell table:style-name="ce155" office:value-type="string" calcext:value-type="string">
            <text:p>大邱</text:p>
          </table:table-cell>
          <table:table-cell table:style-name="ce474" office:value-type="float" office:value="1451" calcext:value-type="float">
            <text:p>1,451</text:p>
          </table:table-cell>
          <table:table-cell table:style-name="ce680" table:formula="of:=[$World_E_Asian_Cities.D25]" office:value-type="float" office:value="6761" calcext:value-type="float">
            <text:p>6,761</text:p>
          </table:table-cell>
          <table:table-cell table:style-name="ce680" table:formula="of:=[$World_E_Asian_Cities.E25]" office:value-type="float" office:value="122" calcext:value-type="float">
            <text:p>122</text:p>
          </table:table-cell>
          <table:table-cell table:style-name="ce679" table:formula="of:=[$World_E_Asian_Cities.H25]" office:value-type="float" office:value="2715.476973671" calcext:value-type="float">
            <text:p>2,715</text:p>
          </table:table-cell>
          <table:table-cell table:style-name="ce681" table:formula="of:=[$World_E_Asian_Cities.I25]" office:value-type="float" office:value="48.9998803117678" calcext:value-type="float">
            <text:p>49.00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Manila</text:p>
          </table:table-cell>
          <table:table-cell table:style-name="ce415" office:value-type="string" calcext:value-type="string">
            <text:p>馬尼拉</text:p>
          </table:table-cell>
          <table:table-cell table:style-name="ce474" office:value-type="float" office:value="1904" calcext:value-type="float">
            <text:p>1,904</text:p>
          </table:table-cell>
          <table:table-cell table:style-name="ce680" table:formula="of:=[$World_E_Asian_Cities.D27]" office:value-type="float" office:value="3785" calcext:value-type="float">
            <text:p>3,785</text:p>
          </table:table-cell>
          <table:table-cell table:style-name="ce680" table:formula="of:=[$World_E_Asian_Cities.E27]" office:value-type="float" office:value="207" calcext:value-type="float">
            <text:p>207</text:p>
          </table:table-cell>
          <table:table-cell table:style-name="ce679" table:formula="of:=[$World_E_Asian_Cities.H27]" office:value-type="float" office:value="293.929147777092" calcext:value-type="float">
            <text:p>294</text:p>
          </table:table-cell>
          <table:table-cell table:style-name="ce681" table:formula="of:=[$World_E_Asian_Cities.I27]" office:value-type="float" office:value="16.0748569590114" calcext:value-type="float">
            <text:p>16.07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Bangkok</text:p>
          </table:table-cell>
          <table:table-cell table:style-name="ce19" office:value-type="string" calcext:value-type="string">
            <text:p>曼谷</text:p>
          </table:table-cell>
          <table:table-cell table:style-name="ce474" office:value-type="float" office:value="2344" calcext:value-type="float">
            <text:p>2,344</text:p>
          </table:table-cell>
          <table:table-cell table:style-name="ce680" table:formula="of:=[$World_E_Asian_Cities.D30]" office:value-type="float" office:value="1204" calcext:value-type="float">
            <text:p>1,204</text:p>
          </table:table-cell>
          <table:table-cell table:style-name="ce680" table:formula="of:=[$World_E_Asian_Cities.E30]" office:value-type="float" office:value="13" calcext:value-type="float">
            <text:p>13</text:p>
          </table:table-cell>
          <table:table-cell table:style-name="ce679" table:formula="of:=[$World_E_Asian_Cities.H30]" office:value-type="float" office:value="137.590565218385" calcext:value-type="float">
            <text:p>138</text:p>
          </table:table-cell>
          <table:table-cell table:style-name="ce681" table:formula="of:=[$World_E_Asian_Cities.I30]" office:value-type="float" office:value="1.48561241514868" calcext:value-type="float">
            <text:p>1.49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okyo</text:p>
          </table:table-cell>
          <table:table-cell table:style-name="ce146" office:value-type="string" calcext:value-type="string">
            <text:p>東京</text:p>
          </table:table-cell>
          <table:table-cell table:style-name="ce474" office:value-type="float" office:value="2428" calcext:value-type="float">
            <text:p>2,428</text:p>
          </table:table-cell>
          <table:table-cell table:style-name="ce680" table:formula="of:=[$World_E_Asian_Cities.D29]" office:value-type="float" office:value="2446" calcext:value-type="float">
            <text:p>2,446</text:p>
          </table:table-cell>
          <table:table-cell table:style-name="ce680" table:formula="of:=[$World_E_Asian_Cities.E29]" office:value-type="float" office:value="53" calcext:value-type="float">
            <text:p>53</text:p>
          </table:table-cell>
          <table:table-cell table:style-name="ce679" table:formula="of:=[$World_E_Asian_Cities.H29]" office:value-type="float" office:value="175.601247615994" calcext:value-type="float">
            <text:p>176</text:p>
          </table:table-cell>
          <table:table-cell table:style-name="ce681" table:formula="of:=[$World_E_Asian_Cities.I29]" office:value-type="float" office:value="3.80493300230895" calcext:value-type="float">
            <text:p>3.80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Singapore</text:p>
          </table:table-cell>
          <table:table-cell table:style-name="ce19" office:value-type="string" calcext:value-type="string">
            <text:p>新加坡</text:p>
          </table:table-cell>
          <table:table-cell table:style-name="ce474" office:value-type="float" office:value="3432" calcext:value-type="float">
            <text:p>3,432</text:p>
          </table:table-cell>
          <table:table-cell table:style-name="ce680" table:formula="of:=[$World_E_Asian_Cities.D26]" office:value-type="float" office:value="5050" calcext:value-type="float">
            <text:p>5,050</text:p>
          </table:table-cell>
          <table:table-cell table:style-name="ce680" table:formula="of:=[$World_E_Asian_Cities.E26]" office:value-type="float" office:value="10" calcext:value-type="float">
            <text:p>10</text:p>
          </table:table-cell>
          <table:table-cell table:style-name="ce679" table:formula="of:=[$World_E_Asian_Cities.H26]" office:value-type="float" office:value="885.405708675223" calcext:value-type="float">
            <text:p>885</text:p>
          </table:table-cell>
          <table:table-cell table:style-name="ce681" table:formula="of:=[$World_E_Asian_Cities.I26]" office:value-type="float" office:value="1.75327863104004" calcext:value-type="float">
            <text:p>1.75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Kuala Lumpur</text:p>
          </table:table-cell>
          <table:table-cell table:style-name="ce415" office:value-type="string" calcext:value-type="string">
            <text:p>吉隆坡</text:p>
          </table:table-cell>
          <table:table-cell table:style-name="ce474" office:value-type="float" office:value="3326" calcext:value-type="float">
            <text:p>3,326</text:p>
          </table:table-cell>
          <table:table-cell table:style-name="ce680" table:formula="of:=[$World_E_Asian_Cities.D32]" office:value-type="float" office:value="926" calcext:value-type="float">
            <text:p>926</text:p>
          </table:table-cell>
          <table:table-cell table:style-name="ce680" table:formula="of:=[$World_E_Asian_Cities.E32]" office:value-type="float" office:value="52" calcext:value-type="float">
            <text:p>52</text:p>
          </table:table-cell>
          <table:table-cell table:style-name="ce679" table:formula="of:=[$World_E_Asian_Cities.H32]" office:value-type="float" office:value="128.611111111111" calcext:value-type="float">
            <text:p>129</text:p>
          </table:table-cell>
          <table:table-cell table:style-name="ce681" table:formula="of:=[$World_E_Asian_Cities.I32]" office:value-type="float" office:value="7.22222222222222" calcext:value-type="float">
            <text:p>7.22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Jakarta</text:p>
          </table:table-cell>
          <table:table-cell table:style-name="ce146" office:value-type="string" calcext:value-type="string">
            <text:p>雅加達</text:p>
          </table:table-cell>
          <table:table-cell table:style-name="ce474" office:value-type="float" office:value="4166" calcext:value-type="float">
            <text:p>4,166</text:p>
          </table:table-cell>
          <table:table-cell table:style-name="ce680" table:formula="of:=[$World_E_Asian_Cities.D28]" office:value-type="float" office:value="2474" calcext:value-type="float">
            <text:p>2,474</text:p>
          </table:table-cell>
          <table:table-cell table:style-name="ce680" table:formula="of:=[$World_E_Asian_Cities.E28]" office:value-type="float" office:value="242" calcext:value-type="float">
            <text:p>242</text:p>
          </table:table-cell>
          <table:table-cell table:style-name="ce679" table:formula="of:=[$World_E_Asian_Cities.H28]" office:value-type="float" office:value="245.550757247172" calcext:value-type="float">
            <text:p>246</text:p>
          </table:table-cell>
          <table:table-cell table:style-name="ce681" table:formula="of:=[$World_E_Asian_Cities.I28]" office:value-type="float" office:value="24.0191120670232" calcext:value-type="float">
            <text:p>24.02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ehran </text:p>
          </table:table-cell>
          <table:table-cell table:style-name="ce146" office:value-type="string" calcext:value-type="string">
            <text:p>德克蘭 </text:p>
          </table:table-cell>
          <table:table-cell table:style-name="ce474" office:value-type="float" office:value="5782" calcext:value-type="float">
            <text:p>5,782</text:p>
          </table:table-cell>
          <table:table-cell table:style-name="ce680" table:formula="of:=[$World_E_Asian_Cities.D18]" office:value-type="float" office:value="5098" calcext:value-type="float">
            <text:p>5,098</text:p>
          </table:table-cell>
          <table:table-cell table:style-name="ce680" table:formula="of:=[$World_E_Asian_Cities.E18]" office:value-type="float" office:value="317.959644753063" calcext:value-type="float">
            <text:p>318</text:p>
          </table:table-cell>
          <table:table-cell table:style-name="ce679" table:formula="of:=[$World_E_Asian_Cities.H18]" office:value-type="float" office:value="2039.19918432033" calcext:value-type="float">
            <text:p>2,039</text:p>
          </table:table-cell>
          <table:table-cell table:style-name="ce681" table:formula="of:=[$World_E_Asian_Cities.I18]" office:value-type="float" office:value="127.183807027702" calcext:value-type="float">
            <text:p>127.18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Stockholm</text:p>
          </table:table-cell>
          <table:table-cell table:style-name="ce146" office:value-type="string" calcext:value-type="string">
            <text:p>斯德哥爾摩</text:p>
          </table:table-cell>
          <table:table-cell table:style-name="ce474" office:value-type="float" office:value="7450" calcext:value-type="float">
            <text:p>7,450</text:p>
          </table:table-cell>
          <table:table-cell table:style-name="ce680" table:formula="of:=[$World_E_Asian_Cities.D16]" office:value-type="float" office:value="5206" calcext:value-type="float">
            <text:p>5,206</text:p>
          </table:table-cell>
          <table:table-cell table:style-name="ce680" table:formula="of:=[$World_E_Asian_Cities.E16]" office:value-type="float" office:value="795" calcext:value-type="float">
            <text:p>795</text:p>
          </table:table-cell>
          <table:table-cell table:style-name="ce679" table:formula="of:=[$World_E_Asian_Cities.H16]" office:value-type="float" office:value="2190.08102794983" calcext:value-type="float">
            <text:p>2,190</text:p>
          </table:table-cell>
          <table:table-cell table:style-name="ce681" table:formula="of:=[$World_E_Asian_Cities.I16]" office:value-type="float" office:value="334.443798928181" calcext:value-type="float">
            <text:p>334.44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mbardia</text:p>
          </table:table-cell>
          <table:table-cell table:style-name="ce19" office:value-type="string" calcext:value-type="string">
            <text:p>倫巴底</text:p>
          </table:table-cell>
          <table:table-cell table:style-name="ce474" office:value-type="float" office:value="8640" calcext:value-type="float">
            <text:p>8,640</text:p>
          </table:table-cell>
          <table:table-cell table:style-name="ce680" table:formula="of:=[$World_E_Asian_Cities.D11]" office:value-type="float" office:value="62153" calcext:value-type="float">
            <text:p>62,153</text:p>
          </table:table-cell>
          <table:table-cell table:style-name="ce680" table:formula="of:=[$World_E_Asian_Cities.E11]" office:value-type="float" office:value="11377" calcext:value-type="float">
            <text:p>11,377</text:p>
          </table:table-cell>
          <table:table-cell table:style-name="ce679" table:formula="of:=[$World_E_Asian_Cities.H11]" office:value-type="float" office:value="6167.18852884875" calcext:value-type="float">
            <text:p>6,167</text:p>
          </table:table-cell>
          <table:table-cell table:style-name="ce681" table:formula="of:=[$World_E_Asian_Cities.I11]" office:value-type="float" office:value="1128.89327776153" calcext:value-type="float">
            <text:p>1,128.89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ndon</text:p>
          </table:table-cell>
          <table:table-cell table:style-name="ce19" office:value-type="string" calcext:value-type="string">
            <text:p>倫敦</text:p>
          </table:table-cell>
          <table:table-cell table:style-name="ce474" office:value-type="float" office:value="8870" calcext:value-type="float">
            <text:p>8,870</text:p>
          </table:table-cell>
          <table:table-cell table:style-name="ce680" table:formula="of:=[$World_E_Asian_Cities.D15]" office:value-type="float" office:value="18000" calcext:value-type="float">
            <text:p>18,000</text:p>
          </table:table-cell>
          <table:table-cell table:style-name="ce680" table:formula="of:=[$World_E_Asian_Cities.E15]" office:value-type="float" office:value="3377" calcext:value-type="float">
            <text:p>3,377</text:p>
          </table:table-cell>
          <table:table-cell table:style-name="ce679" table:formula="of:=[$World_E_Asian_Cities.H15]" office:value-type="float" office:value="2022.61394760868" calcext:value-type="float">
            <text:p>2,023</text:p>
          </table:table-cell>
          <table:table-cell table:style-name="ce681" table:formula="of:=[$World_E_Asian_Cities.I15]" office:value-type="float" office:value="379.464850059695" calcext:value-type="float">
            <text:p>379.46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Paris</text:p>
          </table:table-cell>
          <table:table-cell table:style-name="ce19" office:value-type="string" calcext:value-type="string">
            <text:p>巴黎</text:p>
          </table:table-cell>
          <table:table-cell table:style-name="ce474" office:value-type="float" office:value="8940" calcext:value-type="float">
            <text:p>8,940</text:p>
          </table:table-cell>
          <table:table-cell table:style-name="ce680" table:formula="of:=[$World_E_Asian_Cities.D14]" office:value-type="float" office:value="18062" calcext:value-type="float">
            <text:p>18,062</text:p>
          </table:table-cell>
          <table:table-cell table:style-name="ce680" table:formula="of:=[$World_E_Asian_Cities.E14]" office:value-type="float" office:value="1767" calcext:value-type="float">
            <text:p>1,767</text:p>
          </table:table-cell>
          <table:table-cell table:style-name="ce679" table:formula="of:=[$World_E_Asian_Cities.H14]" office:value-type="float" office:value="1478.87183252706" calcext:value-type="float">
            <text:p>1,479</text:p>
          </table:table-cell>
          <table:table-cell table:style-name="ce681" table:formula="of:=[$World_E_Asian_Cities.I14]" office:value-type="float" office:value="144.677584324843" calcext:value-type="float">
            <text:p>144.68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Madrid</text:p>
          </table:table-cell>
          <table:table-cell table:style-name="ce19" office:value-type="string" calcext:value-type="string">
            <text:p>馬德里</text:p>
          </table:table-cell>
          <table:table-cell table:style-name="ce474" office:value-type="float" office:value="9860" calcext:value-type="float">
            <text:p>9,860</text:p>
          </table:table-cell>
          <table:table-cell table:style-name="ce680" table:formula="of:=[$World_E_Asian_Cities.D12]" office:value-type="float" office:value="50694" calcext:value-type="float">
            <text:p>50,694</text:p>
          </table:table-cell>
          <table:table-cell table:style-name="ce680" table:formula="of:=[$World_E_Asian_Cities.E12]" office:value-type="float" office:value="6877" calcext:value-type="float">
            <text:p>6,877</text:p>
          </table:table-cell>
          <table:table-cell table:style-name="ce679" table:formula="of:=[$World_E_Asian_Cities.H12]" office:value-type="float" office:value="7609.48485195549" calcext:value-type="float">
            <text:p>7,609</text:p>
          </table:table-cell>
          <table:table-cell table:style-name="ce681" table:formula="of:=[$World_E_Asian_Cities.I12]" office:value-type="float" office:value="1032.28049329108" calcext:value-type="float">
            <text:p>1,032.28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New York</text:p>
          </table:table-cell>
          <table:table-cell table:style-name="ce19" office:value-type="string" calcext:value-type="string">
            <text:p>紐約</text:p>
          </table:table-cell>
          <table:table-cell table:style-name="ce474" office:value-type="float" office:value="12033" calcext:value-type="float">
            <text:p>12,033</text:p>
          </table:table-cell>
          <table:table-cell table:style-name="ce680" table:formula="of:=[$World_E_Asian_Cities.D10]" office:value-type="float" office:value="127352" calcext:value-type="float">
            <text:p>127,352</text:p>
          </table:table-cell>
          <table:table-cell table:style-name="ce680" table:formula="of:=[$World_E_Asian_Cities.E10]" office:value-type="float" office:value="8893" calcext:value-type="float">
            <text:p>8,893</text:p>
          </table:table-cell>
          <table:table-cell table:style-name="ce679" table:formula="of:=[$World_E_Asian_Cities.H10]" office:value-type="float" office:value="15577.9728598911" calcext:value-type="float">
            <text:p>15,578</text:p>
          </table:table-cell>
          <table:table-cell table:style-name="ce681" table:formula="of:=[$World_E_Asian_Cities.I10]" office:value-type="float" office:value="1087.81104845634" calcext:value-type="float">
            <text:p>1,087.81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405"/>
          <table:table-cell table:style-name="ce293"/>
          <table:table-cell table:style-name="ce19" table:number-columns-repeated="2"/>
          <table:table-cell table:style-name="ce40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25" table:number-columns-repeated="6"/>
          <table:table-cell table:style-name="ce232"/>
          <table:table-cell table:number-columns-repeated="50"/>
        </table:table-row>
        <table:table-row table:style-name="ro2">
          <table:table-cell table:style-name="ce8" table:number-columns-repeated="9"/>
          <table:table-cell table:number-columns-repeated="50"/>
        </table:table-row>
        <table:table-row table:style-name="ro2" table:number-rows-repeated="1047912">
          <table:table-cell table:number-columns-repeated="59"/>
        </table:table-row>
        <table:table-row table:style-name="ro8" table:number-rows-repeated="637">
          <table:table-cell table:number-columns-repeated="59"/>
        </table:table-row>
        <table:table-row table:style-name="ro8">
          <table:table-cell table:number-columns-repeated="59"/>
        </table:table-row>
      </table:table>
      <table:named-expressions/>
      <table:database-ranges>
        <table:database-range table:name="__Anonymous_Sheet_DB__3" table:target-range-address="'E.Asian_Sort'.B15:'E.Asian_Sort'.K16" table:contains-header="false" table:orientation="column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World_E_Asian_Ratio.E37:World_E_Asian_Ratio.N38" table:contains-header="false" table:orientation="column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World_EAsian_perM_Ratio.B37:World_EAsian_perM_Ratio.D5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7" table:target-range-address="Euro_E_Asian_Ratio.E4:Euro_E_Asian_Ratio.N5" table:contains-header="false" table:orientation="column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Euro_E_Asian_perM_Ratio.B27:Euro_E_Asian_perM_Ratio.D3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0" table:target-range-address="USA_Top_E_Asian_Ratio.B31:USA_Top_E_Asian_Ratio.N40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1" table:target-range-address="USA_Top_E_Asian_perM_Ratio.B31:USA_Top_E_Asian_perM_Ratio.N40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3" table:target-range-address="'E.AsianCities_Sort'.B15:'E.AsianCities_Sort'.K16" table:contains-header="false" table:orientation="column">
          <table:sort>
            <table:sort-by table:field-number="1" table:order="descending" table:data-type="automatic"/>
          </table:sort>
        </table:database-range>
        <table:database-range table:name="__Anonymous_Sheet_DB__14" table:target-range-address="CitiesRatio.B28:CitiesRatio.N3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5" table:target-range-address="Cities_perM_ratio.B27:Cities_perM_ratio.N3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1" loext:min-decimal-places="1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imes10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Times100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Times500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Times1000" style:family="table-cell" style:parent-style-name="Default" style:data-style-name="N1">
      <style:table-cell-properties fo:background-color="#ff3333" fo:border="none"/>
      <style:text-properties fo:color="#ffffff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00/00/00</text:date>, <text:time style:data-style-name="N2" text:time-value="15:06:26.376362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33:37.778944543</meta:creation-date>
    <dc:date>2020-03-22T14:52:15.234742967</dc:date>
    <meta:editing-duration>PT18M42S</meta:editing-duration>
    <meta:editing-cycles>4</meta:editing-cycles>
    <meta:generator>LibreOffice/6.0.7.3$Linux_X86_64 LibreOffice_project/00m0$Build-3</meta:generator>
    <dc:title>Tables</dc:title>
    <meta:document-statistic meta:table-count="17" meta:cell-count="4710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16cm" svg:y="0.316cm" chart:style-name="ch2">
          <text:p>Distances and cases plot</text:p>
        </chart:title>
        <chart:legend chart:legend-position="end" svg:x="13.869cm" svg:y="3.949cm" style:legend-expansion="high" chart:style-name="ch3"/>
        <chart:plot-area chart:style-name="ch4" table:cell-range-address="CitiesDistance.D6:CitiesDistance.E23 CitiesDistance.E5:CitiesDistance.E5" chart:data-source-has-labels="row" svg:x="0.32cm" svg:y="1.275cm" svg:width="13.229cm" svg:height="7.545cm">
          <chartooo:coordinate-region svg:x="1.603cm" svg:y="1.474cm" svg:width="11.243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itiesDistance.E6:CitiesDistance.E23" chart:label-cell-address="CitiesDistance.E5:CitiesDistance.E5" chart:class="chart:scatter">
            <chart:domain table:cell-range-address="CitiesDistance.D6:CitiesDistance.D23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ases 
確診個案</text:p>
                <draw:g>
                  <svg:desc>CitiesDistance.E5:CitiesDistanc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itiesDistance.D6:CitiesDistance.D23</svg:desc>
                </draw:g>
              </table:table-cell>
              <table:table-cell office:value-type="float" office:value="NaN">
                <text:p>NaN</text:p>
                <draw:g>
                  <svg:desc>CitiesDistance.E6:CitiesDistance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9">
                <text:p>91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3">
                <text:p>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1">
                <text:p>1451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4">
                <text:p>1904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4">
                <text:p>234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8">
                <text:p>242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32">
                <text:p>3432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26">
                <text:p>3326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66">
                <text:p>416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2">
                <text:p>5782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50">
                <text:p>7450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40">
                <text:p>8640</text:p>
              </table:table-cell>
              <table:table-cell office:value-type="float" office:value="62153">
                <text:p>62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70">
                <text:p>887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40">
                <text:p>8940</text:p>
              </table:table-cell>
              <table:table-cell office:value-type="float" office:value="18062">
                <text:p>18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60">
                <text:p>9860</text:p>
              </table:table-cell>
              <table:table-cell office:value-type="float" office:value="50694">
                <text:p>50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33">
                <text:p>12033</text:p>
              </table:table-cell>
              <table:table-cell office:value-type="float" office:value="127352">
                <text:p>127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Distances and deaths plot</text:p>
        </chart:title>
        <chart:legend chart:legend-position="end" svg:x="13.181cm" svg:y="3.751cm" style:legend-expansion="high" chart:style-name="ch3"/>
        <chart:plot-area chart:style-name="ch4" table:cell-range-address="CitiesDistance.D5:CitiesDistance.D23 CitiesDistance.H5:CitiesDistance.H23" chart:data-source-has-labels="both" svg:x="1.331cm" svg:y="1.275cm" svg:width="11.53cm" svg:height="7.545cm">
          <chartooo:coordinate-region svg:x="2.614cm" svg:y="1.474cm" svg:width="9.438cm" svg:height="6.699cm"/>
          <chart:axis chart:dimension="x" chart:name="primary-x" chart:style-name="ch5" chartooo:axis-type="auto">
            <chart:categories table:cell-range-address="CitiesDistance.D5:CitiesDistance.D5"/>
          </chart:axis>
          <chart:axis chart:dimension="y" chart:name="primary-y" chart:style-name="ch6">
            <chart:title svg:x="0.451cm" svg:y="5.898cm" chart:style-name="ch7">
              <text:p>Y Axis Title</text:p>
            </chart:title>
            <chart:grid chart:style-name="ch8" chart:class="major"/>
          </chart:axis>
          <chart:series chart:style-name="ch9" chart:values-cell-range-address="CitiesDistance.H6:CitiesDistance.H23" chart:label-cell-address="CitiesDistance.H5:CitiesDistance.H5" chart:class="chart:scatter">
            <chart:domain table:cell-range-address="CitiesDistance.D6:CitiesDistance.D23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aths per 
million 
每百萬人死亡</text:p>
                <draw:g>
                  <svg:desc>CitiesDistance.H5:CitiesDistanc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ance to 
Wuhan (km)
 至武漢距離</text:p>
                <draw:g>
                  <svg:desc>CitiesDistance.D5:CitiesDistance.D5</svg:desc>
                </draw:g>
              </table:table-cell>
              <table:table-cell office:value-type="float" office:value="NaN">
                <text:p>NaN</text:p>
                <draw:g>
                  <svg:desc>CitiesDistance.D6:CitiesDistance.D23</svg:desc>
                </draw:g>
              </table:table-cell>
              <table:table-cell office:value-type="float" office:value="NaN">
                <text:p>NaN</text:p>
                <draw:g>
                  <svg:desc>CitiesDistance.H6:CitiesDistance.H23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9">
                <text:p>919</text:p>
              </table:table-cell>
              <table:table-cell office:value-type="float" office:value="0.533283560201048">
                <text:p>0.533283560201048</text:p>
              </table:table-cell>
            </table:table-row>
            <table:table-row>
              <table:table-cell office:value-type="string"/>
              <table:table-cell office:value-type="float" office:value="943">
                <text:p>943</text:p>
              </table:table-cell>
              <table:table-cell office:value-type="float" office:value="0.497441657555194">
                <text:p>0.497441657555194</text:p>
              </table:table-cell>
            </table:table-row>
            <table:table-row>
              <table:table-cell office:value-type="string"/>
              <table:table-cell office:value-type="float" office:value="1451">
                <text:p>1451</text:p>
              </table:table-cell>
              <table:table-cell office:value-type="float" office:value="48.9998803117678">
                <text:p>48.9998803117678</text:p>
              </table:table-cell>
            </table:table-row>
            <table:table-row>
              <table:table-cell office:value-type="string"/>
              <table:table-cell office:value-type="float" office:value="1904">
                <text:p>1904</text:p>
              </table:table-cell>
              <table:table-cell office:value-type="float" office:value="16.0748569590114">
                <text:p>16.0748569590114</text:p>
              </table:table-cell>
            </table:table-row>
            <table:table-row>
              <table:table-cell office:value-type="string"/>
              <table:table-cell office:value-type="float" office:value="2344">
                <text:p>2344</text:p>
              </table:table-cell>
              <table:table-cell office:value-type="float" office:value="1.48561241514868">
                <text:p>1.48561241514868</text:p>
              </table:table-cell>
            </table:table-row>
            <table:table-row>
              <table:table-cell office:value-type="string"/>
              <table:table-cell office:value-type="float" office:value="2428">
                <text:p>2428</text:p>
              </table:table-cell>
              <table:table-cell office:value-type="float" office:value="3.80493300230895">
                <text:p>3.80493300230895</text:p>
              </table:table-cell>
            </table:table-row>
            <table:table-row>
              <table:table-cell office:value-type="string"/>
              <table:table-cell office:value-type="float" office:value="3432">
                <text:p>3432</text:p>
              </table:table-cell>
              <table:table-cell office:value-type="float" office:value="1.75327863104004">
                <text:p>1.75327863104004</text:p>
              </table:table-cell>
            </table:table-row>
            <table:table-row>
              <table:table-cell office:value-type="string"/>
              <table:table-cell office:value-type="float" office:value="3326">
                <text:p>3326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/>
              <table:table-cell office:value-type="float" office:value="4166">
                <text:p>4166</text:p>
              </table:table-cell>
              <table:table-cell office:value-type="float" office:value="24.0191120670232">
                <text:p>24.0191120670232</text:p>
              </table:table-cell>
            </table:table-row>
            <table:table-row>
              <table:table-cell office:value-type="string"/>
              <table:table-cell office:value-type="float" office:value="5782">
                <text:p>5782</text:p>
              </table:table-cell>
              <table:table-cell office:value-type="float" office:value="127.183807027702">
                <text:p>127.183807027702</text:p>
              </table:table-cell>
            </table:table-row>
            <table:table-row>
              <table:table-cell office:value-type="string"/>
              <table:table-cell office:value-type="float" office:value="7450">
                <text:p>7450</text:p>
              </table:table-cell>
              <table:table-cell office:value-type="float" office:value="334.443798928181">
                <text:p>334.443798928181</text:p>
              </table:table-cell>
            </table:table-row>
            <table:table-row>
              <table:table-cell office:value-type="string"/>
              <table:table-cell office:value-type="float" office:value="8640">
                <text:p>8640</text:p>
              </table:table-cell>
              <table:table-cell office:value-type="float" office:value="1128.89327776153">
                <text:p>1128.89327776153</text:p>
              </table:table-cell>
            </table:table-row>
            <table:table-row>
              <table:table-cell office:value-type="string"/>
              <table:table-cell office:value-type="float" office:value="8870">
                <text:p>8870</text:p>
              </table:table-cell>
              <table:table-cell office:value-type="float" office:value="379.464850059695">
                <text:p>379.464850059695</text:p>
              </table:table-cell>
            </table:table-row>
            <table:table-row>
              <table:table-cell office:value-type="string"/>
              <table:table-cell office:value-type="float" office:value="8940">
                <text:p>8940</text:p>
              </table:table-cell>
              <table:table-cell office:value-type="float" office:value="144.677584324843">
                <text:p>144.677584324843</text:p>
              </table:table-cell>
            </table:table-row>
            <table:table-row>
              <table:table-cell office:value-type="string"/>
              <table:table-cell office:value-type="float" office:value="9860">
                <text:p>9860</text:p>
              </table:table-cell>
              <table:table-cell office:value-type="float" office:value="1032.28049329108">
                <text:p>1032.28049329108</text:p>
              </table:table-cell>
            </table:table-row>
            <table:table-row>
              <table:table-cell office:value-type="string"/>
              <table:table-cell office:value-type="float" office:value="12033">
                <text:p>12033</text:p>
              </table:table-cell>
              <table:table-cell office:value-type="float" office:value="1087.81104845634">
                <text:p>1087.81104845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